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59cm"/>
    </style:style>
    <style:style style:name="co2" style:family="table-column">
      <style:table-column-properties fo:break-before="auto" style:column-width="1.773cm"/>
    </style:style>
    <style:style style:name="co3" style:family="table-column">
      <style:table-column-properties fo:break-before="auto" style:column-width="5.632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0.185cm"/>
    </style:style>
    <style:style style:name="co8" style:family="table-column">
      <style:table-column-properties fo:break-before="auto" style:column-width="6.165cm"/>
    </style:style>
    <style:style style:name="co9" style:family="table-column">
      <style:table-column-properties fo:break-before="auto" style:column-width="0.926cm"/>
    </style:style>
    <style:style style:name="co10" style:family="table-column">
      <style:table-column-properties fo:break-before="auto" style:column-width="1.984cm"/>
    </style:style>
    <style:style style:name="co11" style:family="table-column">
      <style:table-column-properties fo:break-before="auto" style:column-width="1.799cm"/>
    </style:style>
    <style:style style:name="co12" style:family="table-column">
      <style:table-column-properties fo:break-before="page" style:column-width="1.799cm"/>
    </style:style>
    <style:style style:name="co13" style:family="table-column">
      <style:table-column-properties fo:break-before="auto" style:column-width="4.911cm"/>
    </style:style>
    <style:style style:name="co14" style:family="table-column">
      <style:table-column-properties fo:break-before="auto" style:column-width="1.614cm"/>
    </style:style>
    <style:style style:name="co15" style:family="table-column">
      <style:table-column-properties fo:break-before="auto" style:column-width="2.17cm"/>
    </style:style>
    <style:style style:name="co16" style:family="table-column">
      <style:table-column-properties fo:break-before="auto" style:column-width="4.967cm"/>
    </style:style>
    <style:style style:name="co17" style:family="table-column">
      <style:table-column-properties fo:break-before="auto" style:column-width="4.577cm"/>
    </style:style>
    <style:style style:name="co18" style:family="table-column">
      <style:table-column-properties fo:break-before="auto" style:column-width="2.143cm"/>
    </style:style>
    <style:style style:name="co19" style:family="table-column">
      <style:table-column-properties fo:break-before="auto" style:column-width="3.36cm"/>
    </style:style>
    <style:style style:name="co20" style:family="table-column">
      <style:table-column-properties fo:break-before="auto" style:column-width="1.852cm"/>
    </style:style>
    <style:style style:name="co21" style:family="table-column">
      <style:table-column-properties fo:break-before="auto" style:column-width="4.948cm"/>
    </style:style>
    <style:style style:name="co22" style:family="table-column">
      <style:table-column-properties fo:break-before="auto" style:column-width="4.392cm"/>
    </style:style>
    <style:style style:name="co23" style:family="table-column">
      <style:table-column-properties fo:break-before="auto" style:column-width="2.355cm"/>
    </style:style>
    <style:style style:name="co24" style:family="table-column">
      <style:table-column-properties fo:break-before="auto" style:column-width="4.842cm"/>
    </style:style>
    <style:style style:name="co25" style:family="table-column">
      <style:table-column-properties fo:break-before="auto" style:column-width="1.508cm"/>
    </style:style>
    <style:style style:name="co26" style:family="table-column">
      <style:table-column-properties fo:break-before="auto" style:column-width="2.275cm"/>
    </style:style>
    <style:style style:name="co27" style:family="table-column">
      <style:table-column-properties fo:break-before="auto" style:column-width="1.455cm"/>
    </style:style>
    <style:style style:name="co28" style:family="table-column">
      <style:table-column-properties fo:break-before="auto" style:column-width="2.249cm"/>
    </style:style>
    <style:style style:name="co29" style:family="table-column">
      <style:table-column-properties fo:break-before="auto" style:column-width="2.408cm"/>
    </style:style>
    <style:style style:name="co30" style:family="table-column">
      <style:table-column-properties fo:break-before="auto" style:column-width="2.514cm"/>
    </style:style>
    <style:style style:name="co31" style:family="table-column">
      <style:table-column-properties fo:break-before="auto" style:column-width="1.164cm"/>
    </style:style>
    <style:style style:name="co32" style:family="table-column">
      <style:table-column-properties fo:break-before="auto" style:column-width="4.471cm"/>
    </style:style>
    <style:style style:name="co33" style:family="table-column">
      <style:table-column-properties fo:break-before="auto" style:column-width="2.469cm"/>
    </style:style>
    <style:style style:name="co34" style:family="table-column">
      <style:table-column-properties fo:break-before="auto" style:column-width="2.746cm"/>
    </style:style>
    <style:style style:name="co35" style:family="table-column">
      <style:table-column-properties fo:break-before="auto" style:column-width="2.064cm"/>
    </style:style>
    <style:style style:name="co36" style:family="table-column">
      <style:table-column-properties fo:break-before="auto" style:column-width="3.579cm"/>
    </style:style>
    <style:style style:name="co37" style:family="table-column">
      <style:table-column-properties fo:break-before="auto" style:column-width="0.503cm"/>
    </style:style>
    <style:style style:name="co38" style:family="table-column">
      <style:table-column-properties fo:break-before="auto" style:column-width="4.466cm"/>
    </style:style>
    <style:style style:name="co39" style:family="table-column">
      <style:table-column-properties fo:break-before="auto" style:column-width="1.879cm"/>
    </style:style>
    <style:style style:name="co40" style:family="table-column">
      <style:table-column-properties fo:break-before="auto" style:column-width="0.079cm"/>
    </style:style>
    <style:style style:name="co41" style:family="table-column">
      <style:table-column-properties fo:break-before="auto" style:column-width="0.106cm"/>
    </style:style>
    <style:style style:name="co42" style:family="table-column">
      <style:table-column-properties fo:break-before="auto" style:column-width="0.61cm"/>
    </style:style>
    <style:style style:name="co43" style:family="table-column">
      <style:table-column-properties fo:break-before="auto" style:column-width="1.081cm"/>
    </style:style>
    <style:style style:name="co44" style:family="table-column">
      <style:table-column-properties fo:break-before="auto" style:column-width="0.397cm"/>
    </style:style>
    <style:style style:name="co45" style:family="table-column">
      <style:table-column-properties fo:break-before="auto" style:column-width="0.609cm"/>
    </style:style>
    <style:style style:name="co46" style:family="table-column">
      <style:table-column-properties fo:break-before="auto" style:column-width="0.859cm"/>
    </style:style>
    <style:style style:name="co47" style:family="table-column">
      <style:table-column-properties fo:break-before="auto" style:column-width="0.318cm"/>
    </style:style>
    <style:style style:name="co48" style:family="table-column">
      <style:table-column-properties fo:break-before="auto" style:column-width="6.826cm"/>
    </style:style>
    <style:style style:name="co49" style:family="table-column">
      <style:table-column-properties fo:break-before="auto" style:column-width="0.265cm"/>
    </style:style>
    <style:style style:name="co50" style:family="table-column">
      <style:table-column-properties fo:break-before="auto" style:column-width="1.429cm"/>
    </style:style>
    <style:style style:name="co51" style:family="table-column">
      <style:table-column-properties fo:break-before="auto" style:column-width="1.482cm"/>
    </style:style>
    <style:style style:name="co52" style:family="table-column">
      <style:table-column-properties fo:break-before="auto" style:column-width="3.551cm"/>
    </style:style>
    <style:style style:name="co53" style:family="table-column">
      <style:table-column-properties fo:break-before="auto" style:column-width="0.291cm"/>
    </style:style>
    <style:style style:name="co54" style:family="table-column">
      <style:table-column-properties fo:break-before="auto" style:column-width="0.873cm"/>
    </style:style>
    <style:style style:name="co55" style:family="table-column">
      <style:table-column-properties fo:break-before="auto" style:column-width="3.134cm"/>
    </style:style>
    <style:style style:name="co56" style:family="table-column">
      <style:table-column-properties fo:break-before="auto" style:column-width="2.997cm"/>
    </style:style>
    <style:style style:name="co57" style:family="table-column">
      <style:table-column-properties fo:break-before="auto" style:column-width="2.037cm"/>
    </style:style>
    <style:style style:name="co58" style:family="table-column">
      <style:table-column-properties fo:break-before="auto" style:column-width="1.323cm"/>
    </style:style>
    <style:style style:name="co59" style:family="table-column">
      <style:table-column-properties fo:break-before="auto" style:column-width="3.607cm"/>
    </style:style>
    <style:style style:name="co60" style:family="table-column">
      <style:table-column-properties fo:break-before="auto" style:column-width="3.912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397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212cm" fo:break-before="page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411cm" fo:break-before="auto" style:use-optimal-row-height="true"/>
    </style:style>
    <style:style style:name="ro11" style:family="table-row">
      <style:table-row-properties style:row-height="0.446cm" fo:break-before="auto" style:use-optimal-row-height="true"/>
    </style:style>
    <style:style style:name="ro12" style:family="table-row">
      <style:table-row-properties style:row-height="0.185cm" fo:break-before="auto" style:use-optimal-row-height="false"/>
    </style:style>
    <style:style style:name="ro13" style:family="table-row">
      <style:table-row-properties style:row-height="0.37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15" style:family="table-row">
      <style:table-row-properties style:row-height="0.609cm" fo:break-before="auto" style:use-optimal-row-height="false"/>
    </style:style>
    <style:style style:name="ro16" style:family="table-row">
      <style:table-row-properties style:row-height="0.661cm" fo:break-before="auto" style:use-optimal-row-height="false"/>
    </style:style>
    <style:style style:name="ro17" style:family="table-row">
      <style:table-row-properties style:row-height="0.792cm" fo:break-before="auto" style:use-optimal-row-height="true"/>
    </style:style>
    <style:style style:name="ro18" style:family="table-row">
      <style:table-row-properties style:row-height="0.707cm" fo:break-before="auto" style:use-optimal-row-height="true"/>
    </style:style>
    <style:style style:name="ro19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0.453cm" fo:break-before="page" style:use-optimal-row-height="true"/>
    </style:style>
    <style:style style:name="ro21" style:family="table-row">
      <style:table-row-properties style:row-height="0.496cm" fo:break-before="auto" style:use-optimal-row-height="true"/>
    </style:style>
    <style:style style:name="ro22" style:family="table-row">
      <style:table-row-properties style:row-height="0.538cm" fo:break-before="auto" style:use-optimal-row-height="true"/>
    </style:style>
    <style:style style:name="ro23" style:family="table-row">
      <style:table-row-properties style:row-height="0.894cm" fo:break-before="auto" style:use-optimal-row-height="true"/>
    </style:style>
    <style:style style:name="ro24" style:family="table-row">
      <style:table-row-properties style:row-height="0.847cm" fo:break-before="auto" style:use-optimal-row-height="false"/>
    </style:style>
    <style:style style:name="ro25" style:family="table-row">
      <style:table-row-properties style:row-height="0.529cm" fo:break-before="auto" style:use-optimal-row-height="false"/>
    </style:style>
    <style:style style:name="ro26" style:family="table-row">
      <style:table-row-properties style:row-height="0.45cm" fo:break-before="auto" style:use-optimal-row-height="false"/>
    </style:style>
    <style:style style:name="ro27" style:family="table-row">
      <style:table-row-properties style:row-height="0.45cm" fo:break-before="page" style:use-optimal-row-height="false"/>
    </style:style>
    <style:style style:name="ro28" style:family="table-row">
      <style:table-row-properties style:row-height="0.794cm" fo:break-before="auto" style:use-optimal-row-height="false"/>
    </style:style>
    <style:style style:name="ro29" style:family="table-row">
      <style:table-row-properties style:row-height="0.635cm" fo:break-before="auto" style:use-optimal-row-height="false"/>
    </style:style>
    <style:style style:name="ro30" style:family="table-row">
      <style:table-row-properties style:row-height="0.582cm" fo:break-before="auto" style:use-optimal-row-height="false"/>
    </style:style>
    <style:style style:name="ro31" style:family="table-row">
      <style:table-row-properties style:row-height="0.286cm" fo:break-before="auto" style:use-optimal-row-height="false"/>
    </style:style>
    <style:style style:name="ro32" style:family="table-row">
      <style:table-row-properties style:row-height="0.497cm" fo:break-before="auto" style:use-optimal-row-height="false"/>
    </style:style>
    <style:style style:name="ro33" style:family="table-row">
      <style:table-row-properties style:row-height="0.318cm" fo:break-before="auto" style:use-optimal-row-height="false"/>
    </style:style>
    <style:style style:name="ro34" style:family="table-row">
      <style:table-row-properties style:row-height="0.139cm" fo:break-before="auto" style:use-optimal-row-height="false"/>
    </style:style>
    <style:style style:name="ro35" style:family="table-row">
      <style:table-row-properties style:row-height="0.404cm" fo:break-before="auto" style:use-optimal-row-height="false"/>
    </style:style>
    <style:style style:name="ro36" style:family="table-row">
      <style:table-row-properties style:row-height="0.074cm" fo:break-before="auto" style:use-optimal-row-height="false"/>
    </style:style>
    <style:style style:name="ro37" style:family="table-row">
      <style:table-row-properties style:row-height="0.106cm" fo:break-before="auto" style:use-optimal-row-height="false"/>
    </style:style>
    <style:style style:name="ro38" style:family="table-row">
      <style:table-row-properties style:row-height="0.392cm" fo:break-before="auto" style:use-optimal-row-height="false"/>
    </style:style>
    <style:style style:name="ro39" style:family="table-row">
      <style:table-row-properties style:row-height="0.351cm" fo:break-before="auto" style:use-optimal-row-height="false"/>
    </style:style>
    <style:style style:name="ro40" style:family="table-row">
      <style:table-row-properties style:row-height="0.026cm" fo:break-before="auto" style:use-optimal-row-height="false"/>
    </style:style>
    <style:style style:name="ro41" style:family="table-row">
      <style:table-row-properties style:row-height="0.563cm" fo:break-before="auto" style:use-optimal-row-height="false"/>
    </style:style>
    <style:style style:name="ro42" style:family="table-row">
      <style:table-row-properties style:row-height="0.709cm" fo:break-before="auto" style:use-optimal-row-height="false"/>
    </style:style>
    <style:style style:name="ro43" style:family="table-row">
      <style:table-row-properties style:row-height="0.18cm" fo:break-before="auto" style:use-optimal-row-height="false"/>
    </style:style>
    <style:style style:name="ro44" style:family="table-row">
      <style:table-row-properties style:row-height="0.529cm" fo:break-before="page" style:use-optimal-row-height="false"/>
    </style:style>
    <style:style style:name="ro45" style:family="table-row">
      <style:table-row-properties style:row-height="1.632cm" fo:break-before="auto" style:use-optimal-row-height="true"/>
    </style:style>
    <style:style style:name="ro46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1" style:family="table" style:master-page-name="mp11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"/>
    <style:style style:name="ce2" style:family="table-cell" style:parent-style-name="Default" style:data-style-name="N4"/>
    <style:style style:name="ce3" style:family="table-cell" style:parent-style-name="Default" style:data-style-name="N10"/>
    <style:style style:name="ce4" style:family="table-cell" style:parent-style-name="Default" style:data-style-name="N109"/>
    <style:style style:name="ce5" style:family="table-cell" style:parent-style-name="Default" style:data-style-name="N109">
      <style:table-cell-properties fo:background-color="#ffffcc"/>
      <style:text-properties fo:font-size="8pt" style:font-size-asian="8pt" style:font-size-complex="8pt"/>
    </style:style>
    <style:style style:name="ce6" style:family="table-cell" style:parent-style-name="Default" style:data-style-name="N109">
      <style:table-cell-properties fo:background-color="#ffffcc" fo:wrap-option="wrap" style:vertical-align="automatic"/>
      <style:text-properties fo:font-size="8pt" style:font-size-asian="8pt" style:font-size-complex="8pt"/>
    </style:style>
    <style:style style:name="ce7" style:family="table-cell" style:parent-style-name="Default" style:data-style-name="N109">
      <style:text-properties fo:font-size="8pt" style:font-size-asian="8pt" style:font-size-complex="8pt"/>
    </style:style>
    <style:style style:name="ce8" style:family="table-cell" style:parent-style-name="Default" style:data-style-name="N109">
      <style:table-cell-properties fo:background-color="#ffffcc" fo:border="0.002cm solid #000000"/>
      <style:text-properties fo:font-size="8pt" style:font-size-asian="8pt" style:font-size-complex="8pt"/>
    </style:style>
    <style:style style:name="ce9" style:family="table-cell" style:parent-style-name="Default" style:data-style-name="N109">
      <style:table-cell-properties fo:background-color="#ccffcc"/>
      <style:text-properties fo:font-size="8pt" style:font-size-asian="8pt" style:font-size-complex="8pt"/>
    </style:style>
    <style:style style:name="ce10" style:family="table-cell" style:parent-style-name="Default" style:data-style-name="N109">
      <style:table-cell-properties fo:background-color="#ffffcc" style:text-align-source="fix" style:repeat-content="false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109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 style:data-style-name="N109">
      <style:table-cell-properties fo:background-color="#ffffcc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 style:data-style-name="N109">
      <style:table-cell-properties fo:background-color="#ffffcc" style:text-align-source="fix" style:repeat-content="false" fo:wrap-option="wrap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109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16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19" style:family="table-cell" style:parent-style-name="Default" style:data-style-name="N109">
      <style:table-cell-properties fo:wrap-option="wrap" fo:border="0.002cm solid #000000" style:vertical-align="automatic"/>
      <style:text-properties fo:font-size="8pt" style:font-size-asian="8pt" style:font-size-complex="8pt"/>
    </style:style>
    <style:style style:name="ce20" style:family="table-cell" style:parent-style-name="Default" style:data-style-name="N1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21" style:family="table-cell" style:parent-style-name="Default" style:data-style-name="N109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22" style:family="table-cell" style:parent-style-name="Default" style:data-style-name="N109">
      <style:table-cell-properties fo:border="0.002cm solid #000000"/>
      <style:text-properties fo:font-size="8pt" style:font-size-asian="8pt" style:font-size-complex="8pt"/>
    </style:style>
    <style:style style:name="ce23" style:family="table-cell" style:parent-style-name="Default" style:data-style-name="N109">
      <style:table-cell-properties fo:background-color="transparent" fo:border="0.002cm solid #000000"/>
      <style:text-properties fo:font-size="8pt" style:font-size-asian="8pt" style:font-size-complex="8pt"/>
    </style:style>
    <style:style style:name="ce24" style:family="table-cell" style:parent-style-name="Default" style:data-style-name="N109">
      <style:table-cell-properties fo:background-color="#ffffcc" fo:wrap-option="wrap" style:vertical-align="automatic"/>
    </style:style>
    <style:style style:name="ce25" style:family="table-cell" style:parent-style-name="Default" style:data-style-name="N109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8pt" style:font-size-asian="8pt" style:font-size-complex="8pt"/>
    </style:style>
    <style:style style:name="ce26" style:family="table-cell" style:parent-style-name="Default" style:data-style-name="N109">
      <style:table-cell-properties fo:background-color="#ffffcc" fo:wrap-option="wrap" style:vertical-align="middle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</style:style>
    <style:style style:name="ce28" style:family="table-cell" style:parent-style-name="Default" style:data-style-name="N109">
      <style:table-cell-properties fo:background-color="transparent"/>
      <style:text-properties fo:font-size="8pt" style:font-size-asian="8pt" style:font-size-complex="8pt"/>
    </style:style>
    <style:style style:name="ce29" style:family="table-cell" style:parent-style-name="Default" style:data-style-name="N109">
      <style:table-cell-properties fo:border="0.002cm solid #000000" style:vertical-align="automatic"/>
      <style:text-properties fo:font-size="8pt" style:font-size-asian="8pt" style:font-size-complex="8pt"/>
    </style:style>
    <style:style style:name="ce30" style:family="table-cell" style:parent-style-name="Default" style:data-style-name="N109">
      <style:table-cell-properties fo:background-color="#ffffcc" style:vertical-align="automatic"/>
      <style:text-properties fo:font-size="8pt" style:font-size-asian="8pt" style:font-size-complex="8pt"/>
    </style:style>
    <style:style style:name="ce31" style:family="table-cell" style:parent-style-name="Default" style:data-style-name="N109">
      <style:table-cell-properties fo:border-bottom="none" fo:background-color="#ffffcc" fo:border-left="none" fo:border-right="0.002cm solid #000000" fo:border-top="none" style:vertical-align="automatic"/>
      <style:text-properties fo:font-size="8pt" style:font-size-asian="8pt" style:font-size-complex="8pt"/>
    </style:style>
    <style:style style:name="ce32" style:family="table-cell" style:parent-style-name="Default" style:data-style-name="N109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33" style:family="table-cell" style:parent-style-name="Default" style:data-style-name="N109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34" style:family="table-cell" style:parent-style-name="Default" style:data-style-name="N109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35" style:family="table-cell" style:parent-style-name="Default" style:data-style-name="N109">
      <style:table-cell-properties fo:background-color="#ffffff" style:text-align-source="fix" style:repeat-content="false" fo:border="0.002cm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36" style:family="table-cell" style:parent-style-name="Default" style:data-style-name="N1">
      <style:table-cell-properties fo:background-color="#ffffff" style:text-align-source="fix" style:repeat-content="false" fo:border="0.002cm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 style:data-style-name="N109">
      <style:table-cell-properties fo:border-bottom="none" fo:background-color="#ffffcc" style:text-align-source="fix" style:repeat-content="false" fo:border-left="0.002cm solid #000000" fo:border-right="0.002cm solid #000000" fo:border-top="none" style:vertical-align="middle"/>
      <style:paragraph-properties fo:text-align="start" fo:margin-left="0.353cm"/>
      <style:text-properties fo:font-size="8pt" style:font-size-asian="8pt" style:font-size-complex="8pt"/>
    </style:style>
    <style:style style:name="ce38" style:family="table-cell" style:parent-style-name="Default" style:data-style-name="N109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8pt" style:font-size-asian="8pt" style:font-size-complex="8pt"/>
    </style:style>
    <style:style style:name="ce39" style:family="table-cell" style:parent-style-name="Default" style:data-style-name="N109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 style:data-style-name="N109">
      <style:table-cell-properties fo:wrap-option="wrap" style:vertical-align="automatic"/>
      <style:text-properties fo:font-size="8pt" style:font-size-asian="8pt" style:font-size-complex="8pt"/>
    </style:style>
    <style:style style:name="ce41" style:family="table-cell" style:parent-style-name="Default" style:data-style-name="N5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" style:family="table-cell" style:parent-style-name="Default" style:data-style-name="N5106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" style:family="table-cell" style:parent-style-name="Default" style:data-style-name="N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" style:family="table-cell" style:parent-style-name="Default" style:data-style-name="N0">
      <style:text-properties style:font-name="Times New Roman1" fo:font-size="9pt" style:font-name-asian="Times New Roman" style:font-size-asian="9pt" style:font-name-complex="Times New Roman" style:font-size-complex="9pt"/>
    </style:style>
    <style:style style:name="ce46" style:family="table-cell" style:parent-style-name="Hyperlink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color="#0000ff" style:text-underline-style="solid" style:text-underline-width="auto" style:text-underline-color="font-color"/>
    </style:style>
    <style:style style:name="ce47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4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49" style:family="table-cell" style:parent-style-name="Default" style:data-style-name="N0">
      <style:table-cell-properties fo:background-color="#ffffcc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50" style:family="table-cell" style:parent-style-name="Default" style:data-style-name="N0">
      <style:table-cell-properties fo:background-color="#ffffcc"/>
      <style:text-properties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51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55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" style:family="table-cell" style:parent-style-name="Default" style:data-style-name="N0">
      <style:table-cell-properties fo:border-bottom="0.002cm solid #000000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" style:family="table-cell" style:parent-style-name="Default" style:data-style-name="N106">
      <style:table-cell-properties fo:border-bottom="0.002cm solid #000000" fo:background-color="#ffffcc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size="9pt" style:font-size-asian="9pt" style:font-size-complex="9pt"/>
    </style:style>
    <style:style style:name="ce58" style:family="table-cell" style:parent-style-name="Default" style:data-style-name="N5106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59" style:family="table-cell" style:parent-style-name="Default" style:data-style-name="N109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60" style:family="table-cell" style:parent-style-name="Default" style:data-style-name="N109">
      <style:text-properties style:font-name="Times New Roman1" fo:font-size="9pt" style:font-name-asian="Times New Roman" style:font-size-asian="9pt" style:font-name-complex="Times New Roman" style:font-size-complex="9pt"/>
    </style:style>
    <style:style style:name="ce61" style:family="table-cell" style:parent-style-name="Default" style:data-style-name="N109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62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4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5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66" style:family="table-cell" style:parent-style-name="Default" style:data-style-name="N5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67" style:family="table-cell" style:parent-style-name="Default" style:data-style-name="N5106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68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69" style:family="table-cell" style:parent-style-name="Default" style:data-style-name="N3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0" style:family="table-cell" style:parent-style-name="Default" style:data-style-name="N3">
      <style:text-properties style:font-name="Times New Roman1" fo:font-size="9pt" style:font-name-asian="Times New Roman" style:font-size-asian="9pt" style:font-name-complex="Times New Roman" style:font-size-complex="9pt"/>
    </style:style>
    <style:style style:name="ce71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2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3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4" style:family="table-cell" style:parent-style-name="Default" style:data-style-name="N0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5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fo:font-size="9pt" style:font-name-asian="Times New Roman" style:font-size-asian="9pt" style:font-name-complex="Times New Roman" style:font-size-complex="9pt"/>
    </style:style>
    <style:style style:name="ce76" style:family="table-cell" style:parent-style-name="Default" style:data-style-name="N3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7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8" style:family="table-cell" style:parent-style-name="Default" style:data-style-name="N106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79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111">
      <style:table-cell-properties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11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11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11">
      <style:text-properties style:font-name="Times New Roman1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11">
      <style:table-cell-properties fo:border-bottom="0.002cm solid #000000" fo:border-left="none" fo:border-right="0.002cm solid #000000" fo:border-top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111">
      <style:table-cell-properties fo:border-bottom="0.002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111">
      <style:table-cell-properties fo:background-color="#ffffc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8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0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1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2" style:family="table-cell" style:parent-style-name="Default" style:data-style-name="N0"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3" style:family="table-cell" style:parent-style-name="Default" style:data-style-name="N111">
      <style:text-properties fo:font-size="9pt" style:font-size-asian="9pt" style:font-size-complex="9pt"/>
    </style:style>
    <style:style style:name="ce94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95" style:family="table-cell" style:parent-style-name="Default" style:data-style-name="N111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96" style:family="table-cell" style:parent-style-name="Default" style:data-style-name="N111">
      <style:table-cell-properties style:vertical-align="automatic"/>
      <style:text-properties fo:font-size="9pt" style:font-size-asian="9pt" style:font-size-complex="9pt"/>
    </style:style>
    <style:style style:name="ce97" style:family="table-cell" style:parent-style-name="Default" style:data-style-name="N111">
      <style:text-properties fo:font-size="9pt" fo:font-weight="bold" style:font-size-asian="9pt" style:font-weight-asian="bold" style:font-size-complex="9pt" style:font-weight-complex="bold"/>
    </style:style>
    <style:style style:name="ce98" style:family="table-cell" style:parent-style-name="Default" style:data-style-name="N111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99" style:family="table-cell" style:parent-style-name="Default" style:data-style-name="N111">
      <style:text-properties fo:color="#ff0000" fo:font-size="9pt" style:font-size-asian="9pt" style:font-size-complex="9pt"/>
    </style:style>
    <style:style style:name="ce100" style:family="table-cell" style:parent-style-name="Default" style:data-style-name="N111">
      <style:table-cell-properties style:text-align-source="fix" style:repeat-content="false" fo:wrap-option="wrap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01" style:family="table-cell" style:parent-style-name="Default" style:data-style-name="N111">
      <style:table-cell-properties fo:border-bottom="0.071cm solid #000000" fo:border-left="none" fo:border-right="none" fo:border-top="none" style:vertical-align="automatic"/>
      <style:text-properties fo:font-size="9pt" style:font-size-asian="9pt" style:font-size-complex="9pt"/>
    </style:style>
    <style:style style:name="ce102" style:family="table-cell" style:parent-style-name="Default" style:data-style-name="N111">
      <style:table-cell-properties fo:border="0.071cm solid #000000"/>
      <style:text-properties fo:font-size="9pt" fo:font-weight="bold" style:font-size-asian="9pt" style:font-weight-asian="bold" style:font-size-complex="9pt" style:font-weight-complex="bold"/>
    </style:style>
    <style:style style:name="ce103" style:family="table-cell" style:parent-style-name="Default" style:data-style-name="N111">
      <style:table-cell-properties fo:border-bottom="0.071cm solid #000000" fo:border-left="none" fo:border-right="none" fo:border-top="none"/>
      <style:text-properties fo:font-size="9pt" style:font-size-asian="9pt" style:font-size-complex="9pt"/>
    </style:style>
    <style:style style:name="ce10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05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06" style:family="table-cell" style:parent-style-name="Default" style:data-style-name="N3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0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08" style:family="table-cell" style:parent-style-name="Default" style:data-style-name="N1">
      <style:text-properties fo:font-size="9pt" fo:font-weight="bold" style:font-size-asian="9pt" style:font-weight-asian="bold" style:font-size-complex="9pt" style:font-weight-complex="bold"/>
    </style:style>
    <style:style style:name="ce109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10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11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12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13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14" style:family="table-cell" style:parent-style-name="Default" style:data-style-name="N3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16" style:family="table-cell" style:parent-style-name="Default" style:data-style-name="N3">
      <style:table-cell-properties fo:border-bottom="none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17" style:family="table-cell" style:parent-style-name="Default" style:data-style-name="N3">
      <style:text-properties fo:font-size="9pt" style:font-size-asian="9pt" style:font-size-complex="9pt"/>
    </style:style>
    <style:style style:name="ce118" style:family="table-cell" style:parent-style-name="Default" style:data-style-name="N0">
      <style:text-properties fo:font-size="9pt" style:font-size-asian="9pt" style:font-size-complex="9pt"/>
    </style:style>
    <style:style style:name="ce119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20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21" style:family="table-cell" style:parent-style-name="Default" style:data-style-name="N111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22" style:family="table-cell" style:parent-style-name="Default" style:data-style-name="N111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23" style:family="table-cell" style:parent-style-name="Default" style:data-style-name="N111">
      <style:table-cell-properties fo:border-bottom="0.071cm solid #000000" style:text-align-source="fix" style:repeat-content="false" fo:border-left="none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124" style:family="table-cell" style:parent-style-name="Default" style:data-style-name="N111">
      <style:table-cell-properties style:text-align-source="fix" style:repeat-content="false" fo:border="0.071cm solid #000000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25" style:family="table-cell" style:parent-style-name="Default" style:data-style-name="N111">
      <style:table-cell-properties style:text-align-source="fix" style:repeat-content="false" fo:background-color="transparent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26" style:family="table-cell" style:parent-style-name="Default" style:data-style-name="N111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2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2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2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fo:font-weight="bold" style:font-size-asian="9pt" style:font-weight-asian="bold" style:font-size-complex="9pt" style:font-weight-complex="bold"/>
    </style:style>
    <style:style style:name="ce13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style:font-name="Symbol" fo:font-size="9pt" style:font-name-asian="Symbol" style:font-size-asian="9pt" style:font-name-complex="Symbol" style:font-size-complex="9pt"/>
    </style:style>
    <style:style style:name="ce131" style:family="table-cell" style:parent-style-name="Default" style:data-style-name="N111">
      <style:table-cell-properties style:text-align-source="fix" style:repeat-content="false" fo:wrap-option="wrap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32" style:family="table-cell" style:parent-style-name="Default" style:data-style-name="N3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3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3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3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38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39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0" style:family="table-cell" style:parent-style-name="Default" style:data-style-name="N111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42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143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44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45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4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3">
      <style:table-cell-properties fo:border-bottom="0.039cm double #000000" style:border-line-width-bottom="0.002cm 0.035cm 0.002cm" style:text-align-source="fix" style:repeat-content="false" fo:border-left="none" fo:padding-bottom="0.035cm" fo:padding-left="0.035cm" fo:padding-right="0.353cm" fo:padding-top="0.035cm" fo:border-right="none" fo:border-top="0.002cm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48" style:family="table-cell" style:parent-style-name="Default" style:data-style-name="N10">
      <style:text-properties fo:font-size="9pt" style:font-size-asian="9pt" style:font-size-complex="9pt"/>
    </style:style>
    <style:style style:name="ce149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50" style:family="table-cell" style:parent-style-name="Default" style:data-style-name="N114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51" style:family="table-cell" style:parent-style-name="Default" style:data-style-name="N0"/>
    <style:style style:name="ce15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8pt" style:font-name-asian="Verdana" style:font-size-asian="18pt" style:font-name-complex="Verdana" style:font-size-complex="18pt"/>
    </style:style>
    <style:style style:name="ce1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6pt" style:font-name-asian="Verdana" style:font-size-asian="16pt" style:font-name-complex="Verdana" style:font-size-complex="16pt"/>
    </style:style>
    <style:style style:name="ce15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16pt" style:font-name-asian="Verdana" style:font-size-asian="16pt" style:font-name-complex="Verdana" style:font-size-complex="16pt"/>
    </style:style>
    <style:style style:name="ce15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56" style:family="table-cell" style:parent-style-name="Default" style:data-style-name="N0">
      <style:text-properties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15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706cm"/>
      <style:text-properties fo:color="#000000" style:font-name="Verdana" style:font-name-asian="Verdana" style:font-name-complex="Verdana"/>
    </style:style>
    <style:style style:name="ce15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style:font-name="Verdana" style:font-name-asian="Verdana" style:font-name-complex="Verdana"/>
    </style:style>
    <style:style style:name="ce159" style:family="table-cell" style:parent-style-name="Default" style:data-style-name="N0">
      <style:text-properties style:font-name="Verdana" style:font-name-asian="Verdana" style:font-name-complex="Verdana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61" style:family="table-cell" style:parent-style-name="Default" style:data-style-name="N0">
      <style:table-cell-properties fo:wrap-option="wrap" style:vertical-align="automatic"/>
      <style:text-properties style:font-name="Verdana" style:font-name-asian="Verdana" style:font-name-complex="Verdana"/>
    </style:style>
    <style:style style:name="ce16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fo:font-weight="bold" style:font-name-asian="Verdana" style:font-weight-asian="bold" style:font-name-complex="Verdana" style:font-weight-complex="bold"/>
    </style:style>
    <style:style style:name="ce16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6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style:font-name-asian="Verdana" style:font-name-complex="Verdana"/>
    </style:style>
    <style:style style:name="ce165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/>
    </style:style>
    <style:style style:name="ce166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67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68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69" style:family="table-cell" style:parent-style-name="Default" style:data-style-name="N0">
      <style:text-properties fo:font-weight="bold" style:font-weight-asian="bold" style:font-weight-complex="bold"/>
    </style:style>
    <style:style style:name="ce17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</style:style>
    <style:style style:name="ce171" style:family="table-cell" style:parent-style-name="Default" style:data-style-name="N5106">
      <style:table-cell-properties style:text-align-source="fix" style:repeat-content="false" style:vertical-align="middle"/>
      <style:paragraph-properties fo:text-align="start" fo:margin-left="0.353cm"/>
    </style:style>
    <style:style style:name="ce172" style:family="table-cell" style:parent-style-name="Default" style:data-style-name="N116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73" style:family="table-cell" style:parent-style-name="Default" style:data-style-name="N114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7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17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76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6pt" style:font-name-asian="Verdana" style:font-size-asian="16pt" style:font-name-complex="Verdana" style:font-size-complex="16pt"/>
    </style:style>
    <style:style style:name="ce17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</style:style>
    <style:style style:name="ce178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179" style:family="table-cell" style:parent-style-name="Default" style:data-style-name="N3">
      <style:text-properties style:font-name="Verdana" style:font-name-asian="Verdana" style:font-name-complex="Verdana"/>
    </style:style>
    <style:style style:name="ce180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81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82" style:family="table-cell" style:parent-style-name="Default" style:data-style-name="N0">
      <style:text-properties style:font-name="Verdana1" fo:font-weight="bold" style:font-name-asian="Verdana" style:font-weight-asian="bold" style:font-name-complex="Verdana" style:font-weight-complex="bold"/>
    </style:style>
    <style:style style:name="ce183" style:family="table-cell" style:parent-style-name="Default" style:data-style-name="N113">
      <style:table-cell-properties fo:background-color="#ffffcc"/>
      <style:text-properties fo:font-size="9pt" style:font-size-asian="9pt" style:font-size-complex="9pt"/>
    </style:style>
    <style:style style:name="ce184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 style:data-style-name="N11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186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87" style:family="table-cell" style:parent-style-name="Default" style:data-style-name="N0">
      <style:table-cell-properties fo:background-color="transparent" style:vertical-align="automatic"/>
    </style:style>
    <style:style style:name="ce188" style:family="table-cell" style:parent-style-name="Default" style:data-style-name="N113">
      <style:table-cell-properties fo:background-color="#ffffcc" style:text-align-source="fix" style:repeat-content="fals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9" style:family="table-cell" style:parent-style-name="Default" style:data-style-name="N106">
      <style:table-cell-properties fo:background-color="transparent"/>
      <style:text-properties fo:font-size="9pt" style:font-size-asian="9pt" style:font-size-complex="9pt"/>
    </style:style>
    <style:style style:name="ce190" style:family="table-cell" style:parent-style-name="Default" style:data-style-name="N106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191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192" style:family="table-cell" style:parent-style-name="Default" style:data-style-name="N0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19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94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5" style:family="table-cell" style:parent-style-name="Default" style:data-style-name="N0">
      <style:table-cell-properties fo:background-color="#ffffcc" style:vertical-align="automatic"/>
    </style:style>
    <style:style style:name="ce196" style:family="table-cell" style:parent-style-name="Default" style:data-style-name="N113">
      <style:text-properties fo:font-size="9pt" style:font-size-asian="9pt" style:font-size-complex="9pt"/>
    </style:style>
    <style:style style:name="ce197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19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99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00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201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4.237cm"/>
      <style:text-properties fo:font-size="9pt" fo:font-weight="bold" style:font-size-asian="9pt" style:font-weight-asian="bold" style:font-size-complex="9pt" style:font-weight-complex="bold"/>
    </style:style>
    <style:style style:name="ce202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20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04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06" style:family="table-cell" style:parent-style-name="Default" style:data-style-name="N0">
      <style:table-cell-properties fo:background-color="#ffffcc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07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08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09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1" style:family="table-cell" style:parent-style-name="Default" style:data-style-name="N0">
      <style:table-cell-properties fo:background-color="#ffffcc" style:text-align-source="fix" style:repeat-content="false" fo:border="0.071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13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214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15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16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17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218" style:family="table-cell" style:parent-style-name="Default" style:data-style-name="N0">
      <style:table-cell-properties fo:background-color="#ffffcc" style:vertical-align="automatic"/>
      <style:text-properties fo:font-weight="bold" style:font-weight-asian="bold" style:font-weight-complex="bold"/>
    </style:style>
    <style:style style:name="ce219" style:family="table-cell" style:parent-style-name="Default" style:data-style-name="N0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220" style:family="table-cell" style:parent-style-name="Default" style:data-style-name="N106">
      <style:table-cell-properties fo:background-color="#ffffcc"/>
      <style:text-properties fo:font-size="9pt" style:font-size-asian="9pt" style:font-size-complex="9pt"/>
    </style:style>
    <style:style style:name="ce221" style:family="table-cell" style:parent-style-name="Default" style:data-style-name="N106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22" style:family="table-cell" style:parent-style-name="Default" style:data-style-name="N106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23" style:family="table-cell" style:parent-style-name="Default" style:data-style-name="N106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24" style:family="table-cell" style:parent-style-name="Default" style:data-style-name="N0">
      <style:table-cell-properties fo:background-color="#ffffcc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5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26" style:family="table-cell" style:parent-style-name="Default" style:data-style-name="N106">
      <style:table-cell-properties fo:background-color="#ffffcc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27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28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style="italic" style:font-size-asian="9pt" style:font-style-asian="italic" style:font-size-complex="9pt" style:font-style-complex="italic"/>
    </style:style>
    <style:style style:name="ce229" style:family="table-cell" style:parent-style-name="Default" style:data-style-name="N0">
      <style:table-cell-properties fo:border-bottom="none" fo:border-left="none" fo:border-right="0.002cm solid #000000" fo:border-top="none" style:vertical-align="automatic"/>
      <style:text-properties fo:font-size="9pt" style:font-size-asian="9pt" style:font-size-complex="9pt"/>
    </style:style>
    <style:style style:name="ce230" style:family="table-cell" style:parent-style-name="Default" style:data-style-name="N106">
      <style:table-cell-properties fo:border-bottom="none" fo:background-color="#ffffcc" style:text-align-source="fix" style:repeat-content="false" fo:border-left="none" fo:border-right="0.002cm solid #000000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31" style:family="table-cell" style:parent-style-name="Default" style:data-style-name="N106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2" style:family="table-cell" style:parent-style-name="Default" style:data-style-name="N3">
      <style:table-cell-properties fo:background-color="#ffffcc"/>
      <style:text-properties fo:font-size="9pt" style:font-size-asian="9pt" style:font-size-complex="9pt"/>
    </style:style>
    <style:style style:name="ce233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34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235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6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7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9" style:family="table-cell" style:parent-style-name="Default" style:data-style-name="N3">
      <style:table-cell-properties fo:border="0.002cm solid #000000"/>
      <style:text-properties fo:font-size="9pt" style:font-size-asian="9pt" style:font-size-complex="9pt"/>
    </style:style>
    <style:style style:name="ce240" style:family="table-cell" style:parent-style-name="Default" style:data-style-name="N3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41" style:family="table-cell" style:parent-style-name="Default" style:data-style-name="N0">
      <style:table-cell-properties fo:background-color="#ffffcc" style:vertical-align="middle"/>
      <style:text-properties fo:font-weight="bold" style:font-weight-asian="bold" style:font-weight-complex="bold"/>
    </style:style>
    <style:style style:name="ce242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3" style:family="table-cell" style:parent-style-name="Default" style:data-style-name="N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44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5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</style:style>
    <style:style style:name="ce246" style:family="table-cell" style:parent-style-name="Default" style:data-style-name="N0">
      <style:table-cell-properties fo:border-bottom="none" fo:background-color="#ffffcc" style:text-align-source="fix" style:repeat-content="false" fo:border-left="none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247" style:family="table-cell" style:parent-style-name="Default" style:data-style-name="N3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248" style:family="table-cell" style:parent-style-name="Default" style:data-style-name="N111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249" style:family="table-cell" style:parent-style-name="Default" style:data-style-name="N4">
      <style:table-cell-properties fo:background-color="#ffffcc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50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51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</style:style>
    <style:style style:name="ce25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53" style:family="table-cell" style:parent-style-name="Default" style:data-style-name="N3">
      <style:table-cell-properties fo:background-color="transparent"/>
      <style:text-properties fo:font-size="9pt" style:font-size-asian="9pt" style:font-size-complex="9pt"/>
    </style:style>
    <style:style style:name="ce254" style:family="table-cell" style:parent-style-name="Default" style:data-style-name="N3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255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56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7" style:family="table-cell" style:parent-style-name="Default" style:data-style-name="N111">
      <style:table-cell-properties fo:border="0.002cm solid #000000"/>
      <style:text-properties fo:font-size="9pt" style:font-size-asian="9pt" style:font-size-complex="9pt"/>
    </style:style>
    <style:style style:name="ce258" style:family="table-cell" style:parent-style-name="Default" style:data-style-name="N111">
      <style:table-cell-properties fo:background-color="#ffffcc"/>
      <style:text-properties fo:font-size="9pt" style:font-size-asian="9pt" style:font-size-complex="9pt"/>
    </style:style>
    <style:style style:name="ce259" style:family="table-cell" style:parent-style-name="Default" style:data-style-name="N3">
      <style:table-cell-properties fo:background-color="#ffffcc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260" style:family="table-cell" style:parent-style-name="Default" style:data-style-name="N111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61" style:family="table-cell" style:parent-style-name="Default" style:data-style-name="N111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62" style:family="table-cell" style:parent-style-name="Default" style:data-style-name="N4">
      <style:table-cell-properties fo:border="0.071cm solid #000000" style:vertical-align="automatic"/>
      <style:text-properties fo:font-weight="bold" style:font-weight-asian="bold" style:font-weight-complex="bold"/>
    </style:style>
    <style:style style:name="ce263" style:family="table-cell" style:parent-style-name="Default" style:data-style-name="N4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64" style:family="table-cell" style:parent-style-name="Default" style:data-style-name="N109">
      <style:table-cell-properties fo:background-color="#ffffff" fo:border="0.071cm solid #000000"/>
      <style:text-properties fo:font-weight="bold" style:font-weight-asian="bold" style:font-weight-complex="bold"/>
    </style:style>
    <style:style style:name="ce265" style:family="table-cell" style:parent-style-name="Default" style:data-style-name="N3">
      <style:table-cell-properties fo:background-color="transparent" fo:border="0.002cm solid #000000"/>
      <style:text-properties fo:font-size="9pt" style:font-size-asian="9pt" style:font-size-complex="9pt"/>
    </style:style>
    <style:style style:name="ce266" style:family="table-cell" style:parent-style-name="Default" style:data-style-name="N3">
      <style:table-cell-properties fo:background-color="transparent" fo:border="0.071cm solid #000000" style:vertical-align="middle"/>
      <style:text-properties fo:font-weight="bold" style:font-weight-asian="bold" style:font-weight-complex="bold"/>
    </style:style>
    <style:style style:name="ce267" style:family="table-cell" style:parent-style-name="Default" style:data-style-name="N0">
      <style:table-cell-properties style:vertical-align="automatic"/>
    </style:style>
    <style:style style:name="ce268" style:family="table-cell" style:parent-style-name="Default" style:data-style-name="N0">
      <style:table-cell-properties fo:background-color="#3333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69" style:family="table-cell" style:parent-style-name="Default" style:data-style-name="N0">
      <style:table-cell-properties fo:background-color="#ccffff"/>
      <style:text-properties fo:font-size="9pt" style:font-size-asian="9pt" style:font-size-complex="9pt"/>
    </style:style>
    <style:style style:name="ce270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71" style:family="table-cell" style:parent-style-name="Default" style:data-style-name="N0">
      <style:table-cell-properties fo:background-color="#ccffff"/>
      <style:text-properties fo:font-size="9pt" fo:font-weight="bold" style:font-size-asian="9pt" style:font-weight-asian="bold" style:font-size-complex="9pt" style:font-weight-complex="bold"/>
    </style:style>
    <style:style style:name="ce272" style:family="table-cell" style:parent-style-name="Default" style:data-style-name="N0">
      <style:table-cell-properties fo:background-color="#ccffff"/>
    </style:style>
    <style:style style:name="ce273" style:family="table-cell" style:parent-style-name="Default" style:data-style-name="N0">
      <style:table-cell-properties fo:background-color="#ffffff" style:vertical-align="automatic"/>
    </style:style>
    <style:style style:name="ce274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7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76" style:family="table-cell" style:parent-style-name="Default" style:data-style-name="N0">
      <style:table-cell-properties fo:background-color="transparent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277" style:family="table-cell" style:parent-style-name="Default" style:data-style-name="N0">
      <style:table-cell-properties fo:background-color="#666699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278" style:family="table-cell" style:parent-style-name="Default" style:data-style-name="N0">
      <style:table-cell-properties fo:background-color="#ccffff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279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weight="bold" style:font-weight-asian="bold" style:font-weight-complex="bold"/>
    </style:style>
    <style:style style:name="ce280" style:family="table-cell" style:parent-style-name="Default" style:data-style-name="N0">
      <style:table-cell-properties fo:background-color="transparent" style:vertical-align="automatic"/>
      <style:text-properties fo:font-size="9pt" style:font-size-asian="9pt" style:font-size-complex="9pt"/>
    </style:style>
    <style:style style:name="ce281" style:family="table-cell" style:parent-style-name="Default" style:data-style-name="N0">
      <style:table-cell-properties fo:background-color="#ccffff" style:vertical-align="automatic"/>
      <style:text-properties fo:font-size="9pt" style:font-size-asian="9pt" style:font-size-complex="9pt"/>
    </style:style>
    <style:style style:name="ce28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3pt" fo:font-weight="bold" style:font-size-asian="13pt" style:font-weight-asian="bold" style:font-size-complex="13pt" style:font-weight-complex="bold"/>
    </style:style>
    <style:style style:name="ce283" style:family="table-cell" style:parent-style-name="Default" style:data-style-name="N0">
      <style:table-cell-properties fo:background-color="transparent" style:vertical-align="middle"/>
      <style:text-properties fo:font-size="9pt" fo:font-weight="bold" style:font-size-asian="9pt" style:font-weight-asian="bold" style:font-size-complex="9pt" style:font-weight-complex="bold"/>
    </style:style>
    <style:style style:name="ce284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85" style:family="table-cell" style:parent-style-name="Default" style:data-style-name="N0">
      <style:table-cell-properties fo:background-color="#ccffff" style:vertical-align="top"/>
      <style:text-properties fo:font-size="9pt" fo:font-weight="bold" style:font-size-asian="9pt" style:font-weight-asian="bold" style:font-size-complex="9pt" style:font-weight-complex="bold"/>
    </style:style>
    <style:style style:name="ce286" style:family="table-cell" style:parent-style-name="Default" style:data-style-name="N0">
      <style:table-cell-properties fo:background-color="#ccffff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87" style:family="table-cell" style:parent-style-name="Default" style:data-style-name="N0">
      <style:table-cell-properties fo:background-color="#ccffff" style:vertical-align="top"/>
      <style:text-properties fo:font-size="9pt" style:font-size-asian="9pt" style:font-size-complex="9pt"/>
    </style:style>
    <style:style style:name="ce288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289" style:family="table-cell" style:parent-style-name="Default" style:data-style-name="N0">
      <style:table-cell-properties fo:background-color="#ccffff" style:vertical-align="middle"/>
      <style:text-properties fo:font-weight="bold" style:font-weight-asian="bold" style:font-weight-complex="bold"/>
    </style:style>
    <style:style style:name="ce290" style:family="table-cell" style:parent-style-name="Default" style:data-style-name="N0">
      <style:table-cell-properties fo:background-color="#ccffff" style:vertical-align="automatic"/>
      <style:text-properties fo:font-weight="bold" style:font-weight-asian="bold" style:font-weight-complex="bold"/>
    </style:style>
    <style:style style:name="ce291" style:family="table-cell" style:parent-style-name="Default" style:data-style-name="N0">
      <style:table-cell-properties fo:background-color="#ccffff" style:vertical-align="top"/>
      <style:text-properties fo:font-weight="bold" style:font-weight-asian="bold" style:font-weight-complex="bold"/>
    </style:style>
    <style:style style:name="ce292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293" style:family="table-cell" style:parent-style-name="Default" style:data-style-name="N1">
      <style:table-cell-properties style:text-align-source="fix" style:repeat-content="false" fo:background-color="transparent" fo:border="0.002cm solid #008080" fo:padding-bottom="0.035cm" fo:padding-left="0.035cm" fo:padding-right="0.706cm" fo:padding-top="0.035cm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294" style:family="table-cell" style:parent-style-name="Default" style:data-style-name="N0">
      <style:table-cell-properties fo:border-bottom="none" style:text-align-source="fix" style:repeat-content="false" fo:background-color="transparent" fo:border-left="0.002cm solid #008080" fo:border-right="0.002cm solid #008080" fo:border-top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295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296" style:family="table-cell" style:parent-style-name="Default" style:data-style-name="N115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297" style:family="table-cell" style:parent-style-name="Default" style:data-style-name="N0">
      <style:table-cell-properties fo:background-color="#ccffff"/>
      <style:text-properties fo:font-size="9pt" fo:font-style="italic" style:font-size-asian="9pt" style:font-style-asian="italic" style:font-size-complex="9pt" style:font-style-complex="italic"/>
    </style:style>
    <style:style style:name="ce298" style:family="table-cell" style:parent-style-name="Default" style:data-style-name="N0">
      <style:table-cell-properties fo:background-color="#ccffff" style:vertical-align="middle"/>
      <style:text-properties fo:font-size="9pt" fo:font-weight="bold" style:font-size-asian="9pt" style:font-weight-asian="bold" style:font-size-complex="9pt" style:font-weight-complex="bold"/>
    </style:style>
    <style:style style:name="ce299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00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01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02" style:family="table-cell" style:parent-style-name="Default" style:data-style-name="N0">
      <style:table-cell-properties fo:background-color="#ccffff" style:text-align-source="fix" style:repeat-content="false" fo:border="0.002cm solid #008080" style:vertical-align="middle"/>
      <style:paragraph-properties fo:text-align="center"/>
      <style:text-properties fo:color="#000080" fo:font-size="9pt" fo:font-weight="bold" style:font-size-asian="9pt" style:font-weight-asian="bold" style:font-size-complex="9pt" style:font-weight-complex="bold"/>
    </style:style>
    <style:style style:name="ce303" style:family="table-cell" style:parent-style-name="Default" style:data-style-name="N0">
      <style:table-cell-properties fo:background-color="#666699" style:text-align-source="fix" style:repeat-content="false" fo:border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04" style:family="table-cell" style:parent-style-name="Default" style:data-style-name="N0">
      <style:table-cell-properties fo:border-bottom="none" fo:background-color="#666699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05" style:family="table-cell" style:parent-style-name="Default" style:data-style-name="N0">
      <style:table-cell-properties fo:border-bottom="none" fo:background-color="transparent" fo:border-left="0.002cm solid #008080" fo:border-right="0.002cm solid #008080" fo:border-top="none" style:vertical-align="automatic"/>
      <style:text-properties fo:font-size="9pt" style:font-size-asian="9pt" style:font-size-complex="9pt"/>
    </style:style>
    <style:style style:name="ce306" style:family="table-cell" style:parent-style-name="Default" style:data-style-name="N0">
      <style:table-cell-properties fo:border-bottom="0.002cm solid #008080" fo:background-color="transparent" fo:border-left="0.002cm solid #008080" fo:border-right="none" fo:border-top="none" style:vertical-align="automatic"/>
      <style:text-properties fo:font-size="9pt" style:font-size-asian="9pt" style:font-size-complex="9pt"/>
    </style:style>
    <style:style style:name="ce307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0.002cm solid #008080" fo:border-top="none" style:vertical-align="middle"/>
      <style:paragraph-properties fo:text-align="center"/>
      <style:text-properties fo:color="#003366" fo:font-size="9pt" fo:font-weight="bold" style:font-size-asian="9pt" style:font-weight-asian="bold" style:font-size-complex="9pt" style:font-weight-complex="bold"/>
    </style:style>
    <style:style style:name="ce308" style:family="table-cell" style:parent-style-name="Default" style:data-style-name="N0">
      <style:table-cell-properties fo:background-color="#ffffff" fo:border="0.002cm solid #00808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09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353cm"/>
      <style:text-properties fo:color="#ff0000" fo:font-size="11pt" fo:font-weight="bold" style:font-size-asian="11pt" style:font-weight-asian="bold" style:font-size-complex="11pt" style:font-weight-complex="bold"/>
    </style:style>
    <style:style style:name="ce3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1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12" style:family="table-cell" style:parent-style-name="Default" style:data-style-name="N0">
      <style:table-cell-properties fo:background-color="#cc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313" style:family="table-cell" style:parent-style-name="Default" style:data-style-name="N0">
      <style:table-cell-properties fo:background-color="#ccffff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314" style:family="table-cell" style:parent-style-name="Default" style:data-style-name="N1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15" style:family="table-cell" style:parent-style-name="Default" style:data-style-name="N1">
      <style:table-cell-properties fo:background-color="#ccffff"/>
      <style:text-properties fo:font-size="9pt" style:font-size-asian="9pt" style:font-size-complex="9pt"/>
    </style:style>
    <style:style style:name="ce316" style:family="table-cell" style:parent-style-name="Default" style:data-style-name="N0">
      <style:table-cell-properties fo:background-color="#cc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317" style:family="table-cell" style:parent-style-name="Default" style:data-style-name="N0">
      <style:table-cell-properties fo:background-color="#ccff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18" style:family="table-cell" style:parent-style-name="Default" style:data-style-name="N0">
      <style:table-cell-properties fo:background-color="#ccffff" style:vertical-align="middle"/>
      <style:text-properties fo:font-size="9pt" style:font-size-asian="9pt" style:font-size-complex="9pt"/>
    </style:style>
    <style:style style:name="ce319" style:family="table-cell" style:parent-style-name="Default" style:data-style-name="N0">
      <style:table-cell-properties fo:background-color="#ffffff" fo:border="0.002cm solid #008080" style:vertical-align="automatic"/>
      <style:text-properties fo:font-size="9pt" style:font-size-asian="9pt" style:font-size-complex="9pt"/>
    </style:style>
    <style:style style:name="ce320" style:family="table-cell" style:parent-style-name="Default" style:data-style-name="N0">
      <style:table-cell-properties fo:border-bottom="none" fo:background-color="transparent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321" style:family="table-cell" style:parent-style-name="Default" style:data-style-name="N0">
      <style:table-cell-properties fo:border-bottom="none" fo:background-color="transparent" fo:border-left="0.002cm solid #008080" fo:border-right="0.002cm solid #008080" fo:border-top="0.002cm solid #008080" style:vertical-align="automatic"/>
      <style:text-properties fo:font-size="9pt" style:font-size-asian="9pt" style:font-size-complex="9pt"/>
    </style:style>
    <style:style style:name="ce322" style:family="table-cell" style:parent-style-name="Default" style:data-style-name="N0">
      <style:table-cell-properties fo:background-color="#ffffff" fo:border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23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8pt" fo:font-style="italic" style:font-size-asian="8pt" style:font-style-asian="italic" style:font-size-complex="8pt" style:font-style-complex="italic"/>
    </style:style>
    <style:style style:name="ce324" style:family="table-cell" style:parent-style-name="Default" style:data-style-name="N0">
      <style:table-cell-properties fo:background-color="#ccffff"/>
      <style:text-properties fo:font-size="8pt" fo:font-style="italic" style:font-size-asian="8pt" style:font-style-asian="italic" style:font-size-complex="8pt" style:font-style-complex="italic"/>
    </style:style>
    <style:style style:name="ce325" style:family="table-cell" style:parent-style-name="Default" style:data-style-name="N0">
      <style:table-cell-properties fo:background-color="#ffffff" fo:border="0.002cm solid #008080"/>
      <style:text-properties fo:font-size="9pt" style:font-size-asian="9pt" style:font-size-complex="9pt"/>
    </style:style>
    <style:style style:name="ce326" style:family="table-cell" style:parent-style-name="Default" style:data-style-name="N0">
      <style:table-cell-properties style:text-align-source="fix" style:repeat-content="false" fo:background-color="transparent" fo:border="0.071cm solid #0000ff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27" style:family="table-cell" style:parent-style-name="Default" style:data-style-name="N0">
      <style:table-cell-properties fo:border-bottom="none" fo:border-left="none" fo:border-right="none" fo:border-top="0.071cm solid #0000ff" style:vertical-align="automatic"/>
    </style:style>
    <style:style style:name="ce328" style:family="table-cell" style:parent-style-name="Default" style:data-style-name="N0">
      <style:table-cell-properties fo:border="0.002cm solid #008080" style:vertical-align="automatic"/>
      <style:text-properties fo:font-size="9pt" style:font-size-asian="9pt" style:font-size-complex="9pt"/>
    </style:style>
    <style:style style:name="ce329" style:family="table-cell" style:parent-style-name="Default" style:data-style-name="N0">
      <style:table-cell-properties fo:background-color="#ccffff" style:vertical-align="automatic"/>
    </style:style>
    <style:style style:name="ce330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33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3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33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34" style:family="table-cell" style:parent-style-name="Default" style:data-style-name="N0">
      <style:table-cell-properties fo:background-color="#ffffff" style:vertical-align="automatic"/>
      <style:text-properties fo:font-size="9pt" style:font-size-asian="9pt" style:font-size-complex="9pt"/>
    </style:style>
    <style:style style:name="ce335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336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8pt" style:font-size-asian="8pt" style:font-size-complex="8pt"/>
    </style:style>
    <style:style style:name="ce337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338" style:family="table-cell" style:parent-style-name="Default" style:data-style-name="N3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39" style:family="table-cell" style:parent-style-name="Default" style:data-style-name="N0">
      <style:table-cell-properties fo:background-color="#ffffff" style:text-align-source="fix" style:repeat-content="false" fo:border="0.002cm solid #008080" style:vertical-align="middle"/>
      <style:paragraph-properties fo:text-align="center"/>
      <style:text-properties fo:font-size="9pt" style:font-size-asian="9pt" style:font-size-complex="9pt"/>
    </style:style>
    <style:style style:name="ce340" style:family="table-cell" style:parent-style-name="Default" style:data-style-name="N0">
      <style:table-cell-properties fo:background-color="#ccffff" style:vertical-align="top"/>
      <style:text-properties fo:font-size="12pt" style:font-size-asian="12pt" style:font-size-complex="12pt"/>
    </style:style>
    <style:style style:name="ce341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342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343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44" style:family="table-cell" style:parent-style-name="Default" style:data-style-name="N0">
      <style:table-cell-properties fo:background-color="transparent" fo:border="0.002cm solid #008080"/>
      <style:text-properties fo:font-size="9pt" style:font-size-asian="9pt" style:font-size-complex="9pt"/>
    </style:style>
    <style:style style:name="ce345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346" style:family="table-cell" style:parent-style-name="Default" style:data-style-name="N2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47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6pt" style:font-size-asian="16pt" style:font-size-complex="16pt"/>
    </style:style>
    <style:style style:name="ce348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49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50" style:family="table-cell" style:parent-style-name="Default" style:data-style-name="N0">
      <style:table-cell-properties fo:background-color="#00ffff" style:text-align-source="fix" style:repeat-content="false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51" style:family="table-cell" style:parent-style-name="Default" style:data-style-name="N0">
      <style:table-cell-properties fo:border-bottom="0.002cm solid #008080" fo:background-color="#ffffff" fo:border-left="none" fo:border-right="none" fo:border-top="0.002cm solid #008080"/>
      <style:text-properties fo:font-size="9pt" style:font-size-asian="9pt" style:font-size-complex="9pt"/>
    </style:style>
    <style:style style:name="ce352" style:family="table-cell" style:parent-style-name="Default" style:data-style-name="N0">
      <style:table-cell-properties fo:background-color="transparent" fo:border="0.002cm solid #008080" style:vertical-align="automatic"/>
      <style:text-properties fo:font-size="9pt" style:font-size-asian="9pt" style:font-size-complex="9pt"/>
    </style:style>
    <style:style style:name="ce353" style:family="table-cell" style:parent-style-name="Default" style:data-style-name="N0">
      <style:table-cell-properties fo:border-bottom="0.002cm solid #008080" fo:background-color="transparent" fo:border-left="none" fo:border-right="0.002cm solid #008080" fo:border-top="none" style:vertical-align="automatic"/>
      <style:text-properties fo:font-size="9pt" style:font-size-asian="9pt" style:font-size-complex="9pt"/>
    </style:style>
    <style:style style:name="ce354" style:family="table-cell" style:parent-style-name="Default" style:data-style-name="N0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55" style:family="table-cell" style:parent-style-name="Default" style:data-style-name="N0">
      <style:table-cell-properties fo:border-bottom="0.002cm solid #008080" fo:background-color="#ffffff" fo:border-left="none" fo:border-right="none" fo:border-top="0.002cm solid #008080" style:vertical-align="automatic"/>
      <style:text-properties fo:font-size="9pt" style:font-size-asian="9pt" style:font-size-complex="9pt"/>
    </style:style>
    <style:style style:name="ce356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0.002cm solid #008080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57" style:family="table-cell" style:parent-style-name="Default" style:data-style-name="N1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58" style:family="table-cell" style:parent-style-name="Default" style:data-style-name="N0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359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60" style:family="table-cell" style:parent-style-name="Default" style:data-style-name="N0">
      <style:table-cell-properties fo:background-color="#ccffff"/>
      <style:text-properties fo:color="#ff0000" fo:font-size="11pt" fo:font-weight="bold" style:font-size-asian="11pt" style:font-weight-asian="bold" style:font-size-complex="11pt" style:font-weight-complex="bold"/>
    </style:style>
    <style:style style:name="ce361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62" style:family="table-cell" style:parent-style-name="Default" style:data-style-name="N0">
      <style:table-cell-properties fo:background-color="transparent" fo:border="0.002cm solid #008000"/>
      <style:text-properties fo:font-size="9pt" style:font-size-asian="9pt" style:font-size-complex="9pt"/>
    </style:style>
    <style:style style:name="ce363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 style:vertical-align="automatic"/>
      <style:text-properties fo:font-size="9pt" style:font-size-asian="9pt" style:font-size-complex="9pt"/>
    </style:style>
    <style:style style:name="ce364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8pt" style:font-size-asian="8pt" style:font-size-complex="8pt"/>
    </style:style>
    <style:style style:name="ce365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66" style:family="table-cell" style:parent-style-name="Default" style:data-style-name="N0">
      <style:table-cell-properties fo:border-bottom="0.002cm solid #008000" fo:background-color="transparent" fo:border-left="none" fo:border-right="0.002cm solid #008000" fo:border-top="0.002cm solid #008000"/>
      <style:text-properties fo:font-size="9pt" style:font-size-asian="9pt" style:font-size-complex="9pt"/>
    </style:style>
    <style:style style:name="ce367" style:family="table-cell" style:parent-style-name="Default" style:data-style-name="N0">
      <style:table-cell-properties fo:background-color="#ffffff" style:text-align-source="fix" style:repeat-content="false" fo:border="0.002cm solid #003366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68" style:family="table-cell" style:parent-style-name="Default" style:data-style-name="N0">
      <style:table-cell-properties fo:background-color="#666699" style:vertical-align="automatic"/>
      <style:text-properties fo:color="#ffffff" fo:font-size="8pt" style:font-size-asian="8pt" style:font-size-complex="8pt"/>
    </style:style>
    <style:style style:name="ce369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/>
      <style:text-properties fo:font-size="9pt" style:font-size-asian="9pt" style:font-size-complex="9pt"/>
    </style:style>
    <style:style style:name="ce370" style:family="table-cell" style:parent-style-name="Default" style:data-style-name="N4">
      <style:table-cell-properties fo:border-bottom="0.002cm solid #008080" fo:background-color="#ffffff" fo:border-left="none" fo:border-right="none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71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0.002cm solid #008080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72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none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73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style:font-size-asian="11pt" style:font-size-complex="11pt"/>
    </style:style>
    <style:style style:name="ce374" style:family="table-cell" style:parent-style-name="Default" style:data-style-name="N0">
      <style:table-cell-properties fo:background-color="#ccffff"/>
      <style:text-properties fo:color="#ff0000" fo:font-size="11pt" style:font-size-asian="11pt" style:font-size-complex="11pt"/>
    </style:style>
    <style:style style:name="ce375" style:family="table-cell" style:parent-style-name="Default" style:data-style-name="N0">
      <style:table-cell-properties fo:border-bottom="0.002cm solid #008080" fo:background-color="#ffffff" fo:border-left="0.002cm solid #008080" fo:border-right="0.088cm solid #33cccc" fo:border-top="0.002cm solid #008080"/>
      <style:text-properties fo:font-size="9pt" style:font-size-asian="9pt" style:font-size-complex="9pt"/>
    </style:style>
    <style:style style:name="ce376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/>
      <style:text-properties fo:font-size="9pt" style:font-size-asian="9pt" style:font-size-complex="9pt"/>
    </style:style>
    <style:style style:name="ce377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378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79" style:family="table-cell" style:parent-style-name="Default" style:data-style-name="N0">
      <style:table-cell-properties fo:border-bottom="none" fo:background-color="#ccffff" fo:border-left="0.002cm solid #008080" fo:border-right="none" fo:border-top="none" style:vertical-align="automatic"/>
    </style:style>
    <style:style style:name="ce380" style:family="table-cell" style:parent-style-name="Default" style:data-style-name="N0">
      <style:table-cell-properties fo:background-color="transparent"/>
    </style:style>
    <style:style style:name="ce381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382" style:family="table-cell" style:parent-style-name="Default" style:data-style-name="N0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383" style:family="table-cell" style:parent-style-name="Default" style:data-style-name="N0">
      <style:table-cell-properties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84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385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86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387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388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89" style:family="table-cell" style:parent-style-name="Default" style:data-style-name="N0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0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1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2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3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4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02cm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395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6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397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8" style:family="table-cell" style:parent-style-name="Default" style:data-style-name="N109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9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0" style:family="table-cell" style:parent-style-name="Default" style:data-style-name="N109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1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2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4" style:family="table-cell" style:parent-style-name="Default" style:data-style-name="N0">
      <style:table-cell-properties fo:border-bottom="none" fo:background-color="#ffffcc" fo:wrap-option="wrap" fo:border-left="none" fo:border-right="0.071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5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6" style:family="table-cell" style:parent-style-name="Default" style:data-style-name="N106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7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8" style:family="table-cell" style:parent-style-name="Default" style:data-style-name="N106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9" style:family="table-cell" style:parent-style-name="Default" style:data-style-name="N106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0" style:family="table-cell" style:parent-style-name="Default" style:data-style-name="N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1" style:family="table-cell" style:parent-style-name="Default" style:data-style-name="N106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2" style:family="table-cell" style:parent-style-name="Default" style:data-style-name="N106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3" style:family="table-cell" style:parent-style-name="Default" style:data-style-name="N106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4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415" style:family="table-cell" style:parent-style-name="Default" style:data-style-name="N106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6" style:family="table-cell" style:parent-style-name="Default" style:data-style-name="N106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7" style:family="table-cell" style:parent-style-name="Default" style:data-style-name="N111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8" style:family="table-cell" style:parent-style-name="Default" style:data-style-name="N11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9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0" style:family="table-cell" style:parent-style-name="Default" style:data-style-name="N111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1" style:family="table-cell" style:parent-style-name="Default" style:data-style-name="N11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2" style:family="table-cell" style:parent-style-name="Default" style:data-style-name="N11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3" style:family="table-cell" style:parent-style-name="Default" style:data-style-name="N111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4" style:family="table-cell" style:parent-style-name="Default" style:data-style-name="N111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5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6" style:family="table-cell" style:parent-style-name="Default" style:data-style-name="N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7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8" style:family="table-cell" style:parent-style-name="Default" style:data-style-name="N10">
      <style:table-cell-properties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9" style:family="table-cell" style:parent-style-name="Default" style:data-style-name="N10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0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1" style:family="table-cell" style:parent-style-name="Default" style:data-style-name="N10">
      <style:table-cell-properties fo:border-bottom="0.071cm solid #000000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2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3" style:family="table-cell" style:parent-style-name="Default" style:data-style-name="N111">
      <style:table-cell-properties fo:border-bottom="none" fo:background-color="#ffffcc" fo:wrap-option="wrap" fo:border-left="none" fo:border-right="0.002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4" style:family="table-cell" style:parent-style-name="Default" style:data-style-name="N111">
      <style:table-cell-properties fo:border-bottom="none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5" style:family="table-cell" style:parent-style-name="Default" style:data-style-name="N111">
      <style:table-cell-properties fo:border-bottom="0.071cm solid #000000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6" style:family="table-cell" style:parent-style-name="Default" style:data-style-name="N1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7" style:family="table-cell" style:parent-style-name="Default" style:data-style-name="N111">
      <style:table-cell-properties fo:border-bottom="none" fo:border-left="none" fo:border-right="0.002cm solid #000000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8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71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9" style:family="table-cell" style:parent-style-name="Default" style:data-style-name="N111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0" style:family="table-cell" style:parent-style-name="Default" style:data-style-name="N111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1" style:family="table-cell" style:parent-style-name="Default" style:data-style-name="N111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2" style:family="table-cell" style:parent-style-name="Default" style:data-style-name="N111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3" style:family="table-cell" style:parent-style-name="Default" style:data-style-name="N111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4" style:family="table-cell" style:parent-style-name="Default" style:data-style-name="N111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5" style:family="table-cell" style:parent-style-name="Default" style:data-style-name="N111">
      <style:table-cell-properties fo:background-color="#ffffcc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6" style:family="table-cell" style:parent-style-name="Default" style:data-style-name="N111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7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8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49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50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02cm solid #000000" style:vertical-align="middle"/>
      <style:paragraph-properties fo:text-align="start" fo:margin-left="0.353cm"/>
      <style:text-properties fo:color="#003366" style:font-name="Times New Roman" fo:font-size="9pt" style:font-name-asian="Times New Roman" style:font-size-asian="9pt" style:font-name-complex="Times New Roman" style:font-size-complex="9pt"/>
    </style:style>
    <style:style style:name="ce451" style:family="table-cell" style:parent-style-name="Default" style:data-style-name="N0"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52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start" fo:margin-left="0.353cm"/>
      <style:text-properties fo:color="#003366"/>
    </style:style>
    <style:style style:name="ce453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54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55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56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457" style:family="table-cell" style:parent-style-name="Default" style:data-style-name="N0">
      <style:table-cell-properties fo:background-color="#ffffcc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58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5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0" style:family="table-cell" style:parent-style-name="Default" style:data-style-name="N0">
      <style:table-cell-properties fo:background-color="#ffffcc" style:cell-protect="protected" style:print-content="true"/>
      <style:text-properties fo:font-size="9pt" style:font-size-asian="9pt" style:font-size-complex="9pt"/>
    </style:style>
    <style:style style:name="ce461" style:family="table-cell" style:parent-style-name="Default" style:data-style-name="N0">
      <style:table-cell-properties style:cell-protect="protected" style:print-content="true"/>
      <style:text-properties fo:font-size="9pt" style:font-size-asian="9pt" style:font-size-complex="9pt"/>
    </style:style>
    <style:style style:name="ce462" style:family="table-cell" style:parent-style-name="Default" style:data-style-name="N106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63" style:family="table-cell" style:parent-style-name="Default" style:data-style-name="N106">
      <style:table-cell-properties fo:border-bottom="none" style:cell-protect="protected" style:print-content="true" style:text-align-source="fix" style:repeat-content="false" fo:background-color="transparent" fo:border-left="0.071cm solid #000000" fo:border-right="0.071cm solid #000000" fo:border-top="0.071cm solid #000000" style:vertical-align="automatic"/>
      <style:paragraph-properties fo:text-align="center"/>
      <style:text-properties fo:font-size="8pt" style:font-size-asian="8pt" style:font-size-complex="8pt"/>
    </style:style>
    <style:style style:name="ce464" style:family="table-cell" style:parent-style-name="Default" style:data-style-name="N106">
      <style:table-cell-properties fo:border-bottom="none" style:cell-protect="protected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65" style:family="table-cell" style:parent-style-name="Default" style:data-style-name="N106">
      <style:table-cell-properties fo:border-bottom="none" style:cell-protect="protected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66" style:family="table-cell" style:parent-style-name="Default" style:data-style-name="N106">
      <style:table-cell-properties fo:border-bottom="0.071cm solid #000000" style:cell-protect="protected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67" style:family="table-cell" style:parent-style-name="Default" style:data-style-name="N106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68" style:family="table-cell" style:parent-style-name="Default" style:data-style-name="N0">
      <style:table-cell-properties fo:background-color="#ffffcc" style:cell-protect="protected" style:print-content="true" style:vertical-align="automatic"/>
      <style:text-properties fo:font-size="9pt" style:font-size-asian="9pt" style:font-size-complex="9pt"/>
    </style:style>
    <style:style style:name="ce469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70" style:family="table-cell" style:parent-style-name="Default" style:data-style-name="N0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71" style:family="table-cell" style:parent-style-name="Default" style:data-style-name="N109">
      <style:table-cell-properties fo:background-color="#ffffcc" style:cell-protect="protected" style:print-content="true"/>
      <style:text-properties fo:font-size="8pt" fo:font-weight="bold" style:font-size-asian="8pt" style:font-weight-asian="bold" style:font-size-complex="8pt" style:font-weight-complex="bold"/>
    </style:style>
    <style:style style:name="ce472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fo:font-size="9pt" style:font-size-asian="9pt" style:font-size-complex="9pt"/>
    </style:style>
    <style:style style:name="ce473" style:family="table-cell" style:parent-style-name="Default" style:data-style-name="N0">
      <style:table-cell-properties style:cell-protect="protected" style:print-content="true" fo:background-color="transparent"/>
      <style:text-properties fo:font-size="9pt" style:font-size-asian="9pt" style:font-size-complex="9pt"/>
    </style:style>
    <style:style style:name="ce474" style:family="table-cell" style:parent-style-name="Default" style:data-style-name="N0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75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76" style:family="table-cell" style:parent-style-name="Default" style:data-style-name="N109">
      <style:table-cell-properties fo:background-color="#ffffcc" style:cell-protect="protected" style:print-content="true"/>
      <style:text-properties fo:font-size="8pt" style:font-size-asian="8pt" style:font-size-complex="8pt"/>
    </style:style>
    <style:style style:name="ce477" style:family="table-cell" style:parent-style-name="Default" style:data-style-name="N106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78" style:family="table-cell" style:parent-style-name="Default" style:data-style-name="N36">
      <style:table-cell-properties fo:background-color="#ffffff" style:cell-protect="protected" style:print-content="true" fo:border="0.002cm solid #00000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479" style:family="table-cell" style:parent-style-name="Default" style:data-style-name="N36">
      <style:table-cell-properties style:cell-protect="protected" style:print-content="true" fo:background-color="transparent" style:vertical-align="automatic"/>
      <style:text-properties fo:font-size="9pt" style:font-size-asian="9pt" style:font-size-complex="9pt"/>
    </style:style>
    <style:style style:name="ce480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481" style:family="table-cell" style:parent-style-name="Default" style:data-style-name="N106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2" style:family="table-cell" style:parent-style-name="Default" style:data-style-name="N1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83" style:family="table-cell" style:parent-style-name="Default" style:data-style-name="N10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84" style:family="table-cell" style:parent-style-name="Default" style:data-style-name="N2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485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86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8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8" style:family="table-cell" style:parent-style-name="Default" style:data-style-name="N0">
      <style:table-cell-properties style:cell-protect="protected" style:print-content="true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9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90" style:family="table-cell" style:parent-style-name="Default" style:data-style-name="N5106">
      <style:table-cell-properties fo:background-color="#ffffcc" style:cell-protect="protected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9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92" style:family="table-cell" style:parent-style-name="Default" style:data-style-name="N1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93" style:family="table-cell" style:parent-style-name="Default" style:data-style-name="N112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94" style:family="table-cell" style:parent-style-name="Default" style:data-style-name="N5106">
      <style:table-cell-properties fo:border-bottom="none" fo:background-color="#ffffcc" style:cell-protect="protected" style:print-content="true" style:text-align-source="fix" style:repeat-content="false" fo:border-left="none" fo:border-right="0.002cm solid #000000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9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496" style:family="table-cell" style:parent-style-name="Default" style:data-style-name="N1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97" style:family="table-cell" style:parent-style-name="Default" style:data-style-name="N1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98" style:family="table-cell" style:parent-style-name="Default" style:data-style-name="N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499" style:family="table-cell" style:parent-style-name="Default" style:data-style-name="N2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00" style:family="table-cell" style:parent-style-name="Default" style:data-style-name="N106">
      <style:table-cell-properties fo:background-color="#ffffcc" style:cell-protect="protected" style:print-content="true" style:vertical-align="automatic"/>
      <style:text-properties fo:font-size="8pt" style:font-size-asian="8pt" style:font-size-complex="8pt"/>
    </style:style>
    <style:style style:name="ce501" style:family="table-cell" style:parent-style-name="Default" style:data-style-name="N0">
      <style:table-cell-properties fo:background-color="#ffffcc" style:cell-protect="protected" style:print-content="true" style:vertical-align="automatic"/>
      <style:text-properties fo:font-size="8pt" style:font-size-asian="8pt" style:font-size-complex="8pt"/>
    </style:style>
    <style:style style:name="ce502" style:family="table-cell" style:parent-style-name="Default" style:data-style-name="N0">
      <style:table-cell-properties fo:background-color="#ffffcc" style:cell-protect="protected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3" style:family="text">
      <style:text-properties fo:color="#003366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OpenAccounts.A1">
          <table:help-message table:title="Bank interest" table:display="true">
            <text:p>Bank interest is normally received net of tax.</text:p>
            <text:p>If bank interest is received after deducting tax leave this box BLANK</text:p>
            <text:p/>
            <text:p>Co-operative Bank interest may be paid gross.</text:p>
            <text:p>If bank interest received gross ENTER <text:s/>X in this cell</text:p>
          </table:help-message>
          <table:error-message table:message-type="stop" table:display="true"/>
        </table:content-validation>
        <table:content-validation table:name="val2" table:base-cell-address="OpenAccounts.A1">
          <table:help-message table:title="OPENING BALANCE SHEET ACCURACY" table:display="true">
            <text:p>An amount other than ZERO indicates the amounts entered in OPENACOUNTS BALANCE SHEET does not balance</text:p>
            <text:p/>
            <text:p>CHECk and CORRECT <text:s/>the OPENING BALANCE SHEET to BALANCE The FINAL BALANCE SHEET</text:p>
          </table:help-message>
          <table:error-message table:message-type="stop" table:display="true"/>
        </table:content-validation>
        <table:content-validation table:name="val3" table:base-cell-address="OpenAccounts.A1">
          <table:help-message table:title="SALES SHEET ACCURACY ALERT" table:display="true">
            <text:p>An amount other than ZERO indicates this months SALES SHEET contains an ERROR.</text:p>
            <text:p>Typically vat plus sales analysis does not equal the total sales.</text:p>
            <text:p/>
            <text:p>CHECK and CORRECT <text:s/>the SALES SHEET rather than trial balance to BALANCE the BALANCE SHEET</text:p>
          </table:help-message>
          <table:error-message table:message-type="stop" table:display="true"/>
        </table:content-validation>
        <table:content-validation table:name="val4" table:base-cell-address="OpenAccounts.A1">
          <table:help-message table:title="PURCHASE SHEET ACCURACY ALERT" table:display="true">
            <text:p>An amount other than ZERO indicates this months PURCHASES SHEET contains an ERROR.</text:p>
            <text:p>Typically vat plus purchase analysis does not equal the total purchases.</text:p>
            <text:p/>
            <text:p>CHECK and CORRECT <text:s/>the PURCHASES SHEET rather than trial balance to BALANCE the BALANCE SHEET</text:p>
          </table:help-message>
          <table:error-message table:message-type="stop" table:display="true"/>
        </table:content-validation>
        <table:content-validation table:name="val5" table:base-cell-address="OpenAccounts.A1">
          <table:help-message table:title="BANK CURRENT ACCOUNT ACCURACY" table:display="true">
            <text:p>An amount other than ZERO indicates this months BANK CURRENT ACCOUNT contains an ERROR.</text:p>
            <text:p>Typically total receipts or payments do not equal the analysis.</text:p>
            <text:p/>
            <text:p>CHECK and CORRECT <text:s/>the BANK CURRENT ACCOUNT rather than trial balance to BALANCE the BALANCE SHEET</text:p>
          </table:help-message>
          <table:error-message table:message-type="stop" table:display="true"/>
        </table:content-validation>
        <table:content-validation table:name="val6" table:base-cell-address="OpenAccounts.A1">
          <table:help-message table:title="BANK SAVINGS ACCOUNT ACCURACY" table:display="true">
            <text:p>An amount other than ZERO indicates this months BANK SAVINGS ACCOUNT contains an ERROR.</text:p>
            <text:p>Typically total receipts or payments do not equal the analysis.</text:p>
            <text:p/>
            <text:p>CHECK and CORRECT <text:s/>the BANK SAVINGS ACCOUNT rather than trial balance to BALANCE the BALANCE SHEET</text:p>
          </table:help-message>
          <table:error-message table:message-type="stop" table:display="true"/>
        </table:content-validation>
        <table:content-validation table:name="val7" table:base-cell-address="OpenAccounts.A1">
          <table:help-message table:title="CREDIT CARD ACCOUNT ACCURACY" table:display="true">
            <text:p>An amount other than ZERO indicates this months CREDIT CARD ACCOUNT contains an ERROR.</text:p>
            <text:p>Typically total receipts or payments do not equal the analysis.</text:p>
            <text:p/>
            <text:p>CHECK and CORRECT <text:s/>the CREDIT CARD ACCOUNT rather than trial balance to BALANCE the BALANCE SHEET</text:p>
          </table:help-message>
          <table:error-message table:message-type="stop" table:display="true"/>
        </table:content-validation>
        <table:content-validation table:name="val8" table:base-cell-address="OpenAccounts.A1">
          <table:help-message table:title="CASH ACCOUNT ACCURACY" table:display="true">
            <text:p>An amount other than ZERO indicates this months CASH ACCOUNT contains an ERROR.</text:p>
            <text:p>Typically total receipts or payments do not equal the analysis.</text:p>
            <text:p/>
            <text:p>CHECK and CORRECT <text:s/>the CASH ACCOUNT rather than trial balance to BALANCE the BALANCE SHEET</text:p>
          </table:help-message>
          <table:error-message table:message-type="stop" table:display="true"/>
        </table:content-validation>
        <table:content-validation table:name="val9" table:base-cell-address="OpenAccounts.A1">
          <table:help-message table:title="WAGES INTERFACE ACCURACY" table:display="true">
            <text:p>An amount other than ZERO indicates this months WAGES INTERFACE contains an ERROR.</text:p>
            <text:p>Typically total wages do not equal the deductionss.</text:p>
            <text:p/>
            <text:p>CHECK and CORRECT <text:s/>the WAGES INTERFACE rather than trial balance to BALANCE the BALANCE SHEET</text:p>
          </table:help-message>
          <table:error-message table:message-type="stop" table:display="true"/>
        </table:content-validation>
        <table:content-validation table:name="val10" table:base-cell-address="OpenAccounts.A1">
          <table:help-message table:title="ACCRUALS ACCURACY ALERT" table:display="true">
            <text:p>An amount other than ZERO indicates FIXED ASSETS <text:s/>contains an ERROR.</text:p>
            <text:p>Typically an erroneous manual entry has been made on this trial balance sheet.</text:p>
            <text:p/>
            <text:p>CHECK and CORRECT <text:s/>the TRIAL BALANCE entries to BALANCE the BALANCE SHEET</text:p>
          </table:help-message>
          <table:error-message table:message-type="stop" table:display="true"/>
        </table:content-validation>
        <table:content-validation table:name="val11" table:base-cell-address="OpenAccounts.A1">
          <table:help-message table:title="CLOSING BALANCE ACCURACY ALERT" table:display="true">
            <text:p>An amount other than ZERO indicates at least one source sheet contains an ERROR.</text:p>
            <text:p/>
            <text:p>CHECK and LOCATE error by scrolling along this row to identify in which sheet the error has occured and CORRECT THAT SHEET</text:p>
          </table:help-message>
          <table:error-message table:message-type="stop" table:display="true"/>
        </table:content-validation>
        <table:content-validation table:name="val12" table:base-cell-address="OpenAccounts.A1">
          <table:help-message table:title="YEAR END ENTRIES ACCURACY ALERT" table:display="true">
            <text:p>An amount other than ZERO indicates A MANUAL YEAR END entry contains an ERROR.</text:p>
            <text:p/>
            <text:p>CHECK and LOCATE error in this column and CORRECT the double entry error</text:p>
          </table:help-message>
          <table:error-message table:message-type="stop" table:display="true"/>
        </table:content-validation>
      </table:content-validations>
      <table:table table:name="OpenAccount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1" table:default-cell-style-name="ce7"/>
        <table:table-column table:style-name="co4" table:default-cell-style-name="ce7"/>
        <table:table-column table:style-name="co1" table:default-cell-style-name="ce7"/>
        <table:table-column table:style-name="co4" table:number-columns-repeated="5" table:default-cell-style-name="ce7"/>
        <table:table-column table:style-name="co1" table:default-cell-style-name="ce7"/>
        <table:table-column table:style-name="co4" table:number-columns-repeated="3" table:default-cell-style-name="ce7"/>
        <table:table-column table:style-name="co5" table:default-cell-style-name="ce7"/>
        <table:table-column table:style-name="co4" table:default-cell-style-name="ce7"/>
        <table:table-column table:style-name="co1" table:default-cell-style-name="ce7"/>
        <table:table-column table:style-name="co6" table:number-columns-repeated="1006" table:default-cell-style-name="ce7"/>
        <table:table-row table:style-name="ro1">
          <table:table-cell table:style-name="ce5" table:number-columns-repeated="18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Company Name (including Limited)</text:p>
          </table:table-cell>
          <table:table-cell table:style-name="ce5"/>
          <table:table-cell table:style-name="ce19" table:number-columns-spanned="4" table:number-rows-spanned="1"/>
          <table:covered-table-cell table:number-columns-repeated="3"/>
          <table:table-cell table:style-name="ce5"/>
          <table:table-cell table:style-name="ce5" office:value-type="string">
            <text:p>Registered Office Address</text:p>
          </table:table-cell>
          <table:table-cell table:style-name="ce5" table:number-columns-repeated="4"/>
          <table:table-cell table:style-name="ce35" office:value-type="string" table:number-columns-spanned="3" table:number-rows-spanned="1">
            <text:p>Tax Reference per CT603 Notice</text:p>
          </table:table-cell>
          <table:covered-table-cell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Company registration number</text:p>
          </table:table-cell>
          <table:table-cell table:style-name="ce5"/>
          <table:table-cell table:style-name="ce20" table:number-columns-spanned="4" table:number-rows-spanned="1"/>
          <table:covered-table-cell table:number-columns-repeated="3"/>
          <table:table-cell table:style-name="ce5"/>
          <table:table-cell table:style-name="ce19" table:number-columns-spanned="5" table:number-rows-spanned="1"/>
          <table:covered-table-cell table:number-columns-repeated="4"/>
          <table:table-cell table:number-columns-repeated="3" table:style-name="ce36"/>
          <table:table-cell table:style-name="ce5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Telephone number (including STD Code)</text:p>
          </table:table-cell>
          <table:table-cell table:style-name="ce5"/>
          <table:table-cell table:style-name="ce21" table:number-columns-spanned="4" table:number-rows-spanned="1"/>
          <table:covered-table-cell table:number-columns-repeated="3"/>
          <table:table-cell table:style-name="ce5"/>
          <table:table-cell table:style-name="ce19" table:number-columns-spanned="5" table:number-rows-spanned="1"/>
          <table:covered-table-cell table:number-columns-repeated="4"/>
          <table:table-cell table:style-name="ce5" table:number-columns-repeated="4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First Director's Name</text:p>
          </table:table-cell>
          <table:table-cell table:style-name="ce5"/>
          <table:table-cell table:style-name="ce21" table:number-columns-spanned="4" table:number-rows-spanned="1"/>
          <table:covered-table-cell table:number-columns-repeated="3"/>
          <table:table-cell table:style-name="ce5"/>
          <table:table-cell table:style-name="ce19" table:number-columns-spanned="5" table:number-rows-spanned="1"/>
          <table:covered-table-cell table:number-columns-repeated="4"/>
          <table:table-cell table:style-name="ce37" office:value-type="string" table:number-columns-spanned="2" table:number-rows-spanned="1">
            <text:p>Loss brought forward</text:p>
          </table:table-cell>
          <table:covered-table-cell/>
          <table:table-cell table:style-name="ce23"/>
          <table:table-cell table:style-name="ce5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Second Director's Name</text:p>
          </table:table-cell>
          <table:table-cell table:style-name="ce5"/>
          <table:table-cell table:style-name="ce21" table:number-columns-spanned="4" table:number-rows-spanned="1"/>
          <table:covered-table-cell table:number-columns-repeated="3"/>
          <table:table-cell table:style-name="ce5"/>
          <table:table-cell table:style-name="ce29" table:number-columns-spanned="2" table:number-rows-spanned="1"/>
          <table:covered-table-cell/>
          <table:table-cell table:style-name="ce33" office:value-type="string" table:number-columns-spanned="2" table:number-rows-spanned="1">
            <text:p>Postcode</text:p>
          </table:table-cell>
          <table:covered-table-cell/>
          <table:table-cell table:style-name="ce34"/>
          <table:table-cell table:style-name="ce38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4"/>
          <table:table-cell table:style-name="ce6" table:number-columns-repeated="4"/>
          <table:table-cell table:style-name="ce5"/>
          <table:table-cell table:style-name="ce6" table:number-columns-repeated="5"/>
          <table:table-cell table:style-name="ce5" table:number-columns-repeated="4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The principal activity of the company is</text:p>
          </table:table-cell>
          <table:table-cell table:style-name="ce5"/>
          <table:table-cell table:style-name="ce21" table:number-columns-spanned="5" table:number-rows-spanned="1"/>
          <table:covered-table-cell table:number-columns-repeated="4"/>
          <table:table-cell table:style-name="ce30"/>
          <table:table-cell table:style-name="ce31" office:value-type="string" table:number-columns-spanned="5" table:number-rows-spanned="1">
            <text:p>If bank interest received Gross e.g. Co-op Enter X</text:p>
          </table:table-cell>
          <table:covered-table-cell table:number-columns-repeated="4"/>
          <table:table-cell table:style-name="ce39" table:content-validation-name="val1"/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5" table:number-columns-repeated="4"/>
          <table:table-cell table:style-name="ce6" table:number-columns-repeated="4"/>
          <table:table-cell table:style-name="ce5"/>
          <table:table-cell table:style-name="ce6" table:number-columns-repeated="5"/>
          <table:table-cell table:style-name="ce5" table:number-columns-repeated="4"/>
          <table:table-cell table:number-columns-repeated="1006"/>
        </table:table-row>
        <table:table-row table:style-name="ro2">
          <table:table-cell table:style-name="ce5" table:number-columns-repeated="2"/>
          <table:table-cell table:style-name="ce10" office:value-type="string">
            <text:p>PREVIOUS YEAR BALANCE SHEET</text:p>
          </table:table-cell>
          <table:table-cell table:style-name="ce5"/>
          <table:table-cell table:style-name="ce6" office:value-type="string" table:number-columns-spanned="1" table:number-rows-spanned="2">
            <text:p>OPENING BALANCE SHEET</text:p>
          </table:table-cell>
          <table:table-cell table:style-name="ce6"/>
          <table:table-cell table:style-name="ce25" office:value-type="string" table:number-columns-spanned="5" table:number-rows-spanned="1">
            <text:p>Fixed Asset Original Cost</text:p>
          </table:table-cell>
          <table:covered-table-cell table:number-columns-repeated="4"/>
          <table:table-cell table:style-name="ce25"/>
          <table:table-cell table:style-name="ce25" office:value-type="string" table:number-columns-spanned="5" table:number-rows-spanned="1">
            <text:p>Fixed Asset Accumulated Depreciation</text:p>
          </table:table-cell>
          <table:covered-table-cell table:number-columns-repeated="4"/>
          <table:table-cell table:style-name="ce5"/>
          <table:table-cell table:number-columns-repeated="1006"/>
        </table:table-row>
        <table:table-row table:style-name="ro3">
          <table:table-cell table:style-name="ce6"/>
          <table:table-cell table:style-name="ce6" office:value-type="string">
            <text:p>AUDIT CHECK</text:p>
          </table:table-cell>
          <table:table-cell table:style-name="ce6" table:number-columns-repeated="2"/>
          <table:covered-table-cell/>
          <table:table-cell table:style-name="ce24"/>
          <table:table-cell table:style-name="ce26" office:value-type="string">
            <text:p>Land &amp; Buildings</text:p>
          </table:table-cell>
          <table:table-cell table:style-name="ce6" office:value-type="string">
            <text:p>Plant &amp; Machinery</text:p>
          </table:table-cell>
          <table:table-cell table:style-name="ce6" office:value-type="string">
            <text:p>Fixtures &amp; Fittings</text:p>
          </table:table-cell>
          <table:table-cell table:style-name="ce6" office:value-type="string">
            <text:p>Computer Technology</text:p>
          </table:table-cell>
          <table:table-cell table:style-name="ce6" office:value-type="string">
            <text:p>Motor Vehicles</text:p>
          </table:table-cell>
          <table:table-cell table:style-name="ce6"/>
          <table:table-cell table:style-name="ce6" office:value-type="string">
            <text:p>Land &amp; Buildings</text:p>
          </table:table-cell>
          <table:table-cell table:style-name="ce6" office:value-type="string">
            <text:p>Plant &amp; Machinery</text:p>
          </table:table-cell>
          <table:table-cell table:style-name="ce6" office:value-type="string">
            <text:p>Fixtures &amp; Fittings</text:p>
          </table:table-cell>
          <table:table-cell table:style-name="ce6" office:value-type="string">
            <text:p>Computer Technology</text:p>
          </table:table-cell>
          <table:table-cell table:style-name="ce6" office:value-type="string">
            <text:p>Motor Vehicles</text:p>
          </table:table-cell>
          <table:table-cell table:style-name="ce6"/>
          <table:table-cell table:style-name="ce40" table:number-columns-repeated="1006"/>
        </table:table-row>
        <table:table-row table:style-name="ro4">
          <table:table-cell table:style-name="ce5" table:number-columns-repeated="2"/>
          <table:table-cell table:style-name="ce11" office:value-type="string">
            <text:p>Fixed Assets</text:p>
          </table:table-cell>
          <table:table-cell table:style-name="ce11"/>
          <table:table-cell table:style-name="ce5" table:number-columns-repeated="2"/>
          <table:table-cell table:style-name="ce27"/>
          <table:table-cell table:style-name="ce5" table:number-columns-repeated="11"/>
          <table:table-cell table:number-columns-repeated="1006"/>
        </table:table-row>
        <table:table-row table:style-name="ro1">
          <table:table-cell table:style-name="ce5"/>
          <table:table-cell table:style-name="ce8" table:formula="of:=[.E13]-[.G13]-[.H13]-[.I13]-[.J13]-[.K13]+[.M13]+[.N13]+[.O13]+[.P13]+[.Q13]" office:value-type="float" office:value="0">
            <text:p>0.00 </text:p>
          </table:table-cell>
          <table:table-cell table:style-name="ce5" office:value-type="string">
            <text:p>Tangible assets (note 1)</text:p>
          </table:table-cell>
          <table:table-cell table:style-name="ce5"/>
          <table:table-cell table:style-name="ce22"/>
          <table:table-cell table:style-name="ce5"/>
          <table:table-cell table:number-columns-repeated="5" table:style-name="ce22"/>
          <table:table-cell table:style-name="ce5"/>
          <table:table-cell table:number-columns-repeated="5" table:style-name="ce22"/>
          <table:table-cell table:style-name="ce5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11" office:value-type="string">
            <text:p>Current Assets</text:p>
          </table:table-cell>
          <table:table-cell table:style-name="ce11"/>
          <table:table-cell table:style-name="ce5" table:number-columns-repeated="14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Stock at cost</text:p>
          </table:table-cell>
          <table:table-cell table:style-name="ce5"/>
          <table:table-cell table:style-name="ce22"/>
          <table:table-cell table:style-name="ce5" table:number-columns-repeated="13"/>
          <table:table-cell table:number-columns-repeated="1006"/>
        </table:table-row>
        <table:table-row table:style-name="ro5">
          <table:table-cell table:style-name="ce5" table:number-columns-repeated="2"/>
          <table:table-cell table:style-name="ce5" office:value-type="string">
            <text:p>Trade Debtors</text:p>
          </table:table-cell>
          <table:table-cell table:style-name="ce5"/>
          <table:table-cell table:style-name="ce22"/>
          <table:table-cell table:style-name="ce5"/>
          <table:table-cell table:style-name="ce25" table:number-columns-repeated="4"/>
          <table:table-cell table:style-name="ce5" table:number-columns-repeated="8"/>
          <table:table-cell table:number-columns-repeated="1006"/>
        </table:table-row>
        <table:table-row table:style-name="ro3">
          <table:table-cell table:style-name="ce5" table:number-columns-repeated="6"/>
          <table:table-cell table:style-name="ce25" office:value-type="string">
            <text:p>Current Account</text:p>
          </table:table-cell>
          <table:table-cell table:style-name="ce25" office:value-type="string">
            <text:p>Savings Account</text:p>
          </table:table-cell>
          <table:table-cell table:style-name="ce25" office:value-type="string">
            <text:p>Credit Card Account</text:p>
          </table:table-cell>
          <table:table-cell table:style-name="ce25" office:value-type="string">
            <text:p>Cash Account</text:p>
          </table:table-cell>
          <table:table-cell table:style-name="ce5" table:number-columns-repeated="8"/>
          <table:table-cell table:number-columns-repeated="1006"/>
        </table:table-row>
        <table:table-row table:style-name="ro1">
          <table:table-cell table:style-name="ce5"/>
          <table:table-cell table:style-name="ce8" table:formula="of:=[.E18]-[.G18]-[.H18]-[.I18]-[.J18]" office:value-type="float" office:value="0">
            <text:p>0.00 </text:p>
          </table:table-cell>
          <table:table-cell table:style-name="ce5" office:value-type="string">
            <text:p>Cash and Bank Balances</text:p>
          </table:table-cell>
          <table:table-cell table:style-name="ce5"/>
          <table:table-cell table:style-name="ce22"/>
          <table:table-cell table:style-name="ce5"/>
          <table:table-cell table:number-columns-repeated="4" table:style-name="ce22"/>
          <table:table-cell table:style-name="ce32" office:value-type="string" table:number-columns-spanned="5" table:number-rows-spanned="2">
            <text:p>Enter all bank balances on this row. Enter accounts overdrawn as negative amounts.</text:p>
          </table:table-cell>
          <table:covered-table-cell table:number-columns-repeated="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11" office:value-type="string">
            <text:p>Current Liabilities</text:p>
          </table:table-cell>
          <table:table-cell table:style-name="ce11"/>
          <table:table-cell table:style-name="ce5" table:number-columns-repeated="6"/>
          <table:covered-table-cell table:number-columns-repeated="5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Trade Creditors</text:p>
          </table:table-cell>
          <table:table-cell table:style-name="ce5"/>
          <table:table-cell table:style-name="ce2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Net wages due</text:p>
          </table:table-cell>
          <table:table-cell table:style-name="ce5"/>
          <table:table-cell table:style-name="ce2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Wage deductions due</text:p>
          </table:table-cell>
          <table:table-cell table:style-name="ce5"/>
          <table:table-cell table:style-name="ce2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Dividends due</text:p>
          </table:table-cell>
          <table:table-cell table:style-name="ce5"/>
          <table:table-cell table:style-name="ce2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Corporation Tax</text:p>
          </table:table-cell>
          <table:table-cell table:style-name="ce5"/>
          <table:table-cell table:style-name="ce22"/>
          <table:table-cell table:style-name="ce5"/>
          <table:table-cell table:style-name="ce25" table:number-columns-repeated="3"/>
          <table:table-cell table:style-name="ce5" table:number-columns-repeated="9"/>
          <table:table-cell table:number-columns-repeated="1006"/>
        </table:table-row>
        <table:table-row table:style-name="ro1">
          <table:table-cell table:style-name="ce5" table:number-columns-repeated="6"/>
          <table:table-cell table:style-name="ce5" office:value-type="string">
            <text:p>HMRC Paye</text:p>
          </table:table-cell>
          <table:table-cell table:style-name="ce5" office:value-type="string">
            <text:p>HMRC Vat</text:p>
          </table:table-cell>
          <table:table-cell table:style-name="ce5" office:value-type="string">
            <text:p>HMRC CIS</text:p>
          </table:table-cell>
          <table:table-cell table:style-name="ce5" table:number-columns-repeated="9"/>
          <table:table-cell table:number-columns-repeated="1006"/>
        </table:table-row>
        <table:table-row table:style-name="ro1">
          <table:table-cell table:style-name="ce5"/>
          <table:table-cell table:style-name="ce8" table:formula="of:=[.E26]-[.G26]-[.H26]-[.I26]" office:value-type="float" office:value="0">
            <text:p>0.00 </text:p>
          </table:table-cell>
          <table:table-cell table:style-name="ce5" office:value-type="string">
            <text:p>Taxation and Social Security</text:p>
          </table:table-cell>
          <table:table-cell table:style-name="ce5"/>
          <table:table-cell table:style-name="ce22"/>
          <table:table-cell table:style-name="ce5"/>
          <table:table-cell table:number-columns-repeated="3" table:style-name="ce22"/>
          <table:table-cell table:style-name="ce5" table:number-columns-repeated="9"/>
          <table:table-cell table:number-columns-repeated="1006"/>
        </table:table-row>
        <table:table-row table:style-name="ro1">
          <table:table-cell table:style-name="ce5" table:number-columns-repeated="18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11" office:value-type="string">
            <text:p>Long Term Debtors (3-5 years)</text:p>
          </table:table-cell>
          <table:table-cell table:style-name="ce11"/>
          <table:table-cell table:style-name="ce2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11" office:value-type="string">
            <text:p>Other Creditors</text:p>
          </table:table-cell>
          <table:table-cell table:style-name="ce11"/>
          <table:table-cell table:style-name="ce5" table:number-columns-repeated="14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Directors Loan Account</text:p>
          </table:table-cell>
          <table:table-cell table:style-name="ce5"/>
          <table:table-cell table:style-name="ce2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11" office:value-type="string">
            <text:p>Long Term Creditors (over 1 year)</text:p>
          </table:table-cell>
          <table:table-cell table:style-name="ce11"/>
          <table:table-cell table:style-name="ce2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11" office:value-type="string">
            <text:p>Capital and Reserves</text:p>
          </table:table-cell>
          <table:table-cell table:style-name="ce11"/>
          <table:table-cell table:style-name="ce5" table:number-columns-repeated="14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Called up share capital</text:p>
          </table:table-cell>
          <table:table-cell table:style-name="ce5"/>
          <table:table-cell table:style-name="ce2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Retained Profit and Loss account</text:p>
          </table:table-cell>
          <table:table-cell table:style-name="ce5"/>
          <table:table-cell table:style-name="ce2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Capital Reserves</text:p>
          </table:table-cell>
          <table:table-cell table:style-name="ce5"/>
          <table:table-cell table:style-name="ce2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5" table:number-columns-repeated="18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12" office:value-type="string">
            <text:p>ACCURACY CHECK</text:p>
          </table:table-cell>
          <table:table-cell table:style-name="ce12"/>
          <table:table-cell table:style-name="ce8" table:formula="of:=[.E13]+[.E15]+[.E16]+[.E18]-[.E20]-[.E21]-[.E22]-[.E23]-[.E24]-[.E26]+[.E28]-[.E30]-[.E31]-[.E33]-[.E34]-[.E35]" office:value-type="float" office:value="0">
            <text:p>0.00 </text:p>
          </table:table-cell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5" table:number-columns-repeated="18"/>
          <table:table-cell table:number-columns-repeated="1006"/>
        </table:table-row>
        <table:table-row table:style-name="ro6">
          <table:table-cell/>
          <table:table-cell table:style-name="ce9" table:number-columns-repeated="17"/>
          <table:table-cell table:number-columns-repeated="1006"/>
        </table:table-row>
        <table:table-row table:style-name="ro7">
          <table:table-cell table:style-name="ce5" table:number-columns-repeated="8"/>
          <table:table-cell table:style-name="ce28" table:number-columns-repeated="1016"/>
        </table:table-row>
        <table:table-row table:style-name="ro2">
          <table:table-cell table:style-name="ce5" table:number-columns-repeated="2"/>
          <table:table-cell table:style-name="ce13" office:value-type="string" table:number-columns-spanned="3" table:number-rows-spanned="1">
            <text:p>PREVIOUS YEAR PROFIT &amp; LOSS ACCOUNT</text:p>
          </table:table-cell>
          <table:covered-table-cell table:number-columns-repeated="2"/>
          <table:table-cell table:style-name="ce5" table:number-columns-repeated="3"/>
          <table:table-cell table:number-columns-repeated="1016"/>
        </table:table-row>
        <table:table-row table:style-name="ro6">
          <table:table-cell table:style-name="ce5" table:number-columns-repeated="2"/>
          <table:table-cell table:style-name="ce14" table:number-columns-repeated="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5" office:value-type="string">
            <text:p>Sales Turnover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5" office:value-type="string">
            <text:p>Investment Grants received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6" office:value-type="string">
            <text:p>Sales Turnover</text:p>
          </table:table-cell>
          <table:table-cell table:style-name="ce5" table:number-columns-repeated="3"/>
          <table:table-cell table:style-name="ce8" table:formula="of:=SUM([.E43:.E44])" office:value-type="float" office:value="0">
            <text:p>0.00 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5" office:value-type="string">
            <text:p>Opening Stock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5" office:value-type="string">
            <text:p>Purchase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5" office:value-type="string">
            <text:p>Less Closing Stock</text:p>
          </table:table-cell>
          <table:table-cell table:style-name="ce5"/>
          <table:table-cell table:style-name="ce23" table:formula="of:=[.E15]" office:value-type="float" office:value="0">
            <text:p>0.00 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5" office:value-type="string">
            <text:p>Sub contractor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6" office:value-type="string">
            <text:p>Cost of Sales</text:p>
          </table:table-cell>
          <table:table-cell table:style-name="ce5" table:number-columns-repeated="3"/>
          <table:table-cell table:style-name="ce8" table:formula="of:=[.E46]+[.E47]-[.E48]+[.E49]" office:value-type="float" office:value="0">
            <text:p>0.00 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6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6" office:value-type="string">
            <text:p>Gross Profit</text:p>
          </table:table-cell>
          <table:table-cell table:style-name="ce5" table:number-columns-repeated="3"/>
          <table:table-cell table:style-name="ce8" table:formula="of:=[.G45]-[.G50]" office:value-type="float" office:value="0">
            <text:p>0.00 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7" office:value-type="string">
            <text:p>Administrative Expenses</text:p>
          </table:table-cell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5" office:value-type="string">
            <text:p>Wages and Salarie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5" office:value-type="string">
            <text:p>Directors Wage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5" office:value-type="string">
            <text:p>National Insurance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Premises Rent &amp; Rate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Premises Light &amp; Heating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Distribution Transport Cost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Equipment Tools &amp; Plant Hire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Repairs &amp; Maintenance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Consumable Material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Advertising &amp; Promotion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Telephone Postage &amp; Stationery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Travel &amp; Hotel Expense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Motor Vehicle Expense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Insurance Cost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Leasing Charge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Legal &amp; Professional Fee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Bad Debts written off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Bank Interest Paid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Bank Charge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Charitable Donation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Goodwill written off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5" office:value-type="string">
            <text:p>Loss on disposal of asset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5" office:value-type="string">
            <text:p>Depreciation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6" office:value-type="string">
            <text:p>Administrative Expenses</text:p>
          </table:table-cell>
          <table:table-cell table:style-name="ce5" table:number-columns-repeated="3"/>
          <table:table-cell table:style-name="ce8" table:formula="of:=SUM([.E54:.E76])" office:value-type="float" office:value="0">
            <text:p>0.00 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6"/>
          <table:table-cell table:style-name="ce5" table:number-columns-repeated="5"/>
          <table:table-cell table:number-columns-repeated="1016"/>
        </table:table-row>
        <table:table-row table:style-name="ro1">
          <table:table-cell/>
          <table:table-cell table:style-name="ce5"/>
          <table:table-cell table:style-name="ce16" office:value-type="string">
            <text:p>Operating Profit</text:p>
          </table:table-cell>
          <table:table-cell table:style-name="ce5" table:number-columns-repeated="3"/>
          <table:table-cell table:style-name="ce8" table:formula="of:=[.G52]-[.G77]" office:value-type="float" office:value="0">
            <text:p>0.00 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table:style-name="ce5"/>
          <table:table-cell table:style-name="ce15" office:value-type="string">
            <text:p>Other Income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table:style-name="ce5"/>
          <table:table-cell table:style-name="ce17" office:value-type="string">
            <text:p>Profit (Loss) before Tax</text:p>
          </table:table-cell>
          <table:table-cell table:style-name="ce5" table:number-columns-repeated="3"/>
          <table:table-cell table:style-name="ce8" table:formula="of:=[.G79]+[.E80]" office:value-type="float" office:value="0">
            <text:p>0.00 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table:style-name="ce5"/>
          <table:table-cell table:style-name="ce15" office:value-type="string">
            <text:p>Corporation tax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table:style-name="ce5"/>
          <table:table-cell table:style-name="ce17" office:value-type="string">
            <text:p>Profit (Loss) after Tax</text:p>
          </table:table-cell>
          <table:table-cell table:style-name="ce5" table:number-columns-repeated="3"/>
          <table:table-cell table:style-name="ce8" table:formula="of:=[.G81]-[.E82]" office:value-type="float" office:value="0">
            <text:p>0.00 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table:style-name="ce5"/>
          <table:table-cell table:style-name="ce15" office:value-type="string">
            <text:p>Dividend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table:style-name="ce5"/>
          <table:table-cell table:style-name="ce17" office:value-type="string">
            <text:p>Retained Profit (Loss) for the year</text:p>
          </table:table-cell>
          <table:table-cell table:style-name="ce5" table:number-columns-repeated="3"/>
          <table:table-cell table:style-name="ce8" table:formula="of:=[.G83]-[.E84]" office:value-type="float" office:value="0">
            <text:p>0.00 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table:style-name="ce5" table:number-columns-repeated="7"/>
          <table:table-cell table:number-columns-repeated="1016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ialBalance" table:style-name="ta2">
        <table:table-column table:style-name="co7" table:default-cell-style-name="ce45"/>
        <table:table-column table:style-name="co8" table:default-cell-style-name="ce45"/>
        <table:table-column table:style-name="co9" table:default-cell-style-name="ce53"/>
        <table:table-column table:style-name="co10" table:default-cell-style-name="ce45"/>
        <table:table-column table:style-name="co1" table:default-cell-style-name="ce45"/>
        <table:table-column table:style-name="co11" table:number-columns-repeated="7" table:default-cell-style-name="ce45"/>
        <table:table-column table:style-name="co11" table:default-cell-style-name="ce60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12" table:default-cell-style-name="ce45"/>
        <table:table-column table:style-name="co11" table:number-columns-repeated="7" table:default-cell-style-name="ce45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12" table:default-cell-style-name="ce45"/>
        <table:table-column table:style-name="co11" table:number-columns-repeated="7" table:default-cell-style-name="ce45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12" table:default-cell-style-name="ce45"/>
        <table:table-column table:style-name="co11" table:number-columns-repeated="7" table:default-cell-style-name="ce45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12" table:default-cell-style-name="ce45"/>
        <table:table-column table:style-name="co11" table:number-columns-repeated="7" table:default-cell-style-name="ce45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12" table:default-cell-style-name="ce45"/>
        <table:table-column table:style-name="co11" table:number-columns-repeated="7" table:default-cell-style-name="ce45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12" table:default-cell-style-name="ce45"/>
        <table:table-column table:style-name="co11" table:number-columns-repeated="7" table:default-cell-style-name="ce45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12" table:default-cell-style-name="ce45"/>
        <table:table-column table:style-name="co11" table:number-columns-repeated="7" table:default-cell-style-name="ce45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12" table:default-cell-style-name="ce45"/>
        <table:table-column table:style-name="co11" table:number-columns-repeated="7" table:default-cell-style-name="ce45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12" table:default-cell-style-name="ce45"/>
        <table:table-column table:style-name="co11" table:number-columns-repeated="7" table:default-cell-style-name="ce45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12" table:default-cell-style-name="ce45"/>
        <table:table-column table:style-name="co11" table:number-columns-repeated="7" table:default-cell-style-name="ce45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12" table:default-cell-style-name="ce45"/>
        <table:table-column table:style-name="co11" table:number-columns-repeated="7" table:default-cell-style-name="ce45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10" table:default-cell-style-name="ce60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6" table:number-columns-repeated="883" table:default-cell-style-name="ce45"/>
        <table:table-row table:style-name="ro8">
          <table:table-cell table:style-name="ce41"/>
          <table:table-cell table:style-name="ce46" office:value-type="string">
            <text:p><text:a xlink:href="http://www.diyaccounting.co.uk/">www.DIYaccounting.co.uk</text:a></text:p>
          </table:table-cell>
          <table:table-cell table:style-name="ce52" office:value-type="string" table:number-columns-spanned="1" table:number-rows-spanned="2">
            <text:p>Acct Code Letter</text:p>
          </table:table-cell>
          <table:table-cell table:style-name="ce57" table:formula="of:=[Admin.B11]" office:value-type="date" office:date-value="2013-05-01">
            <text:p>01-May-13</text:p>
          </table:table-cell>
          <table:table-cell table:style-name="ce52" table:number-columns-spanned="1" table:number-rows-spanned="2"/>
          <table:table-cell table:style-name="ce62" table:formula="of:=[Admin.B12]" office:value-type="date" office:date-value="2013-05-31" table:number-columns-spanned="8" table:number-rows-spanned="1">
            <text:p>Friday, May 31, 2013</text:p>
          </table:table-cell>
          <table:covered-table-cell table:number-columns-repeated="7"/>
          <table:table-cell table:style-name="ce52" table:number-columns-spanned="1" table:number-rows-spanned="2"/>
          <table:table-cell table:style-name="ce57" table:formula="of:=[.F1]" office:value-type="date" office:date-value="2013-05-31">
            <text:p>31-May-13</text:p>
          </table:table-cell>
          <table:table-cell table:style-name="ce52" table:number-columns-spanned="1" table:number-rows-spanned="2"/>
          <table:table-cell table:style-name="ce52" table:formula="of:=[Admin.B14]" office:value-type="date" office:date-value="2013-06-30" table:number-columns-spanned="8" table:number-rows-spanned="1">
            <text:p>Sunday, June 30, 2013</text:p>
          </table:table-cell>
          <table:covered-table-cell table:number-columns-repeated="7"/>
          <table:table-cell table:style-name="ce52" table:number-columns-spanned="1" table:number-rows-spanned="2"/>
          <table:table-cell table:style-name="ce57" table:formula="of:=[.Q1]" office:value-type="date" office:date-value="2013-06-30">
            <text:p>30-Jun-13</text:p>
          </table:table-cell>
          <table:table-cell table:style-name="ce52" table:number-columns-spanned="1" table:number-rows-spanned="2"/>
          <table:table-cell table:style-name="ce52" table:formula="of:=[Admin.B16]" office:value-type="date" office:date-value="2013-07-31" table:number-columns-spanned="8" table:number-rows-spanned="1">
            <text:p>Wednesday, July 31, 2013</text:p>
          </table:table-cell>
          <table:covered-table-cell table:number-columns-repeated="7"/>
          <table:table-cell table:style-name="ce52" table:number-columns-spanned="1" table:number-rows-spanned="2"/>
          <table:table-cell table:style-name="ce57" table:formula="of:=[.AB1]" office:value-type="date" office:date-value="2013-07-31">
            <text:p>31-Jul-13</text:p>
          </table:table-cell>
          <table:table-cell table:style-name="ce52" table:number-columns-spanned="1" table:number-rows-spanned="2"/>
          <table:table-cell table:style-name="ce52" table:formula="of:=[Admin.B18]" office:value-type="date" office:date-value="2013-08-31" table:number-columns-spanned="8" table:number-rows-spanned="1">
            <text:p>Saturday, August 31, 2013</text:p>
          </table:table-cell>
          <table:covered-table-cell table:number-columns-repeated="7"/>
          <table:table-cell table:style-name="ce52" table:number-columns-spanned="1" table:number-rows-spanned="2"/>
          <table:table-cell table:style-name="ce57" table:formula="of:=[.AM1]" office:value-type="date" office:date-value="2013-08-31">
            <text:p>31-Aug-13</text:p>
          </table:table-cell>
          <table:table-cell table:style-name="ce52" table:number-columns-spanned="1" table:number-rows-spanned="2"/>
          <table:table-cell table:style-name="ce52" table:formula="of:=[Admin.B20]" office:value-type="date" office:date-value="2013-09-30" table:number-columns-spanned="8" table:number-rows-spanned="1">
            <text:p>Monday, September 30, 2013</text:p>
          </table:table-cell>
          <table:covered-table-cell table:number-columns-repeated="7"/>
          <table:table-cell table:style-name="ce52" table:number-columns-spanned="1" table:number-rows-spanned="2"/>
          <table:table-cell table:style-name="ce57" table:formula="of:=[.AX1]" office:value-type="date" office:date-value="2013-09-30">
            <text:p>30-Sep-13</text:p>
          </table:table-cell>
          <table:table-cell table:style-name="ce52" table:number-columns-spanned="1" table:number-rows-spanned="2"/>
          <table:table-cell table:style-name="ce52" table:formula="of:=[Admin.B22]" office:value-type="date" office:date-value="2013-10-31" table:number-columns-spanned="8" table:number-rows-spanned="1">
            <text:p>Thursday, October 31, 2013</text:p>
          </table:table-cell>
          <table:covered-table-cell table:number-columns-repeated="7"/>
          <table:table-cell table:style-name="ce52" table:number-columns-spanned="1" table:number-rows-spanned="2"/>
          <table:table-cell table:style-name="ce57" table:formula="of:=[.BI1]" office:value-type="date" office:date-value="2013-10-31">
            <text:p>31-Oct-13</text:p>
          </table:table-cell>
          <table:table-cell table:style-name="ce52" table:number-columns-spanned="1" table:number-rows-spanned="2"/>
          <table:table-cell table:style-name="ce52" table:formula="of:=[Admin.B24]" office:value-type="date" office:date-value="2013-11-30" table:number-columns-spanned="8" table:number-rows-spanned="1">
            <text:p>Saturday, November 30, 2013</text:p>
          </table:table-cell>
          <table:covered-table-cell table:number-columns-repeated="7"/>
          <table:table-cell table:style-name="ce52" table:number-columns-spanned="1" table:number-rows-spanned="2"/>
          <table:table-cell table:style-name="ce57" table:formula="of:=[.BT1]" office:value-type="date" office:date-value="2013-11-30">
            <text:p>30-Nov-13</text:p>
          </table:table-cell>
          <table:table-cell table:style-name="ce52" table:number-columns-spanned="1" table:number-rows-spanned="2"/>
          <table:table-cell table:style-name="ce52" table:formula="of:=[Admin.B26]" office:value-type="date" office:date-value="2013-12-31" table:number-columns-spanned="8" table:number-rows-spanned="1">
            <text:p>Tuesday, December 31, 2013</text:p>
          </table:table-cell>
          <table:covered-table-cell table:number-columns-repeated="7"/>
          <table:table-cell table:style-name="ce52" table:number-columns-spanned="1" table:number-rows-spanned="2"/>
          <table:table-cell table:style-name="ce57" table:formula="of:=[.CE1]" office:value-type="date" office:date-value="2013-12-31">
            <text:p>31-Dec-13</text:p>
          </table:table-cell>
          <table:table-cell table:style-name="ce52" table:number-columns-spanned="1" table:number-rows-spanned="2"/>
          <table:table-cell table:style-name="ce52" table:formula="of:=[Admin.B28]" office:value-type="date" office:date-value="2014-01-31" table:number-columns-spanned="8" table:number-rows-spanned="1">
            <text:p>Friday, January 31, 2014</text:p>
          </table:table-cell>
          <table:covered-table-cell table:number-columns-repeated="7"/>
          <table:table-cell table:style-name="ce52" table:number-columns-spanned="1" table:number-rows-spanned="2"/>
          <table:table-cell table:style-name="ce57" table:formula="of:=[.CP1]" office:value-type="date" office:date-value="2014-01-31">
            <text:p>31-Jan-14</text:p>
          </table:table-cell>
          <table:table-cell table:style-name="ce52" table:number-columns-spanned="1" table:number-rows-spanned="2"/>
          <table:table-cell table:style-name="ce52" table:formula="of:=[Admin.B30]" office:value-type="date" office:date-value="2014-02-28" table:number-columns-spanned="8" table:number-rows-spanned="1">
            <text:p>Friday, February 28, 2014</text:p>
          </table:table-cell>
          <table:covered-table-cell table:number-columns-repeated="7"/>
          <table:table-cell table:style-name="ce52" table:number-columns-spanned="1" table:number-rows-spanned="2"/>
          <table:table-cell table:style-name="ce57" table:formula="of:=[.DA1]" office:value-type="date" office:date-value="2014-02-28">
            <text:p>28-Feb-14</text:p>
          </table:table-cell>
          <table:table-cell table:style-name="ce52" table:number-columns-spanned="1" table:number-rows-spanned="2"/>
          <table:table-cell table:style-name="ce52" table:formula="of:=[Admin.B32]" office:value-type="date" office:date-value="2014-03-31" table:number-columns-spanned="8" table:number-rows-spanned="1">
            <text:p>Monday, March 31, 2014</text:p>
          </table:table-cell>
          <table:covered-table-cell table:number-columns-repeated="7"/>
          <table:table-cell table:style-name="ce52" table:number-columns-spanned="1" table:number-rows-spanned="2"/>
          <table:table-cell table:style-name="ce57" table:formula="of:=[.DL1]" office:value-type="date" office:date-value="2014-03-31">
            <text:p>31-Mar-14</text:p>
          </table:table-cell>
          <table:table-cell table:style-name="ce52" table:number-columns-spanned="1" table:number-rows-spanned="2"/>
          <table:table-cell table:style-name="ce52" table:formula="of:=[Admin.B34]" office:value-type="date" office:date-value="2014-04-30" table:number-columns-spanned="8" table:number-rows-spanned="1">
            <text:p>Wednesday, April 30, 2014</text:p>
          </table:table-cell>
          <table:covered-table-cell table:number-columns-repeated="7"/>
          <table:table-cell table:style-name="ce52" table:number-columns-spanned="1" table:number-rows-spanned="2"/>
          <table:table-cell table:style-name="ce57" table:formula="of:=[.DW1]" office:value-type="date" office:date-value="2014-04-30">
            <text:p>30-Apr-14</text:p>
          </table:table-cell>
          <table:table-cell table:style-name="ce52" table:number-columns-spanned="1" table:number-rows-spanned="2"/>
          <table:table-cell table:style-name="ce52" office:value-type="string" table:number-columns-spanned="1" table:number-rows-spanned="2">
            <text:p>Year End Accounting</text:p>
          </table:table-cell>
          <table:table-cell table:style-name="ce52" table:number-columns-spanned="1" table:number-rows-spanned="2"/>
          <table:table-cell table:style-name="ce57" table:formula="of:=[.EF1]" office:value-type="date" office:date-value="2014-04-30">
            <text:p>30-Apr-14</text:p>
          </table:table-cell>
          <table:table-cell table:style-name="ce52" table:number-columns-spanned="1" table:number-rows-spanned="2"/>
          <table:table-cell table:style-name="ce66" table:number-columns-repeated="883"/>
        </table:table-row>
        <table:table-row table:style-name="ro9">
          <table:table-cell table:style-name="ce42"/>
          <table:table-cell table:style-name="ce47" office:value-type="string">
            <text:p>AUTOMATED TRIAL BALANCE</text:p>
          </table:table-cell>
          <table:covered-table-cell/>
          <table:table-cell table:style-name="ce58" office:value-type="string">
            <text:p>Opening Balances</text:p>
          </table:table-cell>
          <table:covered-table-cell/>
          <table:table-cell table:style-name="ce52" office:value-type="string">
            <text:p>Sales</text:p>
          </table:table-cell>
          <table:table-cell table:style-name="ce52" office:value-type="string">
            <text:p>Purchases</text:p>
          </table:table-cell>
          <table:table-cell table:style-name="ce52" office:value-type="string">
            <text:p>Bank Current</text:p>
          </table:table-cell>
          <table:table-cell table:style-name="ce52" office:value-type="string">
            <text:p>Bank Savings</text:p>
          </table:table-cell>
          <table:table-cell table:style-name="ce52" office:value-type="string">
            <text:p>Credit Card</text:p>
          </table:table-cell>
          <table:table-cell table:style-name="ce52" office:value-type="string">
            <text:p>Cash Account</text:p>
          </table:table-cell>
          <table:table-cell table:style-name="ce52" office:value-type="string">
            <text:p>Wages</text:p>
          </table:table-cell>
          <table:table-cell table:style-name="ce52" office:value-type="string">
            <text:p>Monthly Accrual</text:p>
          </table:table-cell>
          <table:covered-table-cell/>
          <table:table-cell table:style-name="ce58" office:value-type="string">
            <text:p>Closing Balances</text:p>
          </table:table-cell>
          <table:covered-table-cell/>
          <table:table-cell table:style-name="ce52" office:value-type="string">
            <text:p>Sales</text:p>
          </table:table-cell>
          <table:table-cell table:style-name="ce52" office:value-type="string">
            <text:p>Purchases</text:p>
          </table:table-cell>
          <table:table-cell table:style-name="ce52" office:value-type="string">
            <text:p>Bank Current</text:p>
          </table:table-cell>
          <table:table-cell table:style-name="ce52" office:value-type="string">
            <text:p>Bank Savings</text:p>
          </table:table-cell>
          <table:table-cell table:style-name="ce52" office:value-type="string">
            <text:p>Credit Card</text:p>
          </table:table-cell>
          <table:table-cell table:style-name="ce52" office:value-type="string">
            <text:p>Cash Account</text:p>
          </table:table-cell>
          <table:table-cell table:style-name="ce52" office:value-type="string">
            <text:p>Wages</text:p>
          </table:table-cell>
          <table:table-cell table:style-name="ce52" office:value-type="string">
            <text:p>Monthly Accrual</text:p>
          </table:table-cell>
          <table:covered-table-cell/>
          <table:table-cell table:style-name="ce58" office:value-type="string">
            <text:p>Closing Balances</text:p>
          </table:table-cell>
          <table:covered-table-cell/>
          <table:table-cell table:style-name="ce52" office:value-type="string">
            <text:p>Sales</text:p>
          </table:table-cell>
          <table:table-cell table:style-name="ce52" office:value-type="string">
            <text:p>Purchases</text:p>
          </table:table-cell>
          <table:table-cell table:style-name="ce52" office:value-type="string">
            <text:p>Bank Current</text:p>
          </table:table-cell>
          <table:table-cell table:style-name="ce52" office:value-type="string">
            <text:p>Bank Savings</text:p>
          </table:table-cell>
          <table:table-cell table:style-name="ce52" office:value-type="string">
            <text:p>Credit Card</text:p>
          </table:table-cell>
          <table:table-cell table:style-name="ce52" office:value-type="string">
            <text:p>Cash Account</text:p>
          </table:table-cell>
          <table:table-cell table:style-name="ce52" office:value-type="string">
            <text:p>Wages</text:p>
          </table:table-cell>
          <table:table-cell table:style-name="ce52" office:value-type="string">
            <text:p>Monthly Accrual</text:p>
          </table:table-cell>
          <table:covered-table-cell/>
          <table:table-cell table:style-name="ce58" office:value-type="string">
            <text:p>Closing Balances</text:p>
          </table:table-cell>
          <table:covered-table-cell/>
          <table:table-cell table:style-name="ce52" office:value-type="string">
            <text:p>Sales</text:p>
          </table:table-cell>
          <table:table-cell table:style-name="ce52" office:value-type="string">
            <text:p>Purchases</text:p>
          </table:table-cell>
          <table:table-cell table:style-name="ce52" office:value-type="string">
            <text:p>Bank Current</text:p>
          </table:table-cell>
          <table:table-cell table:style-name="ce52" office:value-type="string">
            <text:p>Bank Savings</text:p>
          </table:table-cell>
          <table:table-cell table:style-name="ce52" office:value-type="string">
            <text:p>Credit Card</text:p>
          </table:table-cell>
          <table:table-cell table:style-name="ce52" office:value-type="string">
            <text:p>Cash Account</text:p>
          </table:table-cell>
          <table:table-cell table:style-name="ce52" office:value-type="string">
            <text:p>Wages</text:p>
          </table:table-cell>
          <table:table-cell table:style-name="ce52" office:value-type="string">
            <text:p>Monthly Accrual</text:p>
          </table:table-cell>
          <table:covered-table-cell/>
          <table:table-cell table:style-name="ce58" office:value-type="string">
            <text:p>Closing Balances</text:p>
          </table:table-cell>
          <table:covered-table-cell/>
          <table:table-cell table:style-name="ce52" office:value-type="string">
            <text:p>Sales</text:p>
          </table:table-cell>
          <table:table-cell table:style-name="ce52" office:value-type="string">
            <text:p>Purchases</text:p>
          </table:table-cell>
          <table:table-cell table:style-name="ce52" office:value-type="string">
            <text:p>Bank Current</text:p>
          </table:table-cell>
          <table:table-cell table:style-name="ce52" office:value-type="string">
            <text:p>Bank Savings</text:p>
          </table:table-cell>
          <table:table-cell table:style-name="ce52" office:value-type="string">
            <text:p>Credit Card</text:p>
          </table:table-cell>
          <table:table-cell table:style-name="ce52" office:value-type="string">
            <text:p>Cash Account</text:p>
          </table:table-cell>
          <table:table-cell table:style-name="ce52" office:value-type="string">
            <text:p>Wages</text:p>
          </table:table-cell>
          <table:table-cell table:style-name="ce52" office:value-type="string">
            <text:p>Monthly Accrual</text:p>
          </table:table-cell>
          <table:covered-table-cell/>
          <table:table-cell table:style-name="ce58" office:value-type="string">
            <text:p>Closing Balances</text:p>
          </table:table-cell>
          <table:covered-table-cell/>
          <table:table-cell table:style-name="ce52" office:value-type="string">
            <text:p>Sales</text:p>
          </table:table-cell>
          <table:table-cell table:style-name="ce52" office:value-type="string">
            <text:p>Purchases</text:p>
          </table:table-cell>
          <table:table-cell table:style-name="ce52" office:value-type="string">
            <text:p>Bank Current</text:p>
          </table:table-cell>
          <table:table-cell table:style-name="ce52" office:value-type="string">
            <text:p>Bank Savings</text:p>
          </table:table-cell>
          <table:table-cell table:style-name="ce52" office:value-type="string">
            <text:p>Credit Card</text:p>
          </table:table-cell>
          <table:table-cell table:style-name="ce52" office:value-type="string">
            <text:p>Cash Account</text:p>
          </table:table-cell>
          <table:table-cell table:style-name="ce52" office:value-type="string">
            <text:p>Wages</text:p>
          </table:table-cell>
          <table:table-cell table:style-name="ce52" office:value-type="string">
            <text:p>Monthly Accrual</text:p>
          </table:table-cell>
          <table:covered-table-cell/>
          <table:table-cell table:style-name="ce58" office:value-type="string">
            <text:p>Closing Balances</text:p>
          </table:table-cell>
          <table:covered-table-cell/>
          <table:table-cell table:style-name="ce52" office:value-type="string">
            <text:p>Sales</text:p>
          </table:table-cell>
          <table:table-cell table:style-name="ce52" office:value-type="string">
            <text:p>Purchases</text:p>
          </table:table-cell>
          <table:table-cell table:style-name="ce52" office:value-type="string">
            <text:p>Bank Current</text:p>
          </table:table-cell>
          <table:table-cell table:style-name="ce52" office:value-type="string">
            <text:p>Bank Savings</text:p>
          </table:table-cell>
          <table:table-cell table:style-name="ce52" office:value-type="string">
            <text:p>Credit Card</text:p>
          </table:table-cell>
          <table:table-cell table:style-name="ce52" office:value-type="string">
            <text:p>Cash Account</text:p>
          </table:table-cell>
          <table:table-cell table:style-name="ce52" office:value-type="string">
            <text:p>Wages</text:p>
          </table:table-cell>
          <table:table-cell table:style-name="ce52" office:value-type="string">
            <text:p>Monthly Accrual</text:p>
          </table:table-cell>
          <table:covered-table-cell/>
          <table:table-cell table:style-name="ce58" office:value-type="string">
            <text:p>Closing Balances</text:p>
          </table:table-cell>
          <table:covered-table-cell/>
          <table:table-cell table:style-name="ce52" office:value-type="string">
            <text:p>Sales</text:p>
          </table:table-cell>
          <table:table-cell table:style-name="ce52" office:value-type="string">
            <text:p>Purchases</text:p>
          </table:table-cell>
          <table:table-cell table:style-name="ce52" office:value-type="string">
            <text:p>Bank Current</text:p>
          </table:table-cell>
          <table:table-cell table:style-name="ce52" office:value-type="string">
            <text:p>Bank Savings</text:p>
          </table:table-cell>
          <table:table-cell table:style-name="ce52" office:value-type="string">
            <text:p>Credit Card</text:p>
          </table:table-cell>
          <table:table-cell table:style-name="ce52" office:value-type="string">
            <text:p>Cash Account</text:p>
          </table:table-cell>
          <table:table-cell table:style-name="ce52" office:value-type="string">
            <text:p>Wages</text:p>
          </table:table-cell>
          <table:table-cell table:style-name="ce52" office:value-type="string">
            <text:p>Monthly Accrual</text:p>
          </table:table-cell>
          <table:covered-table-cell/>
          <table:table-cell table:style-name="ce58" office:value-type="string">
            <text:p>Closing Balances</text:p>
          </table:table-cell>
          <table:covered-table-cell/>
          <table:table-cell table:style-name="ce52" office:value-type="string">
            <text:p>Sales</text:p>
          </table:table-cell>
          <table:table-cell table:style-name="ce52" office:value-type="string">
            <text:p>Purchases</text:p>
          </table:table-cell>
          <table:table-cell table:style-name="ce52" office:value-type="string">
            <text:p>Bank Current</text:p>
          </table:table-cell>
          <table:table-cell table:style-name="ce52" office:value-type="string">
            <text:p>Bank Savings</text:p>
          </table:table-cell>
          <table:table-cell table:style-name="ce52" office:value-type="string">
            <text:p>Credit Card</text:p>
          </table:table-cell>
          <table:table-cell table:style-name="ce52" office:value-type="string">
            <text:p>Cash Account</text:p>
          </table:table-cell>
          <table:table-cell table:style-name="ce52" office:value-type="string">
            <text:p>Wages</text:p>
          </table:table-cell>
          <table:table-cell table:style-name="ce52" office:value-type="string">
            <text:p>Monthly Accrual</text:p>
          </table:table-cell>
          <table:covered-table-cell/>
          <table:table-cell table:style-name="ce58" office:value-type="string">
            <text:p>Closing Balances</text:p>
          </table:table-cell>
          <table:covered-table-cell/>
          <table:table-cell table:style-name="ce52" office:value-type="string">
            <text:p>Sales</text:p>
          </table:table-cell>
          <table:table-cell table:style-name="ce52" office:value-type="string">
            <text:p>Purchases</text:p>
          </table:table-cell>
          <table:table-cell table:style-name="ce52" office:value-type="string">
            <text:p>Bank Current</text:p>
          </table:table-cell>
          <table:table-cell table:style-name="ce52" office:value-type="string">
            <text:p>Bank Savings</text:p>
          </table:table-cell>
          <table:table-cell table:style-name="ce52" office:value-type="string">
            <text:p>Credit Card</text:p>
          </table:table-cell>
          <table:table-cell table:style-name="ce52" office:value-type="string">
            <text:p>Cash Account</text:p>
          </table:table-cell>
          <table:table-cell table:style-name="ce52" office:value-type="string">
            <text:p>Wages</text:p>
          </table:table-cell>
          <table:table-cell table:style-name="ce52" office:value-type="string">
            <text:p>Monthly Accrual</text:p>
          </table:table-cell>
          <table:covered-table-cell/>
          <table:table-cell table:style-name="ce58" office:value-type="string">
            <text:p>Closing Balances</text:p>
          </table:table-cell>
          <table:covered-table-cell/>
          <table:table-cell table:style-name="ce52" office:value-type="string">
            <text:p>Sales</text:p>
          </table:table-cell>
          <table:table-cell table:style-name="ce52" office:value-type="string">
            <text:p>Purchases</text:p>
          </table:table-cell>
          <table:table-cell table:style-name="ce52" office:value-type="string">
            <text:p>Bank Current</text:p>
          </table:table-cell>
          <table:table-cell table:style-name="ce52" office:value-type="string">
            <text:p>Bank Savings</text:p>
          </table:table-cell>
          <table:table-cell table:style-name="ce52" office:value-type="string">
            <text:p>Credit Card</text:p>
          </table:table-cell>
          <table:table-cell table:style-name="ce52" office:value-type="string">
            <text:p>Cash Account</text:p>
          </table:table-cell>
          <table:table-cell table:style-name="ce52" office:value-type="string">
            <text:p>Wages</text:p>
          </table:table-cell>
          <table:table-cell table:style-name="ce52" office:value-type="string">
            <text:p>Monthly Accrual</text:p>
          </table:table-cell>
          <table:covered-table-cell/>
          <table:table-cell table:style-name="ce58" office:value-type="string">
            <text:p>Closing Balances</text:p>
          </table:table-cell>
          <table:covered-table-cell/>
          <table:table-cell table:style-name="ce52" office:value-type="string">
            <text:p>Sales</text:p>
          </table:table-cell>
          <table:table-cell table:style-name="ce52" office:value-type="string">
            <text:p>Purchases</text:p>
          </table:table-cell>
          <table:table-cell table:style-name="ce52" office:value-type="string">
            <text:p>Bank Current</text:p>
          </table:table-cell>
          <table:table-cell table:style-name="ce52" office:value-type="string">
            <text:p>Bank Savings</text:p>
          </table:table-cell>
          <table:table-cell table:style-name="ce52" office:value-type="string">
            <text:p>Credit Card</text:p>
          </table:table-cell>
          <table:table-cell table:style-name="ce52" office:value-type="string">
            <text:p>Cash Account</text:p>
          </table:table-cell>
          <table:table-cell table:style-name="ce52" office:value-type="string">
            <text:p>Wages</text:p>
          </table:table-cell>
          <table:table-cell table:style-name="ce52" office:value-type="string">
            <text:p>Monthly Accrual</text:p>
          </table:table-cell>
          <table:covered-table-cell/>
          <table:table-cell table:style-name="ce58" office:value-type="string">
            <text:p>Closing Balances</text:p>
          </table:table-cell>
          <table:covered-table-cell table:number-columns-repeated="3"/>
          <table:table-cell table:style-name="ce58" office:value-type="string">
            <text:p>FINAL Balances</text:p>
          </table:table-cell>
          <table:covered-table-cell/>
          <table:table-cell table:style-name="ce67" table:number-columns-repeated="883"/>
        </table:table-row>
        <table:table-row table:style-name="ro10">
          <table:table-cell table:style-name="ce43"/>
          <table:table-cell table:style-name="ce48"/>
          <table:table-cell table:style-name="ce54"/>
          <table:table-cell table:style-name="ce48" table:number-columns-repeated="2"/>
          <table:table-cell table:style-name="ce63" table:number-columns-repeated="7"/>
          <table:table-cell table:style-name="ce64"/>
          <table:table-cell table:style-name="ce48" table:number-columns-repeated="3"/>
          <table:table-cell table:style-name="ce63" table:number-columns-repeated="7"/>
          <table:table-cell table:style-name="ce64"/>
          <table:table-cell table:style-name="ce48" table:number-columns-repeated="3"/>
          <table:table-cell table:style-name="ce63" table:number-columns-repeated="7"/>
          <table:table-cell table:style-name="ce64"/>
          <table:table-cell table:style-name="ce48"/>
          <table:table-cell table:style-name="ce63"/>
          <table:table-cell table:style-name="ce48"/>
          <table:table-cell table:style-name="ce63" table:number-columns-repeated="7"/>
          <table:table-cell table:style-name="ce64"/>
          <table:table-cell table:style-name="ce48" table:number-columns-repeated="3"/>
          <table:table-cell table:style-name="ce63" table:number-columns-repeated="7"/>
          <table:table-cell table:style-name="ce64"/>
          <table:table-cell table:style-name="ce48" table:number-columns-repeated="3"/>
          <table:table-cell table:style-name="ce63" table:number-columns-repeated="7"/>
          <table:table-cell table:style-name="ce64"/>
          <table:table-cell table:style-name="ce48" table:number-columns-repeated="3"/>
          <table:table-cell table:style-name="ce63" table:number-columns-repeated="7"/>
          <table:table-cell table:style-name="ce64"/>
          <table:table-cell table:style-name="ce48" table:number-columns-repeated="3"/>
          <table:table-cell table:style-name="ce63" table:number-columns-repeated="7"/>
          <table:table-cell table:style-name="ce64"/>
          <table:table-cell table:style-name="ce48" table:number-columns-repeated="3"/>
          <table:table-cell table:style-name="ce63" table:number-columns-repeated="7"/>
          <table:table-cell table:style-name="ce64"/>
          <table:table-cell table:style-name="ce48" table:number-columns-repeated="3"/>
          <table:table-cell table:style-name="ce63" table:number-columns-repeated="7"/>
          <table:table-cell table:style-name="ce64"/>
          <table:table-cell table:style-name="ce48" table:number-columns-repeated="3"/>
          <table:table-cell table:style-name="ce63" table:number-columns-repeated="7"/>
          <table:table-cell table:style-name="ce64"/>
          <table:table-cell table:style-name="ce48" table:number-columns-repeated="3"/>
          <table:table-cell table:style-name="ce63" table:number-columns-repeated="7"/>
          <table:table-cell table:style-name="ce64"/>
          <table:table-cell table:style-name="ce48" table:number-columns-repeated="3"/>
          <table:table-cell table:style-name="ce65"/>
          <table:table-cell table:style-name="ce48" table:number-columns-repeated="3"/>
          <table:table-cell table:style-name="ce68" table:number-columns-repeated="883"/>
        </table:table-row>
        <table:table-row table:style-name="ro10">
          <table:table-cell table:style-name="ce44"/>
          <table:table-cell table:style-name="ce49" office:value-type="string">
            <text:p>BALANCE SHEET ITEMS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9" office:value-type="string">
            <text:p>FIXED ASSETS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Fixed Asset Land &amp; Property</text:p>
          </table:table-cell>
          <table:table-cell table:style-name="ce55" office:value-type="string">
            <text:p>FL</text:p>
          </table:table-cell>
          <table:table-cell table:style-name="ce60" table:formula="of:=[OpenAccounts.G13]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/>
          <table:table-cell table:style-name="ce59"/>
          <table:table-cell table:style-name="ce60" table:formula="of:=SUM([.D6:.N6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O6:.Y6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Z6:.AJ6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AK6:.AU6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AV6:.BF6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BG6:.BQ6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BR6:.CB6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C6:.CM6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N6:.CX6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Y6:.DI6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DJ6:.DT6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DU6:.EE6])" office:value-type="float" office:value="0">
            <text:p>0.00 </text:p>
          </table:table-cell>
          <table:table-cell table:style-name="ce44"/>
          <table:table-cell table:formula="of:=['file:///C:/Users/antony/diy/GB%20Accounts/GB%20Accounts%202013-14/GB%20Accounts%20Company%202014-04-30%20(Apr14)%20OpenOffice/Fixedassets.ods'#$Schedule.$E$64]-(['file:///C:/Users/antony/diy/GB%20Accounts/GB%20Accounts%202013-14/GB%20Accounts%20Company%202014-04-30%20(Apr14)%20OpenOffice/Fixedassets.ods'#$Schedule.$W$11]+['file:///C:/Users/antony/diy/GB%20Accounts/GB%20Accounts%202013-14/GB%20Accounts%20Company%202014-04-30%20(Apr14)%20OpenOffice/Fixedassets.ods'#$Schedule.$W$64])" office:value-type="float" office:value="0">
            <text:p>0.00 </text:p>
          </table:table-cell>
          <table:table-cell table:style-name="ce44"/>
          <table:table-cell table:style-name="ce60" table:formula="of:=SUM([.EF6:.EH6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Fixed Asset Plant &amp; Machinery</text:p>
          </table:table-cell>
          <table:table-cell table:style-name="ce55" office:value-type="string">
            <text:p>FP</text:p>
          </table:table-cell>
          <table:table-cell table:style-name="ce60" table:formula="of:=[OpenAccounts.H13]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/>
          <table:table-cell table:style-name="ce59"/>
          <table:table-cell table:style-name="ce60" table:formula="of:=SUM([.D7:.N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O7:.Y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Z7:.AJ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AK7:.AU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AV7:.BF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BG7:.BQ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BR7:.CB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C7:.CM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N7:.CX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Y7:.DI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DJ7:.DT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DU7:.EE7])" office:value-type="float" office:value="0">
            <text:p>0.00 </text:p>
          </table:table-cell>
          <table:table-cell table:style-name="ce44"/>
          <table:table-cell table:formula="of:=['file:///C:/Users/antony/diy/GB%20Accounts/GB%20Accounts%202013-14/GB%20Accounts%20Company%202014-04-30%20(Apr14)%20OpenOffice/Fixedassets.ods'#$Schedule.$E$75]-(['file:///C:/Users/antony/diy/GB%20Accounts/GB%20Accounts%202013-14/GB%20Accounts%20Company%202014-04-30%20(Apr14)%20OpenOffice/Fixedassets.ods'#$Schedule.$W$22]+['file:///C:/Users/antony/diy/GB%20Accounts/GB%20Accounts%202013-14/GB%20Accounts%20Company%202014-04-30%20(Apr14)%20OpenOffice/Fixedassets.ods'#$Schedule.$W$75])" office:value-type="float" office:value="0">
            <text:p>0.00 </text:p>
          </table:table-cell>
          <table:table-cell table:style-name="ce44"/>
          <table:table-cell table:style-name="ce60" table:formula="of:=SUM([.EF7:.EH7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Fixed Asset Fixtures &amp; Fittings</text:p>
          </table:table-cell>
          <table:table-cell table:style-name="ce55" office:value-type="string">
            <text:p>FF</text:p>
          </table:table-cell>
          <table:table-cell table:style-name="ce60" table:formula="of:=[OpenAccounts.I13]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/>
          <table:table-cell table:style-name="ce59"/>
          <table:table-cell table:style-name="ce60" table:formula="of:=SUM([.D8:.N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O8:.Y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Z8:.AJ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AK8:.AU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AV8:.BF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BG8:.BQ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BR8:.CB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C8:.CM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N8:.CX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Y8:.DI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DJ8:.DT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DU8:.EE8])" office:value-type="float" office:value="0">
            <text:p>0.00 </text:p>
          </table:table-cell>
          <table:table-cell table:style-name="ce44"/>
          <table:table-cell table:formula="of:=['file:///C:/Users/antony/diy/GB%20Accounts/GB%20Accounts%202013-14/GB%20Accounts%20Company%202014-04-30%20(Apr14)%20OpenOffice/Fixedassets.ods'#$Schedule.$E$83]-(['file:///C:/Users/antony/diy/GB%20Accounts/GB%20Accounts%202013-14/GB%20Accounts%20Company%202014-04-30%20(Apr14)%20OpenOffice/Fixedassets.ods'#$Schedule.$W$30]+['file:///C:/Users/antony/diy/GB%20Accounts/GB%20Accounts%202013-14/GB%20Accounts%20Company%202014-04-30%20(Apr14)%20OpenOffice/Fixedassets.ods'#$Schedule.$W$83])" office:value-type="float" office:value="0">
            <text:p>0.00 </text:p>
          </table:table-cell>
          <table:table-cell table:style-name="ce44"/>
          <table:table-cell table:style-name="ce60" table:formula="of:=SUM([.EF8:.EH8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Fixed Asset Computers</text:p>
          </table:table-cell>
          <table:table-cell table:style-name="ce55" office:value-type="string">
            <text:p>FC</text:p>
          </table:table-cell>
          <table:table-cell table:style-name="ce60" table:formula="of:=[OpenAccounts.J13]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/>
          <table:table-cell table:style-name="ce59"/>
          <table:table-cell table:style-name="ce60" table:formula="of:=SUM([.D9:.N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O9:.Y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Z9:.AJ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AK9:.AU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AV9:.BF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BG9:.BQ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BR9:.CB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C9:.CM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N9:.CX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Y9:.DI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DJ9:.DT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DU9:.EE9])" office:value-type="float" office:value="0">
            <text:p>0.00 </text:p>
          </table:table-cell>
          <table:table-cell table:style-name="ce44"/>
          <table:table-cell table:formula="of:=['file:///C:/Users/antony/diy/GB%20Accounts/GB%20Accounts%202013-14/GB%20Accounts%20Company%202014-04-30%20(Apr14)%20OpenOffice/Fixedassets.ods'#$Schedule.$E$94]-(['file:///C:/Users/antony/diy/GB%20Accounts/GB%20Accounts%202013-14/GB%20Accounts%20Company%202014-04-30%20(Apr14)%20OpenOffice/Fixedassets.ods'#$Schedule.$W$41]+['file:///C:/Users/antony/diy/GB%20Accounts/GB%20Accounts%202013-14/GB%20Accounts%20Company%202014-04-30%20(Apr14)%20OpenOffice/Fixedassets.ods'#$Schedule.$W$94])" office:value-type="float" office:value="0">
            <text:p>0.00 </text:p>
          </table:table-cell>
          <table:table-cell table:style-name="ce44"/>
          <table:table-cell table:style-name="ce60" table:formula="of:=SUM([.EF9:.EH9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Fixed Asset Motor Vehicles</text:p>
          </table:table-cell>
          <table:table-cell table:style-name="ce55" office:value-type="string">
            <text:p>FM</text:p>
          </table:table-cell>
          <table:table-cell table:style-name="ce60" table:formula="of:=[OpenAccounts.K13]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/>
          <table:table-cell table:style-name="ce59"/>
          <table:table-cell table:style-name="ce60" table:formula="of:=SUM([.D10:.N1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O10:.Y1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Z10:.AJ1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AK10:.AU1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AV10:.BF1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BG10:.BQ1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BR10:.CB1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C10:.CM1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N10:.CX1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Y10:.DI1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DJ10:.DT1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DU10:.EE10])" office:value-type="float" office:value="0">
            <text:p>0.00 </text:p>
          </table:table-cell>
          <table:table-cell table:style-name="ce44"/>
          <table:table-cell table:formula="of:=['file:///C:/Users/antony/diy/GB%20Accounts/GB%20Accounts%202013-14/GB%20Accounts%20Company%202014-04-30%20(Apr14)%20OpenOffice/Fixedassets.ods'#$Schedule.$E$108]-(['file:///C:/Users/antony/diy/GB%20Accounts/GB%20Accounts%202013-14/GB%20Accounts%20Company%202014-04-30%20(Apr14)%20OpenOffice/Fixedassets.ods'#$Schedule.$W$55]+['file:///C:/Users/antony/diy/GB%20Accounts/GB%20Accounts%202013-14/GB%20Accounts%20Company%202014-04-30%20(Apr14)%20OpenOffice/Fixedassets.ods'#$Schedule.$W$108])" office:value-type="float" office:value="0">
            <text:p>0.00 </text:p>
          </table:table-cell>
          <table:table-cell table:style-name="ce44"/>
          <table:table-cell table:style-name="ce60" table:formula="of:=SUM([.EF10:.EH10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Accumulated Depreciation Land &amp; Property</text:p>
          </table:table-cell>
          <table:table-cell table:style-name="ce55"/>
          <table:table-cell table:style-name="ce60" table:formula="of:=-[OpenAccounts.M13]" office:value-type="float" office:value="-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formula="of:=-(['file:///C:/Users/antony/diy/GB%20Accounts/GB%20Accounts%202013-14/GB%20Accounts%20Company%202014-04-30%20(Apr14)%20OpenOffice/Fixedassets.ods'#$Schedule.$I$11]+['file:///C:/Users/antony/diy/GB%20Accounts/GB%20Accounts%202013-14/GB%20Accounts%20Company%202014-04-30%20(Apr14)%20OpenOffice/Fixedassets.ods'#$Schedule.$I$64])/12" office:value-type="float" office:value="-0">
            <text:p>0.00 </text:p>
          </table:table-cell>
          <table:table-cell table:style-name="ce59"/>
          <table:table-cell table:style-name="ce60" table:formula="of:=SUM([.D11:.N1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11]+['file:///C:/Users/antony/diy/GB%20Accounts/GB%20Accounts%202013-14/GB%20Accounts%20Company%202014-04-30%20(Apr14)%20OpenOffice/Fixedassets.ods'#$Schedule.$I$64])/12" office:value-type="float" office:value="-0">
            <text:p>0.00 </text:p>
          </table:table-cell>
          <table:table-cell table:style-name="ce44"/>
          <table:table-cell table:style-name="ce60" table:formula="of:=SUM([.O11:.Y1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11]+['file:///C:/Users/antony/diy/GB%20Accounts/GB%20Accounts%202013-14/GB%20Accounts%20Company%202014-04-30%20(Apr14)%20OpenOffice/Fixedassets.ods'#$Schedule.$I$64])/12" office:value-type="float" office:value="-0">
            <text:p>0.00 </text:p>
          </table:table-cell>
          <table:table-cell table:style-name="ce44"/>
          <table:table-cell table:style-name="ce60" table:formula="of:=SUM([.Z11:.AJ1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11]+['file:///C:/Users/antony/diy/GB%20Accounts/GB%20Accounts%202013-14/GB%20Accounts%20Company%202014-04-30%20(Apr14)%20OpenOffice/Fixedassets.ods'#$Schedule.$I$64])/12" office:value-type="float" office:value="-0">
            <text:p>0.00 </text:p>
          </table:table-cell>
          <table:table-cell table:style-name="ce44"/>
          <table:table-cell table:style-name="ce60" table:formula="of:=SUM([.AK11:.AU1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11]+['file:///C:/Users/antony/diy/GB%20Accounts/GB%20Accounts%202013-14/GB%20Accounts%20Company%202014-04-30%20(Apr14)%20OpenOffice/Fixedassets.ods'#$Schedule.$I$64])/12" office:value-type="float" office:value="-0">
            <text:p>0.00 </text:p>
          </table:table-cell>
          <table:table-cell table:style-name="ce44"/>
          <table:table-cell table:style-name="ce60" table:formula="of:=SUM([.AV11:.BF1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11]+['file:///C:/Users/antony/diy/GB%20Accounts/GB%20Accounts%202013-14/GB%20Accounts%20Company%202014-04-30%20(Apr14)%20OpenOffice/Fixedassets.ods'#$Schedule.$I$64])/12" office:value-type="float" office:value="-0">
            <text:p>0.00 </text:p>
          </table:table-cell>
          <table:table-cell table:style-name="ce44"/>
          <table:table-cell table:style-name="ce60" table:formula="of:=SUM([.BG11:.BQ1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11]+['file:///C:/Users/antony/diy/GB%20Accounts/GB%20Accounts%202013-14/GB%20Accounts%20Company%202014-04-30%20(Apr14)%20OpenOffice/Fixedassets.ods'#$Schedule.$I$64])/12" office:value-type="float" office:value="-0">
            <text:p>0.00 </text:p>
          </table:table-cell>
          <table:table-cell table:style-name="ce44"/>
          <table:table-cell table:style-name="ce60" table:formula="of:=SUM([.BR11:.CB1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11]+['file:///C:/Users/antony/diy/GB%20Accounts/GB%20Accounts%202013-14/GB%20Accounts%20Company%202014-04-30%20(Apr14)%20OpenOffice/Fixedassets.ods'#$Schedule.$I$64])/12" office:value-type="float" office:value="-0">
            <text:p>0.00 </text:p>
          </table:table-cell>
          <table:table-cell table:style-name="ce44"/>
          <table:table-cell table:style-name="ce60" table:formula="of:=SUM([.CC11:.CM1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11]+['file:///C:/Users/antony/diy/GB%20Accounts/GB%20Accounts%202013-14/GB%20Accounts%20Company%202014-04-30%20(Apr14)%20OpenOffice/Fixedassets.ods'#$Schedule.$I$64])/12" office:value-type="float" office:value="-0">
            <text:p>0.00 </text:p>
          </table:table-cell>
          <table:table-cell table:style-name="ce44"/>
          <table:table-cell table:style-name="ce60" table:formula="of:=SUM([.CN11:.CX1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11]+['file:///C:/Users/antony/diy/GB%20Accounts/GB%20Accounts%202013-14/GB%20Accounts%20Company%202014-04-30%20(Apr14)%20OpenOffice/Fixedassets.ods'#$Schedule.$I$64])/12" office:value-type="float" office:value="-0">
            <text:p>0.00 </text:p>
          </table:table-cell>
          <table:table-cell table:style-name="ce44"/>
          <table:table-cell table:style-name="ce60" table:formula="of:=SUM([.CY11:.DI1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11]+['file:///C:/Users/antony/diy/GB%20Accounts/GB%20Accounts%202013-14/GB%20Accounts%20Company%202014-04-30%20(Apr14)%20OpenOffice/Fixedassets.ods'#$Schedule.$I$64])/12" office:value-type="float" office:value="-0">
            <text:p>0.00 </text:p>
          </table:table-cell>
          <table:table-cell table:style-name="ce44"/>
          <table:table-cell table:style-name="ce60" table:formula="of:=SUM([.DJ11:.DT1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11]+['file:///C:/Users/antony/diy/GB%20Accounts/GB%20Accounts%202013-14/GB%20Accounts%20Company%202014-04-30%20(Apr14)%20OpenOffice/Fixedassets.ods'#$Schedule.$I$64])/12" office:value-type="float" office:value="-0">
            <text:p>0.00 </text:p>
          </table:table-cell>
          <table:table-cell table:style-name="ce44"/>
          <table:table-cell table:style-name="ce60" table:formula="of:=SUM([.DU11:.EE11])" office:value-type="float" office:value="0">
            <text:p>0.00 </text:p>
          </table:table-cell>
          <table:table-cell table:style-name="ce44"/>
          <table:table-cell table:formula="of:=['file:///C:/Users/antony/diy/GB%20Accounts/GB%20Accounts%202013-14/GB%20Accounts%20Company%202014-04-30%20(Apr14)%20OpenOffice/Fixedassets.ods'#$Schedule.$X$11]+['file:///C:/Users/antony/diy/GB%20Accounts/GB%20Accounts%202013-14/GB%20Accounts%20Company%202014-04-30%20(Apr14)%20OpenOffice/Fixedassets.ods'#$Schedule.$X$64]" office:value-type="float" office:value="0">
            <text:p>0.00 </text:p>
          </table:table-cell>
          <table:table-cell table:style-name="ce44"/>
          <table:table-cell table:style-name="ce60" table:formula="of:=SUM([.EF11:.EH11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Accumulated Depreciation Plant &amp; Machinery</text:p>
          </table:table-cell>
          <table:table-cell table:style-name="ce55"/>
          <table:table-cell table:style-name="ce60" table:formula="of:=-[OpenAccounts.N13]" office:value-type="float" office:value="-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formula="of:=-(['file:///C:/Users/antony/diy/GB%20Accounts/GB%20Accounts%202013-14/GB%20Accounts%20Company%202014-04-30%20(Apr14)%20OpenOffice/Fixedassets.ods'#$Schedule.$I$22]+['file:///C:/Users/antony/diy/GB%20Accounts/GB%20Accounts%202013-14/GB%20Accounts%20Company%202014-04-30%20(Apr14)%20OpenOffice/Fixedassets.ods'#$Schedule.$I$75])/12" office:value-type="float" office:value="-0">
            <text:p>0.00 </text:p>
          </table:table-cell>
          <table:table-cell table:style-name="ce59"/>
          <table:table-cell table:style-name="ce60" table:formula="of:=SUM([.D12:.N1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22]+['file:///C:/Users/antony/diy/GB%20Accounts/GB%20Accounts%202013-14/GB%20Accounts%20Company%202014-04-30%20(Apr14)%20OpenOffice/Fixedassets.ods'#$Schedule.$I$75])/12" office:value-type="float" office:value="-0">
            <text:p>0.00 </text:p>
          </table:table-cell>
          <table:table-cell table:style-name="ce44"/>
          <table:table-cell table:style-name="ce60" table:formula="of:=SUM([.O12:.Y1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22]+['file:///C:/Users/antony/diy/GB%20Accounts/GB%20Accounts%202013-14/GB%20Accounts%20Company%202014-04-30%20(Apr14)%20OpenOffice/Fixedassets.ods'#$Schedule.$I$75])/12" office:value-type="float" office:value="-0">
            <text:p>0.00 </text:p>
          </table:table-cell>
          <table:table-cell table:style-name="ce44"/>
          <table:table-cell table:style-name="ce60" table:formula="of:=SUM([.Z12:.AJ1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22]+['file:///C:/Users/antony/diy/GB%20Accounts/GB%20Accounts%202013-14/GB%20Accounts%20Company%202014-04-30%20(Apr14)%20OpenOffice/Fixedassets.ods'#$Schedule.$I$75])/12" office:value-type="float" office:value="-0">
            <text:p>0.00 </text:p>
          </table:table-cell>
          <table:table-cell table:style-name="ce44"/>
          <table:table-cell table:style-name="ce60" table:formula="of:=SUM([.AK12:.AU1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22]+['file:///C:/Users/antony/diy/GB%20Accounts/GB%20Accounts%202013-14/GB%20Accounts%20Company%202014-04-30%20(Apr14)%20OpenOffice/Fixedassets.ods'#$Schedule.$I$75])/12" office:value-type="float" office:value="-0">
            <text:p>0.00 </text:p>
          </table:table-cell>
          <table:table-cell table:style-name="ce44"/>
          <table:table-cell table:style-name="ce60" table:formula="of:=SUM([.AV12:.BF1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22]+['file:///C:/Users/antony/diy/GB%20Accounts/GB%20Accounts%202013-14/GB%20Accounts%20Company%202014-04-30%20(Apr14)%20OpenOffice/Fixedassets.ods'#$Schedule.$I$75])/12" office:value-type="float" office:value="-0">
            <text:p>0.00 </text:p>
          </table:table-cell>
          <table:table-cell table:style-name="ce44"/>
          <table:table-cell table:style-name="ce60" table:formula="of:=SUM([.BG12:.BQ1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22]+['file:///C:/Users/antony/diy/GB%20Accounts/GB%20Accounts%202013-14/GB%20Accounts%20Company%202014-04-30%20(Apr14)%20OpenOffice/Fixedassets.ods'#$Schedule.$I$75])/12" office:value-type="float" office:value="-0">
            <text:p>0.00 </text:p>
          </table:table-cell>
          <table:table-cell table:style-name="ce44"/>
          <table:table-cell table:style-name="ce60" table:formula="of:=SUM([.BR12:.CB1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22]+['file:///C:/Users/antony/diy/GB%20Accounts/GB%20Accounts%202013-14/GB%20Accounts%20Company%202014-04-30%20(Apr14)%20OpenOffice/Fixedassets.ods'#$Schedule.$I$75])/12" office:value-type="float" office:value="-0">
            <text:p>0.00 </text:p>
          </table:table-cell>
          <table:table-cell table:style-name="ce44"/>
          <table:table-cell table:style-name="ce60" table:formula="of:=SUM([.CC12:.CM1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22]+['file:///C:/Users/antony/diy/GB%20Accounts/GB%20Accounts%202013-14/GB%20Accounts%20Company%202014-04-30%20(Apr14)%20OpenOffice/Fixedassets.ods'#$Schedule.$I$75])/12" office:value-type="float" office:value="-0">
            <text:p>0.00 </text:p>
          </table:table-cell>
          <table:table-cell table:style-name="ce44"/>
          <table:table-cell table:style-name="ce60" table:formula="of:=SUM([.CN12:.CX1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22]+['file:///C:/Users/antony/diy/GB%20Accounts/GB%20Accounts%202013-14/GB%20Accounts%20Company%202014-04-30%20(Apr14)%20OpenOffice/Fixedassets.ods'#$Schedule.$I$75])/12" office:value-type="float" office:value="-0">
            <text:p>0.00 </text:p>
          </table:table-cell>
          <table:table-cell table:style-name="ce44"/>
          <table:table-cell table:style-name="ce60" table:formula="of:=SUM([.CY12:.DI1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22]+['file:///C:/Users/antony/diy/GB%20Accounts/GB%20Accounts%202013-14/GB%20Accounts%20Company%202014-04-30%20(Apr14)%20OpenOffice/Fixedassets.ods'#$Schedule.$I$75])/12" office:value-type="float" office:value="-0">
            <text:p>0.00 </text:p>
          </table:table-cell>
          <table:table-cell table:style-name="ce44"/>
          <table:table-cell table:style-name="ce60" table:formula="of:=SUM([.DJ12:.DT1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22]+['file:///C:/Users/antony/diy/GB%20Accounts/GB%20Accounts%202013-14/GB%20Accounts%20Company%202014-04-30%20(Apr14)%20OpenOffice/Fixedassets.ods'#$Schedule.$I$75])/12" office:value-type="float" office:value="-0">
            <text:p>0.00 </text:p>
          </table:table-cell>
          <table:table-cell table:style-name="ce44"/>
          <table:table-cell table:style-name="ce60" table:formula="of:=SUM([.DU12:.EE12])" office:value-type="float" office:value="0">
            <text:p>0.00 </text:p>
          </table:table-cell>
          <table:table-cell table:style-name="ce44"/>
          <table:table-cell table:formula="of:=['file:///C:/Users/antony/diy/GB%20Accounts/GB%20Accounts%202013-14/GB%20Accounts%20Company%202014-04-30%20(Apr14)%20OpenOffice/Fixedassets.ods'#$Schedule.$X$22]+['file:///C:/Users/antony/diy/GB%20Accounts/GB%20Accounts%202013-14/GB%20Accounts%20Company%202014-04-30%20(Apr14)%20OpenOffice/Fixedassets.ods'#$Schedule.$X$75]" office:value-type="float" office:value="0">
            <text:p>0.00 </text:p>
          </table:table-cell>
          <table:table-cell table:style-name="ce44"/>
          <table:table-cell table:style-name="ce60" table:formula="of:=SUM([.EF12:.EH12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Accumulated Depreciation Fixtures &amp; Fittings</text:p>
          </table:table-cell>
          <table:table-cell table:style-name="ce55"/>
          <table:table-cell table:style-name="ce60" table:formula="of:=-[OpenAccounts.O13]" office:value-type="float" office:value="-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formula="of:=-(['file:///C:/Users/antony/diy/GB%20Accounts/GB%20Accounts%202013-14/GB%20Accounts%20Company%202014-04-30%20(Apr14)%20OpenOffice/Fixedassets.ods'#$Schedule.$I$30]+['file:///C:/Users/antony/diy/GB%20Accounts/GB%20Accounts%202013-14/GB%20Accounts%20Company%202014-04-30%20(Apr14)%20OpenOffice/Fixedassets.ods'#$Schedule.$I$83])/12" office:value-type="float" office:value="-0">
            <text:p>0.00 </text:p>
          </table:table-cell>
          <table:table-cell table:style-name="ce59"/>
          <table:table-cell table:style-name="ce60" table:formula="of:=SUM([.D13:.N1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30]+['file:///C:/Users/antony/diy/GB%20Accounts/GB%20Accounts%202013-14/GB%20Accounts%20Company%202014-04-30%20(Apr14)%20OpenOffice/Fixedassets.ods'#$Schedule.$I$83])/12" office:value-type="float" office:value="-0">
            <text:p>0.00 </text:p>
          </table:table-cell>
          <table:table-cell table:style-name="ce44"/>
          <table:table-cell table:style-name="ce60" table:formula="of:=SUM([.O13:.Y1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30]+['file:///C:/Users/antony/diy/GB%20Accounts/GB%20Accounts%202013-14/GB%20Accounts%20Company%202014-04-30%20(Apr14)%20OpenOffice/Fixedassets.ods'#$Schedule.$I$83])/12" office:value-type="float" office:value="-0">
            <text:p>0.00 </text:p>
          </table:table-cell>
          <table:table-cell table:style-name="ce44"/>
          <table:table-cell table:style-name="ce60" table:formula="of:=SUM([.Z13:.AJ1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30]+['file:///C:/Users/antony/diy/GB%20Accounts/GB%20Accounts%202013-14/GB%20Accounts%20Company%202014-04-30%20(Apr14)%20OpenOffice/Fixedassets.ods'#$Schedule.$I$83])/12" office:value-type="float" office:value="-0">
            <text:p>0.00 </text:p>
          </table:table-cell>
          <table:table-cell table:style-name="ce44"/>
          <table:table-cell table:style-name="ce60" table:formula="of:=SUM([.AK13:.AU1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30]+['file:///C:/Users/antony/diy/GB%20Accounts/GB%20Accounts%202013-14/GB%20Accounts%20Company%202014-04-30%20(Apr14)%20OpenOffice/Fixedassets.ods'#$Schedule.$I$83])/12" office:value-type="float" office:value="-0">
            <text:p>0.00 </text:p>
          </table:table-cell>
          <table:table-cell table:style-name="ce44"/>
          <table:table-cell table:style-name="ce60" table:formula="of:=SUM([.AV13:.BF1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30]+['file:///C:/Users/antony/diy/GB%20Accounts/GB%20Accounts%202013-14/GB%20Accounts%20Company%202014-04-30%20(Apr14)%20OpenOffice/Fixedassets.ods'#$Schedule.$I$83])/12" office:value-type="float" office:value="-0">
            <text:p>0.00 </text:p>
          </table:table-cell>
          <table:table-cell table:style-name="ce44"/>
          <table:table-cell table:style-name="ce60" table:formula="of:=SUM([.BG13:.BQ1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30]+['file:///C:/Users/antony/diy/GB%20Accounts/GB%20Accounts%202013-14/GB%20Accounts%20Company%202014-04-30%20(Apr14)%20OpenOffice/Fixedassets.ods'#$Schedule.$I$83])/12" office:value-type="float" office:value="-0">
            <text:p>0.00 </text:p>
          </table:table-cell>
          <table:table-cell table:style-name="ce44"/>
          <table:table-cell table:style-name="ce60" table:formula="of:=SUM([.BR13:.CB1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30]+['file:///C:/Users/antony/diy/GB%20Accounts/GB%20Accounts%202013-14/GB%20Accounts%20Company%202014-04-30%20(Apr14)%20OpenOffice/Fixedassets.ods'#$Schedule.$I$83])/12" office:value-type="float" office:value="-0">
            <text:p>0.00 </text:p>
          </table:table-cell>
          <table:table-cell table:style-name="ce44"/>
          <table:table-cell table:style-name="ce60" table:formula="of:=SUM([.CC13:.CM1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30]+['file:///C:/Users/antony/diy/GB%20Accounts/GB%20Accounts%202013-14/GB%20Accounts%20Company%202014-04-30%20(Apr14)%20OpenOffice/Fixedassets.ods'#$Schedule.$I$83])/12" office:value-type="float" office:value="-0">
            <text:p>0.00 </text:p>
          </table:table-cell>
          <table:table-cell table:style-name="ce44"/>
          <table:table-cell table:style-name="ce60" table:formula="of:=SUM([.CN13:.CX1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30]+['file:///C:/Users/antony/diy/GB%20Accounts/GB%20Accounts%202013-14/GB%20Accounts%20Company%202014-04-30%20(Apr14)%20OpenOffice/Fixedassets.ods'#$Schedule.$I$83])/12" office:value-type="float" office:value="-0">
            <text:p>0.00 </text:p>
          </table:table-cell>
          <table:table-cell table:style-name="ce44"/>
          <table:table-cell table:style-name="ce60" table:formula="of:=SUM([.CY13:.DI1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30]+['file:///C:/Users/antony/diy/GB%20Accounts/GB%20Accounts%202013-14/GB%20Accounts%20Company%202014-04-30%20(Apr14)%20OpenOffice/Fixedassets.ods'#$Schedule.$I$83])/12" office:value-type="float" office:value="-0">
            <text:p>0.00 </text:p>
          </table:table-cell>
          <table:table-cell table:style-name="ce44"/>
          <table:table-cell table:style-name="ce60" table:formula="of:=SUM([.DJ13:.DT1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30]+['file:///C:/Users/antony/diy/GB%20Accounts/GB%20Accounts%202013-14/GB%20Accounts%20Company%202014-04-30%20(Apr14)%20OpenOffice/Fixedassets.ods'#$Schedule.$I$83])/12" office:value-type="float" office:value="-0">
            <text:p>0.00 </text:p>
          </table:table-cell>
          <table:table-cell table:style-name="ce44"/>
          <table:table-cell table:style-name="ce60" table:formula="of:=SUM([.DU13:.EE13])" office:value-type="float" office:value="0">
            <text:p>0.00 </text:p>
          </table:table-cell>
          <table:table-cell table:style-name="ce44"/>
          <table:table-cell table:formula="of:=['file:///C:/Users/antony/diy/GB%20Accounts/GB%20Accounts%202013-14/GB%20Accounts%20Company%202014-04-30%20(Apr14)%20OpenOffice/Fixedassets.ods'#$Schedule.$X$30]+['file:///C:/Users/antony/diy/GB%20Accounts/GB%20Accounts%202013-14/GB%20Accounts%20Company%202014-04-30%20(Apr14)%20OpenOffice/Fixedassets.ods'#$Schedule.$X$83]" office:value-type="float" office:value="0">
            <text:p>0.00 </text:p>
          </table:table-cell>
          <table:table-cell table:style-name="ce44"/>
          <table:table-cell table:style-name="ce60" table:formula="of:=SUM([.EF13:.EH13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Accumulated Depreciation Computers</text:p>
          </table:table-cell>
          <table:table-cell table:style-name="ce55"/>
          <table:table-cell table:style-name="ce60" table:formula="of:=-[OpenAccounts.P13]" office:value-type="float" office:value="-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formula="of:=-(['file:///C:/Users/antony/diy/GB%20Accounts/GB%20Accounts%202013-14/GB%20Accounts%20Company%202014-04-30%20(Apr14)%20OpenOffice/Fixedassets.ods'#$Schedule.$I$41]+['file:///C:/Users/antony/diy/GB%20Accounts/GB%20Accounts%202013-14/GB%20Accounts%20Company%202014-04-30%20(Apr14)%20OpenOffice/Fixedassets.ods'#$Schedule.$I$94])/12" office:value-type="float" office:value="-0">
            <text:p>0.00 </text:p>
          </table:table-cell>
          <table:table-cell table:style-name="ce59"/>
          <table:table-cell table:style-name="ce60" table:formula="of:=SUM([.D14:.N1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41]+['file:///C:/Users/antony/diy/GB%20Accounts/GB%20Accounts%202013-14/GB%20Accounts%20Company%202014-04-30%20(Apr14)%20OpenOffice/Fixedassets.ods'#$Schedule.$I$94])/12" office:value-type="float" office:value="-0">
            <text:p>0.00 </text:p>
          </table:table-cell>
          <table:table-cell table:style-name="ce44"/>
          <table:table-cell table:style-name="ce60" table:formula="of:=SUM([.O14:.Y1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41]+['file:///C:/Users/antony/diy/GB%20Accounts/GB%20Accounts%202013-14/GB%20Accounts%20Company%202014-04-30%20(Apr14)%20OpenOffice/Fixedassets.ods'#$Schedule.$I$94])/12" office:value-type="float" office:value="-0">
            <text:p>0.00 </text:p>
          </table:table-cell>
          <table:table-cell table:style-name="ce44"/>
          <table:table-cell table:style-name="ce60" table:formula="of:=SUM([.Z14:.AJ1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41]+['file:///C:/Users/antony/diy/GB%20Accounts/GB%20Accounts%202013-14/GB%20Accounts%20Company%202014-04-30%20(Apr14)%20OpenOffice/Fixedassets.ods'#$Schedule.$I$94])/12" office:value-type="float" office:value="-0">
            <text:p>0.00 </text:p>
          </table:table-cell>
          <table:table-cell table:style-name="ce44"/>
          <table:table-cell table:style-name="ce60" table:formula="of:=SUM([.AK14:.AU1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41]+['file:///C:/Users/antony/diy/GB%20Accounts/GB%20Accounts%202013-14/GB%20Accounts%20Company%202014-04-30%20(Apr14)%20OpenOffice/Fixedassets.ods'#$Schedule.$I$94])/12" office:value-type="float" office:value="-0">
            <text:p>0.00 </text:p>
          </table:table-cell>
          <table:table-cell table:style-name="ce44"/>
          <table:table-cell table:style-name="ce60" table:formula="of:=SUM([.AV14:.BF1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41]+['file:///C:/Users/antony/diy/GB%20Accounts/GB%20Accounts%202013-14/GB%20Accounts%20Company%202014-04-30%20(Apr14)%20OpenOffice/Fixedassets.ods'#$Schedule.$I$94])/12" office:value-type="float" office:value="-0">
            <text:p>0.00 </text:p>
          </table:table-cell>
          <table:table-cell table:style-name="ce44"/>
          <table:table-cell table:style-name="ce60" table:formula="of:=SUM([.BG14:.BQ1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41]+['file:///C:/Users/antony/diy/GB%20Accounts/GB%20Accounts%202013-14/GB%20Accounts%20Company%202014-04-30%20(Apr14)%20OpenOffice/Fixedassets.ods'#$Schedule.$I$94])/12" office:value-type="float" office:value="-0">
            <text:p>0.00 </text:p>
          </table:table-cell>
          <table:table-cell table:style-name="ce44"/>
          <table:table-cell table:style-name="ce60" table:formula="of:=SUM([.BR14:.CB1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41]+['file:///C:/Users/antony/diy/GB%20Accounts/GB%20Accounts%202013-14/GB%20Accounts%20Company%202014-04-30%20(Apr14)%20OpenOffice/Fixedassets.ods'#$Schedule.$I$94])/12" office:value-type="float" office:value="-0">
            <text:p>0.00 </text:p>
          </table:table-cell>
          <table:table-cell table:style-name="ce44"/>
          <table:table-cell table:style-name="ce60" table:formula="of:=SUM([.CC14:.CM1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41]+['file:///C:/Users/antony/diy/GB%20Accounts/GB%20Accounts%202013-14/GB%20Accounts%20Company%202014-04-30%20(Apr14)%20OpenOffice/Fixedassets.ods'#$Schedule.$I$94])/12" office:value-type="float" office:value="-0">
            <text:p>0.00 </text:p>
          </table:table-cell>
          <table:table-cell table:style-name="ce44"/>
          <table:table-cell table:style-name="ce60" table:formula="of:=SUM([.CN14:.CX1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41]+['file:///C:/Users/antony/diy/GB%20Accounts/GB%20Accounts%202013-14/GB%20Accounts%20Company%202014-04-30%20(Apr14)%20OpenOffice/Fixedassets.ods'#$Schedule.$I$94])/12" office:value-type="float" office:value="-0">
            <text:p>0.00 </text:p>
          </table:table-cell>
          <table:table-cell table:style-name="ce44"/>
          <table:table-cell table:style-name="ce60" table:formula="of:=SUM([.CY14:.DI1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41]+['file:///C:/Users/antony/diy/GB%20Accounts/GB%20Accounts%202013-14/GB%20Accounts%20Company%202014-04-30%20(Apr14)%20OpenOffice/Fixedassets.ods'#$Schedule.$I$94])/12" office:value-type="float" office:value="-0">
            <text:p>0.00 </text:p>
          </table:table-cell>
          <table:table-cell table:style-name="ce44"/>
          <table:table-cell table:style-name="ce60" table:formula="of:=SUM([.DJ14:.DT1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41]+['file:///C:/Users/antony/diy/GB%20Accounts/GB%20Accounts%202013-14/GB%20Accounts%20Company%202014-04-30%20(Apr14)%20OpenOffice/Fixedassets.ods'#$Schedule.$I$94])/12" office:value-type="float" office:value="-0">
            <text:p>0.00 </text:p>
          </table:table-cell>
          <table:table-cell table:style-name="ce44"/>
          <table:table-cell table:style-name="ce60" table:formula="of:=SUM([.DU14:.EE14])" office:value-type="float" office:value="0">
            <text:p>0.00 </text:p>
          </table:table-cell>
          <table:table-cell table:style-name="ce44"/>
          <table:table-cell table:formula="of:=['file:///C:/Users/antony/diy/GB%20Accounts/GB%20Accounts%202013-14/GB%20Accounts%20Company%202014-04-30%20(Apr14)%20OpenOffice/Fixedassets.ods'#$Schedule.$X$41]+['file:///C:/Users/antony/diy/GB%20Accounts/GB%20Accounts%202013-14/GB%20Accounts%20Company%202014-04-30%20(Apr14)%20OpenOffice/Fixedassets.ods'#$Schedule.$X$94]" office:value-type="float" office:value="0">
            <text:p>0.00 </text:p>
          </table:table-cell>
          <table:table-cell table:style-name="ce44"/>
          <table:table-cell table:style-name="ce60" table:formula="of:=SUM([.EF14:.EH14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Accumulated Depreciation Motor Vehicles</text:p>
          </table:table-cell>
          <table:table-cell table:style-name="ce55"/>
          <table:table-cell table:style-name="ce60" table:formula="of:=-[OpenAccounts.Q13]" office:value-type="float" office:value="-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formula="of:=-(['file:///C:/Users/antony/diy/GB%20Accounts/GB%20Accounts%202013-14/GB%20Accounts%20Company%202014-04-30%20(Apr14)%20OpenOffice/Fixedassets.ods'#$Schedule.$I$55]+['file:///C:/Users/antony/diy/GB%20Accounts/GB%20Accounts%202013-14/GB%20Accounts%20Company%202014-04-30%20(Apr14)%20OpenOffice/Fixedassets.ods'#$Schedule.$I$108])/12" office:value-type="float" office:value="-0">
            <text:p>0.00 </text:p>
          </table:table-cell>
          <table:table-cell table:style-name="ce59"/>
          <table:table-cell table:style-name="ce60" table:formula="of:=SUM([.D15:.N1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55]+['file:///C:/Users/antony/diy/GB%20Accounts/GB%20Accounts%202013-14/GB%20Accounts%20Company%202014-04-30%20(Apr14)%20OpenOffice/Fixedassets.ods'#$Schedule.$I$108])/12" office:value-type="float" office:value="-0">
            <text:p>0.00 </text:p>
          </table:table-cell>
          <table:table-cell table:style-name="ce44"/>
          <table:table-cell table:style-name="ce60" table:formula="of:=SUM([.O15:.Y1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55]+['file:///C:/Users/antony/diy/GB%20Accounts/GB%20Accounts%202013-14/GB%20Accounts%20Company%202014-04-30%20(Apr14)%20OpenOffice/Fixedassets.ods'#$Schedule.$I$108])/12" office:value-type="float" office:value="-0">
            <text:p>0.00 </text:p>
          </table:table-cell>
          <table:table-cell table:style-name="ce44"/>
          <table:table-cell table:style-name="ce60" table:formula="of:=SUM([.Z15:.AJ1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55]+['file:///C:/Users/antony/diy/GB%20Accounts/GB%20Accounts%202013-14/GB%20Accounts%20Company%202014-04-30%20(Apr14)%20OpenOffice/Fixedassets.ods'#$Schedule.$I$108])/12" office:value-type="float" office:value="-0">
            <text:p>0.00 </text:p>
          </table:table-cell>
          <table:table-cell table:style-name="ce44"/>
          <table:table-cell table:style-name="ce60" table:formula="of:=SUM([.AK15:.AU1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55]+['file:///C:/Users/antony/diy/GB%20Accounts/GB%20Accounts%202013-14/GB%20Accounts%20Company%202014-04-30%20(Apr14)%20OpenOffice/Fixedassets.ods'#$Schedule.$I$108])/12" office:value-type="float" office:value="-0">
            <text:p>0.00 </text:p>
          </table:table-cell>
          <table:table-cell table:style-name="ce44"/>
          <table:table-cell table:style-name="ce60" table:formula="of:=SUM([.AV15:.BF1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55]+['file:///C:/Users/antony/diy/GB%20Accounts/GB%20Accounts%202013-14/GB%20Accounts%20Company%202014-04-30%20(Apr14)%20OpenOffice/Fixedassets.ods'#$Schedule.$I$108])/12" office:value-type="float" office:value="-0">
            <text:p>0.00 </text:p>
          </table:table-cell>
          <table:table-cell table:style-name="ce44"/>
          <table:table-cell table:style-name="ce60" table:formula="of:=SUM([.BG15:.BQ1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55]+['file:///C:/Users/antony/diy/GB%20Accounts/GB%20Accounts%202013-14/GB%20Accounts%20Company%202014-04-30%20(Apr14)%20OpenOffice/Fixedassets.ods'#$Schedule.$I$108])/12" office:value-type="float" office:value="-0">
            <text:p>0.00 </text:p>
          </table:table-cell>
          <table:table-cell table:style-name="ce44"/>
          <table:table-cell table:style-name="ce60" table:formula="of:=SUM([.BR15:.CB1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55]+['file:///C:/Users/antony/diy/GB%20Accounts/GB%20Accounts%202013-14/GB%20Accounts%20Company%202014-04-30%20(Apr14)%20OpenOffice/Fixedassets.ods'#$Schedule.$I$108])/12" office:value-type="float" office:value="-0">
            <text:p>0.00 </text:p>
          </table:table-cell>
          <table:table-cell table:style-name="ce44"/>
          <table:table-cell table:style-name="ce60" table:formula="of:=SUM([.CC15:.CM1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55]+['file:///C:/Users/antony/diy/GB%20Accounts/GB%20Accounts%202013-14/GB%20Accounts%20Company%202014-04-30%20(Apr14)%20OpenOffice/Fixedassets.ods'#$Schedule.$I$108])/12" office:value-type="float" office:value="-0">
            <text:p>0.00 </text:p>
          </table:table-cell>
          <table:table-cell table:style-name="ce44"/>
          <table:table-cell table:style-name="ce60" table:formula="of:=SUM([.CN15:.CX1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55]+['file:///C:/Users/antony/diy/GB%20Accounts/GB%20Accounts%202013-14/GB%20Accounts%20Company%202014-04-30%20(Apr14)%20OpenOffice/Fixedassets.ods'#$Schedule.$I$108])/12" office:value-type="float" office:value="-0">
            <text:p>0.00 </text:p>
          </table:table-cell>
          <table:table-cell table:style-name="ce44"/>
          <table:table-cell table:style-name="ce60" table:formula="of:=SUM([.CY15:.DI1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55]+['file:///C:/Users/antony/diy/GB%20Accounts/GB%20Accounts%202013-14/GB%20Accounts%20Company%202014-04-30%20(Apr14)%20OpenOffice/Fixedassets.ods'#$Schedule.$I$108])/12" office:value-type="float" office:value="-0">
            <text:p>0.00 </text:p>
          </table:table-cell>
          <table:table-cell table:style-name="ce44"/>
          <table:table-cell table:style-name="ce60" table:formula="of:=SUM([.DJ15:.DT1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4-30%20(Apr14)%20OpenOffice/Fixedassets.ods'#$Schedule.$I$55]+['file:///C:/Users/antony/diy/GB%20Accounts/GB%20Accounts%202013-14/GB%20Accounts%20Company%202014-04-30%20(Apr14)%20OpenOffice/Fixedassets.ods'#$Schedule.$I$108])/12" office:value-type="float" office:value="-0">
            <text:p>0.00 </text:p>
          </table:table-cell>
          <table:table-cell table:style-name="ce44"/>
          <table:table-cell table:style-name="ce60" table:formula="of:=SUM([.DU15:.EE15])" office:value-type="float" office:value="0">
            <text:p>0.00 </text:p>
          </table:table-cell>
          <table:table-cell table:style-name="ce44"/>
          <table:table-cell table:formula="of:=['file:///C:/Users/antony/diy/GB%20Accounts/GB%20Accounts%202013-14/GB%20Accounts%20Company%202014-04-30%20(Apr14)%20OpenOffice/Fixedassets.ods'#$Schedule.$X$55]+['file:///C:/Users/antony/diy/GB%20Accounts/GB%20Accounts%202013-14/GB%20Accounts%20Company%202014-04-30%20(Apr14)%20OpenOffice/Fixedassets.ods'#$Schedule.$X$108]" office:value-type="float" office:value="0">
            <text:p>0.00 </text:p>
          </table:table-cell>
          <table:table-cell table:style-name="ce44"/>
          <table:table-cell table:style-name="ce60" table:formula="of:=SUM([.EF15:.EH15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Fixed Asset Additions accrued</text:p>
          </table:table-cell>
          <table:table-cell table:style-name="ce55"/>
          <table:table-cell table:style-name="ce60"/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May13.$AI$1]" office:value-type="float" office:value="0">
            <text:p>0.00 </text:p>
          </table:table-cell>
          <table:table-cell table:style-name="ce61" table:number-columns-repeated="5"/>
          <table:table-cell/>
          <table:table-cell table:style-name="ce59"/>
          <table:table-cell table:style-name="ce60" table:formula="of:=SUM([.D16:.N1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n13.$AI$1]" office:value-type="float" office:value="0">
            <text:p>0.00 </text:p>
          </table:table-cell>
          <table:table-cell table:style-name="ce61" table:number-columns-repeated="5"/>
          <table:table-cell table:style-name="ce60"/>
          <table:table-cell table:style-name="ce44"/>
          <table:table-cell table:style-name="ce60" table:formula="of:=SUM([.O16:.Y1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l13.$AI$1]" office:value-type="float" office:value="0">
            <text:p>0.00 </text:p>
          </table:table-cell>
          <table:table-cell table:style-name="ce61" table:number-columns-repeated="5"/>
          <table:table-cell table:style-name="ce60"/>
          <table:table-cell table:style-name="ce44"/>
          <table:table-cell table:style-name="ce60" table:formula="of:=SUM([.Z16:.AJ1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ug13.$AI$1]" office:value-type="float" office:value="0">
            <text:p>0.00 </text:p>
          </table:table-cell>
          <table:table-cell table:style-name="ce61" table:number-columns-repeated="5"/>
          <table:table-cell table:style-name="ce60"/>
          <table:table-cell table:style-name="ce44"/>
          <table:table-cell table:style-name="ce60" table:formula="of:=SUM([.AK16:.AU1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Sep13.$AI$1]" office:value-type="float" office:value="0">
            <text:p>0.00 </text:p>
          </table:table-cell>
          <table:table-cell table:style-name="ce61" table:number-columns-repeated="5"/>
          <table:table-cell table:style-name="ce60"/>
          <table:table-cell table:style-name="ce44"/>
          <table:table-cell table:style-name="ce60" table:formula="of:=SUM([.AV16:.BF1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Oct13.$AI$1]" office:value-type="float" office:value="0">
            <text:p>0.00 </text:p>
          </table:table-cell>
          <table:table-cell table:style-name="ce61" table:number-columns-repeated="5"/>
          <table:table-cell table:style-name="ce60"/>
          <table:table-cell table:style-name="ce44"/>
          <table:table-cell table:style-name="ce60" table:formula="of:=SUM([.BG16:.BQ1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Nov13.$AI$1]" office:value-type="float" office:value="0">
            <text:p>0.00 </text:p>
          </table:table-cell>
          <table:table-cell table:style-name="ce61" table:number-columns-repeated="5"/>
          <table:table-cell table:style-name="ce60"/>
          <table:table-cell table:style-name="ce44"/>
          <table:table-cell table:style-name="ce60" table:formula="of:=SUM([.BR16:.CB1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Dec13.$AI$1]" office:value-type="float" office:value="0">
            <text:p>0.00 </text:p>
          </table:table-cell>
          <table:table-cell table:style-name="ce61" table:number-columns-repeated="5"/>
          <table:table-cell table:style-name="ce60"/>
          <table:table-cell table:style-name="ce44"/>
          <table:table-cell table:style-name="ce60" table:formula="of:=SUM([.CC16:.CM1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an14.$AI$1]" office:value-type="float" office:value="0">
            <text:p>0.00 </text:p>
          </table:table-cell>
          <table:table-cell table:style-name="ce61" table:number-columns-repeated="5"/>
          <table:table-cell table:style-name="ce60"/>
          <table:table-cell table:style-name="ce44"/>
          <table:table-cell table:style-name="ce60" table:formula="of:=SUM([.CN16:.CX1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Feb14.$AI$1]" office:value-type="float" office:value="0">
            <text:p>0.00 </text:p>
          </table:table-cell>
          <table:table-cell table:style-name="ce61" table:number-columns-repeated="5"/>
          <table:table-cell table:style-name="ce60"/>
          <table:table-cell table:style-name="ce44"/>
          <table:table-cell table:style-name="ce60" table:formula="of:=SUM([.CY16:.DI1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Mar14.$AI$1]" office:value-type="float" office:value="0">
            <text:p>0.00 </text:p>
          </table:table-cell>
          <table:table-cell table:style-name="ce61" table:number-columns-repeated="5"/>
          <table:table-cell table:style-name="ce60"/>
          <table:table-cell table:style-name="ce44"/>
          <table:table-cell table:style-name="ce60" table:formula="of:=SUM([.DJ16:.DT1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pr14.$AI$1]" office:value-type="float" office:value="0">
            <text:p>0.00 </text:p>
          </table:table-cell>
          <table:table-cell table:style-name="ce61" table:number-columns-repeated="5"/>
          <table:table-cell table:style-name="ce60"/>
          <table:table-cell table:style-name="ce44"/>
          <table:table-cell table:style-name="ce60" table:formula="of:=SUM([.DU16:.EE16])" office:value-type="float" office:value="0">
            <text:p>0.00 </text:p>
          </table:table-cell>
          <table:table-cell table:style-name="ce44"/>
          <table:table-cell table:formula="of:=-['file:///C:/Users/antony/diy/GB%20Accounts/GB%20Accounts%202013-14/GB%20Accounts%20Company%202014-04-30%20(Apr14)%20OpenOffice/Fixedassets.ods'#$Schedule.$E$110]" office:value-type="float" office:value="-0">
            <text:p>0.00 </text:p>
          </table:table-cell>
          <table:table-cell table:style-name="ce44"/>
          <table:table-cell table:style-name="ce60" table:formula="of:=SUM([.EF16:.EH16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Fixed Asset Disposal Value accrued</text:p>
          </table:table-cell>
          <table:table-cell table:style-name="ce55" office:value-type="string">
            <text:p>FS</text:p>
          </table:table-cell>
          <table:table-cell table:style-name="ce60"/>
          <table:table-cell table:style-name="ce59"/>
          <table:table-cell table:style-name="ce60" table:formula="of:=-['file:///C:/Users/antony/diy/GB%20Accounts/GB%20Accounts%202013-14/GB%20Accounts%20Company%202014-04-30%20(Apr14)%20OpenOffice/Sales.ods'#$May13.$U$1]" office:value-type="float" office:value="-0">
            <text:p>0.00 </text:p>
          </table:table-cell>
          <table:table-cell table:style-name="ce60"/>
          <table:table-cell table:style-name="ce61" table:number-columns-repeated="5"/>
          <table:table-cell table:formula="of:=-((['file:///C:/Users/antony/diy/GB%20Accounts/GB%20Accounts%202013-14/GB%20Accounts%20Company%202014-04-30%20(Apr14)%20OpenOffice/Fixedassets.ods'#$Schedule.$W$1]-['file:///C:/Users/antony/diy/GB%20Accounts/GB%20Accounts%202013-14/GB%20Accounts%20Company%202014-04-30%20(Apr14)%20OpenOffice/Fixedassets.ods'#$Schedule.$X$1]-['file:///C:/Users/antony/diy/GB%20Accounts/GB%20Accounts%202013-14/GB%20Accounts%20Company%202014-04-30%20(Apr14)%20OpenOffice/Fixedassets.ods'#$Schedule.$V$1])/12)" office:value-type="float" office:value="-0">
            <text:p>0.00 </text:p>
          </table:table-cell>
          <table:table-cell table:style-name="ce59"/>
          <table:table-cell table:style-name="ce60" table:formula="of:=SUM([.D17:.N1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Jun13.$U$1]" office:value-type="float" office:value="-0">
            <text:p>0.00 </text:p>
          </table:table-cell>
          <table:table-cell table:style-name="ce60"/>
          <table:table-cell table:style-name="ce61" table:number-columns-repeated="5"/>
          <table:table-cell table:style-name="ce60" table:formula="of:=-((['file:///C:/Users/antony/diy/GB%20Accounts/GB%20Accounts%202013-14/GB%20Accounts%20Company%202014-04-30%20(Apr14)%20OpenOffice/Fixedassets.ods'#$Schedule.$W$1]-['file:///C:/Users/antony/diy/GB%20Accounts/GB%20Accounts%202013-14/GB%20Accounts%20Company%202014-04-30%20(Apr14)%20OpenOffice/Fixedassets.ods'#$Schedule.$X$1]-['file:///C:/Users/antony/diy/GB%20Accounts/GB%20Accounts%202013-14/GB%20Accounts%20Company%202014-04-30%20(Apr14)%20OpenOffice/Fixedassets.ods'#$Schedule.$V$1])/12)" office:value-type="float" office:value="-0">
            <text:p>0.00 </text:p>
          </table:table-cell>
          <table:table-cell table:style-name="ce44"/>
          <table:table-cell table:style-name="ce60" table:formula="of:=SUM([.O17:.Y1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Jul13.$U$1]" office:value-type="float" office:value="-0">
            <text:p>0.00 </text:p>
          </table:table-cell>
          <table:table-cell table:style-name="ce60"/>
          <table:table-cell table:style-name="ce61" table:number-columns-repeated="5"/>
          <table:table-cell table:style-name="ce60" table:formula="of:=-((['file:///C:/Users/antony/diy/GB%20Accounts/GB%20Accounts%202013-14/GB%20Accounts%20Company%202014-04-30%20(Apr14)%20OpenOffice/Fixedassets.ods'#$Schedule.$W$1]-['file:///C:/Users/antony/diy/GB%20Accounts/GB%20Accounts%202013-14/GB%20Accounts%20Company%202014-04-30%20(Apr14)%20OpenOffice/Fixedassets.ods'#$Schedule.$X$1]-['file:///C:/Users/antony/diy/GB%20Accounts/GB%20Accounts%202013-14/GB%20Accounts%20Company%202014-04-30%20(Apr14)%20OpenOffice/Fixedassets.ods'#$Schedule.$V$1])/12)" office:value-type="float" office:value="-0">
            <text:p>0.00 </text:p>
          </table:table-cell>
          <table:table-cell table:style-name="ce44"/>
          <table:table-cell table:style-name="ce60" table:formula="of:=SUM([.Z17:.AJ1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Aug13.$U$1]" office:value-type="float" office:value="-0">
            <text:p>0.00 </text:p>
          </table:table-cell>
          <table:table-cell table:style-name="ce60"/>
          <table:table-cell table:style-name="ce61" table:number-columns-repeated="5"/>
          <table:table-cell table:style-name="ce60" table:formula="of:=-((['file:///C:/Users/antony/diy/GB%20Accounts/GB%20Accounts%202013-14/GB%20Accounts%20Company%202014-04-30%20(Apr14)%20OpenOffice/Fixedassets.ods'#$Schedule.$W$1]-['file:///C:/Users/antony/diy/GB%20Accounts/GB%20Accounts%202013-14/GB%20Accounts%20Company%202014-04-30%20(Apr14)%20OpenOffice/Fixedassets.ods'#$Schedule.$X$1]-['file:///C:/Users/antony/diy/GB%20Accounts/GB%20Accounts%202013-14/GB%20Accounts%20Company%202014-04-30%20(Apr14)%20OpenOffice/Fixedassets.ods'#$Schedule.$V$1])/12)" office:value-type="float" office:value="-0">
            <text:p>0.00 </text:p>
          </table:table-cell>
          <table:table-cell table:style-name="ce44"/>
          <table:table-cell table:style-name="ce60" table:formula="of:=SUM([.AK17:.AU1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Sep13.$U$1]" office:value-type="float" office:value="-0">
            <text:p>0.00 </text:p>
          </table:table-cell>
          <table:table-cell table:style-name="ce60"/>
          <table:table-cell table:style-name="ce61" table:number-columns-repeated="5"/>
          <table:table-cell table:style-name="ce60" table:formula="of:=-((['file:///C:/Users/antony/diy/GB%20Accounts/GB%20Accounts%202013-14/GB%20Accounts%20Company%202014-04-30%20(Apr14)%20OpenOffice/Fixedassets.ods'#$Schedule.$W$1]-['file:///C:/Users/antony/diy/GB%20Accounts/GB%20Accounts%202013-14/GB%20Accounts%20Company%202014-04-30%20(Apr14)%20OpenOffice/Fixedassets.ods'#$Schedule.$X$1]-['file:///C:/Users/antony/diy/GB%20Accounts/GB%20Accounts%202013-14/GB%20Accounts%20Company%202014-04-30%20(Apr14)%20OpenOffice/Fixedassets.ods'#$Schedule.$V$1])/12)" office:value-type="float" office:value="-0">
            <text:p>0.00 </text:p>
          </table:table-cell>
          <table:table-cell table:style-name="ce44"/>
          <table:table-cell table:style-name="ce60" table:formula="of:=SUM([.AV17:.BF1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Oct13.$U$1]" office:value-type="float" office:value="-0">
            <text:p>0.00 </text:p>
          </table:table-cell>
          <table:table-cell table:style-name="ce60"/>
          <table:table-cell table:style-name="ce61" table:number-columns-repeated="5"/>
          <table:table-cell table:style-name="ce60" table:formula="of:=-((['file:///C:/Users/antony/diy/GB%20Accounts/GB%20Accounts%202013-14/GB%20Accounts%20Company%202014-04-30%20(Apr14)%20OpenOffice/Fixedassets.ods'#$Schedule.$W$1]-['file:///C:/Users/antony/diy/GB%20Accounts/GB%20Accounts%202013-14/GB%20Accounts%20Company%202014-04-30%20(Apr14)%20OpenOffice/Fixedassets.ods'#$Schedule.$X$1]-['file:///C:/Users/antony/diy/GB%20Accounts/GB%20Accounts%202013-14/GB%20Accounts%20Company%202014-04-30%20(Apr14)%20OpenOffice/Fixedassets.ods'#$Schedule.$V$1])/12)" office:value-type="float" office:value="-0">
            <text:p>0.00 </text:p>
          </table:table-cell>
          <table:table-cell table:style-name="ce44"/>
          <table:table-cell table:style-name="ce60" table:formula="of:=SUM([.BG17:.BQ1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Nov13.$U$1]" office:value-type="float" office:value="-0">
            <text:p>0.00 </text:p>
          </table:table-cell>
          <table:table-cell table:style-name="ce60"/>
          <table:table-cell table:style-name="ce61" table:number-columns-repeated="5"/>
          <table:table-cell table:style-name="ce60" table:formula="of:=-((['file:///C:/Users/antony/diy/GB%20Accounts/GB%20Accounts%202013-14/GB%20Accounts%20Company%202014-04-30%20(Apr14)%20OpenOffice/Fixedassets.ods'#$Schedule.$W$1]-['file:///C:/Users/antony/diy/GB%20Accounts/GB%20Accounts%202013-14/GB%20Accounts%20Company%202014-04-30%20(Apr14)%20OpenOffice/Fixedassets.ods'#$Schedule.$X$1]-['file:///C:/Users/antony/diy/GB%20Accounts/GB%20Accounts%202013-14/GB%20Accounts%20Company%202014-04-30%20(Apr14)%20OpenOffice/Fixedassets.ods'#$Schedule.$V$1])/12)" office:value-type="float" office:value="-0">
            <text:p>0.00 </text:p>
          </table:table-cell>
          <table:table-cell table:style-name="ce44"/>
          <table:table-cell table:style-name="ce60" table:formula="of:=SUM([.BR17:.CB1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Dec13.$U$1]" office:value-type="float" office:value="-0">
            <text:p>0.00 </text:p>
          </table:table-cell>
          <table:table-cell table:style-name="ce60"/>
          <table:table-cell table:style-name="ce61" table:number-columns-repeated="5"/>
          <table:table-cell table:style-name="ce60" table:formula="of:=-((['file:///C:/Users/antony/diy/GB%20Accounts/GB%20Accounts%202013-14/GB%20Accounts%20Company%202014-04-30%20(Apr14)%20OpenOffice/Fixedassets.ods'#$Schedule.$W$1]-['file:///C:/Users/antony/diy/GB%20Accounts/GB%20Accounts%202013-14/GB%20Accounts%20Company%202014-04-30%20(Apr14)%20OpenOffice/Fixedassets.ods'#$Schedule.$X$1]-['file:///C:/Users/antony/diy/GB%20Accounts/GB%20Accounts%202013-14/GB%20Accounts%20Company%202014-04-30%20(Apr14)%20OpenOffice/Fixedassets.ods'#$Schedule.$V$1])/12)" office:value-type="float" office:value="-0">
            <text:p>0.00 </text:p>
          </table:table-cell>
          <table:table-cell table:style-name="ce44"/>
          <table:table-cell table:style-name="ce60" table:formula="of:=SUM([.CC17:.CM1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Jan14.$U$1]" office:value-type="float" office:value="-0">
            <text:p>0.00 </text:p>
          </table:table-cell>
          <table:table-cell table:style-name="ce60"/>
          <table:table-cell table:style-name="ce61" table:number-columns-repeated="5"/>
          <table:table-cell table:style-name="ce60" table:formula="of:=-((['file:///C:/Users/antony/diy/GB%20Accounts/GB%20Accounts%202013-14/GB%20Accounts%20Company%202014-04-30%20(Apr14)%20OpenOffice/Fixedassets.ods'#$Schedule.$W$1]-['file:///C:/Users/antony/diy/GB%20Accounts/GB%20Accounts%202013-14/GB%20Accounts%20Company%202014-04-30%20(Apr14)%20OpenOffice/Fixedassets.ods'#$Schedule.$X$1]-['file:///C:/Users/antony/diy/GB%20Accounts/GB%20Accounts%202013-14/GB%20Accounts%20Company%202014-04-30%20(Apr14)%20OpenOffice/Fixedassets.ods'#$Schedule.$V$1])/12)" office:value-type="float" office:value="-0">
            <text:p>0.00 </text:p>
          </table:table-cell>
          <table:table-cell table:style-name="ce44"/>
          <table:table-cell table:style-name="ce60" table:formula="of:=SUM([.CN17:.CX1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Feb14.$U$1]" office:value-type="float" office:value="-0">
            <text:p>0.00 </text:p>
          </table:table-cell>
          <table:table-cell table:style-name="ce60"/>
          <table:table-cell table:style-name="ce61" table:number-columns-repeated="5"/>
          <table:table-cell table:style-name="ce60" table:formula="of:=-((['file:///C:/Users/antony/diy/GB%20Accounts/GB%20Accounts%202013-14/GB%20Accounts%20Company%202014-04-30%20(Apr14)%20OpenOffice/Fixedassets.ods'#$Schedule.$W$1]-['file:///C:/Users/antony/diy/GB%20Accounts/GB%20Accounts%202013-14/GB%20Accounts%20Company%202014-04-30%20(Apr14)%20OpenOffice/Fixedassets.ods'#$Schedule.$X$1]-['file:///C:/Users/antony/diy/GB%20Accounts/GB%20Accounts%202013-14/GB%20Accounts%20Company%202014-04-30%20(Apr14)%20OpenOffice/Fixedassets.ods'#$Schedule.$V$1])/12)" office:value-type="float" office:value="-0">
            <text:p>0.00 </text:p>
          </table:table-cell>
          <table:table-cell table:style-name="ce44"/>
          <table:table-cell table:style-name="ce60" table:formula="of:=SUM([.CY17:.DI1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Mar14.$U$1]" office:value-type="float" office:value="-0">
            <text:p>0.00 </text:p>
          </table:table-cell>
          <table:table-cell table:style-name="ce60"/>
          <table:table-cell table:style-name="ce61" table:number-columns-repeated="5"/>
          <table:table-cell table:style-name="ce60" table:formula="of:=-((['file:///C:/Users/antony/diy/GB%20Accounts/GB%20Accounts%202013-14/GB%20Accounts%20Company%202014-04-30%20(Apr14)%20OpenOffice/Fixedassets.ods'#$Schedule.$W$1]-['file:///C:/Users/antony/diy/GB%20Accounts/GB%20Accounts%202013-14/GB%20Accounts%20Company%202014-04-30%20(Apr14)%20OpenOffice/Fixedassets.ods'#$Schedule.$X$1]-['file:///C:/Users/antony/diy/GB%20Accounts/GB%20Accounts%202013-14/GB%20Accounts%20Company%202014-04-30%20(Apr14)%20OpenOffice/Fixedassets.ods'#$Schedule.$V$1])/12)" office:value-type="float" office:value="-0">
            <text:p>0.00 </text:p>
          </table:table-cell>
          <table:table-cell table:style-name="ce44"/>
          <table:table-cell table:style-name="ce60" table:formula="of:=SUM([.DJ17:.DT1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Apr14.$U$1]" office:value-type="float" office:value="-0">
            <text:p>0.00 </text:p>
          </table:table-cell>
          <table:table-cell table:style-name="ce60"/>
          <table:table-cell table:style-name="ce61" table:number-columns-repeated="5"/>
          <table:table-cell table:style-name="ce60" table:formula="of:=-((['file:///C:/Users/antony/diy/GB%20Accounts/GB%20Accounts%202013-14/GB%20Accounts%20Company%202014-04-30%20(Apr14)%20OpenOffice/Fixedassets.ods'#$Schedule.$W$1]-['file:///C:/Users/antony/diy/GB%20Accounts/GB%20Accounts%202013-14/GB%20Accounts%20Company%202014-04-30%20(Apr14)%20OpenOffice/Fixedassets.ods'#$Schedule.$X$1]-['file:///C:/Users/antony/diy/GB%20Accounts/GB%20Accounts%202013-14/GB%20Accounts%20Company%202014-04-30%20(Apr14)%20OpenOffice/Fixedassets.ods'#$Schedule.$V$1])/12)" office:value-type="float" office:value="-0">
            <text:p>0.00 </text:p>
          </table:table-cell>
          <table:table-cell table:style-name="ce44"/>
          <table:table-cell table:style-name="ce60" table:formula="of:=SUM([.DU17:.EE17])" office:value-type="float" office:value="0">
            <text:p>0.00 </text:p>
          </table:table-cell>
          <table:table-cell table:style-name="ce44"/>
          <table:table-cell table:formula="of:=['file:///C:/Users/antony/diy/GB%20Accounts/GB%20Accounts%202013-14/GB%20Accounts%20Company%202014-04-30%20(Apr14)%20OpenOffice/Fixedassets.ods'#$Schedule.$W$1]-['file:///C:/Users/antony/diy/GB%20Accounts/GB%20Accounts%202013-14/GB%20Accounts%20Company%202014-04-30%20(Apr14)%20OpenOffice/Fixedassets.ods'#$Schedule.$X$1]" office:value-type="float" office:value="0">
            <text:p>0.00 </text:p>
          </table:table-cell>
          <table:table-cell table:style-name="ce44"/>
          <table:table-cell table:style-name="ce60" table:formula="of:=SUM([.EF17:.EH17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9" office:value-type="string">
            <text:p>CURRENT ASSETS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Stock</text:p>
          </table:table-cell>
          <table:table-cell table:style-name="ce55"/>
          <table:table-cell table:style-name="ce60" table:formula="of:=[OpenAccounts.E15]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formula="of:=[Stock.$F$8]-[Stock.$L$8]-[Stock.$R$8]-[Stock.$X$8]+[Stock.$Z$8]" office:value-type="float" office:value="0">
            <text:p>0.00 </text:p>
          </table:table-cell>
          <table:table-cell table:style-name="ce59"/>
          <table:table-cell table:style-name="ce60" table:formula="of:=SUM([.D19:.N19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Stock.$F$10]-[Stock.$L$10]-[Stock.$R$10]-[Stock.$X$10]+[Stock.$Z$10]" office:value-type="float" office:value="0">
            <text:p>0.00 </text:p>
          </table:table-cell>
          <table:table-cell table:style-name="ce44"/>
          <table:table-cell table:style-name="ce60" table:formula="of:=SUM([.O19:.Y19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Stock.$F$12]-[Stock.$L$12]-[Stock.$R$12]-[Stock.$X$12]+[Stock.$Z$12]" office:value-type="float" office:value="0">
            <text:p>0.00 </text:p>
          </table:table-cell>
          <table:table-cell table:style-name="ce44"/>
          <table:table-cell table:style-name="ce60" table:formula="of:=SUM([.Z19:.AJ19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Stock.$F$14]-[Stock.$L$14]-[Stock.$R$14]-[Stock.$X$14]+[Stock.$Z$14]" office:value-type="float" office:value="0">
            <text:p>0.00 </text:p>
          </table:table-cell>
          <table:table-cell table:style-name="ce44"/>
          <table:table-cell table:style-name="ce60" table:formula="of:=SUM([.AK19:.AU19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Stock.$F$16]-[Stock.$L$16]-[Stock.$R$16]-[Stock.$X$16]+[Stock.$Z$16]" office:value-type="float" office:value="0">
            <text:p>0.00 </text:p>
          </table:table-cell>
          <table:table-cell table:style-name="ce44"/>
          <table:table-cell table:style-name="ce60" table:formula="of:=SUM([.AV19:.BF19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Stock.$F$18]-[Stock.$L$18]-[Stock.$R$18]-[Stock.$X$18]+[Stock.$Z$18]" office:value-type="float" office:value="0">
            <text:p>0.00 </text:p>
          </table:table-cell>
          <table:table-cell table:style-name="ce44"/>
          <table:table-cell table:style-name="ce60" table:formula="of:=SUM([.BG19:.BQ19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Stock.$F$20]-[Stock.$L$20]-[Stock.$R$20]-[Stock.$X$20]+[Stock.$Z$20]" office:value-type="float" office:value="0">
            <text:p>0.00 </text:p>
          </table:table-cell>
          <table:table-cell table:style-name="ce44"/>
          <table:table-cell table:style-name="ce60" table:formula="of:=SUM([.BR19:.CB19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Stock.$F$22]-[Stock.$L$22]-[Stock.$R$22]-[Stock.$X$22]+[Stock.$Z$22]" office:value-type="float" office:value="0">
            <text:p>0.00 </text:p>
          </table:table-cell>
          <table:table-cell table:style-name="ce44"/>
          <table:table-cell table:style-name="ce60" table:formula="of:=SUM([.CC19:.CM19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Stock.$F$24]-[Stock.$L$24]-[Stock.$R$24]-[Stock.$X$24]+[Stock.$Z$24]" office:value-type="float" office:value="0">
            <text:p>0.00 </text:p>
          </table:table-cell>
          <table:table-cell table:style-name="ce44"/>
          <table:table-cell table:style-name="ce60" table:formula="of:=SUM([.CN19:.CX19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Stock.$F$26]-[Stock.$L$26]-[Stock.$R$26]-[Stock.$X$26]+[Stock.$Z$26]" office:value-type="float" office:value="0">
            <text:p>0.00 </text:p>
          </table:table-cell>
          <table:table-cell table:style-name="ce44"/>
          <table:table-cell table:style-name="ce60" table:formula="of:=SUM([.CY19:.DI19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Stock.$F$28]-[Stock.$L$28]-[Stock.$R$28]-[Stock.$X$28]+[Stock.$Z$28]" office:value-type="float" office:value="0">
            <text:p>0.00 </text:p>
          </table:table-cell>
          <table:table-cell table:style-name="ce44"/>
          <table:table-cell table:style-name="ce60" table:formula="of:=SUM([.DJ19:.DT19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Stock.$F$30]-[Stock.$L$30]-[Stock.$R$30]-[Stock.$X$30]+[Stock.$Z$30]" office:value-type="float" office:value="0">
            <text:p>0.00 </text:p>
          </table:table-cell>
          <table:table-cell table:style-name="ce44"/>
          <table:table-cell table:style-name="ce60" table:formula="of:=SUM([.DU19:.EE19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19:.EH19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Trade Debtors</text:p>
          </table:table-cell>
          <table:table-cell table:style-name="ce55" office:value-type="string">
            <text:p>DR</text:p>
          </table:table-cell>
          <table:table-cell table:style-name="ce60" table:formula="of:=[OpenAccounts.E16]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4-30%20(Apr14)%20OpenOffice/Sales.ods'#$May13.$F$1]-['file:///C:/Users/antony/diy/GB%20Accounts/GB%20Accounts%202013-14/GB%20Accounts%20Company%202014-04-30%20(Apr14)%20OpenOffice/Sales.ods'#$May13.$V$1]" office:value-type="float" office:value="0">
            <text:p>0.00 </text:p>
          </table:table-cell>
          <table:table-cell table:style-name="ce60"/>
          <table:table-cell table:style-name="ce60" table:formula="of:=-['file:///C:/Users/antony/diy/GB%20Accounts/GB%20Accounts%202013-14/GB%20Accounts%20Company%202014-04-30%20(Apr14)%20OpenOffice/Currentaccount.ods'#$May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May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May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May13.$J$1]" office:value-type="float" office:value="-0">
            <text:p>0.00 </text:p>
          </table:table-cell>
          <table:table-cell table:style-name="ce60"/>
          <table:table-cell/>
          <table:table-cell table:style-name="ce59"/>
          <table:table-cell table:style-name="ce60" table:formula="of:=SUM([.D20:.N20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4-30%20(Apr14)%20OpenOffice/Sales.ods'#$Jun13.$F$1]-['file:///C:/Users/antony/diy/GB%20Accounts/GB%20Accounts%202013-14/GB%20Accounts%20Company%202014-04-30%20(Apr14)%20OpenOffice/Sales.ods'#$Jun13.$V$1]" office:value-type="float" office:value="0">
            <text:p>0.00 </text:p>
          </table:table-cell>
          <table:table-cell table:style-name="ce60"/>
          <table:table-cell table:style-name="ce60" table:formula="of:=-['file:///C:/Users/antony/diy/GB%20Accounts/GB%20Accounts%202013-14/GB%20Accounts%20Company%202014-04-30%20(Apr14)%20OpenOffice/Currentaccount.ods'#$Jun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Jun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Jun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Jun13.$J$1]" office:value-type="float" office:value="-0">
            <text:p>0.00 </text:p>
          </table:table-cell>
          <table:table-cell table:style-name="ce60"/>
          <table:table-cell table:style-name="ce60" office:value-type="string">
            <text:p><text:s/></text:p>
          </table:table-cell>
          <table:table-cell table:style-name="ce44"/>
          <table:table-cell table:style-name="ce60" table:formula="of:=SUM([.O20:.Y20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4-30%20(Apr14)%20OpenOffice/Sales.ods'#$Jul13.$F$1]-['file:///C:/Users/antony/diy/GB%20Accounts/GB%20Accounts%202013-14/GB%20Accounts%20Company%202014-04-30%20(Apr14)%20OpenOffice/Sales.ods'#$Jul13.$V$1]" office:value-type="float" office:value="0">
            <text:p>0.00 </text:p>
          </table:table-cell>
          <table:table-cell table:style-name="ce60"/>
          <table:table-cell table:style-name="ce60" table:formula="of:=-['file:///C:/Users/antony/diy/GB%20Accounts/GB%20Accounts%202013-14/GB%20Accounts%20Company%202014-04-30%20(Apr14)%20OpenOffice/Currentaccount.ods'#$Jul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Jul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Jul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Jul13.$J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Z20:.AJ20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4-30%20(Apr14)%20OpenOffice/Sales.ods'#$Aug13.$F$1]-['file:///C:/Users/antony/diy/GB%20Accounts/GB%20Accounts%202013-14/GB%20Accounts%20Company%202014-04-30%20(Apr14)%20OpenOffice/Sales.ods'#$Aug13.$V$1]" office:value-type="float" office:value="0">
            <text:p>0.00 </text:p>
          </table:table-cell>
          <table:table-cell table:style-name="ce60"/>
          <table:table-cell table:style-name="ce60" table:formula="of:=-['file:///C:/Users/antony/diy/GB%20Accounts/GB%20Accounts%202013-14/GB%20Accounts%20Company%202014-04-30%20(Apr14)%20OpenOffice/Currentaccount.ods'#$Aug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Aug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Aug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Aug13.$J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K20:.AU20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4-30%20(Apr14)%20OpenOffice/Sales.ods'#$Sep13.$F$1]-['file:///C:/Users/antony/diy/GB%20Accounts/GB%20Accounts%202013-14/GB%20Accounts%20Company%202014-04-30%20(Apr14)%20OpenOffice/Sales.ods'#$Sep13.$V$1]" office:value-type="float" office:value="0">
            <text:p>0.00 </text:p>
          </table:table-cell>
          <table:table-cell table:style-name="ce60"/>
          <table:table-cell table:style-name="ce60" table:formula="of:=-['file:///C:/Users/antony/diy/GB%20Accounts/GB%20Accounts%202013-14/GB%20Accounts%20Company%202014-04-30%20(Apr14)%20OpenOffice/Currentaccount.ods'#$Sep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Sep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Sep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Sep13.$J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V20:.BF20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4-30%20(Apr14)%20OpenOffice/Sales.ods'#$Oct13.$F$1]-['file:///C:/Users/antony/diy/GB%20Accounts/GB%20Accounts%202013-14/GB%20Accounts%20Company%202014-04-30%20(Apr14)%20OpenOffice/Sales.ods'#$Oct13.$V$1]" office:value-type="float" office:value="0">
            <text:p>0.00 </text:p>
          </table:table-cell>
          <table:table-cell table:style-name="ce60"/>
          <table:table-cell table:style-name="ce60" table:formula="of:=-['file:///C:/Users/antony/diy/GB%20Accounts/GB%20Accounts%202013-14/GB%20Accounts%20Company%202014-04-30%20(Apr14)%20OpenOffice/Currentaccount.ods'#$Oct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Oct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Oct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Oct13.$J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G20:.BQ20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4-30%20(Apr14)%20OpenOffice/Sales.ods'#$Nov13.$F$1]-['file:///C:/Users/antony/diy/GB%20Accounts/GB%20Accounts%202013-14/GB%20Accounts%20Company%202014-04-30%20(Apr14)%20OpenOffice/Sales.ods'#$Nov13.$V$1]" office:value-type="float" office:value="0">
            <text:p>0.00 </text:p>
          </table:table-cell>
          <table:table-cell table:style-name="ce60"/>
          <table:table-cell table:style-name="ce60" table:formula="of:=-['file:///C:/Users/antony/diy/GB%20Accounts/GB%20Accounts%202013-14/GB%20Accounts%20Company%202014-04-30%20(Apr14)%20OpenOffice/Currentaccount.ods'#$Nov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Nov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Nov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Nov13.$J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R20:.CB20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4-30%20(Apr14)%20OpenOffice/Sales.ods'#$Dec13.$F$1]-['file:///C:/Users/antony/diy/GB%20Accounts/GB%20Accounts%202013-14/GB%20Accounts%20Company%202014-04-30%20(Apr14)%20OpenOffice/Sales.ods'#$Dec13.$V$1]" office:value-type="float" office:value="0">
            <text:p>0.00 </text:p>
          </table:table-cell>
          <table:table-cell table:style-name="ce60"/>
          <table:table-cell table:style-name="ce60" table:formula="of:=-['file:///C:/Users/antony/diy/GB%20Accounts/GB%20Accounts%202013-14/GB%20Accounts%20Company%202014-04-30%20(Apr14)%20OpenOffice/Currentaccount.ods'#$Dec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Dec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Dec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Dec13.$J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C20:.CM20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4-30%20(Apr14)%20OpenOffice/Sales.ods'#$Jan14.$F$1]-['file:///C:/Users/antony/diy/GB%20Accounts/GB%20Accounts%202013-14/GB%20Accounts%20Company%202014-04-30%20(Apr14)%20OpenOffice/Sales.ods'#$Jan14.$V$1]" office:value-type="float" office:value="0">
            <text:p>0.00 </text:p>
          </table:table-cell>
          <table:table-cell table:style-name="ce60"/>
          <table:table-cell table:style-name="ce60" table:formula="of:=-['file:///C:/Users/antony/diy/GB%20Accounts/GB%20Accounts%202013-14/GB%20Accounts%20Company%202014-04-30%20(Apr14)%20OpenOffice/Currentaccount.ods'#$Jan14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Jan14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Jan14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Jan14.$J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N20:.CX20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4-30%20(Apr14)%20OpenOffice/Sales.ods'#$Feb14.$F$1]-['file:///C:/Users/antony/diy/GB%20Accounts/GB%20Accounts%202013-14/GB%20Accounts%20Company%202014-04-30%20(Apr14)%20OpenOffice/Sales.ods'#$Feb14.$V$1]" office:value-type="float" office:value="0">
            <text:p>0.00 </text:p>
          </table:table-cell>
          <table:table-cell table:style-name="ce60"/>
          <table:table-cell table:style-name="ce60" table:formula="of:=-['file:///C:/Users/antony/diy/GB%20Accounts/GB%20Accounts%202013-14/GB%20Accounts%20Company%202014-04-30%20(Apr14)%20OpenOffice/Currentaccount.ods'#$Feb14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Feb14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Feb14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Feb14.$J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Y20:.DI20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4-30%20(Apr14)%20OpenOffice/Sales.ods'#$Mar14.$F$1]-['file:///C:/Users/antony/diy/GB%20Accounts/GB%20Accounts%202013-14/GB%20Accounts%20Company%202014-04-30%20(Apr14)%20OpenOffice/Sales.ods'#$Mar14.$V$1]" office:value-type="float" office:value="0">
            <text:p>0.00 </text:p>
          </table:table-cell>
          <table:table-cell table:style-name="ce60"/>
          <table:table-cell table:style-name="ce60" table:formula="of:=-['file:///C:/Users/antony/diy/GB%20Accounts/GB%20Accounts%202013-14/GB%20Accounts%20Company%202014-04-30%20(Apr14)%20OpenOffice/Currentaccount.ods'#$Mar14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Mar14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Mar14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Mar14.$J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J20:.DT20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4-30%20(Apr14)%20OpenOffice/Sales.ods'#$Apr14.$F$1]-['file:///C:/Users/antony/diy/GB%20Accounts/GB%20Accounts%202013-14/GB%20Accounts%20Company%202014-04-30%20(Apr14)%20OpenOffice/Sales.ods'#$Apr14.$V$1]" office:value-type="float" office:value="0">
            <text:p>0.00 </text:p>
          </table:table-cell>
          <table:table-cell table:style-name="ce60"/>
          <table:table-cell table:style-name="ce60" table:formula="of:=-['file:///C:/Users/antony/diy/GB%20Accounts/GB%20Accounts%202013-14/GB%20Accounts%20Company%202014-04-30%20(Apr14)%20OpenOffice/Currentaccount.ods'#$Apr14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Apr14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Apr14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Apr14.$J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U20:.EE20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20:.EH20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50" office:value-type="string">
            <text:p>Cash &amp; Bank Receipts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Bank Current Account</text:p>
          </table:table-cell>
          <table:table-cell table:style-name="ce55" office:value-type="string">
            <text:p>BB</text:p>
          </table:table-cell>
          <table:table-cell table:style-name="ce60" table:formula="of:=[OpenAccounts.G18]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['file:///C:/Users/antony/diy/GB%20Accounts/GB%20Accounts%202013-14/GB%20Accounts%20Company%202014-04-30%20(Apr14)%20OpenOffice/Currentaccount.ods'#$May13.$F$1]-['file:///C:/Users/antony/diy/GB%20Accounts/GB%20Accounts%202013-14/GB%20Accounts%20Company%202014-04-30%20(Apr14)%20OpenOffice/Currentaccount.ods'#$May13.$X$1]" office:value-type="float" office:value="0">
            <text:p>0.00 </text:p>
          </table:table-cell>
          <table:table-cell table:style-name="ce61" table:number-columns-repeated="4"/>
          <table:table-cell/>
          <table:table-cell table:style-name="ce59"/>
          <table:table-cell table:style-name="ce60" table:formula="of:=SUM([.D22:.N22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['file:///C:/Users/antony/diy/GB%20Accounts/GB%20Accounts%202013-14/GB%20Accounts%20Company%202014-04-30%20(Apr14)%20OpenOffice/Currentaccount.ods'#$Jun13.$F$1]-['file:///C:/Users/antony/diy/GB%20Accounts/GB%20Accounts%202013-14/GB%20Accounts%20Company%202014-04-30%20(Apr14)%20OpenOffice/Currentaccount.ods'#$Jun13.$X$1]" office:value-type="float" office:value="0">
            <text:p>0.00 </text:p>
          </table:table-cell>
          <table:table-cell table:style-name="ce61" table:number-columns-repeated="4"/>
          <table:table-cell table:style-name="ce60"/>
          <table:table-cell table:style-name="ce44"/>
          <table:table-cell table:style-name="ce60" table:formula="of:=SUM([.O22:.Y22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['file:///C:/Users/antony/diy/GB%20Accounts/GB%20Accounts%202013-14/GB%20Accounts%20Company%202014-04-30%20(Apr14)%20OpenOffice/Currentaccount.ods'#$Jul13.$F$1]-['file:///C:/Users/antony/diy/GB%20Accounts/GB%20Accounts%202013-14/GB%20Accounts%20Company%202014-04-30%20(Apr14)%20OpenOffice/Currentaccount.ods'#$Jul13.$X$1]" office:value-type="float" office:value="0">
            <text:p>0.00 </text:p>
          </table:table-cell>
          <table:table-cell table:style-name="ce61" table:number-columns-repeated="4"/>
          <table:table-cell table:style-name="ce60"/>
          <table:table-cell table:style-name="ce44"/>
          <table:table-cell table:style-name="ce60" table:formula="of:=SUM([.Z22:.AJ22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['file:///C:/Users/antony/diy/GB%20Accounts/GB%20Accounts%202013-14/GB%20Accounts%20Company%202014-04-30%20(Apr14)%20OpenOffice/Currentaccount.ods'#$Aug13.$F$1]-['file:///C:/Users/antony/diy/GB%20Accounts/GB%20Accounts%202013-14/GB%20Accounts%20Company%202014-04-30%20(Apr14)%20OpenOffice/Currentaccount.ods'#$Aug13.$X$1]" office:value-type="float" office:value="0">
            <text:p>0.00 </text:p>
          </table:table-cell>
          <table:table-cell table:style-name="ce61" table:number-columns-repeated="4"/>
          <table:table-cell table:style-name="ce60"/>
          <table:table-cell table:style-name="ce44"/>
          <table:table-cell table:style-name="ce60" table:formula="of:=SUM([.AK22:.AU22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['file:///C:/Users/antony/diy/GB%20Accounts/GB%20Accounts%202013-14/GB%20Accounts%20Company%202014-04-30%20(Apr14)%20OpenOffice/Currentaccount.ods'#$Sep13.$F$1]-['file:///C:/Users/antony/diy/GB%20Accounts/GB%20Accounts%202013-14/GB%20Accounts%20Company%202014-04-30%20(Apr14)%20OpenOffice/Currentaccount.ods'#$Sep13.$X$1]" office:value-type="float" office:value="0">
            <text:p>0.00 </text:p>
          </table:table-cell>
          <table:table-cell table:style-name="ce61" table:number-columns-repeated="4"/>
          <table:table-cell table:style-name="ce60"/>
          <table:table-cell table:style-name="ce44"/>
          <table:table-cell table:style-name="ce60" table:formula="of:=SUM([.AV22:.BF22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['file:///C:/Users/antony/diy/GB%20Accounts/GB%20Accounts%202013-14/GB%20Accounts%20Company%202014-04-30%20(Apr14)%20OpenOffice/Currentaccount.ods'#$Oct13.$F$1]-['file:///C:/Users/antony/diy/GB%20Accounts/GB%20Accounts%202013-14/GB%20Accounts%20Company%202014-04-30%20(Apr14)%20OpenOffice/Currentaccount.ods'#$Oct13.$X$1]" office:value-type="float" office:value="0">
            <text:p>0.00 </text:p>
          </table:table-cell>
          <table:table-cell table:style-name="ce61" table:number-columns-repeated="4"/>
          <table:table-cell table:style-name="ce60"/>
          <table:table-cell table:style-name="ce44"/>
          <table:table-cell table:style-name="ce60" table:formula="of:=SUM([.BG22:.BQ22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['file:///C:/Users/antony/diy/GB%20Accounts/GB%20Accounts%202013-14/GB%20Accounts%20Company%202014-04-30%20(Apr14)%20OpenOffice/Currentaccount.ods'#$Nov13.$F$1]-['file:///C:/Users/antony/diy/GB%20Accounts/GB%20Accounts%202013-14/GB%20Accounts%20Company%202014-04-30%20(Apr14)%20OpenOffice/Currentaccount.ods'#$Nov13.$X$1]" office:value-type="float" office:value="0">
            <text:p>0.00 </text:p>
          </table:table-cell>
          <table:table-cell table:style-name="ce61" table:number-columns-repeated="4"/>
          <table:table-cell table:style-name="ce60"/>
          <table:table-cell table:style-name="ce44"/>
          <table:table-cell table:style-name="ce60" table:formula="of:=SUM([.BR22:.CB22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['file:///C:/Users/antony/diy/GB%20Accounts/GB%20Accounts%202013-14/GB%20Accounts%20Company%202014-04-30%20(Apr14)%20OpenOffice/Currentaccount.ods'#$Dec13.$F$1]-['file:///C:/Users/antony/diy/GB%20Accounts/GB%20Accounts%202013-14/GB%20Accounts%20Company%202014-04-30%20(Apr14)%20OpenOffice/Currentaccount.ods'#$Dec13.$X$1]" office:value-type="float" office:value="0">
            <text:p>0.00 </text:p>
          </table:table-cell>
          <table:table-cell table:style-name="ce61" table:number-columns-repeated="4"/>
          <table:table-cell table:style-name="ce60"/>
          <table:table-cell table:style-name="ce44"/>
          <table:table-cell table:style-name="ce60" table:formula="of:=SUM([.CC22:.CM22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['file:///C:/Users/antony/diy/GB%20Accounts/GB%20Accounts%202013-14/GB%20Accounts%20Company%202014-04-30%20(Apr14)%20OpenOffice/Currentaccount.ods'#$Jan14.$F$1]-['file:///C:/Users/antony/diy/GB%20Accounts/GB%20Accounts%202013-14/GB%20Accounts%20Company%202014-04-30%20(Apr14)%20OpenOffice/Currentaccount.ods'#$Jan14.$X$1]" office:value-type="float" office:value="0">
            <text:p>0.00 </text:p>
          </table:table-cell>
          <table:table-cell table:style-name="ce61" table:number-columns-repeated="4"/>
          <table:table-cell table:style-name="ce60"/>
          <table:table-cell table:style-name="ce44"/>
          <table:table-cell table:style-name="ce60" table:formula="of:=SUM([.CN22:.CX22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['file:///C:/Users/antony/diy/GB%20Accounts/GB%20Accounts%202013-14/GB%20Accounts%20Company%202014-04-30%20(Apr14)%20OpenOffice/Currentaccount.ods'#$Feb14.$F$1]-['file:///C:/Users/antony/diy/GB%20Accounts/GB%20Accounts%202013-14/GB%20Accounts%20Company%202014-04-30%20(Apr14)%20OpenOffice/Currentaccount.ods'#$Feb14.$X$1]" office:value-type="float" office:value="0">
            <text:p>0.00 </text:p>
          </table:table-cell>
          <table:table-cell table:style-name="ce61" table:number-columns-repeated="4"/>
          <table:table-cell table:style-name="ce60"/>
          <table:table-cell table:style-name="ce44"/>
          <table:table-cell table:style-name="ce60" table:formula="of:=SUM([.CY22:.DI22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['file:///C:/Users/antony/diy/GB%20Accounts/GB%20Accounts%202013-14/GB%20Accounts%20Company%202014-04-30%20(Apr14)%20OpenOffice/Currentaccount.ods'#$Mar14.$F$1]-['file:///C:/Users/antony/diy/GB%20Accounts/GB%20Accounts%202013-14/GB%20Accounts%20Company%202014-04-30%20(Apr14)%20OpenOffice/Currentaccount.ods'#$Mar14.$X$1]" office:value-type="float" office:value="0">
            <text:p>0.00 </text:p>
          </table:table-cell>
          <table:table-cell table:style-name="ce61" table:number-columns-repeated="4"/>
          <table:table-cell table:style-name="ce60"/>
          <table:table-cell table:style-name="ce44"/>
          <table:table-cell table:style-name="ce60" table:formula="of:=SUM([.DJ22:.DT22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['file:///C:/Users/antony/diy/GB%20Accounts/GB%20Accounts%202013-14/GB%20Accounts%20Company%202014-04-30%20(Apr14)%20OpenOffice/Currentaccount.ods'#$Apr14.$F$1]-['file:///C:/Users/antony/diy/GB%20Accounts/GB%20Accounts%202013-14/GB%20Accounts%20Company%202014-04-30%20(Apr14)%20OpenOffice/Currentaccount.ods'#$Apr14.$X$1]" office:value-type="float" office:value="0">
            <text:p>0.00 </text:p>
          </table:table-cell>
          <table:table-cell table:style-name="ce61" table:number-columns-repeated="4"/>
          <table:table-cell table:style-name="ce60"/>
          <table:table-cell table:style-name="ce44"/>
          <table:table-cell table:style-name="ce60" table:formula="of:=SUM([.DU22:.EE22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22:.EH22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Bank Savings Account</text:p>
          </table:table-cell>
          <table:table-cell table:style-name="ce55" office:value-type="string">
            <text:p>BS</text:p>
          </table:table-cell>
          <table:table-cell table:style-name="ce60" table:formula="of:=[OpenAccounts.H18]" office:value-type="float" office:value="0">
            <text:p>0.00 </text:p>
          </table:table-cell>
          <table:table-cell table:style-name="ce59"/>
          <table:table-cell table:style-name="ce61" table:number-columns-repeated="3"/>
          <table:table-cell table:style-name="ce61" table:formula="of:=['file:///C:/Users/antony/diy/GB%20Accounts/GB%20Accounts%202013-14/GB%20Accounts%20Company%202014-04-30%20(Apr14)%20OpenOffice/Savingaccount.ods'#$May13.$F$1]-['file:///C:/Users/antony/diy/GB%20Accounts/GB%20Accounts%202013-14/GB%20Accounts%20Company%202014-04-30%20(Apr14)%20OpenOffice/Savingaccount.ods'#$May13.$X$1]" office:value-type="float" office:value="0">
            <text:p>0.00 </text:p>
          </table:table-cell>
          <table:table-cell table:style-name="ce61" table:number-columns-repeated="3"/>
          <table:table-cell/>
          <table:table-cell table:style-name="ce59"/>
          <table:table-cell table:style-name="ce60" table:formula="of:=SUM([.D23:.N23])" office:value-type="float" office:value="0">
            <text:p>0.00 </text:p>
          </table:table-cell>
          <table:table-cell table:style-name="ce59"/>
          <table:table-cell table:style-name="ce61" table:number-columns-repeated="3"/>
          <table:table-cell table:style-name="ce61" table:formula="of:=['file:///C:/Users/antony/diy/GB%20Accounts/GB%20Accounts%202013-14/GB%20Accounts%20Company%202014-04-30%20(Apr14)%20OpenOffice/Savingaccount.ods'#$Jun13.$F$1]-['file:///C:/Users/antony/diy/GB%20Accounts/GB%20Accounts%202013-14/GB%20Accounts%20Company%202014-04-30%20(Apr14)%20OpenOffice/Savingaccount.ods'#$Jun13.$X$1]" office:value-type="float" office:value="0">
            <text:p>0.00 </text:p>
          </table:table-cell>
          <table:table-cell table:style-name="ce61" table:number-columns-repeated="3"/>
          <table:table-cell table:style-name="ce60"/>
          <table:table-cell table:style-name="ce44"/>
          <table:table-cell table:style-name="ce60" table:formula="of:=SUM([.O23:.Y23])" office:value-type="float" office:value="0">
            <text:p>0.00 </text:p>
          </table:table-cell>
          <table:table-cell table:style-name="ce59"/>
          <table:table-cell table:style-name="ce61" table:number-columns-repeated="3"/>
          <table:table-cell table:style-name="ce61" table:formula="of:=['file:///C:/Users/antony/diy/GB%20Accounts/GB%20Accounts%202013-14/GB%20Accounts%20Company%202014-04-30%20(Apr14)%20OpenOffice/Savingaccount.ods'#$Jul13.$F$1]-['file:///C:/Users/antony/diy/GB%20Accounts/GB%20Accounts%202013-14/GB%20Accounts%20Company%202014-04-30%20(Apr14)%20OpenOffice/Savingaccount.ods'#$Jul13.$X$1]" office:value-type="float" office:value="0">
            <text:p>0.00 </text:p>
          </table:table-cell>
          <table:table-cell table:style-name="ce61" table:number-columns-repeated="3"/>
          <table:table-cell table:style-name="ce60"/>
          <table:table-cell table:style-name="ce44"/>
          <table:table-cell table:style-name="ce60" table:formula="of:=SUM([.Z23:.AJ23])" office:value-type="float" office:value="0">
            <text:p>0.00 </text:p>
          </table:table-cell>
          <table:table-cell table:style-name="ce59"/>
          <table:table-cell table:style-name="ce61" table:number-columns-repeated="3"/>
          <table:table-cell table:style-name="ce61" table:formula="of:=['file:///C:/Users/antony/diy/GB%20Accounts/GB%20Accounts%202013-14/GB%20Accounts%20Company%202014-04-30%20(Apr14)%20OpenOffice/Savingaccount.ods'#$Aug13.$F$1]-['file:///C:/Users/antony/diy/GB%20Accounts/GB%20Accounts%202013-14/GB%20Accounts%20Company%202014-04-30%20(Apr14)%20OpenOffice/Savingaccount.ods'#$Aug13.$X$1]" office:value-type="float" office:value="0">
            <text:p>0.00 </text:p>
          </table:table-cell>
          <table:table-cell table:style-name="ce61" table:number-columns-repeated="3"/>
          <table:table-cell table:style-name="ce60"/>
          <table:table-cell table:style-name="ce44"/>
          <table:table-cell table:style-name="ce60" table:formula="of:=SUM([.AK23:.AU23])" office:value-type="float" office:value="0">
            <text:p>0.00 </text:p>
          </table:table-cell>
          <table:table-cell table:style-name="ce59"/>
          <table:table-cell table:style-name="ce61" table:number-columns-repeated="3"/>
          <table:table-cell table:style-name="ce61" table:formula="of:=['file:///C:/Users/antony/diy/GB%20Accounts/GB%20Accounts%202013-14/GB%20Accounts%20Company%202014-04-30%20(Apr14)%20OpenOffice/Savingaccount.ods'#$Sep13.$F$1]-['file:///C:/Users/antony/diy/GB%20Accounts/GB%20Accounts%202013-14/GB%20Accounts%20Company%202014-04-30%20(Apr14)%20OpenOffice/Savingaccount.ods'#$Sep13.$X$1]" office:value-type="float" office:value="0">
            <text:p>0.00 </text:p>
          </table:table-cell>
          <table:table-cell table:style-name="ce61" table:number-columns-repeated="3"/>
          <table:table-cell table:style-name="ce60"/>
          <table:table-cell table:style-name="ce44"/>
          <table:table-cell table:style-name="ce60" table:formula="of:=SUM([.AV23:.BF23])" office:value-type="float" office:value="0">
            <text:p>0.00 </text:p>
          </table:table-cell>
          <table:table-cell table:style-name="ce59"/>
          <table:table-cell table:style-name="ce61" table:number-columns-repeated="3"/>
          <table:table-cell table:style-name="ce61" table:formula="of:=['file:///C:/Users/antony/diy/GB%20Accounts/GB%20Accounts%202013-14/GB%20Accounts%20Company%202014-04-30%20(Apr14)%20OpenOffice/Savingaccount.ods'#$Oct13.$F$1]-['file:///C:/Users/antony/diy/GB%20Accounts/GB%20Accounts%202013-14/GB%20Accounts%20Company%202014-04-30%20(Apr14)%20OpenOffice/Savingaccount.ods'#$Oct13.$X$1]" office:value-type="float" office:value="0">
            <text:p>0.00 </text:p>
          </table:table-cell>
          <table:table-cell table:style-name="ce61" table:number-columns-repeated="3"/>
          <table:table-cell table:style-name="ce60"/>
          <table:table-cell table:style-name="ce44"/>
          <table:table-cell table:style-name="ce60" table:formula="of:=SUM([.BG23:.BQ23])" office:value-type="float" office:value="0">
            <text:p>0.00 </text:p>
          </table:table-cell>
          <table:table-cell table:style-name="ce59"/>
          <table:table-cell table:style-name="ce61" table:number-columns-repeated="3"/>
          <table:table-cell table:style-name="ce61" table:formula="of:=['file:///C:/Users/antony/diy/GB%20Accounts/GB%20Accounts%202013-14/GB%20Accounts%20Company%202014-04-30%20(Apr14)%20OpenOffice/Savingaccount.ods'#$Nov13.$F$1]-['file:///C:/Users/antony/diy/GB%20Accounts/GB%20Accounts%202013-14/GB%20Accounts%20Company%202014-04-30%20(Apr14)%20OpenOffice/Savingaccount.ods'#$Nov13.$X$1]" office:value-type="float" office:value="0">
            <text:p>0.00 </text:p>
          </table:table-cell>
          <table:table-cell table:style-name="ce61" table:number-columns-repeated="3"/>
          <table:table-cell table:style-name="ce60"/>
          <table:table-cell table:style-name="ce44"/>
          <table:table-cell table:style-name="ce60" table:formula="of:=SUM([.BR23:.CB23])" office:value-type="float" office:value="0">
            <text:p>0.00 </text:p>
          </table:table-cell>
          <table:table-cell table:style-name="ce59"/>
          <table:table-cell table:style-name="ce61" table:number-columns-repeated="3"/>
          <table:table-cell table:style-name="ce61" table:formula="of:=['file:///C:/Users/antony/diy/GB%20Accounts/GB%20Accounts%202013-14/GB%20Accounts%20Company%202014-04-30%20(Apr14)%20OpenOffice/Savingaccount.ods'#$Dec13.$F$1]-['file:///C:/Users/antony/diy/GB%20Accounts/GB%20Accounts%202013-14/GB%20Accounts%20Company%202014-04-30%20(Apr14)%20OpenOffice/Savingaccount.ods'#$Dec13.$X$1]" office:value-type="float" office:value="0">
            <text:p>0.00 </text:p>
          </table:table-cell>
          <table:table-cell table:style-name="ce61" table:number-columns-repeated="3"/>
          <table:table-cell table:style-name="ce60"/>
          <table:table-cell table:style-name="ce44"/>
          <table:table-cell table:style-name="ce60" table:formula="of:=SUM([.CC23:.CM23])" office:value-type="float" office:value="0">
            <text:p>0.00 </text:p>
          </table:table-cell>
          <table:table-cell table:style-name="ce59"/>
          <table:table-cell table:style-name="ce61" table:number-columns-repeated="3"/>
          <table:table-cell table:style-name="ce61" table:formula="of:=['file:///C:/Users/antony/diy/GB%20Accounts/GB%20Accounts%202013-14/GB%20Accounts%20Company%202014-04-30%20(Apr14)%20OpenOffice/Savingaccount.ods'#$Jan14.$F$1]-['file:///C:/Users/antony/diy/GB%20Accounts/GB%20Accounts%202013-14/GB%20Accounts%20Company%202014-04-30%20(Apr14)%20OpenOffice/Savingaccount.ods'#$Jan14.$X$1]" office:value-type="float" office:value="0">
            <text:p>0.00 </text:p>
          </table:table-cell>
          <table:table-cell table:style-name="ce61" table:number-columns-repeated="3"/>
          <table:table-cell table:style-name="ce60"/>
          <table:table-cell table:style-name="ce44"/>
          <table:table-cell table:style-name="ce60" table:formula="of:=SUM([.CN23:.CX23])" office:value-type="float" office:value="0">
            <text:p>0.00 </text:p>
          </table:table-cell>
          <table:table-cell table:style-name="ce59"/>
          <table:table-cell table:style-name="ce61" table:number-columns-repeated="3"/>
          <table:table-cell table:style-name="ce61" table:formula="of:=['file:///C:/Users/antony/diy/GB%20Accounts/GB%20Accounts%202013-14/GB%20Accounts%20Company%202014-04-30%20(Apr14)%20OpenOffice/Savingaccount.ods'#$Feb14.$F$1]-['file:///C:/Users/antony/diy/GB%20Accounts/GB%20Accounts%202013-14/GB%20Accounts%20Company%202014-04-30%20(Apr14)%20OpenOffice/Savingaccount.ods'#$Feb14.$X$1]" office:value-type="float" office:value="0">
            <text:p>0.00 </text:p>
          </table:table-cell>
          <table:table-cell table:style-name="ce61" table:number-columns-repeated="3"/>
          <table:table-cell table:style-name="ce60"/>
          <table:table-cell table:style-name="ce44"/>
          <table:table-cell table:style-name="ce60" table:formula="of:=SUM([.CY23:.DI23])" office:value-type="float" office:value="0">
            <text:p>0.00 </text:p>
          </table:table-cell>
          <table:table-cell table:style-name="ce59"/>
          <table:table-cell table:style-name="ce61" table:number-columns-repeated="3"/>
          <table:table-cell table:style-name="ce61" table:formula="of:=['file:///C:/Users/antony/diy/GB%20Accounts/GB%20Accounts%202013-14/GB%20Accounts%20Company%202014-04-30%20(Apr14)%20OpenOffice/Savingaccount.ods'#$Mar14.$F$1]-['file:///C:/Users/antony/diy/GB%20Accounts/GB%20Accounts%202013-14/GB%20Accounts%20Company%202014-04-30%20(Apr14)%20OpenOffice/Savingaccount.ods'#$Mar14.$X$1]" office:value-type="float" office:value="0">
            <text:p>0.00 </text:p>
          </table:table-cell>
          <table:table-cell table:style-name="ce61" table:number-columns-repeated="3"/>
          <table:table-cell table:style-name="ce60"/>
          <table:table-cell table:style-name="ce44"/>
          <table:table-cell table:style-name="ce60" table:formula="of:=SUM([.DJ23:.DT23])" office:value-type="float" office:value="0">
            <text:p>0.00 </text:p>
          </table:table-cell>
          <table:table-cell table:style-name="ce59"/>
          <table:table-cell table:style-name="ce61" table:number-columns-repeated="3"/>
          <table:table-cell table:style-name="ce61" table:formula="of:=['file:///C:/Users/antony/diy/GB%20Accounts/GB%20Accounts%202013-14/GB%20Accounts%20Company%202014-04-30%20(Apr14)%20OpenOffice/Savingaccount.ods'#$Apr14.$F$1]-['file:///C:/Users/antony/diy/GB%20Accounts/GB%20Accounts%202013-14/GB%20Accounts%20Company%202014-04-30%20(Apr14)%20OpenOffice/Savingaccount.ods'#$Apr14.$X$1]" office:value-type="float" office:value="0">
            <text:p>0.00 </text:p>
          </table:table-cell>
          <table:table-cell table:style-name="ce61" table:number-columns-repeated="3"/>
          <table:table-cell table:style-name="ce60"/>
          <table:table-cell table:style-name="ce44"/>
          <table:table-cell table:style-name="ce60" table:formula="of:=SUM([.DU23:.EE23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23:.EH23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Credit Card Account</text:p>
          </table:table-cell>
          <table:table-cell table:style-name="ce55" office:value-type="string">
            <text:p>BD</text:p>
          </table:table-cell>
          <table:table-cell table:style-name="ce60" table:formula="of:=[OpenAccounts.I18]" office:value-type="float" office:value="0">
            <text:p>0.00 </text:p>
          </table:table-cell>
          <table:table-cell table:style-name="ce59"/>
          <table:table-cell table:style-name="ce61" table:number-columns-repeated="4"/>
          <table:table-cell table:style-name="ce61" table:formula="of:=['file:///C:/Users/antony/diy/GB%20Accounts/GB%20Accounts%202013-14/GB%20Accounts%20Company%202014-04-30%20(Apr14)%20OpenOffice/Creditcardaccount.ods'#$May13.$F$1]-['file:///C:/Users/antony/diy/GB%20Accounts/GB%20Accounts%202013-14/GB%20Accounts%20Company%202014-04-30%20(Apr14)%20OpenOffice/Creditcardaccount.ods'#$May13.$X$1]" office:value-type="float" office:value="0">
            <text:p>0.00 </text:p>
          </table:table-cell>
          <table:table-cell table:style-name="ce61" table:number-columns-repeated="2"/>
          <table:table-cell/>
          <table:table-cell table:style-name="ce59"/>
          <table:table-cell table:style-name="ce60" table:formula="of:=SUM([.D24:.N24])" office:value-type="float" office:value="0">
            <text:p>0.00 </text:p>
          </table:table-cell>
          <table:table-cell table:style-name="ce59"/>
          <table:table-cell table:style-name="ce61" table:number-columns-repeated="4"/>
          <table:table-cell table:style-name="ce61" table:formula="of:=['file:///C:/Users/antony/diy/GB%20Accounts/GB%20Accounts%202013-14/GB%20Accounts%20Company%202014-04-30%20(Apr14)%20OpenOffice/Creditcardaccount.ods'#$Jun13.$F$1]-['file:///C:/Users/antony/diy/GB%20Accounts/GB%20Accounts%202013-14/GB%20Accounts%20Company%202014-04-30%20(Apr14)%20OpenOffice/Creditcardaccount.ods'#$Jun13.$X$1]" office:value-type="float" office:value="0">
            <text:p>0.00 </text:p>
          </table:table-cell>
          <table:table-cell table:style-name="ce61" table:number-columns-repeated="2"/>
          <table:table-cell table:style-name="ce60"/>
          <table:table-cell table:style-name="ce44"/>
          <table:table-cell table:style-name="ce60" table:formula="of:=SUM([.O24:.Y24])" office:value-type="float" office:value="0">
            <text:p>0.00 </text:p>
          </table:table-cell>
          <table:table-cell table:style-name="ce59"/>
          <table:table-cell table:style-name="ce61" table:number-columns-repeated="4"/>
          <table:table-cell table:style-name="ce61" table:formula="of:=['file:///C:/Users/antony/diy/GB%20Accounts/GB%20Accounts%202013-14/GB%20Accounts%20Company%202014-04-30%20(Apr14)%20OpenOffice/Creditcardaccount.ods'#$Jul13.$F$1]-['file:///C:/Users/antony/diy/GB%20Accounts/GB%20Accounts%202013-14/GB%20Accounts%20Company%202014-04-30%20(Apr14)%20OpenOffice/Creditcardaccount.ods'#$Jul13.$X$1]" office:value-type="float" office:value="0">
            <text:p>0.00 </text:p>
          </table:table-cell>
          <table:table-cell table:style-name="ce61" table:number-columns-repeated="2"/>
          <table:table-cell table:style-name="ce60"/>
          <table:table-cell table:style-name="ce44"/>
          <table:table-cell table:style-name="ce60" table:formula="of:=SUM([.Z24:.AJ24])" office:value-type="float" office:value="0">
            <text:p>0.00 </text:p>
          </table:table-cell>
          <table:table-cell table:style-name="ce59"/>
          <table:table-cell table:style-name="ce61" table:number-columns-repeated="4"/>
          <table:table-cell table:style-name="ce61" table:formula="of:=['file:///C:/Users/antony/diy/GB%20Accounts/GB%20Accounts%202013-14/GB%20Accounts%20Company%202014-04-30%20(Apr14)%20OpenOffice/Creditcardaccount.ods'#$Aug13.$F$1]-['file:///C:/Users/antony/diy/GB%20Accounts/GB%20Accounts%202013-14/GB%20Accounts%20Company%202014-04-30%20(Apr14)%20OpenOffice/Creditcardaccount.ods'#$Aug13.$X$1]" office:value-type="float" office:value="0">
            <text:p>0.00 </text:p>
          </table:table-cell>
          <table:table-cell table:style-name="ce61" table:number-columns-repeated="2"/>
          <table:table-cell table:style-name="ce60"/>
          <table:table-cell table:style-name="ce44"/>
          <table:table-cell table:style-name="ce60" table:formula="of:=SUM([.AK24:.AU24])" office:value-type="float" office:value="0">
            <text:p>0.00 </text:p>
          </table:table-cell>
          <table:table-cell table:style-name="ce59"/>
          <table:table-cell table:style-name="ce61" table:number-columns-repeated="4"/>
          <table:table-cell table:style-name="ce61" table:formula="of:=['file:///C:/Users/antony/diy/GB%20Accounts/GB%20Accounts%202013-14/GB%20Accounts%20Company%202014-04-30%20(Apr14)%20OpenOffice/Creditcardaccount.ods'#$Sep13.$F$1]-['file:///C:/Users/antony/diy/GB%20Accounts/GB%20Accounts%202013-14/GB%20Accounts%20Company%202014-04-30%20(Apr14)%20OpenOffice/Creditcardaccount.ods'#$Sep13.$X$1]" office:value-type="float" office:value="0">
            <text:p>0.00 </text:p>
          </table:table-cell>
          <table:table-cell table:style-name="ce61" table:number-columns-repeated="2"/>
          <table:table-cell table:style-name="ce60"/>
          <table:table-cell table:style-name="ce44"/>
          <table:table-cell table:style-name="ce60" table:formula="of:=SUM([.AV24:.BF24])" office:value-type="float" office:value="0">
            <text:p>0.00 </text:p>
          </table:table-cell>
          <table:table-cell table:style-name="ce59"/>
          <table:table-cell table:style-name="ce61" table:number-columns-repeated="4"/>
          <table:table-cell table:style-name="ce61" table:formula="of:=['file:///C:/Users/antony/diy/GB%20Accounts/GB%20Accounts%202013-14/GB%20Accounts%20Company%202014-04-30%20(Apr14)%20OpenOffice/Creditcardaccount.ods'#$Oct13.$F$1]-['file:///C:/Users/antony/diy/GB%20Accounts/GB%20Accounts%202013-14/GB%20Accounts%20Company%202014-04-30%20(Apr14)%20OpenOffice/Creditcardaccount.ods'#$Oct13.$X$1]" office:value-type="float" office:value="0">
            <text:p>0.00 </text:p>
          </table:table-cell>
          <table:table-cell table:style-name="ce61" table:number-columns-repeated="2"/>
          <table:table-cell table:style-name="ce60"/>
          <table:table-cell table:style-name="ce44"/>
          <table:table-cell table:style-name="ce60" table:formula="of:=SUM([.BG24:.BQ24])" office:value-type="float" office:value="0">
            <text:p>0.00 </text:p>
          </table:table-cell>
          <table:table-cell table:style-name="ce59"/>
          <table:table-cell table:style-name="ce61" table:number-columns-repeated="4"/>
          <table:table-cell table:style-name="ce61" table:formula="of:=['file:///C:/Users/antony/diy/GB%20Accounts/GB%20Accounts%202013-14/GB%20Accounts%20Company%202014-04-30%20(Apr14)%20OpenOffice/Creditcardaccount.ods'#$Nov13.$F$1]-['file:///C:/Users/antony/diy/GB%20Accounts/GB%20Accounts%202013-14/GB%20Accounts%20Company%202014-04-30%20(Apr14)%20OpenOffice/Creditcardaccount.ods'#$Nov13.$X$1]" office:value-type="float" office:value="0">
            <text:p>0.00 </text:p>
          </table:table-cell>
          <table:table-cell table:style-name="ce61" table:number-columns-repeated="2"/>
          <table:table-cell table:style-name="ce60"/>
          <table:table-cell table:style-name="ce44"/>
          <table:table-cell table:style-name="ce60" table:formula="of:=SUM([.BR24:.CB24])" office:value-type="float" office:value="0">
            <text:p>0.00 </text:p>
          </table:table-cell>
          <table:table-cell table:style-name="ce59"/>
          <table:table-cell table:style-name="ce61" table:number-columns-repeated="4"/>
          <table:table-cell table:style-name="ce61" table:formula="of:=['file:///C:/Users/antony/diy/GB%20Accounts/GB%20Accounts%202013-14/GB%20Accounts%20Company%202014-04-30%20(Apr14)%20OpenOffice/Creditcardaccount.ods'#$Dec13.$F$1]-['file:///C:/Users/antony/diy/GB%20Accounts/GB%20Accounts%202013-14/GB%20Accounts%20Company%202014-04-30%20(Apr14)%20OpenOffice/Creditcardaccount.ods'#$Dec13.$X$1]" office:value-type="float" office:value="0">
            <text:p>0.00 </text:p>
          </table:table-cell>
          <table:table-cell table:style-name="ce61" table:number-columns-repeated="2"/>
          <table:table-cell table:style-name="ce60"/>
          <table:table-cell table:style-name="ce44"/>
          <table:table-cell table:style-name="ce60" table:formula="of:=SUM([.CC24:.CM24])" office:value-type="float" office:value="0">
            <text:p>0.00 </text:p>
          </table:table-cell>
          <table:table-cell table:style-name="ce59"/>
          <table:table-cell table:style-name="ce61" table:number-columns-repeated="4"/>
          <table:table-cell table:style-name="ce61" table:formula="of:=['file:///C:/Users/antony/diy/GB%20Accounts/GB%20Accounts%202013-14/GB%20Accounts%20Company%202014-04-30%20(Apr14)%20OpenOffice/Creditcardaccount.ods'#$Jan14.$F$1]-['file:///C:/Users/antony/diy/GB%20Accounts/GB%20Accounts%202013-14/GB%20Accounts%20Company%202014-04-30%20(Apr14)%20OpenOffice/Creditcardaccount.ods'#$Jan14.$X$1]" office:value-type="float" office:value="0">
            <text:p>0.00 </text:p>
          </table:table-cell>
          <table:table-cell table:style-name="ce61" table:number-columns-repeated="2"/>
          <table:table-cell table:style-name="ce60"/>
          <table:table-cell table:style-name="ce44"/>
          <table:table-cell table:style-name="ce60" table:formula="of:=SUM([.CN24:.CX24])" office:value-type="float" office:value="0">
            <text:p>0.00 </text:p>
          </table:table-cell>
          <table:table-cell table:style-name="ce59"/>
          <table:table-cell table:style-name="ce61" table:number-columns-repeated="4"/>
          <table:table-cell table:style-name="ce61" table:formula="of:=['file:///C:/Users/antony/diy/GB%20Accounts/GB%20Accounts%202013-14/GB%20Accounts%20Company%202014-04-30%20(Apr14)%20OpenOffice/Creditcardaccount.ods'#$Feb14.$F$1]-['file:///C:/Users/antony/diy/GB%20Accounts/GB%20Accounts%202013-14/GB%20Accounts%20Company%202014-04-30%20(Apr14)%20OpenOffice/Creditcardaccount.ods'#$Feb14.$X$1]" office:value-type="float" office:value="0">
            <text:p>0.00 </text:p>
          </table:table-cell>
          <table:table-cell table:style-name="ce61" table:number-columns-repeated="2"/>
          <table:table-cell table:style-name="ce60"/>
          <table:table-cell table:style-name="ce44"/>
          <table:table-cell table:style-name="ce60" table:formula="of:=SUM([.CY24:.DI24])" office:value-type="float" office:value="0">
            <text:p>0.00 </text:p>
          </table:table-cell>
          <table:table-cell table:style-name="ce59"/>
          <table:table-cell table:style-name="ce61" table:number-columns-repeated="4"/>
          <table:table-cell table:style-name="ce61" table:formula="of:=['file:///C:/Users/antony/diy/GB%20Accounts/GB%20Accounts%202013-14/GB%20Accounts%20Company%202014-04-30%20(Apr14)%20OpenOffice/Creditcardaccount.ods'#$Mar14.$F$1]-['file:///C:/Users/antony/diy/GB%20Accounts/GB%20Accounts%202013-14/GB%20Accounts%20Company%202014-04-30%20(Apr14)%20OpenOffice/Creditcardaccount.ods'#$Mar14.$X$1]" office:value-type="float" office:value="0">
            <text:p>0.00 </text:p>
          </table:table-cell>
          <table:table-cell table:style-name="ce61" table:number-columns-repeated="2"/>
          <table:table-cell table:style-name="ce60"/>
          <table:table-cell table:style-name="ce44"/>
          <table:table-cell table:style-name="ce60" table:formula="of:=SUM([.DJ24:.DT24])" office:value-type="float" office:value="0">
            <text:p>0.00 </text:p>
          </table:table-cell>
          <table:table-cell table:style-name="ce59"/>
          <table:table-cell table:style-name="ce61" table:number-columns-repeated="4"/>
          <table:table-cell table:style-name="ce61" table:formula="of:=['file:///C:/Users/antony/diy/GB%20Accounts/GB%20Accounts%202013-14/GB%20Accounts%20Company%202014-04-30%20(Apr14)%20OpenOffice/Creditcardaccount.ods'#$Apr14.$F$1]-['file:///C:/Users/antony/diy/GB%20Accounts/GB%20Accounts%202013-14/GB%20Accounts%20Company%202014-04-30%20(Apr14)%20OpenOffice/Creditcardaccount.ods'#$Apr14.$X$1]" office:value-type="float" office:value="0">
            <text:p>0.00 </text:p>
          </table:table-cell>
          <table:table-cell table:style-name="ce61" table:number-columns-repeated="2"/>
          <table:table-cell table:style-name="ce60"/>
          <table:table-cell table:style-name="ce44"/>
          <table:table-cell table:style-name="ce60" table:formula="of:=SUM([.DU24:.EE24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24:.EH24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Cash Account</text:p>
          </table:table-cell>
          <table:table-cell table:style-name="ce55" office:value-type="string">
            <text:p>BC</text:p>
          </table:table-cell>
          <table:table-cell table:style-name="ce60" table:formula="of:=[OpenAccounts.J18]" office:value-type="float" office:value="0">
            <text:p>0.00 </text:p>
          </table:table-cell>
          <table:table-cell table:style-name="ce59"/>
          <table:table-cell table:style-name="ce61" table:number-columns-repeated="5"/>
          <table:table-cell table:style-name="ce61" table:formula="of:=['file:///C:/Users/antony/diy/GB%20Accounts/GB%20Accounts%202013-14/GB%20Accounts%20Company%202014-04-30%20(Apr14)%20OpenOffice/Cashaccount.ods'#$May13.$F$1]-['file:///C:/Users/antony/diy/GB%20Accounts/GB%20Accounts%202013-14/GB%20Accounts%20Company%202014-04-30%20(Apr14)%20OpenOffice/Cashaccount.ods'#$May13.$U$1]" office:value-type="float" office:value="0">
            <text:p>0.00 </text:p>
          </table:table-cell>
          <table:table-cell table:style-name="ce61"/>
          <table:table-cell/>
          <table:table-cell table:style-name="ce59"/>
          <table:table-cell table:style-name="ce60" table:formula="of:=SUM([.D25:.N25])" office:value-type="float" office:value="0">
            <text:p>0.00 </text:p>
          </table:table-cell>
          <table:table-cell table:style-name="ce59"/>
          <table:table-cell table:style-name="ce61" table:number-columns-repeated="5"/>
          <table:table-cell table:style-name="ce61" table:formula="of:=['file:///C:/Users/antony/diy/GB%20Accounts/GB%20Accounts%202013-14/GB%20Accounts%20Company%202014-04-30%20(Apr14)%20OpenOffice/Cashaccount.ods'#$Jun13.$F$1]-['file:///C:/Users/antony/diy/GB%20Accounts/GB%20Accounts%202013-14/GB%20Accounts%20Company%202014-04-30%20(Apr14)%20OpenOffice/Cashaccount.ods'#$Jun13.$U$1]" office:value-type="float" office:value="0">
            <text:p>0.00 </text:p>
          </table:table-cell>
          <table:table-cell table:style-name="ce61"/>
          <table:table-cell table:style-name="ce60"/>
          <table:table-cell table:style-name="ce44"/>
          <table:table-cell table:style-name="ce60" table:formula="of:=SUM([.O25:.Y25])" office:value-type="float" office:value="0">
            <text:p>0.00 </text:p>
          </table:table-cell>
          <table:table-cell table:style-name="ce59"/>
          <table:table-cell table:style-name="ce61" table:number-columns-repeated="5"/>
          <table:table-cell table:style-name="ce61" table:formula="of:=['file:///C:/Users/antony/diy/GB%20Accounts/GB%20Accounts%202013-14/GB%20Accounts%20Company%202014-04-30%20(Apr14)%20OpenOffice/Cashaccount.ods'#$Jul13.$F$1]-['file:///C:/Users/antony/diy/GB%20Accounts/GB%20Accounts%202013-14/GB%20Accounts%20Company%202014-04-30%20(Apr14)%20OpenOffice/Cashaccount.ods'#$Jul13.$U$1]" office:value-type="float" office:value="0">
            <text:p>0.00 </text:p>
          </table:table-cell>
          <table:table-cell table:style-name="ce61"/>
          <table:table-cell table:style-name="ce60"/>
          <table:table-cell table:style-name="ce44"/>
          <table:table-cell table:style-name="ce60" table:formula="of:=SUM([.Z25:.AJ25])" office:value-type="float" office:value="0">
            <text:p>0.00 </text:p>
          </table:table-cell>
          <table:table-cell table:style-name="ce59"/>
          <table:table-cell table:style-name="ce61" table:number-columns-repeated="5"/>
          <table:table-cell table:style-name="ce61" table:formula="of:=['file:///C:/Users/antony/diy/GB%20Accounts/GB%20Accounts%202013-14/GB%20Accounts%20Company%202014-04-30%20(Apr14)%20OpenOffice/Cashaccount.ods'#$Aug13.$F$1]-['file:///C:/Users/antony/diy/GB%20Accounts/GB%20Accounts%202013-14/GB%20Accounts%20Company%202014-04-30%20(Apr14)%20OpenOffice/Cashaccount.ods'#$Aug13.$U$1]" office:value-type="float" office:value="0">
            <text:p>0.00 </text:p>
          </table:table-cell>
          <table:table-cell table:style-name="ce61"/>
          <table:table-cell table:style-name="ce60"/>
          <table:table-cell table:style-name="ce44"/>
          <table:table-cell table:style-name="ce60" table:formula="of:=SUM([.AK25:.AU25])" office:value-type="float" office:value="0">
            <text:p>0.00 </text:p>
          </table:table-cell>
          <table:table-cell table:style-name="ce59"/>
          <table:table-cell table:style-name="ce61" table:number-columns-repeated="5"/>
          <table:table-cell table:style-name="ce61" table:formula="of:=['file:///C:/Users/antony/diy/GB%20Accounts/GB%20Accounts%202013-14/GB%20Accounts%20Company%202014-04-30%20(Apr14)%20OpenOffice/Cashaccount.ods'#$Sep13.$F$1]-['file:///C:/Users/antony/diy/GB%20Accounts/GB%20Accounts%202013-14/GB%20Accounts%20Company%202014-04-30%20(Apr14)%20OpenOffice/Cashaccount.ods'#$Sep13.$U$1]" office:value-type="float" office:value="0">
            <text:p>0.00 </text:p>
          </table:table-cell>
          <table:table-cell table:style-name="ce61"/>
          <table:table-cell table:style-name="ce60"/>
          <table:table-cell table:style-name="ce44"/>
          <table:table-cell table:style-name="ce60" table:formula="of:=SUM([.AV25:.BF25])" office:value-type="float" office:value="0">
            <text:p>0.00 </text:p>
          </table:table-cell>
          <table:table-cell table:style-name="ce59"/>
          <table:table-cell table:style-name="ce61" table:number-columns-repeated="5"/>
          <table:table-cell table:style-name="ce61" table:formula="of:=['file:///C:/Users/antony/diy/GB%20Accounts/GB%20Accounts%202013-14/GB%20Accounts%20Company%202014-04-30%20(Apr14)%20OpenOffice/Cashaccount.ods'#$Oct13.$F$1]-['file:///C:/Users/antony/diy/GB%20Accounts/GB%20Accounts%202013-14/GB%20Accounts%20Company%202014-04-30%20(Apr14)%20OpenOffice/Cashaccount.ods'#$Oct13.$U$1]" office:value-type="float" office:value="0">
            <text:p>0.00 </text:p>
          </table:table-cell>
          <table:table-cell table:style-name="ce61"/>
          <table:table-cell table:style-name="ce60"/>
          <table:table-cell table:style-name="ce44"/>
          <table:table-cell table:style-name="ce60" table:formula="of:=SUM([.BG25:.BQ25])" office:value-type="float" office:value="0">
            <text:p>0.00 </text:p>
          </table:table-cell>
          <table:table-cell table:style-name="ce59"/>
          <table:table-cell table:style-name="ce61" table:number-columns-repeated="5"/>
          <table:table-cell table:style-name="ce61" table:formula="of:=['file:///C:/Users/antony/diy/GB%20Accounts/GB%20Accounts%202013-14/GB%20Accounts%20Company%202014-04-30%20(Apr14)%20OpenOffice/Cashaccount.ods'#$Nov13.$F$1]-['file:///C:/Users/antony/diy/GB%20Accounts/GB%20Accounts%202013-14/GB%20Accounts%20Company%202014-04-30%20(Apr14)%20OpenOffice/Cashaccount.ods'#$Nov13.$U$1]" office:value-type="float" office:value="0">
            <text:p>0.00 </text:p>
          </table:table-cell>
          <table:table-cell table:style-name="ce61"/>
          <table:table-cell table:style-name="ce60"/>
          <table:table-cell table:style-name="ce44"/>
          <table:table-cell table:style-name="ce60" table:formula="of:=SUM([.BR25:.CB25])" office:value-type="float" office:value="0">
            <text:p>0.00 </text:p>
          </table:table-cell>
          <table:table-cell table:style-name="ce59"/>
          <table:table-cell table:style-name="ce61" table:number-columns-repeated="5"/>
          <table:table-cell table:style-name="ce61" table:formula="of:=['file:///C:/Users/antony/diy/GB%20Accounts/GB%20Accounts%202013-14/GB%20Accounts%20Company%202014-04-30%20(Apr14)%20OpenOffice/Cashaccount.ods'#$Dec13.$F$1]-['file:///C:/Users/antony/diy/GB%20Accounts/GB%20Accounts%202013-14/GB%20Accounts%20Company%202014-04-30%20(Apr14)%20OpenOffice/Cashaccount.ods'#$Dec13.$U$1]" office:value-type="float" office:value="0">
            <text:p>0.00 </text:p>
          </table:table-cell>
          <table:table-cell table:style-name="ce61"/>
          <table:table-cell table:style-name="ce60"/>
          <table:table-cell table:style-name="ce44"/>
          <table:table-cell table:style-name="ce60" table:formula="of:=SUM([.CC25:.CM25])" office:value-type="float" office:value="0">
            <text:p>0.00 </text:p>
          </table:table-cell>
          <table:table-cell table:style-name="ce59"/>
          <table:table-cell table:style-name="ce61" table:number-columns-repeated="5"/>
          <table:table-cell table:style-name="ce61" table:formula="of:=['file:///C:/Users/antony/diy/GB%20Accounts/GB%20Accounts%202013-14/GB%20Accounts%20Company%202014-04-30%20(Apr14)%20OpenOffice/Cashaccount.ods'#$Jan14.$F$1]-['file:///C:/Users/antony/diy/GB%20Accounts/GB%20Accounts%202013-14/GB%20Accounts%20Company%202014-04-30%20(Apr14)%20OpenOffice/Cashaccount.ods'#$Jan14.$U$1]" office:value-type="float" office:value="0">
            <text:p>0.00 </text:p>
          </table:table-cell>
          <table:table-cell table:style-name="ce61"/>
          <table:table-cell table:style-name="ce60"/>
          <table:table-cell table:style-name="ce44"/>
          <table:table-cell table:style-name="ce60" table:formula="of:=SUM([.CN25:.CX25])" office:value-type="float" office:value="0">
            <text:p>0.00 </text:p>
          </table:table-cell>
          <table:table-cell table:style-name="ce59"/>
          <table:table-cell table:style-name="ce61" table:number-columns-repeated="5"/>
          <table:table-cell table:style-name="ce61" table:formula="of:=['file:///C:/Users/antony/diy/GB%20Accounts/GB%20Accounts%202013-14/GB%20Accounts%20Company%202014-04-30%20(Apr14)%20OpenOffice/Cashaccount.ods'#$Feb14.$F$1]-['file:///C:/Users/antony/diy/GB%20Accounts/GB%20Accounts%202013-14/GB%20Accounts%20Company%202014-04-30%20(Apr14)%20OpenOffice/Cashaccount.ods'#$Feb14.$U$1]" office:value-type="float" office:value="0">
            <text:p>0.00 </text:p>
          </table:table-cell>
          <table:table-cell table:style-name="ce61"/>
          <table:table-cell table:style-name="ce60"/>
          <table:table-cell table:style-name="ce44"/>
          <table:table-cell table:style-name="ce60" table:formula="of:=SUM([.CY25:.DI25])" office:value-type="float" office:value="0">
            <text:p>0.00 </text:p>
          </table:table-cell>
          <table:table-cell table:style-name="ce59"/>
          <table:table-cell table:style-name="ce61" table:number-columns-repeated="5"/>
          <table:table-cell table:style-name="ce61" table:formula="of:=['file:///C:/Users/antony/diy/GB%20Accounts/GB%20Accounts%202013-14/GB%20Accounts%20Company%202014-04-30%20(Apr14)%20OpenOffice/Cashaccount.ods'#$Mar14.$F$1]-['file:///C:/Users/antony/diy/GB%20Accounts/GB%20Accounts%202013-14/GB%20Accounts%20Company%202014-04-30%20(Apr14)%20OpenOffice/Cashaccount.ods'#$Mar14.$U$1]" office:value-type="float" office:value="0">
            <text:p>0.00 </text:p>
          </table:table-cell>
          <table:table-cell table:style-name="ce61"/>
          <table:table-cell table:style-name="ce60"/>
          <table:table-cell table:style-name="ce44"/>
          <table:table-cell table:style-name="ce60" table:formula="of:=SUM([.DJ25:.DT25])" office:value-type="float" office:value="0">
            <text:p>0.00 </text:p>
          </table:table-cell>
          <table:table-cell table:style-name="ce59"/>
          <table:table-cell table:style-name="ce61" table:number-columns-repeated="5"/>
          <table:table-cell table:style-name="ce61" table:formula="of:=['file:///C:/Users/antony/diy/GB%20Accounts/GB%20Accounts%202013-14/GB%20Accounts%20Company%202014-04-30%20(Apr14)%20OpenOffice/Cashaccount.ods'#$Apr14.$F$1]-['file:///C:/Users/antony/diy/GB%20Accounts/GB%20Accounts%202013-14/GB%20Accounts%20Company%202014-04-30%20(Apr14)%20OpenOffice/Cashaccount.ods'#$Apr14.$U$1]" office:value-type="float" office:value="0">
            <text:p>0.00 </text:p>
          </table:table-cell>
          <table:table-cell table:style-name="ce61"/>
          <table:table-cell table:style-name="ce60"/>
          <table:table-cell table:style-name="ce44"/>
          <table:table-cell table:style-name="ce60" table:formula="of:=SUM([.DU25:.EE25])" office:value-type="float" office:value="0">
            <text:p>0.00 </text:p>
          </table:table-cell>
          <table:table-cell table:style-name="ce44"/>
          <table:table-cell table:formula="of:=['file:///C:/Users/antony/diy/GB%20Accounts/GB%20Accounts%202013-14/GB%20Accounts%20Company%202014-04-30%20(Apr14)%20OpenOffice/Companysecretary.ods'#$Boardmeeting.$E$6]" office:value-type="float" office:value="0">
            <text:p>0.00 </text:p>
          </table:table-cell>
          <table:table-cell table:style-name="ce44"/>
          <table:table-cell table:style-name="ce60" table:formula="of:=SUM([.EF25:.EH25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Intra Cash &amp; Bank Transfers</text:p>
          </table:table-cell>
          <table:table-cell table:style-name="ce55"/>
          <table:table-cell table:style-name="ce61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-['file:///C:/Users/antony/diy/GB%20Accounts/GB%20Accounts%202013-14/GB%20Accounts%20Company%202014-04-30%20(Apr14)%20OpenOffice/Currentaccount.ods'#$May13.$G$1]-['file:///C:/Users/antony/diy/GB%20Accounts/GB%20Accounts%202013-14/GB%20Accounts%20Company%202014-04-30%20(Apr14)%20OpenOffice/Currentaccount.ods'#$May13.$H$1]-['file:///C:/Users/antony/diy/GB%20Accounts/GB%20Accounts%202013-14/GB%20Accounts%20Company%202014-04-30%20(Apr14)%20OpenOffice/Currentaccount.ods'#$May13.$I$1]+['file:///C:/Users/antony/diy/GB%20Accounts/GB%20Accounts%202013-14/GB%20Accounts%20Company%202014-04-30%20(Apr14)%20OpenOffice/Currentaccount.ods'#$May13.$Y$1]+['file:///C:/Users/antony/diy/GB%20Accounts/GB%20Accounts%202013-14/GB%20Accounts%20Company%202014-04-30%20(Apr14)%20OpenOffice/Currentaccount.ods'#$May13.$Z$1]+['file:///C:/Users/antony/diy/GB%20Accounts/GB%20Accounts%202013-14/GB%20Accounts%20Company%202014-04-30%20(Apr14)%20OpenOffice/Currentaccount.ods'#$May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4-30%20(Apr14)%20OpenOffice/Savingaccount.ods'#$May13.$G$1]-['file:///C:/Users/antony/diy/GB%20Accounts/GB%20Accounts%202013-14/GB%20Accounts%20Company%202014-04-30%20(Apr14)%20OpenOffice/Savingaccount.ods'#$May13.$H$1]-['file:///C:/Users/antony/diy/GB%20Accounts/GB%20Accounts%202013-14/GB%20Accounts%20Company%202014-04-30%20(Apr14)%20OpenOffice/Savingaccount.ods'#$May13.$I$1]+['file:///C:/Users/antony/diy/GB%20Accounts/GB%20Accounts%202013-14/GB%20Accounts%20Company%202014-04-30%20(Apr14)%20OpenOffice/Savingaccount.ods'#$May13.$Y$1]+['file:///C:/Users/antony/diy/GB%20Accounts/GB%20Accounts%202013-14/GB%20Accounts%20Company%202014-04-30%20(Apr14)%20OpenOffice/Savingaccount.ods'#$May13.$Z$1]+['file:///C:/Users/antony/diy/GB%20Accounts/GB%20Accounts%202013-14/GB%20Accounts%20Company%202014-04-30%20(Apr14)%20OpenOffice/Savingaccount.ods'#$May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4-30%20(Apr14)%20OpenOffice/Creditcardaccount.ods'#$May13.$G$1]-['file:///C:/Users/antony/diy/GB%20Accounts/GB%20Accounts%202013-14/GB%20Accounts%20Company%202014-04-30%20(Apr14)%20OpenOffice/Creditcardaccount.ods'#$May13.$H$1]-['file:///C:/Users/antony/diy/GB%20Accounts/GB%20Accounts%202013-14/GB%20Accounts%20Company%202014-04-30%20(Apr14)%20OpenOffice/Creditcardaccount.ods'#$May13.$I$1]+['file:///C:/Users/antony/diy/GB%20Accounts/GB%20Accounts%202013-14/GB%20Accounts%20Company%202014-04-30%20(Apr14)%20OpenOffice/Creditcardaccount.ods'#$May13.$Y$1]+['file:///C:/Users/antony/diy/GB%20Accounts/GB%20Accounts%202013-14/GB%20Accounts%20Company%202014-04-30%20(Apr14)%20OpenOffice/Creditcardaccount.ods'#$May13.$Z$1]+['file:///C:/Users/antony/diy/GB%20Accounts/GB%20Accounts%202013-14/GB%20Accounts%20Company%202014-04-30%20(Apr14)%20OpenOffice/Creditcardaccount.ods'#$May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4-30%20(Apr14)%20OpenOffice/Cashaccount.ods'#$May13.$G$1]-['file:///C:/Users/antony/diy/GB%20Accounts/GB%20Accounts%202013-14/GB%20Accounts%20Company%202014-04-30%20(Apr14)%20OpenOffice/Cashaccount.ods'#$May13.$H$1]-['file:///C:/Users/antony/diy/GB%20Accounts/GB%20Accounts%202013-14/GB%20Accounts%20Company%202014-04-30%20(Apr14)%20OpenOffice/Cashaccount.ods'#$May13.$I$1]+['file:///C:/Users/antony/diy/GB%20Accounts/GB%20Accounts%202013-14/GB%20Accounts%20Company%202014-04-30%20(Apr14)%20OpenOffice/Cashaccount.ods'#$May13.$V$1]+['file:///C:/Users/antony/diy/GB%20Accounts/GB%20Accounts%202013-14/GB%20Accounts%20Company%202014-04-30%20(Apr14)%20OpenOffice/Cashaccount.ods'#$May13.$W$1]+['file:///C:/Users/antony/diy/GB%20Accounts/GB%20Accounts%202013-14/GB%20Accounts%20Company%202014-04-30%20(Apr14)%20OpenOffice/Cashaccount.ods'#$May13.$X$1]" office:value-type="float" office:value="0">
            <text:p>0.00 </text:p>
          </table:table-cell>
          <table:table-cell table:style-name="ce61" table:number-columns-repeated="2"/>
          <table:table-cell table:style-name="ce59"/>
          <table:table-cell table:style-name="ce60" table:formula="of:=SUM([.D26:.N26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-['file:///C:/Users/antony/diy/GB%20Accounts/GB%20Accounts%202013-14/GB%20Accounts%20Company%202014-04-30%20(Apr14)%20OpenOffice/Currentaccount.ods'#$Jun13.$G$1]-['file:///C:/Users/antony/diy/GB%20Accounts/GB%20Accounts%202013-14/GB%20Accounts%20Company%202014-04-30%20(Apr14)%20OpenOffice/Currentaccount.ods'#$Jun13.$H$1]-['file:///C:/Users/antony/diy/GB%20Accounts/GB%20Accounts%202013-14/GB%20Accounts%20Company%202014-04-30%20(Apr14)%20OpenOffice/Currentaccount.ods'#$Jun13.$I$1]+['file:///C:/Users/antony/diy/GB%20Accounts/GB%20Accounts%202013-14/GB%20Accounts%20Company%202014-04-30%20(Apr14)%20OpenOffice/Currentaccount.ods'#$Jun13.$Y$1]+['file:///C:/Users/antony/diy/GB%20Accounts/GB%20Accounts%202013-14/GB%20Accounts%20Company%202014-04-30%20(Apr14)%20OpenOffice/Currentaccount.ods'#$Jun13.$Z$1]+['file:///C:/Users/antony/diy/GB%20Accounts/GB%20Accounts%202013-14/GB%20Accounts%20Company%202014-04-30%20(Apr14)%20OpenOffice/Currentaccount.ods'#$Jun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4-30%20(Apr14)%20OpenOffice/Savingaccount.ods'#$Jun13.$G$1]-['file:///C:/Users/antony/diy/GB%20Accounts/GB%20Accounts%202013-14/GB%20Accounts%20Company%202014-04-30%20(Apr14)%20OpenOffice/Savingaccount.ods'#$Jun13.$H$1]-['file:///C:/Users/antony/diy/GB%20Accounts/GB%20Accounts%202013-14/GB%20Accounts%20Company%202014-04-30%20(Apr14)%20OpenOffice/Savingaccount.ods'#$Jun13.$I$1]+['file:///C:/Users/antony/diy/GB%20Accounts/GB%20Accounts%202013-14/GB%20Accounts%20Company%202014-04-30%20(Apr14)%20OpenOffice/Savingaccount.ods'#$Jun13.$Y$1]+['file:///C:/Users/antony/diy/GB%20Accounts/GB%20Accounts%202013-14/GB%20Accounts%20Company%202014-04-30%20(Apr14)%20OpenOffice/Savingaccount.ods'#$Jun13.$Z$1]+['file:///C:/Users/antony/diy/GB%20Accounts/GB%20Accounts%202013-14/GB%20Accounts%20Company%202014-04-30%20(Apr14)%20OpenOffice/Savingaccount.ods'#$Jun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4-30%20(Apr14)%20OpenOffice/Creditcardaccount.ods'#$Jun13.$G$1]-['file:///C:/Users/antony/diy/GB%20Accounts/GB%20Accounts%202013-14/GB%20Accounts%20Company%202014-04-30%20(Apr14)%20OpenOffice/Creditcardaccount.ods'#$Jun13.$H$1]-['file:///C:/Users/antony/diy/GB%20Accounts/GB%20Accounts%202013-14/GB%20Accounts%20Company%202014-04-30%20(Apr14)%20OpenOffice/Creditcardaccount.ods'#$Jun13.$I$1]+['file:///C:/Users/antony/diy/GB%20Accounts/GB%20Accounts%202013-14/GB%20Accounts%20Company%202014-04-30%20(Apr14)%20OpenOffice/Creditcardaccount.ods'#$Jun13.$Y$1]+['file:///C:/Users/antony/diy/GB%20Accounts/GB%20Accounts%202013-14/GB%20Accounts%20Company%202014-04-30%20(Apr14)%20OpenOffice/Creditcardaccount.ods'#$Jun13.$Z$1]+['file:///C:/Users/antony/diy/GB%20Accounts/GB%20Accounts%202013-14/GB%20Accounts%20Company%202014-04-30%20(Apr14)%20OpenOffice/Creditcardaccount.ods'#$Jun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4-30%20(Apr14)%20OpenOffice/Cashaccount.ods'#$Jun13.$G$1]-['file:///C:/Users/antony/diy/GB%20Accounts/GB%20Accounts%202013-14/GB%20Accounts%20Company%202014-04-30%20(Apr14)%20OpenOffice/Cashaccount.ods'#$Jun13.$H$1]-['file:///C:/Users/antony/diy/GB%20Accounts/GB%20Accounts%202013-14/GB%20Accounts%20Company%202014-04-30%20(Apr14)%20OpenOffice/Cashaccount.ods'#$Jun13.$I$1]+['file:///C:/Users/antony/diy/GB%20Accounts/GB%20Accounts%202013-14/GB%20Accounts%20Company%202014-04-30%20(Apr14)%20OpenOffice/Cashaccount.ods'#$Jun13.$V$1]+['file:///C:/Users/antony/diy/GB%20Accounts/GB%20Accounts%202013-14/GB%20Accounts%20Company%202014-04-30%20(Apr14)%20OpenOffice/Cashaccount.ods'#$Jun13.$W$1]+['file:///C:/Users/antony/diy/GB%20Accounts/GB%20Accounts%202013-14/GB%20Accounts%20Company%202014-04-30%20(Apr14)%20OpenOffice/Cashaccount.ods'#$Jun13.$X$1]" office:value-type="float" office:value="0">
            <text:p>0.00 </text:p>
          </table:table-cell>
          <table:table-cell table:style-name="ce61" table:number-columns-repeated="2"/>
          <table:table-cell table:style-name="ce44"/>
          <table:table-cell table:style-name="ce60" table:formula="of:=SUM([.O26:.Y26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-['file:///C:/Users/antony/diy/GB%20Accounts/GB%20Accounts%202013-14/GB%20Accounts%20Company%202014-04-30%20(Apr14)%20OpenOffice/Currentaccount.ods'#$Jul13.$G$1]-['file:///C:/Users/antony/diy/GB%20Accounts/GB%20Accounts%202013-14/GB%20Accounts%20Company%202014-04-30%20(Apr14)%20OpenOffice/Currentaccount.ods'#$Jul13.$H$1]-['file:///C:/Users/antony/diy/GB%20Accounts/GB%20Accounts%202013-14/GB%20Accounts%20Company%202014-04-30%20(Apr14)%20OpenOffice/Currentaccount.ods'#$Jul13.$I$1]+['file:///C:/Users/antony/diy/GB%20Accounts/GB%20Accounts%202013-14/GB%20Accounts%20Company%202014-04-30%20(Apr14)%20OpenOffice/Currentaccount.ods'#$Jul13.$Y$1]+['file:///C:/Users/antony/diy/GB%20Accounts/GB%20Accounts%202013-14/GB%20Accounts%20Company%202014-04-30%20(Apr14)%20OpenOffice/Currentaccount.ods'#$Jul13.$Z$1]+['file:///C:/Users/antony/diy/GB%20Accounts/GB%20Accounts%202013-14/GB%20Accounts%20Company%202014-04-30%20(Apr14)%20OpenOffice/Currentaccount.ods'#$Jul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4-30%20(Apr14)%20OpenOffice/Savingaccount.ods'#$Jul13.$G$1]-['file:///C:/Users/antony/diy/GB%20Accounts/GB%20Accounts%202013-14/GB%20Accounts%20Company%202014-04-30%20(Apr14)%20OpenOffice/Savingaccount.ods'#$Jul13.$H$1]-['file:///C:/Users/antony/diy/GB%20Accounts/GB%20Accounts%202013-14/GB%20Accounts%20Company%202014-04-30%20(Apr14)%20OpenOffice/Savingaccount.ods'#$Jul13.$I$1]+['file:///C:/Users/antony/diy/GB%20Accounts/GB%20Accounts%202013-14/GB%20Accounts%20Company%202014-04-30%20(Apr14)%20OpenOffice/Savingaccount.ods'#$Jul13.$Y$1]+['file:///C:/Users/antony/diy/GB%20Accounts/GB%20Accounts%202013-14/GB%20Accounts%20Company%202014-04-30%20(Apr14)%20OpenOffice/Savingaccount.ods'#$Jul13.$Z$1]+['file:///C:/Users/antony/diy/GB%20Accounts/GB%20Accounts%202013-14/GB%20Accounts%20Company%202014-04-30%20(Apr14)%20OpenOffice/Savingaccount.ods'#$Jul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4-30%20(Apr14)%20OpenOffice/Creditcardaccount.ods'#$Jul13.$G$1]-['file:///C:/Users/antony/diy/GB%20Accounts/GB%20Accounts%202013-14/GB%20Accounts%20Company%202014-04-30%20(Apr14)%20OpenOffice/Creditcardaccount.ods'#$Jul13.$H$1]-['file:///C:/Users/antony/diy/GB%20Accounts/GB%20Accounts%202013-14/GB%20Accounts%20Company%202014-04-30%20(Apr14)%20OpenOffice/Creditcardaccount.ods'#$Jul13.$I$1]+['file:///C:/Users/antony/diy/GB%20Accounts/GB%20Accounts%202013-14/GB%20Accounts%20Company%202014-04-30%20(Apr14)%20OpenOffice/Creditcardaccount.ods'#$Jul13.$Y$1]+['file:///C:/Users/antony/diy/GB%20Accounts/GB%20Accounts%202013-14/GB%20Accounts%20Company%202014-04-30%20(Apr14)%20OpenOffice/Creditcardaccount.ods'#$Jul13.$Z$1]+['file:///C:/Users/antony/diy/GB%20Accounts/GB%20Accounts%202013-14/GB%20Accounts%20Company%202014-04-30%20(Apr14)%20OpenOffice/Creditcardaccount.ods'#$Jul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4-30%20(Apr14)%20OpenOffice/Cashaccount.ods'#$Jul13.$G$1]-['file:///C:/Users/antony/diy/GB%20Accounts/GB%20Accounts%202013-14/GB%20Accounts%20Company%202014-04-30%20(Apr14)%20OpenOffice/Cashaccount.ods'#$Jul13.$H$1]-['file:///C:/Users/antony/diy/GB%20Accounts/GB%20Accounts%202013-14/GB%20Accounts%20Company%202014-04-30%20(Apr14)%20OpenOffice/Cashaccount.ods'#$Jul13.$I$1]+['file:///C:/Users/antony/diy/GB%20Accounts/GB%20Accounts%202013-14/GB%20Accounts%20Company%202014-04-30%20(Apr14)%20OpenOffice/Cashaccount.ods'#$Jul13.$V$1]+['file:///C:/Users/antony/diy/GB%20Accounts/GB%20Accounts%202013-14/GB%20Accounts%20Company%202014-04-30%20(Apr14)%20OpenOffice/Cashaccount.ods'#$Jul13.$W$1]+['file:///C:/Users/antony/diy/GB%20Accounts/GB%20Accounts%202013-14/GB%20Accounts%20Company%202014-04-30%20(Apr14)%20OpenOffice/Cashaccount.ods'#$Jul13.$X$1]" office:value-type="float" office:value="0">
            <text:p>0.00 </text:p>
          </table:table-cell>
          <table:table-cell table:style-name="ce61" table:number-columns-repeated="2"/>
          <table:table-cell table:style-name="ce44"/>
          <table:table-cell table:style-name="ce60" table:formula="of:=SUM([.Z26:.AJ26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-['file:///C:/Users/antony/diy/GB%20Accounts/GB%20Accounts%202013-14/GB%20Accounts%20Company%202014-04-30%20(Apr14)%20OpenOffice/Currentaccount.ods'#$Aug13.$G$1]-['file:///C:/Users/antony/diy/GB%20Accounts/GB%20Accounts%202013-14/GB%20Accounts%20Company%202014-04-30%20(Apr14)%20OpenOffice/Currentaccount.ods'#$Aug13.$H$1]-['file:///C:/Users/antony/diy/GB%20Accounts/GB%20Accounts%202013-14/GB%20Accounts%20Company%202014-04-30%20(Apr14)%20OpenOffice/Currentaccount.ods'#$Aug13.$I$1]+['file:///C:/Users/antony/diy/GB%20Accounts/GB%20Accounts%202013-14/GB%20Accounts%20Company%202014-04-30%20(Apr14)%20OpenOffice/Currentaccount.ods'#$Aug13.$Y$1]+['file:///C:/Users/antony/diy/GB%20Accounts/GB%20Accounts%202013-14/GB%20Accounts%20Company%202014-04-30%20(Apr14)%20OpenOffice/Currentaccount.ods'#$Aug13.$Z$1]+['file:///C:/Users/antony/diy/GB%20Accounts/GB%20Accounts%202013-14/GB%20Accounts%20Company%202014-04-30%20(Apr14)%20OpenOffice/Currentaccount.ods'#$Aug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4-30%20(Apr14)%20OpenOffice/Savingaccount.ods'#$Aug13.$G$1]-['file:///C:/Users/antony/diy/GB%20Accounts/GB%20Accounts%202013-14/GB%20Accounts%20Company%202014-04-30%20(Apr14)%20OpenOffice/Savingaccount.ods'#$Aug13.$H$1]-['file:///C:/Users/antony/diy/GB%20Accounts/GB%20Accounts%202013-14/GB%20Accounts%20Company%202014-04-30%20(Apr14)%20OpenOffice/Savingaccount.ods'#$Aug13.$I$1]+['file:///C:/Users/antony/diy/GB%20Accounts/GB%20Accounts%202013-14/GB%20Accounts%20Company%202014-04-30%20(Apr14)%20OpenOffice/Savingaccount.ods'#$Aug13.$Y$1]+['file:///C:/Users/antony/diy/GB%20Accounts/GB%20Accounts%202013-14/GB%20Accounts%20Company%202014-04-30%20(Apr14)%20OpenOffice/Savingaccount.ods'#$Aug13.$Z$1]+['file:///C:/Users/antony/diy/GB%20Accounts/GB%20Accounts%202013-14/GB%20Accounts%20Company%202014-04-30%20(Apr14)%20OpenOffice/Savingaccount.ods'#$Aug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4-30%20(Apr14)%20OpenOffice/Creditcardaccount.ods'#$Aug13.$G$1]-['file:///C:/Users/antony/diy/GB%20Accounts/GB%20Accounts%202013-14/GB%20Accounts%20Company%202014-04-30%20(Apr14)%20OpenOffice/Creditcardaccount.ods'#$Aug13.$H$1]-['file:///C:/Users/antony/diy/GB%20Accounts/GB%20Accounts%202013-14/GB%20Accounts%20Company%202014-04-30%20(Apr14)%20OpenOffice/Creditcardaccount.ods'#$Aug13.$I$1]+['file:///C:/Users/antony/diy/GB%20Accounts/GB%20Accounts%202013-14/GB%20Accounts%20Company%202014-04-30%20(Apr14)%20OpenOffice/Creditcardaccount.ods'#$Aug13.$Y$1]+['file:///C:/Users/antony/diy/GB%20Accounts/GB%20Accounts%202013-14/GB%20Accounts%20Company%202014-04-30%20(Apr14)%20OpenOffice/Creditcardaccount.ods'#$Aug13.$Z$1]+['file:///C:/Users/antony/diy/GB%20Accounts/GB%20Accounts%202013-14/GB%20Accounts%20Company%202014-04-30%20(Apr14)%20OpenOffice/Creditcardaccount.ods'#$Aug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4-30%20(Apr14)%20OpenOffice/Cashaccount.ods'#$Aug13.$G$1]-['file:///C:/Users/antony/diy/GB%20Accounts/GB%20Accounts%202013-14/GB%20Accounts%20Company%202014-04-30%20(Apr14)%20OpenOffice/Cashaccount.ods'#$Aug13.$H$1]-['file:///C:/Users/antony/diy/GB%20Accounts/GB%20Accounts%202013-14/GB%20Accounts%20Company%202014-04-30%20(Apr14)%20OpenOffice/Cashaccount.ods'#$Aug13.$I$1]+['file:///C:/Users/antony/diy/GB%20Accounts/GB%20Accounts%202013-14/GB%20Accounts%20Company%202014-04-30%20(Apr14)%20OpenOffice/Cashaccount.ods'#$Aug13.$V$1]+['file:///C:/Users/antony/diy/GB%20Accounts/GB%20Accounts%202013-14/GB%20Accounts%20Company%202014-04-30%20(Apr14)%20OpenOffice/Cashaccount.ods'#$Aug13.$W$1]+['file:///C:/Users/antony/diy/GB%20Accounts/GB%20Accounts%202013-14/GB%20Accounts%20Company%202014-04-30%20(Apr14)%20OpenOffice/Cashaccount.ods'#$Aug13.$X$1]" office:value-type="float" office:value="0">
            <text:p>0.00 </text:p>
          </table:table-cell>
          <table:table-cell table:style-name="ce61" table:number-columns-repeated="2"/>
          <table:table-cell table:style-name="ce44"/>
          <table:table-cell table:style-name="ce60" table:formula="of:=SUM([.AK26:.AU26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-['file:///C:/Users/antony/diy/GB%20Accounts/GB%20Accounts%202013-14/GB%20Accounts%20Company%202014-04-30%20(Apr14)%20OpenOffice/Currentaccount.ods'#$Sep13.$G$1]-['file:///C:/Users/antony/diy/GB%20Accounts/GB%20Accounts%202013-14/GB%20Accounts%20Company%202014-04-30%20(Apr14)%20OpenOffice/Currentaccount.ods'#$Sep13.$H$1]-['file:///C:/Users/antony/diy/GB%20Accounts/GB%20Accounts%202013-14/GB%20Accounts%20Company%202014-04-30%20(Apr14)%20OpenOffice/Currentaccount.ods'#$Sep13.$I$1]+['file:///C:/Users/antony/diy/GB%20Accounts/GB%20Accounts%202013-14/GB%20Accounts%20Company%202014-04-30%20(Apr14)%20OpenOffice/Currentaccount.ods'#$Sep13.$Y$1]+['file:///C:/Users/antony/diy/GB%20Accounts/GB%20Accounts%202013-14/GB%20Accounts%20Company%202014-04-30%20(Apr14)%20OpenOffice/Currentaccount.ods'#$Sep13.$Z$1]+['file:///C:/Users/antony/diy/GB%20Accounts/GB%20Accounts%202013-14/GB%20Accounts%20Company%202014-04-30%20(Apr14)%20OpenOffice/Currentaccount.ods'#$Sep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4-30%20(Apr14)%20OpenOffice/Savingaccount.ods'#$Sep13.$G$1]-['file:///C:/Users/antony/diy/GB%20Accounts/GB%20Accounts%202013-14/GB%20Accounts%20Company%202014-04-30%20(Apr14)%20OpenOffice/Savingaccount.ods'#$Sep13.$H$1]-['file:///C:/Users/antony/diy/GB%20Accounts/GB%20Accounts%202013-14/GB%20Accounts%20Company%202014-04-30%20(Apr14)%20OpenOffice/Savingaccount.ods'#$Sep13.$I$1]+['file:///C:/Users/antony/diy/GB%20Accounts/GB%20Accounts%202013-14/GB%20Accounts%20Company%202014-04-30%20(Apr14)%20OpenOffice/Savingaccount.ods'#$Sep13.$Y$1]+['file:///C:/Users/antony/diy/GB%20Accounts/GB%20Accounts%202013-14/GB%20Accounts%20Company%202014-04-30%20(Apr14)%20OpenOffice/Savingaccount.ods'#$Sep13.$Z$1]+['file:///C:/Users/antony/diy/GB%20Accounts/GB%20Accounts%202013-14/GB%20Accounts%20Company%202014-04-30%20(Apr14)%20OpenOffice/Savingaccount.ods'#$Sep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4-30%20(Apr14)%20OpenOffice/Creditcardaccount.ods'#$Sep13.$G$1]-['file:///C:/Users/antony/diy/GB%20Accounts/GB%20Accounts%202013-14/GB%20Accounts%20Company%202014-04-30%20(Apr14)%20OpenOffice/Creditcardaccount.ods'#$Sep13.$H$1]-['file:///C:/Users/antony/diy/GB%20Accounts/GB%20Accounts%202013-14/GB%20Accounts%20Company%202014-04-30%20(Apr14)%20OpenOffice/Creditcardaccount.ods'#$Sep13.$I$1]+['file:///C:/Users/antony/diy/GB%20Accounts/GB%20Accounts%202013-14/GB%20Accounts%20Company%202014-04-30%20(Apr14)%20OpenOffice/Creditcardaccount.ods'#$Sep13.$Y$1]+['file:///C:/Users/antony/diy/GB%20Accounts/GB%20Accounts%202013-14/GB%20Accounts%20Company%202014-04-30%20(Apr14)%20OpenOffice/Creditcardaccount.ods'#$Sep13.$Z$1]+['file:///C:/Users/antony/diy/GB%20Accounts/GB%20Accounts%202013-14/GB%20Accounts%20Company%202014-04-30%20(Apr14)%20OpenOffice/Creditcardaccount.ods'#$Sep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4-30%20(Apr14)%20OpenOffice/Cashaccount.ods'#$Sep13.$G$1]-['file:///C:/Users/antony/diy/GB%20Accounts/GB%20Accounts%202013-14/GB%20Accounts%20Company%202014-04-30%20(Apr14)%20OpenOffice/Cashaccount.ods'#$Sep13.$H$1]-['file:///C:/Users/antony/diy/GB%20Accounts/GB%20Accounts%202013-14/GB%20Accounts%20Company%202014-04-30%20(Apr14)%20OpenOffice/Cashaccount.ods'#$Sep13.$I$1]+['file:///C:/Users/antony/diy/GB%20Accounts/GB%20Accounts%202013-14/GB%20Accounts%20Company%202014-04-30%20(Apr14)%20OpenOffice/Cashaccount.ods'#$Sep13.$V$1]+['file:///C:/Users/antony/diy/GB%20Accounts/GB%20Accounts%202013-14/GB%20Accounts%20Company%202014-04-30%20(Apr14)%20OpenOffice/Cashaccount.ods'#$Sep13.$W$1]+['file:///C:/Users/antony/diy/GB%20Accounts/GB%20Accounts%202013-14/GB%20Accounts%20Company%202014-04-30%20(Apr14)%20OpenOffice/Cashaccount.ods'#$Sep13.$X$1]" office:value-type="float" office:value="0">
            <text:p>0.00 </text:p>
          </table:table-cell>
          <table:table-cell table:style-name="ce61" table:number-columns-repeated="2"/>
          <table:table-cell table:style-name="ce44"/>
          <table:table-cell table:style-name="ce60" table:formula="of:=SUM([.AV26:.BF26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-['file:///C:/Users/antony/diy/GB%20Accounts/GB%20Accounts%202013-14/GB%20Accounts%20Company%202014-04-30%20(Apr14)%20OpenOffice/Currentaccount.ods'#$Oct13.$G$1]-['file:///C:/Users/antony/diy/GB%20Accounts/GB%20Accounts%202013-14/GB%20Accounts%20Company%202014-04-30%20(Apr14)%20OpenOffice/Currentaccount.ods'#$Oct13.$H$1]-['file:///C:/Users/antony/diy/GB%20Accounts/GB%20Accounts%202013-14/GB%20Accounts%20Company%202014-04-30%20(Apr14)%20OpenOffice/Currentaccount.ods'#$Oct13.$I$1]+['file:///C:/Users/antony/diy/GB%20Accounts/GB%20Accounts%202013-14/GB%20Accounts%20Company%202014-04-30%20(Apr14)%20OpenOffice/Currentaccount.ods'#$Oct13.$Y$1]+['file:///C:/Users/antony/diy/GB%20Accounts/GB%20Accounts%202013-14/GB%20Accounts%20Company%202014-04-30%20(Apr14)%20OpenOffice/Currentaccount.ods'#$Oct13.$Z$1]+['file:///C:/Users/antony/diy/GB%20Accounts/GB%20Accounts%202013-14/GB%20Accounts%20Company%202014-04-30%20(Apr14)%20OpenOffice/Currentaccount.ods'#$Oct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4-30%20(Apr14)%20OpenOffice/Savingaccount.ods'#$Oct13.$G$1]-['file:///C:/Users/antony/diy/GB%20Accounts/GB%20Accounts%202013-14/GB%20Accounts%20Company%202014-04-30%20(Apr14)%20OpenOffice/Savingaccount.ods'#$Oct13.$H$1]-['file:///C:/Users/antony/diy/GB%20Accounts/GB%20Accounts%202013-14/GB%20Accounts%20Company%202014-04-30%20(Apr14)%20OpenOffice/Savingaccount.ods'#$Oct13.$I$1]+['file:///C:/Users/antony/diy/GB%20Accounts/GB%20Accounts%202013-14/GB%20Accounts%20Company%202014-04-30%20(Apr14)%20OpenOffice/Savingaccount.ods'#$Oct13.$Y$1]+['file:///C:/Users/antony/diy/GB%20Accounts/GB%20Accounts%202013-14/GB%20Accounts%20Company%202014-04-30%20(Apr14)%20OpenOffice/Savingaccount.ods'#$Oct13.$Z$1]+['file:///C:/Users/antony/diy/GB%20Accounts/GB%20Accounts%202013-14/GB%20Accounts%20Company%202014-04-30%20(Apr14)%20OpenOffice/Savingaccount.ods'#$Oct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4-30%20(Apr14)%20OpenOffice/Creditcardaccount.ods'#$Oct13.$G$1]-['file:///C:/Users/antony/diy/GB%20Accounts/GB%20Accounts%202013-14/GB%20Accounts%20Company%202014-04-30%20(Apr14)%20OpenOffice/Creditcardaccount.ods'#$Oct13.$H$1]-['file:///C:/Users/antony/diy/GB%20Accounts/GB%20Accounts%202013-14/GB%20Accounts%20Company%202014-04-30%20(Apr14)%20OpenOffice/Creditcardaccount.ods'#$Oct13.$I$1]+['file:///C:/Users/antony/diy/GB%20Accounts/GB%20Accounts%202013-14/GB%20Accounts%20Company%202014-04-30%20(Apr14)%20OpenOffice/Creditcardaccount.ods'#$Oct13.$Y$1]+['file:///C:/Users/antony/diy/GB%20Accounts/GB%20Accounts%202013-14/GB%20Accounts%20Company%202014-04-30%20(Apr14)%20OpenOffice/Creditcardaccount.ods'#$Oct13.$Z$1]+['file:///C:/Users/antony/diy/GB%20Accounts/GB%20Accounts%202013-14/GB%20Accounts%20Company%202014-04-30%20(Apr14)%20OpenOffice/Creditcardaccount.ods'#$Oct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4-30%20(Apr14)%20OpenOffice/Cashaccount.ods'#$Oct13.$G$1]-['file:///C:/Users/antony/diy/GB%20Accounts/GB%20Accounts%202013-14/GB%20Accounts%20Company%202014-04-30%20(Apr14)%20OpenOffice/Cashaccount.ods'#$Oct13.$H$1]-['file:///C:/Users/antony/diy/GB%20Accounts/GB%20Accounts%202013-14/GB%20Accounts%20Company%202014-04-30%20(Apr14)%20OpenOffice/Cashaccount.ods'#$Oct13.$I$1]+['file:///C:/Users/antony/diy/GB%20Accounts/GB%20Accounts%202013-14/GB%20Accounts%20Company%202014-04-30%20(Apr14)%20OpenOffice/Cashaccount.ods'#$Oct13.$V$1]+['file:///C:/Users/antony/diy/GB%20Accounts/GB%20Accounts%202013-14/GB%20Accounts%20Company%202014-04-30%20(Apr14)%20OpenOffice/Cashaccount.ods'#$Oct13.$W$1]+['file:///C:/Users/antony/diy/GB%20Accounts/GB%20Accounts%202013-14/GB%20Accounts%20Company%202014-04-30%20(Apr14)%20OpenOffice/Cashaccount.ods'#$Oct13.$X$1]" office:value-type="float" office:value="0">
            <text:p>0.00 </text:p>
          </table:table-cell>
          <table:table-cell table:style-name="ce61" table:number-columns-repeated="2"/>
          <table:table-cell table:style-name="ce44"/>
          <table:table-cell table:style-name="ce60" table:formula="of:=SUM([.BG26:.BQ26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-['file:///C:/Users/antony/diy/GB%20Accounts/GB%20Accounts%202013-14/GB%20Accounts%20Company%202014-04-30%20(Apr14)%20OpenOffice/Currentaccount.ods'#$Nov13.$G$1]-['file:///C:/Users/antony/diy/GB%20Accounts/GB%20Accounts%202013-14/GB%20Accounts%20Company%202014-04-30%20(Apr14)%20OpenOffice/Currentaccount.ods'#$Nov13.$H$1]-['file:///C:/Users/antony/diy/GB%20Accounts/GB%20Accounts%202013-14/GB%20Accounts%20Company%202014-04-30%20(Apr14)%20OpenOffice/Currentaccount.ods'#$Nov13.$I$1]+['file:///C:/Users/antony/diy/GB%20Accounts/GB%20Accounts%202013-14/GB%20Accounts%20Company%202014-04-30%20(Apr14)%20OpenOffice/Currentaccount.ods'#$Nov13.$Y$1]+['file:///C:/Users/antony/diy/GB%20Accounts/GB%20Accounts%202013-14/GB%20Accounts%20Company%202014-04-30%20(Apr14)%20OpenOffice/Currentaccount.ods'#$Nov13.$Z$1]+['file:///C:/Users/antony/diy/GB%20Accounts/GB%20Accounts%202013-14/GB%20Accounts%20Company%202014-04-30%20(Apr14)%20OpenOffice/Currentaccount.ods'#$Nov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4-30%20(Apr14)%20OpenOffice/Savingaccount.ods'#$Nov13.$G$1]-['file:///C:/Users/antony/diy/GB%20Accounts/GB%20Accounts%202013-14/GB%20Accounts%20Company%202014-04-30%20(Apr14)%20OpenOffice/Savingaccount.ods'#$Nov13.$H$1]-['file:///C:/Users/antony/diy/GB%20Accounts/GB%20Accounts%202013-14/GB%20Accounts%20Company%202014-04-30%20(Apr14)%20OpenOffice/Savingaccount.ods'#$Nov13.$I$1]+['file:///C:/Users/antony/diy/GB%20Accounts/GB%20Accounts%202013-14/GB%20Accounts%20Company%202014-04-30%20(Apr14)%20OpenOffice/Savingaccount.ods'#$Nov13.$Y$1]+['file:///C:/Users/antony/diy/GB%20Accounts/GB%20Accounts%202013-14/GB%20Accounts%20Company%202014-04-30%20(Apr14)%20OpenOffice/Savingaccount.ods'#$Nov13.$Z$1]+['file:///C:/Users/antony/diy/GB%20Accounts/GB%20Accounts%202013-14/GB%20Accounts%20Company%202014-04-30%20(Apr14)%20OpenOffice/Savingaccount.ods'#$Nov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4-30%20(Apr14)%20OpenOffice/Creditcardaccount.ods'#$Nov13.$G$1]-['file:///C:/Users/antony/diy/GB%20Accounts/GB%20Accounts%202013-14/GB%20Accounts%20Company%202014-04-30%20(Apr14)%20OpenOffice/Creditcardaccount.ods'#$Nov13.$H$1]-['file:///C:/Users/antony/diy/GB%20Accounts/GB%20Accounts%202013-14/GB%20Accounts%20Company%202014-04-30%20(Apr14)%20OpenOffice/Creditcardaccount.ods'#$Nov13.$I$1]+['file:///C:/Users/antony/diy/GB%20Accounts/GB%20Accounts%202013-14/GB%20Accounts%20Company%202014-04-30%20(Apr14)%20OpenOffice/Creditcardaccount.ods'#$Nov13.$Y$1]+['file:///C:/Users/antony/diy/GB%20Accounts/GB%20Accounts%202013-14/GB%20Accounts%20Company%202014-04-30%20(Apr14)%20OpenOffice/Creditcardaccount.ods'#$Nov13.$Z$1]+['file:///C:/Users/antony/diy/GB%20Accounts/GB%20Accounts%202013-14/GB%20Accounts%20Company%202014-04-30%20(Apr14)%20OpenOffice/Creditcardaccount.ods'#$Nov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4-30%20(Apr14)%20OpenOffice/Cashaccount.ods'#$Nov13.$G$1]-['file:///C:/Users/antony/diy/GB%20Accounts/GB%20Accounts%202013-14/GB%20Accounts%20Company%202014-04-30%20(Apr14)%20OpenOffice/Cashaccount.ods'#$Nov13.$H$1]-['file:///C:/Users/antony/diy/GB%20Accounts/GB%20Accounts%202013-14/GB%20Accounts%20Company%202014-04-30%20(Apr14)%20OpenOffice/Cashaccount.ods'#$Nov13.$I$1]+['file:///C:/Users/antony/diy/GB%20Accounts/GB%20Accounts%202013-14/GB%20Accounts%20Company%202014-04-30%20(Apr14)%20OpenOffice/Cashaccount.ods'#$Nov13.$V$1]+['file:///C:/Users/antony/diy/GB%20Accounts/GB%20Accounts%202013-14/GB%20Accounts%20Company%202014-04-30%20(Apr14)%20OpenOffice/Cashaccount.ods'#$Nov13.$W$1]+['file:///C:/Users/antony/diy/GB%20Accounts/GB%20Accounts%202013-14/GB%20Accounts%20Company%202014-04-30%20(Apr14)%20OpenOffice/Cashaccount.ods'#$Nov13.$X$1]" office:value-type="float" office:value="0">
            <text:p>0.00 </text:p>
          </table:table-cell>
          <table:table-cell table:style-name="ce61" table:number-columns-repeated="2"/>
          <table:table-cell table:style-name="ce44"/>
          <table:table-cell table:style-name="ce60" table:formula="of:=SUM([.BR26:.CB26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-['file:///C:/Users/antony/diy/GB%20Accounts/GB%20Accounts%202013-14/GB%20Accounts%20Company%202014-04-30%20(Apr14)%20OpenOffice/Currentaccount.ods'#$Dec13.$G$1]-['file:///C:/Users/antony/diy/GB%20Accounts/GB%20Accounts%202013-14/GB%20Accounts%20Company%202014-04-30%20(Apr14)%20OpenOffice/Currentaccount.ods'#$Dec13.$H$1]-['file:///C:/Users/antony/diy/GB%20Accounts/GB%20Accounts%202013-14/GB%20Accounts%20Company%202014-04-30%20(Apr14)%20OpenOffice/Currentaccount.ods'#$Dec13.$I$1]+['file:///C:/Users/antony/diy/GB%20Accounts/GB%20Accounts%202013-14/GB%20Accounts%20Company%202014-04-30%20(Apr14)%20OpenOffice/Currentaccount.ods'#$Dec13.$Y$1]+['file:///C:/Users/antony/diy/GB%20Accounts/GB%20Accounts%202013-14/GB%20Accounts%20Company%202014-04-30%20(Apr14)%20OpenOffice/Currentaccount.ods'#$Dec13.$Z$1]+['file:///C:/Users/antony/diy/GB%20Accounts/GB%20Accounts%202013-14/GB%20Accounts%20Company%202014-04-30%20(Apr14)%20OpenOffice/Currentaccount.ods'#$Dec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4-30%20(Apr14)%20OpenOffice/Savingaccount.ods'#$Dec13.$G$1]-['file:///C:/Users/antony/diy/GB%20Accounts/GB%20Accounts%202013-14/GB%20Accounts%20Company%202014-04-30%20(Apr14)%20OpenOffice/Savingaccount.ods'#$Dec13.$H$1]-['file:///C:/Users/antony/diy/GB%20Accounts/GB%20Accounts%202013-14/GB%20Accounts%20Company%202014-04-30%20(Apr14)%20OpenOffice/Savingaccount.ods'#$Dec13.$I$1]+['file:///C:/Users/antony/diy/GB%20Accounts/GB%20Accounts%202013-14/GB%20Accounts%20Company%202014-04-30%20(Apr14)%20OpenOffice/Savingaccount.ods'#$Dec13.$Y$1]+['file:///C:/Users/antony/diy/GB%20Accounts/GB%20Accounts%202013-14/GB%20Accounts%20Company%202014-04-30%20(Apr14)%20OpenOffice/Savingaccount.ods'#$Dec13.$Z$1]+['file:///C:/Users/antony/diy/GB%20Accounts/GB%20Accounts%202013-14/GB%20Accounts%20Company%202014-04-30%20(Apr14)%20OpenOffice/Savingaccount.ods'#$Dec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4-30%20(Apr14)%20OpenOffice/Creditcardaccount.ods'#$Dec13.$G$1]-['file:///C:/Users/antony/diy/GB%20Accounts/GB%20Accounts%202013-14/GB%20Accounts%20Company%202014-04-30%20(Apr14)%20OpenOffice/Creditcardaccount.ods'#$Dec13.$H$1]-['file:///C:/Users/antony/diy/GB%20Accounts/GB%20Accounts%202013-14/GB%20Accounts%20Company%202014-04-30%20(Apr14)%20OpenOffice/Creditcardaccount.ods'#$Dec13.$I$1]+['file:///C:/Users/antony/diy/GB%20Accounts/GB%20Accounts%202013-14/GB%20Accounts%20Company%202014-04-30%20(Apr14)%20OpenOffice/Creditcardaccount.ods'#$Dec13.$Y$1]+['file:///C:/Users/antony/diy/GB%20Accounts/GB%20Accounts%202013-14/GB%20Accounts%20Company%202014-04-30%20(Apr14)%20OpenOffice/Creditcardaccount.ods'#$Dec13.$Z$1]+['file:///C:/Users/antony/diy/GB%20Accounts/GB%20Accounts%202013-14/GB%20Accounts%20Company%202014-04-30%20(Apr14)%20OpenOffice/Creditcardaccount.ods'#$Dec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4-30%20(Apr14)%20OpenOffice/Cashaccount.ods'#$Dec13.$G$1]-['file:///C:/Users/antony/diy/GB%20Accounts/GB%20Accounts%202013-14/GB%20Accounts%20Company%202014-04-30%20(Apr14)%20OpenOffice/Cashaccount.ods'#$Dec13.$H$1]-['file:///C:/Users/antony/diy/GB%20Accounts/GB%20Accounts%202013-14/GB%20Accounts%20Company%202014-04-30%20(Apr14)%20OpenOffice/Cashaccount.ods'#$Dec13.$I$1]+['file:///C:/Users/antony/diy/GB%20Accounts/GB%20Accounts%202013-14/GB%20Accounts%20Company%202014-04-30%20(Apr14)%20OpenOffice/Cashaccount.ods'#$Dec13.$V$1]+['file:///C:/Users/antony/diy/GB%20Accounts/GB%20Accounts%202013-14/GB%20Accounts%20Company%202014-04-30%20(Apr14)%20OpenOffice/Cashaccount.ods'#$Dec13.$W$1]+['file:///C:/Users/antony/diy/GB%20Accounts/GB%20Accounts%202013-14/GB%20Accounts%20Company%202014-04-30%20(Apr14)%20OpenOffice/Cashaccount.ods'#$Dec13.$X$1]" office:value-type="float" office:value="0">
            <text:p>0.00 </text:p>
          </table:table-cell>
          <table:table-cell table:style-name="ce61" table:number-columns-repeated="2"/>
          <table:table-cell table:style-name="ce44"/>
          <table:table-cell table:style-name="ce60" table:formula="of:=SUM([.CC26:.CM26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-['file:///C:/Users/antony/diy/GB%20Accounts/GB%20Accounts%202013-14/GB%20Accounts%20Company%202014-04-30%20(Apr14)%20OpenOffice/Currentaccount.ods'#$Jan14.$G$1]-['file:///C:/Users/antony/diy/GB%20Accounts/GB%20Accounts%202013-14/GB%20Accounts%20Company%202014-04-30%20(Apr14)%20OpenOffice/Currentaccount.ods'#$Jan14.$H$1]-['file:///C:/Users/antony/diy/GB%20Accounts/GB%20Accounts%202013-14/GB%20Accounts%20Company%202014-04-30%20(Apr14)%20OpenOffice/Currentaccount.ods'#$Jan14.$I$1]+['file:///C:/Users/antony/diy/GB%20Accounts/GB%20Accounts%202013-14/GB%20Accounts%20Company%202014-04-30%20(Apr14)%20OpenOffice/Currentaccount.ods'#$Jan14.$Y$1]+['file:///C:/Users/antony/diy/GB%20Accounts/GB%20Accounts%202013-14/GB%20Accounts%20Company%202014-04-30%20(Apr14)%20OpenOffice/Currentaccount.ods'#$Jan14.$Z$1]+['file:///C:/Users/antony/diy/GB%20Accounts/GB%20Accounts%202013-14/GB%20Accounts%20Company%202014-04-30%20(Apr14)%20OpenOffice/Currentaccount.ods'#$Jan14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4-30%20(Apr14)%20OpenOffice/Savingaccount.ods'#$Jan14.$G$1]-['file:///C:/Users/antony/diy/GB%20Accounts/GB%20Accounts%202013-14/GB%20Accounts%20Company%202014-04-30%20(Apr14)%20OpenOffice/Savingaccount.ods'#$Jan14.$H$1]-['file:///C:/Users/antony/diy/GB%20Accounts/GB%20Accounts%202013-14/GB%20Accounts%20Company%202014-04-30%20(Apr14)%20OpenOffice/Savingaccount.ods'#$Jan14.$I$1]+['file:///C:/Users/antony/diy/GB%20Accounts/GB%20Accounts%202013-14/GB%20Accounts%20Company%202014-04-30%20(Apr14)%20OpenOffice/Savingaccount.ods'#$Jan14.$Y$1]+['file:///C:/Users/antony/diy/GB%20Accounts/GB%20Accounts%202013-14/GB%20Accounts%20Company%202014-04-30%20(Apr14)%20OpenOffice/Savingaccount.ods'#$Jan14.$Z$1]+['file:///C:/Users/antony/diy/GB%20Accounts/GB%20Accounts%202013-14/GB%20Accounts%20Company%202014-04-30%20(Apr14)%20OpenOffice/Savingaccount.ods'#$Jan14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4-30%20(Apr14)%20OpenOffice/Creditcardaccount.ods'#$Jan14.$G$1]-['file:///C:/Users/antony/diy/GB%20Accounts/GB%20Accounts%202013-14/GB%20Accounts%20Company%202014-04-30%20(Apr14)%20OpenOffice/Creditcardaccount.ods'#$Jan14.$H$1]-['file:///C:/Users/antony/diy/GB%20Accounts/GB%20Accounts%202013-14/GB%20Accounts%20Company%202014-04-30%20(Apr14)%20OpenOffice/Creditcardaccount.ods'#$Jan14.$I$1]+['file:///C:/Users/antony/diy/GB%20Accounts/GB%20Accounts%202013-14/GB%20Accounts%20Company%202014-04-30%20(Apr14)%20OpenOffice/Creditcardaccount.ods'#$Jan14.$Y$1]+['file:///C:/Users/antony/diy/GB%20Accounts/GB%20Accounts%202013-14/GB%20Accounts%20Company%202014-04-30%20(Apr14)%20OpenOffice/Creditcardaccount.ods'#$Jan14.$Z$1]+['file:///C:/Users/antony/diy/GB%20Accounts/GB%20Accounts%202013-14/GB%20Accounts%20Company%202014-04-30%20(Apr14)%20OpenOffice/Creditcardaccount.ods'#$Jan14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4-30%20(Apr14)%20OpenOffice/Cashaccount.ods'#$Jan14.$G$1]-['file:///C:/Users/antony/diy/GB%20Accounts/GB%20Accounts%202013-14/GB%20Accounts%20Company%202014-04-30%20(Apr14)%20OpenOffice/Cashaccount.ods'#$Jan14.$H$1]-['file:///C:/Users/antony/diy/GB%20Accounts/GB%20Accounts%202013-14/GB%20Accounts%20Company%202014-04-30%20(Apr14)%20OpenOffice/Cashaccount.ods'#$Jan14.$I$1]+['file:///C:/Users/antony/diy/GB%20Accounts/GB%20Accounts%202013-14/GB%20Accounts%20Company%202014-04-30%20(Apr14)%20OpenOffice/Cashaccount.ods'#$Jan14.$V$1]+['file:///C:/Users/antony/diy/GB%20Accounts/GB%20Accounts%202013-14/GB%20Accounts%20Company%202014-04-30%20(Apr14)%20OpenOffice/Cashaccount.ods'#$Jan14.$W$1]+['file:///C:/Users/antony/diy/GB%20Accounts/GB%20Accounts%202013-14/GB%20Accounts%20Company%202014-04-30%20(Apr14)%20OpenOffice/Cashaccount.ods'#$Jan14.$X$1]" office:value-type="float" office:value="0">
            <text:p>0.00 </text:p>
          </table:table-cell>
          <table:table-cell table:style-name="ce61" table:number-columns-repeated="2"/>
          <table:table-cell table:style-name="ce44"/>
          <table:table-cell table:style-name="ce60" table:formula="of:=SUM([.CN26:.CX26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-['file:///C:/Users/antony/diy/GB%20Accounts/GB%20Accounts%202013-14/GB%20Accounts%20Company%202014-04-30%20(Apr14)%20OpenOffice/Currentaccount.ods'#$Feb14.$G$1]-['file:///C:/Users/antony/diy/GB%20Accounts/GB%20Accounts%202013-14/GB%20Accounts%20Company%202014-04-30%20(Apr14)%20OpenOffice/Currentaccount.ods'#$Feb14.$H$1]-['file:///C:/Users/antony/diy/GB%20Accounts/GB%20Accounts%202013-14/GB%20Accounts%20Company%202014-04-30%20(Apr14)%20OpenOffice/Currentaccount.ods'#$Feb14.$I$1]+['file:///C:/Users/antony/diy/GB%20Accounts/GB%20Accounts%202013-14/GB%20Accounts%20Company%202014-04-30%20(Apr14)%20OpenOffice/Currentaccount.ods'#$Feb14.$Y$1]+['file:///C:/Users/antony/diy/GB%20Accounts/GB%20Accounts%202013-14/GB%20Accounts%20Company%202014-04-30%20(Apr14)%20OpenOffice/Currentaccount.ods'#$Feb14.$Z$1]+['file:///C:/Users/antony/diy/GB%20Accounts/GB%20Accounts%202013-14/GB%20Accounts%20Company%202014-04-30%20(Apr14)%20OpenOffice/Currentaccount.ods'#$Feb14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4-30%20(Apr14)%20OpenOffice/Savingaccount.ods'#$Feb14.$G$1]-['file:///C:/Users/antony/diy/GB%20Accounts/GB%20Accounts%202013-14/GB%20Accounts%20Company%202014-04-30%20(Apr14)%20OpenOffice/Savingaccount.ods'#$Feb14.$H$1]-['file:///C:/Users/antony/diy/GB%20Accounts/GB%20Accounts%202013-14/GB%20Accounts%20Company%202014-04-30%20(Apr14)%20OpenOffice/Savingaccount.ods'#$Feb14.$I$1]+['file:///C:/Users/antony/diy/GB%20Accounts/GB%20Accounts%202013-14/GB%20Accounts%20Company%202014-04-30%20(Apr14)%20OpenOffice/Savingaccount.ods'#$Feb14.$Y$1]+['file:///C:/Users/antony/diy/GB%20Accounts/GB%20Accounts%202013-14/GB%20Accounts%20Company%202014-04-30%20(Apr14)%20OpenOffice/Savingaccount.ods'#$Feb14.$Z$1]+['file:///C:/Users/antony/diy/GB%20Accounts/GB%20Accounts%202013-14/GB%20Accounts%20Company%202014-04-30%20(Apr14)%20OpenOffice/Savingaccount.ods'#$Feb14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4-30%20(Apr14)%20OpenOffice/Creditcardaccount.ods'#$Feb14.$G$1]-['file:///C:/Users/antony/diy/GB%20Accounts/GB%20Accounts%202013-14/GB%20Accounts%20Company%202014-04-30%20(Apr14)%20OpenOffice/Creditcardaccount.ods'#$Feb14.$H$1]-['file:///C:/Users/antony/diy/GB%20Accounts/GB%20Accounts%202013-14/GB%20Accounts%20Company%202014-04-30%20(Apr14)%20OpenOffice/Creditcardaccount.ods'#$Feb14.$I$1]+['file:///C:/Users/antony/diy/GB%20Accounts/GB%20Accounts%202013-14/GB%20Accounts%20Company%202014-04-30%20(Apr14)%20OpenOffice/Creditcardaccount.ods'#$Feb14.$Y$1]+['file:///C:/Users/antony/diy/GB%20Accounts/GB%20Accounts%202013-14/GB%20Accounts%20Company%202014-04-30%20(Apr14)%20OpenOffice/Creditcardaccount.ods'#$Feb14.$Z$1]+['file:///C:/Users/antony/diy/GB%20Accounts/GB%20Accounts%202013-14/GB%20Accounts%20Company%202014-04-30%20(Apr14)%20OpenOffice/Creditcardaccount.ods'#$Feb14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4-30%20(Apr14)%20OpenOffice/Cashaccount.ods'#$Feb14.$G$1]-['file:///C:/Users/antony/diy/GB%20Accounts/GB%20Accounts%202013-14/GB%20Accounts%20Company%202014-04-30%20(Apr14)%20OpenOffice/Cashaccount.ods'#$Feb14.$H$1]-['file:///C:/Users/antony/diy/GB%20Accounts/GB%20Accounts%202013-14/GB%20Accounts%20Company%202014-04-30%20(Apr14)%20OpenOffice/Cashaccount.ods'#$Feb14.$I$1]+['file:///C:/Users/antony/diy/GB%20Accounts/GB%20Accounts%202013-14/GB%20Accounts%20Company%202014-04-30%20(Apr14)%20OpenOffice/Cashaccount.ods'#$Feb14.$V$1]+['file:///C:/Users/antony/diy/GB%20Accounts/GB%20Accounts%202013-14/GB%20Accounts%20Company%202014-04-30%20(Apr14)%20OpenOffice/Cashaccount.ods'#$Feb14.$W$1]+['file:///C:/Users/antony/diy/GB%20Accounts/GB%20Accounts%202013-14/GB%20Accounts%20Company%202014-04-30%20(Apr14)%20OpenOffice/Cashaccount.ods'#$Feb14.$X$1]" office:value-type="float" office:value="0">
            <text:p>0.00 </text:p>
          </table:table-cell>
          <table:table-cell table:style-name="ce61" table:number-columns-repeated="2"/>
          <table:table-cell table:style-name="ce44"/>
          <table:table-cell table:style-name="ce60" table:formula="of:=SUM([.CY26:.DI26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-['file:///C:/Users/antony/diy/GB%20Accounts/GB%20Accounts%202013-14/GB%20Accounts%20Company%202014-04-30%20(Apr14)%20OpenOffice/Currentaccount.ods'#$Mar14.$G$1]-['file:///C:/Users/antony/diy/GB%20Accounts/GB%20Accounts%202013-14/GB%20Accounts%20Company%202014-04-30%20(Apr14)%20OpenOffice/Currentaccount.ods'#$Mar14.$H$1]-['file:///C:/Users/antony/diy/GB%20Accounts/GB%20Accounts%202013-14/GB%20Accounts%20Company%202014-04-30%20(Apr14)%20OpenOffice/Currentaccount.ods'#$Mar14.$I$1]+['file:///C:/Users/antony/diy/GB%20Accounts/GB%20Accounts%202013-14/GB%20Accounts%20Company%202014-04-30%20(Apr14)%20OpenOffice/Currentaccount.ods'#$Mar14.$Y$1]+['file:///C:/Users/antony/diy/GB%20Accounts/GB%20Accounts%202013-14/GB%20Accounts%20Company%202014-04-30%20(Apr14)%20OpenOffice/Currentaccount.ods'#$Mar14.$Z$1]+['file:///C:/Users/antony/diy/GB%20Accounts/GB%20Accounts%202013-14/GB%20Accounts%20Company%202014-04-30%20(Apr14)%20OpenOffice/Currentaccount.ods'#$Mar14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4-30%20(Apr14)%20OpenOffice/Savingaccount.ods'#$Mar14.$G$1]-['file:///C:/Users/antony/diy/GB%20Accounts/GB%20Accounts%202013-14/GB%20Accounts%20Company%202014-04-30%20(Apr14)%20OpenOffice/Savingaccount.ods'#$Mar14.$H$1]-['file:///C:/Users/antony/diy/GB%20Accounts/GB%20Accounts%202013-14/GB%20Accounts%20Company%202014-04-30%20(Apr14)%20OpenOffice/Savingaccount.ods'#$Mar14.$I$1]+['file:///C:/Users/antony/diy/GB%20Accounts/GB%20Accounts%202013-14/GB%20Accounts%20Company%202014-04-30%20(Apr14)%20OpenOffice/Savingaccount.ods'#$Mar14.$Y$1]+['file:///C:/Users/antony/diy/GB%20Accounts/GB%20Accounts%202013-14/GB%20Accounts%20Company%202014-04-30%20(Apr14)%20OpenOffice/Savingaccount.ods'#$Mar14.$Z$1]+['file:///C:/Users/antony/diy/GB%20Accounts/GB%20Accounts%202013-14/GB%20Accounts%20Company%202014-04-30%20(Apr14)%20OpenOffice/Savingaccount.ods'#$Mar14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4-30%20(Apr14)%20OpenOffice/Creditcardaccount.ods'#$Mar14.$G$1]-['file:///C:/Users/antony/diy/GB%20Accounts/GB%20Accounts%202013-14/GB%20Accounts%20Company%202014-04-30%20(Apr14)%20OpenOffice/Creditcardaccount.ods'#$Mar14.$H$1]-['file:///C:/Users/antony/diy/GB%20Accounts/GB%20Accounts%202013-14/GB%20Accounts%20Company%202014-04-30%20(Apr14)%20OpenOffice/Creditcardaccount.ods'#$Mar14.$I$1]+['file:///C:/Users/antony/diy/GB%20Accounts/GB%20Accounts%202013-14/GB%20Accounts%20Company%202014-04-30%20(Apr14)%20OpenOffice/Creditcardaccount.ods'#$Mar14.$Y$1]+['file:///C:/Users/antony/diy/GB%20Accounts/GB%20Accounts%202013-14/GB%20Accounts%20Company%202014-04-30%20(Apr14)%20OpenOffice/Creditcardaccount.ods'#$Mar14.$Z$1]+['file:///C:/Users/antony/diy/GB%20Accounts/GB%20Accounts%202013-14/GB%20Accounts%20Company%202014-04-30%20(Apr14)%20OpenOffice/Creditcardaccount.ods'#$Mar14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4-30%20(Apr14)%20OpenOffice/Cashaccount.ods'#$Mar14.$G$1]-['file:///C:/Users/antony/diy/GB%20Accounts/GB%20Accounts%202013-14/GB%20Accounts%20Company%202014-04-30%20(Apr14)%20OpenOffice/Cashaccount.ods'#$Mar14.$H$1]-['file:///C:/Users/antony/diy/GB%20Accounts/GB%20Accounts%202013-14/GB%20Accounts%20Company%202014-04-30%20(Apr14)%20OpenOffice/Cashaccount.ods'#$Mar14.$I$1]+['file:///C:/Users/antony/diy/GB%20Accounts/GB%20Accounts%202013-14/GB%20Accounts%20Company%202014-04-30%20(Apr14)%20OpenOffice/Cashaccount.ods'#$Mar14.$V$1]+['file:///C:/Users/antony/diy/GB%20Accounts/GB%20Accounts%202013-14/GB%20Accounts%20Company%202014-04-30%20(Apr14)%20OpenOffice/Cashaccount.ods'#$Mar14.$W$1]+['file:///C:/Users/antony/diy/GB%20Accounts/GB%20Accounts%202013-14/GB%20Accounts%20Company%202014-04-30%20(Apr14)%20OpenOffice/Cashaccount.ods'#$Mar14.$X$1]" office:value-type="float" office:value="0">
            <text:p>0.00 </text:p>
          </table:table-cell>
          <table:table-cell table:style-name="ce61" table:number-columns-repeated="2"/>
          <table:table-cell table:style-name="ce44"/>
          <table:table-cell table:style-name="ce60" table:formula="of:=SUM([.DJ26:.DT26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-['file:///C:/Users/antony/diy/GB%20Accounts/GB%20Accounts%202013-14/GB%20Accounts%20Company%202014-04-30%20(Apr14)%20OpenOffice/Currentaccount.ods'#$Apr14.$G$1]-['file:///C:/Users/antony/diy/GB%20Accounts/GB%20Accounts%202013-14/GB%20Accounts%20Company%202014-04-30%20(Apr14)%20OpenOffice/Currentaccount.ods'#$Apr14.$H$1]-['file:///C:/Users/antony/diy/GB%20Accounts/GB%20Accounts%202013-14/GB%20Accounts%20Company%202014-04-30%20(Apr14)%20OpenOffice/Currentaccount.ods'#$Apr14.$I$1]+['file:///C:/Users/antony/diy/GB%20Accounts/GB%20Accounts%202013-14/GB%20Accounts%20Company%202014-04-30%20(Apr14)%20OpenOffice/Currentaccount.ods'#$Apr14.$Y$1]+['file:///C:/Users/antony/diy/GB%20Accounts/GB%20Accounts%202013-14/GB%20Accounts%20Company%202014-04-30%20(Apr14)%20OpenOffice/Currentaccount.ods'#$Apr14.$Z$1]+['file:///C:/Users/antony/diy/GB%20Accounts/GB%20Accounts%202013-14/GB%20Accounts%20Company%202014-04-30%20(Apr14)%20OpenOffice/Currentaccount.ods'#$Apr14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4-30%20(Apr14)%20OpenOffice/Savingaccount.ods'#$Apr14.$G$1]-['file:///C:/Users/antony/diy/GB%20Accounts/GB%20Accounts%202013-14/GB%20Accounts%20Company%202014-04-30%20(Apr14)%20OpenOffice/Savingaccount.ods'#$Apr14.$H$1]-['file:///C:/Users/antony/diy/GB%20Accounts/GB%20Accounts%202013-14/GB%20Accounts%20Company%202014-04-30%20(Apr14)%20OpenOffice/Savingaccount.ods'#$Apr14.$I$1]+['file:///C:/Users/antony/diy/GB%20Accounts/GB%20Accounts%202013-14/GB%20Accounts%20Company%202014-04-30%20(Apr14)%20OpenOffice/Savingaccount.ods'#$Apr14.$Y$1]+['file:///C:/Users/antony/diy/GB%20Accounts/GB%20Accounts%202013-14/GB%20Accounts%20Company%202014-04-30%20(Apr14)%20OpenOffice/Savingaccount.ods'#$Apr14.$Z$1]+['file:///C:/Users/antony/diy/GB%20Accounts/GB%20Accounts%202013-14/GB%20Accounts%20Company%202014-04-30%20(Apr14)%20OpenOffice/Savingaccount.ods'#$Apr14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4-30%20(Apr14)%20OpenOffice/Creditcardaccount.ods'#$Apr14.$G$1]-['file:///C:/Users/antony/diy/GB%20Accounts/GB%20Accounts%202013-14/GB%20Accounts%20Company%202014-04-30%20(Apr14)%20OpenOffice/Creditcardaccount.ods'#$Apr14.$H$1]-['file:///C:/Users/antony/diy/GB%20Accounts/GB%20Accounts%202013-14/GB%20Accounts%20Company%202014-04-30%20(Apr14)%20OpenOffice/Creditcardaccount.ods'#$Apr14.$I$1]+['file:///C:/Users/antony/diy/GB%20Accounts/GB%20Accounts%202013-14/GB%20Accounts%20Company%202014-04-30%20(Apr14)%20OpenOffice/Creditcardaccount.ods'#$Apr14.$Y$1]+['file:///C:/Users/antony/diy/GB%20Accounts/GB%20Accounts%202013-14/GB%20Accounts%20Company%202014-04-30%20(Apr14)%20OpenOffice/Creditcardaccount.ods'#$Apr14.$Z$1]+['file:///C:/Users/antony/diy/GB%20Accounts/GB%20Accounts%202013-14/GB%20Accounts%20Company%202014-04-30%20(Apr14)%20OpenOffice/Creditcardaccount.ods'#$Apr14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4-30%20(Apr14)%20OpenOffice/Cashaccount.ods'#$Apr14.$G$1]-['file:///C:/Users/antony/diy/GB%20Accounts/GB%20Accounts%202013-14/GB%20Accounts%20Company%202014-04-30%20(Apr14)%20OpenOffice/Cashaccount.ods'#$Apr14.$H$1]-['file:///C:/Users/antony/diy/GB%20Accounts/GB%20Accounts%202013-14/GB%20Accounts%20Company%202014-04-30%20(Apr14)%20OpenOffice/Cashaccount.ods'#$Apr14.$I$1]+['file:///C:/Users/antony/diy/GB%20Accounts/GB%20Accounts%202013-14/GB%20Accounts%20Company%202014-04-30%20(Apr14)%20OpenOffice/Cashaccount.ods'#$Apr14.$V$1]+['file:///C:/Users/antony/diy/GB%20Accounts/GB%20Accounts%202013-14/GB%20Accounts%20Company%202014-04-30%20(Apr14)%20OpenOffice/Cashaccount.ods'#$Apr14.$W$1]+['file:///C:/Users/antony/diy/GB%20Accounts/GB%20Accounts%202013-14/GB%20Accounts%20Company%202014-04-30%20(Apr14)%20OpenOffice/Cashaccount.ods'#$Apr14.$X$1]" office:value-type="float" office:value="0">
            <text:p>0.00 </text:p>
          </table:table-cell>
          <table:table-cell table:style-name="ce61" table:number-columns-repeated="2"/>
          <table:table-cell table:style-name="ce44"/>
          <table:table-cell table:style-name="ce60" table:formula="of:=SUM([.DU26:.EE26])" office:value-type="float" office:value="0">
            <text:p>0.00 </text:p>
          </table:table-cell>
          <table:table-cell table:style-name="ce44"/>
          <table:table-cell table:style-name="ce61"/>
          <table:table-cell table:style-name="ce44"/>
          <table:table-cell table:style-name="ce60" table:formula="of:=SUM([.EF26:.EH26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9" office:value-type="string">
            <text:p>CURRENT LIABILITIES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Trade Creditors</text:p>
          </table:table-cell>
          <table:table-cell table:style-name="ce55" office:value-type="string">
            <text:p>CR</text:p>
          </table:table-cell>
          <table:table-cell table:style-name="ce60" table:formula="of:=-[OpenAccounts.E20]" office:value-type="float" office:value="-0">
            <text:p>0.00 </text:p>
          </table:table-cell>
          <table:table-cell table:style-name="ce59"/>
          <table:table-cell table:style-name="ce60"/>
          <table:table-cell table:style-name="ce60" table:formula="of:=-['file:///C:/Users/antony/diy/GB%20Accounts/GB%20Accounts%202013-14/GB%20Accounts%20Company%202014-04-30%20(Apr14)%20OpenOffice/Purchases.ods'#$May13.$F$1]+['file:///C:/Users/antony/diy/GB%20Accounts/GB%20Accounts%202013-14/GB%20Accounts%20Company%202014-04-30%20(Apr14)%20OpenOffice/Purchases.ods'#$May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urrentaccount.ods'#$May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May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May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May13.$Y$1]" office:value-type="float" office:value="0">
            <text:p>0.00 </text:p>
          </table:table-cell>
          <table:table-cell table:style-name="ce60"/>
          <table:table-cell/>
          <table:table-cell table:style-name="ce59"/>
          <table:table-cell table:style-name="ce60" table:formula="of:=SUM([.D28:.N2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-['file:///C:/Users/antony/diy/GB%20Accounts/GB%20Accounts%202013-14/GB%20Accounts%20Company%202014-04-30%20(Apr14)%20OpenOffice/Purchases.ods'#$Jun13.$F$1]+['file:///C:/Users/antony/diy/GB%20Accounts/GB%20Accounts%202013-14/GB%20Accounts%20Company%202014-04-30%20(Apr14)%20OpenOffice/Purchases.ods'#$Jun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urrentaccount.ods'#$Jun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Jun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Jun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Jun13.$Y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O28:.Y2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-['file:///C:/Users/antony/diy/GB%20Accounts/GB%20Accounts%202013-14/GB%20Accounts%20Company%202014-04-30%20(Apr14)%20OpenOffice/Purchases.ods'#$Jul13.$F$1]+['file:///C:/Users/antony/diy/GB%20Accounts/GB%20Accounts%202013-14/GB%20Accounts%20Company%202014-04-30%20(Apr14)%20OpenOffice/Purchases.ods'#$Jul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urrentaccount.ods'#$Jul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Jul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Jul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Jul13.$Y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Z28:.AJ2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-['file:///C:/Users/antony/diy/GB%20Accounts/GB%20Accounts%202013-14/GB%20Accounts%20Company%202014-04-30%20(Apr14)%20OpenOffice/Purchases.ods'#$Aug13.$F$1]+['file:///C:/Users/antony/diy/GB%20Accounts/GB%20Accounts%202013-14/GB%20Accounts%20Company%202014-04-30%20(Apr14)%20OpenOffice/Purchases.ods'#$Aug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urrentaccount.ods'#$Aug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Aug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Aug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Aug13.$Y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K28:.AU2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-['file:///C:/Users/antony/diy/GB%20Accounts/GB%20Accounts%202013-14/GB%20Accounts%20Company%202014-04-30%20(Apr14)%20OpenOffice/Purchases.ods'#$Sep13.$F$1]+['file:///C:/Users/antony/diy/GB%20Accounts/GB%20Accounts%202013-14/GB%20Accounts%20Company%202014-04-30%20(Apr14)%20OpenOffice/Purchases.ods'#$Sep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urrentaccount.ods'#$Sep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Sep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Sep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Sep13.$Y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V28:.BF2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-['file:///C:/Users/antony/diy/GB%20Accounts/GB%20Accounts%202013-14/GB%20Accounts%20Company%202014-04-30%20(Apr14)%20OpenOffice/Purchases.ods'#$Oct13.$F$1]+['file:///C:/Users/antony/diy/GB%20Accounts/GB%20Accounts%202013-14/GB%20Accounts%20Company%202014-04-30%20(Apr14)%20OpenOffice/Purchases.ods'#$Oct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urrentaccount.ods'#$Oct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Oct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Oct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Oct13.$Y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G28:.BQ2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-['file:///C:/Users/antony/diy/GB%20Accounts/GB%20Accounts%202013-14/GB%20Accounts%20Company%202014-04-30%20(Apr14)%20OpenOffice/Purchases.ods'#$Nov13.$F$1]+['file:///C:/Users/antony/diy/GB%20Accounts/GB%20Accounts%202013-14/GB%20Accounts%20Company%202014-04-30%20(Apr14)%20OpenOffice/Purchases.ods'#$Nov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urrentaccount.ods'#$Nov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Nov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Nov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Nov13.$Y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R28:.CB2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-['file:///C:/Users/antony/diy/GB%20Accounts/GB%20Accounts%202013-14/GB%20Accounts%20Company%202014-04-30%20(Apr14)%20OpenOffice/Purchases.ods'#$Dec13.$F$1]+['file:///C:/Users/antony/diy/GB%20Accounts/GB%20Accounts%202013-14/GB%20Accounts%20Company%202014-04-30%20(Apr14)%20OpenOffice/Purchases.ods'#$Dec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urrentaccount.ods'#$Dec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Dec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Dec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Dec13.$Y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C28:.CM2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-['file:///C:/Users/antony/diy/GB%20Accounts/GB%20Accounts%202013-14/GB%20Accounts%20Company%202014-04-30%20(Apr14)%20OpenOffice/Purchases.ods'#$Jan14.$F$1]+['file:///C:/Users/antony/diy/GB%20Accounts/GB%20Accounts%202013-14/GB%20Accounts%20Company%202014-04-30%20(Apr14)%20OpenOffice/Purchases.ods'#$Jan14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urrentaccount.ods'#$Jan14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Jan14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Jan14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Jan14.$Y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N28:.CX2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-['file:///C:/Users/antony/diy/GB%20Accounts/GB%20Accounts%202013-14/GB%20Accounts%20Company%202014-04-30%20(Apr14)%20OpenOffice/Purchases.ods'#$Feb14.$F$1]+['file:///C:/Users/antony/diy/GB%20Accounts/GB%20Accounts%202013-14/GB%20Accounts%20Company%202014-04-30%20(Apr14)%20OpenOffice/Purchases.ods'#$Feb14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urrentaccount.ods'#$Feb14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Feb14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Feb14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Feb14.$Y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Y28:.DI2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-['file:///C:/Users/antony/diy/GB%20Accounts/GB%20Accounts%202013-14/GB%20Accounts%20Company%202014-04-30%20(Apr14)%20OpenOffice/Purchases.ods'#$Mar14.$F$1]+['file:///C:/Users/antony/diy/GB%20Accounts/GB%20Accounts%202013-14/GB%20Accounts%20Company%202014-04-30%20(Apr14)%20OpenOffice/Purchases.ods'#$Mar14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urrentaccount.ods'#$Mar14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Mar14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Mar14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Mar14.$Y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J28:.DT2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-['file:///C:/Users/antony/diy/GB%20Accounts/GB%20Accounts%202013-14/GB%20Accounts%20Company%202014-04-30%20(Apr14)%20OpenOffice/Purchases.ods'#$Apr14.$F$1]+['file:///C:/Users/antony/diy/GB%20Accounts/GB%20Accounts%202013-14/GB%20Accounts%20Company%202014-04-30%20(Apr14)%20OpenOffice/Purchases.ods'#$Apr14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urrentaccount.ods'#$Apr14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Apr14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Apr14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Apr14.$Y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U28:.EE28])" office:value-type="float" office:value="0">
            <text:p>0.00 </text:p>
          </table:table-cell>
          <table:table-cell table:style-name="ce44"/>
          <table:table-cell table:formula="of:=['file:///C:/Users/antony/diy/GB%20Accounts/GB%20Accounts%202013-14/GB%20Accounts%20Company%202014-04-30%20(Apr14)%20OpenOffice/Fixedassets.ods'#$HPfinance.$E$2]" office:value-type="float" office:value="0">
            <text:p>0.00 </text:p>
          </table:table-cell>
          <table:table-cell table:style-name="ce44"/>
          <table:table-cell table:style-name="ce60" table:formula="of:=SUM([.EF28:.EH28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Net Wages Creditor</text:p>
          </table:table-cell>
          <table:table-cell table:style-name="ce55"/>
          <table:table-cell table:style-name="ce60" table:formula="of:=-[OpenAccounts.E21]" office:value-type="float" office:value="-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May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May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May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May13.$Z$1]" office:value-type="float" office:value="0">
            <text:p>0.00 </text:p>
          </table:table-cell>
          <table:table-cell table:style-name="ce60" table:formula="of:=-[WagesInterface.G4]-[WagesInterface.G17]" office:value-type="float" office:value="-0">
            <text:p>0.00 </text:p>
          </table:table-cell>
          <table:table-cell/>
          <table:table-cell table:style-name="ce59"/>
          <table:table-cell table:style-name="ce60" table:formula="of:=SUM([.D29:.N2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Jun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Jun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Jun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Jun13.$Z$1]" office:value-type="float" office:value="0">
            <text:p>0.00 </text:p>
          </table:table-cell>
          <table:table-cell table:style-name="ce60" table:formula="of:=-[WagesInterface.G5]-[WagesInterface.G18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O29:.Y2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Jul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Jul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Jul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Jul13.$Z$1]" office:value-type="float" office:value="0">
            <text:p>0.00 </text:p>
          </table:table-cell>
          <table:table-cell table:style-name="ce60" table:formula="of:=-[WagesInterface.G6]-[WagesInterface.G19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Z29:.AJ2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Aug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Aug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Aug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Aug13.$Z$1]" office:value-type="float" office:value="0">
            <text:p>0.00 </text:p>
          </table:table-cell>
          <table:table-cell table:style-name="ce60" table:formula="of:=-[WagesInterface.G7]-[WagesInterface.G20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AK29:.AU2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Sep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Sep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Sep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Sep13.$Z$1]" office:value-type="float" office:value="0">
            <text:p>0.00 </text:p>
          </table:table-cell>
          <table:table-cell table:style-name="ce60" table:formula="of:=-[WagesInterface.G8]-[WagesInterface.G21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AV29:.BF2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Oct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Oct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Oct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Oct13.$Z$1]" office:value-type="float" office:value="0">
            <text:p>0.00 </text:p>
          </table:table-cell>
          <table:table-cell table:style-name="ce60" table:formula="of:=-[WagesInterface.G9]-[WagesInterface.G22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BG29:.BQ2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Nov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Nov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Nov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Nov13.$Z$1]" office:value-type="float" office:value="0">
            <text:p>0.00 </text:p>
          </table:table-cell>
          <table:table-cell table:style-name="ce60" table:formula="of:=-[WagesInterface.G10]-[WagesInterface.G23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BR29:.CB2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Dec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Dec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Dec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Dec13.$Z$1]" office:value-type="float" office:value="0">
            <text:p>0.00 </text:p>
          </table:table-cell>
          <table:table-cell table:style-name="ce60" table:formula="of:=-[WagesInterface.G11]-[WagesInterface.G24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CC29:.CM2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Jan14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Jan14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Jan14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Jan14.$Z$1]" office:value-type="float" office:value="0">
            <text:p>0.00 </text:p>
          </table:table-cell>
          <table:table-cell table:style-name="ce60" table:formula="of:=-[WagesInterface.G12]-[WagesInterface.G25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CN29:.CX2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Feb14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Feb14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Feb14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Feb14.$Z$1]" office:value-type="float" office:value="0">
            <text:p>0.00 </text:p>
          </table:table-cell>
          <table:table-cell table:style-name="ce60" table:formula="of:=-[WagesInterface.G13]-[WagesInterface.G26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CY29:.DI2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Mar14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Mar14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Mar14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Mar14.$Z$1]" office:value-type="float" office:value="0">
            <text:p>0.00 </text:p>
          </table:table-cell>
          <table:table-cell table:style-name="ce60" table:formula="of:=-[WagesInterface.G14]-[WagesInterface.G27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DJ29:.DT2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Apr14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Apr14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Apr14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Apr14.$Z$1]" office:value-type="float" office:value="0">
            <text:p>0.00 </text:p>
          </table:table-cell>
          <table:table-cell table:style-name="ce60" table:formula="of:=-[WagesInterface.G15]-[WagesInterface.G28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DU29:.EE29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29:.EH29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Other Deductions from wages</text:p>
          </table:table-cell>
          <table:table-cell table:style-name="ce55"/>
          <table:table-cell table:style-name="ce60" table:formula="of:=-[OpenAccounts.E22]" office:value-type="float" office:value="-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-[WagesInterface.F4]-[WagesInterface.F17]" office:value-type="float" office:value="-0">
            <text:p>0.00 </text:p>
          </table:table-cell>
          <table:table-cell/>
          <table:table-cell table:style-name="ce59"/>
          <table:table-cell table:style-name="ce60" table:formula="of:=SUM([.D30:.N30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-[WagesInterface.F5]-[WagesInterface.F18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O30:.Y30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-[WagesInterface.F6]-[WagesInterface.F19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Z30:.AJ30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-[WagesInterface.F7]-[WagesInterface.F20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AK30:.AU30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-[WagesInterface.F8]-[WagesInterface.F21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AV30:.BF30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-[WagesInterface.F9]-[WagesInterface.F22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BG30:.BQ30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-[WagesInterface.F10]-[WagesInterface.F23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BR30:.CB30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-[WagesInterface.F11]-[WagesInterface.F24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CC30:.CM30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-[WagesInterface.F12]-[WagesInterface.F25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CN30:.CX30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-[WagesInterface.F13]-[WagesInterface.F26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CY30:.DI30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-[WagesInterface.F14]-[WagesInterface.F27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DJ30:.DT30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-[WagesInterface.F15]-[WagesInterface.F28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DU30:.EE30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30:.EH30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Dividends Creditor</text:p>
          </table:table-cell>
          <table:table-cell table:style-name="ce55" office:value-type="string">
            <text:p>DV</text:p>
          </table:table-cell>
          <table:table-cell table:style-name="ce60" table:formula="of:=-[OpenAccounts.E23]" office:value-type="float" office:value="-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May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May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May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May13.$AI$1]" office:value-type="float" office:value="0">
            <text:p>0.00 </text:p>
          </table:table-cell>
          <table:table-cell table:style-name="ce60"/>
          <table:table-cell/>
          <table:table-cell table:style-name="ce59"/>
          <table:table-cell table:style-name="ce60" table:formula="of:=SUM([.D31:.N3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Jun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Jun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Jun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Jun13.$AI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O31:.Y3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Jul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Jul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Jul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Jul13.$AI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Z31:.AJ3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Aug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Aug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Aug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Aug13.$AI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K31:.AU3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Sep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Sep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Sep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Sep13.$AI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V31:.BF3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Oct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Oct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Oct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Oct13.$AI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G31:.BQ3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Nov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Nov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Nov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Nov13.$AI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R31:.CB3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Dec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Dec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Dec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Dec13.$AI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C31:.CM3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Jan14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Jan14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Jan14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Jan14.$AI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N31:.CX3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Feb14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Feb14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Feb14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Feb14.$AI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Y31:.DI3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Mar14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Mar14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Mar14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Mar14.$AI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J31:.DT3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Apr14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Apr14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Apr14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Apr14.$AI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U31:.EE31])" office:value-type="float" office:value="0">
            <text:p>0.00 </text:p>
          </table:table-cell>
          <table:table-cell table:style-name="ce44"/>
          <table:table-cell table:formula="of:=-['file:///C:/Users/antony/diy/GB%20Accounts/GB%20Accounts%202013-14/GB%20Accounts%20Company%202014-04-30%20(Apr14)%20OpenOffice/Companysecretary.ods'#$Boardmeeting.$E$4]" office:value-type="float" office:value="-0">
            <text:p>0.00 </text:p>
          </table:table-cell>
          <table:table-cell table:style-name="ce44"/>
          <table:table-cell table:style-name="ce60" table:formula="of:=SUM([.EF31:.EH31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Creditor HMRC CIS</text:p>
          </table:table-cell>
          <table:table-cell table:style-name="ce55" office:value-type="string">
            <text:p>RC</text:p>
          </table:table-cell>
          <table:table-cell table:style-name="ce60" table:formula="of:=-[OpenAccounts.I26]" office:value-type="float" office:value="-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4-30%20(Apr14)%20OpenOffice/Sales.ods'#$May13.$V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Purchases.ods'#$May13.$A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urrentaccount.ods'#$May13.$O$1]+['file:///C:/Users/antony/diy/GB%20Accounts/GB%20Accounts%202013-14/GB%20Accounts%20Company%202014-04-30%20(Apr14)%20OpenOffice/Currentaccount.ods'#$May13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May13.$O$1]+['file:///C:/Users/antony/diy/GB%20Accounts/GB%20Accounts%202013-14/GB%20Accounts%20Company%202014-04-30%20(Apr14)%20OpenOffice/Savingaccount.ods'#$May13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May13.$O$1]+['file:///C:/Users/antony/diy/GB%20Accounts/GB%20Accounts%202013-14/GB%20Accounts%20Company%202014-04-30%20(Apr14)%20OpenOffice/Creditcardaccount.ods'#$May13.$AJ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May13.$AG$1]" office:value-type="float" office:value="0">
            <text:p>0.00 </text:p>
          </table:table-cell>
          <table:table-cell table:style-name="ce60"/>
          <table:table-cell/>
          <table:table-cell table:style-name="ce59"/>
          <table:table-cell table:style-name="ce60" table:formula="of:=SUM([.D32:.N32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4-30%20(Apr14)%20OpenOffice/Sales.ods'#$Jun13.$V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Purchases.ods'#$Jun13.$A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urrentaccount.ods'#$Jun13.$O$1]+['file:///C:/Users/antony/diy/GB%20Accounts/GB%20Accounts%202013-14/GB%20Accounts%20Company%202014-04-30%20(Apr14)%20OpenOffice/Currentaccount.ods'#$Jun13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Jun13.$O$1]+['file:///C:/Users/antony/diy/GB%20Accounts/GB%20Accounts%202013-14/GB%20Accounts%20Company%202014-04-30%20(Apr14)%20OpenOffice/Savingaccount.ods'#$Jun13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Jun13.$O$1]+['file:///C:/Users/antony/diy/GB%20Accounts/GB%20Accounts%202013-14/GB%20Accounts%20Company%202014-04-30%20(Apr14)%20OpenOffice/Creditcardaccount.ods'#$Jun13.$AJ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Jun13.$AG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O32:.Y32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4-30%20(Apr14)%20OpenOffice/Sales.ods'#$Jul13.$V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Purchases.ods'#$Jul13.$A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urrentaccount.ods'#$Jul13.$O$1]+['file:///C:/Users/antony/diy/GB%20Accounts/GB%20Accounts%202013-14/GB%20Accounts%20Company%202014-04-30%20(Apr14)%20OpenOffice/Currentaccount.ods'#$Jul13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Jul13.$O$1]+['file:///C:/Users/antony/diy/GB%20Accounts/GB%20Accounts%202013-14/GB%20Accounts%20Company%202014-04-30%20(Apr14)%20OpenOffice/Savingaccount.ods'#$Jul13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Jul13.$O$1]+['file:///C:/Users/antony/diy/GB%20Accounts/GB%20Accounts%202013-14/GB%20Accounts%20Company%202014-04-30%20(Apr14)%20OpenOffice/Creditcardaccount.ods'#$Jul13.$AJ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Jul13.$AG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Z32:.AJ32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4-30%20(Apr14)%20OpenOffice/Sales.ods'#$Aug13.$V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Purchases.ods'#$Aug13.$A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urrentaccount.ods'#$Aug13.$O$1]+['file:///C:/Users/antony/diy/GB%20Accounts/GB%20Accounts%202013-14/GB%20Accounts%20Company%202014-04-30%20(Apr14)%20OpenOffice/Currentaccount.ods'#$Aug13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Aug13.$O$1]+['file:///C:/Users/antony/diy/GB%20Accounts/GB%20Accounts%202013-14/GB%20Accounts%20Company%202014-04-30%20(Apr14)%20OpenOffice/Savingaccount.ods'#$Aug13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Aug13.$O$1]+['file:///C:/Users/antony/diy/GB%20Accounts/GB%20Accounts%202013-14/GB%20Accounts%20Company%202014-04-30%20(Apr14)%20OpenOffice/Creditcardaccount.ods'#$Aug13.$AJ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Aug13.$AG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K32:.AU32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4-30%20(Apr14)%20OpenOffice/Sales.ods'#$Sep13.$V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Purchases.ods'#$Sep13.$A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urrentaccount.ods'#$Sep13.$O$1]+['file:///C:/Users/antony/diy/GB%20Accounts/GB%20Accounts%202013-14/GB%20Accounts%20Company%202014-04-30%20(Apr14)%20OpenOffice/Currentaccount.ods'#$Sep13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Sep13.$O$1]+['file:///C:/Users/antony/diy/GB%20Accounts/GB%20Accounts%202013-14/GB%20Accounts%20Company%202014-04-30%20(Apr14)%20OpenOffice/Savingaccount.ods'#$Sep13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Sep13.$O$1]+['file:///C:/Users/antony/diy/GB%20Accounts/GB%20Accounts%202013-14/GB%20Accounts%20Company%202014-04-30%20(Apr14)%20OpenOffice/Creditcardaccount.ods'#$Sep13.$AJ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Sep13.$AG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V32:.BF32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4-30%20(Apr14)%20OpenOffice/Sales.ods'#$Oct13.$V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Purchases.ods'#$Oct13.$A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urrentaccount.ods'#$Oct13.$O$1]+['file:///C:/Users/antony/diy/GB%20Accounts/GB%20Accounts%202013-14/GB%20Accounts%20Company%202014-04-30%20(Apr14)%20OpenOffice/Currentaccount.ods'#$Oct13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Oct13.$O$1]+['file:///C:/Users/antony/diy/GB%20Accounts/GB%20Accounts%202013-14/GB%20Accounts%20Company%202014-04-30%20(Apr14)%20OpenOffice/Savingaccount.ods'#$Oct13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Oct13.$O$1]+['file:///C:/Users/antony/diy/GB%20Accounts/GB%20Accounts%202013-14/GB%20Accounts%20Company%202014-04-30%20(Apr14)%20OpenOffice/Creditcardaccount.ods'#$Oct13.$AJ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Oct13.$AG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G32:.BQ32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4-30%20(Apr14)%20OpenOffice/Sales.ods'#$Nov13.$V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Purchases.ods'#$Nov13.$A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urrentaccount.ods'#$Nov13.$O$1]+['file:///C:/Users/antony/diy/GB%20Accounts/GB%20Accounts%202013-14/GB%20Accounts%20Company%202014-04-30%20(Apr14)%20OpenOffice/Currentaccount.ods'#$Nov13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Nov13.$O$1]+['file:///C:/Users/antony/diy/GB%20Accounts/GB%20Accounts%202013-14/GB%20Accounts%20Company%202014-04-30%20(Apr14)%20OpenOffice/Savingaccount.ods'#$Nov13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Nov13.$O$1]+['file:///C:/Users/antony/diy/GB%20Accounts/GB%20Accounts%202013-14/GB%20Accounts%20Company%202014-04-30%20(Apr14)%20OpenOffice/Creditcardaccount.ods'#$Nov13.$AJ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Nov13.$AG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R32:.CB32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4-30%20(Apr14)%20OpenOffice/Sales.ods'#$Dec13.$V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Purchases.ods'#$Dec13.$A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urrentaccount.ods'#$Dec13.$O$1]+['file:///C:/Users/antony/diy/GB%20Accounts/GB%20Accounts%202013-14/GB%20Accounts%20Company%202014-04-30%20(Apr14)%20OpenOffice/Currentaccount.ods'#$Dec13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Dec13.$O$1]+['file:///C:/Users/antony/diy/GB%20Accounts/GB%20Accounts%202013-14/GB%20Accounts%20Company%202014-04-30%20(Apr14)%20OpenOffice/Savingaccount.ods'#$Dec13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Dec13.$O$1]+['file:///C:/Users/antony/diy/GB%20Accounts/GB%20Accounts%202013-14/GB%20Accounts%20Company%202014-04-30%20(Apr14)%20OpenOffice/Creditcardaccount.ods'#$Dec13.$AJ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Dec13.$AG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C32:.CM32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4-30%20(Apr14)%20OpenOffice/Sales.ods'#$Jan14.$V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Purchases.ods'#$Jan14.$A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urrentaccount.ods'#$Jan14.$O$1]+['file:///C:/Users/antony/diy/GB%20Accounts/GB%20Accounts%202013-14/GB%20Accounts%20Company%202014-04-30%20(Apr14)%20OpenOffice/Currentaccount.ods'#$Jan14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Jan14.$O$1]+['file:///C:/Users/antony/diy/GB%20Accounts/GB%20Accounts%202013-14/GB%20Accounts%20Company%202014-04-30%20(Apr14)%20OpenOffice/Savingaccount.ods'#$Jan14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Jan14.$O$1]+['file:///C:/Users/antony/diy/GB%20Accounts/GB%20Accounts%202013-14/GB%20Accounts%20Company%202014-04-30%20(Apr14)%20OpenOffice/Creditcardaccount.ods'#$Jan14.$AJ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Jan14.$AG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N32:.CX32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4-30%20(Apr14)%20OpenOffice/Sales.ods'#$Feb14.$V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Purchases.ods'#$Feb14.$A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urrentaccount.ods'#$Feb14.$O$1]+['file:///C:/Users/antony/diy/GB%20Accounts/GB%20Accounts%202013-14/GB%20Accounts%20Company%202014-04-30%20(Apr14)%20OpenOffice/Currentaccount.ods'#$Feb14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Feb14.$O$1]+['file:///C:/Users/antony/diy/GB%20Accounts/GB%20Accounts%202013-14/GB%20Accounts%20Company%202014-04-30%20(Apr14)%20OpenOffice/Savingaccount.ods'#$Feb14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Feb14.$O$1]+['file:///C:/Users/antony/diy/GB%20Accounts/GB%20Accounts%202013-14/GB%20Accounts%20Company%202014-04-30%20(Apr14)%20OpenOffice/Creditcardaccount.ods'#$Feb14.$AJ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Feb14.$AG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Y32:.DI32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4-30%20(Apr14)%20OpenOffice/Sales.ods'#$Mar14.$V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Purchases.ods'#$Mar14.$A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urrentaccount.ods'#$Mar14.$O$1]+['file:///C:/Users/antony/diy/GB%20Accounts/GB%20Accounts%202013-14/GB%20Accounts%20Company%202014-04-30%20(Apr14)%20OpenOffice/Currentaccount.ods'#$Mar14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Mar14.$O$1]+['file:///C:/Users/antony/diy/GB%20Accounts/GB%20Accounts%202013-14/GB%20Accounts%20Company%202014-04-30%20(Apr14)%20OpenOffice/Savingaccount.ods'#$Mar14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Mar14.$O$1]+['file:///C:/Users/antony/diy/GB%20Accounts/GB%20Accounts%202013-14/GB%20Accounts%20Company%202014-04-30%20(Apr14)%20OpenOffice/Creditcardaccount.ods'#$Mar14.$AJ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Mar14.$AG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J32:.DT32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4-30%20(Apr14)%20OpenOffice/Sales.ods'#$Apr14.$V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Purchases.ods'#$Apr14.$A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urrentaccount.ods'#$Apr14.$O$1]+['file:///C:/Users/antony/diy/GB%20Accounts/GB%20Accounts%202013-14/GB%20Accounts%20Company%202014-04-30%20(Apr14)%20OpenOffice/Currentaccount.ods'#$Apr14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Apr14.$O$1]+['file:///C:/Users/antony/diy/GB%20Accounts/GB%20Accounts%202013-14/GB%20Accounts%20Company%202014-04-30%20(Apr14)%20OpenOffice/Savingaccount.ods'#$Apr14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Apr14.$O$1]+['file:///C:/Users/antony/diy/GB%20Accounts/GB%20Accounts%202013-14/GB%20Accounts%20Company%202014-04-30%20(Apr14)%20OpenOffice/Creditcardaccount.ods'#$Apr14.$AJ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Apr14.$AG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U32:.EE32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32:.EH32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Creditor HMRC Vat</text:p>
          </table:table-cell>
          <table:table-cell table:style-name="ce55" office:value-type="string">
            <text:p>RV</text:p>
          </table:table-cell>
          <table:table-cell table:style-name="ce60" table:formula="of:=-[OpenAccounts.H26]" office:value-type="float" office:value="-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May13.$G$1]" office:value-type="float" office:value="-0">
            <text:p>0.00 </text:p>
          </table:table-cell>
          <table:table-cell table:style-name="ce60" table:formula="of:=['file:///C:/Users/antony/diy/GB%20Accounts/GB%20Accounts%202013-14/GB%20Accounts%20Company%202014-04-30%20(Apr14)%20OpenOffice/Purchases.ods'#$May13.$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urrentaccount.ods'#$May13.$N$1]+['file:///C:/Users/antony/diy/GB%20Accounts/GB%20Accounts%202013-14/GB%20Accounts%20Company%202014-04-30%20(Apr14)%20OpenOffice/Currentaccount.ods'#$May13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May13.$N$1]+['file:///C:/Users/antony/diy/GB%20Accounts/GB%20Accounts%202013-14/GB%20Accounts%20Company%202014-04-30%20(Apr14)%20OpenOffice/Savingaccount.ods'#$May13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May13.$N$1]+['file:///C:/Users/antony/diy/GB%20Accounts/GB%20Accounts%202013-14/GB%20Accounts%20Company%202014-04-30%20(Apr14)%20OpenOffice/Creditcardaccount.ods'#$May13.$AI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May13.$AF$1]" office:value-type="float" office:value="0">
            <text:p>0.00 </text:p>
          </table:table-cell>
          <table:table-cell table:style-name="ce60"/>
          <table:table-cell/>
          <table:table-cell table:style-name="ce59"/>
          <table:table-cell table:style-name="ce60" table:formula="of:=SUM([.D33:.N3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Jun13.$G$1]" office:value-type="float" office:value="-0">
            <text:p>0.00 </text:p>
          </table:table-cell>
          <table:table-cell table:style-name="ce60" table:formula="of:=['file:///C:/Users/antony/diy/GB%20Accounts/GB%20Accounts%202013-14/GB%20Accounts%20Company%202014-04-30%20(Apr14)%20OpenOffice/Purchases.ods'#$Jun13.$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urrentaccount.ods'#$Jun13.$N$1]+['file:///C:/Users/antony/diy/GB%20Accounts/GB%20Accounts%202013-14/GB%20Accounts%20Company%202014-04-30%20(Apr14)%20OpenOffice/Currentaccount.ods'#$Jun13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Jun13.$N$1]+['file:///C:/Users/antony/diy/GB%20Accounts/GB%20Accounts%202013-14/GB%20Accounts%20Company%202014-04-30%20(Apr14)%20OpenOffice/Savingaccount.ods'#$Jun13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Jun13.$N$1]+['file:///C:/Users/antony/diy/GB%20Accounts/GB%20Accounts%202013-14/GB%20Accounts%20Company%202014-04-30%20(Apr14)%20OpenOffice/Creditcardaccount.ods'#$Jun13.$AI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Jun13.$AF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O33:.Y3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Jul13.$G$1]" office:value-type="float" office:value="-0">
            <text:p>0.00 </text:p>
          </table:table-cell>
          <table:table-cell table:style-name="ce60" table:formula="of:=['file:///C:/Users/antony/diy/GB%20Accounts/GB%20Accounts%202013-14/GB%20Accounts%20Company%202014-04-30%20(Apr14)%20OpenOffice/Purchases.ods'#$Jul13.$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urrentaccount.ods'#$Jul13.$N$1]+['file:///C:/Users/antony/diy/GB%20Accounts/GB%20Accounts%202013-14/GB%20Accounts%20Company%202014-04-30%20(Apr14)%20OpenOffice/Currentaccount.ods'#$Jul13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Jul13.$N$1]+['file:///C:/Users/antony/diy/GB%20Accounts/GB%20Accounts%202013-14/GB%20Accounts%20Company%202014-04-30%20(Apr14)%20OpenOffice/Savingaccount.ods'#$Jul13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Jul13.$N$1]+['file:///C:/Users/antony/diy/GB%20Accounts/GB%20Accounts%202013-14/GB%20Accounts%20Company%202014-04-30%20(Apr14)%20OpenOffice/Creditcardaccount.ods'#$Jul13.$AI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Jul13.$AF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Z33:.AJ3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Aug13.$G$1]" office:value-type="float" office:value="-0">
            <text:p>0.00 </text:p>
          </table:table-cell>
          <table:table-cell table:style-name="ce60" table:formula="of:=['file:///C:/Users/antony/diy/GB%20Accounts/GB%20Accounts%202013-14/GB%20Accounts%20Company%202014-04-30%20(Apr14)%20OpenOffice/Purchases.ods'#$Aug13.$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urrentaccount.ods'#$Aug13.$N$1]+['file:///C:/Users/antony/diy/GB%20Accounts/GB%20Accounts%202013-14/GB%20Accounts%20Company%202014-04-30%20(Apr14)%20OpenOffice/Currentaccount.ods'#$Aug13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Aug13.$N$1]+['file:///C:/Users/antony/diy/GB%20Accounts/GB%20Accounts%202013-14/GB%20Accounts%20Company%202014-04-30%20(Apr14)%20OpenOffice/Savingaccount.ods'#$Aug13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Aug13.$N$1]+['file:///C:/Users/antony/diy/GB%20Accounts/GB%20Accounts%202013-14/GB%20Accounts%20Company%202014-04-30%20(Apr14)%20OpenOffice/Creditcardaccount.ods'#$Aug13.$AI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Aug13.$AF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K33:.AU3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Sep13.$G$1]" office:value-type="float" office:value="-0">
            <text:p>0.00 </text:p>
          </table:table-cell>
          <table:table-cell table:style-name="ce60" table:formula="of:=['file:///C:/Users/antony/diy/GB%20Accounts/GB%20Accounts%202013-14/GB%20Accounts%20Company%202014-04-30%20(Apr14)%20OpenOffice/Purchases.ods'#$Sep13.$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urrentaccount.ods'#$Sep13.$N$1]+['file:///C:/Users/antony/diy/GB%20Accounts/GB%20Accounts%202013-14/GB%20Accounts%20Company%202014-04-30%20(Apr14)%20OpenOffice/Currentaccount.ods'#$Sep13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Sep13.$N$1]+['file:///C:/Users/antony/diy/GB%20Accounts/GB%20Accounts%202013-14/GB%20Accounts%20Company%202014-04-30%20(Apr14)%20OpenOffice/Savingaccount.ods'#$Sep13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Sep13.$N$1]+['file:///C:/Users/antony/diy/GB%20Accounts/GB%20Accounts%202013-14/GB%20Accounts%20Company%202014-04-30%20(Apr14)%20OpenOffice/Creditcardaccount.ods'#$Sep13.$AI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Sep13.$AF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V33:.BF3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Oct13.$G$1]" office:value-type="float" office:value="-0">
            <text:p>0.00 </text:p>
          </table:table-cell>
          <table:table-cell table:style-name="ce60" table:formula="of:=['file:///C:/Users/antony/diy/GB%20Accounts/GB%20Accounts%202013-14/GB%20Accounts%20Company%202014-04-30%20(Apr14)%20OpenOffice/Purchases.ods'#$Oct13.$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urrentaccount.ods'#$Oct13.$N$1]+['file:///C:/Users/antony/diy/GB%20Accounts/GB%20Accounts%202013-14/GB%20Accounts%20Company%202014-04-30%20(Apr14)%20OpenOffice/Currentaccount.ods'#$Oct13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Oct13.$N$1]+['file:///C:/Users/antony/diy/GB%20Accounts/GB%20Accounts%202013-14/GB%20Accounts%20Company%202014-04-30%20(Apr14)%20OpenOffice/Savingaccount.ods'#$Oct13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Oct13.$N$1]+['file:///C:/Users/antony/diy/GB%20Accounts/GB%20Accounts%202013-14/GB%20Accounts%20Company%202014-04-30%20(Apr14)%20OpenOffice/Creditcardaccount.ods'#$Oct13.$AI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Oct13.$AF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G33:.BQ3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Nov13.$G$1]" office:value-type="float" office:value="-0">
            <text:p>0.00 </text:p>
          </table:table-cell>
          <table:table-cell table:style-name="ce60" table:formula="of:=['file:///C:/Users/antony/diy/GB%20Accounts/GB%20Accounts%202013-14/GB%20Accounts%20Company%202014-04-30%20(Apr14)%20OpenOffice/Purchases.ods'#$Nov13.$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urrentaccount.ods'#$Nov13.$N$1]+['file:///C:/Users/antony/diy/GB%20Accounts/GB%20Accounts%202013-14/GB%20Accounts%20Company%202014-04-30%20(Apr14)%20OpenOffice/Currentaccount.ods'#$Nov13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Nov13.$N$1]+['file:///C:/Users/antony/diy/GB%20Accounts/GB%20Accounts%202013-14/GB%20Accounts%20Company%202014-04-30%20(Apr14)%20OpenOffice/Savingaccount.ods'#$Nov13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Nov13.$N$1]+['file:///C:/Users/antony/diy/GB%20Accounts/GB%20Accounts%202013-14/GB%20Accounts%20Company%202014-04-30%20(Apr14)%20OpenOffice/Creditcardaccount.ods'#$Nov13.$AI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Nov13.$AF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R33:.CB3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Dec13.$G$1]" office:value-type="float" office:value="-0">
            <text:p>0.00 </text:p>
          </table:table-cell>
          <table:table-cell table:style-name="ce60" table:formula="of:=['file:///C:/Users/antony/diy/GB%20Accounts/GB%20Accounts%202013-14/GB%20Accounts%20Company%202014-04-30%20(Apr14)%20OpenOffice/Purchases.ods'#$Dec13.$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urrentaccount.ods'#$Dec13.$N$1]+['file:///C:/Users/antony/diy/GB%20Accounts/GB%20Accounts%202013-14/GB%20Accounts%20Company%202014-04-30%20(Apr14)%20OpenOffice/Currentaccount.ods'#$Dec13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Dec13.$N$1]+['file:///C:/Users/antony/diy/GB%20Accounts/GB%20Accounts%202013-14/GB%20Accounts%20Company%202014-04-30%20(Apr14)%20OpenOffice/Savingaccount.ods'#$Dec13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Dec13.$N$1]+['file:///C:/Users/antony/diy/GB%20Accounts/GB%20Accounts%202013-14/GB%20Accounts%20Company%202014-04-30%20(Apr14)%20OpenOffice/Creditcardaccount.ods'#$Dec13.$AI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Dec13.$AF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C33:.CM3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Jan14.$G$1]" office:value-type="float" office:value="-0">
            <text:p>0.00 </text:p>
          </table:table-cell>
          <table:table-cell table:style-name="ce60" table:formula="of:=['file:///C:/Users/antony/diy/GB%20Accounts/GB%20Accounts%202013-14/GB%20Accounts%20Company%202014-04-30%20(Apr14)%20OpenOffice/Purchases.ods'#$Jan14.$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urrentaccount.ods'#$Jan14.$N$1]+['file:///C:/Users/antony/diy/GB%20Accounts/GB%20Accounts%202013-14/GB%20Accounts%20Company%202014-04-30%20(Apr14)%20OpenOffice/Currentaccount.ods'#$Jan14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Jan14.$N$1]+['file:///C:/Users/antony/diy/GB%20Accounts/GB%20Accounts%202013-14/GB%20Accounts%20Company%202014-04-30%20(Apr14)%20OpenOffice/Savingaccount.ods'#$Jan14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Jan14.$N$1]+['file:///C:/Users/antony/diy/GB%20Accounts/GB%20Accounts%202013-14/GB%20Accounts%20Company%202014-04-30%20(Apr14)%20OpenOffice/Creditcardaccount.ods'#$Jan14.$AI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Jan14.$AF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N33:.CX3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Feb14.$G$1]" office:value-type="float" office:value="-0">
            <text:p>0.00 </text:p>
          </table:table-cell>
          <table:table-cell table:style-name="ce60" table:formula="of:=['file:///C:/Users/antony/diy/GB%20Accounts/GB%20Accounts%202013-14/GB%20Accounts%20Company%202014-04-30%20(Apr14)%20OpenOffice/Purchases.ods'#$Feb14.$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urrentaccount.ods'#$Feb14.$N$1]+['file:///C:/Users/antony/diy/GB%20Accounts/GB%20Accounts%202013-14/GB%20Accounts%20Company%202014-04-30%20(Apr14)%20OpenOffice/Currentaccount.ods'#$Feb14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Feb14.$N$1]+['file:///C:/Users/antony/diy/GB%20Accounts/GB%20Accounts%202013-14/GB%20Accounts%20Company%202014-04-30%20(Apr14)%20OpenOffice/Savingaccount.ods'#$Feb14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Feb14.$N$1]+['file:///C:/Users/antony/diy/GB%20Accounts/GB%20Accounts%202013-14/GB%20Accounts%20Company%202014-04-30%20(Apr14)%20OpenOffice/Creditcardaccount.ods'#$Feb14.$AI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Feb14.$AF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Y33:.DI3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Mar14.$G$1]" office:value-type="float" office:value="-0">
            <text:p>0.00 </text:p>
          </table:table-cell>
          <table:table-cell table:style-name="ce60" table:formula="of:=['file:///C:/Users/antony/diy/GB%20Accounts/GB%20Accounts%202013-14/GB%20Accounts%20Company%202014-04-30%20(Apr14)%20OpenOffice/Purchases.ods'#$Mar14.$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urrentaccount.ods'#$Mar14.$N$1]+['file:///C:/Users/antony/diy/GB%20Accounts/GB%20Accounts%202013-14/GB%20Accounts%20Company%202014-04-30%20(Apr14)%20OpenOffice/Currentaccount.ods'#$Mar14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Mar14.$N$1]+['file:///C:/Users/antony/diy/GB%20Accounts/GB%20Accounts%202013-14/GB%20Accounts%20Company%202014-04-30%20(Apr14)%20OpenOffice/Savingaccount.ods'#$Mar14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Mar14.$N$1]+['file:///C:/Users/antony/diy/GB%20Accounts/GB%20Accounts%202013-14/GB%20Accounts%20Company%202014-04-30%20(Apr14)%20OpenOffice/Creditcardaccount.ods'#$Mar14.$AI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Mar14.$AF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J33:.DT3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Apr14.$G$1]" office:value-type="float" office:value="-0">
            <text:p>0.00 </text:p>
          </table:table-cell>
          <table:table-cell table:style-name="ce60" table:formula="of:=['file:///C:/Users/antony/diy/GB%20Accounts/GB%20Accounts%202013-14/GB%20Accounts%20Company%202014-04-30%20(Apr14)%20OpenOffice/Purchases.ods'#$Apr14.$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urrentaccount.ods'#$Apr14.$N$1]+['file:///C:/Users/antony/diy/GB%20Accounts/GB%20Accounts%202013-14/GB%20Accounts%20Company%202014-04-30%20(Apr14)%20OpenOffice/Currentaccount.ods'#$Apr14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Apr14.$N$1]+['file:///C:/Users/antony/diy/GB%20Accounts/GB%20Accounts%202013-14/GB%20Accounts%20Company%202014-04-30%20(Apr14)%20OpenOffice/Savingaccount.ods'#$Apr14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Apr14.$N$1]+['file:///C:/Users/antony/diy/GB%20Accounts/GB%20Accounts%202013-14/GB%20Accounts%20Company%202014-04-30%20(Apr14)%20OpenOffice/Creditcardaccount.ods'#$Apr14.$AI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Apr14.$AF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U33:.EE33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33:.EH33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1">
          <table:table-cell table:style-name="ce44"/>
          <table:table-cell table:style-name="ce44" office:value-type="string">
            <text:p>Creditor HMRC Paye</text:p>
          </table:table-cell>
          <table:table-cell table:style-name="ce55" office:value-type="string">
            <text:p>RP</text:p>
          </table:table-cell>
          <table:table-cell table:style-name="ce60" table:formula="of:=-[OpenAccounts.G26]" office:value-type="float" office:value="-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May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May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May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May13.$AE$1]" office:value-type="float" office:value="0">
            <text:p>0.00 </text:p>
          </table:table-cell>
          <table:table-cell table:style-name="ce60" table:formula="of:=-([WagesInterface.D4]+[WagesInterface.E4]+[WagesInterface.H4])-([WagesInterface.D17]+[WagesInterface.E17]+[WagesInterface.H17])+([WagesInterface.I4]+[WagesInterface.I17])" office:value-type="float" office:value="0">
            <text:p>0.00 </text:p>
          </table:table-cell>
          <table:table-cell/>
          <table:table-cell table:style-name="ce59"/>
          <table:table-cell table:style-name="ce60" table:formula="of:=SUM([.D34:.N3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Jun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Jun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Jun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Jun13.$AE$1]" office:value-type="float" office:value="0">
            <text:p>0.00 </text:p>
          </table:table-cell>
          <table:table-cell table:style-name="ce60" table:formula="of:=-([WagesInterface.D5]+[WagesInterface.E5]+[WagesInterface.H5])-([WagesInterface.D18]+[WagesInterface.E18]+[WagesInterface.H18])+([WagesInterface.I5]+[WagesInterface.I18])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O34:.Y3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Jul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Jul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Jul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Jul13.$AE$1]" office:value-type="float" office:value="0">
            <text:p>0.00 </text:p>
          </table:table-cell>
          <table:table-cell table:style-name="ce60" table:formula="of:=-([WagesInterface.D6]+[WagesInterface.E6]+[WagesInterface.H6])-([WagesInterface.D19]+[WagesInterface.E19]+[WagesInterface.H19])+([WagesInterface.I6]+[WagesInterface.I19])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Z34:.AJ3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Aug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Aug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Aug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Aug13.$AE$1]" office:value-type="float" office:value="0">
            <text:p>0.00 </text:p>
          </table:table-cell>
          <table:table-cell table:style-name="ce60" table:formula="of:=-([WagesInterface.D7]+[WagesInterface.E7]+[WagesInterface.H7])-([WagesInterface.D20]+[WagesInterface.E20]+[WagesInterface.H20])+([WagesInterface.I7]+[WagesInterface.I20])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AK34:.AU3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Sep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Sep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Sep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Sep13.$AE$1]" office:value-type="float" office:value="0">
            <text:p>0.00 </text:p>
          </table:table-cell>
          <table:table-cell table:style-name="ce60" table:formula="of:=-([WagesInterface.D8]+[WagesInterface.E8]+[WagesInterface.H8])-([WagesInterface.D21]+[WagesInterface.E21]+[WagesInterface.H21])+([WagesInterface.I8]+[WagesInterface.I21])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AV34:.BF3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Oct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Oct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Oct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Oct13.$AE$1]" office:value-type="float" office:value="0">
            <text:p>0.00 </text:p>
          </table:table-cell>
          <table:table-cell table:style-name="ce60" table:formula="of:=-([WagesInterface.D9]+[WagesInterface.E9]+[WagesInterface.H9])-([WagesInterface.D22]+[WagesInterface.E22]+[WagesInterface.H22])+([WagesInterface.I9]+[WagesInterface.I22])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BG34:.BQ3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Nov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Nov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Nov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Nov13.$AE$1]" office:value-type="float" office:value="0">
            <text:p>0.00 </text:p>
          </table:table-cell>
          <table:table-cell table:style-name="ce60" table:formula="of:=-([WagesInterface.D10]+[WagesInterface.E10]+[WagesInterface.H10])-([WagesInterface.D23]+[WagesInterface.E23]+[WagesInterface.H23])+([WagesInterface.I10]+[WagesInterface.I23])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BR34:.CB3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Dec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Dec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Dec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Dec13.$AE$1]" office:value-type="float" office:value="0">
            <text:p>0.00 </text:p>
          </table:table-cell>
          <table:table-cell table:style-name="ce60" table:formula="of:=-([WagesInterface.D11]+[WagesInterface.E11]+[WagesInterface.H11])-([WagesInterface.D24]+[WagesInterface.E24]+[WagesInterface.H24])+([WagesInterface.I11]+[WagesInterface.I24])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CC34:.CM3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Jan14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Jan14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Jan14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Jan14.$AE$1]" office:value-type="float" office:value="0">
            <text:p>0.00 </text:p>
          </table:table-cell>
          <table:table-cell table:style-name="ce60" table:formula="of:=-([WagesInterface.D12]+[WagesInterface.E12]+[WagesInterface.H12])-([WagesInterface.D25]+[WagesInterface.E25]+[WagesInterface.H25])+([WagesInterface.I12]+[WagesInterface.I25])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CN34:.CX3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Feb14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Feb14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Feb14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Feb14.$AE$1]" office:value-type="float" office:value="0">
            <text:p>0.00 </text:p>
          </table:table-cell>
          <table:table-cell table:style-name="ce60" table:formula="of:=-([WagesInterface.D13]+[WagesInterface.E13]+[WagesInterface.H13])-([WagesInterface.D26]+[WagesInterface.E26]+[WagesInterface.H26])+([WagesInterface.I13]+[WagesInterface.I26])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CY34:.DI3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Mar14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Mar14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Mar14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Mar14.$AE$1]" office:value-type="float" office:value="0">
            <text:p>0.00 </text:p>
          </table:table-cell>
          <table:table-cell table:style-name="ce60" table:formula="of:=-([WagesInterface.D14]+[WagesInterface.E14]+[WagesInterface.H14])-([WagesInterface.D27]+[WagesInterface.E27]+[WagesInterface.H27])+([WagesInterface.I14]+[WagesInterface.I27])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DJ34:.DT3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Apr14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Apr14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Apr14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Apr14.$AE$1]" office:value-type="float" office:value="0">
            <text:p>0.00 </text:p>
          </table:table-cell>
          <table:table-cell table:style-name="ce60" table:formula="of:=-([WagesInterface.D15]+[WagesInterface.E15]+[WagesInterface.H15])-([WagesInterface.D28]+[WagesInterface.E28]+[WagesInterface.H28])+([WagesInterface.I15]+[WagesInterface.I28])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DU34:.EE34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34:.EH34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Creditor HMRC Corporation Tax</text:p>
          </table:table-cell>
          <table:table-cell table:style-name="ce55" office:value-type="string">
            <text:p>RT</text:p>
          </table:table-cell>
          <table:table-cell table:style-name="ce60" table:formula="of:=-[OpenAccounts.E24]" office:value-type="float" office:value="-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May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May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May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May13.$AH$1]" office:value-type="float" office:value="0">
            <text:p>0.00 </text:p>
          </table:table-cell>
          <table:table-cell table:style-name="ce60"/>
          <table:table-cell/>
          <table:table-cell table:style-name="ce59"/>
          <table:table-cell table:style-name="ce60" table:formula="of:=SUM([.D35:.N3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Jun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Jun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Jun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Jun13.$AH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O35:.Y3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Jul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Jul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Jul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Jul13.$AH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Z35:.AJ3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Aug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Aug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Aug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Aug13.$AH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K35:.AU3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Sep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Sep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Sep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Sep13.$AH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V35:.BF3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Oct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Oct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Oct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Oct13.$AH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G35:.BQ3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Nov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Nov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Nov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Nov13.$AH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R35:.CB3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Dec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Dec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Dec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Dec13.$AH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C35:.CM3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Jan14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Jan14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Jan14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Jan14.$AH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N35:.CX3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Feb14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Feb14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Feb14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Feb14.$AH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Y35:.DI3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Mar14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Mar14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Mar14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Mar14.$AH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J35:.DT3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Apr14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Apr14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Apr14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Apr14.$AH$1]" office:value-type="float" office:value="0">
            <text:p>0.00 </text:p>
          </table:table-cell>
          <table:table-cell table:style-name="ce60"/>
          <table:table-cell table:style-name="ce60" table:formula="of:=-[CorporationTax.K35]" office:value-type="float" office:value="-0">
            <text:p>0.00 </text:p>
          </table:table-cell>
          <table:table-cell table:style-name="ce44"/>
          <table:table-cell table:style-name="ce60" table:formula="of:=SUM([.DU35:.EE35])" office:value-type="float" office:value="0">
            <text:p>0.00 </text:p>
          </table:table-cell>
          <table:table-cell table:style-name="ce44"/>
          <table:table-cell table:formula="of:=-[.EH58]" office:value-type="float" office:value="-0">
            <text:p>0.00 </text:p>
          </table:table-cell>
          <table:table-cell table:style-name="ce44"/>
          <table:table-cell table:style-name="ce60" table:formula="of:=SUM([.EF35:.EH35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9" office:value-type="string">
            <text:p>OTHER ASSETS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Debtor Long Term (repayable 3 - 5 years)</text:p>
          </table:table-cell>
          <table:table-cell table:style-name="ce55" office:value-type="string">
            <text:p>LDR</text:p>
          </table:table-cell>
          <table:table-cell table:style-name="ce60" table:formula="of:=[OpenAccounts.E28]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May13.$L$1]+['file:///C:/Users/antony/diy/GB%20Accounts/GB%20Accounts%202013-14/GB%20Accounts%20Company%202014-04-30%20(Apr14)%20OpenOffice/Currentaccount.ods'#$May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May13.$L$1]+['file:///C:/Users/antony/diy/GB%20Accounts/GB%20Accounts%202013-14/GB%20Accounts%20Company%202014-04-30%20(Apr14)%20OpenOffice/Savingaccount.ods'#$May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May13.$L$1]+['file:///C:/Users/antony/diy/GB%20Accounts/GB%20Accounts%202013-14/GB%20Accounts%20Company%202014-04-30%20(Apr14)%20OpenOffice/Creditcardaccount.ods'#$May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May13.$L$1]+['file:///C:/Users/antony/diy/GB%20Accounts/GB%20Accounts%202013-14/GB%20Accounts%20Company%202014-04-30%20(Apr14)%20OpenOffice/Cashaccount.ods'#$May13.$AC$1]" office:value-type="float" office:value="0">
            <text:p>0.00 </text:p>
          </table:table-cell>
          <table:table-cell table:style-name="ce60"/>
          <table:table-cell/>
          <table:table-cell table:style-name="ce59"/>
          <table:table-cell table:style-name="ce60" table:formula="of:=SUM([.D37:.N3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Jun13.$L$1]+['file:///C:/Users/antony/diy/GB%20Accounts/GB%20Accounts%202013-14/GB%20Accounts%20Company%202014-04-30%20(Apr14)%20OpenOffice/Currentaccount.ods'#$Jun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Jun13.$L$1]+['file:///C:/Users/antony/diy/GB%20Accounts/GB%20Accounts%202013-14/GB%20Accounts%20Company%202014-04-30%20(Apr14)%20OpenOffice/Savingaccount.ods'#$Jun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Jun13.$L$1]+['file:///C:/Users/antony/diy/GB%20Accounts/GB%20Accounts%202013-14/GB%20Accounts%20Company%202014-04-30%20(Apr14)%20OpenOffice/Creditcardaccount.ods'#$Jun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Jun13.$L$1]+['file:///C:/Users/antony/diy/GB%20Accounts/GB%20Accounts%202013-14/GB%20Accounts%20Company%202014-04-30%20(Apr14)%20OpenOffice/Cashaccount.ods'#$Jun13.$AC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O37:.Y3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Jul13.$L$1]+['file:///C:/Users/antony/diy/GB%20Accounts/GB%20Accounts%202013-14/GB%20Accounts%20Company%202014-04-30%20(Apr14)%20OpenOffice/Currentaccount.ods'#$Jul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Jul13.$L$1]+['file:///C:/Users/antony/diy/GB%20Accounts/GB%20Accounts%202013-14/GB%20Accounts%20Company%202014-04-30%20(Apr14)%20OpenOffice/Savingaccount.ods'#$Jul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Jul13.$L$1]+['file:///C:/Users/antony/diy/GB%20Accounts/GB%20Accounts%202013-14/GB%20Accounts%20Company%202014-04-30%20(Apr14)%20OpenOffice/Creditcardaccount.ods'#$Jul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Jul13.$L$1]+['file:///C:/Users/antony/diy/GB%20Accounts/GB%20Accounts%202013-14/GB%20Accounts%20Company%202014-04-30%20(Apr14)%20OpenOffice/Cashaccount.ods'#$Jul13.$AC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Z37:.AJ3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Aug13.$L$1]+['file:///C:/Users/antony/diy/GB%20Accounts/GB%20Accounts%202013-14/GB%20Accounts%20Company%202014-04-30%20(Apr14)%20OpenOffice/Currentaccount.ods'#$Aug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Aug13.$L$1]+['file:///C:/Users/antony/diy/GB%20Accounts/GB%20Accounts%202013-14/GB%20Accounts%20Company%202014-04-30%20(Apr14)%20OpenOffice/Savingaccount.ods'#$Aug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Aug13.$L$1]+['file:///C:/Users/antony/diy/GB%20Accounts/GB%20Accounts%202013-14/GB%20Accounts%20Company%202014-04-30%20(Apr14)%20OpenOffice/Creditcardaccount.ods'#$Aug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Aug13.$L$1]+['file:///C:/Users/antony/diy/GB%20Accounts/GB%20Accounts%202013-14/GB%20Accounts%20Company%202014-04-30%20(Apr14)%20OpenOffice/Cashaccount.ods'#$Aug13.$AC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K37:.AU3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Sep13.$L$1]+['file:///C:/Users/antony/diy/GB%20Accounts/GB%20Accounts%202013-14/GB%20Accounts%20Company%202014-04-30%20(Apr14)%20OpenOffice/Currentaccount.ods'#$Sep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Sep13.$L$1]+['file:///C:/Users/antony/diy/GB%20Accounts/GB%20Accounts%202013-14/GB%20Accounts%20Company%202014-04-30%20(Apr14)%20OpenOffice/Savingaccount.ods'#$Sep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Sep13.$L$1]+['file:///C:/Users/antony/diy/GB%20Accounts/GB%20Accounts%202013-14/GB%20Accounts%20Company%202014-04-30%20(Apr14)%20OpenOffice/Creditcardaccount.ods'#$Sep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Sep13.$L$1]+['file:///C:/Users/antony/diy/GB%20Accounts/GB%20Accounts%202013-14/GB%20Accounts%20Company%202014-04-30%20(Apr14)%20OpenOffice/Cashaccount.ods'#$Sep13.$AC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V37:.BF3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Oct13.$L$1]+['file:///C:/Users/antony/diy/GB%20Accounts/GB%20Accounts%202013-14/GB%20Accounts%20Company%202014-04-30%20(Apr14)%20OpenOffice/Currentaccount.ods'#$Oct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Oct13.$L$1]+['file:///C:/Users/antony/diy/GB%20Accounts/GB%20Accounts%202013-14/GB%20Accounts%20Company%202014-04-30%20(Apr14)%20OpenOffice/Savingaccount.ods'#$Oct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Oct13.$L$1]+['file:///C:/Users/antony/diy/GB%20Accounts/GB%20Accounts%202013-14/GB%20Accounts%20Company%202014-04-30%20(Apr14)%20OpenOffice/Creditcardaccount.ods'#$Oct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Oct13.$L$1]+['file:///C:/Users/antony/diy/GB%20Accounts/GB%20Accounts%202013-14/GB%20Accounts%20Company%202014-04-30%20(Apr14)%20OpenOffice/Cashaccount.ods'#$Oct13.$AC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G37:.BQ3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Nov13.$L$1]+['file:///C:/Users/antony/diy/GB%20Accounts/GB%20Accounts%202013-14/GB%20Accounts%20Company%202014-04-30%20(Apr14)%20OpenOffice/Currentaccount.ods'#$Nov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Nov13.$L$1]+['file:///C:/Users/antony/diy/GB%20Accounts/GB%20Accounts%202013-14/GB%20Accounts%20Company%202014-04-30%20(Apr14)%20OpenOffice/Savingaccount.ods'#$Nov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Nov13.$L$1]+['file:///C:/Users/antony/diy/GB%20Accounts/GB%20Accounts%202013-14/GB%20Accounts%20Company%202014-04-30%20(Apr14)%20OpenOffice/Creditcardaccount.ods'#$Nov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Nov13.$L$1]+['file:///C:/Users/antony/diy/GB%20Accounts/GB%20Accounts%202013-14/GB%20Accounts%20Company%202014-04-30%20(Apr14)%20OpenOffice/Cashaccount.ods'#$Nov13.$AC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R37:.CB3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Dec13.$L$1]+['file:///C:/Users/antony/diy/GB%20Accounts/GB%20Accounts%202013-14/GB%20Accounts%20Company%202014-04-30%20(Apr14)%20OpenOffice/Currentaccount.ods'#$Dec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Dec13.$L$1]+['file:///C:/Users/antony/diy/GB%20Accounts/GB%20Accounts%202013-14/GB%20Accounts%20Company%202014-04-30%20(Apr14)%20OpenOffice/Savingaccount.ods'#$Dec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Dec13.$L$1]+['file:///C:/Users/antony/diy/GB%20Accounts/GB%20Accounts%202013-14/GB%20Accounts%20Company%202014-04-30%20(Apr14)%20OpenOffice/Creditcardaccount.ods'#$Dec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Dec13.$L$1]+['file:///C:/Users/antony/diy/GB%20Accounts/GB%20Accounts%202013-14/GB%20Accounts%20Company%202014-04-30%20(Apr14)%20OpenOffice/Cashaccount.ods'#$Dec13.$AC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C37:.CM3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Jan14.$L$1]+['file:///C:/Users/antony/diy/GB%20Accounts/GB%20Accounts%202013-14/GB%20Accounts%20Company%202014-04-30%20(Apr14)%20OpenOffice/Currentaccount.ods'#$Jan14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Jan14.$L$1]+['file:///C:/Users/antony/diy/GB%20Accounts/GB%20Accounts%202013-14/GB%20Accounts%20Company%202014-04-30%20(Apr14)%20OpenOffice/Savingaccount.ods'#$Jan14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Jan14.$L$1]+['file:///C:/Users/antony/diy/GB%20Accounts/GB%20Accounts%202013-14/GB%20Accounts%20Company%202014-04-30%20(Apr14)%20OpenOffice/Creditcardaccount.ods'#$Jan14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Jan14.$L$1]+['file:///C:/Users/antony/diy/GB%20Accounts/GB%20Accounts%202013-14/GB%20Accounts%20Company%202014-04-30%20(Apr14)%20OpenOffice/Cashaccount.ods'#$Jan14.$AC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N37:.CX3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Feb14.$L$1]+['file:///C:/Users/antony/diy/GB%20Accounts/GB%20Accounts%202013-14/GB%20Accounts%20Company%202014-04-30%20(Apr14)%20OpenOffice/Currentaccount.ods'#$Feb14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Feb14.$L$1]+['file:///C:/Users/antony/diy/GB%20Accounts/GB%20Accounts%202013-14/GB%20Accounts%20Company%202014-04-30%20(Apr14)%20OpenOffice/Savingaccount.ods'#$Feb14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Feb14.$L$1]+['file:///C:/Users/antony/diy/GB%20Accounts/GB%20Accounts%202013-14/GB%20Accounts%20Company%202014-04-30%20(Apr14)%20OpenOffice/Creditcardaccount.ods'#$Feb14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Feb14.$L$1]+['file:///C:/Users/antony/diy/GB%20Accounts/GB%20Accounts%202013-14/GB%20Accounts%20Company%202014-04-30%20(Apr14)%20OpenOffice/Cashaccount.ods'#$Feb14.$AC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Y37:.DI3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Mar14.$L$1]+['file:///C:/Users/antony/diy/GB%20Accounts/GB%20Accounts%202013-14/GB%20Accounts%20Company%202014-04-30%20(Apr14)%20OpenOffice/Currentaccount.ods'#$Mar14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Mar14.$L$1]+['file:///C:/Users/antony/diy/GB%20Accounts/GB%20Accounts%202013-14/GB%20Accounts%20Company%202014-04-30%20(Apr14)%20OpenOffice/Savingaccount.ods'#$Mar14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Mar14.$L$1]+['file:///C:/Users/antony/diy/GB%20Accounts/GB%20Accounts%202013-14/GB%20Accounts%20Company%202014-04-30%20(Apr14)%20OpenOffice/Creditcardaccount.ods'#$Mar14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Mar14.$L$1]+['file:///C:/Users/antony/diy/GB%20Accounts/GB%20Accounts%202013-14/GB%20Accounts%20Company%202014-04-30%20(Apr14)%20OpenOffice/Cashaccount.ods'#$Mar14.$AC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J37:.DT3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Apr14.$L$1]+['file:///C:/Users/antony/diy/GB%20Accounts/GB%20Accounts%202013-14/GB%20Accounts%20Company%202014-04-30%20(Apr14)%20OpenOffice/Currentaccount.ods'#$Apr14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Apr14.$L$1]+['file:///C:/Users/antony/diy/GB%20Accounts/GB%20Accounts%202013-14/GB%20Accounts%20Company%202014-04-30%20(Apr14)%20OpenOffice/Savingaccount.ods'#$Apr14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Apr14.$L$1]+['file:///C:/Users/antony/diy/GB%20Accounts/GB%20Accounts%202013-14/GB%20Accounts%20Company%202014-04-30%20(Apr14)%20OpenOffice/Creditcardaccount.ods'#$Apr14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Apr14.$L$1]+['file:///C:/Users/antony/diy/GB%20Accounts/GB%20Accounts%202013-14/GB%20Accounts%20Company%202014-04-30%20(Apr14)%20OpenOffice/Cashaccount.ods'#$Apr14.$AC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U37:.EE37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37:.EH37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9" office:value-type="string">
            <text:p>OTHER CREDITORS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Directors Loan Account</text:p>
          </table:table-cell>
          <table:table-cell table:style-name="ce55" office:value-type="string">
            <text:p>DL</text:p>
          </table:table-cell>
          <table:table-cell table:style-name="ce60" table:formula="of:=-[OpenAccounts.E30]" office:value-type="float" office:value="-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May13.$P$1]+['file:///C:/Users/antony/diy/GB%20Accounts/GB%20Accounts%202013-14/GB%20Accounts%20Company%202014-04-30%20(Apr14)%20OpenOffice/Currentaccount.ods'#$May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May13.$P$1]+['file:///C:/Users/antony/diy/GB%20Accounts/GB%20Accounts%202013-14/GB%20Accounts%20Company%202014-04-30%20(Apr14)%20OpenOffice/Savingaccount.ods'#$May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May13.$P$1]+['file:///C:/Users/antony/diy/GB%20Accounts/GB%20Accounts%202013-14/GB%20Accounts%20Company%202014-04-30%20(Apr14)%20OpenOffice/Creditcardaccount.ods'#$May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May13.$N$1]+['file:///C:/Users/antony/diy/GB%20Accounts/GB%20Accounts%202013-14/GB%20Accounts%20Company%202014-04-30%20(Apr14)%20OpenOffice/Cashaccount.ods'#$May13.$AJ$1]" office:value-type="float" office:value="0">
            <text:p>0.00 </text:p>
          </table:table-cell>
          <table:table-cell table:style-name="ce60"/>
          <table:table-cell/>
          <table:table-cell table:style-name="ce59"/>
          <table:table-cell table:style-name="ce60" table:formula="of:=SUM([.D39:.N3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Jun13.$P$1]+['file:///C:/Users/antony/diy/GB%20Accounts/GB%20Accounts%202013-14/GB%20Accounts%20Company%202014-04-30%20(Apr14)%20OpenOffice/Currentaccount.ods'#$Jun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Jun13.$P$1]+['file:///C:/Users/antony/diy/GB%20Accounts/GB%20Accounts%202013-14/GB%20Accounts%20Company%202014-04-30%20(Apr14)%20OpenOffice/Savingaccount.ods'#$Jun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Jun13.$P$1]+['file:///C:/Users/antony/diy/GB%20Accounts/GB%20Accounts%202013-14/GB%20Accounts%20Company%202014-04-30%20(Apr14)%20OpenOffice/Creditcardaccount.ods'#$Jun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Jun13.$N$1]+['file:///C:/Users/antony/diy/GB%20Accounts/GB%20Accounts%202013-14/GB%20Accounts%20Company%202014-04-30%20(Apr14)%20OpenOffice/Cashaccount.ods'#$Jun13.$AJ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O39:.Y3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Jul13.$P$1]+['file:///C:/Users/antony/diy/GB%20Accounts/GB%20Accounts%202013-14/GB%20Accounts%20Company%202014-04-30%20(Apr14)%20OpenOffice/Currentaccount.ods'#$Jul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Jul13.$P$1]+['file:///C:/Users/antony/diy/GB%20Accounts/GB%20Accounts%202013-14/GB%20Accounts%20Company%202014-04-30%20(Apr14)%20OpenOffice/Savingaccount.ods'#$Jul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Jul13.$P$1]+['file:///C:/Users/antony/diy/GB%20Accounts/GB%20Accounts%202013-14/GB%20Accounts%20Company%202014-04-30%20(Apr14)%20OpenOffice/Creditcardaccount.ods'#$Jul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Jul13.$N$1]+['file:///C:/Users/antony/diy/GB%20Accounts/GB%20Accounts%202013-14/GB%20Accounts%20Company%202014-04-30%20(Apr14)%20OpenOffice/Cashaccount.ods'#$Jul13.$AJ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Z39:.AJ3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Aug13.$P$1]+['file:///C:/Users/antony/diy/GB%20Accounts/GB%20Accounts%202013-14/GB%20Accounts%20Company%202014-04-30%20(Apr14)%20OpenOffice/Currentaccount.ods'#$Aug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Aug13.$P$1]+['file:///C:/Users/antony/diy/GB%20Accounts/GB%20Accounts%202013-14/GB%20Accounts%20Company%202014-04-30%20(Apr14)%20OpenOffice/Savingaccount.ods'#$Aug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Aug13.$P$1]+['file:///C:/Users/antony/diy/GB%20Accounts/GB%20Accounts%202013-14/GB%20Accounts%20Company%202014-04-30%20(Apr14)%20OpenOffice/Creditcardaccount.ods'#$Aug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Aug13.$N$1]+['file:///C:/Users/antony/diy/GB%20Accounts/GB%20Accounts%202013-14/GB%20Accounts%20Company%202014-04-30%20(Apr14)%20OpenOffice/Cashaccount.ods'#$Aug13.$AJ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K39:.AU3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Sep13.$P$1]+['file:///C:/Users/antony/diy/GB%20Accounts/GB%20Accounts%202013-14/GB%20Accounts%20Company%202014-04-30%20(Apr14)%20OpenOffice/Currentaccount.ods'#$Sep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Sep13.$P$1]+['file:///C:/Users/antony/diy/GB%20Accounts/GB%20Accounts%202013-14/GB%20Accounts%20Company%202014-04-30%20(Apr14)%20OpenOffice/Savingaccount.ods'#$Sep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Sep13.$P$1]+['file:///C:/Users/antony/diy/GB%20Accounts/GB%20Accounts%202013-14/GB%20Accounts%20Company%202014-04-30%20(Apr14)%20OpenOffice/Creditcardaccount.ods'#$Sep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Sep13.$N$1]+['file:///C:/Users/antony/diy/GB%20Accounts/GB%20Accounts%202013-14/GB%20Accounts%20Company%202014-04-30%20(Apr14)%20OpenOffice/Cashaccount.ods'#$Sep13.$AJ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V39:.BF3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Oct13.$P$1]+['file:///C:/Users/antony/diy/GB%20Accounts/GB%20Accounts%202013-14/GB%20Accounts%20Company%202014-04-30%20(Apr14)%20OpenOffice/Currentaccount.ods'#$Oct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Oct13.$P$1]+['file:///C:/Users/antony/diy/GB%20Accounts/GB%20Accounts%202013-14/GB%20Accounts%20Company%202014-04-30%20(Apr14)%20OpenOffice/Savingaccount.ods'#$Oct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Oct13.$P$1]+['file:///C:/Users/antony/diy/GB%20Accounts/GB%20Accounts%202013-14/GB%20Accounts%20Company%202014-04-30%20(Apr14)%20OpenOffice/Creditcardaccount.ods'#$Oct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Oct13.$N$1]+['file:///C:/Users/antony/diy/GB%20Accounts/GB%20Accounts%202013-14/GB%20Accounts%20Company%202014-04-30%20(Apr14)%20OpenOffice/Cashaccount.ods'#$Oct13.$AJ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G39:.BQ3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Nov13.$P$1]+['file:///C:/Users/antony/diy/GB%20Accounts/GB%20Accounts%202013-14/GB%20Accounts%20Company%202014-04-30%20(Apr14)%20OpenOffice/Currentaccount.ods'#$Nov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Nov13.$P$1]+['file:///C:/Users/antony/diy/GB%20Accounts/GB%20Accounts%202013-14/GB%20Accounts%20Company%202014-04-30%20(Apr14)%20OpenOffice/Savingaccount.ods'#$Nov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Nov13.$P$1]+['file:///C:/Users/antony/diy/GB%20Accounts/GB%20Accounts%202013-14/GB%20Accounts%20Company%202014-04-30%20(Apr14)%20OpenOffice/Creditcardaccount.ods'#$Nov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Nov13.$N$1]+['file:///C:/Users/antony/diy/GB%20Accounts/GB%20Accounts%202013-14/GB%20Accounts%20Company%202014-04-30%20(Apr14)%20OpenOffice/Cashaccount.ods'#$Nov13.$AJ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R39:.CB3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Dec13.$P$1]+['file:///C:/Users/antony/diy/GB%20Accounts/GB%20Accounts%202013-14/GB%20Accounts%20Company%202014-04-30%20(Apr14)%20OpenOffice/Currentaccount.ods'#$Dec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Dec13.$P$1]+['file:///C:/Users/antony/diy/GB%20Accounts/GB%20Accounts%202013-14/GB%20Accounts%20Company%202014-04-30%20(Apr14)%20OpenOffice/Savingaccount.ods'#$Dec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Dec13.$P$1]+['file:///C:/Users/antony/diy/GB%20Accounts/GB%20Accounts%202013-14/GB%20Accounts%20Company%202014-04-30%20(Apr14)%20OpenOffice/Creditcardaccount.ods'#$Dec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Dec13.$N$1]+['file:///C:/Users/antony/diy/GB%20Accounts/GB%20Accounts%202013-14/GB%20Accounts%20Company%202014-04-30%20(Apr14)%20OpenOffice/Cashaccount.ods'#$Dec13.$AJ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C39:.CM3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Jan14.$P$1]+['file:///C:/Users/antony/diy/GB%20Accounts/GB%20Accounts%202013-14/GB%20Accounts%20Company%202014-04-30%20(Apr14)%20OpenOffice/Currentaccount.ods'#$Jan14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Jan14.$P$1]+['file:///C:/Users/antony/diy/GB%20Accounts/GB%20Accounts%202013-14/GB%20Accounts%20Company%202014-04-30%20(Apr14)%20OpenOffice/Savingaccount.ods'#$Jan14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Jan14.$P$1]+['file:///C:/Users/antony/diy/GB%20Accounts/GB%20Accounts%202013-14/GB%20Accounts%20Company%202014-04-30%20(Apr14)%20OpenOffice/Creditcardaccount.ods'#$Jan14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Jan14.$N$1]+['file:///C:/Users/antony/diy/GB%20Accounts/GB%20Accounts%202013-14/GB%20Accounts%20Company%202014-04-30%20(Apr14)%20OpenOffice/Cashaccount.ods'#$Jan14.$AJ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N39:.CX3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Feb14.$P$1]+['file:///C:/Users/antony/diy/GB%20Accounts/GB%20Accounts%202013-14/GB%20Accounts%20Company%202014-04-30%20(Apr14)%20OpenOffice/Currentaccount.ods'#$Feb14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Feb14.$P$1]+['file:///C:/Users/antony/diy/GB%20Accounts/GB%20Accounts%202013-14/GB%20Accounts%20Company%202014-04-30%20(Apr14)%20OpenOffice/Savingaccount.ods'#$Feb14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Feb14.$P$1]+['file:///C:/Users/antony/diy/GB%20Accounts/GB%20Accounts%202013-14/GB%20Accounts%20Company%202014-04-30%20(Apr14)%20OpenOffice/Creditcardaccount.ods'#$Feb14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Feb14.$N$1]+['file:///C:/Users/antony/diy/GB%20Accounts/GB%20Accounts%202013-14/GB%20Accounts%20Company%202014-04-30%20(Apr14)%20OpenOffice/Cashaccount.ods'#$Feb14.$AJ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Y39:.DI3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Mar14.$P$1]+['file:///C:/Users/antony/diy/GB%20Accounts/GB%20Accounts%202013-14/GB%20Accounts%20Company%202014-04-30%20(Apr14)%20OpenOffice/Currentaccount.ods'#$Mar14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Mar14.$P$1]+['file:///C:/Users/antony/diy/GB%20Accounts/GB%20Accounts%202013-14/GB%20Accounts%20Company%202014-04-30%20(Apr14)%20OpenOffice/Savingaccount.ods'#$Mar14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Mar14.$P$1]+['file:///C:/Users/antony/diy/GB%20Accounts/GB%20Accounts%202013-14/GB%20Accounts%20Company%202014-04-30%20(Apr14)%20OpenOffice/Creditcardaccount.ods'#$Mar14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Mar14.$N$1]+['file:///C:/Users/antony/diy/GB%20Accounts/GB%20Accounts%202013-14/GB%20Accounts%20Company%202014-04-30%20(Apr14)%20OpenOffice/Cashaccount.ods'#$Mar14.$AJ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J39:.DT3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Apr14.$P$1]+['file:///C:/Users/antony/diy/GB%20Accounts/GB%20Accounts%202013-14/GB%20Accounts%20Company%202014-04-30%20(Apr14)%20OpenOffice/Currentaccount.ods'#$Apr14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Apr14.$P$1]+['file:///C:/Users/antony/diy/GB%20Accounts/GB%20Accounts%202013-14/GB%20Accounts%20Company%202014-04-30%20(Apr14)%20OpenOffice/Savingaccount.ods'#$Apr14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Apr14.$P$1]+['file:///C:/Users/antony/diy/GB%20Accounts/GB%20Accounts%202013-14/GB%20Accounts%20Company%202014-04-30%20(Apr14)%20OpenOffice/Creditcardaccount.ods'#$Apr14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Apr14.$N$1]+['file:///C:/Users/antony/diy/GB%20Accounts/GB%20Accounts%202013-14/GB%20Accounts%20Company%202014-04-30%20(Apr14)%20OpenOffice/Cashaccount.ods'#$Apr14.$AJ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U39:.EE39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39:.EH39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Creditor Long Term (falling due after 1 year)</text:p>
          </table:table-cell>
          <table:table-cell table:style-name="ce55" office:value-type="string">
            <text:p>LCR</text:p>
          </table:table-cell>
          <table:table-cell table:style-name="ce60" table:formula="of:=-[OpenAccounts.E31]" office:value-type="float" office:value="-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May13.$M$1]+['file:///C:/Users/antony/diy/GB%20Accounts/GB%20Accounts%202013-14/GB%20Accounts%20Company%202014-04-30%20(Apr14)%20OpenOffice/Currentaccount.ods'#$May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May13.$M$1]+['file:///C:/Users/antony/diy/GB%20Accounts/GB%20Accounts%202013-14/GB%20Accounts%20Company%202014-04-30%20(Apr14)%20OpenOffice/Savingaccount.ods'#$May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May13.$M$1]+['file:///C:/Users/antony/diy/GB%20Accounts/GB%20Accounts%202013-14/GB%20Accounts%20Company%202014-04-30%20(Apr14)%20OpenOffice/Creditcardaccount.ods'#$May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May13.$M$1]+['file:///C:/Users/antony/diy/GB%20Accounts/GB%20Accounts%202013-14/GB%20Accounts%20Company%202014-04-30%20(Apr14)%20OpenOffice/Cashaccount.ods'#$May13.$AD$1]" office:value-type="float" office:value="0">
            <text:p>0.00 </text:p>
          </table:table-cell>
          <table:table-cell table:style-name="ce60"/>
          <table:table-cell/>
          <table:table-cell table:style-name="ce59"/>
          <table:table-cell table:style-name="ce60" table:formula="of:=SUM([.D40:.N4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Jun13.$M$1]+['file:///C:/Users/antony/diy/GB%20Accounts/GB%20Accounts%202013-14/GB%20Accounts%20Company%202014-04-30%20(Apr14)%20OpenOffice/Currentaccount.ods'#$Jun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Jun13.$M$1]+['file:///C:/Users/antony/diy/GB%20Accounts/GB%20Accounts%202013-14/GB%20Accounts%20Company%202014-04-30%20(Apr14)%20OpenOffice/Savingaccount.ods'#$Jun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Jun13.$M$1]+['file:///C:/Users/antony/diy/GB%20Accounts/GB%20Accounts%202013-14/GB%20Accounts%20Company%202014-04-30%20(Apr14)%20OpenOffice/Creditcardaccount.ods'#$Jun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Jun13.$M$1]+['file:///C:/Users/antony/diy/GB%20Accounts/GB%20Accounts%202013-14/GB%20Accounts%20Company%202014-04-30%20(Apr14)%20OpenOffice/Cashaccount.ods'#$Jun13.$AD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O40:.Y4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Jul13.$M$1]+['file:///C:/Users/antony/diy/GB%20Accounts/GB%20Accounts%202013-14/GB%20Accounts%20Company%202014-04-30%20(Apr14)%20OpenOffice/Currentaccount.ods'#$Jul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Jul13.$M$1]+['file:///C:/Users/antony/diy/GB%20Accounts/GB%20Accounts%202013-14/GB%20Accounts%20Company%202014-04-30%20(Apr14)%20OpenOffice/Savingaccount.ods'#$Jul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Jul13.$M$1]+['file:///C:/Users/antony/diy/GB%20Accounts/GB%20Accounts%202013-14/GB%20Accounts%20Company%202014-04-30%20(Apr14)%20OpenOffice/Creditcardaccount.ods'#$Jul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Jul13.$M$1]+['file:///C:/Users/antony/diy/GB%20Accounts/GB%20Accounts%202013-14/GB%20Accounts%20Company%202014-04-30%20(Apr14)%20OpenOffice/Cashaccount.ods'#$Jul13.$AD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Z40:.AJ4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Aug13.$M$1]+['file:///C:/Users/antony/diy/GB%20Accounts/GB%20Accounts%202013-14/GB%20Accounts%20Company%202014-04-30%20(Apr14)%20OpenOffice/Currentaccount.ods'#$Aug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Aug13.$M$1]+['file:///C:/Users/antony/diy/GB%20Accounts/GB%20Accounts%202013-14/GB%20Accounts%20Company%202014-04-30%20(Apr14)%20OpenOffice/Savingaccount.ods'#$Aug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Aug13.$M$1]+['file:///C:/Users/antony/diy/GB%20Accounts/GB%20Accounts%202013-14/GB%20Accounts%20Company%202014-04-30%20(Apr14)%20OpenOffice/Creditcardaccount.ods'#$Aug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Aug13.$M$1]+['file:///C:/Users/antony/diy/GB%20Accounts/GB%20Accounts%202013-14/GB%20Accounts%20Company%202014-04-30%20(Apr14)%20OpenOffice/Cashaccount.ods'#$Aug13.$AD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K40:.AU4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Sep13.$M$1]+['file:///C:/Users/antony/diy/GB%20Accounts/GB%20Accounts%202013-14/GB%20Accounts%20Company%202014-04-30%20(Apr14)%20OpenOffice/Currentaccount.ods'#$Sep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Sep13.$M$1]+['file:///C:/Users/antony/diy/GB%20Accounts/GB%20Accounts%202013-14/GB%20Accounts%20Company%202014-04-30%20(Apr14)%20OpenOffice/Savingaccount.ods'#$Sep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Sep13.$M$1]+['file:///C:/Users/antony/diy/GB%20Accounts/GB%20Accounts%202013-14/GB%20Accounts%20Company%202014-04-30%20(Apr14)%20OpenOffice/Creditcardaccount.ods'#$Sep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Sep13.$M$1]+['file:///C:/Users/antony/diy/GB%20Accounts/GB%20Accounts%202013-14/GB%20Accounts%20Company%202014-04-30%20(Apr14)%20OpenOffice/Cashaccount.ods'#$Sep13.$AD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V40:.BF4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Oct13.$M$1]+['file:///C:/Users/antony/diy/GB%20Accounts/GB%20Accounts%202013-14/GB%20Accounts%20Company%202014-04-30%20(Apr14)%20OpenOffice/Currentaccount.ods'#$Oct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Oct13.$M$1]+['file:///C:/Users/antony/diy/GB%20Accounts/GB%20Accounts%202013-14/GB%20Accounts%20Company%202014-04-30%20(Apr14)%20OpenOffice/Savingaccount.ods'#$Oct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Oct13.$M$1]+['file:///C:/Users/antony/diy/GB%20Accounts/GB%20Accounts%202013-14/GB%20Accounts%20Company%202014-04-30%20(Apr14)%20OpenOffice/Creditcardaccount.ods'#$Oct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Oct13.$M$1]+['file:///C:/Users/antony/diy/GB%20Accounts/GB%20Accounts%202013-14/GB%20Accounts%20Company%202014-04-30%20(Apr14)%20OpenOffice/Cashaccount.ods'#$Oct13.$AD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G40:.BQ4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Nov13.$M$1]+['file:///C:/Users/antony/diy/GB%20Accounts/GB%20Accounts%202013-14/GB%20Accounts%20Company%202014-04-30%20(Apr14)%20OpenOffice/Currentaccount.ods'#$Nov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Nov13.$M$1]+['file:///C:/Users/antony/diy/GB%20Accounts/GB%20Accounts%202013-14/GB%20Accounts%20Company%202014-04-30%20(Apr14)%20OpenOffice/Savingaccount.ods'#$Nov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Nov13.$M$1]+['file:///C:/Users/antony/diy/GB%20Accounts/GB%20Accounts%202013-14/GB%20Accounts%20Company%202014-04-30%20(Apr14)%20OpenOffice/Creditcardaccount.ods'#$Nov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Nov13.$M$1]+['file:///C:/Users/antony/diy/GB%20Accounts/GB%20Accounts%202013-14/GB%20Accounts%20Company%202014-04-30%20(Apr14)%20OpenOffice/Cashaccount.ods'#$Nov13.$AD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R40:.CB4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Dec13.$M$1]+['file:///C:/Users/antony/diy/GB%20Accounts/GB%20Accounts%202013-14/GB%20Accounts%20Company%202014-04-30%20(Apr14)%20OpenOffice/Currentaccount.ods'#$Dec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Dec13.$M$1]+['file:///C:/Users/antony/diy/GB%20Accounts/GB%20Accounts%202013-14/GB%20Accounts%20Company%202014-04-30%20(Apr14)%20OpenOffice/Savingaccount.ods'#$Dec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Dec13.$M$1]+['file:///C:/Users/antony/diy/GB%20Accounts/GB%20Accounts%202013-14/GB%20Accounts%20Company%202014-04-30%20(Apr14)%20OpenOffice/Creditcardaccount.ods'#$Dec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Dec13.$M$1]+['file:///C:/Users/antony/diy/GB%20Accounts/GB%20Accounts%202013-14/GB%20Accounts%20Company%202014-04-30%20(Apr14)%20OpenOffice/Cashaccount.ods'#$Dec13.$AD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C40:.CM4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Jan14.$M$1]+['file:///C:/Users/antony/diy/GB%20Accounts/GB%20Accounts%202013-14/GB%20Accounts%20Company%202014-04-30%20(Apr14)%20OpenOffice/Currentaccount.ods'#$Jan14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Jan14.$M$1]+['file:///C:/Users/antony/diy/GB%20Accounts/GB%20Accounts%202013-14/GB%20Accounts%20Company%202014-04-30%20(Apr14)%20OpenOffice/Savingaccount.ods'#$Jan14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Jan14.$M$1]+['file:///C:/Users/antony/diy/GB%20Accounts/GB%20Accounts%202013-14/GB%20Accounts%20Company%202014-04-30%20(Apr14)%20OpenOffice/Creditcardaccount.ods'#$Jan14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Jan14.$M$1]+['file:///C:/Users/antony/diy/GB%20Accounts/GB%20Accounts%202013-14/GB%20Accounts%20Company%202014-04-30%20(Apr14)%20OpenOffice/Cashaccount.ods'#$Jan14.$AD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N40:.CX4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Feb14.$M$1]+['file:///C:/Users/antony/diy/GB%20Accounts/GB%20Accounts%202013-14/GB%20Accounts%20Company%202014-04-30%20(Apr14)%20OpenOffice/Currentaccount.ods'#$Feb14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Feb14.$M$1]+['file:///C:/Users/antony/diy/GB%20Accounts/GB%20Accounts%202013-14/GB%20Accounts%20Company%202014-04-30%20(Apr14)%20OpenOffice/Savingaccount.ods'#$Feb14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Feb14.$M$1]+['file:///C:/Users/antony/diy/GB%20Accounts/GB%20Accounts%202013-14/GB%20Accounts%20Company%202014-04-30%20(Apr14)%20OpenOffice/Creditcardaccount.ods'#$Feb14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Feb14.$M$1]+['file:///C:/Users/antony/diy/GB%20Accounts/GB%20Accounts%202013-14/GB%20Accounts%20Company%202014-04-30%20(Apr14)%20OpenOffice/Cashaccount.ods'#$Feb14.$AD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Y40:.DI4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Mar14.$M$1]+['file:///C:/Users/antony/diy/GB%20Accounts/GB%20Accounts%202013-14/GB%20Accounts%20Company%202014-04-30%20(Apr14)%20OpenOffice/Currentaccount.ods'#$Mar14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Mar14.$M$1]+['file:///C:/Users/antony/diy/GB%20Accounts/GB%20Accounts%202013-14/GB%20Accounts%20Company%202014-04-30%20(Apr14)%20OpenOffice/Savingaccount.ods'#$Mar14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Mar14.$M$1]+['file:///C:/Users/antony/diy/GB%20Accounts/GB%20Accounts%202013-14/GB%20Accounts%20Company%202014-04-30%20(Apr14)%20OpenOffice/Creditcardaccount.ods'#$Mar14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Mar14.$M$1]+['file:///C:/Users/antony/diy/GB%20Accounts/GB%20Accounts%202013-14/GB%20Accounts%20Company%202014-04-30%20(Apr14)%20OpenOffice/Cashaccount.ods'#$Mar14.$AD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J40:.DT4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Apr14.$M$1]+['file:///C:/Users/antony/diy/GB%20Accounts/GB%20Accounts%202013-14/GB%20Accounts%20Company%202014-04-30%20(Apr14)%20OpenOffice/Currentaccount.ods'#$Apr14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Apr14.$M$1]+['file:///C:/Users/antony/diy/GB%20Accounts/GB%20Accounts%202013-14/GB%20Accounts%20Company%202014-04-30%20(Apr14)%20OpenOffice/Savingaccount.ods'#$Apr14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Apr14.$M$1]+['file:///C:/Users/antony/diy/GB%20Accounts/GB%20Accounts%202013-14/GB%20Accounts%20Company%202014-04-30%20(Apr14)%20OpenOffice/Creditcardaccount.ods'#$Apr14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Apr14.$M$1]+['file:///C:/Users/antony/diy/GB%20Accounts/GB%20Accounts%202013-14/GB%20Accounts%20Company%202014-04-30%20(Apr14)%20OpenOffice/Cashaccount.ods'#$Apr14.$AD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U40:.EE40])" office:value-type="float" office:value="0">
            <text:p>0.00 </text:p>
          </table:table-cell>
          <table:table-cell table:style-name="ce44"/>
          <table:table-cell table:formula="of:=-['file:///C:/Users/antony/diy/GB%20Accounts/GB%20Accounts%202013-14/GB%20Accounts%20Company%202014-04-30%20(Apr14)%20OpenOffice/Fixedassets.ods'#$HPfinance.$E$2]" office:value-type="float" office:value="-0">
            <text:p>0.00 </text:p>
          </table:table-cell>
          <table:table-cell table:style-name="ce44"/>
          <table:table-cell table:style-name="ce60" table:formula="of:=SUM([.EF40:.EH40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9" office:value-type="string">
            <text:p>CAPITAL &amp; RESERVES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Share Capital</text:p>
          </table:table-cell>
          <table:table-cell table:style-name="ce55"/>
          <table:table-cell table:style-name="ce60" table:formula="of:=-[OpenAccounts.E33]" office:value-type="float" office:value="-0">
            <text:p>0.00 </text:p>
          </table:table-cell>
          <table:table-cell table:style-name="ce59"/>
          <table:table-cell table:style-name="ce60" table:number-columns-repeated="7"/>
          <table:table-cell/>
          <table:table-cell table:style-name="ce59"/>
          <table:table-cell table:style-name="ce60" table:formula="of:=SUM([.D42:.N42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O42:.Y42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Z42:.AJ42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AK42:.AU42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AV42:.BF42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BG42:.BQ42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BR42:.CB42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C42:.CM42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N42:.CX42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Y42:.DI42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DJ42:.DT42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DU42:.EE42])" office:value-type="float" office:value="0">
            <text:p>0.00 </text:p>
          </table:table-cell>
          <table:table-cell table:style-name="ce44"/>
          <table:table-cell table:formula="of:=-['file:///C:/Users/antony/diy/GB%20Accounts/GB%20Accounts%202013-14/GB%20Accounts%20Company%202014-04-30%20(Apr14)%20OpenOffice/Companysecretary.ods'#$Boardmeeting.$E$6]" office:value-type="float" office:value="-0">
            <text:p>0.00 </text:p>
          </table:table-cell>
          <table:table-cell table:style-name="ce44"/>
          <table:table-cell table:style-name="ce60" table:formula="of:=SUM([.EF42:.EH42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Revenue Reserve Profit &amp; Loss Account</text:p>
          </table:table-cell>
          <table:table-cell table:style-name="ce55"/>
          <table:table-cell table:style-name="ce60" table:formula="of:=-[OpenAccounts.E34]" office:value-type="float" office:value="-0">
            <text:p>0.00 </text:p>
          </table:table-cell>
          <table:table-cell table:style-name="ce59"/>
          <table:table-cell table:style-name="ce60" table:number-columns-repeated="7"/>
          <table:table-cell/>
          <table:table-cell table:style-name="ce59"/>
          <table:table-cell table:style-name="ce60" table:formula="of:=SUM([.D43:.N43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O43:.Y43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Z43:.AJ43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AK43:.AU43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AV43:.BF43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BG43:.BQ43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BR43:.CB43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C43:.CM43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N43:.CX43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Y43:.DI43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DJ43:.DT43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DU43:.EE43])" office:value-type="float" office:value="0">
            <text:p>0.00 </text:p>
          </table:table-cell>
          <table:table-cell table:style-name="ce44"/>
          <table:table-cell table:formula="of:=-['PubP&amp;L'.F54]" office:value-type="float" office:value="-0">
            <text:p>0.00 </text:p>
          </table:table-cell>
          <table:table-cell table:style-name="ce44"/>
          <table:table-cell table:style-name="ce60" table:formula="of:=SUM([.EF43:.EH43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Capital Reserve</text:p>
          </table:table-cell>
          <table:table-cell table:style-name="ce55"/>
          <table:table-cell table:style-name="ce60" table:formula="of:=-[OpenAccounts.E35]" office:value-type="float" office:value="-0">
            <text:p>0.00 </text:p>
          </table:table-cell>
          <table:table-cell table:style-name="ce59"/>
          <table:table-cell table:style-name="ce60" table:number-columns-repeated="7"/>
          <table:table-cell/>
          <table:table-cell table:style-name="ce59"/>
          <table:table-cell table:style-name="ce60" table:formula="of:=SUM([.D44:.N44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O44:.Y44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Z44:.AJ44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AK44:.AU44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AV44:.BF44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BG44:.BQ44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BR44:.CB44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C44:.CM44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N44:.CX44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Y44:.DI44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DJ44:.DT44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DU44:.EE44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44:.EH44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 table:number-columns-repeated="2"/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9" office:value-type="string">
            <text:p>PROFIT DISTRIBUTION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Corporation Tax Payable</text:p>
          </table:table-cell>
          <table:table-cell table:style-name="ce55"/>
          <table:table-cell table:style-name="ce59" table:number-columns-repeated="2"/>
          <table:table-cell table:style-name="ce60" table:number-columns-repeated="7"/>
          <table:table-cell/>
          <table:table-cell table:style-name="ce59"/>
          <table:table-cell table:style-name="ce60" table:formula="of:=SUM([.D47:.N47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O47:.Y47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Z47:.AJ47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AK47:.AU47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AV47:.BF47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BG47:.BQ47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BR47:.CB47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C47:.CM47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N47:.CX47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Y47:.DI47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DJ47:.DT47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CorporationTax.K35]" office:value-type="float" office:value="0">
            <text:p>0.00 </text:p>
          </table:table-cell>
          <table:table-cell table:style-name="ce44"/>
          <table:table-cell table:style-name="ce60" table:formula="of:=SUM([.DU47:.EE47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47:.EH47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Dividends</text:p>
          </table:table-cell>
          <table:table-cell table:style-name="ce55" office:value-type="string">
            <text:p>DV</text:p>
          </table:table-cell>
          <table:table-cell table:style-name="ce59" table:number-columns-repeated="2"/>
          <table:table-cell table:style-name="ce60" table:number-columns-repeated="7"/>
          <table:table-cell/>
          <table:table-cell table:style-name="ce59"/>
          <table:table-cell table:style-name="ce60" table:formula="of:=SUM([.D48:.N48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O48:.Y48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Z48:.AJ48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AK48:.AU48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AV48:.BF48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BG48:.BQ48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BR48:.CB48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C48:.CM48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N48:.CX48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Y48:.DI48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DJ48:.DT48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DU48:.EE48])" office:value-type="float" office:value="0">
            <text:p>0.00 </text:p>
          </table:table-cell>
          <table:table-cell table:style-name="ce44"/>
          <table:table-cell table:formula="of:=['file:///C:/Users/antony/diy/GB%20Accounts/GB%20Accounts%202013-14/GB%20Accounts%20Company%202014-04-30%20(Apr14)%20OpenOffice/Companysecretary.ods'#$Boardmeeting.$E$4]" office:value-type="float" office:value="0">
            <text:p>0.00 </text:p>
          </table:table-cell>
          <table:table-cell table:style-name="ce44"/>
          <table:table-cell table:style-name="ce60" table:formula="of:=SUM([.EF48:.EH48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Profit &amp; Loss Retained</text:p>
          </table:table-cell>
          <table:table-cell table:style-name="ce55"/>
          <table:table-cell table:style-name="ce59" table:number-columns-repeated="2"/>
          <table:table-cell table:style-name="ce60" table:number-columns-repeated="7"/>
          <table:table-cell/>
          <table:table-cell table:style-name="ce59"/>
          <table:table-cell table:style-name="ce60" table:formula="of:=SUM([.D49:.N49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O49:.Y49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Z49:.AJ49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AK49:.AU49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AV49:.BF49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BG49:.BQ49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BR49:.CB49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C49:.CM49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N49:.CX49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Y49:.DI49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DJ49:.DT49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DU49:.EE49])" office:value-type="float" office:value="0">
            <text:p>0.00 </text:p>
          </table:table-cell>
          <table:table-cell table:style-name="ce44"/>
          <table:table-cell table:formula="of:=['PubP&amp;L'.F54]" office:value-type="float" office:value="0">
            <text:p>0.00 </text:p>
          </table:table-cell>
          <table:table-cell table:style-name="ce44"/>
          <table:table-cell table:style-name="ce60" table:formula="of:=SUM([.EF49:.EH49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 table:number-columns-repeated="2"/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9" office:value-type="string">
            <text:p>PROFIT &amp; LOSS ACCOUNT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9" office:value-type="string">
            <text:p>INCOME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Sales Product A</text:p>
          </table:table-cell>
          <table:table-cell table:style-name="ce55" office:value-type="string">
            <text:p>A</text:p>
          </table:table-cell>
          <table:table-cell table:style-name="ce59" table:number-columns-repeated="2"/>
          <table:table-cell table:style-name="ce60" table:formula="of:=-['file:///C:/Users/antony/diy/GB%20Accounts/GB%20Accounts%202013-14/GB%20Accounts%20Company%202014-04-30%20(Apr14)%20OpenOffice/Sales.ods'#$May13.$O$1]" office:value-type="float" office:value="-0">
            <text:p>0.00 </text:p>
          </table:table-cell>
          <table:table-cell table:style-name="ce60" table:number-columns-repeated="6"/>
          <table:table-cell/>
          <table:table-cell table:style-name="ce59"/>
          <table:table-cell table:style-name="ce60" table:formula="of:=SUM([.D53:.N5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Jun13.$O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O53:.Y5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Jul13.$O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Z53:.AJ5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Aug13.$O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AK53:.AU5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Sep13.$O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AV53:.BF5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Oct13.$O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BG53:.BQ5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Nov13.$O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BR53:.CB5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Dec13.$O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C53:.CM5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Jan14.$O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N53:.CX5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Feb14.$O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Y53:.DI5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Mar14.$O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DJ53:.DT5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Apr14.$O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DU53:.EE53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53:.EH53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Sales Product B</text:p>
          </table:table-cell>
          <table:table-cell table:style-name="ce55" office:value-type="string">
            <text:p>B</text:p>
          </table:table-cell>
          <table:table-cell table:style-name="ce59" table:number-columns-repeated="2"/>
          <table:table-cell table:style-name="ce60" table:formula="of:=-['file:///C:/Users/antony/diy/GB%20Accounts/GB%20Accounts%202013-14/GB%20Accounts%20Company%202014-04-30%20(Apr14)%20OpenOffice/Sales.ods'#$May13.$P$1]" office:value-type="float" office:value="-0">
            <text:p>0.00 </text:p>
          </table:table-cell>
          <table:table-cell table:style-name="ce60" table:number-columns-repeated="6"/>
          <table:table-cell/>
          <table:table-cell table:style-name="ce59"/>
          <table:table-cell table:style-name="ce60" table:formula="of:=SUM([.D54:.N54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Jun13.$P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O54:.Y54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Jul13.$P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Z54:.AJ54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Aug13.$P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AK54:.AU54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Sep13.$P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AV54:.BF54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Oct13.$P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BG54:.BQ54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Nov13.$P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BR54:.CB54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Dec13.$P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C54:.CM54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Jan14.$P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N54:.CX54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Feb14.$P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Y54:.DI54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Mar14.$P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DJ54:.DT54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Apr14.$P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DU54:.EE54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54:.EH54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Sales Product C</text:p>
          </table:table-cell>
          <table:table-cell table:style-name="ce55" office:value-type="string">
            <text:p>C</text:p>
          </table:table-cell>
          <table:table-cell table:style-name="ce59" table:number-columns-repeated="2"/>
          <table:table-cell table:style-name="ce60" table:formula="of:=-['file:///C:/Users/antony/diy/GB%20Accounts/GB%20Accounts%202013-14/GB%20Accounts%20Company%202014-04-30%20(Apr14)%20OpenOffice/Sales.ods'#$May13.$Q$1]" office:value-type="float" office:value="-0">
            <text:p>0.00 </text:p>
          </table:table-cell>
          <table:table-cell table:style-name="ce60" table:number-columns-repeated="6"/>
          <table:table-cell/>
          <table:table-cell table:style-name="ce59"/>
          <table:table-cell table:style-name="ce60" table:formula="of:=SUM([.D55:.N55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Jun13.$Q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O55:.Y55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Jul13.$Q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Z55:.AJ55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Aug13.$Q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AK55:.AU55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Sep13.$Q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AV55:.BF55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Oct13.$Q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BG55:.BQ55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Nov13.$Q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BR55:.CB55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Dec13.$Q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C55:.CM55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Jan14.$Q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N55:.CX55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Feb14.$Q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Y55:.DI55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Mar14.$Q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DJ55:.DT55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Apr14.$Q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DU55:.EE55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55:.EH55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Other Income</text:p>
          </table:table-cell>
          <table:table-cell table:style-name="ce55" office:value-type="string">
            <text:p>D</text:p>
          </table:table-cell>
          <table:table-cell table:style-name="ce59" table:number-columns-repeated="2"/>
          <table:table-cell table:style-name="ce60" table:formula="of:=-['file:///C:/Users/antony/diy/GB%20Accounts/GB%20Accounts%202013-14/GB%20Accounts%20Company%202014-04-30%20(Apr14)%20OpenOffice/Sales.ods'#$May13.$R$1]" office:value-type="float" office:value="-0">
            <text:p>0.00 </text:p>
          </table:table-cell>
          <table:table-cell table:style-name="ce60" table:number-columns-repeated="6"/>
          <table:table-cell/>
          <table:table-cell table:style-name="ce59"/>
          <table:table-cell table:style-name="ce60" table:formula="of:=SUM([.D56:.N56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Jun13.$R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O56:.Y56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Jul13.$R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Z56:.AJ56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Aug13.$R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AK56:.AU56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Sep13.$R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AV56:.BF56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Oct13.$R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BG56:.BQ56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Nov13.$R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BR56:.CB56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Dec13.$R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C56:.CM56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Jan14.$R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N56:.CX56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Feb14.$R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Y56:.DI56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Mar14.$R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DJ56:.DT56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Apr14.$R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DU56:.EE56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56:.EH56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Investment Grants Received</text:p>
          </table:table-cell>
          <table:table-cell table:style-name="ce55" office:value-type="string">
            <text:p>G</text:p>
          </table:table-cell>
          <table:table-cell table:style-name="ce59" table:number-columns-repeated="2"/>
          <table:table-cell table:style-name="ce60" table:formula="of:=-['file:///C:/Users/antony/diy/GB%20Accounts/GB%20Accounts%202013-14/GB%20Accounts%20Company%202014-04-30%20(Apr14)%20OpenOffice/Sales.ods'#$May13.$S$1]" office:value-type="float" office:value="-0">
            <text:p>0.00 </text:p>
          </table:table-cell>
          <table:table-cell table:style-name="ce60" table:number-columns-repeated="6"/>
          <table:table-cell/>
          <table:table-cell table:style-name="ce59"/>
          <table:table-cell table:style-name="ce60" table:formula="of:=SUM([.D57:.N5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Jun13.$S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O57:.Y5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Jul13.$S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Z57:.AJ5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Aug13.$S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AK57:.AU5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Sep13.$S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AV57:.BF5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Oct13.$S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BG57:.BQ5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Nov13.$S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BR57:.CB5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Dec13.$S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C57:.CM5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Jan14.$S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N57:.CX5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Feb14.$S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Y57:.DI5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Mar14.$S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DJ57:.DT5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Apr14.$S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DU57:.EE57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57:.EH57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Interest Received</text:p>
          </table:table-cell>
          <table:table-cell table:style-name="ce55" office:value-type="string">
            <text:p>K</text:p>
          </table:table-cell>
          <table:table-cell table:style-name="ce59" table:number-columns-repeated="2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May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May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May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May13.$K$1]" office:value-type="float" office:value="-0">
            <text:p>0.00 </text:p>
          </table:table-cell>
          <table:table-cell table:style-name="ce60"/>
          <table:table-cell/>
          <table:table-cell table:style-name="ce59"/>
          <table:table-cell table:style-name="ce60" table:formula="of:=SUM([.D58:.N5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Jun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Jun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Jun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Jun13.$K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O58:.Y5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Jul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Jul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Jul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Jul13.$K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Z58:.AJ5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Aug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Aug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Aug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Aug13.$K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K58:.AU5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Sep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Sep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Sep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Sep13.$K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V58:.BF5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Oct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Oct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Oct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Oct13.$K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G58:.BQ5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Nov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Nov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Nov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Nov13.$K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R58:.CB5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Dec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Dec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Dec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Dec13.$K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C58:.CM5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Jan14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Jan14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Jan14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Jan14.$K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N58:.CX5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Feb14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Feb14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Feb14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Feb14.$K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Y58:.DI5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Mar14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Mar14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Mar14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Mar14.$K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J58:.DT5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Apr14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Apr14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Apr14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ashaccount.ods'#$Apr14.$K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U58:.EE58])" office:value-type="float" office:value="0">
            <text:p>0.00 </text:p>
          </table:table-cell>
          <table:table-cell table:style-name="ce44"/>
          <table:table-cell table:formula="of:=IF([OpenAccounts.P8]=&quot;X&quot;;0;[.EF58]/((100-[Admin.P7])/100)-[.EF58])" office:value-type="float" office:value="0">
            <text:p>0.00 </text:p>
          </table:table-cell>
          <table:table-cell table:style-name="ce44"/>
          <table:table-cell table:style-name="ce60" table:formula="of:=SUM([.EF58:.EH58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9" office:value-type="string">
            <text:p>COST OF SALES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Purchases Stock Materials</text:p>
          </table:table-cell>
          <table:table-cell table:style-name="ce55" office:value-type="string">
            <text:p>S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4-30%20(Apr14)%20OpenOffice/Purchases.ods'#$May13.$O$1]" office:value-type="float" office:value="0">
            <text:p>0.00 </text:p>
          </table:table-cell>
          <table:table-cell table:style-name="ce60" table:number-columns-repeated="5"/>
          <table:table-cell table:formula="of:=-([Stock.$F$8]-[Stock.$L$8]-[Stock.$R$8]-[Stock.$X$8]+[Stock.$Z$8])" office:value-type="float" office:value="-0">
            <text:p>0.00 </text:p>
          </table:table-cell>
          <table:table-cell table:style-name="ce59"/>
          <table:table-cell table:style-name="ce60" table:formula="of:=SUM([.D60:.N6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n13.$O$1]" office:value-type="float" office:value="0">
            <text:p>0.00 </text:p>
          </table:table-cell>
          <table:table-cell table:style-name="ce60" table:number-columns-repeated="5"/>
          <table:table-cell table:style-name="ce60" table:formula="of:=-([Stock.$F$10]-[Stock.$L$10]-[Stock.$R$10]-[Stock.$X$10]+[Stock.$Z$10])" office:value-type="float" office:value="-0">
            <text:p>0.00 </text:p>
          </table:table-cell>
          <table:table-cell table:style-name="ce44"/>
          <table:table-cell table:style-name="ce60" table:formula="of:=SUM([.O60:.Y6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l13.$O$1]" office:value-type="float" office:value="0">
            <text:p>0.00 </text:p>
          </table:table-cell>
          <table:table-cell table:style-name="ce60" table:number-columns-repeated="5"/>
          <table:table-cell table:style-name="ce60" table:formula="of:=-([Stock.$F$12]-[Stock.$L$12]-[Stock.$R$12]-[Stock.$X$12]+[Stock.$Z$12])" office:value-type="float" office:value="-0">
            <text:p>0.00 </text:p>
          </table:table-cell>
          <table:table-cell table:style-name="ce44"/>
          <table:table-cell table:style-name="ce60" table:formula="of:=SUM([.Z60:.AJ6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ug13.$O$1]" office:value-type="float" office:value="0">
            <text:p>0.00 </text:p>
          </table:table-cell>
          <table:table-cell table:style-name="ce60" table:number-columns-repeated="5"/>
          <table:table-cell table:style-name="ce60" table:formula="of:=-([Stock.$F$14]-[Stock.$L$14]-[Stock.$R$14]-[Stock.$X$14]+[Stock.$Z$14])" office:value-type="float" office:value="-0">
            <text:p>0.00 </text:p>
          </table:table-cell>
          <table:table-cell table:style-name="ce44"/>
          <table:table-cell table:style-name="ce60" table:formula="of:=SUM([.AK60:.AU6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Sep13.$O$1]" office:value-type="float" office:value="0">
            <text:p>0.00 </text:p>
          </table:table-cell>
          <table:table-cell table:style-name="ce60" table:number-columns-repeated="5"/>
          <table:table-cell table:style-name="ce60" table:formula="of:=-([Stock.$F$16]-[Stock.$L$16]-[Stock.$R$16]-[Stock.$X$16]+[Stock.$Z$16])" office:value-type="float" office:value="-0">
            <text:p>0.00 </text:p>
          </table:table-cell>
          <table:table-cell table:style-name="ce44"/>
          <table:table-cell table:style-name="ce60" table:formula="of:=SUM([.AV60:.BF6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Oct13.$O$1]" office:value-type="float" office:value="0">
            <text:p>0.00 </text:p>
          </table:table-cell>
          <table:table-cell table:style-name="ce60" table:number-columns-repeated="5"/>
          <table:table-cell table:style-name="ce60" table:formula="of:=-([Stock.$F$18]-[Stock.$L$18]-[Stock.$R$18]-[Stock.$X$18]+[Stock.$Z$18])" office:value-type="float" office:value="-0">
            <text:p>0.00 </text:p>
          </table:table-cell>
          <table:table-cell table:style-name="ce44"/>
          <table:table-cell table:style-name="ce60" table:formula="of:=SUM([.BG60:.BQ6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Nov13.$O$1]" office:value-type="float" office:value="0">
            <text:p>0.00 </text:p>
          </table:table-cell>
          <table:table-cell table:style-name="ce60" table:number-columns-repeated="5"/>
          <table:table-cell table:style-name="ce60" table:formula="of:=-([Stock.$F$20]-[Stock.$L$20]-[Stock.$R$20]-[Stock.$X$20]+[Stock.$Z$20])" office:value-type="float" office:value="-0">
            <text:p>0.00 </text:p>
          </table:table-cell>
          <table:table-cell table:style-name="ce44"/>
          <table:table-cell table:style-name="ce60" table:formula="of:=SUM([.BR60:.CB6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Dec13.$O$1]" office:value-type="float" office:value="0">
            <text:p>0.00 </text:p>
          </table:table-cell>
          <table:table-cell table:style-name="ce60" table:number-columns-repeated="5"/>
          <table:table-cell table:style-name="ce60" table:formula="of:=-([Stock.$F$22]-[Stock.$L$22]-[Stock.$R$22]-[Stock.$X$22]+[Stock.$Z$22])" office:value-type="float" office:value="-0">
            <text:p>0.00 </text:p>
          </table:table-cell>
          <table:table-cell table:style-name="ce44"/>
          <table:table-cell table:style-name="ce60" table:formula="of:=SUM([.CC60:.CM6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an14.$O$1]" office:value-type="float" office:value="0">
            <text:p>0.00 </text:p>
          </table:table-cell>
          <table:table-cell table:style-name="ce60" table:number-columns-repeated="5"/>
          <table:table-cell table:style-name="ce60" table:formula="of:=-([Stock.$F$24]-[Stock.$L$24]-[Stock.$R$24]-[Stock.$X$24]+[Stock.$Z$24])" office:value-type="float" office:value="-0">
            <text:p>0.00 </text:p>
          </table:table-cell>
          <table:table-cell table:style-name="ce44"/>
          <table:table-cell table:style-name="ce60" table:formula="of:=SUM([.CN60:.CX6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Feb14.$O$1]" office:value-type="float" office:value="0">
            <text:p>0.00 </text:p>
          </table:table-cell>
          <table:table-cell table:style-name="ce60" table:number-columns-repeated="5"/>
          <table:table-cell table:style-name="ce60" table:formula="of:=-([Stock.$F$26]-[Stock.$L$26]-[Stock.$R$26]-[Stock.$X$26]+[Stock.$Z$26])" office:value-type="float" office:value="-0">
            <text:p>0.00 </text:p>
          </table:table-cell>
          <table:table-cell table:style-name="ce44"/>
          <table:table-cell table:style-name="ce60" table:formula="of:=SUM([.CY60:.DI6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Mar14.$O$1]" office:value-type="float" office:value="0">
            <text:p>0.00 </text:p>
          </table:table-cell>
          <table:table-cell table:style-name="ce60" table:number-columns-repeated="5"/>
          <table:table-cell table:style-name="ce60" table:formula="of:=-([Stock.$F$28]-[Stock.$L$28]-[Stock.$R$28]-[Stock.$X$28]+[Stock.$Z$28])" office:value-type="float" office:value="-0">
            <text:p>0.00 </text:p>
          </table:table-cell>
          <table:table-cell table:style-name="ce44"/>
          <table:table-cell table:style-name="ce60" table:formula="of:=SUM([.DJ60:.DT6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pr14.$O$1]" office:value-type="float" office:value="0">
            <text:p>0.00 </text:p>
          </table:table-cell>
          <table:table-cell table:style-name="ce60" table:number-columns-repeated="5"/>
          <table:table-cell table:style-name="ce60" table:formula="of:=-([Stock.$F$30]-[Stock.$L$30]-[Stock.$R$30]-[Stock.$X$30]+[Stock.$Z$30])" office:value-type="float" office:value="-0">
            <text:p>0.00 </text:p>
          </table:table-cell>
          <table:table-cell table:style-name="ce44"/>
          <table:table-cell table:style-name="ce60" table:formula="of:=SUM([.DU60:.EE60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60:.EH60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Purchases Sub Contractors</text:p>
          </table:table-cell>
          <table:table-cell table:style-name="ce55" office:value-type="string">
            <text:p>C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4-30%20(Apr14)%20OpenOffice/Purchases.ods'#$May13.$P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61:.N6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n13.$P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61:.Y6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l13.$P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61:.AJ6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ug13.$P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61:.AU6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Sep13.$P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61:.BF6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Oct13.$P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61:.BQ6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Nov13.$P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61:.CB6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Dec13.$P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61:.CM6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an14.$P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61:.CX6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Feb14.$P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61:.DI6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Mar14.$P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61:.DT6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pr14.$P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61:.EE61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61:.EH61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Purchases Other Direct Costs</text:p>
          </table:table-cell>
          <table:table-cell table:style-name="ce55" office:value-type="string">
            <text:p>O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4-30%20(Apr14)%20OpenOffice/Purchases.ods'#$May13.$Q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62:.N6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n13.$Q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62:.Y6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l13.$Q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62:.AJ6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ug13.$Q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62:.AU6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Sep13.$Q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62:.BF6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Oct13.$Q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62:.BQ6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Nov13.$Q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62:.CB6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Dec13.$Q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62:.CM6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an14.$Q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62:.CX6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Feb14.$Q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62:.DI6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Mar14.$Q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62:.DT6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pr14.$Q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62:.EE62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62:.EH62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9" office:value-type="string">
            <text:p>EXPENSES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1">
          <table:table-cell table:style-name="ce44"/>
          <table:table-cell table:style-name="ce44" office:value-type="string">
            <text:p>Paye Net Wages</text:p>
          </table:table-cell>
          <table:table-cell table:style-name="ce55" office:value-type="string">
            <text:p>W</text:p>
          </table:table-cell>
          <table:table-cell table:style-name="ce59" table:number-columns-repeated="2"/>
          <table:table-cell table:style-name="ce60" table:number-columns-repeated="6"/>
          <table:table-cell table:style-name="ce60" table:formula="of:=[WagesInterface.C4]-[WagesInterface.I4]" office:value-type="float" office:value="0">
            <text:p>0.00 </text:p>
          </table:table-cell>
          <table:table-cell/>
          <table:table-cell table:style-name="ce59"/>
          <table:table-cell table:style-name="ce60" table:formula="of:=SUM([.D64:.N64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C5]-[WagesInterface.I5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O64:.Y64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C6]-[WagesInterface.I6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Z64:.AJ64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C7]-[WagesInterface.I7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AK64:.AU64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C8]-[WagesInterface.I8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AV64:.BF64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C9]-[WagesInterface.I9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BG64:.BQ64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C10]-[WagesInterface.I10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BR64:.CB64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C11]-[WagesInterface.I11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CC64:.CM64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C12]-[WagesInterface.I12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CN64:.CX64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C13]-[WagesInterface.I13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CY64:.DI64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C14]-[WagesInterface.I14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DJ64:.DT64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C15]-[WagesInterface.I15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DU64:.EE64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64:.EH64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1">
          <table:table-cell table:style-name="ce44"/>
          <table:table-cell table:style-name="ce44" office:value-type="string">
            <text:p>Non Paye Casual Employee Wages</text:p>
          </table:table-cell>
          <table:table-cell table:style-name="ce55" office:value-type="string">
            <text:p>E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4-30%20(Apr14)%20OpenOffice/Purchases.ods'#$May13.$S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65:.N6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n13.$S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65:.Y6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l13.$S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65:.AJ6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ug13.$S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65:.AU6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Sep13.$S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65:.BF6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Oct13.$S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65:.BQ6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Nov13.$S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65:.CB6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Dec13.$S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65:.CM6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an14.$S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65:.CX6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Feb14.$S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65:.DI6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Mar14.$S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65:.DT6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pr14.$S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65:.EE65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65:.EH65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Directors Wages</text:p>
          </table:table-cell>
          <table:table-cell table:style-name="ce55" office:value-type="string">
            <text:p>D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4-30%20(Apr14)%20OpenOffice/Purchases.ods'#$May13.$R$1]" office:value-type="float" office:value="0">
            <text:p>0.00 </text:p>
          </table:table-cell>
          <table:table-cell table:style-name="ce60" table:number-columns-repeated="4"/>
          <table:table-cell table:style-name="ce60" table:formula="of:=[WagesInterface.C17]-[WagesInterface.I17]" office:value-type="float" office:value="0">
            <text:p>0.00 </text:p>
          </table:table-cell>
          <table:table-cell/>
          <table:table-cell table:style-name="ce59"/>
          <table:table-cell table:style-name="ce60" table:formula="of:=SUM([.D66:.N6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n13.$R$1]" office:value-type="float" office:value="0">
            <text:p>0.00 </text:p>
          </table:table-cell>
          <table:table-cell table:style-name="ce60" table:number-columns-repeated="4"/>
          <table:table-cell table:style-name="ce60" table:formula="of:=[WagesInterface.C18]-[WagesInterface.I18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O66:.Y6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l13.$R$1]" office:value-type="float" office:value="0">
            <text:p>0.00 </text:p>
          </table:table-cell>
          <table:table-cell table:style-name="ce60" table:number-columns-repeated="4"/>
          <table:table-cell table:style-name="ce60" table:formula="of:=[WagesInterface.C19]-[WagesInterface.I19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Z66:.AJ6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ug13.$R$1]" office:value-type="float" office:value="0">
            <text:p>0.00 </text:p>
          </table:table-cell>
          <table:table-cell table:style-name="ce60" table:number-columns-repeated="4"/>
          <table:table-cell table:style-name="ce60" table:formula="of:=[WagesInterface.C20]-[WagesInterface.I20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AK66:.AU6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Sep13.$R$1]" office:value-type="float" office:value="0">
            <text:p>0.00 </text:p>
          </table:table-cell>
          <table:table-cell table:style-name="ce60" table:number-columns-repeated="4"/>
          <table:table-cell table:style-name="ce60" table:formula="of:=[WagesInterface.C21]-[WagesInterface.I21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AV66:.BF6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Oct13.$R$1]" office:value-type="float" office:value="0">
            <text:p>0.00 </text:p>
          </table:table-cell>
          <table:table-cell table:style-name="ce60" table:number-columns-repeated="4"/>
          <table:table-cell table:style-name="ce60" table:formula="of:=[WagesInterface.C22]-[WagesInterface.I22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BG66:.BQ6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Nov13.$R$1]" office:value-type="float" office:value="0">
            <text:p>0.00 </text:p>
          </table:table-cell>
          <table:table-cell table:style-name="ce60" table:number-columns-repeated="4"/>
          <table:table-cell table:style-name="ce60" table:formula="of:=[WagesInterface.C23]-[WagesInterface.I23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BR66:.CB6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Dec13.$R$1]" office:value-type="float" office:value="0">
            <text:p>0.00 </text:p>
          </table:table-cell>
          <table:table-cell table:style-name="ce60" table:number-columns-repeated="4"/>
          <table:table-cell table:style-name="ce60" table:formula="of:=[WagesInterface.C24]-[WagesInterface.I24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CC66:.CM6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an14.$R$1]" office:value-type="float" office:value="0">
            <text:p>0.00 </text:p>
          </table:table-cell>
          <table:table-cell table:style-name="ce60" table:number-columns-repeated="4"/>
          <table:table-cell table:style-name="ce60" table:formula="of:=[WagesInterface.C25]-[WagesInterface.I25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CN66:.CX6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Feb14.$R$1]" office:value-type="float" office:value="0">
            <text:p>0.00 </text:p>
          </table:table-cell>
          <table:table-cell table:style-name="ce60" table:number-columns-repeated="4"/>
          <table:table-cell table:style-name="ce60" table:formula="of:=[WagesInterface.C26]-[WagesInterface.I26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CY66:.DI6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Mar14.$R$1]" office:value-type="float" office:value="0">
            <text:p>0.00 </text:p>
          </table:table-cell>
          <table:table-cell table:style-name="ce60" table:number-columns-repeated="4"/>
          <table:table-cell table:style-name="ce60" table:formula="of:=[WagesInterface.C27]-[WagesInterface.I27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DJ66:.DT6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pr14.$R$1]" office:value-type="float" office:value="0">
            <text:p>0.00 </text:p>
          </table:table-cell>
          <table:table-cell table:style-name="ce60" table:number-columns-repeated="4"/>
          <table:table-cell table:style-name="ce60" table:formula="of:=[WagesInterface.C28]-[WagesInterface.I28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DU66:.EE66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66:.EH66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Employers National Insurance</text:p>
          </table:table-cell>
          <table:table-cell table:style-name="ce55"/>
          <table:table-cell table:style-name="ce59" table:number-columns-repeated="2"/>
          <table:table-cell table:style-name="ce60" table:number-columns-repeated="6"/>
          <table:table-cell table:style-name="ce60" table:formula="of:=[WagesInterface.H4]+[WagesInterface.H17]" office:value-type="float" office:value="0">
            <text:p>0.00 </text:p>
          </table:table-cell>
          <table:table-cell/>
          <table:table-cell table:style-name="ce59"/>
          <table:table-cell table:style-name="ce60" table:formula="of:=SUM([.D67:.N67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H5]+[WagesInterface.H18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O67:.Y67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H6]+[WagesInterface.H19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Z67:.AJ67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H7]+[WagesInterface.H20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AK67:.AU67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H8]+[WagesInterface.H21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AV67:.BF67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H9]+[WagesInterface.H22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BG67:.BQ67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H10]+[WagesInterface.H23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BR67:.CB67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H11]+[WagesInterface.H24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CC67:.CM67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H12]+[WagesInterface.H25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CN67:.CX67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H13]+[WagesInterface.H26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CY67:.DI67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H14]+[WagesInterface.H27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DJ67:.DT67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H15]+[WagesInterface.H28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DU67:.EE67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67:.EH67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Premises Rent &amp; Rates</text:p>
          </table:table-cell>
          <table:table-cell table:style-name="ce55" office:value-type="string">
            <text:p>R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4-30%20(Apr14)%20OpenOffice/Purchases.ods'#$May13.$T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68:.N6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n13.$T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68:.Y6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l13.$T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68:.AJ6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ug13.$T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68:.AU6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Sep13.$T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68:.BF6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Oct13.$T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68:.BQ6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Nov13.$T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68:.CB6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Dec13.$T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68:.CM6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an14.$T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68:.CX6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Feb14.$T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68:.DI6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Mar14.$T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68:.DT6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pr14.$T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68:.EE68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68:.EH68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Premises Light &amp; Heating</text:p>
          </table:table-cell>
          <table:table-cell table:style-name="ce55" office:value-type="string">
            <text:p>P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4-30%20(Apr14)%20OpenOffice/Purchases.ods'#$May13.$U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69:.N6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n13.$U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69:.Y6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l13.$U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69:.AJ6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ug13.$U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69:.AU6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Sep13.$U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69:.BF6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Oct13.$U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69:.BQ6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Nov13.$U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69:.CB6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Dec13.$U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69:.CM6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an14.$U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69:.CX6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Feb14.$U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69:.DI6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Mar14.$U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69:.DT6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pr14.$U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69:.EE69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69:.EH69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Distribution Transport Costs</text:p>
          </table:table-cell>
          <table:table-cell table:style-name="ce55" office:value-type="string">
            <text:p>T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4-30%20(Apr14)%20OpenOffice/Purchases.ods'#$May13.$V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70:.N7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n13.$V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70:.Y7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l13.$V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70:.AJ7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ug13.$V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70:.AU7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Sep13.$V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70:.BF7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Oct13.$V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70:.BQ7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Nov13.$V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70:.CB7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Dec13.$V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70:.CM7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an14.$V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70:.CX7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Feb14.$V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70:.DI7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Mar14.$V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70:.DT7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pr14.$V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70:.EE70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70:.EH70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Equipment Tools &amp; Plant Hire</text:p>
          </table:table-cell>
          <table:table-cell table:style-name="ce55" office:value-type="string">
            <text:p>Q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4-30%20(Apr14)%20OpenOffice/Purchases.ods'#$May13.$W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71:.N7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n13.$W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71:.Y7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l13.$W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71:.AJ7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ug13.$W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71:.AU7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Sep13.$W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71:.BF7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Oct13.$W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71:.BQ7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Nov13.$W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71:.CB7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Dec13.$W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71:.CM7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an14.$W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71:.CX7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Feb14.$W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71:.DI7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Mar14.$W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71:.DT7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pr14.$W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71:.EE71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71:.EH71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Repairs &amp; Maintenance</text:p>
          </table:table-cell>
          <table:table-cell table:style-name="ce55" office:value-type="string">
            <text:p>M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4-30%20(Apr14)%20OpenOffice/Purchases.ods'#$May13.$X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72:.N7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n13.$X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72:.Y7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l13.$X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72:.AJ7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ug13.$X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72:.AU7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Sep13.$X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72:.BF7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Oct13.$X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72:.BQ7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Nov13.$X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72:.CB7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Dec13.$X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72:.CM7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an14.$X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72:.CX7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Feb14.$X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72:.DI7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Mar14.$X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72:.DT7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pr14.$X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72:.EE72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72:.EH72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Consumable Materials</text:p>
          </table:table-cell>
          <table:table-cell table:style-name="ce55" office:value-type="string">
            <text:p>U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4-30%20(Apr14)%20OpenOffice/Purchases.ods'#$May13.$Y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73:.N73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n13.$Y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73:.Y73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l13.$Y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73:.AJ73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ug13.$Y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73:.AU73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Sep13.$Y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73:.BF73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Oct13.$Y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73:.BQ73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Nov13.$Y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73:.CB73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Dec13.$Y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73:.CM73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an14.$Y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73:.CX73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Feb14.$Y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73:.DI73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Mar14.$Y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73:.DT73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pr14.$Y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73:.EE73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73:.EH73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Advertising &amp; Promotion</text:p>
          </table:table-cell>
          <table:table-cell table:style-name="ce55" office:value-type="string">
            <text:p>A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4-30%20(Apr14)%20OpenOffice/Purchases.ods'#$May13.$Z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74:.N7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n13.$Z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74:.Y7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l13.$Z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74:.AJ7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ug13.$Z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74:.AU7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Sep13.$Z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74:.BF7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Oct13.$Z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74:.BQ7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Nov13.$Z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74:.CB7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Dec13.$Z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74:.CM7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an14.$Z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74:.CX7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Feb14.$Z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74:.DI7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Mar14.$Z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74:.DT7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pr14.$Z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74:.EE74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74:.EH74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Telephone Postage &amp; Stationery</text:p>
          </table:table-cell>
          <table:table-cell table:style-name="ce55" office:value-type="string">
            <text:p>G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4-30%20(Apr14)%20OpenOffice/Purchases.ods'#$May13.$AA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75:.N7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n13.$AA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75:.Y7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l13.$AA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75:.AJ7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ug13.$AA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75:.AU7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Sep13.$AA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75:.BF7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Oct13.$AA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75:.BQ7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Nov13.$AA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75:.CB7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Dec13.$AA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75:.CM7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an14.$AA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75:.CX7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Feb14.$AA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75:.DI7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Mar14.$AA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75:.DT7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pr14.$AA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75:.EE75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75:.EH75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Travel &amp; Hotel Expenses</text:p>
          </table:table-cell>
          <table:table-cell table:style-name="ce55" office:value-type="string">
            <text:p>H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4-30%20(Apr14)%20OpenOffice/Purchases.ods'#$May13.$AB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76:.N7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n13.$AB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76:.Y7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l13.$AB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76:.AJ7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ug13.$AB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76:.AU7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Sep13.$AB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76:.BF7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Oct13.$AB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76:.BQ7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Nov13.$AB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76:.CB7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Dec13.$AB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76:.CM7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an14.$AB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76:.CX7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Feb14.$AB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76:.DI7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Mar14.$AB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76:.DT7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pr14.$AB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76:.EE76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76:.EH76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Motor Vehicle Expenses</text:p>
          </table:table-cell>
          <table:table-cell table:style-name="ce55" office:value-type="string">
            <text:p>V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4-30%20(Apr14)%20OpenOffice/Purchases.ods'#$May13.$AC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77:.N77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n13.$AC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77:.Y77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l13.$AC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77:.AJ77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ug13.$AC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77:.AU77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Sep13.$AC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77:.BF77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Oct13.$AC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77:.BQ77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Nov13.$AC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77:.CB77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Dec13.$AC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77:.CM77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an14.$AC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77:.CX77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Feb14.$AC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77:.DI77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Mar14.$AC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77:.DT77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pr14.$AC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77:.EE77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77:.EH77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Insurance Costs</text:p>
          </table:table-cell>
          <table:table-cell table:style-name="ce55" office:value-type="string">
            <text:p>N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4-30%20(Apr14)%20OpenOffice/Purchases.ods'#$May13.$AD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78:.N7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n13.$AD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78:.Y7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l13.$AD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78:.AJ7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ug13.$AD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78:.AU7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Sep13.$AD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78:.BF7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Oct13.$AD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78:.BQ7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Nov13.$AD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78:.CB7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Dec13.$AD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78:.CM7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an14.$AD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78:.CX7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Feb14.$AD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78:.DI7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Mar14.$AD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78:.DT7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pr14.$AD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78:.EE78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78:.EH78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Leasing Charges</text:p>
          </table:table-cell>
          <table:table-cell table:style-name="ce55" office:value-type="string">
            <text:p>F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4-30%20(Apr14)%20OpenOffice/Purchases.ods'#$May13.$AE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79:.N7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n13.$AE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79:.Y7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l13.$AE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79:.AJ7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ug13.$AE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79:.AU7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Sep13.$AE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79:.BF7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Oct13.$AE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79:.BQ7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Nov13.$AE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79:.CB7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Dec13.$AE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79:.CM7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an14.$AE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79:.CX7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Feb14.$AE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79:.DI7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Mar14.$AE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79:.DT7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pr14.$AE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79:.EE79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79:.EH79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Legal &amp; Professional Fees</text:p>
          </table:table-cell>
          <table:table-cell table:style-name="ce55" office:value-type="string">
            <text:p>L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4-30%20(Apr14)%20OpenOffice/Purchases.ods'#$May13.$AF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80:.N8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n13.$AF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80:.Y8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l13.$AF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80:.AJ8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ug13.$AF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80:.AU8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Sep13.$AF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80:.BF8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Oct13.$AF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80:.BQ8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Nov13.$AF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80:.CB8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Dec13.$AF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80:.CM8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an14.$AF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80:.CX8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Feb14.$AF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80:.DI8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Mar14.$AF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80:.DT8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pr14.$AF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80:.EE80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80:.EH80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Bad Debts written off</text:p>
          </table:table-cell>
          <table:table-cell table:style-name="ce55" office:value-type="string">
            <text:p>O</text:p>
          </table:table-cell>
          <table:table-cell table:style-name="ce59" table:number-columns-repeated="2"/>
          <table:table-cell table:style-name="ce60" table:formula="of:=-['file:///C:/Users/antony/diy/GB%20Accounts/GB%20Accounts%202013-14/GB%20Accounts%20Company%202014-04-30%20(Apr14)%20OpenOffice/Sales.ods'#$May13.$T$1]" office:value-type="float" office:value="-0">
            <text:p>0.00 </text:p>
          </table:table-cell>
          <table:table-cell table:style-name="ce60" table:number-columns-repeated="6"/>
          <table:table-cell/>
          <table:table-cell table:style-name="ce59"/>
          <table:table-cell table:style-name="ce60" table:formula="of:=SUM([.D81:.N81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Jun13.$T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O81:.Y81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Jul13.$T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Z81:.AJ81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Aug13.$T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AK81:.AU81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Sep13.$T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AV81:.BF81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Oct13.$T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BG81:.BQ81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Nov13.$T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BR81:.CB81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Dec13.$T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C81:.CM81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Jan14.$T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N81:.CX81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Feb14.$T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Y81:.DI81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Mar14.$T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DJ81:.DT81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4-30%20(Apr14)%20OpenOffice/Sales.ods'#$Apr14.$T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DU81:.EE81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81:.EH81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Bank Interest Paid</text:p>
          </table:table-cell>
          <table:table-cell table:style-name="ce55" office:value-type="string">
            <text:p>J</text:p>
          </table:table-cell>
          <table:table-cell table:style-name="ce59" table:number-columns-repeated="2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May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May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May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May13.$AB$1]" office:value-type="float" office:value="0">
            <text:p>0.00 </text:p>
          </table:table-cell>
          <table:table-cell table:style-name="ce60"/>
          <table:table-cell/>
          <table:table-cell table:style-name="ce59"/>
          <table:table-cell table:style-name="ce60" table:formula="of:=SUM([.D82:.N8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Jun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Jun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Jun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Jun13.$AB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O82:.Y8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Jul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Jul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Jul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Jul13.$AB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Z82:.AJ8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Aug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Aug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Aug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Aug13.$AB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K82:.AU8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Sep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Sep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Sep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Sep13.$AB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V82:.BF8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Oct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Oct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Oct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Oct13.$AB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G82:.BQ8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Nov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Nov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Nov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Nov13.$AB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R82:.CB8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Dec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Dec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Dec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Dec13.$AB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C82:.CM8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Jan14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Jan14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Jan14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Jan14.$AB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N82:.CX8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Feb14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Feb14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Feb14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Feb14.$AB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Y82:.DI8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Mar14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Mar14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Mar14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Mar14.$AB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J82:.DT8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Apr14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Apr14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Apr14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Apr14.$AB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U82:.EE82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82:.EH82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Bank Charges</text:p>
          </table:table-cell>
          <table:table-cell table:style-name="ce55" office:value-type="string">
            <text:p>B</text:p>
          </table:table-cell>
          <table:table-cell table:style-name="ce59" table:number-columns-repeated="2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May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May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May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May13.$AA$1]" office:value-type="float" office:value="0">
            <text:p>0.00 </text:p>
          </table:table-cell>
          <table:table-cell table:style-name="ce60"/>
          <table:table-cell/>
          <table:table-cell table:style-name="ce59"/>
          <table:table-cell table:style-name="ce60" table:formula="of:=SUM([.D83:.N8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Jun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Jun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Jun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Jun13.$AA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O83:.Y8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Jul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Jul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Jul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Jul13.$AA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Z83:.AJ8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Aug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Aug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Aug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Aug13.$AA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K83:.AU8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Sep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Sep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Sep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Sep13.$AA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V83:.BF8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Oct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Oct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Oct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Oct13.$AA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G83:.BQ8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Nov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Nov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Nov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Nov13.$AA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R83:.CB8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Dec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Dec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Dec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Dec13.$AA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C83:.CM8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Jan14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Jan14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Jan14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Jan14.$AA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N83:.CX8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Feb14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Feb14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Feb14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Feb14.$AA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Y83:.DI8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Mar14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Mar14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Mar14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Mar14.$AA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J83:.DT8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Apr14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Apr14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Apr14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ashaccount.ods'#$Apr14.$AA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U83:.EE83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83:.EH83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Charitable Donations</text:p>
          </table:table-cell>
          <table:table-cell table:style-name="ce55" office:value-type="string">
            <text:p>Y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4-30%20(Apr14)%20OpenOffice/Purchases.ods'#$May13.$AG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84:.N8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n13.$AG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84:.Y8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l13.$AG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84:.AJ8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ug13.$AG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84:.AU8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Sep13.$AG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84:.BF8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Oct13.$AG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84:.BQ8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Nov13.$AG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84:.CB8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Dec13.$AG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84:.CM8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an14.$AG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84:.CX8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Feb14.$AG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84:.DI8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Mar14.$AG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84:.DT8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pr14.$AG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84:.EE84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84:.EH84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Goodwill written off</text:p>
          </table:table-cell>
          <table:table-cell table:style-name="ce55" office:value-type="string">
            <text:p>Z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4-30%20(Apr14)%20OpenOffice/Purchases.ods'#$May13.$AH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85:.N8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n13.$AH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85:.Y8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ul13.$AH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85:.AJ8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ug13.$AH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85:.AU8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Sep13.$AH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85:.BF8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Oct13.$AH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85:.BQ8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Nov13.$AH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85:.CB8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Dec13.$AH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85:.CM8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Jan14.$AH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85:.CX8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Feb14.$AH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85:.DI8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Mar14.$AH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85:.DT8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4-30%20(Apr14)%20OpenOffice/Purchases.ods'#$Apr14.$AH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85:.EE85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85:.EH85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Loss on disposal of assets</text:p>
          </table:table-cell>
          <table:table-cell table:style-name="ce55"/>
          <table:table-cell table:style-name="ce59" table:number-columns-repeated="2"/>
          <table:table-cell table:style-name="ce60" table:number-columns-repeated="7"/>
          <table:table-cell table:formula="of:=(['file:///C:/Users/antony/diy/GB%20Accounts/GB%20Accounts%202013-14/GB%20Accounts%20Company%202014-04-30%20(Apr14)%20OpenOffice/Fixedassets.ods'#$Schedule.$W$1]-['file:///C:/Users/antony/diy/GB%20Accounts/GB%20Accounts%202013-14/GB%20Accounts%20Company%202014-04-30%20(Apr14)%20OpenOffice/Fixedassets.ods'#$Schedule.$X$1]-['file:///C:/Users/antony/diy/GB%20Accounts/GB%20Accounts%202013-14/GB%20Accounts%20Company%202014-04-30%20(Apr14)%20OpenOffice/Fixedassets.ods'#$Schedule.$V$1])/12" office:value-type="float" office:value="0">
            <text:p>0.00 </text:p>
          </table:table-cell>
          <table:table-cell table:style-name="ce59"/>
          <table:table-cell table:style-name="ce60" table:formula="of:=SUM([.D86:.N86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(['file:///C:/Users/antony/diy/GB%20Accounts/GB%20Accounts%202013-14/GB%20Accounts%20Company%202014-04-30%20(Apr14)%20OpenOffice/Fixedassets.ods'#$Schedule.$W$1]-['file:///C:/Users/antony/diy/GB%20Accounts/GB%20Accounts%202013-14/GB%20Accounts%20Company%202014-04-30%20(Apr14)%20OpenOffice/Fixedassets.ods'#$Schedule.$X$1]-['file:///C:/Users/antony/diy/GB%20Accounts/GB%20Accounts%202013-14/GB%20Accounts%20Company%202014-04-30%20(Apr14)%20OpenOffice/Fixedassets.ods'#$Schedule.$V$1])/12" office:value-type="float" office:value="0">
            <text:p>0.00 </text:p>
          </table:table-cell>
          <table:table-cell table:style-name="ce44"/>
          <table:table-cell table:style-name="ce60" table:formula="of:=SUM([.O86:.Y86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(['file:///C:/Users/antony/diy/GB%20Accounts/GB%20Accounts%202013-14/GB%20Accounts%20Company%202014-04-30%20(Apr14)%20OpenOffice/Fixedassets.ods'#$Schedule.$W$1]-['file:///C:/Users/antony/diy/GB%20Accounts/GB%20Accounts%202013-14/GB%20Accounts%20Company%202014-04-30%20(Apr14)%20OpenOffice/Fixedassets.ods'#$Schedule.$X$1]-['file:///C:/Users/antony/diy/GB%20Accounts/GB%20Accounts%202013-14/GB%20Accounts%20Company%202014-04-30%20(Apr14)%20OpenOffice/Fixedassets.ods'#$Schedule.$V$1])/12" office:value-type="float" office:value="0">
            <text:p>0.00 </text:p>
          </table:table-cell>
          <table:table-cell table:style-name="ce44"/>
          <table:table-cell table:style-name="ce60" table:formula="of:=SUM([.Z86:.AJ86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(['file:///C:/Users/antony/diy/GB%20Accounts/GB%20Accounts%202013-14/GB%20Accounts%20Company%202014-04-30%20(Apr14)%20OpenOffice/Fixedassets.ods'#$Schedule.$W$1]-['file:///C:/Users/antony/diy/GB%20Accounts/GB%20Accounts%202013-14/GB%20Accounts%20Company%202014-04-30%20(Apr14)%20OpenOffice/Fixedassets.ods'#$Schedule.$X$1]-['file:///C:/Users/antony/diy/GB%20Accounts/GB%20Accounts%202013-14/GB%20Accounts%20Company%202014-04-30%20(Apr14)%20OpenOffice/Fixedassets.ods'#$Schedule.$V$1])/12" office:value-type="float" office:value="0">
            <text:p>0.00 </text:p>
          </table:table-cell>
          <table:table-cell table:style-name="ce44"/>
          <table:table-cell table:style-name="ce60" table:formula="of:=SUM([.AK86:.AU86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(['file:///C:/Users/antony/diy/GB%20Accounts/GB%20Accounts%202013-14/GB%20Accounts%20Company%202014-04-30%20(Apr14)%20OpenOffice/Fixedassets.ods'#$Schedule.$W$1]-['file:///C:/Users/antony/diy/GB%20Accounts/GB%20Accounts%202013-14/GB%20Accounts%20Company%202014-04-30%20(Apr14)%20OpenOffice/Fixedassets.ods'#$Schedule.$X$1]-['file:///C:/Users/antony/diy/GB%20Accounts/GB%20Accounts%202013-14/GB%20Accounts%20Company%202014-04-30%20(Apr14)%20OpenOffice/Fixedassets.ods'#$Schedule.$V$1])/12" office:value-type="float" office:value="0">
            <text:p>0.00 </text:p>
          </table:table-cell>
          <table:table-cell table:style-name="ce44"/>
          <table:table-cell table:style-name="ce60" table:formula="of:=SUM([.AV86:.BF86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(['file:///C:/Users/antony/diy/GB%20Accounts/GB%20Accounts%202013-14/GB%20Accounts%20Company%202014-04-30%20(Apr14)%20OpenOffice/Fixedassets.ods'#$Schedule.$W$1]-['file:///C:/Users/antony/diy/GB%20Accounts/GB%20Accounts%202013-14/GB%20Accounts%20Company%202014-04-30%20(Apr14)%20OpenOffice/Fixedassets.ods'#$Schedule.$X$1]-['file:///C:/Users/antony/diy/GB%20Accounts/GB%20Accounts%202013-14/GB%20Accounts%20Company%202014-04-30%20(Apr14)%20OpenOffice/Fixedassets.ods'#$Schedule.$V$1])/12" office:value-type="float" office:value="0">
            <text:p>0.00 </text:p>
          </table:table-cell>
          <table:table-cell table:style-name="ce44"/>
          <table:table-cell table:style-name="ce60" table:formula="of:=SUM([.BG86:.BQ86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(['file:///C:/Users/antony/diy/GB%20Accounts/GB%20Accounts%202013-14/GB%20Accounts%20Company%202014-04-30%20(Apr14)%20OpenOffice/Fixedassets.ods'#$Schedule.$W$1]-['file:///C:/Users/antony/diy/GB%20Accounts/GB%20Accounts%202013-14/GB%20Accounts%20Company%202014-04-30%20(Apr14)%20OpenOffice/Fixedassets.ods'#$Schedule.$X$1]-['file:///C:/Users/antony/diy/GB%20Accounts/GB%20Accounts%202013-14/GB%20Accounts%20Company%202014-04-30%20(Apr14)%20OpenOffice/Fixedassets.ods'#$Schedule.$V$1])/12" office:value-type="float" office:value="0">
            <text:p>0.00 </text:p>
          </table:table-cell>
          <table:table-cell table:style-name="ce44"/>
          <table:table-cell table:style-name="ce60" table:formula="of:=SUM([.BR86:.CB86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(['file:///C:/Users/antony/diy/GB%20Accounts/GB%20Accounts%202013-14/GB%20Accounts%20Company%202014-04-30%20(Apr14)%20OpenOffice/Fixedassets.ods'#$Schedule.$W$1]-['file:///C:/Users/antony/diy/GB%20Accounts/GB%20Accounts%202013-14/GB%20Accounts%20Company%202014-04-30%20(Apr14)%20OpenOffice/Fixedassets.ods'#$Schedule.$X$1]-['file:///C:/Users/antony/diy/GB%20Accounts/GB%20Accounts%202013-14/GB%20Accounts%20Company%202014-04-30%20(Apr14)%20OpenOffice/Fixedassets.ods'#$Schedule.$V$1])/12" office:value-type="float" office:value="0">
            <text:p>0.00 </text:p>
          </table:table-cell>
          <table:table-cell table:style-name="ce44"/>
          <table:table-cell table:style-name="ce60" table:formula="of:=SUM([.CC86:.CM86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(['file:///C:/Users/antony/diy/GB%20Accounts/GB%20Accounts%202013-14/GB%20Accounts%20Company%202014-04-30%20(Apr14)%20OpenOffice/Fixedassets.ods'#$Schedule.$W$1]-['file:///C:/Users/antony/diy/GB%20Accounts/GB%20Accounts%202013-14/GB%20Accounts%20Company%202014-04-30%20(Apr14)%20OpenOffice/Fixedassets.ods'#$Schedule.$X$1]-['file:///C:/Users/antony/diy/GB%20Accounts/GB%20Accounts%202013-14/GB%20Accounts%20Company%202014-04-30%20(Apr14)%20OpenOffice/Fixedassets.ods'#$Schedule.$V$1])/12" office:value-type="float" office:value="0">
            <text:p>0.00 </text:p>
          </table:table-cell>
          <table:table-cell table:style-name="ce44"/>
          <table:table-cell table:style-name="ce60" table:formula="of:=SUM([.CN86:.CX86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(['file:///C:/Users/antony/diy/GB%20Accounts/GB%20Accounts%202013-14/GB%20Accounts%20Company%202014-04-30%20(Apr14)%20OpenOffice/Fixedassets.ods'#$Schedule.$W$1]-['file:///C:/Users/antony/diy/GB%20Accounts/GB%20Accounts%202013-14/GB%20Accounts%20Company%202014-04-30%20(Apr14)%20OpenOffice/Fixedassets.ods'#$Schedule.$X$1]-['file:///C:/Users/antony/diy/GB%20Accounts/GB%20Accounts%202013-14/GB%20Accounts%20Company%202014-04-30%20(Apr14)%20OpenOffice/Fixedassets.ods'#$Schedule.$V$1])/12" office:value-type="float" office:value="0">
            <text:p>0.00 </text:p>
          </table:table-cell>
          <table:table-cell table:style-name="ce44"/>
          <table:table-cell table:style-name="ce60" table:formula="of:=SUM([.CY86:.DI86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(['file:///C:/Users/antony/diy/GB%20Accounts/GB%20Accounts%202013-14/GB%20Accounts%20Company%202014-04-30%20(Apr14)%20OpenOffice/Fixedassets.ods'#$Schedule.$W$1]-['file:///C:/Users/antony/diy/GB%20Accounts/GB%20Accounts%202013-14/GB%20Accounts%20Company%202014-04-30%20(Apr14)%20OpenOffice/Fixedassets.ods'#$Schedule.$X$1]-['file:///C:/Users/antony/diy/GB%20Accounts/GB%20Accounts%202013-14/GB%20Accounts%20Company%202014-04-30%20(Apr14)%20OpenOffice/Fixedassets.ods'#$Schedule.$V$1])/12" office:value-type="float" office:value="0">
            <text:p>0.00 </text:p>
          </table:table-cell>
          <table:table-cell table:style-name="ce44"/>
          <table:table-cell table:style-name="ce60" table:formula="of:=SUM([.DJ86:.DT86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(['file:///C:/Users/antony/diy/GB%20Accounts/GB%20Accounts%202013-14/GB%20Accounts%20Company%202014-04-30%20(Apr14)%20OpenOffice/Fixedassets.ods'#$Schedule.$W$1]-['file:///C:/Users/antony/diy/GB%20Accounts/GB%20Accounts%202013-14/GB%20Accounts%20Company%202014-04-30%20(Apr14)%20OpenOffice/Fixedassets.ods'#$Schedule.$X$1]-['file:///C:/Users/antony/diy/GB%20Accounts/GB%20Accounts%202013-14/GB%20Accounts%20Company%202014-04-30%20(Apr14)%20OpenOffice/Fixedassets.ods'#$Schedule.$V$1])/12" office:value-type="float" office:value="0">
            <text:p>0.00 </text:p>
          </table:table-cell>
          <table:table-cell table:style-name="ce44"/>
          <table:table-cell table:style-name="ce60" table:formula="of:=SUM([.DU86:.EE86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86:.EH86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Depreciation</text:p>
          </table:table-cell>
          <table:table-cell table:style-name="ce55"/>
          <table:table-cell table:style-name="ce59" table:number-columns-repeated="2"/>
          <table:table-cell table:style-name="ce60" table:number-columns-repeated="7"/>
          <table:table-cell table:formula="of:=['file:///C:/Users/antony/diy/GB%20Accounts/GB%20Accounts%202013-14/GB%20Accounts%20Company%202014-04-30%20(Apr14)%20OpenOffice/Fixedassets.ods'#$Schedule.$I$1]/12" office:value-type="float" office:value="0">
            <text:p>0.00 </text:p>
          </table:table-cell>
          <table:table-cell table:style-name="ce59"/>
          <table:table-cell table:style-name="ce60" table:formula="of:=SUM([.D87:.N87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'file:///C:/Users/antony/diy/GB%20Accounts/GB%20Accounts%202013-14/GB%20Accounts%20Company%202014-04-30%20(Apr14)%20OpenOffice/Fixedassets.ods'#$Schedule.$I$1]/12" office:value-type="float" office:value="0">
            <text:p>0.00 </text:p>
          </table:table-cell>
          <table:table-cell table:style-name="ce44"/>
          <table:table-cell table:style-name="ce60" table:formula="of:=SUM([.O87:.Y87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'file:///C:/Users/antony/diy/GB%20Accounts/GB%20Accounts%202013-14/GB%20Accounts%20Company%202014-04-30%20(Apr14)%20OpenOffice/Fixedassets.ods'#$Schedule.$I$1]/12" office:value-type="float" office:value="0">
            <text:p>0.00 </text:p>
          </table:table-cell>
          <table:table-cell table:style-name="ce44"/>
          <table:table-cell table:style-name="ce60" table:formula="of:=SUM([.Z87:.AJ87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'file:///C:/Users/antony/diy/GB%20Accounts/GB%20Accounts%202013-14/GB%20Accounts%20Company%202014-04-30%20(Apr14)%20OpenOffice/Fixedassets.ods'#$Schedule.$I$1]/12" office:value-type="float" office:value="0">
            <text:p>0.00 </text:p>
          </table:table-cell>
          <table:table-cell table:style-name="ce44"/>
          <table:table-cell table:style-name="ce60" table:formula="of:=SUM([.AK87:.AU87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'file:///C:/Users/antony/diy/GB%20Accounts/GB%20Accounts%202013-14/GB%20Accounts%20Company%202014-04-30%20(Apr14)%20OpenOffice/Fixedassets.ods'#$Schedule.$I$1]/12" office:value-type="float" office:value="0">
            <text:p>0.00 </text:p>
          </table:table-cell>
          <table:table-cell table:style-name="ce44"/>
          <table:table-cell table:style-name="ce60" table:formula="of:=SUM([.AV87:.BF87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'file:///C:/Users/antony/diy/GB%20Accounts/GB%20Accounts%202013-14/GB%20Accounts%20Company%202014-04-30%20(Apr14)%20OpenOffice/Fixedassets.ods'#$Schedule.$I$1]/12" office:value-type="float" office:value="0">
            <text:p>0.00 </text:p>
          </table:table-cell>
          <table:table-cell table:style-name="ce44"/>
          <table:table-cell table:style-name="ce60" table:formula="of:=SUM([.BG87:.BQ87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'file:///C:/Users/antony/diy/GB%20Accounts/GB%20Accounts%202013-14/GB%20Accounts%20Company%202014-04-30%20(Apr14)%20OpenOffice/Fixedassets.ods'#$Schedule.$I$1]/12" office:value-type="float" office:value="0">
            <text:p>0.00 </text:p>
          </table:table-cell>
          <table:table-cell table:style-name="ce44"/>
          <table:table-cell table:style-name="ce60" table:formula="of:=SUM([.BR87:.CB87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'file:///C:/Users/antony/diy/GB%20Accounts/GB%20Accounts%202013-14/GB%20Accounts%20Company%202014-04-30%20(Apr14)%20OpenOffice/Fixedassets.ods'#$Schedule.$I$1]/12" office:value-type="float" office:value="0">
            <text:p>0.00 </text:p>
          </table:table-cell>
          <table:table-cell table:style-name="ce44"/>
          <table:table-cell table:style-name="ce60" table:formula="of:=SUM([.CC87:.CM87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'file:///C:/Users/antony/diy/GB%20Accounts/GB%20Accounts%202013-14/GB%20Accounts%20Company%202014-04-30%20(Apr14)%20OpenOffice/Fixedassets.ods'#$Schedule.$I$1]/12" office:value-type="float" office:value="0">
            <text:p>0.00 </text:p>
          </table:table-cell>
          <table:table-cell table:style-name="ce44"/>
          <table:table-cell table:style-name="ce60" table:formula="of:=SUM([.CN87:.CX87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'file:///C:/Users/antony/diy/GB%20Accounts/GB%20Accounts%202013-14/GB%20Accounts%20Company%202014-04-30%20(Apr14)%20OpenOffice/Fixedassets.ods'#$Schedule.$I$1]/12" office:value-type="float" office:value="0">
            <text:p>0.00 </text:p>
          </table:table-cell>
          <table:table-cell table:style-name="ce44"/>
          <table:table-cell table:style-name="ce60" table:formula="of:=SUM([.CY87:.DI87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'file:///C:/Users/antony/diy/GB%20Accounts/GB%20Accounts%202013-14/GB%20Accounts%20Company%202014-04-30%20(Apr14)%20OpenOffice/Fixedassets.ods'#$Schedule.$I$1]/12" office:value-type="float" office:value="0">
            <text:p>0.00 </text:p>
          </table:table-cell>
          <table:table-cell table:style-name="ce44"/>
          <table:table-cell table:style-name="ce60" table:formula="of:=SUM([.DJ87:.DT87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'file:///C:/Users/antony/diy/GB%20Accounts/GB%20Accounts%202013-14/GB%20Accounts%20Company%202014-04-30%20(Apr14)%20OpenOffice/Fixedassets.ods'#$Schedule.$I$1]/12" office:value-type="float" office:value="0">
            <text:p>0.00 </text:p>
          </table:table-cell>
          <table:table-cell table:style-name="ce44"/>
          <table:table-cell table:style-name="ce60" table:formula="of:=SUM([.DU87:.EE87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87:.EH87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Bank Contra Items Received</text:p>
          </table:table-cell>
          <table:table-cell table:style-name="ce55" office:value-type="string">
            <text:p>X</text:p>
          </table:table-cell>
          <table:table-cell table:style-name="ce59" table:number-columns-repeated="2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May13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May13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May13.$Q$1]" office:value-type="float" office:value="-0">
            <text:p>0.00 </text:p>
          </table:table-cell>
          <table:table-cell table:style-name="ce60" table:number-columns-repeated="2"/>
          <table:table-cell/>
          <table:table-cell table:style-name="ce59"/>
          <table:table-cell table:style-name="ce60" table:formula="of:=SUM([.D88:.N8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Jun13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Jun13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Jun13.$Q$1]" office:value-type="float" office:value="-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O88:.Y8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Jul13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Jul13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Jul13.$Q$1]" office:value-type="float" office:value="-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Z88:.AJ8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Aug13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Aug13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Aug13.$Q$1]" office:value-type="float" office:value="-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AK88:.AU8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Sep13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Sep13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Sep13.$Q$1]" office:value-type="float" office:value="-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AV88:.BF8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Oct13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Oct13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Oct13.$Q$1]" office:value-type="float" office:value="-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BG88:.BQ8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Nov13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Nov13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Nov13.$Q$1]" office:value-type="float" office:value="-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BR88:.CB8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Dec13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Dec13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Dec13.$Q$1]" office:value-type="float" office:value="-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CC88:.CM8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Jan14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Jan14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Jan14.$Q$1]" office:value-type="float" office:value="-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CN88:.CX8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Feb14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Feb14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Feb14.$Q$1]" office:value-type="float" office:value="-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CY88:.DI8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Mar14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Mar14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Mar14.$Q$1]" office:value-type="float" office:value="-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DJ88:.DT8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4-30%20(Apr14)%20OpenOffice/Currentaccount.ods'#$Apr14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Savingaccount.ods'#$Apr14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4-30%20(Apr14)%20OpenOffice/Creditcardaccount.ods'#$Apr14.$Q$1]" office:value-type="float" office:value="-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DU88:.EE88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88:.EH88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Bank Contra Items Paid</text:p>
          </table:table-cell>
          <table:table-cell table:style-name="ce55" office:value-type="string">
            <text:p>X</text:p>
          </table:table-cell>
          <table:table-cell table:style-name="ce59" table:number-columns-repeated="2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May13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May13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May13.$AN$1]" office:value-type="float" office:value="0">
            <text:p>0.00 </text:p>
          </table:table-cell>
          <table:table-cell table:style-name="ce60" table:number-columns-repeated="2"/>
          <table:table-cell/>
          <table:table-cell table:style-name="ce59"/>
          <table:table-cell table:style-name="ce60" table:formula="of:=SUM([.D89:.N8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Jun13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Jun13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Jun13.$AN$1]" office:value-type="float" office:value="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O89:.Y8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Jul13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Jul13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Jul13.$AN$1]" office:value-type="float" office:value="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Z89:.AJ8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Aug13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Aug13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Aug13.$AN$1]" office:value-type="float" office:value="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AK89:.AU8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Sep13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Sep13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Sep13.$AN$1]" office:value-type="float" office:value="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AV89:.BF8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Oct13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Oct13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Oct13.$AN$1]" office:value-type="float" office:value="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BG89:.BQ8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Nov13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Nov13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Nov13.$AN$1]" office:value-type="float" office:value="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BR89:.CB8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Dec13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Dec13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Dec13.$AN$1]" office:value-type="float" office:value="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CC89:.CM8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Jan14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Jan14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Jan14.$AN$1]" office:value-type="float" office:value="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CN89:.CX8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Feb14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Feb14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Feb14.$AN$1]" office:value-type="float" office:value="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CY89:.DI8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Mar14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Mar14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Mar14.$AN$1]" office:value-type="float" office:value="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DJ89:.DT8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4-30%20(Apr14)%20OpenOffice/Currentaccount.ods'#$Apr14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Savingaccount.ods'#$Apr14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4-30%20(Apr14)%20OpenOffice/Creditcardaccount.ods'#$Apr14.$AN$1]" office:value-type="float" office:value="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DU89:.EE89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89:.EH89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2">
          <table:table-cell table:style-name="ce44" table:number-columns-repeated="2"/>
          <table:table-cell table:style-name="ce56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51" office:value-type="string">
            <text:p>AUDIT ACCURACY CHECK</text:p>
          </table:table-cell>
          <table:table-cell table:style-name="ce51"/>
          <table:table-cell table:style-name="ce60" table:content-validation-name="val2" table:formula="of:=SUM([.D4:.D90])" office:value-type="float" office:value="0">
            <text:p>0.00 </text:p>
          </table:table-cell>
          <table:table-cell table:style-name="ce44"/>
          <table:table-cell table:style-name="ce60" table:content-validation-name="val3" table:formula="of:=SUM([.F4:.F90])" office:value-type="float" office:value="0">
            <text:p>0.00 </text:p>
          </table:table-cell>
          <table:table-cell table:style-name="ce60" table:content-validation-name="val4" table:formula="of:=SUM([.G4:.G90])" office:value-type="float" office:value="0">
            <text:p>0.00 </text:p>
          </table:table-cell>
          <table:table-cell table:style-name="ce60" table:content-validation-name="val5" table:formula="of:=SUM([.H4:.H90])" office:value-type="float" office:value="0">
            <text:p>0.00 </text:p>
          </table:table-cell>
          <table:table-cell table:style-name="ce60" table:content-validation-name="val6" table:formula="of:=SUM([.I4:.I90])" office:value-type="float" office:value="0">
            <text:p>0.00 </text:p>
          </table:table-cell>
          <table:table-cell table:style-name="ce60" table:content-validation-name="val7" table:formula="of:=SUM([.J4:.J90])" office:value-type="float" office:value="0">
            <text:p>0.00 </text:p>
          </table:table-cell>
          <table:table-cell table:style-name="ce60" table:content-validation-name="val8" table:formula="of:=SUM([.K4:.K90])" office:value-type="float" office:value="0">
            <text:p>0.00 </text:p>
          </table:table-cell>
          <table:table-cell table:style-name="ce60" table:content-validation-name="val9" table:formula="of:=SUM([.L4:.L90])" office:value-type="float" office:value="0">
            <text:p>0.00 </text:p>
          </table:table-cell>
          <table:table-cell table:content-validation-name="val10" table:formula="of:=SUM([.M4:.M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O4:.O90])" office:value-type="float" office:value="0">
            <text:p>0.00 </text:p>
          </table:table-cell>
          <table:table-cell table:style-name="ce44"/>
          <table:table-cell table:style-name="ce60" table:content-validation-name="val3" table:formula="of:=SUM([.Q4:.Q90])" office:value-type="float" office:value="0">
            <text:p>0.00 </text:p>
          </table:table-cell>
          <table:table-cell table:style-name="ce60" table:content-validation-name="val4" table:formula="of:=SUM([.R4:.R90])" office:value-type="float" office:value="0">
            <text:p>0.00 </text:p>
          </table:table-cell>
          <table:table-cell table:style-name="ce60" table:content-validation-name="val5" table:formula="of:=SUM([.S4:.S90])" office:value-type="float" office:value="0">
            <text:p>0.00 </text:p>
          </table:table-cell>
          <table:table-cell table:style-name="ce60" table:content-validation-name="val6" table:formula="of:=SUM([.T4:.T90])" office:value-type="float" office:value="0">
            <text:p>0.00 </text:p>
          </table:table-cell>
          <table:table-cell table:style-name="ce60" table:content-validation-name="val7" table:formula="of:=SUM([.U4:.U90])" office:value-type="float" office:value="0">
            <text:p>0.00 </text:p>
          </table:table-cell>
          <table:table-cell table:style-name="ce60" table:content-validation-name="val8" table:formula="of:=SUM([.V4:.V90])" office:value-type="float" office:value="0">
            <text:p>0.00 </text:p>
          </table:table-cell>
          <table:table-cell table:style-name="ce60" table:content-validation-name="val9" table:formula="of:=SUM([.W4:.W90])" office:value-type="float" office:value="0">
            <text:p>0.00 </text:p>
          </table:table-cell>
          <table:table-cell table:style-name="ce60" table:content-validation-name="val10" table:formula="of:=SUM([.X4:.X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Z4:.Z90])" office:value-type="float" office:value="0">
            <text:p>0.00 </text:p>
          </table:table-cell>
          <table:table-cell table:style-name="ce44"/>
          <table:table-cell table:style-name="ce60" table:content-validation-name="val3" table:formula="of:=SUM([.AB4:.AB90])" office:value-type="float" office:value="0">
            <text:p>0.00 </text:p>
          </table:table-cell>
          <table:table-cell table:style-name="ce60" table:content-validation-name="val4" table:formula="of:=SUM([.AC4:.AC90])" office:value-type="float" office:value="0">
            <text:p>0.00 </text:p>
          </table:table-cell>
          <table:table-cell table:style-name="ce60" table:content-validation-name="val5" table:formula="of:=SUM([.AD4:.AD90])" office:value-type="float" office:value="0">
            <text:p>0.00 </text:p>
          </table:table-cell>
          <table:table-cell table:style-name="ce60" table:content-validation-name="val6" table:formula="of:=SUM([.AE4:.AE90])" office:value-type="float" office:value="0">
            <text:p>0.00 </text:p>
          </table:table-cell>
          <table:table-cell table:style-name="ce60" table:content-validation-name="val7" table:formula="of:=SUM([.AF4:.AF90])" office:value-type="float" office:value="0">
            <text:p>0.00 </text:p>
          </table:table-cell>
          <table:table-cell table:style-name="ce60" table:content-validation-name="val8" table:formula="of:=SUM([.AG4:.AG90])" office:value-type="float" office:value="0">
            <text:p>0.00 </text:p>
          </table:table-cell>
          <table:table-cell table:style-name="ce60" table:content-validation-name="val9" table:formula="of:=SUM([.AH4:.AH90])" office:value-type="float" office:value="0">
            <text:p>0.00 </text:p>
          </table:table-cell>
          <table:table-cell table:style-name="ce60" table:content-validation-name="val10" table:formula="of:=SUM([.AI4:.AI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AK4:.AK90])" office:value-type="float" office:value="0">
            <text:p>0.00 </text:p>
          </table:table-cell>
          <table:table-cell table:style-name="ce44"/>
          <table:table-cell table:style-name="ce60" table:content-validation-name="val3" table:formula="of:=SUM([.AM4:.AM90])" office:value-type="float" office:value="0">
            <text:p>0.00 </text:p>
          </table:table-cell>
          <table:table-cell table:style-name="ce60" table:content-validation-name="val4" table:formula="of:=SUM([.AN4:.AN90])" office:value-type="float" office:value="0">
            <text:p>0.00 </text:p>
          </table:table-cell>
          <table:table-cell table:style-name="ce60" table:content-validation-name="val5" table:formula="of:=SUM([.AO4:.AO90])" office:value-type="float" office:value="0">
            <text:p>0.00 </text:p>
          </table:table-cell>
          <table:table-cell table:style-name="ce60" table:content-validation-name="val6" table:formula="of:=SUM([.AP4:.AP90])" office:value-type="float" office:value="0">
            <text:p>0.00 </text:p>
          </table:table-cell>
          <table:table-cell table:style-name="ce60" table:content-validation-name="val7" table:formula="of:=SUM([.AQ4:.AQ90])" office:value-type="float" office:value="0">
            <text:p>0.00 </text:p>
          </table:table-cell>
          <table:table-cell table:style-name="ce60" table:content-validation-name="val8" table:formula="of:=SUM([.AR4:.AR90])" office:value-type="float" office:value="0">
            <text:p>0.00 </text:p>
          </table:table-cell>
          <table:table-cell table:style-name="ce60" table:content-validation-name="val9" table:formula="of:=SUM([.AS4:.AS90])" office:value-type="float" office:value="0">
            <text:p>0.00 </text:p>
          </table:table-cell>
          <table:table-cell table:style-name="ce60" table:content-validation-name="val10" table:formula="of:=SUM([.AT4:.AT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AV4:.AV90])" office:value-type="float" office:value="0">
            <text:p>0.00 </text:p>
          </table:table-cell>
          <table:table-cell table:style-name="ce44"/>
          <table:table-cell table:style-name="ce60" table:content-validation-name="val3" table:formula="of:=SUM([.AX4:.AX90])" office:value-type="float" office:value="0">
            <text:p>0.00 </text:p>
          </table:table-cell>
          <table:table-cell table:style-name="ce60" table:content-validation-name="val4" table:formula="of:=SUM([.AY4:.AY90])" office:value-type="float" office:value="0">
            <text:p>0.00 </text:p>
          </table:table-cell>
          <table:table-cell table:style-name="ce60" table:content-validation-name="val5" table:formula="of:=SUM([.AZ4:.AZ90])" office:value-type="float" office:value="0">
            <text:p>0.00 </text:p>
          </table:table-cell>
          <table:table-cell table:style-name="ce60" table:content-validation-name="val6" table:formula="of:=SUM([.BA4:.BA90])" office:value-type="float" office:value="0">
            <text:p>0.00 </text:p>
          </table:table-cell>
          <table:table-cell table:style-name="ce60" table:content-validation-name="val7" table:formula="of:=SUM([.BB4:.BB90])" office:value-type="float" office:value="0">
            <text:p>0.00 </text:p>
          </table:table-cell>
          <table:table-cell table:style-name="ce60" table:content-validation-name="val8" table:formula="of:=SUM([.BC4:.BC90])" office:value-type="float" office:value="0">
            <text:p>0.00 </text:p>
          </table:table-cell>
          <table:table-cell table:style-name="ce60" table:content-validation-name="val9" table:formula="of:=SUM([.BD4:.BD90])" office:value-type="float" office:value="0">
            <text:p>0.00 </text:p>
          </table:table-cell>
          <table:table-cell table:style-name="ce60" table:content-validation-name="val10" table:formula="of:=SUM([.BE4:.BE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BG4:.BG90])" office:value-type="float" office:value="0">
            <text:p>0.00 </text:p>
          </table:table-cell>
          <table:table-cell table:style-name="ce44"/>
          <table:table-cell table:style-name="ce60" table:content-validation-name="val3" table:formula="of:=SUM([.BI4:.BI90])" office:value-type="float" office:value="0">
            <text:p>0.00 </text:p>
          </table:table-cell>
          <table:table-cell table:style-name="ce60" table:content-validation-name="val4" table:formula="of:=SUM([.BJ4:.BJ90])" office:value-type="float" office:value="0">
            <text:p>0.00 </text:p>
          </table:table-cell>
          <table:table-cell table:style-name="ce60" table:content-validation-name="val5" table:formula="of:=SUM([.BK4:.BK90])" office:value-type="float" office:value="0">
            <text:p>0.00 </text:p>
          </table:table-cell>
          <table:table-cell table:style-name="ce60" table:content-validation-name="val6" table:formula="of:=SUM([.BL4:.BL90])" office:value-type="float" office:value="0">
            <text:p>0.00 </text:p>
          </table:table-cell>
          <table:table-cell table:style-name="ce60" table:content-validation-name="val7" table:formula="of:=SUM([.BM4:.BM90])" office:value-type="float" office:value="0">
            <text:p>0.00 </text:p>
          </table:table-cell>
          <table:table-cell table:style-name="ce60" table:content-validation-name="val8" table:formula="of:=SUM([.BN4:.BN90])" office:value-type="float" office:value="0">
            <text:p>0.00 </text:p>
          </table:table-cell>
          <table:table-cell table:style-name="ce60" table:content-validation-name="val9" table:formula="of:=SUM([.BO4:.BO90])" office:value-type="float" office:value="0">
            <text:p>0.00 </text:p>
          </table:table-cell>
          <table:table-cell table:style-name="ce60" table:content-validation-name="val10" table:formula="of:=SUM([.BP4:.BP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BR4:.BR90])" office:value-type="float" office:value="0">
            <text:p>0.00 </text:p>
          </table:table-cell>
          <table:table-cell table:style-name="ce44"/>
          <table:table-cell table:style-name="ce60" table:content-validation-name="val3" table:formula="of:=SUM([.BT4:.BT90])" office:value-type="float" office:value="0">
            <text:p>0.00 </text:p>
          </table:table-cell>
          <table:table-cell table:style-name="ce60" table:content-validation-name="val4" table:formula="of:=SUM([.BU4:.BU90])" office:value-type="float" office:value="0">
            <text:p>0.00 </text:p>
          </table:table-cell>
          <table:table-cell table:style-name="ce60" table:content-validation-name="val5" table:formula="of:=SUM([.BV4:.BV90])" office:value-type="float" office:value="0">
            <text:p>0.00 </text:p>
          </table:table-cell>
          <table:table-cell table:style-name="ce60" table:content-validation-name="val6" table:formula="of:=SUM([.BW4:.BW90])" office:value-type="float" office:value="0">
            <text:p>0.00 </text:p>
          </table:table-cell>
          <table:table-cell table:style-name="ce60" table:content-validation-name="val7" table:formula="of:=SUM([.BX4:.BX90])" office:value-type="float" office:value="0">
            <text:p>0.00 </text:p>
          </table:table-cell>
          <table:table-cell table:style-name="ce60" table:content-validation-name="val8" table:formula="of:=SUM([.BY4:.BY90])" office:value-type="float" office:value="0">
            <text:p>0.00 </text:p>
          </table:table-cell>
          <table:table-cell table:style-name="ce60" table:content-validation-name="val9" table:formula="of:=SUM([.BZ4:.BZ90])" office:value-type="float" office:value="0">
            <text:p>0.00 </text:p>
          </table:table-cell>
          <table:table-cell table:style-name="ce60" table:content-validation-name="val10" table:formula="of:=SUM([.CA4:.CA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CC4:.CC90])" office:value-type="float" office:value="0">
            <text:p>0.00 </text:p>
          </table:table-cell>
          <table:table-cell table:style-name="ce44"/>
          <table:table-cell table:style-name="ce60" table:content-validation-name="val3" table:formula="of:=SUM([.CE4:.CE90])" office:value-type="float" office:value="0">
            <text:p>0.00 </text:p>
          </table:table-cell>
          <table:table-cell table:style-name="ce60" table:content-validation-name="val4" table:formula="of:=SUM([.CF4:.CF90])" office:value-type="float" office:value="0">
            <text:p>0.00 </text:p>
          </table:table-cell>
          <table:table-cell table:style-name="ce60" table:content-validation-name="val5" table:formula="of:=SUM([.CG4:.CG90])" office:value-type="float" office:value="0">
            <text:p>0.00 </text:p>
          </table:table-cell>
          <table:table-cell table:style-name="ce60" table:content-validation-name="val6" table:formula="of:=SUM([.CH4:.CH90])" office:value-type="float" office:value="0">
            <text:p>0.00 </text:p>
          </table:table-cell>
          <table:table-cell table:style-name="ce60" table:content-validation-name="val7" table:formula="of:=SUM([.CI4:.CI90])" office:value-type="float" office:value="0">
            <text:p>0.00 </text:p>
          </table:table-cell>
          <table:table-cell table:style-name="ce60" table:content-validation-name="val8" table:formula="of:=SUM([.CJ4:.CJ90])" office:value-type="float" office:value="0">
            <text:p>0.00 </text:p>
          </table:table-cell>
          <table:table-cell table:style-name="ce60" table:content-validation-name="val9" table:formula="of:=SUM([.CK4:.CK90])" office:value-type="float" office:value="0">
            <text:p>0.00 </text:p>
          </table:table-cell>
          <table:table-cell table:style-name="ce60" table:content-validation-name="val10" table:formula="of:=SUM([.CL4:.CL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CN4:.CN90])" office:value-type="float" office:value="0">
            <text:p>0.00 </text:p>
          </table:table-cell>
          <table:table-cell table:style-name="ce44"/>
          <table:table-cell table:style-name="ce60" table:content-validation-name="val3" table:formula="of:=SUM([.CP4:.CP90])" office:value-type="float" office:value="0">
            <text:p>0.00 </text:p>
          </table:table-cell>
          <table:table-cell table:style-name="ce60" table:content-validation-name="val4" table:formula="of:=SUM([.CQ4:.CQ90])" office:value-type="float" office:value="0">
            <text:p>0.00 </text:p>
          </table:table-cell>
          <table:table-cell table:style-name="ce60" table:content-validation-name="val5" table:formula="of:=SUM([.CR4:.CR90])" office:value-type="float" office:value="0">
            <text:p>0.00 </text:p>
          </table:table-cell>
          <table:table-cell table:style-name="ce60" table:content-validation-name="val6" table:formula="of:=SUM([.CS4:.CS90])" office:value-type="float" office:value="0">
            <text:p>0.00 </text:p>
          </table:table-cell>
          <table:table-cell table:style-name="ce60" table:content-validation-name="val7" table:formula="of:=SUM([.CT4:.CT90])" office:value-type="float" office:value="0">
            <text:p>0.00 </text:p>
          </table:table-cell>
          <table:table-cell table:style-name="ce60" table:content-validation-name="val8" table:formula="of:=SUM([.CU4:.CU90])" office:value-type="float" office:value="0">
            <text:p>0.00 </text:p>
          </table:table-cell>
          <table:table-cell table:style-name="ce60" table:content-validation-name="val9" table:formula="of:=SUM([.CV4:.CV90])" office:value-type="float" office:value="0">
            <text:p>0.00 </text:p>
          </table:table-cell>
          <table:table-cell table:style-name="ce60" table:content-validation-name="val10" table:formula="of:=SUM([.CW4:.CW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CY4:.CY90])" office:value-type="float" office:value="0">
            <text:p>0.00 </text:p>
          </table:table-cell>
          <table:table-cell table:style-name="ce44"/>
          <table:table-cell table:style-name="ce60" table:content-validation-name="val3" table:formula="of:=SUM([.DA4:.DA90])" office:value-type="float" office:value="0">
            <text:p>0.00 </text:p>
          </table:table-cell>
          <table:table-cell table:style-name="ce60" table:content-validation-name="val4" table:formula="of:=SUM([.DB4:.DB90])" office:value-type="float" office:value="0">
            <text:p>0.00 </text:p>
          </table:table-cell>
          <table:table-cell table:style-name="ce60" table:content-validation-name="val5" table:formula="of:=SUM([.DC4:.DC90])" office:value-type="float" office:value="0">
            <text:p>0.00 </text:p>
          </table:table-cell>
          <table:table-cell table:style-name="ce60" table:content-validation-name="val6" table:formula="of:=SUM([.DD4:.DD90])" office:value-type="float" office:value="0">
            <text:p>0.00 </text:p>
          </table:table-cell>
          <table:table-cell table:style-name="ce60" table:content-validation-name="val7" table:formula="of:=SUM([.DE4:.DE90])" office:value-type="float" office:value="0">
            <text:p>0.00 </text:p>
          </table:table-cell>
          <table:table-cell table:style-name="ce60" table:content-validation-name="val8" table:formula="of:=SUM([.DF4:.DF90])" office:value-type="float" office:value="0">
            <text:p>0.00 </text:p>
          </table:table-cell>
          <table:table-cell table:style-name="ce60" table:content-validation-name="val9" table:formula="of:=SUM([.DG4:.DG90])" office:value-type="float" office:value="0">
            <text:p>0.00 </text:p>
          </table:table-cell>
          <table:table-cell table:style-name="ce60" table:content-validation-name="val10" table:formula="of:=SUM([.DH4:.DH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DJ4:.DJ90])" office:value-type="float" office:value="0">
            <text:p>0.00 </text:p>
          </table:table-cell>
          <table:table-cell table:style-name="ce44"/>
          <table:table-cell table:style-name="ce60" table:content-validation-name="val3" table:formula="of:=SUM([.DL4:.DL90])" office:value-type="float" office:value="0">
            <text:p>0.00 </text:p>
          </table:table-cell>
          <table:table-cell table:style-name="ce60" table:content-validation-name="val4" table:formula="of:=SUM([.DM4:.DM90])" office:value-type="float" office:value="0">
            <text:p>0.00 </text:p>
          </table:table-cell>
          <table:table-cell table:style-name="ce60" table:content-validation-name="val5" table:formula="of:=SUM([.DN4:.DN90])" office:value-type="float" office:value="0">
            <text:p>0.00 </text:p>
          </table:table-cell>
          <table:table-cell table:style-name="ce60" table:content-validation-name="val6" table:formula="of:=SUM([.DO4:.DO90])" office:value-type="float" office:value="0">
            <text:p>0.00 </text:p>
          </table:table-cell>
          <table:table-cell table:style-name="ce60" table:content-validation-name="val7" table:formula="of:=SUM([.DP4:.DP90])" office:value-type="float" office:value="0">
            <text:p>0.00 </text:p>
          </table:table-cell>
          <table:table-cell table:style-name="ce60" table:content-validation-name="val8" table:formula="of:=SUM([.DQ4:.DQ90])" office:value-type="float" office:value="0">
            <text:p>0.00 </text:p>
          </table:table-cell>
          <table:table-cell table:style-name="ce60" table:content-validation-name="val9" table:formula="of:=SUM([.DR4:.DR90])" office:value-type="float" office:value="0">
            <text:p>0.00 </text:p>
          </table:table-cell>
          <table:table-cell table:style-name="ce60" table:content-validation-name="val10" table:formula="of:=SUM([.DS4:.DS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DU4:.DU90])" office:value-type="float" office:value="0">
            <text:p>0.00 </text:p>
          </table:table-cell>
          <table:table-cell table:style-name="ce44"/>
          <table:table-cell table:style-name="ce60" table:content-validation-name="val3" table:formula="of:=SUM([.DW4:.DW90])" office:value-type="float" office:value="0">
            <text:p>0.00 </text:p>
          </table:table-cell>
          <table:table-cell table:style-name="ce60" table:content-validation-name="val4" table:formula="of:=SUM([.DX4:.DX90])" office:value-type="float" office:value="0">
            <text:p>0.00 </text:p>
          </table:table-cell>
          <table:table-cell table:style-name="ce60" table:content-validation-name="val5" table:formula="of:=SUM([.DY4:.DY90])" office:value-type="float" office:value="0">
            <text:p>0.00 </text:p>
          </table:table-cell>
          <table:table-cell table:style-name="ce60" table:content-validation-name="val6" table:formula="of:=SUM([.DZ4:.DZ90])" office:value-type="float" office:value="0">
            <text:p>0.00 </text:p>
          </table:table-cell>
          <table:table-cell table:style-name="ce60" table:content-validation-name="val7" table:formula="of:=SUM([.EA4:.EA90])" office:value-type="float" office:value="0">
            <text:p>0.00 </text:p>
          </table:table-cell>
          <table:table-cell table:style-name="ce60" table:content-validation-name="val8" table:formula="of:=SUM([.EB4:.EB90])" office:value-type="float" office:value="0">
            <text:p>0.00 </text:p>
          </table:table-cell>
          <table:table-cell table:style-name="ce60" table:content-validation-name="val9" table:formula="of:=SUM([.EC4:.EC90])" office:value-type="float" office:value="0">
            <text:p>0.00 </text:p>
          </table:table-cell>
          <table:table-cell table:style-name="ce60" table:content-validation-name="val10" table:formula="of:=SUM([.ED4:.ED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EF4:.EF90])" office:value-type="float" office:value="0">
            <text:p>0.00 </text:p>
          </table:table-cell>
          <table:table-cell table:style-name="ce44"/>
          <table:table-cell table:content-validation-name="val12" table:formula="of:=SUM([.EH4:.EH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EJ4:.EJ90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6">
          <table:table-cell table:style-name="ce44" table:number-columns-repeated="2"/>
          <table:table-cell table:style-name="ce51"/>
          <table:table-cell table:style-name="ce44" table:number-columns-repeated="9"/>
          <table:table-cell table:style-name="ce59"/>
          <table:table-cell table:style-name="ce44" table:number-columns-repeated="124"/>
          <table:table-cell table:style-name="ce59"/>
          <table:table-cell table:style-name="ce44" table:number-columns-repeated="3"/>
          <table:table-cell table:number-columns-repeated="883"/>
        </table:table-row>
        <table:table-row table:style-name="ro10" table:number-rows-repeated="104848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MnthP&amp;L" table:style-name="ta3">
        <table:table-column table:style-name="co13" table:default-cell-style-name="ce70"/>
        <table:table-column table:style-name="co10" table:default-cell-style-name="ce70"/>
        <table:table-column table:style-name="co14" table:number-columns-repeated="12" table:default-cell-style-name="ce45"/>
        <table:table-column table:style-name="co1" table:default-cell-style-name="ce45"/>
        <table:table-column table:style-name="co6" table:number-columns-repeated="1009" table:default-cell-style-name="ce45"/>
        <table:table-row table:style-name="ro11">
          <table:table-cell table:style-name="ce69" office:value-type="string" table:number-columns-spanned="1" table:number-rows-spanned="3">
            <text:p>Monthly Management Accounts Profit and Loss Account</text:p>
          </table:table-cell>
          <table:table-cell table:style-name="ce77" office:value-type="string">
            <text:p>Total Year to</text:p>
          </table:table-cell>
          <table:table-cell table:style-name="ce83" table:formula="of:=[Admin.B12]" office:value-type="date" office:date-value="2013-05-31" table:number-columns-spanned="1" table:number-rows-spanned="2">
            <text:p>May-13</text:p>
          </table:table-cell>
          <table:table-cell table:style-name="ce83" table:formula="of:=[Admin.B14]" office:value-type="date" office:date-value="2013-06-30" table:number-columns-spanned="1" table:number-rows-spanned="2">
            <text:p>Jun-13</text:p>
          </table:table-cell>
          <table:table-cell table:style-name="ce83" table:formula="of:=[Admin.B16]" office:value-type="date" office:date-value="2013-07-31" table:number-columns-spanned="1" table:number-rows-spanned="2">
            <text:p>Jul-13</text:p>
          </table:table-cell>
          <table:table-cell table:style-name="ce83" table:formula="of:=[Admin.B18]" office:value-type="date" office:date-value="2013-08-31" table:number-columns-spanned="1" table:number-rows-spanned="2">
            <text:p>Aug-13</text:p>
          </table:table-cell>
          <table:table-cell table:style-name="ce83" table:formula="of:=[Admin.B20]" office:value-type="date" office:date-value="2013-09-30" table:number-columns-spanned="1" table:number-rows-spanned="2">
            <text:p>Sep-13</text:p>
          </table:table-cell>
          <table:table-cell table:style-name="ce83" table:formula="of:=[Admin.B22]" office:value-type="date" office:date-value="2013-10-31" table:number-columns-spanned="1" table:number-rows-spanned="2">
            <text:p>Oct-13</text:p>
          </table:table-cell>
          <table:table-cell table:style-name="ce83" table:formula="of:=[Admin.B24]" office:value-type="date" office:date-value="2013-11-30" table:number-columns-spanned="1" table:number-rows-spanned="2">
            <text:p>Nov-13</text:p>
          </table:table-cell>
          <table:table-cell table:style-name="ce83" table:formula="of:=[Admin.B26]" office:value-type="date" office:date-value="2013-12-31" table:number-columns-spanned="1" table:number-rows-spanned="2">
            <text:p>Dec-13</text:p>
          </table:table-cell>
          <table:table-cell table:style-name="ce83" table:formula="of:=[Admin.B28]" office:value-type="date" office:date-value="2014-01-31" table:number-columns-spanned="1" table:number-rows-spanned="2">
            <text:p>Jan-14</text:p>
          </table:table-cell>
          <table:table-cell table:style-name="ce83" table:formula="of:=[Admin.B30]" office:value-type="date" office:date-value="2014-02-28" table:number-columns-spanned="1" table:number-rows-spanned="2">
            <text:p>Feb-14</text:p>
          </table:table-cell>
          <table:table-cell table:style-name="ce83" table:formula="of:=[Admin.B32]" office:value-type="date" office:date-value="2014-03-31" table:number-columns-spanned="1" table:number-rows-spanned="2">
            <text:p>Mar-14</text:p>
          </table:table-cell>
          <table:table-cell table:style-name="ce83" table:formula="of:=[Admin.B34]" office:value-type="date" office:date-value="2014-04-30" table:number-columns-spanned="1" table:number-rows-spanned="2">
            <text:p>Apr-14</text:p>
          </table:table-cell>
          <table:table-cell table:style-name="ce88"/>
          <table:table-cell table:number-columns-repeated="1009"/>
        </table:table-row>
        <table:table-row table:style-name="ro11">
          <table:covered-table-cell/>
          <table:table-cell table:style-name="ce78" table:formula="of:=[Admin.B34]" office:value-type="date" office:date-value="2014-04-30">
            <text:p>30-Apr-14</text:p>
          </table:table-cell>
          <table:covered-table-cell table:number-columns-repeated="12"/>
          <table:table-cell table:style-name="ce89"/>
          <table:table-cell table:number-columns-repeated="1009"/>
        </table:table-row>
        <table:table-row table:style-name="ro10">
          <table:covered-table-cell/>
          <table:table-cell table:number-columns-repeated="13" table:style-name="ce79" office:value-type="string">
            <text:p>£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1" office:value-type="string">
            <text:p>Sales Product A</text:p>
          </table:table-cell>
          <table:table-cell table:style-name="ce80" table:formula="of:=SUM([.C4:.N4])" office:value-type="float" office:value="0">
            <text:p>0 </text:p>
          </table:table-cell>
          <table:table-cell table:style-name="ce84" table:formula="of:=-[TrialBalance.O53]-0" office:value-type="float" office:value="-0">
            <text:p>0 </text:p>
          </table:table-cell>
          <table:table-cell table:style-name="ce84" table:formula="of:=-[TrialBalance.Z53]-[.C4]" office:value-type="float" office:value="0">
            <text:p>0 </text:p>
          </table:table-cell>
          <table:table-cell table:style-name="ce84" table:formula="of:=-[TrialBalance.AK53]-SUM([.C4:.D4])" office:value-type="float" office:value="-0">
            <text:p>0 </text:p>
          </table:table-cell>
          <table:table-cell table:style-name="ce84" table:formula="of:=-[TrialBalance.AV53]-SUM([.C4:.E4])" office:value-type="float" office:value="-0">
            <text:p>0 </text:p>
          </table:table-cell>
          <table:table-cell table:style-name="ce84" table:formula="of:=-[TrialBalance.BG53]-SUM([.C4:.F4])" office:value-type="float" office:value="-0">
            <text:p>0 </text:p>
          </table:table-cell>
          <table:table-cell table:style-name="ce84" table:formula="of:=-[TrialBalance.BR53]-SUM([.C4:.G4])" office:value-type="float" office:value="-0">
            <text:p>0 </text:p>
          </table:table-cell>
          <table:table-cell table:style-name="ce84" table:formula="of:=-[TrialBalance.CC53]-SUM([.C4:.H4])" office:value-type="float" office:value="-0">
            <text:p>0 </text:p>
          </table:table-cell>
          <table:table-cell table:style-name="ce84" table:formula="of:=-[TrialBalance.CN53]-SUM([.C4:.I4])" office:value-type="float" office:value="-0">
            <text:p>0 </text:p>
          </table:table-cell>
          <table:table-cell table:style-name="ce84" table:formula="of:=-[TrialBalance.CY53]-SUM([.C4:.J4])" office:value-type="float" office:value="-0">
            <text:p>0 </text:p>
          </table:table-cell>
          <table:table-cell table:style-name="ce84" table:formula="of:=-[TrialBalance.DJ53]-SUM([.C4:.K4])" office:value-type="float" office:value="-0">
            <text:p>0 </text:p>
          </table:table-cell>
          <table:table-cell table:style-name="ce84" table:formula="of:=-[TrialBalance.DU53]-SUM([.C4:.L4])" office:value-type="float" office:value="-0">
            <text:p>0 </text:p>
          </table:table-cell>
          <table:table-cell table:style-name="ce84" table:formula="of:=-[TrialBalance.EF53]-SUM([.C4:.M4])" office:value-type="float" office:value="-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1" office:value-type="string">
            <text:p>Sales Product B</text:p>
          </table:table-cell>
          <table:table-cell table:style-name="ce80" table:formula="of:=SUM([.C5:.N5])" office:value-type="float" office:value="0">
            <text:p>0 </text:p>
          </table:table-cell>
          <table:table-cell table:style-name="ce84" table:formula="of:=-[TrialBalance.O54]-0" office:value-type="float" office:value="-0">
            <text:p>0 </text:p>
          </table:table-cell>
          <table:table-cell table:style-name="ce84" table:formula="of:=-[TrialBalance.Z54]-[.C5]" office:value-type="float" office:value="0">
            <text:p>0 </text:p>
          </table:table-cell>
          <table:table-cell table:style-name="ce84" table:formula="of:=-[TrialBalance.AK54]-SUM([.C5:.D5])" office:value-type="float" office:value="-0">
            <text:p>0 </text:p>
          </table:table-cell>
          <table:table-cell table:style-name="ce84" table:formula="of:=-[TrialBalance.AV54]-SUM([.C5:.E5])" office:value-type="float" office:value="-0">
            <text:p>0 </text:p>
          </table:table-cell>
          <table:table-cell table:style-name="ce84" table:formula="of:=-[TrialBalance.BG54]-SUM([.C5:.F5])" office:value-type="float" office:value="-0">
            <text:p>0 </text:p>
          </table:table-cell>
          <table:table-cell table:style-name="ce84" table:formula="of:=-[TrialBalance.BR54]-SUM([.C5:.G5])" office:value-type="float" office:value="-0">
            <text:p>0 </text:p>
          </table:table-cell>
          <table:table-cell table:style-name="ce84" table:formula="of:=-[TrialBalance.CC54]-SUM([.C5:.H5])" office:value-type="float" office:value="-0">
            <text:p>0 </text:p>
          </table:table-cell>
          <table:table-cell table:style-name="ce84" table:formula="of:=-[TrialBalance.CN54]-SUM([.C5:.I5])" office:value-type="float" office:value="-0">
            <text:p>0 </text:p>
          </table:table-cell>
          <table:table-cell table:style-name="ce84" table:formula="of:=-[TrialBalance.CY54]-SUM([.C5:.J5])" office:value-type="float" office:value="-0">
            <text:p>0 </text:p>
          </table:table-cell>
          <table:table-cell table:style-name="ce84" table:formula="of:=-[TrialBalance.DJ54]-SUM([.C5:.K5])" office:value-type="float" office:value="-0">
            <text:p>0 </text:p>
          </table:table-cell>
          <table:table-cell table:style-name="ce84" table:formula="of:=-[TrialBalance.DU54]-SUM([.C5:.L5])" office:value-type="float" office:value="-0">
            <text:p>0 </text:p>
          </table:table-cell>
          <table:table-cell table:style-name="ce84" table:formula="of:=-[TrialBalance.EF54]-SUM([.C5:.M5])" office:value-type="float" office:value="-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1" office:value-type="string">
            <text:p>Sales Product C</text:p>
          </table:table-cell>
          <table:table-cell table:style-name="ce80" table:formula="of:=SUM([.C6:.N6])" office:value-type="float" office:value="0">
            <text:p>0 </text:p>
          </table:table-cell>
          <table:table-cell table:style-name="ce84" table:formula="of:=-[TrialBalance.O55]-0" office:value-type="float" office:value="-0">
            <text:p>0 </text:p>
          </table:table-cell>
          <table:table-cell table:style-name="ce84" table:formula="of:=-[TrialBalance.Z55]-[.C6]" office:value-type="float" office:value="0">
            <text:p>0 </text:p>
          </table:table-cell>
          <table:table-cell table:style-name="ce84" table:formula="of:=-[TrialBalance.AK55]-SUM([.C6:.D6])" office:value-type="float" office:value="-0">
            <text:p>0 </text:p>
          </table:table-cell>
          <table:table-cell table:style-name="ce84" table:formula="of:=-[TrialBalance.AV55]-SUM([.C6:.E6])" office:value-type="float" office:value="-0">
            <text:p>0 </text:p>
          </table:table-cell>
          <table:table-cell table:style-name="ce84" table:formula="of:=-[TrialBalance.BG55]-SUM([.C6:.F6])" office:value-type="float" office:value="-0">
            <text:p>0 </text:p>
          </table:table-cell>
          <table:table-cell table:style-name="ce84" table:formula="of:=-[TrialBalance.BR55]-SUM([.C6:.G6])" office:value-type="float" office:value="-0">
            <text:p>0 </text:p>
          </table:table-cell>
          <table:table-cell table:style-name="ce84" table:formula="of:=-[TrialBalance.CC55]-SUM([.C6:.H6])" office:value-type="float" office:value="-0">
            <text:p>0 </text:p>
          </table:table-cell>
          <table:table-cell table:style-name="ce84" table:formula="of:=-[TrialBalance.CN55]-SUM([.C6:.I6])" office:value-type="float" office:value="-0">
            <text:p>0 </text:p>
          </table:table-cell>
          <table:table-cell table:style-name="ce84" table:formula="of:=-[TrialBalance.CY55]-SUM([.C6:.J6])" office:value-type="float" office:value="-0">
            <text:p>0 </text:p>
          </table:table-cell>
          <table:table-cell table:style-name="ce84" table:formula="of:=-[TrialBalance.DJ55]-SUM([.C6:.K6])" office:value-type="float" office:value="-0">
            <text:p>0 </text:p>
          </table:table-cell>
          <table:table-cell table:style-name="ce84" table:formula="of:=-[TrialBalance.DU55]-SUM([.C6:.L6])" office:value-type="float" office:value="-0">
            <text:p>0 </text:p>
          </table:table-cell>
          <table:table-cell table:style-name="ce84" table:formula="of:=-[TrialBalance.EF55]-SUM([.C6:.M6])" office:value-type="float" office:value="-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1" office:value-type="string">
            <text:p>Other Income</text:p>
          </table:table-cell>
          <table:table-cell table:style-name="ce80" table:formula="of:=SUM([.C7:.N7])" office:value-type="float" office:value="0">
            <text:p>0 </text:p>
          </table:table-cell>
          <table:table-cell table:style-name="ce84" table:formula="of:=-[TrialBalance.O56]" office:value-type="float" office:value="-0">
            <text:p>0 </text:p>
          </table:table-cell>
          <table:table-cell table:style-name="ce84" table:formula="of:=-[TrialBalance.Z56]-[.C7]" office:value-type="float" office:value="0">
            <text:p>0 </text:p>
          </table:table-cell>
          <table:table-cell table:style-name="ce84" table:formula="of:=-[TrialBalance.AK56]-SUM([.C7:.D7])" office:value-type="float" office:value="-0">
            <text:p>0 </text:p>
          </table:table-cell>
          <table:table-cell table:style-name="ce84" table:formula="of:=-[TrialBalance.AV56]-SUM([.C7:.E7])" office:value-type="float" office:value="-0">
            <text:p>0 </text:p>
          </table:table-cell>
          <table:table-cell table:style-name="ce84" table:formula="of:=-[TrialBalance.BG56]-SUM([.C7:.F7])" office:value-type="float" office:value="-0">
            <text:p>0 </text:p>
          </table:table-cell>
          <table:table-cell table:style-name="ce84" table:formula="of:=-[TrialBalance.BR56]-SUM([.C7:.G7])" office:value-type="float" office:value="-0">
            <text:p>0 </text:p>
          </table:table-cell>
          <table:table-cell table:style-name="ce84" table:formula="of:=-[TrialBalance.CC56]-SUM([.C7:.H7])" office:value-type="float" office:value="-0">
            <text:p>0 </text:p>
          </table:table-cell>
          <table:table-cell table:style-name="ce84" table:formula="of:=-[TrialBalance.CN56]-SUM([.C7:.I7])" office:value-type="float" office:value="-0">
            <text:p>0 </text:p>
          </table:table-cell>
          <table:table-cell table:style-name="ce84" table:formula="of:=-[TrialBalance.CY56]-SUM([.C7:.J7])" office:value-type="float" office:value="-0">
            <text:p>0 </text:p>
          </table:table-cell>
          <table:table-cell table:style-name="ce84" table:formula="of:=-[TrialBalance.DJ56]-SUM([.C7:.K7])" office:value-type="float" office:value="-0">
            <text:p>0 </text:p>
          </table:table-cell>
          <table:table-cell table:style-name="ce84" table:formula="of:=-[TrialBalance.DU56]-SUM([.C7:.L7])" office:value-type="float" office:value="-0">
            <text:p>0 </text:p>
          </table:table-cell>
          <table:table-cell table:style-name="ce84" table:formula="of:=-[TrialBalance.EF56]-SUM([.C7:.M7])" office:value-type="float" office:value="-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1" office:value-type="string">
            <text:p>Investment Grants received</text:p>
          </table:table-cell>
          <table:table-cell table:style-name="ce80" table:formula="of:=SUM([.C8:.N8])" office:value-type="float" office:value="0">
            <text:p>0 </text:p>
          </table:table-cell>
          <table:table-cell table:style-name="ce84" table:formula="of:=-[TrialBalance.O57]" office:value-type="float" office:value="-0">
            <text:p>0 </text:p>
          </table:table-cell>
          <table:table-cell table:style-name="ce84" table:formula="of:=-[TrialBalance.Z57]-[.C8]" office:value-type="float" office:value="0">
            <text:p>0 </text:p>
          </table:table-cell>
          <table:table-cell table:style-name="ce84" table:formula="of:=-[TrialBalance.AK57]-SUM([.C8:.D8])" office:value-type="float" office:value="-0">
            <text:p>0 </text:p>
          </table:table-cell>
          <table:table-cell table:style-name="ce84" table:formula="of:=-[TrialBalance.AV57]-SUM([.C8:.E8])" office:value-type="float" office:value="-0">
            <text:p>0 </text:p>
          </table:table-cell>
          <table:table-cell table:style-name="ce84" table:formula="of:=-[TrialBalance.BG57]-SUM([.C8:.F8])" office:value-type="float" office:value="-0">
            <text:p>0 </text:p>
          </table:table-cell>
          <table:table-cell table:style-name="ce84" table:formula="of:=-[TrialBalance.BR57]-SUM([.C8:.G8])" office:value-type="float" office:value="-0">
            <text:p>0 </text:p>
          </table:table-cell>
          <table:table-cell table:style-name="ce84" table:formula="of:=-[TrialBalance.CC57]-SUM([.C8:.H8])" office:value-type="float" office:value="-0">
            <text:p>0 </text:p>
          </table:table-cell>
          <table:table-cell table:style-name="ce84" table:formula="of:=-[TrialBalance.CN57]-SUM([.C8:.I8])" office:value-type="float" office:value="-0">
            <text:p>0 </text:p>
          </table:table-cell>
          <table:table-cell table:style-name="ce84" table:formula="of:=-[TrialBalance.CY57]-SUM([.C8:.J8])" office:value-type="float" office:value="-0">
            <text:p>0 </text:p>
          </table:table-cell>
          <table:table-cell table:style-name="ce84" table:formula="of:=-[TrialBalance.DJ57]-SUM([.C8:.K8])" office:value-type="float" office:value="-0">
            <text:p>0 </text:p>
          </table:table-cell>
          <table:table-cell table:style-name="ce84" table:formula="of:=-[TrialBalance.DU57]-SUM([.C8:.L8])" office:value-type="float" office:value="-0">
            <text:p>0 </text:p>
          </table:table-cell>
          <table:table-cell table:style-name="ce84" table:formula="of:=-[TrialBalance.EF57]-SUM([.C8:.M8])" office:value-type="float" office:value="-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2" office:value-type="string">
            <text:p>Sales Turnover</text:p>
          </table:table-cell>
          <table:table-cell table:style-name="ce80" table:formula="of:=SUM([.B4:.B8])" office:value-type="float" office:value="0">
            <text:p>0 </text:p>
          </table:table-cell>
          <table:table-cell table:style-name="ce85" table:formula="of:=SUM([.C4:.C8])" office:value-type="float" office:value="0">
            <text:p>0 </text:p>
          </table:table-cell>
          <table:table-cell table:style-name="ce80" table:formula="of:=SUM([.D4:.D8])" office:value-type="float" office:value="0">
            <text:p>0 </text:p>
          </table:table-cell>
          <table:table-cell table:style-name="ce80" table:formula="of:=SUM([.E4:.E8])" office:value-type="float" office:value="0">
            <text:p>0 </text:p>
          </table:table-cell>
          <table:table-cell table:style-name="ce80" table:formula="of:=SUM([.F4:.F8])" office:value-type="float" office:value="0">
            <text:p>0 </text:p>
          </table:table-cell>
          <table:table-cell table:style-name="ce80" table:formula="of:=SUM([.G4:.G8])" office:value-type="float" office:value="0">
            <text:p>0 </text:p>
          </table:table-cell>
          <table:table-cell table:style-name="ce80" table:formula="of:=SUM([.H4:.H8])" office:value-type="float" office:value="0">
            <text:p>0 </text:p>
          </table:table-cell>
          <table:table-cell table:style-name="ce80" table:formula="of:=SUM([.I4:.I8])" office:value-type="float" office:value="0">
            <text:p>0 </text:p>
          </table:table-cell>
          <table:table-cell table:style-name="ce80" table:formula="of:=SUM([.J4:.J8])" office:value-type="float" office:value="0">
            <text:p>0 </text:p>
          </table:table-cell>
          <table:table-cell table:style-name="ce80" table:formula="of:=SUM([.K4:.K8])" office:value-type="float" office:value="0">
            <text:p>0 </text:p>
          </table:table-cell>
          <table:table-cell table:style-name="ce80" table:formula="of:=SUM([.L4:.L8])" office:value-type="float" office:value="0">
            <text:p>0 </text:p>
          </table:table-cell>
          <table:table-cell table:style-name="ce80" table:formula="of:=SUM([.M4:.M8])" office:value-type="float" office:value="0">
            <text:p>0 </text:p>
          </table:table-cell>
          <table:table-cell table:style-name="ce80" table:formula="of:=SUM([.N4:.N8])" office:value-type="float" office:value="0">
            <text:p>0 </text:p>
          </table:table-cell>
          <table:table-cell table:style-name="ce90"/>
          <table:table-cell table:style-name="ce92" table:number-columns-repeated="1009"/>
        </table:table-row>
        <table:table-row table:style-name="ro13">
          <table:table-cell table:style-name="ce73" office:value-type="string">
            <text:p>Cost of Sales</text:p>
          </table:table-cell>
          <table:table-cell table:style-name="ce81" table:number-columns-repeated="13"/>
          <table:table-cell table:style-name="ce90"/>
          <table:table-cell table:style-name="ce92" table:number-columns-repeated="1009"/>
        </table:table-row>
        <table:table-row table:style-name="ro10">
          <table:table-cell table:style-name="ce71" office:value-type="string">
            <text:p>Purchases</text:p>
          </table:table-cell>
          <table:table-cell table:style-name="ce80" table:formula="of:=SUM([.C11:.N11])" office:value-type="float" office:value="0">
            <text:p>0 </text:p>
          </table:table-cell>
          <table:table-cell table:style-name="ce84" table:formula="of:=[TrialBalance.O60]-0" office:value-type="float" office:value="0">
            <text:p>0 </text:p>
          </table:table-cell>
          <table:table-cell table:style-name="ce84" table:formula="of:=[TrialBalance.Z60]-[.C11]" office:value-type="float" office:value="0">
            <text:p>0 </text:p>
          </table:table-cell>
          <table:table-cell table:style-name="ce84" table:formula="of:=[TrialBalance.AK60]-SUM([.C11:.D11])" office:value-type="float" office:value="0">
            <text:p>0 </text:p>
          </table:table-cell>
          <table:table-cell table:style-name="ce84" table:formula="of:=[TrialBalance.AV60]-SUM([.C11:.E11])" office:value-type="float" office:value="0">
            <text:p>0 </text:p>
          </table:table-cell>
          <table:table-cell table:style-name="ce84" table:formula="of:=[TrialBalance.BG60]-SUM([.C11:.F11])" office:value-type="float" office:value="0">
            <text:p>0 </text:p>
          </table:table-cell>
          <table:table-cell table:style-name="ce84" table:formula="of:=[TrialBalance.BR60]-SUM([.C11:.G11])" office:value-type="float" office:value="0">
            <text:p>0 </text:p>
          </table:table-cell>
          <table:table-cell table:style-name="ce84" table:formula="of:=[TrialBalance.CC60]-SUM([.C11:.H11])" office:value-type="float" office:value="0">
            <text:p>0 </text:p>
          </table:table-cell>
          <table:table-cell table:style-name="ce84" table:formula="of:=[TrialBalance.CN60]-SUM([.C11:.I11])" office:value-type="float" office:value="0">
            <text:p>0 </text:p>
          </table:table-cell>
          <table:table-cell table:style-name="ce84" table:formula="of:=[TrialBalance.CY60]-SUM([.C11:.J11])" office:value-type="float" office:value="0">
            <text:p>0 </text:p>
          </table:table-cell>
          <table:table-cell table:style-name="ce84" table:formula="of:=[TrialBalance.DJ60]-SUM([.C11:.K11])" office:value-type="float" office:value="0">
            <text:p>0 </text:p>
          </table:table-cell>
          <table:table-cell table:style-name="ce84" table:formula="of:=[TrialBalance.DU60]-SUM([.C11:.L11])" office:value-type="float" office:value="0">
            <text:p>0 </text:p>
          </table:table-cell>
          <table:table-cell table:style-name="ce84" table:formula="of:=[TrialBalance.EF60]-SUM([.C11:.M11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1" office:value-type="string">
            <text:p>Sub contractors</text:p>
          </table:table-cell>
          <table:table-cell table:style-name="ce80" table:formula="of:=SUM([.C12:.N12])" office:value-type="float" office:value="0">
            <text:p>0 </text:p>
          </table:table-cell>
          <table:table-cell table:style-name="ce84" table:formula="of:=[TrialBalance.O61]-0" office:value-type="float" office:value="0">
            <text:p>0 </text:p>
          </table:table-cell>
          <table:table-cell table:style-name="ce84" table:formula="of:=[TrialBalance.Z61]-[.C12]" office:value-type="float" office:value="0">
            <text:p>0 </text:p>
          </table:table-cell>
          <table:table-cell table:style-name="ce84" table:formula="of:=[TrialBalance.AK61]-SUM([.C12:.D12])" office:value-type="float" office:value="0">
            <text:p>0 </text:p>
          </table:table-cell>
          <table:table-cell table:style-name="ce84" table:formula="of:=[TrialBalance.AV61]-SUM([.C12:.E12])" office:value-type="float" office:value="0">
            <text:p>0 </text:p>
          </table:table-cell>
          <table:table-cell table:style-name="ce84" table:formula="of:=[TrialBalance.BG61]-SUM([.C12:.F12])" office:value-type="float" office:value="0">
            <text:p>0 </text:p>
          </table:table-cell>
          <table:table-cell table:style-name="ce84" table:formula="of:=[TrialBalance.BR61]-SUM([.C12:.G12])" office:value-type="float" office:value="0">
            <text:p>0 </text:p>
          </table:table-cell>
          <table:table-cell table:style-name="ce84" table:formula="of:=[TrialBalance.CC61]-SUM([.C12:.H12])" office:value-type="float" office:value="0">
            <text:p>0 </text:p>
          </table:table-cell>
          <table:table-cell table:style-name="ce84" table:formula="of:=[TrialBalance.CN61]-SUM([.C12:.I12])" office:value-type="float" office:value="0">
            <text:p>0 </text:p>
          </table:table-cell>
          <table:table-cell table:style-name="ce84" table:formula="of:=[TrialBalance.CY61]-SUM([.C12:.J12])" office:value-type="float" office:value="0">
            <text:p>0 </text:p>
          </table:table-cell>
          <table:table-cell table:style-name="ce84" table:formula="of:=[TrialBalance.DJ61]-SUM([.C12:.K12])" office:value-type="float" office:value="0">
            <text:p>0 </text:p>
          </table:table-cell>
          <table:table-cell table:style-name="ce84" table:formula="of:=[TrialBalance.DU61]-SUM([.C12:.L12])" office:value-type="float" office:value="0">
            <text:p>0 </text:p>
          </table:table-cell>
          <table:table-cell table:style-name="ce84" table:formula="of:=[TrialBalance.EF61]-SUM([.C12:.M12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1" office:value-type="string">
            <text:p>Other Direct Cost of Sales</text:p>
          </table:table-cell>
          <table:table-cell table:style-name="ce80" table:formula="of:=SUM([.C13:.N13])" office:value-type="float" office:value="0">
            <text:p>0 </text:p>
          </table:table-cell>
          <table:table-cell table:style-name="ce86" table:formula="of:=[TrialBalance.O62]-0" office:value-type="float" office:value="0">
            <text:p>0 </text:p>
          </table:table-cell>
          <table:table-cell table:style-name="ce84" table:formula="of:=[TrialBalance.Z62]-[.C13]" office:value-type="float" office:value="0">
            <text:p>0 </text:p>
          </table:table-cell>
          <table:table-cell table:style-name="ce84" table:formula="of:=[TrialBalance.AK62]-SUM([.C13:.D13])" office:value-type="float" office:value="0">
            <text:p>0 </text:p>
          </table:table-cell>
          <table:table-cell table:style-name="ce86" table:formula="of:=[TrialBalance.AV62]-SUM([.C13:.E13])" office:value-type="float" office:value="0">
            <text:p>0 </text:p>
          </table:table-cell>
          <table:table-cell table:style-name="ce84" table:formula="of:=[TrialBalance.BG62]-SUM([.C13:.F13])" office:value-type="float" office:value="0">
            <text:p>0 </text:p>
          </table:table-cell>
          <table:table-cell table:style-name="ce84" table:formula="of:=[TrialBalance.BR62]-SUM([.C13:.G13])" office:value-type="float" office:value="0">
            <text:p>0 </text:p>
          </table:table-cell>
          <table:table-cell table:style-name="ce84" table:formula="of:=[TrialBalance.CC62]-SUM([.C13:.H13])" office:value-type="float" office:value="0">
            <text:p>0 </text:p>
          </table:table-cell>
          <table:table-cell table:style-name="ce84" table:formula="of:=[TrialBalance.CN62]-SUM([.C13:.I13])" office:value-type="float" office:value="0">
            <text:p>0 </text:p>
          </table:table-cell>
          <table:table-cell table:style-name="ce84" table:formula="of:=[TrialBalance.CY62]-SUM([.C13:.J13])" office:value-type="float" office:value="0">
            <text:p>0 </text:p>
          </table:table-cell>
          <table:table-cell table:style-name="ce84" table:formula="of:=[TrialBalance.DJ62]-SUM([.C13:.K13])" office:value-type="float" office:value="0">
            <text:p>0 </text:p>
          </table:table-cell>
          <table:table-cell table:style-name="ce84" table:formula="of:=[TrialBalance.DU62]-SUM([.C13:.L13])" office:value-type="float" office:value="0">
            <text:p>0 </text:p>
          </table:table-cell>
          <table:table-cell table:style-name="ce84" table:formula="of:=[TrialBalance.EF62]-SUM([.C13:.M13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2" office:value-type="string">
            <text:p>Cost of Sales</text:p>
          </table:table-cell>
          <table:table-cell table:style-name="ce80" table:formula="of:=SUM([.B11:.B13])" office:value-type="float" office:value="0">
            <text:p>0 </text:p>
          </table:table-cell>
          <table:table-cell table:style-name="ce85" table:formula="of:=SUM([.C11:.C13])" office:value-type="float" office:value="0">
            <text:p>0 </text:p>
          </table:table-cell>
          <table:table-cell table:style-name="ce80" table:formula="of:=SUM([.D11:.D13])" office:value-type="float" office:value="0">
            <text:p>0 </text:p>
          </table:table-cell>
          <table:table-cell table:style-name="ce80" table:formula="of:=SUM([.E11:.E13])" office:value-type="float" office:value="0">
            <text:p>0 </text:p>
          </table:table-cell>
          <table:table-cell table:style-name="ce80" table:formula="of:=SUM([.F11:.F13])" office:value-type="float" office:value="0">
            <text:p>0 </text:p>
          </table:table-cell>
          <table:table-cell table:style-name="ce80" table:formula="of:=SUM([.G11:.G13])" office:value-type="float" office:value="0">
            <text:p>0 </text:p>
          </table:table-cell>
          <table:table-cell table:style-name="ce80" table:formula="of:=SUM([.H11:.H13])" office:value-type="float" office:value="0">
            <text:p>0 </text:p>
          </table:table-cell>
          <table:table-cell table:style-name="ce80" table:formula="of:=SUM([.I11:.I13])" office:value-type="float" office:value="0">
            <text:p>0 </text:p>
          </table:table-cell>
          <table:table-cell table:style-name="ce80" table:formula="of:=SUM([.J11:.J13])" office:value-type="float" office:value="0">
            <text:p>0 </text:p>
          </table:table-cell>
          <table:table-cell table:style-name="ce80" table:formula="of:=SUM([.K11:.K13])" office:value-type="float" office:value="0">
            <text:p>0 </text:p>
          </table:table-cell>
          <table:table-cell table:style-name="ce80" table:formula="of:=SUM([.L11:.L13])" office:value-type="float" office:value="0">
            <text:p>0 </text:p>
          </table:table-cell>
          <table:table-cell table:style-name="ce80" table:formula="of:=SUM([.M11:.M13])" office:value-type="float" office:value="0">
            <text:p>0 </text:p>
          </table:table-cell>
          <table:table-cell table:style-name="ce80" table:formula="of:=SUM([.N11:.N13])" office:value-type="float" office:value="0">
            <text:p>0 </text:p>
          </table:table-cell>
          <table:table-cell table:style-name="ce90"/>
          <table:table-cell table:style-name="ce92" table:number-columns-repeated="1009"/>
        </table:table-row>
        <table:table-row table:style-name="ro14">
          <table:table-cell table:style-name="ce72"/>
          <table:table-cell table:style-name="ce81" table:number-columns-repeated="13"/>
          <table:table-cell table:style-name="ce90"/>
          <table:table-cell table:style-name="ce92" table:number-columns-repeated="1009"/>
        </table:table-row>
        <table:table-row table:style-name="ro10">
          <table:table-cell table:style-name="ce72" office:value-type="string">
            <text:p>Gross Profit</text:p>
          </table:table-cell>
          <table:table-cell table:style-name="ce80" table:formula="of:=[.B9]-[.B14]" office:value-type="float" office:value="0">
            <text:p>0 </text:p>
          </table:table-cell>
          <table:table-cell table:style-name="ce80" table:formula="of:=[.C9]-[.C14]" office:value-type="float" office:value="0">
            <text:p>0 </text:p>
          </table:table-cell>
          <table:table-cell table:style-name="ce80" table:formula="of:=[.D9]-[.D14]" office:value-type="float" office:value="0">
            <text:p>0 </text:p>
          </table:table-cell>
          <table:table-cell table:style-name="ce80" table:formula="of:=[.E9]-[.E14]" office:value-type="float" office:value="0">
            <text:p>0 </text:p>
          </table:table-cell>
          <table:table-cell table:style-name="ce80" table:formula="of:=[.F9]-[.F14]" office:value-type="float" office:value="0">
            <text:p>0 </text:p>
          </table:table-cell>
          <table:table-cell table:style-name="ce80" table:formula="of:=[.G9]-[.G14]" office:value-type="float" office:value="0">
            <text:p>0 </text:p>
          </table:table-cell>
          <table:table-cell table:style-name="ce80" table:formula="of:=[.H9]-[.H14]" office:value-type="float" office:value="0">
            <text:p>0 </text:p>
          </table:table-cell>
          <table:table-cell table:style-name="ce80" table:formula="of:=[.I9]-[.I14]" office:value-type="float" office:value="0">
            <text:p>0 </text:p>
          </table:table-cell>
          <table:table-cell table:style-name="ce80" table:formula="of:=[.J9]-[.J14]" office:value-type="float" office:value="0">
            <text:p>0 </text:p>
          </table:table-cell>
          <table:table-cell table:style-name="ce80" table:formula="of:=[.K9]-[.K14]" office:value-type="float" office:value="0">
            <text:p>0 </text:p>
          </table:table-cell>
          <table:table-cell table:style-name="ce80" table:formula="of:=[.L9]-[.L14]" office:value-type="float" office:value="0">
            <text:p>0 </text:p>
          </table:table-cell>
          <table:table-cell table:style-name="ce80" table:formula="of:=[.M9]-[.M14]" office:value-type="float" office:value="0">
            <text:p>0 </text:p>
          </table:table-cell>
          <table:table-cell table:style-name="ce80" table:formula="of:=[.N9]-[.N14]" office:value-type="float" office:value="0">
            <text:p>0 </text:p>
          </table:table-cell>
          <table:table-cell table:style-name="ce90"/>
          <table:table-cell table:style-name="ce92" table:number-columns-repeated="1009"/>
        </table:table-row>
        <table:table-row table:style-name="ro13">
          <table:table-cell table:style-name="ce73" office:value-type="string">
            <text:p>Administrative Expenses</text:p>
          </table:table-cell>
          <table:table-cell table:style-name="ce81"/>
          <table:table-cell table:style-name="ce87" table:number-columns-repeated="12"/>
          <table:table-cell table:style-name="ce90"/>
          <table:table-cell table:style-name="ce92" table:number-columns-repeated="1009"/>
        </table:table-row>
        <table:table-row table:style-name="ro10">
          <table:table-cell table:style-name="ce71" office:value-type="string">
            <text:p>Wages and Salaries</text:p>
          </table:table-cell>
          <table:table-cell table:style-name="ce80" table:formula="of:=SUM([.C18:.N18])" office:value-type="float" office:value="0">
            <text:p>0 </text:p>
          </table:table-cell>
          <table:table-cell table:style-name="ce84" table:formula="of:=[TrialBalance.O64]+[TrialBalance.O65]-0" office:value-type="float" office:value="0">
            <text:p>0 </text:p>
          </table:table-cell>
          <table:table-cell table:style-name="ce84" table:formula="of:=[TrialBalance.Z64]+[TrialBalance.Z65]-[.C18]" office:value-type="float" office:value="0">
            <text:p>0 </text:p>
          </table:table-cell>
          <table:table-cell table:style-name="ce84" table:formula="of:=[TrialBalance.AK64]+[TrialBalance.AK65]-SUM([.C18:.D18])" office:value-type="float" office:value="0">
            <text:p>0 </text:p>
          </table:table-cell>
          <table:table-cell table:style-name="ce84" table:formula="of:=[TrialBalance.AV64]+[TrialBalance.AV65]-SUM([.C18:.E18])" office:value-type="float" office:value="0">
            <text:p>0 </text:p>
          </table:table-cell>
          <table:table-cell table:style-name="ce84" table:formula="of:=[TrialBalance.BG64]+[TrialBalance.BG65]-SUM([.C18:.F18])" office:value-type="float" office:value="0">
            <text:p>0 </text:p>
          </table:table-cell>
          <table:table-cell table:style-name="ce84" table:formula="of:=[TrialBalance.BR64]+[TrialBalance.BR65]-SUM([.C18:.G18])" office:value-type="float" office:value="0">
            <text:p>0 </text:p>
          </table:table-cell>
          <table:table-cell table:style-name="ce84" table:formula="of:=[TrialBalance.CC64]+[TrialBalance.CC65]-SUM([.C18:.H18])" office:value-type="float" office:value="0">
            <text:p>0 </text:p>
          </table:table-cell>
          <table:table-cell table:style-name="ce84" table:formula="of:=[TrialBalance.CN64]+[TrialBalance.CN65]-SUM([.C18:.I18])" office:value-type="float" office:value="0">
            <text:p>0 </text:p>
          </table:table-cell>
          <table:table-cell table:style-name="ce84" table:formula="of:=[TrialBalance.CY64]+[TrialBalance.CY65]-SUM([.C18:.J18])" office:value-type="float" office:value="0">
            <text:p>0 </text:p>
          </table:table-cell>
          <table:table-cell table:style-name="ce84" table:formula="of:=[TrialBalance.DJ64]+[TrialBalance.DJ65]-SUM([.C18:.K18])" office:value-type="float" office:value="0">
            <text:p>0 </text:p>
          </table:table-cell>
          <table:table-cell table:style-name="ce84" table:formula="of:=[TrialBalance.DU64]+[TrialBalance.DU65]-SUM([.C18:.L18])" office:value-type="float" office:value="0">
            <text:p>0 </text:p>
          </table:table-cell>
          <table:table-cell table:style-name="ce84" table:formula="of:=[TrialBalance.EF64]+[TrialBalance.EF65]-SUM([.C18:.M18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1" office:value-type="string">
            <text:p>Directors Wages</text:p>
          </table:table-cell>
          <table:table-cell table:style-name="ce80" table:formula="of:=SUM([.C19:.N19])" office:value-type="float" office:value="0">
            <text:p>0 </text:p>
          </table:table-cell>
          <table:table-cell table:style-name="ce84" table:formula="of:=[TrialBalance.O66]-0" office:value-type="float" office:value="0">
            <text:p>0 </text:p>
          </table:table-cell>
          <table:table-cell table:style-name="ce84" table:formula="of:=[TrialBalance.Z66]-[.C19]" office:value-type="float" office:value="0">
            <text:p>0 </text:p>
          </table:table-cell>
          <table:table-cell table:style-name="ce84" table:formula="of:=[TrialBalance.AK66]-SUM([.C19:.D19])" office:value-type="float" office:value="0">
            <text:p>0 </text:p>
          </table:table-cell>
          <table:table-cell table:style-name="ce84" table:formula="of:=[TrialBalance.AV66]-SUM([.C19:.E19])" office:value-type="float" office:value="0">
            <text:p>0 </text:p>
          </table:table-cell>
          <table:table-cell table:style-name="ce84" table:formula="of:=[TrialBalance.BG66]-SUM([.C19:.F19])" office:value-type="float" office:value="0">
            <text:p>0 </text:p>
          </table:table-cell>
          <table:table-cell table:style-name="ce84" table:formula="of:=[TrialBalance.BR66]-SUM([.C19:.G19])" office:value-type="float" office:value="0">
            <text:p>0 </text:p>
          </table:table-cell>
          <table:table-cell table:style-name="ce84" table:formula="of:=[TrialBalance.CC66]-SUM([.C19:.H19])" office:value-type="float" office:value="0">
            <text:p>0 </text:p>
          </table:table-cell>
          <table:table-cell table:style-name="ce84" table:formula="of:=[TrialBalance.CN66]-SUM([.C19:.I19])" office:value-type="float" office:value="0">
            <text:p>0 </text:p>
          </table:table-cell>
          <table:table-cell table:style-name="ce84" table:formula="of:=[TrialBalance.CY66]-SUM([.C19:.J19])" office:value-type="float" office:value="0">
            <text:p>0 </text:p>
          </table:table-cell>
          <table:table-cell table:style-name="ce84" table:formula="of:=[TrialBalance.DJ66]-SUM([.C19:.K19])" office:value-type="float" office:value="0">
            <text:p>0 </text:p>
          </table:table-cell>
          <table:table-cell table:style-name="ce84" table:formula="of:=[TrialBalance.DU66]-SUM([.C19:.L19])" office:value-type="float" office:value="0">
            <text:p>0 </text:p>
          </table:table-cell>
          <table:table-cell table:style-name="ce84" table:formula="of:=[TrialBalance.EF66]-SUM([.C19:.M19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1" office:value-type="string">
            <text:p>Employers National Insurance</text:p>
          </table:table-cell>
          <table:table-cell table:style-name="ce80" table:formula="of:=SUM([.C20:.N20])" office:value-type="float" office:value="0">
            <text:p>0 </text:p>
          </table:table-cell>
          <table:table-cell table:style-name="ce84" table:formula="of:=[TrialBalance.O67]-0" office:value-type="float" office:value="0">
            <text:p>0 </text:p>
          </table:table-cell>
          <table:table-cell table:style-name="ce84" table:formula="of:=[TrialBalance.Z67]-[.C20]" office:value-type="float" office:value="0">
            <text:p>0 </text:p>
          </table:table-cell>
          <table:table-cell table:style-name="ce84" table:formula="of:=[TrialBalance.AK67]-SUM([.C20:.D20])" office:value-type="float" office:value="0">
            <text:p>0 </text:p>
          </table:table-cell>
          <table:table-cell table:style-name="ce84" table:formula="of:=[TrialBalance.AV67]-SUM([.C20:.E20])" office:value-type="float" office:value="0">
            <text:p>0 </text:p>
          </table:table-cell>
          <table:table-cell table:style-name="ce84" table:formula="of:=[TrialBalance.BG67]-SUM([.C20:.F20])" office:value-type="float" office:value="0">
            <text:p>0 </text:p>
          </table:table-cell>
          <table:table-cell table:style-name="ce84" table:formula="of:=[TrialBalance.BR67]-SUM([.C20:.G20])" office:value-type="float" office:value="0">
            <text:p>0 </text:p>
          </table:table-cell>
          <table:table-cell table:style-name="ce84" table:formula="of:=[TrialBalance.CC67]-SUM([.C20:.H20])" office:value-type="float" office:value="0">
            <text:p>0 </text:p>
          </table:table-cell>
          <table:table-cell table:style-name="ce84" table:formula="of:=[TrialBalance.CN67]-SUM([.C20:.I20])" office:value-type="float" office:value="0">
            <text:p>0 </text:p>
          </table:table-cell>
          <table:table-cell table:style-name="ce84" table:formula="of:=[TrialBalance.CY67]-SUM([.C20:.J20])" office:value-type="float" office:value="0">
            <text:p>0 </text:p>
          </table:table-cell>
          <table:table-cell table:style-name="ce84" table:formula="of:=[TrialBalance.DJ67]-SUM([.C20:.K20])" office:value-type="float" office:value="0">
            <text:p>0 </text:p>
          </table:table-cell>
          <table:table-cell table:style-name="ce84" table:formula="of:=[TrialBalance.DU67]-SUM([.C20:.L20])" office:value-type="float" office:value="0">
            <text:p>0 </text:p>
          </table:table-cell>
          <table:table-cell table:style-name="ce84" table:formula="of:=[TrialBalance.EF67]-SUM([.C20:.M20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4" office:value-type="string">
            <text:p>Premises Rent &amp; Rates</text:p>
          </table:table-cell>
          <table:table-cell table:style-name="ce80" table:formula="of:=SUM([.C21:.N21])" office:value-type="float" office:value="0">
            <text:p>0 </text:p>
          </table:table-cell>
          <table:table-cell table:style-name="ce84" table:formula="of:=[TrialBalance.O68]-0" office:value-type="float" office:value="0">
            <text:p>0 </text:p>
          </table:table-cell>
          <table:table-cell table:style-name="ce84" table:formula="of:=[TrialBalance.Z68]-[.C21]" office:value-type="float" office:value="0">
            <text:p>0 </text:p>
          </table:table-cell>
          <table:table-cell table:style-name="ce84" table:formula="of:=[TrialBalance.AK68]-SUM([.C21:.D21])" office:value-type="float" office:value="0">
            <text:p>0 </text:p>
          </table:table-cell>
          <table:table-cell table:style-name="ce84" table:formula="of:=[TrialBalance.AV68]-SUM([.C21:.E21])" office:value-type="float" office:value="0">
            <text:p>0 </text:p>
          </table:table-cell>
          <table:table-cell table:style-name="ce84" table:formula="of:=[TrialBalance.BG68]-SUM([.C21:.F21])" office:value-type="float" office:value="0">
            <text:p>0 </text:p>
          </table:table-cell>
          <table:table-cell table:style-name="ce84" table:formula="of:=[TrialBalance.BR68]-SUM([.C21:.G21])" office:value-type="float" office:value="0">
            <text:p>0 </text:p>
          </table:table-cell>
          <table:table-cell table:style-name="ce84" table:formula="of:=[TrialBalance.CC68]-SUM([.C21:.H21])" office:value-type="float" office:value="0">
            <text:p>0 </text:p>
          </table:table-cell>
          <table:table-cell table:style-name="ce84" table:formula="of:=[TrialBalance.CN68]-SUM([.C21:.I21])" office:value-type="float" office:value="0">
            <text:p>0 </text:p>
          </table:table-cell>
          <table:table-cell table:style-name="ce84" table:formula="of:=[TrialBalance.CY68]-SUM([.C21:.J21])" office:value-type="float" office:value="0">
            <text:p>0 </text:p>
          </table:table-cell>
          <table:table-cell table:style-name="ce84" table:formula="of:=[TrialBalance.DJ68]-SUM([.C21:.K21])" office:value-type="float" office:value="0">
            <text:p>0 </text:p>
          </table:table-cell>
          <table:table-cell table:style-name="ce84" table:formula="of:=[TrialBalance.DU68]-SUM([.C21:.L21])" office:value-type="float" office:value="0">
            <text:p>0 </text:p>
          </table:table-cell>
          <table:table-cell table:style-name="ce84" table:formula="of:=[TrialBalance.EF68]-SUM([.C21:.M21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4" office:value-type="string">
            <text:p>Premises Light &amp; Heating</text:p>
          </table:table-cell>
          <table:table-cell table:style-name="ce80" table:formula="of:=SUM([.C22:.N22])" office:value-type="float" office:value="0">
            <text:p>0 </text:p>
          </table:table-cell>
          <table:table-cell table:style-name="ce84" table:formula="of:=[TrialBalance.O69]-0" office:value-type="float" office:value="0">
            <text:p>0 </text:p>
          </table:table-cell>
          <table:table-cell table:style-name="ce84" table:formula="of:=[TrialBalance.Z69]-[.C22]" office:value-type="float" office:value="0">
            <text:p>0 </text:p>
          </table:table-cell>
          <table:table-cell table:style-name="ce84" table:formula="of:=[TrialBalance.AK69]-SUM([.C22:.D22])" office:value-type="float" office:value="0">
            <text:p>0 </text:p>
          </table:table-cell>
          <table:table-cell table:style-name="ce84" table:formula="of:=[TrialBalance.AV69]-SUM([.C22:.E22])" office:value-type="float" office:value="0">
            <text:p>0 </text:p>
          </table:table-cell>
          <table:table-cell table:style-name="ce84" table:formula="of:=[TrialBalance.BG69]-SUM([.C22:.F22])" office:value-type="float" office:value="0">
            <text:p>0 </text:p>
          </table:table-cell>
          <table:table-cell table:style-name="ce84" table:formula="of:=[TrialBalance.BR69]-SUM([.C22:.G22])" office:value-type="float" office:value="0">
            <text:p>0 </text:p>
          </table:table-cell>
          <table:table-cell table:style-name="ce84" table:formula="of:=[TrialBalance.CC69]-SUM([.C22:.H22])" office:value-type="float" office:value="0">
            <text:p>0 </text:p>
          </table:table-cell>
          <table:table-cell table:style-name="ce84" table:formula="of:=[TrialBalance.CN69]-SUM([.C22:.I22])" office:value-type="float" office:value="0">
            <text:p>0 </text:p>
          </table:table-cell>
          <table:table-cell table:style-name="ce84" table:formula="of:=[TrialBalance.CY69]-SUM([.C22:.J22])" office:value-type="float" office:value="0">
            <text:p>0 </text:p>
          </table:table-cell>
          <table:table-cell table:style-name="ce84" table:formula="of:=[TrialBalance.DJ69]-SUM([.C22:.K22])" office:value-type="float" office:value="0">
            <text:p>0 </text:p>
          </table:table-cell>
          <table:table-cell table:style-name="ce84" table:formula="of:=[TrialBalance.DU69]-SUM([.C22:.L22])" office:value-type="float" office:value="0">
            <text:p>0 </text:p>
          </table:table-cell>
          <table:table-cell table:style-name="ce84" table:formula="of:=[TrialBalance.EF69]-SUM([.C22:.M22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4" office:value-type="string">
            <text:p>Distribution Transport Costs</text:p>
          </table:table-cell>
          <table:table-cell table:style-name="ce80" table:formula="of:=SUM([.C23:.N23])" office:value-type="float" office:value="0">
            <text:p>0 </text:p>
          </table:table-cell>
          <table:table-cell table:style-name="ce84" table:formula="of:=[TrialBalance.O70]-0" office:value-type="float" office:value="0">
            <text:p>0 </text:p>
          </table:table-cell>
          <table:table-cell table:style-name="ce84" table:formula="of:=[TrialBalance.Z70]-[.C23]" office:value-type="float" office:value="0">
            <text:p>0 </text:p>
          </table:table-cell>
          <table:table-cell table:style-name="ce84" table:formula="of:=[TrialBalance.AK70]-SUM([.C23:.D23])" office:value-type="float" office:value="0">
            <text:p>0 </text:p>
          </table:table-cell>
          <table:table-cell table:style-name="ce84" table:formula="of:=[TrialBalance.AV70]-SUM([.C23:.E23])" office:value-type="float" office:value="0">
            <text:p>0 </text:p>
          </table:table-cell>
          <table:table-cell table:style-name="ce84" table:formula="of:=[TrialBalance.BG70]-SUM([.C23:.F23])" office:value-type="float" office:value="0">
            <text:p>0 </text:p>
          </table:table-cell>
          <table:table-cell table:style-name="ce84" table:formula="of:=[TrialBalance.BR70]-SUM([.C23:.G23])" office:value-type="float" office:value="0">
            <text:p>0 </text:p>
          </table:table-cell>
          <table:table-cell table:style-name="ce84" table:formula="of:=[TrialBalance.CC70]-SUM([.C23:.H23])" office:value-type="float" office:value="0">
            <text:p>0 </text:p>
          </table:table-cell>
          <table:table-cell table:style-name="ce84" table:formula="of:=[TrialBalance.CN70]-SUM([.C23:.I23])" office:value-type="float" office:value="0">
            <text:p>0 </text:p>
          </table:table-cell>
          <table:table-cell table:style-name="ce84" table:formula="of:=[TrialBalance.CY70]-SUM([.C23:.J23])" office:value-type="float" office:value="0">
            <text:p>0 </text:p>
          </table:table-cell>
          <table:table-cell table:style-name="ce84" table:formula="of:=[TrialBalance.DJ70]-SUM([.C23:.K23])" office:value-type="float" office:value="0">
            <text:p>0 </text:p>
          </table:table-cell>
          <table:table-cell table:style-name="ce84" table:formula="of:=[TrialBalance.DU70]-SUM([.C23:.L23])" office:value-type="float" office:value="0">
            <text:p>0 </text:p>
          </table:table-cell>
          <table:table-cell table:style-name="ce84" table:formula="of:=[TrialBalance.EF70]-SUM([.C23:.M23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4" office:value-type="string">
            <text:p>Equipment Tools &amp; Plant Hire</text:p>
          </table:table-cell>
          <table:table-cell table:style-name="ce80" table:formula="of:=SUM([.C24:.N24])" office:value-type="float" office:value="0">
            <text:p>0 </text:p>
          </table:table-cell>
          <table:table-cell table:style-name="ce84" table:formula="of:=[TrialBalance.O71]-0" office:value-type="float" office:value="0">
            <text:p>0 </text:p>
          </table:table-cell>
          <table:table-cell table:style-name="ce84" table:formula="of:=[TrialBalance.Z71]-[.C24]" office:value-type="float" office:value="0">
            <text:p>0 </text:p>
          </table:table-cell>
          <table:table-cell table:style-name="ce84" table:formula="of:=[TrialBalance.AK71]-SUM([.C24:.D24])" office:value-type="float" office:value="0">
            <text:p>0 </text:p>
          </table:table-cell>
          <table:table-cell table:style-name="ce84" table:formula="of:=[TrialBalance.AV71]-SUM([.C24:.E24])" office:value-type="float" office:value="0">
            <text:p>0 </text:p>
          </table:table-cell>
          <table:table-cell table:style-name="ce84" table:formula="of:=[TrialBalance.BG71]-SUM([.C24:.F24])" office:value-type="float" office:value="0">
            <text:p>0 </text:p>
          </table:table-cell>
          <table:table-cell table:style-name="ce84" table:formula="of:=[TrialBalance.BR71]-SUM([.C24:.G24])" office:value-type="float" office:value="0">
            <text:p>0 </text:p>
          </table:table-cell>
          <table:table-cell table:style-name="ce84" table:formula="of:=[TrialBalance.CC71]-SUM([.C24:.H24])" office:value-type="float" office:value="0">
            <text:p>0 </text:p>
          </table:table-cell>
          <table:table-cell table:style-name="ce84" table:formula="of:=[TrialBalance.CN71]-SUM([.C24:.I24])" office:value-type="float" office:value="0">
            <text:p>0 </text:p>
          </table:table-cell>
          <table:table-cell table:style-name="ce84" table:formula="of:=[TrialBalance.CY71]-SUM([.C24:.J24])" office:value-type="float" office:value="0">
            <text:p>0 </text:p>
          </table:table-cell>
          <table:table-cell table:style-name="ce84" table:formula="of:=[TrialBalance.DJ71]-SUM([.C24:.K24])" office:value-type="float" office:value="0">
            <text:p>0 </text:p>
          </table:table-cell>
          <table:table-cell table:style-name="ce84" table:formula="of:=[TrialBalance.DU71]-SUM([.C24:.L24])" office:value-type="float" office:value="0">
            <text:p>0 </text:p>
          </table:table-cell>
          <table:table-cell table:style-name="ce84" table:formula="of:=[TrialBalance.EF71]-SUM([.C24:.M24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4" office:value-type="string">
            <text:p>Repairs &amp; Maintenance</text:p>
          </table:table-cell>
          <table:table-cell table:style-name="ce80" table:formula="of:=SUM([.C25:.N25])" office:value-type="float" office:value="0">
            <text:p>0 </text:p>
          </table:table-cell>
          <table:table-cell table:style-name="ce84" table:formula="of:=[TrialBalance.O72]-0" office:value-type="float" office:value="0">
            <text:p>0 </text:p>
          </table:table-cell>
          <table:table-cell table:style-name="ce84" table:formula="of:=[TrialBalance.Z72]-[.C25]" office:value-type="float" office:value="0">
            <text:p>0 </text:p>
          </table:table-cell>
          <table:table-cell table:style-name="ce84" table:formula="of:=[TrialBalance.AK72]-SUM([.C25:.D25])" office:value-type="float" office:value="0">
            <text:p>0 </text:p>
          </table:table-cell>
          <table:table-cell table:style-name="ce84" table:formula="of:=[TrialBalance.AV72]-SUM([.C25:.E25])" office:value-type="float" office:value="0">
            <text:p>0 </text:p>
          </table:table-cell>
          <table:table-cell table:style-name="ce84" table:formula="of:=[TrialBalance.BG72]-SUM([.C25:.F25])" office:value-type="float" office:value="0">
            <text:p>0 </text:p>
          </table:table-cell>
          <table:table-cell table:style-name="ce84" table:formula="of:=[TrialBalance.BR72]-SUM([.C25:.G25])" office:value-type="float" office:value="0">
            <text:p>0 </text:p>
          </table:table-cell>
          <table:table-cell table:style-name="ce84" table:formula="of:=[TrialBalance.CC72]-SUM([.C25:.H25])" office:value-type="float" office:value="0">
            <text:p>0 </text:p>
          </table:table-cell>
          <table:table-cell table:style-name="ce84" table:formula="of:=[TrialBalance.CN72]-SUM([.C25:.I25])" office:value-type="float" office:value="0">
            <text:p>0 </text:p>
          </table:table-cell>
          <table:table-cell table:style-name="ce84" table:formula="of:=[TrialBalance.CY72]-SUM([.C25:.J25])" office:value-type="float" office:value="0">
            <text:p>0 </text:p>
          </table:table-cell>
          <table:table-cell table:style-name="ce84" table:formula="of:=[TrialBalance.DJ72]-SUM([.C25:.K25])" office:value-type="float" office:value="0">
            <text:p>0 </text:p>
          </table:table-cell>
          <table:table-cell table:style-name="ce84" table:formula="of:=[TrialBalance.DU72]-SUM([.C25:.L25])" office:value-type="float" office:value="0">
            <text:p>0 </text:p>
          </table:table-cell>
          <table:table-cell table:style-name="ce84" table:formula="of:=[TrialBalance.EF72]-SUM([.C25:.M25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4" office:value-type="string">
            <text:p>Consumable Materials</text:p>
          </table:table-cell>
          <table:table-cell table:style-name="ce80" table:formula="of:=SUM([.C26:.N26])" office:value-type="float" office:value="0">
            <text:p>0 </text:p>
          </table:table-cell>
          <table:table-cell table:style-name="ce84" table:formula="of:=[TrialBalance.O73]-0" office:value-type="float" office:value="0">
            <text:p>0 </text:p>
          </table:table-cell>
          <table:table-cell table:style-name="ce84" table:formula="of:=[TrialBalance.Z73]-[.C26]" office:value-type="float" office:value="0">
            <text:p>0 </text:p>
          </table:table-cell>
          <table:table-cell table:style-name="ce84" table:formula="of:=[TrialBalance.AK73]-SUM([.C26:.D26])" office:value-type="float" office:value="0">
            <text:p>0 </text:p>
          </table:table-cell>
          <table:table-cell table:style-name="ce84" table:formula="of:=[TrialBalance.AV73]-SUM([.C26:.E26])" office:value-type="float" office:value="0">
            <text:p>0 </text:p>
          </table:table-cell>
          <table:table-cell table:style-name="ce84" table:formula="of:=[TrialBalance.BG73]-SUM([.C26:.F26])" office:value-type="float" office:value="0">
            <text:p>0 </text:p>
          </table:table-cell>
          <table:table-cell table:style-name="ce84" table:formula="of:=[TrialBalance.BR73]-SUM([.C26:.G26])" office:value-type="float" office:value="0">
            <text:p>0 </text:p>
          </table:table-cell>
          <table:table-cell table:style-name="ce84" table:formula="of:=[TrialBalance.CC73]-SUM([.C26:.H26])" office:value-type="float" office:value="0">
            <text:p>0 </text:p>
          </table:table-cell>
          <table:table-cell table:style-name="ce84" table:formula="of:=[TrialBalance.CN73]-SUM([.C26:.I26])" office:value-type="float" office:value="0">
            <text:p>0 </text:p>
          </table:table-cell>
          <table:table-cell table:style-name="ce84" table:formula="of:=[TrialBalance.CY73]-SUM([.C26:.J26])" office:value-type="float" office:value="0">
            <text:p>0 </text:p>
          </table:table-cell>
          <table:table-cell table:style-name="ce84" table:formula="of:=[TrialBalance.DJ73]-SUM([.C26:.K26])" office:value-type="float" office:value="0">
            <text:p>0 </text:p>
          </table:table-cell>
          <table:table-cell table:style-name="ce84" table:formula="of:=[TrialBalance.DU73]-SUM([.C26:.L26])" office:value-type="float" office:value="0">
            <text:p>0 </text:p>
          </table:table-cell>
          <table:table-cell table:style-name="ce84" table:formula="of:=[TrialBalance.EF73]-SUM([.C26:.M26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4" office:value-type="string">
            <text:p>Advertising &amp; Promotion</text:p>
          </table:table-cell>
          <table:table-cell table:style-name="ce80" table:formula="of:=SUM([.C27:.N27])" office:value-type="float" office:value="0">
            <text:p>0 </text:p>
          </table:table-cell>
          <table:table-cell table:style-name="ce84" table:formula="of:=[TrialBalance.O74]-0" office:value-type="float" office:value="0">
            <text:p>0 </text:p>
          </table:table-cell>
          <table:table-cell table:style-name="ce84" table:formula="of:=[TrialBalance.Z74]-[.C27]" office:value-type="float" office:value="0">
            <text:p>0 </text:p>
          </table:table-cell>
          <table:table-cell table:style-name="ce84" table:formula="of:=[TrialBalance.AK74]-SUM([.C27:.D27])" office:value-type="float" office:value="0">
            <text:p>0 </text:p>
          </table:table-cell>
          <table:table-cell table:style-name="ce84" table:formula="of:=[TrialBalance.AV74]-SUM([.C27:.E27])" office:value-type="float" office:value="0">
            <text:p>0 </text:p>
          </table:table-cell>
          <table:table-cell table:style-name="ce84" table:formula="of:=[TrialBalance.BG74]-SUM([.C27:.F27])" office:value-type="float" office:value="0">
            <text:p>0 </text:p>
          </table:table-cell>
          <table:table-cell table:style-name="ce84" table:formula="of:=[TrialBalance.BR74]-SUM([.C27:.G27])" office:value-type="float" office:value="0">
            <text:p>0 </text:p>
          </table:table-cell>
          <table:table-cell table:style-name="ce84" table:formula="of:=[TrialBalance.CC74]-SUM([.C27:.H27])" office:value-type="float" office:value="0">
            <text:p>0 </text:p>
          </table:table-cell>
          <table:table-cell table:style-name="ce84" table:formula="of:=[TrialBalance.CN74]-SUM([.C27:.I27])" office:value-type="float" office:value="0">
            <text:p>0 </text:p>
          </table:table-cell>
          <table:table-cell table:style-name="ce84" table:formula="of:=[TrialBalance.CY74]-SUM([.C27:.J27])" office:value-type="float" office:value="0">
            <text:p>0 </text:p>
          </table:table-cell>
          <table:table-cell table:style-name="ce84" table:formula="of:=[TrialBalance.DJ74]-SUM([.C27:.K27])" office:value-type="float" office:value="0">
            <text:p>0 </text:p>
          </table:table-cell>
          <table:table-cell table:style-name="ce84" table:formula="of:=[TrialBalance.DU74]-SUM([.C27:.L27])" office:value-type="float" office:value="0">
            <text:p>0 </text:p>
          </table:table-cell>
          <table:table-cell table:style-name="ce84" table:formula="of:=[TrialBalance.EF74]-SUM([.C27:.M27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4" office:value-type="string">
            <text:p>Telephone Postage &amp; Stationery</text:p>
          </table:table-cell>
          <table:table-cell table:style-name="ce80" table:formula="of:=SUM([.C28:.N28])" office:value-type="float" office:value="0">
            <text:p>0 </text:p>
          </table:table-cell>
          <table:table-cell table:style-name="ce84" table:formula="of:=[TrialBalance.O75]-0" office:value-type="float" office:value="0">
            <text:p>0 </text:p>
          </table:table-cell>
          <table:table-cell table:style-name="ce84" table:formula="of:=[TrialBalance.Z75]-[.C28]" office:value-type="float" office:value="0">
            <text:p>0 </text:p>
          </table:table-cell>
          <table:table-cell table:style-name="ce84" table:formula="of:=[TrialBalance.AK75]-SUM([.C28:.D28])" office:value-type="float" office:value="0">
            <text:p>0 </text:p>
          </table:table-cell>
          <table:table-cell table:style-name="ce84" table:formula="of:=[TrialBalance.AV75]-SUM([.C28:.E28])" office:value-type="float" office:value="0">
            <text:p>0 </text:p>
          </table:table-cell>
          <table:table-cell table:style-name="ce84" table:formula="of:=[TrialBalance.BG75]-SUM([.C28:.F28])" office:value-type="float" office:value="0">
            <text:p>0 </text:p>
          </table:table-cell>
          <table:table-cell table:style-name="ce84" table:formula="of:=[TrialBalance.BR75]-SUM([.C28:.G28])" office:value-type="float" office:value="0">
            <text:p>0 </text:p>
          </table:table-cell>
          <table:table-cell table:style-name="ce84" table:formula="of:=[TrialBalance.CC75]-SUM([.C28:.H28])" office:value-type="float" office:value="0">
            <text:p>0 </text:p>
          </table:table-cell>
          <table:table-cell table:style-name="ce84" table:formula="of:=[TrialBalance.CN75]-SUM([.C28:.I28])" office:value-type="float" office:value="0">
            <text:p>0 </text:p>
          </table:table-cell>
          <table:table-cell table:style-name="ce84" table:formula="of:=[TrialBalance.CY75]-SUM([.C28:.J28])" office:value-type="float" office:value="0">
            <text:p>0 </text:p>
          </table:table-cell>
          <table:table-cell table:style-name="ce84" table:formula="of:=[TrialBalance.DJ75]-SUM([.C28:.K28])" office:value-type="float" office:value="0">
            <text:p>0 </text:p>
          </table:table-cell>
          <table:table-cell table:style-name="ce84" table:formula="of:=[TrialBalance.DU75]-SUM([.C28:.L28])" office:value-type="float" office:value="0">
            <text:p>0 </text:p>
          </table:table-cell>
          <table:table-cell table:style-name="ce84" table:formula="of:=[TrialBalance.EF75]-SUM([.C28:.M28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4" office:value-type="string">
            <text:p>Travel &amp; Hotel Expenses</text:p>
          </table:table-cell>
          <table:table-cell table:style-name="ce80" table:formula="of:=SUM([.C29:.N29])" office:value-type="float" office:value="0">
            <text:p>0 </text:p>
          </table:table-cell>
          <table:table-cell table:style-name="ce84" table:formula="of:=[TrialBalance.O76]-0" office:value-type="float" office:value="0">
            <text:p>0 </text:p>
          </table:table-cell>
          <table:table-cell table:style-name="ce84" table:formula="of:=[TrialBalance.Z76]-[.C29]" office:value-type="float" office:value="0">
            <text:p>0 </text:p>
          </table:table-cell>
          <table:table-cell table:style-name="ce84" table:formula="of:=[TrialBalance.AK76]-SUM([.C29:.D29])" office:value-type="float" office:value="0">
            <text:p>0 </text:p>
          </table:table-cell>
          <table:table-cell table:style-name="ce84" table:formula="of:=[TrialBalance.AV76]-SUM([.C29:.E29])" office:value-type="float" office:value="0">
            <text:p>0 </text:p>
          </table:table-cell>
          <table:table-cell table:style-name="ce84" table:formula="of:=[TrialBalance.BG76]-SUM([.C29:.F29])" office:value-type="float" office:value="0">
            <text:p>0 </text:p>
          </table:table-cell>
          <table:table-cell table:style-name="ce84" table:formula="of:=[TrialBalance.BR76]-SUM([.C29:.G29])" office:value-type="float" office:value="0">
            <text:p>0 </text:p>
          </table:table-cell>
          <table:table-cell table:style-name="ce84" table:formula="of:=[TrialBalance.CC76]-SUM([.C29:.H29])" office:value-type="float" office:value="0">
            <text:p>0 </text:p>
          </table:table-cell>
          <table:table-cell table:style-name="ce84" table:formula="of:=[TrialBalance.CN76]-SUM([.C29:.I29])" office:value-type="float" office:value="0">
            <text:p>0 </text:p>
          </table:table-cell>
          <table:table-cell table:style-name="ce84" table:formula="of:=[TrialBalance.CY76]-SUM([.C29:.J29])" office:value-type="float" office:value="0">
            <text:p>0 </text:p>
          </table:table-cell>
          <table:table-cell table:style-name="ce84" table:formula="of:=[TrialBalance.DJ76]-SUM([.C29:.K29])" office:value-type="float" office:value="0">
            <text:p>0 </text:p>
          </table:table-cell>
          <table:table-cell table:style-name="ce84" table:formula="of:=[TrialBalance.DU76]-SUM([.C29:.L29])" office:value-type="float" office:value="0">
            <text:p>0 </text:p>
          </table:table-cell>
          <table:table-cell table:style-name="ce84" table:formula="of:=[TrialBalance.EF76]-SUM([.C29:.M29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4" office:value-type="string">
            <text:p>Motor Vehicle Expenses</text:p>
          </table:table-cell>
          <table:table-cell table:style-name="ce80" table:formula="of:=SUM([.C30:.N30])" office:value-type="float" office:value="0">
            <text:p>0 </text:p>
          </table:table-cell>
          <table:table-cell table:style-name="ce84" table:formula="of:=[TrialBalance.O77]-0" office:value-type="float" office:value="0">
            <text:p>0 </text:p>
          </table:table-cell>
          <table:table-cell table:style-name="ce84" table:formula="of:=[TrialBalance.Z77]-[.C30]" office:value-type="float" office:value="0">
            <text:p>0 </text:p>
          </table:table-cell>
          <table:table-cell table:style-name="ce84" table:formula="of:=[TrialBalance.AK77]-SUM([.C30:.D30])" office:value-type="float" office:value="0">
            <text:p>0 </text:p>
          </table:table-cell>
          <table:table-cell table:style-name="ce84" table:formula="of:=[TrialBalance.AV77]-SUM([.C30:.E30])" office:value-type="float" office:value="0">
            <text:p>0 </text:p>
          </table:table-cell>
          <table:table-cell table:style-name="ce84" table:formula="of:=[TrialBalance.BG77]-SUM([.C30:.F30])" office:value-type="float" office:value="0">
            <text:p>0 </text:p>
          </table:table-cell>
          <table:table-cell table:style-name="ce84" table:formula="of:=[TrialBalance.BR77]-SUM([.C30:.G30])" office:value-type="float" office:value="0">
            <text:p>0 </text:p>
          </table:table-cell>
          <table:table-cell table:style-name="ce84" table:formula="of:=[TrialBalance.CC77]-SUM([.C30:.H30])" office:value-type="float" office:value="0">
            <text:p>0 </text:p>
          </table:table-cell>
          <table:table-cell table:style-name="ce84" table:formula="of:=[TrialBalance.CN77]-SUM([.C30:.I30])" office:value-type="float" office:value="0">
            <text:p>0 </text:p>
          </table:table-cell>
          <table:table-cell table:style-name="ce84" table:formula="of:=[TrialBalance.CY77]-SUM([.C30:.J30])" office:value-type="float" office:value="0">
            <text:p>0 </text:p>
          </table:table-cell>
          <table:table-cell table:style-name="ce84" table:formula="of:=[TrialBalance.DJ77]-SUM([.C30:.K30])" office:value-type="float" office:value="0">
            <text:p>0 </text:p>
          </table:table-cell>
          <table:table-cell table:style-name="ce84" table:formula="of:=[TrialBalance.DU77]-SUM([.C30:.L30])" office:value-type="float" office:value="0">
            <text:p>0 </text:p>
          </table:table-cell>
          <table:table-cell table:style-name="ce84" table:formula="of:=[TrialBalance.EF77]-SUM([.C30:.M30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4" office:value-type="string">
            <text:p>Insurance Costs</text:p>
          </table:table-cell>
          <table:table-cell table:style-name="ce80" table:formula="of:=SUM([.C31:.N31])" office:value-type="float" office:value="0">
            <text:p>0 </text:p>
          </table:table-cell>
          <table:table-cell table:style-name="ce84" table:formula="of:=[TrialBalance.O78]-0" office:value-type="float" office:value="0">
            <text:p>0 </text:p>
          </table:table-cell>
          <table:table-cell table:style-name="ce84" table:formula="of:=[TrialBalance.Z78]-[.C31]" office:value-type="float" office:value="0">
            <text:p>0 </text:p>
          </table:table-cell>
          <table:table-cell table:style-name="ce84" table:formula="of:=[TrialBalance.AK78]-SUM([.C31:.D31])" office:value-type="float" office:value="0">
            <text:p>0 </text:p>
          </table:table-cell>
          <table:table-cell table:style-name="ce84" table:formula="of:=[TrialBalance.AV78]-SUM([.C31:.E31])" office:value-type="float" office:value="0">
            <text:p>0 </text:p>
          </table:table-cell>
          <table:table-cell table:style-name="ce84" table:formula="of:=[TrialBalance.BG78]-SUM([.C31:.F31])" office:value-type="float" office:value="0">
            <text:p>0 </text:p>
          </table:table-cell>
          <table:table-cell table:style-name="ce84" table:formula="of:=[TrialBalance.BR78]-SUM([.C31:.G31])" office:value-type="float" office:value="0">
            <text:p>0 </text:p>
          </table:table-cell>
          <table:table-cell table:style-name="ce84" table:formula="of:=[TrialBalance.CC78]-SUM([.C31:.H31])" office:value-type="float" office:value="0">
            <text:p>0 </text:p>
          </table:table-cell>
          <table:table-cell table:style-name="ce84" table:formula="of:=[TrialBalance.CN78]-SUM([.C31:.I31])" office:value-type="float" office:value="0">
            <text:p>0 </text:p>
          </table:table-cell>
          <table:table-cell table:style-name="ce84" table:formula="of:=[TrialBalance.CY78]-SUM([.C31:.J31])" office:value-type="float" office:value="0">
            <text:p>0 </text:p>
          </table:table-cell>
          <table:table-cell table:style-name="ce84" table:formula="of:=[TrialBalance.DJ78]-SUM([.C31:.K31])" office:value-type="float" office:value="0">
            <text:p>0 </text:p>
          </table:table-cell>
          <table:table-cell table:style-name="ce84" table:formula="of:=[TrialBalance.DU78]-SUM([.C31:.L31])" office:value-type="float" office:value="0">
            <text:p>0 </text:p>
          </table:table-cell>
          <table:table-cell table:style-name="ce84" table:formula="of:=[TrialBalance.EF78]-SUM([.C31:.M31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4" office:value-type="string">
            <text:p>Leasing Charges</text:p>
          </table:table-cell>
          <table:table-cell table:style-name="ce80" table:formula="of:=SUM([.C32:.N32])" office:value-type="float" office:value="0">
            <text:p>0 </text:p>
          </table:table-cell>
          <table:table-cell table:style-name="ce84" table:formula="of:=[TrialBalance.O79]-0" office:value-type="float" office:value="0">
            <text:p>0 </text:p>
          </table:table-cell>
          <table:table-cell table:style-name="ce84" table:formula="of:=[TrialBalance.Z79]-[.C32]" office:value-type="float" office:value="0">
            <text:p>0 </text:p>
          </table:table-cell>
          <table:table-cell table:style-name="ce84" table:formula="of:=[TrialBalance.AK79]-SUM([.C32:.D32])" office:value-type="float" office:value="0">
            <text:p>0 </text:p>
          </table:table-cell>
          <table:table-cell table:style-name="ce84" table:formula="of:=[TrialBalance.AV79]-SUM([.C32:.E32])" office:value-type="float" office:value="0">
            <text:p>0 </text:p>
          </table:table-cell>
          <table:table-cell table:style-name="ce84" table:formula="of:=[TrialBalance.BG79]-SUM([.C32:.F32])" office:value-type="float" office:value="0">
            <text:p>0 </text:p>
          </table:table-cell>
          <table:table-cell table:style-name="ce84" table:formula="of:=[TrialBalance.BR79]-SUM([.C32:.G32])" office:value-type="float" office:value="0">
            <text:p>0 </text:p>
          </table:table-cell>
          <table:table-cell table:style-name="ce84" table:formula="of:=[TrialBalance.CC79]-SUM([.C32:.H32])" office:value-type="float" office:value="0">
            <text:p>0 </text:p>
          </table:table-cell>
          <table:table-cell table:style-name="ce84" table:formula="of:=[TrialBalance.CN79]-SUM([.C32:.I32])" office:value-type="float" office:value="0">
            <text:p>0 </text:p>
          </table:table-cell>
          <table:table-cell table:style-name="ce84" table:formula="of:=[TrialBalance.CY79]-SUM([.C32:.J32])" office:value-type="float" office:value="0">
            <text:p>0 </text:p>
          </table:table-cell>
          <table:table-cell table:style-name="ce84" table:formula="of:=[TrialBalance.DJ79]-SUM([.C32:.K32])" office:value-type="float" office:value="0">
            <text:p>0 </text:p>
          </table:table-cell>
          <table:table-cell table:style-name="ce84" table:formula="of:=[TrialBalance.DU79]-SUM([.C32:.L32])" office:value-type="float" office:value="0">
            <text:p>0 </text:p>
          </table:table-cell>
          <table:table-cell table:style-name="ce84" table:formula="of:=[TrialBalance.EF79]-SUM([.C32:.M32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4" office:value-type="string">
            <text:p>Legal &amp; Professional Fees</text:p>
          </table:table-cell>
          <table:table-cell table:style-name="ce80" table:formula="of:=SUM([.C33:.N33])" office:value-type="float" office:value="0">
            <text:p>0 </text:p>
          </table:table-cell>
          <table:table-cell table:style-name="ce84" table:formula="of:=[TrialBalance.O80]-0" office:value-type="float" office:value="0">
            <text:p>0 </text:p>
          </table:table-cell>
          <table:table-cell table:style-name="ce84" table:formula="of:=[TrialBalance.Z80]-[.C33]" office:value-type="float" office:value="0">
            <text:p>0 </text:p>
          </table:table-cell>
          <table:table-cell table:style-name="ce84" table:formula="of:=[TrialBalance.AK80]-SUM([.C33:.D33])" office:value-type="float" office:value="0">
            <text:p>0 </text:p>
          </table:table-cell>
          <table:table-cell table:style-name="ce84" table:formula="of:=[TrialBalance.AV80]-SUM([.C33:.E33])" office:value-type="float" office:value="0">
            <text:p>0 </text:p>
          </table:table-cell>
          <table:table-cell table:style-name="ce84" table:formula="of:=[TrialBalance.BG80]-SUM([.C33:.F33])" office:value-type="float" office:value="0">
            <text:p>0 </text:p>
          </table:table-cell>
          <table:table-cell table:style-name="ce84" table:formula="of:=[TrialBalance.BR80]-SUM([.C33:.G33])" office:value-type="float" office:value="0">
            <text:p>0 </text:p>
          </table:table-cell>
          <table:table-cell table:style-name="ce84" table:formula="of:=[TrialBalance.CC80]-SUM([.C33:.H33])" office:value-type="float" office:value="0">
            <text:p>0 </text:p>
          </table:table-cell>
          <table:table-cell table:style-name="ce84" table:formula="of:=[TrialBalance.CN80]-SUM([.C33:.I33])" office:value-type="float" office:value="0">
            <text:p>0 </text:p>
          </table:table-cell>
          <table:table-cell table:style-name="ce84" table:formula="of:=[TrialBalance.CY80]-SUM([.C33:.J33])" office:value-type="float" office:value="0">
            <text:p>0 </text:p>
          </table:table-cell>
          <table:table-cell table:style-name="ce84" table:formula="of:=[TrialBalance.DJ80]-SUM([.C33:.K33])" office:value-type="float" office:value="0">
            <text:p>0 </text:p>
          </table:table-cell>
          <table:table-cell table:style-name="ce84" table:formula="of:=[TrialBalance.DU80]-SUM([.C33:.L33])" office:value-type="float" office:value="0">
            <text:p>0 </text:p>
          </table:table-cell>
          <table:table-cell table:style-name="ce84" table:formula="of:=[TrialBalance.EF80]-SUM([.C33:.M33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4" office:value-type="string">
            <text:p>Bad Debts written off</text:p>
          </table:table-cell>
          <table:table-cell table:style-name="ce80" table:formula="of:=SUM([.C34:.N34])" office:value-type="float" office:value="0">
            <text:p>0 </text:p>
          </table:table-cell>
          <table:table-cell table:style-name="ce84" table:formula="of:=[TrialBalance.O81]-0" office:value-type="float" office:value="0">
            <text:p>0 </text:p>
          </table:table-cell>
          <table:table-cell table:style-name="ce84" table:formula="of:=[TrialBalance.Z81]-[.C34]" office:value-type="float" office:value="0">
            <text:p>0 </text:p>
          </table:table-cell>
          <table:table-cell table:style-name="ce84" table:formula="of:=[TrialBalance.AK81]-SUM([.C34:.D34])" office:value-type="float" office:value="0">
            <text:p>0 </text:p>
          </table:table-cell>
          <table:table-cell table:style-name="ce84" table:formula="of:=[TrialBalance.AV81]-SUM([.C34:.E34])" office:value-type="float" office:value="0">
            <text:p>0 </text:p>
          </table:table-cell>
          <table:table-cell table:style-name="ce84" table:formula="of:=[TrialBalance.BG81]-SUM([.C34:.F34])" office:value-type="float" office:value="0">
            <text:p>0 </text:p>
          </table:table-cell>
          <table:table-cell table:style-name="ce84" table:formula="of:=[TrialBalance.BR81]-SUM([.C34:.G34])" office:value-type="float" office:value="0">
            <text:p>0 </text:p>
          </table:table-cell>
          <table:table-cell table:style-name="ce84" table:formula="of:=[TrialBalance.CC81]-SUM([.C34:.H34])" office:value-type="float" office:value="0">
            <text:p>0 </text:p>
          </table:table-cell>
          <table:table-cell table:style-name="ce84" table:formula="of:=[TrialBalance.CN81]-SUM([.C34:.I34])" office:value-type="float" office:value="0">
            <text:p>0 </text:p>
          </table:table-cell>
          <table:table-cell table:style-name="ce84" table:formula="of:=[TrialBalance.CY81]-SUM([.C34:.J34])" office:value-type="float" office:value="0">
            <text:p>0 </text:p>
          </table:table-cell>
          <table:table-cell table:style-name="ce84" table:formula="of:=[TrialBalance.DJ81]-SUM([.C34:.K34])" office:value-type="float" office:value="0">
            <text:p>0 </text:p>
          </table:table-cell>
          <table:table-cell table:style-name="ce84" table:formula="of:=[TrialBalance.DU81]-SUM([.C34:.L34])" office:value-type="float" office:value="0">
            <text:p>0 </text:p>
          </table:table-cell>
          <table:table-cell table:style-name="ce84" table:formula="of:=[TrialBalance.EF81]-SUM([.C34:.M34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4" office:value-type="string">
            <text:p>Bank Interest Paid</text:p>
          </table:table-cell>
          <table:table-cell table:style-name="ce80" table:formula="of:=SUM([.C35:.N35])" office:value-type="float" office:value="0">
            <text:p>0 </text:p>
          </table:table-cell>
          <table:table-cell table:style-name="ce84" table:formula="of:=[TrialBalance.O82]-0" office:value-type="float" office:value="0">
            <text:p>0 </text:p>
          </table:table-cell>
          <table:table-cell table:style-name="ce84" table:formula="of:=[TrialBalance.Z82]-[.C35]" office:value-type="float" office:value="0">
            <text:p>0 </text:p>
          </table:table-cell>
          <table:table-cell table:style-name="ce84" table:formula="of:=[TrialBalance.AK82]-SUM([.C35:.D35])" office:value-type="float" office:value="0">
            <text:p>0 </text:p>
          </table:table-cell>
          <table:table-cell table:style-name="ce84" table:formula="of:=[TrialBalance.AV82]-SUM([.C35:.E35])" office:value-type="float" office:value="0">
            <text:p>0 </text:p>
          </table:table-cell>
          <table:table-cell table:style-name="ce84" table:formula="of:=[TrialBalance.BG82]-SUM([.C35:.F35])" office:value-type="float" office:value="0">
            <text:p>0 </text:p>
          </table:table-cell>
          <table:table-cell table:style-name="ce84" table:formula="of:=[TrialBalance.BR82]-SUM([.C35:.G35])" office:value-type="float" office:value="0">
            <text:p>0 </text:p>
          </table:table-cell>
          <table:table-cell table:style-name="ce84" table:formula="of:=[TrialBalance.CC82]-SUM([.C35:.H35])" office:value-type="float" office:value="0">
            <text:p>0 </text:p>
          </table:table-cell>
          <table:table-cell table:style-name="ce84" table:formula="of:=[TrialBalance.CN82]-SUM([.C35:.I35])" office:value-type="float" office:value="0">
            <text:p>0 </text:p>
          </table:table-cell>
          <table:table-cell table:style-name="ce84" table:formula="of:=[TrialBalance.CY82]-SUM([.C35:.J35])" office:value-type="float" office:value="0">
            <text:p>0 </text:p>
          </table:table-cell>
          <table:table-cell table:style-name="ce84" table:formula="of:=[TrialBalance.DJ82]-SUM([.C35:.K35])" office:value-type="float" office:value="0">
            <text:p>0 </text:p>
          </table:table-cell>
          <table:table-cell table:style-name="ce84" table:formula="of:=[TrialBalance.DU82]-SUM([.C35:.L35])" office:value-type="float" office:value="0">
            <text:p>0 </text:p>
          </table:table-cell>
          <table:table-cell table:style-name="ce84" table:formula="of:=[TrialBalance.EF82]-SUM([.C35:.M35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4" office:value-type="string">
            <text:p>Bank Charges</text:p>
          </table:table-cell>
          <table:table-cell table:style-name="ce80" table:formula="of:=SUM([.C36:.N36])" office:value-type="float" office:value="0">
            <text:p>0 </text:p>
          </table:table-cell>
          <table:table-cell table:style-name="ce84" table:formula="of:=[TrialBalance.O83]+[TrialBalance.O88]+[TrialBalance.O89]-0" office:value-type="float" office:value="0">
            <text:p>0 </text:p>
          </table:table-cell>
          <table:table-cell table:style-name="ce84" table:formula="of:=[TrialBalance.Z83]+[TrialBalance.Z88]+[TrialBalance.Z89]-[.C36]" office:value-type="float" office:value="0">
            <text:p>0 </text:p>
          </table:table-cell>
          <table:table-cell table:style-name="ce84" table:formula="of:=[TrialBalance.AK83]+[TrialBalance.AK88]+[TrialBalance.AK89]-SUM([.C36:.D36])" office:value-type="float" office:value="0">
            <text:p>0 </text:p>
          </table:table-cell>
          <table:table-cell table:style-name="ce84" table:formula="of:=[TrialBalance.AV83]+[TrialBalance.AV88]+[TrialBalance.AV89]-SUM([.C36:.E36])" office:value-type="float" office:value="0">
            <text:p>0 </text:p>
          </table:table-cell>
          <table:table-cell table:style-name="ce84" table:formula="of:=[TrialBalance.BG83]+[TrialBalance.BG88]+[TrialBalance.BG89]-SUM([.C36:.F36])" office:value-type="float" office:value="0">
            <text:p>0 </text:p>
          </table:table-cell>
          <table:table-cell table:style-name="ce84" table:formula="of:=[TrialBalance.BR83]+[TrialBalance.BR88]+[TrialBalance.BR89]-SUM([.C36:.G36])" office:value-type="float" office:value="0">
            <text:p>0 </text:p>
          </table:table-cell>
          <table:table-cell table:style-name="ce84" table:formula="of:=[TrialBalance.CC83]+[TrialBalance.CC88]+[TrialBalance.CC89]-SUM([.C36:.H36])" office:value-type="float" office:value="0">
            <text:p>0 </text:p>
          </table:table-cell>
          <table:table-cell table:style-name="ce84" table:formula="of:=[TrialBalance.CN83]+[TrialBalance.CN88]+[TrialBalance.CN89]-SUM([.C36:.I36])" office:value-type="float" office:value="0">
            <text:p>0 </text:p>
          </table:table-cell>
          <table:table-cell table:style-name="ce84" table:formula="of:=[TrialBalance.CY83]+[TrialBalance.CY88]+[TrialBalance.CY89]-SUM([.C36:.J36])" office:value-type="float" office:value="0">
            <text:p>0 </text:p>
          </table:table-cell>
          <table:table-cell table:style-name="ce84" table:formula="of:=[TrialBalance.DJ83]+[TrialBalance.DJ88]+[TrialBalance.DJ89]-SUM([.C36:.K36])" office:value-type="float" office:value="0">
            <text:p>0 </text:p>
          </table:table-cell>
          <table:table-cell table:style-name="ce84" table:formula="of:=[TrialBalance.DU83]+[TrialBalance.DU88]+[TrialBalance.DU89]-SUM([.C36:.L36])" office:value-type="float" office:value="0">
            <text:p>0 </text:p>
          </table:table-cell>
          <table:table-cell table:style-name="ce84" table:formula="of:=[TrialBalance.EF83]+[TrialBalance.EF88]+[TrialBalance.EF89]-SUM([.C36:.M36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4" office:value-type="string">
            <text:p>Charitable Donations</text:p>
          </table:table-cell>
          <table:table-cell table:style-name="ce80" table:formula="of:=SUM([.C37:.N37])" office:value-type="float" office:value="0">
            <text:p>0 </text:p>
          </table:table-cell>
          <table:table-cell table:style-name="ce84" table:formula="of:=[TrialBalance.O84]-0" office:value-type="float" office:value="0">
            <text:p>0 </text:p>
          </table:table-cell>
          <table:table-cell table:style-name="ce84" table:formula="of:=[TrialBalance.Z84]-[.C37]" office:value-type="float" office:value="0">
            <text:p>0 </text:p>
          </table:table-cell>
          <table:table-cell table:style-name="ce84" table:formula="of:=[TrialBalance.AK84]-SUM([.C37:.D37])" office:value-type="float" office:value="0">
            <text:p>0 </text:p>
          </table:table-cell>
          <table:table-cell table:style-name="ce84" table:formula="of:=[TrialBalance.AV84]-SUM([.C37:.E37])" office:value-type="float" office:value="0">
            <text:p>0 </text:p>
          </table:table-cell>
          <table:table-cell table:style-name="ce84" table:formula="of:=[TrialBalance.BG84]-SUM([.C37:.F37])" office:value-type="float" office:value="0">
            <text:p>0 </text:p>
          </table:table-cell>
          <table:table-cell table:style-name="ce84" table:formula="of:=[TrialBalance.BR84]-SUM([.C37:.G37])" office:value-type="float" office:value="0">
            <text:p>0 </text:p>
          </table:table-cell>
          <table:table-cell table:style-name="ce84" table:formula="of:=[TrialBalance.CC84]-SUM([.C37:.H37])" office:value-type="float" office:value="0">
            <text:p>0 </text:p>
          </table:table-cell>
          <table:table-cell table:style-name="ce84" table:formula="of:=[TrialBalance.CN84]-SUM([.C37:.I37])" office:value-type="float" office:value="0">
            <text:p>0 </text:p>
          </table:table-cell>
          <table:table-cell table:style-name="ce84" table:formula="of:=[TrialBalance.CY84]-SUM([.C37:.J37])" office:value-type="float" office:value="0">
            <text:p>0 </text:p>
          </table:table-cell>
          <table:table-cell table:style-name="ce84" table:formula="of:=[TrialBalance.DJ84]-SUM([.C37:.K37])" office:value-type="float" office:value="0">
            <text:p>0 </text:p>
          </table:table-cell>
          <table:table-cell table:style-name="ce84" table:formula="of:=[TrialBalance.DU84]-SUM([.C37:.L37])" office:value-type="float" office:value="0">
            <text:p>0 </text:p>
          </table:table-cell>
          <table:table-cell table:style-name="ce84" table:formula="of:=[TrialBalance.EF84]-SUM([.C37:.M37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4" office:value-type="string">
            <text:p>Goodwill written off</text:p>
          </table:table-cell>
          <table:table-cell table:style-name="ce80" table:formula="of:=SUM([.C38:.N38])" office:value-type="float" office:value="0">
            <text:p>0 </text:p>
          </table:table-cell>
          <table:table-cell table:style-name="ce84" table:formula="of:=[TrialBalance.O85]-0" office:value-type="float" office:value="0">
            <text:p>0 </text:p>
          </table:table-cell>
          <table:table-cell table:style-name="ce84" table:formula="of:=[TrialBalance.Z85]-[.C38]" office:value-type="float" office:value="0">
            <text:p>0 </text:p>
          </table:table-cell>
          <table:table-cell table:style-name="ce84" table:formula="of:=[TrialBalance.AK85]-SUM([.C38:.D38])" office:value-type="float" office:value="0">
            <text:p>0 </text:p>
          </table:table-cell>
          <table:table-cell table:style-name="ce84" table:formula="of:=[TrialBalance.AV85]-SUM([.C38:.E38])" office:value-type="float" office:value="0">
            <text:p>0 </text:p>
          </table:table-cell>
          <table:table-cell table:style-name="ce84" table:formula="of:=[TrialBalance.BG85]-SUM([.C38:.F38])" office:value-type="float" office:value="0">
            <text:p>0 </text:p>
          </table:table-cell>
          <table:table-cell table:style-name="ce84" table:formula="of:=[TrialBalance.BR85]-SUM([.C38:.G38])" office:value-type="float" office:value="0">
            <text:p>0 </text:p>
          </table:table-cell>
          <table:table-cell table:style-name="ce84" table:formula="of:=[TrialBalance.CC85]-SUM([.C38:.H38])" office:value-type="float" office:value="0">
            <text:p>0 </text:p>
          </table:table-cell>
          <table:table-cell table:style-name="ce84" table:formula="of:=[TrialBalance.CN85]-SUM([.C38:.I38])" office:value-type="float" office:value="0">
            <text:p>0 </text:p>
          </table:table-cell>
          <table:table-cell table:style-name="ce84" table:formula="of:=[TrialBalance.CY85]-SUM([.C38:.J38])" office:value-type="float" office:value="0">
            <text:p>0 </text:p>
          </table:table-cell>
          <table:table-cell table:style-name="ce84" table:formula="of:=[TrialBalance.DJ85]-SUM([.C38:.K38])" office:value-type="float" office:value="0">
            <text:p>0 </text:p>
          </table:table-cell>
          <table:table-cell table:style-name="ce84" table:formula="of:=[TrialBalance.DU85]-SUM([.C38:.L38])" office:value-type="float" office:value="0">
            <text:p>0 </text:p>
          </table:table-cell>
          <table:table-cell table:style-name="ce84" table:formula="of:=[TrialBalance.EF85]-SUM([.C38:.M38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1" office:value-type="string">
            <text:p>Loss on disposal of assets</text:p>
          </table:table-cell>
          <table:table-cell table:style-name="ce80" table:formula="of:=SUM([.C39:.N39])" office:value-type="float" office:value="0">
            <text:p>0 </text:p>
          </table:table-cell>
          <table:table-cell table:style-name="ce84" table:formula="of:=[TrialBalance.O86]-0" office:value-type="float" office:value="0">
            <text:p>0 </text:p>
          </table:table-cell>
          <table:table-cell table:style-name="ce84" table:formula="of:=[TrialBalance.Z86]-[.C39]" office:value-type="float" office:value="0">
            <text:p>0 </text:p>
          </table:table-cell>
          <table:table-cell table:style-name="ce84" table:formula="of:=[TrialBalance.AK86]-SUM([.C39:.D39])" office:value-type="float" office:value="0">
            <text:p>0 </text:p>
          </table:table-cell>
          <table:table-cell table:style-name="ce84" table:formula="of:=[TrialBalance.AV86]-SUM([.C39:.E39])" office:value-type="float" office:value="0">
            <text:p>0 </text:p>
          </table:table-cell>
          <table:table-cell table:style-name="ce84" table:formula="of:=[TrialBalance.BG86]-SUM([.C39:.F39])" office:value-type="float" office:value="0">
            <text:p>0 </text:p>
          </table:table-cell>
          <table:table-cell table:style-name="ce84" table:formula="of:=[TrialBalance.BR86]-SUM([.C39:.G39])" office:value-type="float" office:value="0">
            <text:p>0 </text:p>
          </table:table-cell>
          <table:table-cell table:style-name="ce84" table:formula="of:=[TrialBalance.CC86]-SUM([.C39:.H39])" office:value-type="float" office:value="0">
            <text:p>0 </text:p>
          </table:table-cell>
          <table:table-cell table:style-name="ce84" table:formula="of:=[TrialBalance.CN86]-SUM([.C39:.I39])" office:value-type="float" office:value="0">
            <text:p>0 </text:p>
          </table:table-cell>
          <table:table-cell table:style-name="ce84" table:formula="of:=[TrialBalance.CY86]-SUM([.C39:.J39])" office:value-type="float" office:value="0">
            <text:p>0 </text:p>
          </table:table-cell>
          <table:table-cell table:style-name="ce84" table:formula="of:=[TrialBalance.DJ86]-SUM([.C39:.K39])" office:value-type="float" office:value="0">
            <text:p>0 </text:p>
          </table:table-cell>
          <table:table-cell table:style-name="ce84" table:formula="of:=[TrialBalance.DU86]-SUM([.C39:.L39])" office:value-type="float" office:value="0">
            <text:p>0 </text:p>
          </table:table-cell>
          <table:table-cell table:style-name="ce84" table:formula="of:=[TrialBalance.EF86]-SUM([.C39:.M39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1" office:value-type="string">
            <text:p>Depreciation</text:p>
          </table:table-cell>
          <table:table-cell table:style-name="ce80" table:formula="of:=SUM([.C40:.N40])" office:value-type="float" office:value="0">
            <text:p>0 </text:p>
          </table:table-cell>
          <table:table-cell table:style-name="ce86" table:formula="of:=[TrialBalance.O87]-0" office:value-type="float" office:value="0">
            <text:p>0 </text:p>
          </table:table-cell>
          <table:table-cell table:style-name="ce84" table:formula="of:=[TrialBalance.Z87]-[.C40]" office:value-type="float" office:value="0">
            <text:p>0 </text:p>
          </table:table-cell>
          <table:table-cell table:style-name="ce84" table:formula="of:=[TrialBalance.AK87]-SUM([.C40:.D40])" office:value-type="float" office:value="0">
            <text:p>0 </text:p>
          </table:table-cell>
          <table:table-cell table:style-name="ce84" table:formula="of:=[TrialBalance.AV87]-SUM([.C40:.E40])" office:value-type="float" office:value="0">
            <text:p>0 </text:p>
          </table:table-cell>
          <table:table-cell table:style-name="ce84" table:formula="of:=[TrialBalance.BG87]-SUM([.C40:.F40])" office:value-type="float" office:value="0">
            <text:p>0 </text:p>
          </table:table-cell>
          <table:table-cell table:style-name="ce84" table:formula="of:=[TrialBalance.BR87]-SUM([.C40:.G40])" office:value-type="float" office:value="0">
            <text:p>0 </text:p>
          </table:table-cell>
          <table:table-cell table:style-name="ce84" table:formula="of:=[TrialBalance.CC87]-SUM([.C40:.H40])" office:value-type="float" office:value="0">
            <text:p>0 </text:p>
          </table:table-cell>
          <table:table-cell table:style-name="ce84" table:formula="of:=[TrialBalance.CN87]-SUM([.C40:.I40])" office:value-type="float" office:value="0">
            <text:p>0 </text:p>
          </table:table-cell>
          <table:table-cell table:style-name="ce84" table:formula="of:=[TrialBalance.CY87]-SUM([.C40:.J40])" office:value-type="float" office:value="0">
            <text:p>0 </text:p>
          </table:table-cell>
          <table:table-cell table:style-name="ce84" table:formula="of:=[TrialBalance.DJ87]-SUM([.C40:.K40])" office:value-type="float" office:value="0">
            <text:p>0 </text:p>
          </table:table-cell>
          <table:table-cell table:style-name="ce84" table:formula="of:=[TrialBalance.DU87]-SUM([.C40:.L40])" office:value-type="float" office:value="0">
            <text:p>0 </text:p>
          </table:table-cell>
          <table:table-cell table:style-name="ce84" table:formula="of:=[TrialBalance.EF87]-SUM([.C40:.M40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2" office:value-type="string">
            <text:p>Administrative Expenses</text:p>
          </table:table-cell>
          <table:table-cell table:style-name="ce80" table:formula="of:=SUM([.B18:.B40])" office:value-type="float" office:value="0">
            <text:p>0 </text:p>
          </table:table-cell>
          <table:table-cell table:style-name="ce85" table:formula="of:=SUM([.C18:.C40])" office:value-type="float" office:value="0">
            <text:p>0 </text:p>
          </table:table-cell>
          <table:table-cell table:style-name="ce80" table:formula="of:=SUM([.D18:.D40])" office:value-type="float" office:value="0">
            <text:p>0 </text:p>
          </table:table-cell>
          <table:table-cell table:style-name="ce80" table:formula="of:=SUM([.E18:.E40])" office:value-type="float" office:value="0">
            <text:p>0 </text:p>
          </table:table-cell>
          <table:table-cell table:style-name="ce80" table:formula="of:=SUM([.F18:.F40])" office:value-type="float" office:value="0">
            <text:p>0 </text:p>
          </table:table-cell>
          <table:table-cell table:style-name="ce80" table:formula="of:=SUM([.G18:.G40])" office:value-type="float" office:value="0">
            <text:p>0 </text:p>
          </table:table-cell>
          <table:table-cell table:style-name="ce80" table:formula="of:=SUM([.H18:.H40])" office:value-type="float" office:value="0">
            <text:p>0 </text:p>
          </table:table-cell>
          <table:table-cell table:style-name="ce80" table:formula="of:=SUM([.I18:.I40])" office:value-type="float" office:value="0">
            <text:p>0 </text:p>
          </table:table-cell>
          <table:table-cell table:style-name="ce80" table:formula="of:=SUM([.J18:.J40])" office:value-type="float" office:value="0">
            <text:p>0 </text:p>
          </table:table-cell>
          <table:table-cell table:style-name="ce80" table:formula="of:=SUM([.K18:.K40])" office:value-type="float" office:value="0">
            <text:p>0 </text:p>
          </table:table-cell>
          <table:table-cell table:style-name="ce80" table:formula="of:=SUM([.L18:.L40])" office:value-type="float" office:value="0">
            <text:p>0 </text:p>
          </table:table-cell>
          <table:table-cell table:style-name="ce80" table:formula="of:=SUM([.M18:.M40])" office:value-type="float" office:value="0">
            <text:p>0 </text:p>
          </table:table-cell>
          <table:table-cell table:style-name="ce80" table:formula="of:=SUM([.N18:.N40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4">
          <table:table-cell table:style-name="ce75"/>
          <table:table-cell table:style-name="ce81" table:number-columns-repeated="13"/>
          <table:table-cell table:style-name="ce89"/>
          <table:table-cell table:number-columns-repeated="1009"/>
        </table:table-row>
        <table:table-row table:style-name="ro10">
          <table:table-cell table:style-name="ce72" office:value-type="string">
            <text:p>Operating Profit</text:p>
          </table:table-cell>
          <table:table-cell table:style-name="ce80" table:formula="of:=[.B16]-[.B41]" office:value-type="float" office:value="0">
            <text:p>0 </text:p>
          </table:table-cell>
          <table:table-cell table:style-name="ce80" table:formula="of:=[.C16]-[.C41]" office:value-type="float" office:value="0">
            <text:p>0 </text:p>
          </table:table-cell>
          <table:table-cell table:style-name="ce80" table:formula="of:=[.D16]-[.D41]" office:value-type="float" office:value="0">
            <text:p>0 </text:p>
          </table:table-cell>
          <table:table-cell table:style-name="ce80" table:formula="of:=[.E16]-[.E41]" office:value-type="float" office:value="0">
            <text:p>0 </text:p>
          </table:table-cell>
          <table:table-cell table:style-name="ce80" table:formula="of:=[.F16]-[.F41]" office:value-type="float" office:value="0">
            <text:p>0 </text:p>
          </table:table-cell>
          <table:table-cell table:style-name="ce80" table:formula="of:=[.G16]-[.G41]" office:value-type="float" office:value="0">
            <text:p>0 </text:p>
          </table:table-cell>
          <table:table-cell table:style-name="ce80" table:formula="of:=[.H16]-[.H41]" office:value-type="float" office:value="0">
            <text:p>0 </text:p>
          </table:table-cell>
          <table:table-cell table:style-name="ce80" table:formula="of:=[.I16]-[.I41]" office:value-type="float" office:value="0">
            <text:p>0 </text:p>
          </table:table-cell>
          <table:table-cell table:style-name="ce80" table:formula="of:=[.J16]-[.J41]" office:value-type="float" office:value="0">
            <text:p>0 </text:p>
          </table:table-cell>
          <table:table-cell table:style-name="ce80" table:formula="of:=[.K16]-[.K41]" office:value-type="float" office:value="0">
            <text:p>0 </text:p>
          </table:table-cell>
          <table:table-cell table:style-name="ce80" table:formula="of:=[.L16]-[.L41]" office:value-type="float" office:value="0">
            <text:p>0 </text:p>
          </table:table-cell>
          <table:table-cell table:style-name="ce80" table:formula="of:=[.M16]-[.M41]" office:value-type="float" office:value="0">
            <text:p>0 </text:p>
          </table:table-cell>
          <table:table-cell table:style-name="ce80" table:formula="of:=[.N16]-[.N41]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1" office:value-type="string">
            <text:p>Interest received</text:p>
          </table:table-cell>
          <table:table-cell table:style-name="ce80" table:formula="of:=SUM([.C44:.N44])" office:value-type="float" office:value="0">
            <text:p>0 </text:p>
          </table:table-cell>
          <table:table-cell table:style-name="ce84" table:formula="of:=-([TrialBalance.O58]-0)" office:value-type="float" office:value="-0">
            <text:p>0 </text:p>
          </table:table-cell>
          <table:table-cell table:style-name="ce84" table:formula="of:=-[TrialBalance.Z58]-[.C44]" office:value-type="float" office:value="0">
            <text:p>0 </text:p>
          </table:table-cell>
          <table:table-cell table:style-name="ce84" table:formula="of:=-[TrialBalance.AK58]-SUM([.C44:.D44])" office:value-type="float" office:value="-0">
            <text:p>0 </text:p>
          </table:table-cell>
          <table:table-cell table:style-name="ce84" table:formula="of:=-[TrialBalance.AV58]-SUM([.C44:.E44])" office:value-type="float" office:value="-0">
            <text:p>0 </text:p>
          </table:table-cell>
          <table:table-cell table:style-name="ce84" table:formula="of:=-[TrialBalance.BG58]-SUM([.C44:.F44])" office:value-type="float" office:value="-0">
            <text:p>0 </text:p>
          </table:table-cell>
          <table:table-cell table:style-name="ce84" table:formula="of:=-[TrialBalance.BR58]-SUM([.C44:.G44])" office:value-type="float" office:value="-0">
            <text:p>0 </text:p>
          </table:table-cell>
          <table:table-cell table:style-name="ce84" table:formula="of:=-[TrialBalance.CC58]-SUM([.C44:.H44])" office:value-type="float" office:value="-0">
            <text:p>0 </text:p>
          </table:table-cell>
          <table:table-cell table:style-name="ce84" table:formula="of:=-[TrialBalance.CN58]-SUM([.C44:.I44])" office:value-type="float" office:value="-0">
            <text:p>0 </text:p>
          </table:table-cell>
          <table:table-cell table:style-name="ce84" table:formula="of:=-[TrialBalance.CY58]-SUM([.C44:.J44])" office:value-type="float" office:value="-0">
            <text:p>0 </text:p>
          </table:table-cell>
          <table:table-cell table:style-name="ce84" table:formula="of:=-[TrialBalance.DJ58]-SUM([.C44:.K44])" office:value-type="float" office:value="-0">
            <text:p>0 </text:p>
          </table:table-cell>
          <table:table-cell table:style-name="ce84" table:formula="of:=-[TrialBalance.DU58]-SUM([.C44:.L44])" office:value-type="float" office:value="-0">
            <text:p>0 </text:p>
          </table:table-cell>
          <table:table-cell table:style-name="ce84" table:formula="of:=-[TrialBalance.EF58]-SUM([.C44:.M44])" office:value-type="float" office:value="-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2" office:value-type="string">
            <text:p>Profit (Loss) before Tax</text:p>
          </table:table-cell>
          <table:table-cell table:style-name="ce80" table:formula="of:=[.B43]+[.B44]" office:value-type="float" office:value="0">
            <text:p>0 </text:p>
          </table:table-cell>
          <table:table-cell table:style-name="ce80" table:formula="of:=[.C43]+[.C44]" office:value-type="float" office:value="0">
            <text:p>0 </text:p>
          </table:table-cell>
          <table:table-cell table:style-name="ce80" table:formula="of:=[.D43]+[.D44]" office:value-type="float" office:value="0">
            <text:p>0 </text:p>
          </table:table-cell>
          <table:table-cell table:style-name="ce80" table:formula="of:=[.E43]+[.E44]" office:value-type="float" office:value="0">
            <text:p>0 </text:p>
          </table:table-cell>
          <table:table-cell table:style-name="ce80" table:formula="of:=[.F43]+[.F44]" office:value-type="float" office:value="0">
            <text:p>0 </text:p>
          </table:table-cell>
          <table:table-cell table:style-name="ce80" table:formula="of:=[.G43]+[.G44]" office:value-type="float" office:value="0">
            <text:p>0 </text:p>
          </table:table-cell>
          <table:table-cell table:style-name="ce80" table:formula="of:=[.H43]+[.H44]" office:value-type="float" office:value="0">
            <text:p>0 </text:p>
          </table:table-cell>
          <table:table-cell table:style-name="ce80" table:formula="of:=[.I43]+[.I44]" office:value-type="float" office:value="0">
            <text:p>0 </text:p>
          </table:table-cell>
          <table:table-cell table:style-name="ce80" table:formula="of:=[.J43]+[.J44]" office:value-type="float" office:value="0">
            <text:p>0 </text:p>
          </table:table-cell>
          <table:table-cell table:style-name="ce80" table:formula="of:=[.K43]+[.K44]" office:value-type="float" office:value="0">
            <text:p>0 </text:p>
          </table:table-cell>
          <table:table-cell table:style-name="ce80" table:formula="of:=[.L43]+[.L44]" office:value-type="float" office:value="0">
            <text:p>0 </text:p>
          </table:table-cell>
          <table:table-cell table:style-name="ce80" table:formula="of:=[.M43]+[.M44]" office:value-type="float" office:value="0">
            <text:p>0 </text:p>
          </table:table-cell>
          <table:table-cell table:style-name="ce80" table:formula="of:=[.N43]+[.N44]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6">
          <table:table-cell table:style-name="ce76"/>
          <table:table-cell table:style-name="ce82" table:number-columns-repeated="13"/>
          <table:table-cell table:style-name="ce91"/>
          <table:table-cell table:number-columns-repeated="1009"/>
        </table:table-row>
        <table:table-row table:style-name="ro10" table:number-rows-repeated="104852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P&amp;L" table:style-name="ta4">
        <table:table-column table:style-name="co15" table:number-columns-repeated="2" table:default-cell-style-name="ce93"/>
        <table:table-column table:style-name="co16" table:default-cell-style-name="ce118"/>
        <table:table-column table:style-name="co17" table:default-cell-style-name="ce118"/>
        <table:table-column table:style-name="co18" table:default-cell-style-name="ce93"/>
        <table:table-column table:style-name="co15" table:default-cell-style-name="ce93"/>
        <table:table-column table:style-name="co6" table:number-columns-repeated="1018" table:default-cell-style-name="ce118"/>
        <table:table-row table:style-name="ro10">
          <table:table-cell table:number-columns-repeated="2"/>
          <table:table-cell table:style-name="ce104" table:number-columns-repeated="2"/>
          <table:table-cell table:number-columns-repeated="3"/>
          <table:table-cell table:style-name="ce117" table:number-columns-repeated="7"/>
          <table:table-cell table:number-columns-repeated="1010"/>
        </table:table-row>
        <table:table-row table:style-name="ro10">
          <table:table-cell/>
          <table:table-cell table:style-name="ce99"/>
          <table:table-cell table:style-name="ce105" office:value-type="string" table:number-columns-spanned="2" table:number-rows-spanned="1">
            <text:p>Profit and Loss Account</text:p>
          </table:table-cell>
          <table:covered-table-cell/>
          <table:table-cell table:style-name="ce99"/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9">
          <table:table-cell table:number-columns-repeated="2"/>
          <table:table-cell table:style-name="ce106" office:value-type="string">
            <text:p>for the year ended</text:p>
          </table:table-cell>
          <table:table-cell table:style-name="ce119" table:formula="of:=[Admin.B34]" office:value-type="date" office:date-value="2014-04-30">
            <text:p>Wednesday, April 30, 2014</text:p>
          </table:table-cell>
          <table:table-cell table:style-name="ce107"/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/>
          <table:table-cell table:style-name="ce100"/>
          <table:table-cell table:style-name="ce107" table:number-columns-repeated="2"/>
          <table:table-cell table:style-name="ce121"/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1">
          <table:table-cell table:style-name="ce94" table:formula="of:=[Admin.B10]" office:value-type="date" office:date-value="2013-04-30" table:number-columns-spanned="2" table:number-rows-spanned="1">
            <text:p>Tuesday, April 30, 2013</text:p>
          </table:table-cell>
          <table:covered-table-cell/>
          <table:table-cell table:style-name="ce108" table:number-columns-repeated="2"/>
          <table:table-cell table:style-name="ce94" table:formula="of:=[.D3]" office:value-type="date" office:date-value="2014-04-30" table:number-columns-spanned="2" table:number-rows-spanned="1">
            <text:p>Wednesday, April 30, 2014</text:p>
          </table:table-cell>
          <table:covered-table-cell/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 table:number-columns-repeated="2" table:style-name="ce95" office:value-type="string">
            <text:p>£</text:p>
          </table:table-cell>
          <table:table-cell table:style-name="ce109" table:number-columns-repeated="2"/>
          <table:table-cell table:number-columns-repeated="2" table:style-name="ce95" office:value-type="string">
            <text:p>£</text:p>
          </table:table-cell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/>
          <table:table-cell table:formula="of:=[OpenAccounts.E43]" office:value-type="float" office:value="0">
            <text:p>0 </text:p>
          </table:table-cell>
          <table:table-cell table:style-name="ce110" office:value-type="string">
            <text:p>Sales Turnover</text:p>
          </table:table-cell>
          <table:table-cell table:style-name="ce110"/>
          <table:table-cell/>
          <table:table-cell table:formula="of:=-([TrialBalance.EJ53]+[TrialBalance.EJ54]+[TrialBalance.EJ55]+[TrialBalance.EJ56])" office:value-type="float" office:value="-0">
            <text:p>0 </text:p>
          </table:table-cell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 table:style-name="ce96"/>
          <table:table-cell table:style-name="ce101" table:formula="of:=[OpenAccounts.E44]" office:value-type="float" office:value="0">
            <text:p>0 </text:p>
          </table:table-cell>
          <table:table-cell table:style-name="ce110" office:value-type="string">
            <text:p>Investment Grants received</text:p>
          </table:table-cell>
          <table:table-cell table:style-name="ce110"/>
          <table:table-cell/>
          <table:table-cell table:style-name="ce103" table:formula="of:=-([TrialBalance.EJ57])" office:value-type="float" office:value="-0">
            <text:p>0 </text:p>
          </table:table-cell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 table:style-name="ce97"/>
          <table:table-cell table:style-name="ce102" table:formula="of:=SUM([.B7:.B8])" office:value-type="float" office:value="0">
            <text:p>0 </text:p>
          </table:table-cell>
          <table:table-cell table:style-name="ce111" office:value-type="string">
            <text:p>Sales Turnover</text:p>
          </table:table-cell>
          <table:table-cell table:style-name="ce111"/>
          <table:table-cell table:style-name="ce97"/>
          <table:table-cell table:style-name="ce102" table:formula="of:=SUM([.F7:.F8])" office:value-type="float" office:value="0">
            <text:p>0 </text:p>
          </table:table-cell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10" table:number-columns-repeated="2"/>
          <table:table-cell table:number-columns-repeated="3"/>
          <table:table-cell table:style-name="ce117" table:number-columns-repeated="7"/>
          <table:table-cell table:number-columns-repeated="1010"/>
        </table:table-row>
        <table:table-row table:style-name="ro10">
          <table:table-cell table:style-name="ce97" table:number-columns-repeated="2"/>
          <table:table-cell table:style-name="ce112" office:value-type="string">
            <text:p>Cost of Sales</text:p>
          </table:table-cell>
          <table:table-cell table:style-name="ce112"/>
          <table:table-cell table:style-name="ce97" table:number-columns-repeated="2"/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46]" office:value-type="float" office:value="0">
            <text:p>0 </text:p>
          </table:table-cell>
          <table:table-cell/>
          <table:table-cell table:style-name="ce110" office:value-type="string">
            <text:p>Opening Stock at</text:p>
          </table:table-cell>
          <table:table-cell table:style-name="ce120" table:formula="of:=[Admin.B11]" office:value-type="date" office:date-value="2013-05-01">
            <text:p>Wednesday, May 01, 2013</text:p>
          </table:table-cell>
          <table:table-cell table:formula="of:=[TrialBalance.D19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47]" office:value-type="float" office:value="0">
            <text:p>0 </text:p>
          </table:table-cell>
          <table:table-cell/>
          <table:table-cell table:style-name="ce110" office:value-type="string">
            <text:p>Purchases</text:p>
          </table:table-cell>
          <table:table-cell table:style-name="ce120"/>
          <table:table-cell table:formula="of:=[.F14]-[.E12]+[.E14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48]" office:value-type="float" office:value="0">
            <text:p>0 </text:p>
          </table:table-cell>
          <table:table-cell table:formula="of:=[.A12]+[.A13]-[.A14]" office:value-type="float" office:value="0">
            <text:p>0 </text:p>
          </table:table-cell>
          <table:table-cell table:style-name="ce110" office:value-type="string">
            <text:p>Less Closing Stock at</text:p>
          </table:table-cell>
          <table:table-cell table:style-name="ce120" table:formula="of:=[.D3]" office:value-type="date" office:date-value="2014-04-30">
            <text:p>Wednesday, April 30, 2014</text:p>
          </table:table-cell>
          <table:table-cell table:formula="of:=[TrialBalance.EJ19]" office:value-type="float" office:value="0">
            <text:p>0 </text:p>
          </table:table-cell>
          <table:table-cell table:formula="of:=[TrialBalance.EJ60]+[TrialBalance.EJ62]" office:value-type="float" office:value="0">
            <text:p>0 </text:p>
          </table:table-cell>
          <table:table-cell/>
          <table:table-cell table:style-name="ce117"/>
          <table:table-cell table:style-name="ce93"/>
          <table:table-cell table:style-name="ce117" table:number-columns-repeated="5"/>
          <table:table-cell table:number-columns-repeated="1010"/>
        </table:table-row>
        <table:table-row table:style-name="ro10">
          <table:table-cell/>
          <table:table-cell table:style-name="ce103" table:formula="of:=[OpenAccounts.E49]" office:value-type="float" office:value="0">
            <text:p>0 </text:p>
          </table:table-cell>
          <table:table-cell table:style-name="ce110" office:value-type="string">
            <text:p>Sub contractors</text:p>
          </table:table-cell>
          <table:table-cell table:style-name="ce110"/>
          <table:table-cell/>
          <table:table-cell table:style-name="ce103" table:formula="of:=[TrialBalance.EJ61]" office:value-type="float" office:value="0">
            <text:p>0 </text:p>
          </table:table-cell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 table:style-name="ce97"/>
          <table:table-cell table:style-name="ce102" table:formula="of:=SUM([.B14:.B15])" office:value-type="float" office:value="0">
            <text:p>0 </text:p>
          </table:table-cell>
          <table:table-cell table:style-name="ce111" office:value-type="string">
            <text:p>Cost of Sales</text:p>
          </table:table-cell>
          <table:table-cell table:style-name="ce111"/>
          <table:table-cell table:style-name="ce97"/>
          <table:table-cell table:style-name="ce102" table:formula="of:=SUM([.F14:.F15])" office:value-type="float" office:value="0">
            <text:p>0 </text:p>
          </table:table-cell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13" table:number-columns-repeated="2"/>
          <table:table-cell table:number-columns-repeated="3"/>
          <table:table-cell table:style-name="ce117" table:number-columns-repeated="7"/>
          <table:table-cell table:number-columns-repeated="1010"/>
        </table:table-row>
        <table:table-row table:style-name="ro10">
          <table:table-cell table:style-name="ce97"/>
          <table:table-cell table:style-name="ce102" table:formula="of:=[.B9]-[.B16]" office:value-type="float" office:value="0">
            <text:p>0 </text:p>
          </table:table-cell>
          <table:table-cell table:style-name="ce111" office:value-type="string">
            <text:p>Gross Profit</text:p>
          </table:table-cell>
          <table:table-cell table:style-name="ce111"/>
          <table:table-cell table:style-name="ce97"/>
          <table:table-cell table:style-name="ce102" table:formula="of:=[.F9]-[.F16]" office:value-type="float" office:value="0">
            <text:p>0 </text:p>
          </table:table-cell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10" table:number-columns-repeated="2"/>
          <table:table-cell table:number-columns-repeated="3"/>
          <table:table-cell table:style-name="ce117" table:number-columns-repeated="7"/>
          <table:table-cell table:number-columns-repeated="1010"/>
        </table:table-row>
        <table:table-row table:style-name="ro10">
          <table:table-cell table:style-name="ce97" table:number-columns-repeated="2"/>
          <table:table-cell table:style-name="ce112" office:value-type="string">
            <text:p>Administrative Expenses</text:p>
          </table:table-cell>
          <table:table-cell table:style-name="ce112"/>
          <table:table-cell table:style-name="ce97" table:number-columns-repeated="2"/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54]" office:value-type="float" office:value="0">
            <text:p>0 </text:p>
          </table:table-cell>
          <table:table-cell/>
          <table:table-cell table:style-name="ce114" office:value-type="string">
            <text:p>Wages and Salaries</text:p>
          </table:table-cell>
          <table:table-cell table:style-name="ce114"/>
          <table:table-cell table:formula="of:=[TrialBalance.EJ64]+[TrialBalance.EJ65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55]" office:value-type="float" office:value="0">
            <text:p>0 </text:p>
          </table:table-cell>
          <table:table-cell/>
          <table:table-cell table:style-name="ce114" office:value-type="string">
            <text:p>Directors Wages</text:p>
          </table:table-cell>
          <table:table-cell table:style-name="ce114"/>
          <table:table-cell table:formula="of:=[TrialBalance.EJ66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56]" office:value-type="float" office:value="0">
            <text:p>0 </text:p>
          </table:table-cell>
          <table:table-cell/>
          <table:table-cell table:style-name="ce114" office:value-type="string">
            <text:p>National Insurance</text:p>
          </table:table-cell>
          <table:table-cell table:style-name="ce114"/>
          <table:table-cell table:formula="of:=[TrialBalance.EJ67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57]" office:value-type="float" office:value="0">
            <text:p>0 </text:p>
          </table:table-cell>
          <table:table-cell/>
          <table:table-cell table:style-name="ce115" office:value-type="string">
            <text:p>Premises Rent &amp; Rates</text:p>
          </table:table-cell>
          <table:table-cell table:style-name="ce115"/>
          <table:table-cell table:formula="of:=[TrialBalance.EJ68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58]" office:value-type="float" office:value="0">
            <text:p>0 </text:p>
          </table:table-cell>
          <table:table-cell/>
          <table:table-cell table:style-name="ce115" office:value-type="string">
            <text:p>Premises Light &amp; Heating</text:p>
          </table:table-cell>
          <table:table-cell table:style-name="ce115"/>
          <table:table-cell table:formula="of:=[TrialBalance.EJ69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59]" office:value-type="float" office:value="0">
            <text:p>0 </text:p>
          </table:table-cell>
          <table:table-cell/>
          <table:table-cell table:style-name="ce115" office:value-type="string">
            <text:p>Distribution Transport Costs</text:p>
          </table:table-cell>
          <table:table-cell table:style-name="ce115"/>
          <table:table-cell table:formula="of:=[TrialBalance.EJ70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60]" office:value-type="float" office:value="0">
            <text:p>0 </text:p>
          </table:table-cell>
          <table:table-cell/>
          <table:table-cell table:style-name="ce115" office:value-type="string">
            <text:p>Equipment Tools &amp; Plant Hire</text:p>
          </table:table-cell>
          <table:table-cell table:style-name="ce115"/>
          <table:table-cell table:formula="of:=[TrialBalance.EJ71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61]" office:value-type="float" office:value="0">
            <text:p>0 </text:p>
          </table:table-cell>
          <table:table-cell/>
          <table:table-cell table:style-name="ce115" office:value-type="string">
            <text:p>Repairs &amp; Maintenance</text:p>
          </table:table-cell>
          <table:table-cell table:style-name="ce115"/>
          <table:table-cell table:style-name="ce96" table:formula="of:=[TrialBalance.EJ72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62]" office:value-type="float" office:value="0">
            <text:p>0 </text:p>
          </table:table-cell>
          <table:table-cell/>
          <table:table-cell table:style-name="ce115" office:value-type="string">
            <text:p>Consumable Materials</text:p>
          </table:table-cell>
          <table:table-cell table:style-name="ce115"/>
          <table:table-cell table:style-name="ce96" table:formula="of:=[TrialBalance.EJ73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63]" office:value-type="float" office:value="0">
            <text:p>0 </text:p>
          </table:table-cell>
          <table:table-cell/>
          <table:table-cell table:style-name="ce115" office:value-type="string">
            <text:p>Advertising &amp; Promotion</text:p>
          </table:table-cell>
          <table:table-cell table:style-name="ce115"/>
          <table:table-cell table:style-name="ce96" table:formula="of:=[TrialBalance.EJ74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64]" office:value-type="float" office:value="0">
            <text:p>0 </text:p>
          </table:table-cell>
          <table:table-cell/>
          <table:table-cell table:style-name="ce115" office:value-type="string">
            <text:p>Telephone Postage &amp; Stationery</text:p>
          </table:table-cell>
          <table:table-cell table:style-name="ce115"/>
          <table:table-cell table:style-name="ce96" table:formula="of:=[TrialBalance.EJ75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65]" office:value-type="float" office:value="0">
            <text:p>0 </text:p>
          </table:table-cell>
          <table:table-cell/>
          <table:table-cell table:style-name="ce115" office:value-type="string">
            <text:p>Travel &amp; Hotel Expenses</text:p>
          </table:table-cell>
          <table:table-cell table:style-name="ce115"/>
          <table:table-cell table:style-name="ce96" table:formula="of:=[TrialBalance.EJ76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66]" office:value-type="float" office:value="0">
            <text:p>0 </text:p>
          </table:table-cell>
          <table:table-cell/>
          <table:table-cell table:style-name="ce115" office:value-type="string">
            <text:p>Motor Vehicle Expenses</text:p>
          </table:table-cell>
          <table:table-cell table:style-name="ce115"/>
          <table:table-cell table:style-name="ce96" table:formula="of:=[TrialBalance.EJ77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67]" office:value-type="float" office:value="0">
            <text:p>0 </text:p>
          </table:table-cell>
          <table:table-cell/>
          <table:table-cell table:style-name="ce115" office:value-type="string">
            <text:p>Insurance Costs</text:p>
          </table:table-cell>
          <table:table-cell table:style-name="ce115"/>
          <table:table-cell table:style-name="ce96" table:formula="of:=[TrialBalance.EJ78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68]" office:value-type="float" office:value="0">
            <text:p>0 </text:p>
          </table:table-cell>
          <table:table-cell/>
          <table:table-cell table:style-name="ce115" office:value-type="string">
            <text:p>Leasing Charges</text:p>
          </table:table-cell>
          <table:table-cell table:style-name="ce115"/>
          <table:table-cell table:style-name="ce96" table:formula="of:=[TrialBalance.EJ79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69]" office:value-type="float" office:value="0">
            <text:p>0 </text:p>
          </table:table-cell>
          <table:table-cell/>
          <table:table-cell table:style-name="ce115" office:value-type="string">
            <text:p>Legal &amp; Professional Fees</text:p>
          </table:table-cell>
          <table:table-cell table:style-name="ce115"/>
          <table:table-cell table:style-name="ce96" table:formula="of:=[TrialBalance.EJ80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70]" office:value-type="float" office:value="0">
            <text:p>0 </text:p>
          </table:table-cell>
          <table:table-cell/>
          <table:table-cell table:style-name="ce115" office:value-type="string">
            <text:p>Bad Debts written off</text:p>
          </table:table-cell>
          <table:table-cell table:style-name="ce115"/>
          <table:table-cell table:style-name="ce96" table:formula="of:=[TrialBalance.EJ81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71]" office:value-type="float" office:value="0">
            <text:p>0 </text:p>
          </table:table-cell>
          <table:table-cell/>
          <table:table-cell table:style-name="ce115" office:value-type="string">
            <text:p>Bank Interest Paid</text:p>
          </table:table-cell>
          <table:table-cell table:style-name="ce115"/>
          <table:table-cell table:style-name="ce96" table:formula="of:=[TrialBalance.EJ82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72]" office:value-type="float" office:value="0">
            <text:p>0 </text:p>
          </table:table-cell>
          <table:table-cell/>
          <table:table-cell table:style-name="ce115" office:value-type="string">
            <text:p>Bank Charges</text:p>
          </table:table-cell>
          <table:table-cell table:style-name="ce115"/>
          <table:table-cell table:style-name="ce96" table:formula="of:=[TrialBalance.EJ83]+[TrialBalance.EJ88]+[TrialBalance.EJ89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73]" office:value-type="float" office:value="0">
            <text:p>0 </text:p>
          </table:table-cell>
          <table:table-cell/>
          <table:table-cell table:style-name="ce115" office:value-type="string">
            <text:p>Charitable Donations</text:p>
          </table:table-cell>
          <table:table-cell table:style-name="ce115"/>
          <table:table-cell table:style-name="ce96" table:formula="of:=[TrialBalance.EJ84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74]" office:value-type="float" office:value="0">
            <text:p>0 </text:p>
          </table:table-cell>
          <table:table-cell/>
          <table:table-cell table:style-name="ce115" office:value-type="string">
            <text:p>Goodwill written off</text:p>
          </table:table-cell>
          <table:table-cell table:style-name="ce115"/>
          <table:table-cell table:style-name="ce96" table:formula="of:=[TrialBalance.EJ85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75]" office:value-type="float" office:value="0">
            <text:p>0 </text:p>
          </table:table-cell>
          <table:table-cell/>
          <table:table-cell table:style-name="ce114" office:value-type="string">
            <text:p>Loss on disposal of assets</text:p>
          </table:table-cell>
          <table:table-cell table:style-name="ce114"/>
          <table:table-cell table:style-name="ce96" table:formula="of:=[TrialBalance.EJ86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76]" office:value-type="float" office:value="0">
            <text:p>0 </text:p>
          </table:table-cell>
          <table:table-cell/>
          <table:table-cell table:style-name="ce114" office:value-type="string">
            <text:p>Depreciation</text:p>
          </table:table-cell>
          <table:table-cell table:style-name="ce114"/>
          <table:table-cell table:style-name="ce96" table:formula="of:=[TrialBalance.EJ87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style-name="ce97"/>
          <table:table-cell table:style-name="ce102" table:formula="of:=SUM([.A21:.A43])" office:value-type="float" office:value="0">
            <text:p>0 </text:p>
          </table:table-cell>
          <table:table-cell table:style-name="ce116" office:value-type="string" table:number-columns-spanned="2" table:number-rows-spanned="1">
            <text:p>Administrative Expenses</text:p>
          </table:table-cell>
          <table:covered-table-cell/>
          <table:table-cell table:style-name="ce97"/>
          <table:table-cell table:style-name="ce102" table:formula="of:=SUM([.E21:.E43])" office:value-type="float" office:value="0">
            <text:p>0 </text:p>
          </table:table-cell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/>
          <table:table-cell table:style-name="ce103"/>
          <table:table-cell table:style-name="ce113" table:number-columns-repeated="2"/>
          <table:table-cell/>
          <table:table-cell table:style-name="ce103"/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 table:style-name="ce97"/>
          <table:table-cell table:style-name="ce102" table:formula="of:=[.B18]-[.B44]" office:value-type="float" office:value="0">
            <text:p>0 </text:p>
          </table:table-cell>
          <table:table-cell table:style-name="ce116" office:value-type="string" table:number-columns-spanned="2" table:number-rows-spanned="1">
            <text:p>Operating Profit</text:p>
          </table:table-cell>
          <table:covered-table-cell/>
          <table:table-cell table:style-name="ce97"/>
          <table:table-cell table:style-name="ce102" table:formula="of:=[.F18]-[.F44]" office:value-type="float" office:value="0">
            <text:p>0 </text:p>
          </table:table-cell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10" table:number-columns-repeated="2"/>
          <table:table-cell table:number-columns-repeated="3"/>
          <table:table-cell table:style-name="ce117" table:number-columns-repeated="7"/>
          <table:table-cell table:number-columns-repeated="1010"/>
        </table:table-row>
        <table:table-row table:style-name="ro10">
          <table:table-cell/>
          <table:table-cell table:formula="of:=[OpenAccounts.E80]" office:value-type="float" office:value="0">
            <text:p>0 </text:p>
          </table:table-cell>
          <table:table-cell table:style-name="ce110" office:value-type="string">
            <text:p>Other Income</text:p>
          </table:table-cell>
          <table:table-cell table:style-name="ce110"/>
          <table:table-cell/>
          <table:table-cell table:formula="of:=-[TrialBalance.EJ58]" office:value-type="float" office:value="-0">
            <text:p>0 </text:p>
          </table:table-cell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 table:style-name="ce97"/>
          <table:table-cell table:style-name="ce102" table:formula="of:=[.B46]+[.B48]" office:value-type="float" office:value="0">
            <text:p>0 </text:p>
          </table:table-cell>
          <table:table-cell table:style-name="ce112" office:value-type="string">
            <text:p>Profit (Loss) before Tax</text:p>
          </table:table-cell>
          <table:table-cell table:style-name="ce112"/>
          <table:table-cell table:style-name="ce97"/>
          <table:table-cell table:style-name="ce102" table:formula="of:=[.F46]+[.F48]" office:value-type="float" office:value="0">
            <text:p>0 </text:p>
          </table:table-cell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/>
          <table:table-cell table:formula="of:=[OpenAccounts.E82]" office:value-type="float" office:value="0">
            <text:p>0 </text:p>
          </table:table-cell>
          <table:table-cell table:style-name="ce110" office:value-type="string">
            <text:p>Corporation tax</text:p>
          </table:table-cell>
          <table:table-cell table:style-name="ce110"/>
          <table:table-cell/>
          <table:table-cell table:formula="of:=[TrialBalance.EJ47]" office:value-type="float" office:value="0">
            <text:p>0 </text:p>
          </table:table-cell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 table:style-name="ce97"/>
          <table:table-cell table:style-name="ce102" table:formula="of:=[.B49]-[.B50]" office:value-type="float" office:value="0">
            <text:p>0 </text:p>
          </table:table-cell>
          <table:table-cell table:style-name="ce112" office:value-type="string">
            <text:p>Profit (Loss) after Tax</text:p>
          </table:table-cell>
          <table:table-cell table:style-name="ce112"/>
          <table:table-cell table:style-name="ce97"/>
          <table:table-cell table:style-name="ce102" table:formula="of:=[.F49]-[.F50]" office:value-type="float" office:value="0">
            <text:p>0 </text:p>
          </table:table-cell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/>
          <table:table-cell table:formula="of:=[OpenAccounts.E84]" office:value-type="float" office:value="0">
            <text:p>0 </text:p>
          </table:table-cell>
          <table:table-cell table:style-name="ce110" office:value-type="string">
            <text:p>Dividends</text:p>
          </table:table-cell>
          <table:table-cell table:style-name="ce110"/>
          <table:table-cell/>
          <table:table-cell table:formula="of:=[TrialBalance.EJ48]" office:value-type="float" office:value="0">
            <text:p>0 </text:p>
          </table:table-cell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/>
          <table:table-cell table:style-name="ce103"/>
          <table:table-cell table:style-name="ce110" table:number-columns-repeated="2"/>
          <table:table-cell/>
          <table:table-cell table:style-name="ce103"/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 table:style-name="ce98" office:value-type="string">
            <text:p>£</text:p>
          </table:table-cell>
          <table:table-cell table:style-name="ce102" table:formula="of:=[.B51]-[.B52]" office:value-type="float" office:value="0">
            <text:p>0 </text:p>
          </table:table-cell>
          <table:table-cell table:style-name="ce112" office:value-type="string">
            <text:p>Retained Profit (Loss) for the year</text:p>
          </table:table-cell>
          <table:table-cell table:style-name="ce112"/>
          <table:table-cell table:style-name="ce98" office:value-type="string">
            <text:p>£</text:p>
          </table:table-cell>
          <table:table-cell table:style-name="ce102" table:formula="of:=[.F51]-[.F52]" office:value-type="float" office:value="0">
            <text:p>0 </text:p>
          </table:table-cell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17" table:number-columns-repeated="2"/>
          <table:table-cell table:number-columns-repeated="3"/>
          <table:table-cell table:style-name="ce117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04" table:number-columns-repeated="2"/>
          <table:table-cell table:number-columns-repeated="3"/>
          <table:table-cell table:style-name="ce117" table:number-columns-repeated="7"/>
          <table:table-cell table:number-columns-repeated="1010"/>
        </table:table-row>
        <table:table-row table:style-name="ro10" table:number-rows-repeated="104851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BalSht" table:style-name="ta5">
        <table:table-column table:style-name="co19" table:default-cell-style-name="ce93"/>
        <table:table-column table:style-name="co20" table:default-cell-style-name="ce93"/>
        <table:table-column table:style-name="co21" table:default-cell-style-name="ce104"/>
        <table:table-column table:style-name="co22" table:default-cell-style-name="ce104"/>
        <table:table-column table:style-name="co15" table:default-cell-style-name="ce93"/>
        <table:table-column table:style-name="co23" table:default-cell-style-name="ce93"/>
        <table:table-column table:style-name="co6" table:number-columns-repeated="1018" table:default-cell-style-name="ce118"/>
        <table:table-row table:style-name="ro10">
          <table:table-cell/>
          <table:table-cell table:style-name="ce99"/>
          <table:table-cell table:style-name="ce133" office:value-type="string" table:number-columns-spanned="2" table:number-rows-spanned="1">
            <text:p>Balance Sheet</text:p>
          </table:table-cell>
          <table:covered-table-cell/>
          <table:table-cell table:style-name="ce99"/>
          <table:table-cell table:number-columns-repeated="1019"/>
        </table:table-row>
        <table:table-row table:style-name="ro10">
          <table:table-cell table:number-columns-repeated="2"/>
          <table:table-cell table:style-name="ce134" office:value-type="string">
            <text:p>as at</text:p>
          </table:table-cell>
          <table:table-cell table:style-name="ce139" table:formula="of:=['PubP&amp;L'.D3]" office:value-type="date" office:date-value="2014-04-30">
            <text:p>Wednesday, April 30, 2014</text:p>
          </table:table-cell>
          <table:table-cell table:number-columns-repeated="1020"/>
        </table:table-row>
        <table:table-row table:style-name="ro11">
          <table:table-cell table:style-name="ce94" table:formula="of:=['PubP&amp;L'.A5]" office:value-type="date" office:date-value="2013-04-30" table:number-columns-spanned="2" table:number-rows-spanned="1">
            <text:p>Tuesday, April 30, 2013</text:p>
          </table:table-cell>
          <table:covered-table-cell/>
          <table:table-cell table:number-columns-repeated="2"/>
          <table:table-cell table:style-name="ce94" table:formula="of:=['PubP&amp;L'.E5]" office:value-type="date" office:date-value="2014-04-30" table:number-columns-spanned="2" table:number-rows-spanned="1">
            <text:p>Wednesday, April 30, 2014</text:p>
          </table:table-cell>
          <table:covered-table-cell/>
          <table:table-cell table:number-columns-repeated="1018"/>
        </table:table-row>
        <table:table-row table:style-name="ro10">
          <table:table-cell table:number-columns-repeated="2" table:style-name="ce95" office:value-type="string">
            <text:p>£</text:p>
          </table:table-cell>
          <table:table-cell table:number-columns-repeated="2"/>
          <table:table-cell table:number-columns-repeated="2" table:style-name="ce95" office:value-type="string">
            <text:p>£</text:p>
          </table:table-cell>
          <table:table-cell table:style-name="ce141" table:number-columns-repeated="1018"/>
        </table:table-row>
        <table:table-row table:style-name="ro10">
          <table:table-cell table:number-columns-repeated="1024"/>
        </table:table-row>
        <table:table-row table:style-name="ro10">
          <table:table-cell table:style-name="ce122"/>
          <table:table-cell table:style-name="ce124" table:formula="of:=SUM([TrialBalance.D6:.D17])" office:value-type="float" office:value="0">
            <text:p>0 </text:p>
          </table:table-cell>
          <table:table-cell table:style-name="ce135" office:value-type="string">
            <text:p>Fixed Assets</text:p>
          </table:table-cell>
          <table:table-cell table:style-name="ce135"/>
          <table:table-cell table:style-name="ce122"/>
          <table:table-cell table:style-name="ce124" table:formula="of:=SUM([TrialBalance.EJ6:.EJ17])" office:value-type="float" office:value="0">
            <text:p>0 </text:p>
          </table:table-cell>
          <table:table-cell table:number-columns-repeated="1018"/>
        </table:table-row>
        <table:table-row table:style-name="ro10">
          <table:table-cell table:style-name="ce122"/>
          <table:table-cell table:style-name="ce126"/>
          <table:table-cell office:value-type="string">
            <text:p>Tangible assets (note 1)</text:p>
          </table:table-cell>
          <table:table-cell/>
          <table:table-cell table:style-name="ce122"/>
          <table:table-cell table:style-name="ce126"/>
          <table:table-cell table:number-columns-repeated="1018"/>
        </table:table-row>
        <table:table-row table:style-name="ro10">
          <table:table-cell table:style-name="ce122" table:number-columns-repeated="2"/>
          <table:table-cell table:number-columns-repeated="2"/>
          <table:table-cell table:style-name="ce122" table:number-columns-repeated="2"/>
          <table:table-cell table:number-columns-repeated="1018"/>
        </table:table-row>
        <table:table-row table:style-name="ro10">
          <table:table-cell table:style-name="ce122" table:number-columns-repeated="2"/>
          <table:table-cell table:style-name="ce135" office:value-type="string">
            <text:p>Current Assets</text:p>
          </table:table-cell>
          <table:table-cell table:style-name="ce135"/>
          <table:table-cell table:style-name="ce122" table:number-columns-repeated="2"/>
          <table:table-cell table:number-columns-repeated="1018"/>
        </table:table-row>
        <table:table-row table:style-name="ro10">
          <table:table-cell table:style-name="ce122" table:formula="of:=[TrialBalance.D19]" office:value-type="float" office:value="0">
            <text:p>0 </text:p>
          </table:table-cell>
          <table:table-cell table:style-name="ce122"/>
          <table:table-cell office:value-type="string">
            <text:p>Stock at cost</text:p>
          </table:table-cell>
          <table:table-cell/>
          <table:table-cell table:style-name="ce122" table:formula="of:=[TrialBalance.EJ19]" office:value-type="float" office:value="0">
            <text:p>0 </text:p>
          </table:table-cell>
          <table:table-cell table:style-name="ce122"/>
          <table:table-cell table:number-columns-repeated="1018"/>
        </table:table-row>
        <table:table-row table:style-name="ro10">
          <table:table-cell table:style-name="ce122" table:formula="of:=[TrialBalance.D20]" office:value-type="float" office:value="0">
            <text:p>0 </text:p>
          </table:table-cell>
          <table:table-cell table:style-name="ce122"/>
          <table:table-cell office:value-type="string">
            <text:p>Trade Debtors</text:p>
          </table:table-cell>
          <table:table-cell/>
          <table:table-cell table:style-name="ce122" table:formula="of:=[TrialBalance.EJ20]" office:value-type="float" office:value="0">
            <text:p>0 </text:p>
          </table:table-cell>
          <table:table-cell table:style-name="ce122"/>
          <table:table-cell table:number-columns-repeated="1018"/>
        </table:table-row>
        <table:table-row table:style-name="ro10">
          <table:table-cell table:style-name="ce123" table:formula="of:=IF(SUM([TrialBalance.D22:.D24])&gt;0;SUM([TrialBalance.D22:.D24])+[TrialBalance.D25];[TrialBalance.D25])" office:value-type="float" office:value="0">
            <text:p>0 </text:p>
          </table:table-cell>
          <table:table-cell table:style-name="ce122"/>
          <table:table-cell office:value-type="string">
            <text:p>Cash at bank and in hand</text:p>
          </table:table-cell>
          <table:table-cell/>
          <table:table-cell table:style-name="ce123" table:formula="of:=IF(SUM([TrialBalance.EJ22:.EJ24])&gt;0;SUM([TrialBalance.EJ22:.EJ24])+[TrialBalance.EJ25]+[TrialBalance.EJ26];[TrialBalance.EJ25])" office:value-type="float" office:value="0">
            <text:p>0 </text:p>
          </table:table-cell>
          <table:table-cell table:style-name="ce122"/>
          <table:table-cell table:number-columns-repeated="1018"/>
        </table:table-row>
        <table:table-row table:style-name="ro10">
          <table:table-cell table:style-name="ce124" table:formula="of:=SUM([.A10:.A12])" office:value-type="float" office:value="0">
            <text:p>0 </text:p>
          </table:table-cell>
          <table:table-cell table:style-name="ce126"/>
          <table:table-cell table:style-name="ce135" office:value-type="string">
            <text:p>Current Assets</text:p>
          </table:table-cell>
          <table:table-cell table:style-name="ce135"/>
          <table:table-cell table:style-name="ce124" table:formula="of:=SUM([.E10:.E12])" office:value-type="float" office:value="0">
            <text:p>0 </text:p>
          </table:table-cell>
          <table:table-cell table:style-name="ce126"/>
          <table:table-cell table:style-name="ce142" table:number-columns-repeated="1018"/>
        </table:table-row>
        <table:table-row table:style-name="ro10">
          <table:table-cell table:style-name="ce122" table:number-columns-repeated="2"/>
          <table:table-cell table:number-columns-repeated="2"/>
          <table:table-cell table:style-name="ce122" table:number-columns-repeated="2"/>
          <table:table-cell table:number-columns-repeated="1018"/>
        </table:table-row>
        <table:table-row table:style-name="ro10">
          <table:table-cell table:style-name="ce122" table:number-columns-repeated="2"/>
          <table:table-cell table:style-name="ce135" office:value-type="string">
            <text:p>Current Liabilities (due within one year)</text:p>
          </table:table-cell>
          <table:table-cell table:style-name="ce135"/>
          <table:table-cell table:style-name="ce122" table:number-columns-repeated="2"/>
          <table:table-cell table:number-columns-repeated="1018"/>
        </table:table-row>
        <table:table-row table:style-name="ro10">
          <table:table-cell table:style-name="ce122" table:formula="of:=-SUM([TrialBalance.D28:.D31])" office:value-type="float" office:value="-0">
            <text:p>0 </text:p>
          </table:table-cell>
          <table:table-cell table:style-name="ce122"/>
          <table:table-cell office:value-type="string">
            <text:p>Trade Creditors</text:p>
          </table:table-cell>
          <table:table-cell/>
          <table:table-cell table:style-name="ce122" table:formula="of:=-SUM([TrialBalance.EJ28:.EJ31])" office:value-type="float" office:value="-0">
            <text:p>0 </text:p>
          </table:table-cell>
          <table:table-cell table:style-name="ce122"/>
          <table:table-cell table:number-columns-repeated="1018"/>
        </table:table-row>
        <table:table-row table:style-name="ro10">
          <table:table-cell table:style-name="ce125" table:formula="of:=-[TrialBalance.D35]" office:value-type="float" office:value="0">
            <text:p>0 </text:p>
          </table:table-cell>
          <table:table-cell table:style-name="ce122"/>
          <table:table-cell office:value-type="string">
            <text:p>Corporation Tax</text:p>
          </table:table-cell>
          <table:table-cell/>
          <table:table-cell table:style-name="ce125" table:formula="of:=-[TrialBalance.EJ35]" office:value-type="float" office:value="-0">
            <text:p>0 </text:p>
          </table:table-cell>
          <table:table-cell table:style-name="ce122"/>
          <table:table-cell table:number-columns-repeated="1018"/>
        </table:table-row>
        <table:table-row table:style-name="ro10">
          <table:table-cell table:style-name="ce122" table:formula="of:=-SUM([TrialBalance.D32:.D34])" office:value-type="float" office:value="-0">
            <text:p>0 </text:p>
          </table:table-cell>
          <table:table-cell table:style-name="ce122"/>
          <table:table-cell office:value-type="string">
            <text:p>Taxation and Social Security</text:p>
          </table:table-cell>
          <table:table-cell/>
          <table:table-cell table:style-name="ce122" table:formula="of:=-SUM([TrialBalance.EJ32:.EJ34])" office:value-type="float" office:value="-0">
            <text:p>0 </text:p>
          </table:table-cell>
          <table:table-cell table:style-name="ce122"/>
          <table:table-cell table:number-columns-repeated="1018"/>
        </table:table-row>
        <table:table-row table:style-name="ro10">
          <table:table-cell table:style-name="ce123" table:formula="of:=IF(SUM([TrialBalance.D22:.D24])&lt;0;-SUM([TrialBalance.D22:.D24]);0)" office:value-type="float" office:value="0">
            <text:p>0 </text:p>
          </table:table-cell>
          <table:table-cell table:style-name="ce122"/>
          <table:table-cell office:value-type="string">
            <text:p>Bank Overdraft</text:p>
          </table:table-cell>
          <table:table-cell/>
          <table:table-cell table:style-name="ce123" table:formula="of:=IF(SUM([TrialBalance.EJ22:.EJ24])&lt;0;-SUM([TrialBalance.EJ22:.EJ24]);0)" office:value-type="float" office:value="0">
            <text:p>0 </text:p>
          </table:table-cell>
          <table:table-cell table:style-name="ce122"/>
          <table:table-cell/>
          <table:table-cell table:style-name="ce142" table:number-columns-repeated="1017"/>
        </table:table-row>
        <table:table-row table:style-name="ro10">
          <table:table-cell table:style-name="ce124" table:formula="of:=SUM([.A16:.A19])" office:value-type="float" office:value="0">
            <text:p>0 </text:p>
          </table:table-cell>
          <table:table-cell table:style-name="ce126"/>
          <table:table-cell table:style-name="ce135" office:value-type="string">
            <text:p>Current Liabilities</text:p>
          </table:table-cell>
          <table:table-cell table:style-name="ce135"/>
          <table:table-cell table:style-name="ce124" table:formula="of:=SUM([.E16:.E19])" office:value-type="float" office:value="0">
            <text:p>0 </text:p>
          </table:table-cell>
          <table:table-cell table:style-name="ce126"/>
          <table:table-cell table:style-name="ce142"/>
          <table:table-cell table:number-columns-repeated="1017"/>
        </table:table-row>
        <table:table-row table:style-name="ro10">
          <table:table-cell table:style-name="ce122" table:number-columns-repeated="2"/>
          <table:table-cell table:number-columns-repeated="2"/>
          <table:table-cell table:style-name="ce122" table:number-columns-repeated="2"/>
          <table:table-cell/>
          <table:table-cell table:style-name="ce142" table:number-columns-repeated="1017"/>
        </table:table-row>
        <table:table-row table:style-name="ro10">
          <table:table-cell table:style-name="ce126"/>
          <table:table-cell table:style-name="ce124" table:formula="of:=[.A13]-[.A20]" office:value-type="float" office:value="0">
            <text:p>0 </text:p>
          </table:table-cell>
          <table:table-cell table:style-name="ce135" office:value-type="string">
            <text:p>Net Current Assets</text:p>
          </table:table-cell>
          <table:table-cell table:style-name="ce135"/>
          <table:table-cell table:style-name="ce126"/>
          <table:table-cell table:style-name="ce124" table:formula="of:=[.E13]-[.E20]" office:value-type="float" office:value="0">
            <text:p>0 </text:p>
          </table:table-cell>
          <table:table-cell table:style-name="ce142"/>
          <table:table-cell table:number-columns-repeated="1017"/>
        </table:table-row>
        <table:table-row table:style-name="ro10">
          <table:table-cell table:style-name="ce122" table:number-columns-repeated="2"/>
          <table:table-cell table:number-columns-repeated="2"/>
          <table:table-cell table:style-name="ce122" table:number-columns-repeated="2"/>
          <table:table-cell/>
          <table:table-cell table:style-name="ce142" table:number-columns-repeated="1017"/>
        </table:table-row>
        <table:table-row table:style-name="ro10">
          <table:table-cell table:style-name="ce126"/>
          <table:table-cell table:style-name="ce126" table:formula="of:=[TrialBalance.D37]" office:value-type="float" office:value="0">
            <text:p>0 </text:p>
          </table:table-cell>
          <table:table-cell table:style-name="ce135" office:value-type="string">
            <text:p>Long Term Debtor (repayable within 3 - 5 years)</text:p>
          </table:table-cell>
          <table:table-cell table:style-name="ce135"/>
          <table:table-cell table:style-name="ce126"/>
          <table:table-cell table:style-name="ce124" table:formula="of:=[TrialBalance.EJ37]" office:value-type="float" office:value="0">
            <text:p>0 </text:p>
          </table:table-cell>
          <table:table-cell table:style-name="ce142"/>
          <table:table-cell table:number-columns-repeated="1017"/>
        </table:table-row>
        <table:table-row table:style-name="ro10">
          <table:table-cell table:style-name="ce122"/>
          <table:table-cell table:style-name="ce123"/>
          <table:table-cell table:number-columns-repeated="2"/>
          <table:table-cell table:style-name="ce122"/>
          <table:table-cell table:style-name="ce123"/>
          <table:table-cell/>
          <table:table-cell table:style-name="ce142" table:number-columns-repeated="7"/>
          <table:table-cell/>
          <table:table-cell table:style-name="ce142" table:number-columns-repeated="1009"/>
        </table:table-row>
        <table:table-row table:style-name="ro10">
          <table:table-cell table:style-name="ce126"/>
          <table:table-cell table:style-name="ce124" table:formula="of:=SUM([.B6:.B25])" office:value-type="float" office:value="0">
            <text:p>0 </text:p>
          </table:table-cell>
          <table:table-cell table:style-name="ce135" office:value-type="string">
            <text:p>Total assets less current liabilities</text:p>
          </table:table-cell>
          <table:table-cell table:style-name="ce135"/>
          <table:table-cell table:style-name="ce126"/>
          <table:table-cell table:style-name="ce124" table:formula="of:=SUM([.F6:.F25])" office:value-type="float" office:value="0">
            <text:p>0 </text:p>
          </table:table-cell>
          <table:table-cell table:style-name="ce142"/>
          <table:table-cell table:number-columns-repeated="1017"/>
        </table:table-row>
        <table:table-row table:style-name="ro10">
          <table:table-cell table:style-name="ce122" table:number-columns-repeated="2"/>
          <table:table-cell table:number-columns-repeated="2"/>
          <table:table-cell table:style-name="ce122" table:number-columns-repeated="2"/>
          <table:table-cell table:number-columns-repeated="8"/>
          <table:table-cell table:style-name="ce142"/>
          <table:table-cell table:number-columns-repeated="1009"/>
        </table:table-row>
        <table:table-row table:style-name="ro10">
          <table:table-cell table:style-name="ce122" table:number-columns-repeated="2"/>
          <table:table-cell table:style-name="ce135" office:value-type="string">
            <text:p>Other Creditors</text:p>
          </table:table-cell>
          <table:table-cell table:style-name="ce135"/>
          <table:table-cell table:style-name="ce122" table:number-columns-repeated="2"/>
          <table:table-cell table:number-columns-repeated="1018"/>
        </table:table-row>
        <table:table-row table:style-name="ro10">
          <table:table-cell table:style-name="ce122" table:formula="of:=-[TrialBalance.D39]" office:value-type="float" office:value="0">
            <text:p>0 </text:p>
          </table:table-cell>
          <table:table-cell table:style-name="ce122"/>
          <table:table-cell office:value-type="string">
            <text:p>Directors Loan Account</text:p>
          </table:table-cell>
          <table:table-cell/>
          <table:table-cell table:style-name="ce122" table:formula="of:=-[TrialBalance.EJ39]" office:value-type="float" office:value="-0">
            <text:p>0 </text:p>
          </table:table-cell>
          <table:table-cell table:style-name="ce122"/>
          <table:table-cell/>
          <table:table-cell table:style-name="ce142" table:number-columns-repeated="7"/>
          <table:table-cell/>
          <table:table-cell table:style-name="ce142" table:number-columns-repeated="1009"/>
        </table:table-row>
        <table:table-row table:style-name="ro10">
          <table:table-cell table:style-name="ce122" table:formula="of:=-[TrialBalance.D40]" office:value-type="float" office:value="0">
            <text:p>0 </text:p>
          </table:table-cell>
          <table:table-cell table:style-name="ce126"/>
          <table:table-cell table:style-name="ce135" office:value-type="string">
            <text:p>Creditors (falling due after more than one year)</text:p>
          </table:table-cell>
          <table:table-cell table:style-name="ce135"/>
          <table:table-cell table:style-name="ce122" table:formula="of:=-[TrialBalance.EJ40]" office:value-type="float" office:value="-0">
            <text:p>0 </text:p>
          </table:table-cell>
          <table:table-cell table:style-name="ce126"/>
          <table:table-cell table:style-name="ce142"/>
          <table:table-cell table:number-columns-repeated="7"/>
          <table:table-cell table:style-name="ce142"/>
          <table:table-cell table:number-columns-repeated="1009"/>
        </table:table-row>
        <table:table-row table:style-name="ro10">
          <table:table-cell table:style-name="ce122"/>
          <table:table-cell table:style-name="ce124" table:formula="of:=SUM([.A29:.A30])" office:value-type="float" office:value="0">
            <text:p>0 </text:p>
          </table:table-cell>
          <table:table-cell table:number-columns-repeated="2"/>
          <table:table-cell table:style-name="ce122"/>
          <table:table-cell table:style-name="ce124" table:formula="of:=SUM([.E29:.E30])" office:value-type="float" office:value="0">
            <text:p>0 </text:p>
          </table:table-cell>
          <table:table-cell table:number-columns-repeated="1018"/>
        </table:table-row>
        <table:table-row table:style-name="ro10">
          <table:table-cell table:style-name="ce122"/>
          <table:table-cell table:style-name="ce123"/>
          <table:table-cell table:number-columns-repeated="2"/>
          <table:table-cell table:style-name="ce122"/>
          <table:table-cell table:style-name="ce123"/>
          <table:table-cell/>
          <table:table-cell table:style-name="ce142" table:number-columns-repeated="7"/>
          <table:table-cell/>
          <table:table-cell table:style-name="ce142" table:number-columns-repeated="1009"/>
        </table:table-row>
        <table:table-row table:style-name="ro10">
          <table:table-cell table:style-name="ce126" office:value-type="string">
            <text:p>£</text:p>
          </table:table-cell>
          <table:table-cell table:style-name="ce124" table:formula="of:=[.B26]-[.B31]" office:value-type="float" office:value="0">
            <text:p>0 </text:p>
          </table:table-cell>
          <table:table-cell table:style-name="ce135" office:value-type="string">
            <text:p>Net Assets</text:p>
          </table:table-cell>
          <table:table-cell table:style-name="ce135"/>
          <table:table-cell table:style-name="ce126" office:value-type="string">
            <text:p>£</text:p>
          </table:table-cell>
          <table:table-cell table:style-name="ce124" table:formula="of:=[.F26]-[.F31]" office:value-type="float" office:value="0">
            <text:p>0 </text:p>
          </table:table-cell>
          <table:table-cell table:style-name="ce142"/>
          <table:table-cell table:number-columns-repeated="1017"/>
        </table:table-row>
        <table:table-row table:style-name="ro10">
          <table:table-cell table:style-name="ce122" table:number-columns-repeated="2"/>
          <table:table-cell table:number-columns-repeated="2"/>
          <table:table-cell table:style-name="ce122" table:number-columns-repeated="2"/>
          <table:table-cell table:number-columns-repeated="1018"/>
        </table:table-row>
        <table:table-row table:style-name="ro10">
          <table:table-cell table:style-name="ce122" table:number-columns-repeated="2"/>
          <table:table-cell table:style-name="ce135" office:value-type="string">
            <text:p>Capital and Reserves</text:p>
          </table:table-cell>
          <table:table-cell table:style-name="ce135"/>
          <table:table-cell table:style-name="ce122" table:number-columns-repeated="2"/>
          <table:table-cell table:number-columns-repeated="8"/>
          <table:table-cell table:style-name="ce117"/>
          <table:table-cell table:number-columns-repeated="1009"/>
        </table:table-row>
        <table:table-row table:style-name="ro10">
          <table:table-cell table:style-name="ce122"/>
          <table:table-cell table:style-name="ce122" table:formula="of:=-[TrialBalance.D42]" office:value-type="float" office:value="0">
            <text:p>0 </text:p>
          </table:table-cell>
          <table:table-cell office:value-type="string">
            <text:p>Called up share capital 2 ordinary shares of £1.00 each</text:p>
          </table:table-cell>
          <table:table-cell/>
          <table:table-cell table:style-name="ce122"/>
          <table:table-cell table:style-name="ce122" table:formula="of:=-[TrialBalance.EJ42]" office:value-type="float" office:value="-0">
            <text:p>0 </text:p>
          </table:table-cell>
          <table:table-cell table:number-columns-repeated="8"/>
          <table:table-cell table:style-name="ce142"/>
          <table:table-cell table:number-columns-repeated="1009"/>
        </table:table-row>
        <table:table-row table:style-name="ro10">
          <table:table-cell table:style-name="ce122"/>
          <table:table-cell table:style-name="ce122" table:formula="of:=-[TrialBalance.D43]" office:value-type="float" office:value="0">
            <text:p>0 </text:p>
          </table:table-cell>
          <table:table-cell office:value-type="string">
            <text:p>Retained Profit and Loss account</text:p>
          </table:table-cell>
          <table:table-cell/>
          <table:table-cell table:style-name="ce122"/>
          <table:table-cell table:style-name="ce122" table:formula="of:=-[TrialBalance.EJ43]" office:value-type="float" office:value="-0">
            <text:p>0 </text:p>
          </table:table-cell>
          <table:table-cell/>
          <table:table-cell table:style-name="ce117" table:number-columns-repeated="7"/>
          <table:table-cell/>
          <table:table-cell table:style-name="ce117" table:number-columns-repeated="1009"/>
        </table:table-row>
        <table:table-row table:style-name="ro10">
          <table:table-cell table:style-name="ce122"/>
          <table:table-cell table:style-name="ce122" table:formula="of:=-[TrialBalance.D44]" office:value-type="float" office:value="0">
            <text:p>0 </text:p>
          </table:table-cell>
          <table:table-cell table:style-name="ce110" office:value-type="string">
            <text:p>Capital Reserves</text:p>
          </table:table-cell>
          <table:table-cell table:style-name="ce110"/>
          <table:table-cell table:style-name="ce122"/>
          <table:table-cell table:style-name="ce122" table:formula="of:=-[TrialBalance.EJ44]" office:value-type="float" office:value="-0">
            <text:p>0 </text:p>
          </table:table-cell>
          <table:table-cell table:style-name="ce117"/>
          <table:table-cell table:style-name="ce142" table:number-columns-repeated="7"/>
          <table:table-cell/>
          <table:table-cell table:style-name="ce142" table:number-columns-repeated="1009"/>
        </table:table-row>
        <table:table-row table:style-name="ro10">
          <table:table-cell table:style-name="ce126" office:value-type="string">
            <text:p>£</text:p>
          </table:table-cell>
          <table:table-cell table:style-name="ce124" table:formula="of:=SUM([.B36:.B38])" office:value-type="float" office:value="0">
            <text:p>0 </text:p>
          </table:table-cell>
          <table:table-cell table:style-name="ce135" office:value-type="string">
            <text:p>Shareholders' Funds</text:p>
          </table:table-cell>
          <table:table-cell table:style-name="ce135"/>
          <table:table-cell table:style-name="ce126" office:value-type="string">
            <text:p>£</text:p>
          </table:table-cell>
          <table:table-cell table:style-name="ce124" table:formula="of:=SUM([.F36:.F38])" office:value-type="float" office:value="0">
            <text:p>0 </text:p>
          </table:table-cell>
          <table:table-cell table:style-name="ce142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For year end</text:p>
          </table:table-cell>
          <table:table-cell table:number-columns-repeated="1023"/>
        </table:table-row>
        <table:table-row table:style-name="ro11">
          <table:table-cell table:style-name="ce127" office:value-type="string">
            <text:p>For the year ending</text:p>
          </table:table-cell>
          <table:table-cell table:style-name="ce132" table:formula="of:=[PubBalSht.E3]" office:value-type="date" office:date-value="2014-04-30">
            <text:p>30/04/2014</text:p>
          </table:table-cell>
          <table:table-cell table:style-name="ce136" office:value-type="string" table:number-columns-spanned="4" table:number-rows-spanned="1">
            <text:p>the company was entitled to exemption from audit under section 477 of the</text:p>
          </table:table-cell>
          <table:covered-table-cell table:number-columns-repeated="3"/>
          <table:table-cell table:number-columns-repeated="1018"/>
        </table:table-row>
        <table:table-row table:style-name="ro11">
          <table:table-cell table:style-name="ce128" office:value-type="string" table:number-columns-spanned="6" table:number-rows-spanned="1">
            <text:p>Companies Act 2006 relating to small companies. 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29" office:value-type="string" table:number-columns-spanned="6" table:number-rows-spanned="1">
            <text:p>Directors' responsibilities: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28" office:value-type="string" table:number-columns-spanned="6" table:number-rows-spanned="1">
            <text:p>a) <text:s/>The members have not required the company to obtain an audit of its accounts for the year in question in accordance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28" office:value-type="string" table:number-columns-spanned="6" table:number-rows-spanned="1">
            <text:p>with section 476, of the Companies Act 2006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28" office:value-type="string" table:number-columns-spanned="6" table:number-rows-spanned="1">
            <text:p>b) The directors acknowledge their responsibilities for complying with the requirements of the Act with respect to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28" office:value-type="string" table:number-columns-spanned="6" table:number-rows-spanned="1">
            <text:p>accounting records and the preparation of accounts under the Companies Act 2006.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28" office:value-type="string" table:number-columns-spanned="6" table:number-rows-spanned="1">
            <text:p>c) <text:s/>The company directors acknowledge their responsibility for preparing accounts which give a "true and fair view" of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28" office:value-type="string" table:number-columns-spanned="6" table:number-rows-spanned="1">
            <text:p>the state of affairs of the company and of its profit or loss for the year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28" office:value-type="string" table:number-columns-spanned="6" table:number-rows-spanned="1">
            <text:p>d) The accounts have been delivered in accordance with the provisions applicable to companies subject to the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28" office:value-type="string" table:number-columns-spanned="6" table:number-rows-spanned="1">
            <text:p>small companies regime.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30" office:value-type="string" table:number-columns-spanned="6" table:number-rows-spanned="1">
            <text:p>e) <text:s/>T<text:span text:style-name="T1">he accounts have been prepared in </text:span><text:span text:style-name="T1">accordance with the special provisions of the </text:span><text:span text:style-name="T1">Companies Act relating to small </text:span>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28" office:value-type="string" table:number-columns-spanned="6" table:number-rows-spanned="1">
            <text:p>companies 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11">
          <table:table-cell table:style-name="ce131" office:value-type="string" table:number-columns-spanned="2" table:number-rows-spanned="1">
            <text:p>Director's Signature</text:p>
          </table:table-cell>
          <table:covered-table-cell/>
          <table:table-cell table:style-name="ce137" table:number-columns-repeated="2"/>
          <table:table-cell table:style-name="ce140"/>
          <table:table-cell table:number-columns-repeated="1019"/>
        </table:table-row>
        <table:table-row table:style-name="ro11">
          <table:table-cell table:style-name="ce131" office:value-type="string" table:number-columns-spanned="2" table:number-rows-spanned="1">
            <text:p>Name of Director</text:p>
          </table:table-cell>
          <table:covered-table-cell/>
          <table:table-cell table:formula="of:=[OpenAccounts.E5]" office:value-type="float" office:value="0">
            <text:p>0</text:p>
          </table:table-cell>
          <table:table-cell table:number-columns-repeated="1021"/>
        </table:table-row>
        <table:table-row table:style-name="ro11">
          <table:table-cell table:style-name="ce131" office:value-type="string" table:number-columns-spanned="2" table:number-rows-spanned="1">
            <text:p>Date Signed</text:p>
          </table:table-cell>
          <table:covered-table-cell/>
          <table:table-cell table:style-name="ce138" table:formula="of:=TODAY()" office:value-type="date" office:date-value="2013-03-03">
            <text:p>Sunday, March 03, 2013</text:p>
          </table:table-cell>
          <table:table-cell table:style-name="ce138"/>
          <table:table-cell table:number-columns-repeated="1020"/>
        </table:table-row>
        <table:table-row table:style-name="ro10">
          <table:table-cell table:style-name="ce122" table:number-columns-repeated="2"/>
          <table:table-cell table:number-columns-repeated="1022"/>
        </table:table-row>
        <table:table-row table:style-name="ro11">
          <table:table-cell table:style-name="ce131" office:value-type="string" table:number-columns-spanned="2" table:number-rows-spanned="1">
            <text:p>Company Number</text:p>
          </table:table-cell>
          <table:covered-table-cell/>
          <table:table-cell table:formula="of:=[OpenAccounts.E3]" office:value-type="float" office:value="0">
            <text:p>0</text:p>
          </table:table-cell>
          <table:table-cell/>
          <table:table-cell table:style-name="ce140"/>
          <table:table-cell table:number-columns-repeated="1019"/>
        </table:table-row>
        <table:table-row table:style-name="ro11">
          <table:table-cell table:style-name="ce131" office:value-type="string" table:number-columns-spanned="2" table:number-rows-spanned="1">
            <text:p>Registered Office</text:p>
          </table:table-cell>
          <table:covered-table-cell/>
          <table:table-cell table:formula="of:=[OpenAccounts.J3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22" table:number-columns-repeated="2"/>
          <table:table-cell table:formula="of:=[OpenAccounts.J4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22" table:number-columns-repeated="2"/>
          <table:table-cell table:formula="of:=[OpenAccounts.J5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22" table:number-columns-repeated="2"/>
          <table:table-cell table:formula="of:=[OpenAccounts.J6]" office:value-type="float" office:value="0">
            <text:p>0</text:p>
          </table:table-cell>
          <table:table-cell table:number-columns-repeated="1021"/>
        </table:table-row>
        <table:table-row table:style-name="ro10" table:number-rows-repeated="104851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Notes" table:style-name="ta6">
        <table:table-column table:style-name="co24" table:default-cell-style-name="ce110"/>
        <table:table-column table:style-name="co15" table:number-columns-repeated="6" table:default-cell-style-name="ce117"/>
        <table:table-column table:style-name="co6" table:number-columns-repeated="1017" table:default-cell-style-name="ce118"/>
        <table:table-row table:style-name="ro10">
          <table:table-cell table:style-name="ce112" office:value-type="string">
            <text:p>Notes to the accounts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112" office:value-type="string">
            <text:p>1. Tangible Assets</text:p>
          </table:table-cell>
          <table:table-cell table:number-columns-repeated="1023"/>
        </table:table-row>
        <table:table-row table:style-name="ro15">
          <table:table-cell table:style-name="ce143"/>
          <table:table-cell table:style-name="ce146" office:value-type="string" table:number-columns-spanned="1" table:number-rows-spanned="2">
            <text:p>Land and Buildings</text:p>
          </table:table-cell>
          <table:table-cell table:style-name="ce146" office:value-type="string" table:number-columns-spanned="1" table:number-rows-spanned="2">
            <text:p>Plant and Machinery</text:p>
          </table:table-cell>
          <table:table-cell table:style-name="ce146" office:value-type="string" table:number-columns-spanned="1" table:number-rows-spanned="2">
            <text:p>Fixtures &amp; Fittings</text:p>
          </table:table-cell>
          <table:table-cell table:style-name="ce146" office:value-type="string" table:number-columns-spanned="1" table:number-rows-spanned="2">
            <text:p>Computer Equipment</text:p>
          </table:table-cell>
          <table:table-cell table:style-name="ce146" office:value-type="string" table:number-columns-spanned="1" table:number-rows-spanned="2">
            <text:p>Motor <text:s text:c="3"/>Vehicles</text:p>
          </table:table-cell>
          <table:table-cell table:style-name="ce146" office:value-type="string" table:number-columns-spanned="1" table:number-rows-spanned="2">
            <text:p>Total Tangible Assets</text:p>
          </table:table-cell>
          <table:table-cell table:style-name="ce141" table:number-columns-repeated="1017"/>
        </table:table-row>
        <table:table-row table:style-name="ro16">
          <table:table-cell table:style-name="ce143"/>
          <table:covered-table-cell table:number-columns-repeated="6"/>
          <table:table-cell table:style-name="ce141" table:number-columns-repeated="1017"/>
        </table:table-row>
        <table:table-row table:style-name="ro10">
          <table:table-cell/>
          <table:table-cell table:number-columns-repeated="6" table:style-name="ce143" office:value-type="string">
            <text:p>£</text:p>
          </table:table-cell>
          <table:table-cell table:number-columns-repeated="1017"/>
        </table:table-row>
        <table:table-row table:style-name="ro10">
          <table:table-cell table:style-name="ce112" office:value-type="string">
            <text:p>Original Cost</text:p>
          </table:table-cell>
          <table:table-cell table:style-name="ce143" table:number-columns-repeated="6"/>
          <table:table-cell table:number-columns-repeated="1017"/>
        </table:table-row>
        <table:table-row table:style-name="ro10">
          <table:table-cell table:style-name="ce144" table:formula="of:=[Admin.B11]" office:value-type="date" office:date-value="2013-05-01">
            <text:p>Wednesday, May 01, 2013</text:p>
          </table:table-cell>
          <table:table-cell table:style-name="ce113" table:formula="of:=IF(['file:///C:/Users/antony/diy/GB%20Accounts/GB%20Accounts%202013-14/GB%20Accounts%20Company%202014-04-30%20(Apr14)%20OpenOffice/Fixedassets.ods'#$Schedule.$E$11]&gt;0;['file:///C:/Users/antony/diy/GB%20Accounts/GB%20Accounts%202013-14/GB%20Accounts%20Company%202014-04-30%20(Apr14)%20OpenOffice/Fixedassets.ods'#$Schedule.$E$11];0)" office:value-type="float" office:value="0">
            <text:p>0</text:p>
          </table:table-cell>
          <table:table-cell table:style-name="ce113" table:formula="of:=IF(['file:///C:/Users/antony/diy/GB%20Accounts/GB%20Accounts%202013-14/GB%20Accounts%20Company%202014-04-30%20(Apr14)%20OpenOffice/Fixedassets.ods'#$Schedule.$E$22]&gt;0;['file:///C:/Users/antony/diy/GB%20Accounts/GB%20Accounts%202013-14/GB%20Accounts%20Company%202014-04-30%20(Apr14)%20OpenOffice/Fixedassets.ods'#$Schedule.$E$22];0)" office:value-type="float" office:value="0">
            <text:p>0</text:p>
          </table:table-cell>
          <table:table-cell table:style-name="ce113" table:formula="of:=IF(['file:///C:/Users/antony/diy/GB%20Accounts/GB%20Accounts%202013-14/GB%20Accounts%20Company%202014-04-30%20(Apr14)%20OpenOffice/Fixedassets.ods'#$Schedule.$E$30]&gt;0;['file:///C:/Users/antony/diy/GB%20Accounts/GB%20Accounts%202013-14/GB%20Accounts%20Company%202014-04-30%20(Apr14)%20OpenOffice/Fixedassets.ods'#$Schedule.$E$30];0)" office:value-type="float" office:value="0">
            <text:p>0</text:p>
          </table:table-cell>
          <table:table-cell table:style-name="ce113" table:formula="of:=IF(['file:///C:/Users/antony/diy/GB%20Accounts/GB%20Accounts%202013-14/GB%20Accounts%20Company%202014-04-30%20(Apr14)%20OpenOffice/Fixedassets.ods'#$Schedule.$E$41]&gt;0;['file:///C:/Users/antony/diy/GB%20Accounts/GB%20Accounts%202013-14/GB%20Accounts%20Company%202014-04-30%20(Apr14)%20OpenOffice/Fixedassets.ods'#$Schedule.$E$41];0)" office:value-type="float" office:value="0">
            <text:p>0</text:p>
          </table:table-cell>
          <table:table-cell table:style-name="ce113" table:formula="of:=IF(['file:///C:/Users/antony/diy/GB%20Accounts/GB%20Accounts%202013-14/GB%20Accounts%20Company%202014-04-30%20(Apr14)%20OpenOffice/Fixedassets.ods'#$Schedule.$E$55]&gt;0;['file:///C:/Users/antony/diy/GB%20Accounts/GB%20Accounts%202013-14/GB%20Accounts%20Company%202014-04-30%20(Apr14)%20OpenOffice/Fixedassets.ods'#$Schedule.$E$55];0)" office:value-type="float" office:value="0">
            <text:p>0</text:p>
          </table:table-cell>
          <table:table-cell table:style-name="ce113" table:formula="of:=SUM([.B8:.F8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45" office:value-type="string">
            <text:p>Additions</text:p>
          </table:table-cell>
          <table:table-cell table:style-name="ce113" table:formula="of:=IF(['file:///C:/Users/antony/diy/GB%20Accounts/GB%20Accounts%202013-14/GB%20Accounts%20Company%202014-04-30%20(Apr14)%20OpenOffice/Fixedassets.ods'#$Schedule.$E$64]&gt;0;['file:///C:/Users/antony/diy/GB%20Accounts/GB%20Accounts%202013-14/GB%20Accounts%20Company%202014-04-30%20(Apr14)%20OpenOffice/Fixedassets.ods'#$Schedule.$E$64];0)" office:value-type="float" office:value="0">
            <text:p>0</text:p>
          </table:table-cell>
          <table:table-cell table:style-name="ce113" table:formula="of:=IF(['file:///C:/Users/antony/diy/GB%20Accounts/GB%20Accounts%202013-14/GB%20Accounts%20Company%202014-04-30%20(Apr14)%20OpenOffice/Fixedassets.ods'#$Schedule.$E$75]&gt;0;['file:///C:/Users/antony/diy/GB%20Accounts/GB%20Accounts%202013-14/GB%20Accounts%20Company%202014-04-30%20(Apr14)%20OpenOffice/Fixedassets.ods'#$Schedule.$E$75];0)" office:value-type="float" office:value="0">
            <text:p>0</text:p>
          </table:table-cell>
          <table:table-cell table:style-name="ce113" table:formula="of:=IF(['file:///C:/Users/antony/diy/GB%20Accounts/GB%20Accounts%202013-14/GB%20Accounts%20Company%202014-04-30%20(Apr14)%20OpenOffice/Fixedassets.ods'#$Schedule.$E$83]&gt;0;['file:///C:/Users/antony/diy/GB%20Accounts/GB%20Accounts%202013-14/GB%20Accounts%20Company%202014-04-30%20(Apr14)%20OpenOffice/Fixedassets.ods'#$Schedule.$E$83];0)" office:value-type="float" office:value="0">
            <text:p>0</text:p>
          </table:table-cell>
          <table:table-cell table:style-name="ce113" table:formula="of:=IF(['file:///C:/Users/antony/diy/GB%20Accounts/GB%20Accounts%202013-14/GB%20Accounts%20Company%202014-04-30%20(Apr14)%20OpenOffice/Fixedassets.ods'#$Schedule.$E$94]&gt;0;['file:///C:/Users/antony/diy/GB%20Accounts/GB%20Accounts%202013-14/GB%20Accounts%20Company%202014-04-30%20(Apr14)%20OpenOffice/Fixedassets.ods'#$Schedule.$E$94];0)" office:value-type="float" office:value="0">
            <text:p>0</text:p>
          </table:table-cell>
          <table:table-cell table:style-name="ce113" table:formula="of:=IF(['file:///C:/Users/antony/diy/GB%20Accounts/GB%20Accounts%202013-14/GB%20Accounts%20Company%202014-04-30%20(Apr14)%20OpenOffice/Fixedassets.ods'#$Schedule.$E$108]&gt;0;['file:///C:/Users/antony/diy/GB%20Accounts/GB%20Accounts%202013-14/GB%20Accounts%20Company%202014-04-30%20(Apr14)%20OpenOffice/Fixedassets.ods'#$Schedule.$E$108];0)" office:value-type="float" office:value="0">
            <text:p>0</text:p>
          </table:table-cell>
          <table:table-cell table:style-name="ce113" table:formula="of:=SUM([.B9:.F9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45" office:value-type="string">
            <text:p>Disposals</text:p>
          </table:table-cell>
          <table:table-cell table:style-name="ce113" table:formula="of:=IF((['file:///C:/Users/antony/diy/GB%20Accounts/GB%20Accounts%202013-14/GB%20Accounts%20Company%202014-04-30%20(Apr14)%20OpenOffice/Fixedassets.ods'#$Schedule.$W$11]+['file:///C:/Users/antony/diy/GB%20Accounts/GB%20Accounts%202013-14/GB%20Accounts%20Company%202014-04-30%20(Apr14)%20OpenOffice/Fixedassets.ods'#$Schedule.$W$64])&gt;0;['file:///C:/Users/antony/diy/GB%20Accounts/GB%20Accounts%202013-14/GB%20Accounts%20Company%202014-04-30%20(Apr14)%20OpenOffice/Fixedassets.ods'#$Schedule.$W$11]+['file:///C:/Users/antony/diy/GB%20Accounts/GB%20Accounts%202013-14/GB%20Accounts%20Company%202014-04-30%20(Apr14)%20OpenOffice/Fixedassets.ods'#$Schedule.$W$64];0)" office:value-type="float" office:value="0">
            <text:p>0</text:p>
          </table:table-cell>
          <table:table-cell table:style-name="ce113" table:formula="of:=IF((['file:///C:/Users/antony/diy/GB%20Accounts/GB%20Accounts%202013-14/GB%20Accounts%20Company%202014-04-30%20(Apr14)%20OpenOffice/Fixedassets.ods'#$Schedule.$W$22]+['file:///C:/Users/antony/diy/GB%20Accounts/GB%20Accounts%202013-14/GB%20Accounts%20Company%202014-04-30%20(Apr14)%20OpenOffice/Fixedassets.ods'#$Schedule.$W$75])&gt;0;['file:///C:/Users/antony/diy/GB%20Accounts/GB%20Accounts%202013-14/GB%20Accounts%20Company%202014-04-30%20(Apr14)%20OpenOffice/Fixedassets.ods'#$Schedule.$W$22]+['file:///C:/Users/antony/diy/GB%20Accounts/GB%20Accounts%202013-14/GB%20Accounts%20Company%202014-04-30%20(Apr14)%20OpenOffice/Fixedassets.ods'#$Schedule.$W$75];0)" office:value-type="float" office:value="0">
            <text:p>0</text:p>
          </table:table-cell>
          <table:table-cell table:style-name="ce113" table:formula="of:=IF((['file:///C:/Users/antony/diy/GB%20Accounts/GB%20Accounts%202013-14/GB%20Accounts%20Company%202014-04-30%20(Apr14)%20OpenOffice/Fixedassets.ods'#$Schedule.$W$30]+['file:///C:/Users/antony/diy/GB%20Accounts/GB%20Accounts%202013-14/GB%20Accounts%20Company%202014-04-30%20(Apr14)%20OpenOffice/Fixedassets.ods'#$Schedule.$W$83])&gt;0;['file:///C:/Users/antony/diy/GB%20Accounts/GB%20Accounts%202013-14/GB%20Accounts%20Company%202014-04-30%20(Apr14)%20OpenOffice/Fixedassets.ods'#$Schedule.$W$30]+['file:///C:/Users/antony/diy/GB%20Accounts/GB%20Accounts%202013-14/GB%20Accounts%20Company%202014-04-30%20(Apr14)%20OpenOffice/Fixedassets.ods'#$Schedule.$W$83];0)" office:value-type="float" office:value="0">
            <text:p>0</text:p>
          </table:table-cell>
          <table:table-cell table:style-name="ce113" table:formula="of:=IF((['file:///C:/Users/antony/diy/GB%20Accounts/GB%20Accounts%202013-14/GB%20Accounts%20Company%202014-04-30%20(Apr14)%20OpenOffice/Fixedassets.ods'#$Schedule.$W$41]+['file:///C:/Users/antony/diy/GB%20Accounts/GB%20Accounts%202013-14/GB%20Accounts%20Company%202014-04-30%20(Apr14)%20OpenOffice/Fixedassets.ods'#$Schedule.$W$94])&gt;0;['file:///C:/Users/antony/diy/GB%20Accounts/GB%20Accounts%202013-14/GB%20Accounts%20Company%202014-04-30%20(Apr14)%20OpenOffice/Fixedassets.ods'#$Schedule.$W$41]+['file:///C:/Users/antony/diy/GB%20Accounts/GB%20Accounts%202013-14/GB%20Accounts%20Company%202014-04-30%20(Apr14)%20OpenOffice/Fixedassets.ods'#$Schedule.$W$94];0)" office:value-type="float" office:value="0">
            <text:p>0</text:p>
          </table:table-cell>
          <table:table-cell table:style-name="ce113" table:formula="of:=IF((['file:///C:/Users/antony/diy/GB%20Accounts/GB%20Accounts%202013-14/GB%20Accounts%20Company%202014-04-30%20(Apr14)%20OpenOffice/Fixedassets.ods'#$Schedule.$W$55]+['file:///C:/Users/antony/diy/GB%20Accounts/GB%20Accounts%202013-14/GB%20Accounts%20Company%202014-04-30%20(Apr14)%20OpenOffice/Fixedassets.ods'#$Schedule.$W$108])&gt;0;['file:///C:/Users/antony/diy/GB%20Accounts/GB%20Accounts%202013-14/GB%20Accounts%20Company%202014-04-30%20(Apr14)%20OpenOffice/Fixedassets.ods'#$Schedule.$W$55]+['file:///C:/Users/antony/diy/GB%20Accounts/GB%20Accounts%202013-14/GB%20Accounts%20Company%202014-04-30%20(Apr14)%20OpenOffice/Fixedassets.ods'#$Schedule.$W$108];0)" office:value-type="float" office:value="0">
            <text:p>0</text:p>
          </table:table-cell>
          <table:table-cell table:style-name="ce113" table:formula="of:=SUM([.B10:.F10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44" table:formula="of:=['PubP&amp;L'.D3]" office:value-type="date" office:date-value="2014-04-30">
            <text:p>Wednesday, April 30, 2014</text:p>
          </table:table-cell>
          <table:table-cell table:style-name="ce113" table:formula="of:=[.B8]+[.B9]-[.B10]" office:value-type="float" office:value="0">
            <text:p>0</text:p>
          </table:table-cell>
          <table:table-cell table:style-name="ce113" table:formula="of:=[.C8]+[.C9]-[.C10]" office:value-type="float" office:value="0">
            <text:p>0</text:p>
          </table:table-cell>
          <table:table-cell table:style-name="ce113" table:formula="of:=[.D8]+[.D9]-[.D10]" office:value-type="float" office:value="0">
            <text:p>0</text:p>
          </table:table-cell>
          <table:table-cell table:style-name="ce113" table:formula="of:=[.E8]+[.E9]-[.E10]" office:value-type="float" office:value="0">
            <text:p>0</text:p>
          </table:table-cell>
          <table:table-cell table:style-name="ce113" table:formula="of:=[.F8]+[.F9]-[.F10]" office:value-type="float" office:value="0">
            <text:p>0</text:p>
          </table:table-cell>
          <table:table-cell table:style-name="ce113" table:formula="of:=[.G8]+[.G9]-[.G10]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45"/>
          <table:table-cell table:style-name="ce113" table:number-columns-repeated="6"/>
          <table:table-cell table:number-columns-repeated="1017"/>
        </table:table-row>
        <table:table-row table:style-name="ro10">
          <table:table-cell table:style-name="ce144" office:value-type="string">
            <text:p>Depreciation</text:p>
          </table:table-cell>
          <table:table-cell table:style-name="ce113" table:number-columns-repeated="6"/>
          <table:table-cell table:number-columns-repeated="1017"/>
        </table:table-row>
        <table:table-row table:style-name="ro10">
          <table:table-cell table:style-name="ce144" table:formula="of:=[.A8]" office:value-type="date" office:date-value="2013-05-01">
            <text:p>Wednesday, May 01, 2013</text:p>
          </table:table-cell>
          <table:table-cell table:style-name="ce113" table:formula="of:=IF(['file:///C:/Users/antony/diy/GB%20Accounts/GB%20Accounts%202013-14/GB%20Accounts%20Company%202014-04-30%20(Apr14)%20OpenOffice/Fixedassets.ods'#$Schedule.$F$11]&gt;0;['file:///C:/Users/antony/diy/GB%20Accounts/GB%20Accounts%202013-14/GB%20Accounts%20Company%202014-04-30%20(Apr14)%20OpenOffice/Fixedassets.ods'#$Schedule.$F$11];0)" office:value-type="float" office:value="0">
            <text:p>0</text:p>
          </table:table-cell>
          <table:table-cell table:style-name="ce113" table:formula="of:=IF(['file:///C:/Users/antony/diy/GB%20Accounts/GB%20Accounts%202013-14/GB%20Accounts%20Company%202014-04-30%20(Apr14)%20OpenOffice/Fixedassets.ods'#$Schedule.$F$22]&gt;0;['file:///C:/Users/antony/diy/GB%20Accounts/GB%20Accounts%202013-14/GB%20Accounts%20Company%202014-04-30%20(Apr14)%20OpenOffice/Fixedassets.ods'#$Schedule.$F$22];0)" office:value-type="float" office:value="0">
            <text:p>0</text:p>
          </table:table-cell>
          <table:table-cell table:style-name="ce113" table:formula="of:=IF(['file:///C:/Users/antony/diy/GB%20Accounts/GB%20Accounts%202013-14/GB%20Accounts%20Company%202014-04-30%20(Apr14)%20OpenOffice/Fixedassets.ods'#$Schedule.$F$30]&gt;0;['file:///C:/Users/antony/diy/GB%20Accounts/GB%20Accounts%202013-14/GB%20Accounts%20Company%202014-04-30%20(Apr14)%20OpenOffice/Fixedassets.ods'#$Schedule.$F$30];0)" office:value-type="float" office:value="0">
            <text:p>0</text:p>
          </table:table-cell>
          <table:table-cell table:style-name="ce113" table:formula="of:=IF(['file:///C:/Users/antony/diy/GB%20Accounts/GB%20Accounts%202013-14/GB%20Accounts%20Company%202014-04-30%20(Apr14)%20OpenOffice/Fixedassets.ods'#$Schedule.$F$41]&gt;0;['file:///C:/Users/antony/diy/GB%20Accounts/GB%20Accounts%202013-14/GB%20Accounts%20Company%202014-04-30%20(Apr14)%20OpenOffice/Fixedassets.ods'#$Schedule.$F$41];0)" office:value-type="float" office:value="0">
            <text:p>0</text:p>
          </table:table-cell>
          <table:table-cell table:style-name="ce113" table:formula="of:=IF(['file:///C:/Users/antony/diy/GB%20Accounts/GB%20Accounts%202013-14/GB%20Accounts%20Company%202014-04-30%20(Apr14)%20OpenOffice/Fixedassets.ods'#$Schedule.$F$55]&gt;0;['file:///C:/Users/antony/diy/GB%20Accounts/GB%20Accounts%202013-14/GB%20Accounts%20Company%202014-04-30%20(Apr14)%20OpenOffice/Fixedassets.ods'#$Schedule.$F$55];0)" office:value-type="float" office:value="0">
            <text:p>0</text:p>
          </table:table-cell>
          <table:table-cell table:style-name="ce113" table:formula="of:=SUM([.B14:.F14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45" office:value-type="string">
            <text:p>Charge for the year</text:p>
          </table:table-cell>
          <table:table-cell table:style-name="ce113" table:formula="of:=IF((['file:///C:/Users/antony/diy/GB%20Accounts/GB%20Accounts%202013-14/GB%20Accounts%20Company%202014-04-30%20(Apr14)%20OpenOffice/Fixedassets.ods'#$Schedule.$I$11]+['file:///C:/Users/antony/diy/GB%20Accounts/GB%20Accounts%202013-14/GB%20Accounts%20Company%202014-04-30%20(Apr14)%20OpenOffice/Fixedassets.ods'#$Schedule.$I$64])&gt;0;['file:///C:/Users/antony/diy/GB%20Accounts/GB%20Accounts%202013-14/GB%20Accounts%20Company%202014-04-30%20(Apr14)%20OpenOffice/Fixedassets.ods'#$Schedule.$I$11]+['file:///C:/Users/antony/diy/GB%20Accounts/GB%20Accounts%202013-14/GB%20Accounts%20Company%202014-04-30%20(Apr14)%20OpenOffice/Fixedassets.ods'#$Schedule.$I$64];0)" office:value-type="float" office:value="0">
            <text:p>0</text:p>
          </table:table-cell>
          <table:table-cell table:style-name="ce113" table:formula="of:=IF((['file:///C:/Users/antony/diy/GB%20Accounts/GB%20Accounts%202013-14/GB%20Accounts%20Company%202014-04-30%20(Apr14)%20OpenOffice/Fixedassets.ods'#$Schedule.$I$22]+['file:///C:/Users/antony/diy/GB%20Accounts/GB%20Accounts%202013-14/GB%20Accounts%20Company%202014-04-30%20(Apr14)%20OpenOffice/Fixedassets.ods'#$Schedule.$I$75])&gt;0;['file:///C:/Users/antony/diy/GB%20Accounts/GB%20Accounts%202013-14/GB%20Accounts%20Company%202014-04-30%20(Apr14)%20OpenOffice/Fixedassets.ods'#$Schedule.$I$22]+['file:///C:/Users/antony/diy/GB%20Accounts/GB%20Accounts%202013-14/GB%20Accounts%20Company%202014-04-30%20(Apr14)%20OpenOffice/Fixedassets.ods'#$Schedule.$I$75];0)" office:value-type="float" office:value="0">
            <text:p>0</text:p>
          </table:table-cell>
          <table:table-cell table:style-name="ce113" table:formula="of:=IF((['file:///C:/Users/antony/diy/GB%20Accounts/GB%20Accounts%202013-14/GB%20Accounts%20Company%202014-04-30%20(Apr14)%20OpenOffice/Fixedassets.ods'#$Schedule.$I$30]+['file:///C:/Users/antony/diy/GB%20Accounts/GB%20Accounts%202013-14/GB%20Accounts%20Company%202014-04-30%20(Apr14)%20OpenOffice/Fixedassets.ods'#$Schedule.$I$83])&gt;0;['file:///C:/Users/antony/diy/GB%20Accounts/GB%20Accounts%202013-14/GB%20Accounts%20Company%202014-04-30%20(Apr14)%20OpenOffice/Fixedassets.ods'#$Schedule.$I$30]+['file:///C:/Users/antony/diy/GB%20Accounts/GB%20Accounts%202013-14/GB%20Accounts%20Company%202014-04-30%20(Apr14)%20OpenOffice/Fixedassets.ods'#$Schedule.$I$83];0)" office:value-type="float" office:value="0">
            <text:p>0</text:p>
          </table:table-cell>
          <table:table-cell table:style-name="ce113" table:formula="of:=IF((['file:///C:/Users/antony/diy/GB%20Accounts/GB%20Accounts%202013-14/GB%20Accounts%20Company%202014-04-30%20(Apr14)%20OpenOffice/Fixedassets.ods'#$Schedule.$I$41]+['file:///C:/Users/antony/diy/GB%20Accounts/GB%20Accounts%202013-14/GB%20Accounts%20Company%202014-04-30%20(Apr14)%20OpenOffice/Fixedassets.ods'#$Schedule.$I$94])&gt;0;['file:///C:/Users/antony/diy/GB%20Accounts/GB%20Accounts%202013-14/GB%20Accounts%20Company%202014-04-30%20(Apr14)%20OpenOffice/Fixedassets.ods'#$Schedule.$I$41]+['file:///C:/Users/antony/diy/GB%20Accounts/GB%20Accounts%202013-14/GB%20Accounts%20Company%202014-04-30%20(Apr14)%20OpenOffice/Fixedassets.ods'#$Schedule.$I$94];0)" office:value-type="float" office:value="0">
            <text:p>0</text:p>
          </table:table-cell>
          <table:table-cell table:style-name="ce113" table:formula="of:=IF((['file:///C:/Users/antony/diy/GB%20Accounts/GB%20Accounts%202013-14/GB%20Accounts%20Company%202014-04-30%20(Apr14)%20OpenOffice/Fixedassets.ods'#$Schedule.$I$55]+['file:///C:/Users/antony/diy/GB%20Accounts/GB%20Accounts%202013-14/GB%20Accounts%20Company%202014-04-30%20(Apr14)%20OpenOffice/Fixedassets.ods'#$Schedule.$I$108])&gt;0;['file:///C:/Users/antony/diy/GB%20Accounts/GB%20Accounts%202013-14/GB%20Accounts%20Company%202014-04-30%20(Apr14)%20OpenOffice/Fixedassets.ods'#$Schedule.$I$55]+['file:///C:/Users/antony/diy/GB%20Accounts/GB%20Accounts%202013-14/GB%20Accounts%20Company%202014-04-30%20(Apr14)%20OpenOffice/Fixedassets.ods'#$Schedule.$I$108];0)" office:value-type="float" office:value="0">
            <text:p>0</text:p>
          </table:table-cell>
          <table:table-cell table:style-name="ce113" table:formula="of:=SUM([.B15:.F15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45" office:value-type="string">
            <text:p>On Disposals</text:p>
          </table:table-cell>
          <table:table-cell table:style-name="ce113" table:formula="of:=IF((['file:///C:/Users/antony/diy/GB%20Accounts/GB%20Accounts%202013-14/GB%20Accounts%20Company%202014-04-30%20(Apr14)%20OpenOffice/Fixedassets.ods'#$Schedule.$X$11]+['file:///C:/Users/antony/diy/GB%20Accounts/GB%20Accounts%202013-14/GB%20Accounts%20Company%202014-04-30%20(Apr14)%20OpenOffice/Fixedassets.ods'#$Schedule.$X$64])&gt;0;['file:///C:/Users/antony/diy/GB%20Accounts/GB%20Accounts%202013-14/GB%20Accounts%20Company%202014-04-30%20(Apr14)%20OpenOffice/Fixedassets.ods'#$Schedule.$X$11]+['file:///C:/Users/antony/diy/GB%20Accounts/GB%20Accounts%202013-14/GB%20Accounts%20Company%202014-04-30%20(Apr14)%20OpenOffice/Fixedassets.ods'#$Schedule.$X$64];0)" office:value-type="float" office:value="0">
            <text:p>0</text:p>
          </table:table-cell>
          <table:table-cell table:style-name="ce113" table:formula="of:=IF((['file:///C:/Users/antony/diy/GB%20Accounts/GB%20Accounts%202013-14/GB%20Accounts%20Company%202014-04-30%20(Apr14)%20OpenOffice/Fixedassets.ods'#$Schedule.$X$22]+['file:///C:/Users/antony/diy/GB%20Accounts/GB%20Accounts%202013-14/GB%20Accounts%20Company%202014-04-30%20(Apr14)%20OpenOffice/Fixedassets.ods'#$Schedule.$X$75])&gt;0;['file:///C:/Users/antony/diy/GB%20Accounts/GB%20Accounts%202013-14/GB%20Accounts%20Company%202014-04-30%20(Apr14)%20OpenOffice/Fixedassets.ods'#$Schedule.$X$22]+['file:///C:/Users/antony/diy/GB%20Accounts/GB%20Accounts%202013-14/GB%20Accounts%20Company%202014-04-30%20(Apr14)%20OpenOffice/Fixedassets.ods'#$Schedule.$X$75];0)" office:value-type="float" office:value="0">
            <text:p>0</text:p>
          </table:table-cell>
          <table:table-cell table:style-name="ce113" table:formula="of:=IF((['file:///C:/Users/antony/diy/GB%20Accounts/GB%20Accounts%202013-14/GB%20Accounts%20Company%202014-04-30%20(Apr14)%20OpenOffice/Fixedassets.ods'#$Schedule.$X$30]+['file:///C:/Users/antony/diy/GB%20Accounts/GB%20Accounts%202013-14/GB%20Accounts%20Company%202014-04-30%20(Apr14)%20OpenOffice/Fixedassets.ods'#$Schedule.$X$83])&gt;0;['file:///C:/Users/antony/diy/GB%20Accounts/GB%20Accounts%202013-14/GB%20Accounts%20Company%202014-04-30%20(Apr14)%20OpenOffice/Fixedassets.ods'#$Schedule.$X$30]+['file:///C:/Users/antony/diy/GB%20Accounts/GB%20Accounts%202013-14/GB%20Accounts%20Company%202014-04-30%20(Apr14)%20OpenOffice/Fixedassets.ods'#$Schedule.$X$83];0)" office:value-type="float" office:value="0">
            <text:p>0</text:p>
          </table:table-cell>
          <table:table-cell table:style-name="ce113" table:formula="of:=IF((['file:///C:/Users/antony/diy/GB%20Accounts/GB%20Accounts%202013-14/GB%20Accounts%20Company%202014-04-30%20(Apr14)%20OpenOffice/Fixedassets.ods'#$Schedule.$X$41]+['file:///C:/Users/antony/diy/GB%20Accounts/GB%20Accounts%202013-14/GB%20Accounts%20Company%202014-04-30%20(Apr14)%20OpenOffice/Fixedassets.ods'#$Schedule.$X$94])&gt;0;['file:///C:/Users/antony/diy/GB%20Accounts/GB%20Accounts%202013-14/GB%20Accounts%20Company%202014-04-30%20(Apr14)%20OpenOffice/Fixedassets.ods'#$Schedule.$X$41]+['file:///C:/Users/antony/diy/GB%20Accounts/GB%20Accounts%202013-14/GB%20Accounts%20Company%202014-04-30%20(Apr14)%20OpenOffice/Fixedassets.ods'#$Schedule.$X$94];0)" office:value-type="float" office:value="0">
            <text:p>0</text:p>
          </table:table-cell>
          <table:table-cell table:style-name="ce113" table:formula="of:=IF((['file:///C:/Users/antony/diy/GB%20Accounts/GB%20Accounts%202013-14/GB%20Accounts%20Company%202014-04-30%20(Apr14)%20OpenOffice/Fixedassets.ods'#$Schedule.$X$55]+['file:///C:/Users/antony/diy/GB%20Accounts/GB%20Accounts%202013-14/GB%20Accounts%20Company%202014-04-30%20(Apr14)%20OpenOffice/Fixedassets.ods'#$Schedule.$X$108])&gt;0;['file:///C:/Users/antony/diy/GB%20Accounts/GB%20Accounts%202013-14/GB%20Accounts%20Company%202014-04-30%20(Apr14)%20OpenOffice/Fixedassets.ods'#$Schedule.$X$55]+['file:///C:/Users/antony/diy/GB%20Accounts/GB%20Accounts%202013-14/GB%20Accounts%20Company%202014-04-30%20(Apr14)%20OpenOffice/Fixedassets.ods'#$Schedule.$X$108];0)" office:value-type="float" office:value="0">
            <text:p>0</text:p>
          </table:table-cell>
          <table:table-cell table:style-name="ce113" table:formula="of:=SUM([.B16:.F16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44" table:formula="of:=[.A11]" office:value-type="date" office:date-value="2014-04-30">
            <text:p>Wednesday, April 30, 2014</text:p>
          </table:table-cell>
          <table:table-cell table:style-name="ce113" table:formula="of:=[.B14]-[.B16]+[.B15]" office:value-type="float" office:value="0">
            <text:p>0</text:p>
          </table:table-cell>
          <table:table-cell table:style-name="ce113" table:formula="of:=[.C14]-[.C16]+[.C15]" office:value-type="float" office:value="0">
            <text:p>0</text:p>
          </table:table-cell>
          <table:table-cell table:style-name="ce113" table:formula="of:=[.D14]-[.D16]+[.D15]" office:value-type="float" office:value="0">
            <text:p>0</text:p>
          </table:table-cell>
          <table:table-cell table:style-name="ce113" table:formula="of:=[.E14]-[.E16]+[.E15]" office:value-type="float" office:value="0">
            <text:p>0</text:p>
          </table:table-cell>
          <table:table-cell table:style-name="ce113" table:formula="of:=[.F14]-[.F16]+[.F15]" office:value-type="float" office:value="0">
            <text:p>0</text:p>
          </table:table-cell>
          <table:table-cell table:style-name="ce113" table:formula="of:=SUM([.B17:.F17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45"/>
          <table:table-cell table:style-name="ce113" table:number-columns-repeated="6"/>
          <table:table-cell table:number-columns-repeated="1017"/>
        </table:table-row>
        <table:table-row table:style-name="ro10">
          <table:table-cell table:style-name="ce144" office:value-type="string">
            <text:p>Net Book Value</text:p>
          </table:table-cell>
          <table:table-cell table:style-name="ce113" table:number-columns-repeated="6"/>
          <table:table-cell table:number-columns-repeated="1017"/>
        </table:table-row>
        <table:table-row table:style-name="ro10">
          <table:table-cell table:style-name="ce144" table:formula="of:=[.A11]" office:value-type="date" office:date-value="2014-04-30">
            <text:p>Wednesday, April 30, 2014</text:p>
          </table:table-cell>
          <table:table-cell table:style-name="ce147" table:formula="of:=[.B11]-[.B17]" office:value-type="float" office:value="0">
            <text:p>0</text:p>
          </table:table-cell>
          <table:table-cell table:style-name="ce147" table:formula="of:=[.C11]-[.C17]" office:value-type="float" office:value="0">
            <text:p>0</text:p>
          </table:table-cell>
          <table:table-cell table:style-name="ce147" table:formula="of:=[.D11]-[.D17]" office:value-type="float" office:value="0">
            <text:p>0</text:p>
          </table:table-cell>
          <table:table-cell table:style-name="ce147" table:formula="of:=[.E11]-[.E17]" office:value-type="float" office:value="0">
            <text:p>0</text:p>
          </table:table-cell>
          <table:table-cell table:style-name="ce147" table:formula="of:=[.F11]-[.F17]" office:value-type="float" office:value="0">
            <text:p>0</text:p>
          </table:table-cell>
          <table:table-cell table:style-name="ce147" table:formula="of:=[.G11]-[.G17]" office:value-type="float" office:value="0">
            <text:p>0</text:p>
          </table:table-cell>
          <table:table-cell table:number-columns-repeated="1017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office:value-type="string">
            <text:p>Fixed assets are included at purchase cost</text:p>
          </table:table-cell>
          <table:table-cell table:number-columns-repeated="1023"/>
        </table:table-row>
        <table:table-row table:style-name="ro10">
          <table:table-cell office:value-type="string">
            <text:p>Depreciation is calculated to write off the cost of tangible assets by equal instalments </text:p>
          </table:table-cell>
          <table:table-cell table:number-columns-repeated="1023"/>
        </table:table-row>
        <table:table-row table:style-name="ro10">
          <table:table-cell office:value-type="string">
            <text:p>over their estimated useful lives at the following rates: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Land &amp; Buildings</text:p>
          </table:table-cell>
          <table:table-cell table:style-name="ce148" table:formula="of:=['file:///C:/Users/antony/diy/GB%20Accounts/GB%20Accounts%202013-14/GB%20Accounts%20Company%202014-04-30%20(Apr14)%20OpenOffice/Fixedassets.ods'#$Schedule.$H$7]" office:value-type="percentage" office:value="0">
            <text:p>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Plant &amp; Equipment</text:p>
          </table:table-cell>
          <table:table-cell table:style-name="ce148" table:formula="of:=['file:///C:/Users/antony/diy/GB%20Accounts/GB%20Accounts%202013-14/GB%20Accounts%20Company%202014-04-30%20(Apr14)%20OpenOffice/Fixedassets.ods'#$Schedule.$H$13]" office:value-type="percentage" office:value="0.1">
            <text:p>1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Fixtures &amp; Fittings</text:p>
          </table:table-cell>
          <table:table-cell table:style-name="ce148" table:formula="of:=['file:///C:/Users/antony/diy/GB%20Accounts/GB%20Accounts%202013-14/GB%20Accounts%20Company%202014-04-30%20(Apr14)%20OpenOffice/Fixedassets.ods'#$Schedule.$H$24]" office:value-type="percentage" office:value="0.2">
            <text:p>2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Computer Software</text:p>
          </table:table-cell>
          <table:table-cell table:style-name="ce148" table:formula="of:=['file:///C:/Users/antony/diy/GB%20Accounts/GB%20Accounts%202013-14/GB%20Accounts%20Company%202014-04-30%20(Apr14)%20OpenOffice/Fixedassets.ods'#$Schedule.$H$32]" office:value-type="percentage" office:value="0.33">
            <text:p>33%</text:p>
          </table:table-cell>
          <table:table-cell office:value-type="string">
            <text:p>per annum</text:p>
          </table:table-cell>
          <table:table-cell table:style-name="ce142"/>
          <table:table-cell table:number-columns-repeated="1020"/>
        </table:table-row>
        <table:table-row table:style-name="ro10">
          <table:table-cell office:value-type="string">
            <text:p>Motor Vehicles</text:p>
          </table:table-cell>
          <table:table-cell table:style-name="ce148" table:formula="of:=['file:///C:/Users/antony/diy/GB%20Accounts/GB%20Accounts%202013-14/GB%20Accounts%20Company%202014-04-30%20(Apr14)%20OpenOffice/Fixedassets.ods'#$Schedule.$H$43]" office:value-type="percentage" office:value="0.25">
            <text:p>25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112" office:value-type="string">
            <text:p>2. Directors emoluments</text:p>
          </table:table-cell>
          <table:table-cell table:number-columns-repeated="1023"/>
        </table:table-row>
        <table:table-row table:style-name="ro10">
          <table:table-cell office:value-type="string">
            <text:p>Aggregate emoluments paid to the company directors</text:p>
          </table:table-cell>
          <table:table-cell table:number-columns-repeated="2"/>
          <table:table-cell table:style-name="ce150" table:formula="of:=[TrialBalance.EJ66]" office:value-type="currency" office:currency="GBP" office:value="0">
            <text:p>£0</text:p>
          </table:table-cell>
          <table:table-cell table:style-name="ce118"/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table:style-name="ce112" office:value-type="string">
            <text:p>3. Dividends Declared</text:p>
          </table:table-cell>
          <table:table-cell table:number-columns-repeated="1023"/>
        </table:table-row>
        <table:table-row table:style-name="ro11">
          <table:table-cell office:value-type="string">
            <text:p>Gross dividend declared <text:s/>for the year ended </text:p>
          </table:table-cell>
          <table:table-cell table:style-name="ce118"/>
          <table:table-cell/>
          <table:table-cell table:style-name="ce149" table:formula="of:=['PubP&amp;L'.D3]" office:value-type="date" office:date-value="2014-04-30" table:number-columns-spanned="2" table:number-rows-spanned="1">
            <text:p>Wednesday, April 30, 2014</text:p>
          </table:table-cell>
          <table:covered-table-cell/>
          <table:table-cell table:style-name="ce150" table:formula="of:=['file:///C:/Users/antony/diy/GB%20Accounts/GB%20Accounts%202013-14/GB%20Accounts%20Company%202014-04-30%20(Apr14)%20OpenOffice/Companysecretary.ods'#$Boardmeeting.$E$4]" office:value-type="currency" office:currency="GBP" office:value="0">
            <text:p>£0</text:p>
          </table:table-cell>
          <table:table-cell table:style-name="ce149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 table:style-name="ce112" office:value-type="string">
            <text:p>4. Corporation Tax</text:p>
          </table:table-cell>
          <table:table-cell table:number-columns-repeated="1023"/>
        </table:table-row>
        <table:table-row table:style-name="ro11">
          <table:table-cell office:value-type="string">
            <text:p>Corporation tax for the year to </text:p>
          </table:table-cell>
          <table:table-cell table:style-name="ce149" table:formula="of:=['PubP&amp;L'.D3]" office:value-type="date" office:date-value="2014-04-30" table:number-columns-spanned="2" table:number-rows-spanned="1">
            <text:p>Wednesday, April 30, 2014</text:p>
          </table:table-cell>
          <table:covered-table-cell/>
          <table:table-cell table:style-name="ce150" table:formula="of:=[CorporationTax.K35]" office:value-type="currency" office:currency="GBP" office:value="0">
            <text:p>£0</text:p>
          </table:table-cell>
          <table:table-cell table:style-name="ce118" table:number-columns-repeated="2"/>
          <table:table-cell table:number-columns-repeated="1018"/>
        </table:table-row>
        <table:table-row table:style-name="ro10" table:number-rows-repeated="104853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port" table:style-name="ta7">
        <table:table-column table:style-name="co25" table:default-cell-style-name="ce151"/>
        <table:table-column table:style-name="co26" table:default-cell-style-name="ce151"/>
        <table:table-column table:style-name="co27" table:default-cell-style-name="ce151"/>
        <table:table-column table:style-name="co28" table:default-cell-style-name="ce151"/>
        <table:table-column table:style-name="co10" table:default-cell-style-name="ce151"/>
        <table:table-column table:style-name="co6" table:default-cell-style-name="ce151"/>
        <table:table-column table:style-name="co10" table:default-cell-style-name="ce151"/>
        <table:table-column table:style-name="co29" table:default-cell-style-name="ce151"/>
        <table:table-column table:style-name="co30" table:default-cell-style-name="ce151"/>
        <table:table-column table:style-name="co6" table:number-columns-repeated="1015" table:default-cell-style-name="ce151"/>
        <table:table-row table:style-name="ro4" table:number-rows-repeated="11">
          <table:table-cell table:number-columns-repeated="1024"/>
        </table:table-row>
        <table:table-row table:style-name="ro17">
          <table:table-cell table:style-name="ce152" table:formula="of:=[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4" table:number-rows-repeated="7">
          <table:table-cell table:number-columns-repeated="1024"/>
        </table:table-row>
        <table:table-row table:style-name="ro18">
          <table:table-cell table:style-name="ce153" office:value-type="string" table:number-columns-spanned="9" table:number-rows-spanned="1">
            <text:p>ANNUAL FINANCIAL REPORT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18">
          <table:table-cell table:style-name="ce154" office:value-type="string" table:number-columns-spanned="5" table:number-rows-spanned="1">
            <text:p>For the year ended</text:p>
          </table:table-cell>
          <table:covered-table-cell table:number-columns-repeated="4"/>
          <table:table-cell table:style-name="ce176" table:formula="of:=[PubBalSht.D2]" office:value-type="date" office:date-value="2014-04-30" table:number-columns-spanned="4" table:number-rows-spanned="1">
            <text:p>Wednesday, April 30, 2014</text:p>
          </table:table-cell>
          <table:covered-table-cell table:number-columns-repeated="3"/>
          <table:table-cell table:number-columns-repeated="1015"/>
        </table:table-row>
        <table:table-row table:style-name="ro4" table:number-rows-repeated="23">
          <table:table-cell table:number-columns-repeated="1024"/>
        </table:table-row>
        <table:table-row table:style-name="ro4">
          <table:table-cell/>
          <table:table-cell table:style-name="ce165" table:formula="of:=[OpenAccounts.J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59" table:number-columns-repeated="5"/>
          <table:table-cell table:number-columns-repeated="1015"/>
        </table:table-row>
        <table:table-row table:style-name="ro4">
          <table:table-cell/>
          <table:table-cell table:style-name="ce165" table:formula="of:=[OpenAccounts.J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59" table:number-columns-repeated="5"/>
          <table:table-cell table:number-columns-repeated="1015"/>
        </table:table-row>
        <table:table-row table:style-name="ro4">
          <table:table-cell/>
          <table:table-cell table:style-name="ce165" table:formula="of:=[OpenAccounts.J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59" table:number-columns-repeated="5"/>
          <table:table-cell table:number-columns-repeated="1015"/>
        </table:table-row>
        <table:table-row table:style-name="ro4">
          <table:table-cell/>
          <table:table-cell table:style-name="ce165" table:formula="of:=[OpenAccounts.J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59" table:number-columns-repeated="5"/>
          <table:table-cell table:number-columns-repeated="1015"/>
        </table:table-row>
        <table:table-row table:style-name="ro19">
          <table:table-cell/>
          <table:table-cell table:style-name="ce159" office:value-type="string">
            <text:p>Tel No.</text:p>
          </table:table-cell>
          <table:table-cell table:style-name="ce167" table:formula="of:=[OpenAccounts.E4]" office:value-type="float" office:value="0" table:number-columns-spanned="2" table:number-rows-spanned="1">
            <text:p>0</text:p>
          </table:table-cell>
          <table:covered-table-cell/>
          <table:table-cell table:style-name="ce174"/>
          <table:table-cell table:style-name="ce174" office:value-type="string" table:number-columns-spanned="3" table:number-rows-spanned="1">
            <text:p>Company registration number</text:p>
          </table:table-cell>
          <table:covered-table-cell table:number-columns-repeated="2"/>
          <table:table-cell table:style-name="ce167" table:formula="of:=[OpenAccounts.E3]" office:value-type="float" office:value="0">
            <text:p>0</text:p>
          </table:table-cell>
          <table:table-cell table:number-columns-repeated="1015"/>
        </table:table-row>
        <table:table-row table:style-name="ro4" table:number-rows-repeated="5">
          <table:table-cell table:number-columns-repeated="1024"/>
        </table:table-row>
        <table:table-row table:style-name="ro17">
          <table:table-cell table:style-name="ce152" table:formula="of:=[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table:style-name="ce169" office:value-type="string">
            <text:p>CLIENT CERTIFICATE</text:p>
          </table:table-cell>
          <table:table-cell table:style-name="ce169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I/We certify that to the best of my/our knowledge and belief, the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accounts produced together with explanations given to my/our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accountant constitute a true and correct record of all the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transactions of my/our business for the year ended </text:p>
          </table:table-cell>
          <table:table-cell table:number-columns-repeated="3"/>
          <table:table-cell table:style-name="ce177" table:formula="of:=['PubP&amp;L'.E5]" office:value-type="date" office:date-value="2014-04-30" table:number-columns-spanned="2" table:number-rows-spanned="1">
            <text:p>Wednesday, April 30, 2014</text:p>
          </table:table-cell>
          <table:covered-table-cell/>
          <table:table-cell table:number-columns-repeated="1017"/>
        </table:table-row>
        <table:table-row table:style-name="ro4">
          <table:table-cell/>
          <table:table-cell office:value-type="string">
            <text:p>and confirm that the attached accounts have my/our approval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office:value-type="string">
            <text:p>Signature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DIRECTOR</text:p>
          </table:table-cell>
          <table:table-cell/>
          <table:table-cell table:style-name="ce170" table:formula="of:=[OpenAccounts.E5]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office:value-type="string">
            <text:p>Dated</text:p>
          </table:table-cell>
          <table:table-cell/>
          <table:table-cell table:style-name="ce171" table:formula="of:=TODAY()" office:value-type="date" office:date-value="2013-03-03" table:number-columns-spanned="3" table:number-rows-spanned="1">
            <text:p>Sunday, March 03, 2013</text:p>
          </table:table-cell>
          <table:covered-table-cell table:number-columns-repeated="2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21">
          <table:table-cell table:style-name="ce155" table:formula="of:=[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style-name="ce169" table:number-columns-repeated="1015"/>
        </table:table-row>
        <table:table-row table:style-name="ro22">
          <table:table-cell table:style-name="ce156"/>
          <table:table-cell table:style-name="ce166" office:value-type="string" table:number-columns-spanned="5" table:number-rows-spanned="1">
            <text:p>Directors’ Report for the 12 months to </text:p>
          </table:table-cell>
          <table:covered-table-cell table:number-columns-repeated="4"/>
          <table:table-cell table:style-name="ce180" table:formula="of:=['PubP&amp;L'.E5]" office:value-type="date" office:date-value="2014-04-30" table:number-columns-spanned="3" table:number-rows-spanned="1">
            <text:p>Wednesday, April 30, 2014</text:p>
          </table:table-cell>
          <table:covered-table-cell table:number-columns-repeated="2"/>
          <table:table-cell table:style-name="ce156" table:number-columns-repeated="1015"/>
        </table:table-row>
        <table:table-row table:style-name="ro4">
          <table:table-cell table:number-columns-repeated="1024"/>
        </table:table-row>
        <table:table-row table:style-name="ro19">
          <table:table-cell table:style-name="ce157" office:value-type="string" table:number-columns-spanned="9" table:number-rows-spanned="1">
            <text:p>The directors submit their annual report and the financial accounts of the company for the </text:p>
          </table:table-cell>
          <table:covered-table-cell table:number-columns-repeated="8"/>
          <table:table-cell table:style-name="ce159" table:number-columns-repeated="1015"/>
        </table:table-row>
        <table:table-row table:style-name="ro4">
          <table:table-cell table:style-name="ce158" office:value-type="string" table:number-columns-spanned="2" table:number-rows-spanned="1">
            <text:p>12 months ended</text:p>
          </table:table-cell>
          <table:covered-table-cell/>
          <table:table-cell table:style-name="ce168" table:formula="of:=['PubP&amp;L'.E5]" office:value-type="date" office:date-value="2014-04-30" table:number-columns-spanned="2" table:number-rows-spanned="1">
            <text:p>Wednesday, April 30, 2014</text:p>
          </table:table-cell>
          <table:covered-table-cell/>
          <table:table-cell table:style-name="ce159" table:number-columns-repeated="1020"/>
        </table:table-row>
        <table:table-row table:style-name="ro4">
          <table:table-cell table:style-name="ce159" table:number-columns-repeated="1024"/>
        </table:table-row>
        <table:table-row table:style-name="ro23">
          <table:table-cell table:style-name="ce160" office:value-type="string" table:number-columns-spanned="4" table:number-rows-spanned="1">
            <text:p>The principal activity of the company is</text:p>
          </table:table-cell>
          <table:covered-table-cell table:number-columns-repeated="3"/>
          <table:table-cell table:style-name="ce175" table:formula="of:=[OpenAccounts.E8]" office:value-type="float" office:value="0" table:number-columns-spanned="5" table:number-rows-spanned="1">
            <text:p>0</text:p>
          </table:table-cell>
          <table:covered-table-cell table:number-columns-repeated="4"/>
          <table:table-cell table:style-name="ce159" table:number-columns-repeated="1015"/>
        </table:table-row>
        <table:table-row table:style-name="ro4">
          <table:table-cell table:style-name="ce161" table:number-columns-spanned="9" table:number-rows-spanned="1"/>
          <table:covered-table-cell table:number-columns-repeated="8"/>
          <table:table-cell table:style-name="ce159" table:number-columns-repeated="1015"/>
        </table:table-row>
        <table:table-row table:style-name="ro19">
          <table:table-cell table:style-name="ce162" office:value-type="string" table:number-columns-spanned="9" table:number-rows-spanned="1">
            <text:p>Business Review</text:p>
          </table:table-cell>
          <table:covered-table-cell table:number-columns-repeated="8"/>
          <table:table-cell table:style-name="ce182" table:number-columns-repeated="1015"/>
        </table:table-row>
        <table:table-row table:style-name="ro23">
          <table:table-cell table:style-name="ce160" office:value-type="string" table:number-columns-spanned="4" table:number-rows-spanned="1">
            <text:p>Sales turnover in the year under review was</text:p>
          </table:table-cell>
          <table:covered-table-cell table:number-columns-repeated="3"/>
          <table:table-cell table:style-name="ce173" table:formula="of:=['PubP&amp;L'.F9]" office:value-type="currency" office:currency="GBP" office:value="0">
            <text:p>£0</text:p>
          </table:table-cell>
          <table:table-cell table:style-name="ce178" office:value-type="string" table:number-columns-spanned="2" table:number-rows-spanned="1">
            <text:p>compared with</text:p>
          </table:table-cell>
          <table:covered-table-cell/>
          <table:table-cell table:style-name="ce173" table:formula="of:=['PubP&amp;L'.B9]" office:value-type="currency" office:currency="GBP" office:value="0">
            <text:p>£0</text:p>
          </table:table-cell>
          <table:table-cell table:style-name="ce159" office:value-type="string">
            <text:p>last year.</text:p>
          </table:table-cell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Sales turnover reflected the continued demand for the company's products and services</text:p>
          </table:table-cell>
          <table:covered-table-cell table:number-columns-repeated="8"/>
          <table:table-cell table:style-name="ce159" table:number-columns-repeated="1015"/>
        </table:table-row>
        <table:table-row table:style-name="ro4">
          <table:table-cell table:style-name="ce163" office:value-type="string" table:number-columns-spanned="3" table:number-rows-spanned="1">
            <text:p>Trading margins were </text:p>
          </table:table-cell>
          <table:covered-table-cell table:number-columns-repeated="2"/>
          <table:table-cell table:style-name="ce172" table:formula="of:=IF(['PubP&amp;L'.F9]&gt;0;['PubP&amp;L'.F18]/['PubP&amp;L'.F9];&quot; &quot;)" office:value-type="string" office:string-value=" ">
            <text:p><text:s/></text:p>
          </table:table-cell>
          <table:table-cell table:style-name="ce164" office:value-type="string" table:number-columns-spanned="4" table:number-rows-spanned="1">
            <text:p>compared with the previous year</text:p>
          </table:table-cell>
          <table:covered-table-cell table:number-columns-repeated="3"/>
          <table:table-cell table:style-name="ce172" table:formula="of:=IF(['PubP&amp;L'.B9]&gt;0;['PubP&amp;L'.B18]/['PubP&amp;L'.B9];&quot; &quot;)" office:value-type="string" office:string-value=" ">
            <text:p><text:s/></text:p>
          </table:table-cell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reflecting market conditions experienced during the financial year.</text:p>
          </table:table-cell>
          <table:covered-table-cell table:number-columns-repeated="8"/>
          <table:table-cell table:style-name="ce159" table:number-columns-repeated="1015"/>
        </table:table-row>
        <table:table-row table:style-name="ro4">
          <table:table-cell table:style-name="ce160" table:number-columns-spanned="9" table:number-rows-spanned="1"/>
          <table:covered-table-cell table:number-columns-repeated="8"/>
          <table:table-cell table:style-name="ce159" table:number-columns-repeated="1015"/>
        </table:table-row>
        <table:table-row table:style-name="ro19">
          <table:table-cell table:style-name="ce162" office:value-type="string" table:number-columns-spanned="9" table:number-rows-spanned="1">
            <text:p>Dividends Declared</text:p>
          </table:table-cell>
          <table:covered-table-cell table:number-columns-repeated="8"/>
          <table:table-cell table:style-name="ce182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Based upon retained earnings and the current years' financial result the board of directors</text:p>
          </table:table-cell>
          <table:covered-table-cell table:number-columns-repeated="8"/>
          <table:table-cell table:style-name="ce159" table:number-columns-repeated="1015"/>
        </table:table-row>
        <table:table-row table:style-name="ro23">
          <table:table-cell table:style-name="ce160" office:value-type="string" table:number-columns-spanned="3" table:number-rows-spanned="1">
            <text:p>declared a dividend payment of </text:p>
          </table:table-cell>
          <table:covered-table-cell table:number-columns-repeated="2"/>
          <table:table-cell table:style-name="ce173" table:formula="of:=['file:///C:/Users/antony/diy/GB%20Accounts/GB%20Accounts%202013-14/GB%20Accounts%20Company%202014-04-30%20(Apr14)%20OpenOffice/Companysecretary.ods'#$Boardmeeting.$E$4]" office:value-type="currency" office:currency="GBP" office:value="0">
            <text:p>£0</text:p>
          </table:table-cell>
          <table:table-cell table:style-name="ce165" office:value-type="string" table:number-columns-spanned="5" table:number-rows-spanned="1">
            <text:p>ensuring sufficient funds being retained for next year</text:p>
          </table:table-cell>
          <table:covered-table-cell table:number-columns-repeated="4"/>
          <table:table-cell table:style-name="ce159" table:number-columns-repeated="1015"/>
        </table:table-row>
        <table:table-row table:style-name="ro4">
          <table:table-cell table:style-name="ce163" office:value-type="string" table:number-columns-spanned="8" table:number-rows-spanned="1">
            <text:p>The total number of £1 ordinary shares issued at the end of the financial year was</text:p>
          </table:table-cell>
          <table:covered-table-cell table:number-columns-repeated="7"/>
          <table:table-cell table:style-name="ce181" table:formula="of:=['file:///C:/Users/antony/diy/GB%20Accounts/GB%20Accounts%202013-14/GB%20Accounts%20Company%202014-04-30%20(Apr14)%20OpenOffice/Companysecretary.ods'#$RegisterofMembers.$G$1]" office:value-type="float" office:value="0">
            <text:p>0</text:p>
          </table:table-cell>
          <table:table-cell table:style-name="ce159" table:number-columns-repeated="1015"/>
        </table:table-row>
        <table:table-row table:style-name="ro4">
          <table:table-cell table:style-name="ce163" office:value-type="string" table:number-columns-spanned="9" table:number-rows-spanned="1">
            <text:p>Shareholders entitled to dividend payment in proportion to number of ordinary shares issued were</text:p>
          </table:table-cell>
          <table:covered-table-cell table:number-columns-repeated="8"/>
          <table:table-cell table:style-name="ce159" table:number-columns-repeated="1015"/>
        </table:table-row>
        <table:table-row table:style-name="ro4">
          <table:table-cell table:style-name="ce164" table:formula="of:=IF(['file:///C:/Users/antony/diy/GB%20Accounts/GB%20Accounts%202013-14/GB%20Accounts%20Company%202014-04-30%20(Apr14)%20OpenOffice/Companysecretary.ods'#$RegisterofMembers.$A$3]&gt;0;['file:///C:/Users/antony/diy/GB%20Accounts/GB%20Accounts%202013-14/GB%20Accounts%20Company%202014-04-30%20(Apr14)%20OpenOffice/Companysecretary.ods'#$RegisterofMembers.$A$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174" office:value-type="string" table:number-columns-spanned="2" table:number-rows-spanned="1">
            <text:p>Number of shares held</text:p>
          </table:table-cell>
          <table:covered-table-cell/>
          <table:table-cell table:style-name="ce179" table:formula="of:=['file:///C:/Users/antony/diy/GB%20Accounts/GB%20Accounts%202013-14/GB%20Accounts%20Company%202014-04-30%20(Apr14)%20OpenOffice/Companysecretary.ods'#$RegisterofMembers.$G$3]" office:value-type="float" office:value="0">
            <text:p>0</text:p>
          </table:table-cell>
          <table:table-cell table:style-name="ce164" office:value-type="string">
            <text:p>as at</text:p>
          </table:table-cell>
          <table:table-cell table:style-name="ce168" table:formula="of:=['PubP&amp;L'.E5]" office:value-type="date" office:date-value="2014-04-30" table:number-columns-spanned="2" table:number-rows-spanned="1">
            <text:p>Wednesday, April 30, 2014</text:p>
          </table:table-cell>
          <table:covered-table-cell/>
          <table:table-cell table:style-name="ce159" table:number-columns-repeated="1015"/>
        </table:table-row>
        <table:table-row table:style-name="ro4">
          <table:table-cell table:style-name="ce164" table:formula="of:=IF(['file:///C:/Users/antony/diy/GB%20Accounts/GB%20Accounts%202013-14/GB%20Accounts%20Company%202014-04-30%20(Apr14)%20OpenOffice/Companysecretary.ods'#$RegisterofMembers.$A$4]&gt;0;['file:///C:/Users/antony/diy/GB%20Accounts/GB%20Accounts%202013-14/GB%20Accounts%20Company%202014-04-30%20(Apr14)%20OpenOffice/Companysecretary.ods'#$RegisterofMembers.$A$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174" office:value-type="string" table:number-columns-spanned="2" table:number-rows-spanned="1">
            <text:p>Number of shares held</text:p>
          </table:table-cell>
          <table:covered-table-cell/>
          <table:table-cell table:style-name="ce179" table:formula="of:=['file:///C:/Users/antony/diy/GB%20Accounts/GB%20Accounts%202013-14/GB%20Accounts%20Company%202014-04-30%20(Apr14)%20OpenOffice/Companysecretary.ods'#$RegisterofMembers.$G$4]" office:value-type="float" office:value="0">
            <text:p>0</text:p>
          </table:table-cell>
          <table:table-cell table:style-name="ce164" office:value-type="string">
            <text:p>as at</text:p>
          </table:table-cell>
          <table:table-cell table:style-name="ce168" table:formula="of:=['PubP&amp;L'.E5]" office:value-type="date" office:date-value="2014-04-30" table:number-columns-spanned="2" table:number-rows-spanned="1">
            <text:p>Wednesday, April 30, 2014</text:p>
          </table:table-cell>
          <table:covered-table-cell/>
          <table:table-cell table:style-name="ce159" table:number-columns-repeated="1015"/>
        </table:table-row>
        <table:table-row table:style-name="ro4">
          <table:table-cell table:style-name="ce159" table:number-columns-repeated="1024"/>
        </table:table-row>
        <table:table-row table:style-name="ro19">
          <table:table-cell table:style-name="ce162" office:value-type="string" table:number-columns-spanned="9" table:number-rows-spanned="1">
            <text:p>Financial Control</text:p>
          </table:table-cell>
          <table:covered-table-cell table:number-columns-repeated="8"/>
          <table:table-cell table:style-name="ce182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The directors acknowledge responsibility for the company’s system of internal financial control</text:p>
          </table:table-cell>
          <table:covered-table-cell table:number-columns-repeated="8"/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and believe the established systems including the computerization of the company’s financial</text:p>
          </table:table-cell>
          <table:covered-table-cell table:number-columns-repeated="8"/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accounts are appropriate to the business. No material losses or contingencies have arisen </text:p>
          </table:table-cell>
          <table:covered-table-cell table:number-columns-repeated="8"/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during the 12 months trading period that would require disclosure by the directors.</text:p>
          </table:table-cell>
          <table:covered-table-cell table:number-columns-repeated="8"/>
          <table:table-cell table:style-name="ce159" table:number-columns-repeated="1015"/>
        </table:table-row>
        <table:table-row table:style-name="ro4">
          <table:table-cell table:style-name="ce160" table:number-columns-spanned="9" table:number-rows-spanned="1"/>
          <table:covered-table-cell table:number-columns-repeated="8"/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Having formed an opinion at the time of approving these accounts it is the directors intention</text:p>
          </table:table-cell>
          <table:covered-table-cell table:number-columns-repeated="8"/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to continue to support the company financially, the profits earned and retained within the </text:p>
          </table:table-cell>
          <table:covered-table-cell table:number-columns-repeated="8"/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company being sufficient to ensure the company has adequate resources to continue</text:p>
          </table:table-cell>
          <table:covered-table-cell table:number-columns-repeated="8"/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existing trading policies and the directors have adopted a going concern basis in preparing the</text:p>
          </table:table-cell>
          <table:covered-table-cell table:number-columns-repeated="8"/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accounts.</text:p>
          </table:table-cell>
          <table:covered-table-cell table:number-columns-repeated="8"/>
          <table:table-cell table:style-name="ce159" table:number-columns-repeated="1015"/>
        </table:table-row>
        <table:table-row table:style-name="ro4">
          <table:table-cell table:style-name="ce160" table:number-columns-spanned="9" table:number-rows-spanned="1"/>
          <table:covered-table-cell table:number-columns-repeated="8"/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It is the view of the directors that the accounts presented represent a true and fair view </text:p>
          </table:table-cell>
          <table:covered-table-cell table:number-columns-repeated="8"/>
          <table:table-cell table:style-name="ce159" table:number-columns-repeated="1015"/>
        </table:table-row>
        <table:table-row table:style-name="ro4">
          <table:table-cell table:style-name="ce163" office:value-type="string" table:number-columns-spanned="7" table:number-rows-spanned="1">
            <text:p>of the state of affairs of the company and result for the 12 months to </text:p>
          </table:table-cell>
          <table:covered-table-cell table:number-columns-repeated="6"/>
          <table:table-cell table:style-name="ce168" table:formula="of:=['PubP&amp;L'.E5]" office:value-type="date" office:date-value="2014-04-30" table:number-columns-spanned="2" table:number-rows-spanned="1">
            <text:p>Wednesday, April 30, 2014</text:p>
          </table:table-cell>
          <table:covered-table-cell/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Suitable accounting policies have been established and applied consistently and disclose</text:p>
          </table:table-cell>
          <table:covered-table-cell table:number-columns-repeated="8"/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with reasonable accuracy the financial position of the company.</text:p>
          </table:table-cell>
          <table:covered-table-cell table:number-columns-repeated="8"/>
          <table:table-cell table:style-name="ce159" table:number-columns-repeated="1015"/>
        </table:table-row>
        <table:table-row table:style-name="ro4">
          <table:table-cell table:style-name="ce160" table:number-columns-spanned="9" table:number-rows-spanned="1"/>
          <table:covered-table-cell table:number-columns-repeated="8"/>
          <table:table-cell table:style-name="ce159" table:number-columns-repeated="1015"/>
        </table:table-row>
        <table:table-row table:style-name="ro4">
          <table:table-cell table:style-name="ce159" table:number-columns-repeated="1024"/>
        </table:table-row>
        <table:table-row table:style-name="ro4">
          <table:table-cell table:style-name="ce159"/>
          <table:table-cell table:style-name="ce165" table:number-columns-spanned="2" table:number-rows-spanned="1"/>
          <table:covered-table-cell/>
          <table:table-cell table:style-name="ce159" office:value-type="string">
            <text:p>Signed by</text:p>
          </table:table-cell>
          <table:table-cell table:style-name="ce159" table:number-columns-repeated="1020"/>
        </table:table-row>
        <table:table-row table:style-name="ro4">
          <table:table-cell table:style-name="ce159"/>
          <table:table-cell table:style-name="ce165" table:formula="of:=[OpenAccounts.E5]" office:value-type="float" office:value="0" table:number-columns-spanned="2" table:number-rows-spanned="1">
            <text:p>0</text:p>
          </table:table-cell>
          <table:covered-table-cell/>
          <table:table-cell table:style-name="ce159" office:value-type="string">
            <text:p>Director</text:p>
          </table:table-cell>
          <table:table-cell table:style-name="ce159"/>
          <table:table-cell table:style-name="ce159" office:value-type="string">
            <text:p>Date:</text:p>
          </table:table-cell>
          <table:table-cell table:style-name="ce168" table:formula="of:=TODAY()" office:value-type="date" office:date-value="2013-03-03" table:number-columns-spanned="2" table:number-rows-spanned="1">
            <text:p>Sunday, March 03, 2013</text:p>
          </table:table-cell>
          <table:covered-table-cell/>
          <table:table-cell table:style-name="ce159" table:number-columns-repeated="1016"/>
        </table:table-row>
        <table:table-row table:style-name="ro4" table:number-rows-repeated="2">
          <table:table-cell table:style-name="ce159" table:number-columns-repeated="1024"/>
        </table:table-row>
        <table:table-row table:style-name="ro4" table:number-rows-repeated="10484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rporationTax" table:style-name="ta8">
        <table:table-column table:style-name="co31" table:default-cell-style-name="ce196"/>
        <table:table-column table:style-name="co32" table:default-cell-style-name="ce118"/>
        <table:table-column table:style-name="co33" table:default-cell-style-name="ce118"/>
        <table:table-column table:style-name="co34" table:default-cell-style-name="ce118"/>
        <table:table-column table:style-name="co35" table:default-cell-style-name="ce118"/>
        <table:table-column table:style-name="co36" table:default-cell-style-name="ce117"/>
        <table:table-column table:style-name="co37" table:default-cell-style-name="ce117"/>
        <table:table-column table:style-name="co37" table:default-cell-style-name="ce143"/>
        <table:table-column table:style-name="co38" table:default-cell-style-name="ce117"/>
        <table:table-column table:style-name="co1" table:default-cell-style-name="ce117"/>
        <table:table-column table:style-name="co39" table:default-cell-style-name="ce117"/>
        <table:table-column table:style-name="co40" table:default-cell-style-name="ce118"/>
        <table:table-column table:style-name="co6" table:number-columns-repeated="1012" table:default-cell-style-name="ce118"/>
        <table:table-row table:style-name="ro6">
          <table:table-cell table:style-name="ce183"/>
          <table:table-cell table:style-name="ce197" table:number-columns-repeated="4"/>
          <table:table-cell table:style-name="ce232" table:number-columns-repeated="2"/>
          <table:table-cell table:style-name="ce235"/>
          <table:table-cell table:style-name="ce232" table:number-columns-repeated="3"/>
          <table:table-cell table:style-name="ce197"/>
          <table:table-cell table:number-columns-repeated="1012"/>
        </table:table-row>
        <table:table-row table:style-name="ro24">
          <table:table-cell table:style-name="ce184"/>
          <table:table-cell table:style-name="ce198" table:formula="of:=IF([OpenAccounts.E2]&gt;0;[OpenAccounts.E2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24" office:value-type="string" table:number-columns-spanned="5" table:number-rows-spanned="1">
            <text:p>Corporation Tax Computation</text:p>
          </table:table-cell>
          <table:covered-table-cell table:number-columns-repeated="4"/>
          <table:table-cell table:style-name="ce254"/>
          <table:table-cell table:style-name="ce256" office:value-type="string">
            <text:p>Tax Calculation</text:p>
          </table:table-cell>
          <table:table-cell table:style-name="ce192"/>
          <table:table-cell table:style-name="ce142" table:number-columns-repeated="1012"/>
        </table:table-row>
        <table:table-row table:style-name="ro10">
          <table:table-cell table:style-name="ce183"/>
          <table:table-cell table:style-name="ce197" table:number-columns-repeated="4"/>
          <table:table-cell table:style-name="ce232"/>
          <table:table-cell table:style-name="ce235" table:number-columns-repeated="2"/>
          <table:table-cell table:style-name="ce236" office:value-type="string">
            <text:p>£</text:p>
          </table:table-cell>
          <table:table-cell table:style-name="ce236"/>
          <table:table-cell table:style-name="ce236" office:value-type="string">
            <text:p>£</text:p>
          </table:table-cell>
          <table:table-cell table:style-name="ce197"/>
          <table:table-cell table:number-columns-repeated="1012"/>
        </table:table-row>
        <table:table-row table:style-name="ro10">
          <table:table-cell table:style-name="ce183"/>
          <table:table-cell table:style-name="ce197" table:number-columns-repeated="4"/>
          <table:table-cell table:style-name="ce232"/>
          <table:table-cell table:style-name="ce235" table:number-columns-repeated="2"/>
          <table:table-cell table:style-name="ce236" table:number-columns-repeated="3"/>
          <table:table-cell table:style-name="ce197"/>
          <table:table-cell table:number-columns-repeated="1012"/>
        </table:table-row>
        <table:table-row table:style-name="ro10">
          <table:table-cell table:style-name="ce185"/>
          <table:table-cell table:style-name="ce199" office:value-type="string" table:number-columns-spanned="3" table:number-rows-spanned="1">
            <text:p>Operating profit before tax for the 12 months </text:p>
          </table:table-cell>
          <table:covered-table-cell table:number-columns-repeated="2"/>
          <table:table-cell table:style-name="ce225" table:formula="of:=[Admin.L6]" office:value-type="date" office:date-value="2013-05-01" table:number-columns-spanned="2" table:number-rows-spanned="1">
            <text:p>Wednesday, May 01, 2013</text:p>
          </table:table-cell>
          <table:covered-table-cell/>
          <table:table-cell table:style-name="ce243" office:value-type="string">
            <text:p>to</text:p>
          </table:table-cell>
          <table:table-cell table:style-name="ce225" table:formula="of:=[Admin.N7]" office:value-type="date" office:date-value="2014-04-30" table:number-columns-spanned="2" table:number-rows-spanned="1">
            <text:p>Wednesday, April 30, 2014</text:p>
          </table:table-cell>
          <table:covered-table-cell/>
          <table:table-cell table:style-name="ce232"/>
          <table:table-cell table:style-name="ce257" table:formula="of:=['PubP&amp;L'.F46]" office:value-type="float" office:value="0">
            <text:p>0 </text:p>
          </table:table-cell>
          <table:table-cell table:style-name="ce192"/>
          <table:table-cell table:style-name="ce142" table:number-columns-repeated="1012"/>
        </table:table-row>
        <table:table-row table:style-name="ro10">
          <table:table-cell table:style-name="ce185"/>
          <table:table-cell table:style-name="ce192" table:number-columns-repeated="5"/>
          <table:table-cell table:style-name="ce232"/>
          <table:table-cell table:style-name="ce235"/>
          <table:table-cell table:style-name="ce232" table:number-columns-repeated="2"/>
          <table:table-cell table:style-name="ce258"/>
          <table:table-cell table:style-name="ce192"/>
          <table:table-cell table:style-name="ce142" table:number-columns-repeated="1012"/>
        </table:table-row>
        <table:table-row table:style-name="ro10">
          <table:table-cell table:style-name="ce183"/>
          <table:table-cell table:style-name="ce200"/>
          <table:table-cell table:style-name="ce200" office:value-type="string" table:number-columns-spanned="4" table:number-rows-spanned="1">
            <text:p>Add back goodwill written off</text:p>
          </table:table-cell>
          <table:covered-table-cell table:number-columns-repeated="3"/>
          <table:table-cell table:style-name="ce232"/>
          <table:table-cell table:style-name="ce235"/>
          <table:table-cell table:style-name="ce239" table:formula="of:=IF([TrialBalance.EJ85]&gt;0;[TrialBalance.EJ85];&quot; &quot;)" office:value-type="string" office:string-value=" ">
            <text:p><text:s/></text:p>
          </table:table-cell>
          <table:table-cell table:style-name="ce232"/>
          <table:table-cell table:style-name="ce258"/>
          <table:table-cell table:style-name="ce197"/>
          <table:table-cell table:number-columns-repeated="1012"/>
        </table:table-row>
        <table:table-row table:style-name="ro10">
          <table:table-cell table:style-name="ce183"/>
          <table:table-cell table:style-name="ce200"/>
          <table:table-cell table:style-name="ce200" office:value-type="string" table:number-columns-spanned="4" table:number-rows-spanned="1">
            <text:p>Add back depreciation charged during the year</text:p>
          </table:table-cell>
          <table:covered-table-cell table:number-columns-repeated="3"/>
          <table:table-cell table:style-name="ce232"/>
          <table:table-cell table:style-name="ce235"/>
          <table:table-cell table:style-name="ce239" table:formula="of:=IF([TrialBalance.EJ87]&gt;0;[TrialBalance.EJ87];&quot; &quot;)" office:value-type="string" office:string-value=" ">
            <text:p><text:s/></text:p>
          </table:table-cell>
          <table:table-cell table:style-name="ce232"/>
          <table:table-cell table:style-name="ce258"/>
          <table:table-cell table:style-name="ce197"/>
          <table:table-cell table:number-columns-repeated="1012"/>
        </table:table-row>
        <table:table-row table:style-name="ro6">
          <table:table-cell table:style-name="ce183"/>
          <table:table-cell table:style-name="ce197" table:number-columns-repeated="4"/>
          <table:table-cell table:style-name="ce232" table:number-columns-repeated="2"/>
          <table:table-cell table:style-name="ce235"/>
          <table:table-cell table:style-name="ce232" table:number-columns-repeated="2"/>
          <table:table-cell table:style-name="ce258"/>
          <table:table-cell table:style-name="ce197"/>
          <table:table-cell table:number-columns-repeated="1012"/>
        </table:table-row>
        <table:table-row table:style-name="ro10">
          <table:table-cell table:style-name="ce183"/>
          <table:table-cell table:style-name="ce201"/>
          <table:table-cell table:style-name="ce206" office:value-type="string" table:number-columns-spanned="4" table:number-rows-spanned="1">
            <text:p>Add Depreciation and Goodwill</text:p>
          </table:table-cell>
          <table:covered-table-cell table:number-columns-repeated="3"/>
          <table:table-cell table:style-name="ce232"/>
          <table:table-cell table:style-name="ce235"/>
          <table:table-cell table:style-name="ce232" table:number-columns-repeated="2"/>
          <table:table-cell table:style-name="ce257" table:formula="of:=SUM([.I6:.I9])" office:value-type="float" office:value="0">
            <text:p>0 </text:p>
          </table:table-cell>
          <table:table-cell table:style-name="ce197"/>
          <table:table-cell table:number-columns-repeated="1012"/>
        </table:table-row>
        <table:table-row table:style-name="ro8">
          <table:table-cell table:style-name="ce183"/>
          <table:table-cell table:style-name="ce197" table:number-columns-repeated="4"/>
          <table:table-cell table:style-name="ce232" table:number-columns-repeated="2"/>
          <table:table-cell table:style-name="ce235"/>
          <table:table-cell table:style-name="ce232" table:number-columns-repeated="2"/>
          <table:table-cell table:style-name="ce258"/>
          <table:table-cell table:style-name="ce197"/>
          <table:table-cell table:number-columns-repeated="1012"/>
        </table:table-row>
        <table:table-row table:style-name="ro10">
          <table:table-cell table:style-name="ce185"/>
          <table:table-cell table:style-name="ce192" office:value-type="string">
            <text:p>Operational profit chargeable to corporation tax</text:p>
          </table:table-cell>
          <table:table-cell table:style-name="ce192" table:number-columns-repeated="3"/>
          <table:table-cell table:style-name="ce232" table:number-columns-repeated="2"/>
          <table:table-cell table:style-name="ce235"/>
          <table:table-cell table:style-name="ce232" table:number-columns-repeated="2"/>
          <table:table-cell table:style-name="ce257" table:formula="of:=[.K5]+[.K10]" office:value-type="float" office:value="0">
            <text:p>0 </text:p>
          </table:table-cell>
          <table:table-cell table:style-name="ce192"/>
          <table:table-cell table:style-name="ce142" table:number-columns-repeated="1012"/>
        </table:table-row>
        <table:table-row table:style-name="ro8">
          <table:table-cell table:style-name="ce185"/>
          <table:table-cell table:style-name="ce192" table:number-columns-repeated="4"/>
          <table:table-cell table:style-name="ce232" table:number-columns-repeated="2"/>
          <table:table-cell table:style-name="ce235"/>
          <table:table-cell table:style-name="ce232" table:number-columns-repeated="2"/>
          <table:table-cell table:style-name="ce258"/>
          <table:table-cell table:style-name="ce192"/>
          <table:table-cell table:style-name="ce142" table:number-columns-repeated="1012"/>
        </table:table-row>
        <table:table-row table:style-name="ro10">
          <table:table-cell table:style-name="ce185"/>
          <table:table-cell table:style-name="ce192" office:value-type="string">
            <text:p>Deduct Capital Allowances</text:p>
          </table:table-cell>
          <table:table-cell table:style-name="ce192" table:number-columns-repeated="3"/>
          <table:table-cell table:style-name="ce232" table:number-columns-repeated="2"/>
          <table:table-cell table:style-name="ce235"/>
          <table:table-cell table:style-name="ce232" table:number-columns-repeated="2"/>
          <table:table-cell table:style-name="ce258"/>
          <table:table-cell table:style-name="ce192"/>
          <table:table-cell table:style-name="ce142" table:number-columns-repeated="1012"/>
        </table:table-row>
        <table:table-row table:style-name="ro4">
          <table:table-cell table:style-name="ce185"/>
          <table:table-cell table:style-name="ce202" office:value-type="string" table:number-columns-spanned="3" table:number-rows-spanned="1">
            <text:p>Annual Investment Allowances plant &amp; equipment bought</text:p>
          </table:table-cell>
          <table:covered-table-cell table:number-columns-repeated="2"/>
          <table:table-cell table:style-name="ce226" table:formula="of:=[.E5]" office:value-type="date" office:date-value="2013-05-01">
            <text:p>01-May-13</text:p>
          </table:table-cell>
          <table:table-cell table:style-name="ce226" table:formula="of:=[.H5]" office:value-type="date" office:date-value="2014-04-30">
            <text:p>30-Apr-14</text:p>
          </table:table-cell>
          <table:table-cell table:style-name="ce186" table:formula="of:=[Admin.G5]" office:value-type="float" office:value="100" table:number-columns-spanned="2" table:number-rows-spanned="1">
            <text:p>100</text:p>
          </table:table-cell>
          <table:covered-table-cell/>
          <table:table-cell table:style-name="ce247" table:formula="of:=IF([.K79]&gt;0;[.K79];0)" office:value-type="float" office:value="0">
            <text:p>0</text:p>
          </table:table-cell>
          <table:table-cell table:style-name="ce232"/>
          <table:table-cell table:style-name="ce259" office:value-type="string">
            <text:p>See Note 1</text:p>
          </table:table-cell>
          <table:table-cell table:style-name="ce241"/>
          <table:table-cell table:style-name="ce142" table:number-columns-repeated="1012"/>
        </table:table-row>
        <table:table-row table:style-name="ro4">
          <table:table-cell table:style-name="ce185"/>
          <table:table-cell table:style-name="ce200" office:value-type="string" table:number-columns-spanned="3" table:number-rows-spanned="1">
            <text:p>Writing Down Allowance cars bought between</text:p>
          </table:table-cell>
          <table:covered-table-cell table:number-columns-repeated="2"/>
          <table:table-cell table:style-name="ce226" table:formula="of:=[.E5]" office:value-type="date" office:date-value="2013-05-01">
            <text:p>01-May-13</text:p>
          </table:table-cell>
          <table:table-cell table:style-name="ce226" table:formula="of:=[.H5]" office:value-type="date" office:date-value="2014-04-30">
            <text:p>30-Apr-14</text:p>
          </table:table-cell>
          <table:table-cell table:style-name="ce186" table:formula="of:=[Admin.G6]" office:value-type="float" office:value="18" table:number-columns-spanned="2" table:number-rows-spanned="1">
            <text:p>18</text:p>
          </table:table-cell>
          <table:covered-table-cell/>
          <table:table-cell table:style-name="ce247" table:formula="of:=IF([.K91]&gt;0;[.K91];0)" office:value-type="float" office:value="0">
            <text:p>0</text:p>
          </table:table-cell>
          <table:table-cell table:style-name="ce232"/>
          <table:table-cell table:style-name="ce259" office:value-type="string">
            <text:p>See Note 2</text:p>
          </table:table-cell>
          <table:table-cell table:style-name="ce241"/>
          <table:table-cell table:style-name="ce142" table:number-columns-repeated="1012"/>
        </table:table-row>
        <table:table-row table:style-name="ro4">
          <table:table-cell table:style-name="ce185"/>
          <table:table-cell table:style-name="ce200" office:value-type="string" table:number-columns-spanned="3" table:number-rows-spanned="1">
            <text:p>Writing Down Allowance assets purchased prior to</text:p>
          </table:table-cell>
          <table:covered-table-cell table:number-columns-repeated="2"/>
          <table:table-cell table:style-name="ce221" table:formula="of:=[.E5]" office:value-type="date" office:date-value="2013-05-01" table:number-columns-spanned="2" table:number-rows-spanned="1">
            <text:p>01-May-13</text:p>
          </table:table-cell>
          <table:covered-table-cell/>
          <table:table-cell table:style-name="ce186" table:formula="of:=[Admin.G6]" office:value-type="float" office:value="18" table:number-columns-spanned="2" table:number-rows-spanned="1">
            <text:p>18</text:p>
          </table:table-cell>
          <table:covered-table-cell/>
          <table:table-cell table:style-name="ce247" table:formula="of:=IF([.K99]&gt;0;[.K99];0)" office:value-type="float" office:value="0">
            <text:p>0</text:p>
          </table:table-cell>
          <table:table-cell table:style-name="ce232"/>
          <table:table-cell table:style-name="ce259" office:value-type="string">
            <text:p>See Note 3</text:p>
          </table:table-cell>
          <table:table-cell table:style-name="ce241"/>
          <table:table-cell table:style-name="ce142" table:number-columns-repeated="1012"/>
        </table:table-row>
        <table:table-row table:style-name="ro4">
          <table:table-cell table:style-name="ce185"/>
          <table:table-cell table:style-name="ce200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26" table:formula="of:=[.E5]" office:value-type="date" office:date-value="2013-05-01">
            <text:p>01-May-13</text:p>
          </table:table-cell>
          <table:table-cell table:style-name="ce226" table:formula="of:=[.H5]" office:value-type="date" office:date-value="2014-04-30">
            <text:p>30-Apr-14</text:p>
          </table:table-cell>
          <table:table-cell table:style-name="ce208"/>
          <table:table-cell table:style-name="ce246"/>
          <table:table-cell table:style-name="ce248" table:formula="of:=IF([.K102]&lt;&gt;0;-[.K102];0)" office:value-type="float" office:value="0">
            <text:p>0 </text:p>
          </table:table-cell>
          <table:table-cell table:style-name="ce232"/>
          <table:table-cell table:style-name="ce259" office:value-type="string">
            <text:p>See Note 4</text:p>
          </table:table-cell>
          <table:table-cell table:style-name="ce241"/>
          <table:table-cell table:style-name="ce142" table:number-columns-repeated="1012"/>
        </table:table-row>
        <table:table-row table:style-name="ro6">
          <table:table-cell table:style-name="ce183"/>
          <table:table-cell table:style-name="ce197" table:number-columns-repeated="4"/>
          <table:table-cell table:style-name="ce232" table:number-columns-repeated="2"/>
          <table:table-cell table:style-name="ce235"/>
          <table:table-cell table:style-name="ce232" table:number-columns-repeated="2"/>
          <table:table-cell table:style-name="ce258"/>
          <table:table-cell table:style-name="ce197"/>
          <table:table-cell table:number-columns-repeated="1012"/>
        </table:table-row>
        <table:table-row table:style-name="ro10">
          <table:table-cell table:style-name="ce185"/>
          <table:table-cell table:style-name="ce201"/>
          <table:table-cell table:style-name="ce206" office:value-type="string" table:number-columns-spanned="3" table:number-rows-spanned="1">
            <text:p>Deduct Capital Allowances</text:p>
          </table:table-cell>
          <table:covered-table-cell table:number-columns-repeated="2"/>
          <table:table-cell table:style-name="ce232" table:number-columns-repeated="2"/>
          <table:table-cell table:style-name="ce235"/>
          <table:table-cell table:style-name="ce232" table:number-columns-repeated="2"/>
          <table:table-cell table:style-name="ce257" table:formula="of:=SUM([.I14:.I19])" office:value-type="float" office:value="0">
            <text:p>0 </text:p>
          </table:table-cell>
          <table:table-cell table:style-name="ce192"/>
          <table:table-cell table:style-name="ce142" table:number-columns-repeated="1012"/>
        </table:table-row>
        <table:table-row table:style-name="ro8">
          <table:table-cell table:style-name="ce183"/>
          <table:table-cell table:style-name="ce197" table:number-columns-repeated="4"/>
          <table:table-cell table:style-name="ce232" table:number-columns-repeated="2"/>
          <table:table-cell table:style-name="ce235"/>
          <table:table-cell table:style-name="ce232" table:number-columns-repeated="2"/>
          <table:table-cell table:style-name="ce258"/>
          <table:table-cell table:style-name="ce197"/>
          <table:table-cell table:number-columns-repeated="1012"/>
        </table:table-row>
        <table:table-row table:style-name="ro4">
          <table:table-cell table:style-name="ce185"/>
          <table:table-cell table:style-name="ce203" office:value-type="string" table:number-columns-spanned="4" table:number-rows-spanned="1">
            <text:p>Trading and professional profit after deducting capital allowances</text:p>
          </table:table-cell>
          <table:covered-table-cell table:number-columns-repeated="3"/>
          <table:table-cell table:style-name="ce195" table:number-columns-repeated="3"/>
          <table:table-cell table:style-name="ce232" table:number-columns-repeated="2"/>
          <table:table-cell table:style-name="ce260" table:formula="of:=[.K12]-[.K20]" office:value-type="float" office:value="0">
            <text:p>0 </text:p>
          </table:table-cell>
          <table:table-cell table:style-name="ce192"/>
          <table:table-cell table:style-name="ce142" table:number-columns-repeated="1012"/>
        </table:table-row>
        <table:table-row table:style-name="ro8">
          <table:table-cell table:style-name="ce185"/>
          <table:table-cell table:style-name="ce204"/>
          <table:table-cell table:style-name="ce192" table:number-columns-repeated="2"/>
          <table:table-cell table:style-name="ce204"/>
          <table:table-cell table:style-name="ce232" table:number-columns-repeated="2"/>
          <table:table-cell table:style-name="ce235"/>
          <table:table-cell table:style-name="ce232" table:number-columns-repeated="2"/>
          <table:table-cell table:style-name="ce258"/>
          <table:table-cell table:style-name="ce192"/>
          <table:table-cell table:style-name="ce142" table:number-columns-repeated="1012"/>
        </table:table-row>
        <table:table-row table:style-name="ro10">
          <table:table-cell table:style-name="ce183"/>
          <table:table-cell table:style-name="ce205" office:value-type="string">
            <text:p>Add gross bank interest received</text:p>
          </table:table-cell>
          <table:table-cell table:style-name="ce197" table:number-columns-repeated="4"/>
          <table:table-cell table:style-name="ce232"/>
          <table:table-cell table:style-name="ce235"/>
          <table:table-cell table:style-name="ce232" table:number-columns-repeated="2"/>
          <table:table-cell table:style-name="ce261" table:formula="of:=-[TrialBalance.EJ58]" office:value-type="float" office:value="-0">
            <text:p>0 </text:p>
          </table:table-cell>
          <table:table-cell table:style-name="ce197"/>
          <table:table-cell table:number-columns-repeated="1012"/>
        </table:table-row>
        <table:table-row table:style-name="ro8">
          <table:table-cell table:style-name="ce183"/>
          <table:table-cell table:style-name="ce197" table:number-columns-repeated="5"/>
          <table:table-cell table:style-name="ce232"/>
          <table:table-cell table:style-name="ce235"/>
          <table:table-cell table:style-name="ce232" table:number-columns-repeated="2"/>
          <table:table-cell table:style-name="ce258"/>
          <table:table-cell table:style-name="ce197"/>
          <table:table-cell table:number-columns-repeated="1012"/>
        </table:table-row>
        <table:table-row table:style-name="ro10">
          <table:table-cell table:style-name="ce183"/>
          <table:table-cell table:style-name="ce205" office:value-type="string">
            <text:p>Deduct losses brought forward from previous years</text:p>
          </table:table-cell>
          <table:table-cell table:style-name="ce197" table:number-columns-repeated="4"/>
          <table:table-cell table:style-name="ce232"/>
          <table:table-cell table:style-name="ce235"/>
          <table:table-cell table:style-name="ce232" table:number-columns-repeated="2"/>
          <table:table-cell table:style-name="ce261" table:formula="of:=[OpenAccounts.Q5]" office:value-type="float" office:value="0">
            <text:p>0 </text:p>
          </table:table-cell>
          <table:table-cell table:style-name="ce197"/>
          <table:table-cell table:number-columns-repeated="1012"/>
        </table:table-row>
        <table:table-row table:style-name="ro8">
          <table:table-cell table:style-name="ce183"/>
          <table:table-cell table:style-name="ce197" table:number-columns-repeated="4"/>
          <table:table-cell table:style-name="ce232" table:number-columns-repeated="2"/>
          <table:table-cell table:style-name="ce235"/>
          <table:table-cell table:style-name="ce232" table:number-columns-repeated="2"/>
          <table:table-cell table:style-name="ce258"/>
          <table:table-cell table:style-name="ce197"/>
          <table:table-cell table:number-columns-repeated="1012"/>
        </table:table-row>
        <table:table-row table:style-name="ro10">
          <table:table-cell table:style-name="ce185"/>
          <table:table-cell table:style-name="ce199" office:value-type="string" table:number-columns-spanned="3" table:number-rows-spanned="1">
            <text:p>Amount chargeable to Corporation Tax for the year to</text:p>
          </table:table-cell>
          <table:covered-table-cell table:number-columns-repeated="2"/>
          <table:table-cell table:style-name="ce227" table:formula="of:=[.H5]" office:value-type="date" office:date-value="2014-04-30" table:number-columns-spanned="2" table:number-rows-spanned="1">
            <text:p>Wednesday, April 30, 2014</text:p>
          </table:table-cell>
          <table:covered-table-cell/>
          <table:table-cell table:style-name="ce232"/>
          <table:table-cell table:style-name="ce235"/>
          <table:table-cell table:style-name="ce232" table:number-columns-repeated="2"/>
          <table:table-cell table:style-name="ce260" table:formula="of:=[.K22]+[.K24]-[.K26]" office:value-type="float" office:value="0">
            <text:p>0 </text:p>
          </table:table-cell>
          <table:table-cell table:style-name="ce192"/>
          <table:table-cell table:style-name="ce142" table:number-columns-repeated="1012"/>
        </table:table-row>
        <table:table-row table:style-name="ro10">
          <table:table-cell table:style-name="ce185"/>
          <table:table-cell table:style-name="ce206"/>
          <table:table-cell table:style-name="ce192" table:number-columns-repeated="2"/>
          <table:table-cell table:style-name="ce199"/>
          <table:table-cell table:style-name="ce233"/>
          <table:table-cell table:style-name="ce232"/>
          <table:table-cell table:style-name="ce235"/>
          <table:table-cell table:style-name="ce232" table:number-columns-repeated="2"/>
          <table:table-cell table:style-name="ce243"/>
          <table:table-cell table:style-name="ce192"/>
          <table:table-cell table:style-name="ce142" table:number-columns-repeated="1012"/>
        </table:table-row>
        <table:table-row table:style-name="ro10">
          <table:table-cell table:style-name="ce183"/>
          <table:table-cell table:style-name="ce192" table:number-columns-repeated="3"/>
          <table:table-cell table:style-name="ce228"/>
          <table:table-cell table:style-name="ce232" table:number-columns-repeated="2"/>
          <table:table-cell table:style-name="ce235"/>
          <table:table-cell table:style-name="ce232" table:number-columns-repeated="3"/>
          <table:table-cell table:style-name="ce192"/>
          <table:table-cell table:style-name="ce142" table:number-columns-repeated="1012"/>
        </table:table-row>
        <table:table-row table:style-name="ro2">
          <table:table-cell table:style-name="ce184" office:value-type="string">
            <text:p>Days</text:p>
          </table:table-cell>
          <table:table-cell table:style-name="ce207" office:value-type="string">
            <text:p>Tax Calculation</text:p>
          </table:table-cell>
          <table:table-cell table:style-name="ce217" office:value-type="string">
            <text:p>From</text:p>
          </table:table-cell>
          <table:table-cell table:style-name="ce217" office:value-type="string">
            <text:p>To</text:p>
          </table:table-cell>
          <table:table-cell table:style-name="ce217" office:value-type="string">
            <text:p>Tax Year</text:p>
          </table:table-cell>
          <table:table-cell table:style-name="ce234" office:value-type="string">
            <text:p>Taxable</text:p>
          </table:table-cell>
          <table:table-cell table:style-name="ce234" office:value-type="string" table:number-columns-spanned="2" table:number-rows-spanned="1">
            <text:p>%</text:p>
          </table:table-cell>
          <table:covered-table-cell/>
          <table:table-cell table:style-name="ce234" office:value-type="string">
            <text:p>Corp Tax</text:p>
          </table:table-cell>
          <table:table-cell table:style-name="ce235"/>
          <table:table-cell table:style-name="ce232"/>
          <table:table-cell table:style-name="ce197"/>
          <table:table-cell table:number-columns-repeated="1012"/>
        </table:table-row>
        <table:table-row table:style-name="ro2">
          <table:table-cell table:style-name="ce184"/>
          <table:table-cell table:style-name="ce203"/>
          <table:table-cell table:style-name="ce197" table:number-columns-repeated="2"/>
          <table:table-cell table:style-name="ce208"/>
          <table:table-cell table:style-name="ce235" table:number-columns-repeated="2"/>
          <table:table-cell table:style-name="ce195"/>
          <table:table-cell table:style-name="ce235" table:number-columns-repeated="2"/>
          <table:table-cell table:style-name="ce232"/>
          <table:table-cell table:style-name="ce197"/>
          <table:table-cell table:number-columns-repeated="1012"/>
        </table:table-row>
        <table:table-row table:style-name="ro25">
          <table:table-cell table:style-name="ce186" table:formula="of:=[.D33]-[.C33]+1" office:value-type="float" office:value="335">
            <text:p>335</text:p>
          </table:table-cell>
          <table:table-cell table:style-name="ce208" office:value-type="string">
            <text:p>Corporation Tax</text:p>
          </table:table-cell>
          <table:table-cell table:style-name="ce190" table:formula="of:=[.E5]" office:value-type="date" office:date-value="2013-05-01">
            <text:p>01-May-13</text:p>
          </table:table-cell>
          <table:table-cell table:style-name="ce190" table:formula="of:=[Admin.N6]" office:value-type="date" office:date-value="2014-03-31">
            <text:p>31-Mar-14</text:p>
          </table:table-cell>
          <table:table-cell table:style-name="ce209" table:formula="of:=[Admin.K6]" office:value-type="float" office:value="2012">
            <text:p>2012</text:p>
          </table:table-cell>
          <table:table-cell table:style-name="ce236" table:formula="of:=IF([.K28]&gt;0;[.K28]*[.A33]/[.A35];0)" office:value-type="float" office:value="0">
            <text:p>0</text:p>
          </table:table-cell>
          <table:table-cell table:style-name="ce244" table:formula="of:=[Admin.P6]" office:value-type="float" office:value="20" table:number-columns-spanned="2" table:number-rows-spanned="1">
            <text:p>20</text:p>
          </table:table-cell>
          <table:covered-table-cell/>
          <table:table-cell table:style-name="ce249" table:formula="of:=[.F33]*[.G33]/100" office:value-type="float" office:value="0">
            <text:p>0.00</text:p>
          </table:table-cell>
          <table:table-cell table:style-name="ce255"/>
          <table:table-cell table:style-name="ce232"/>
          <table:table-cell table:style-name="ce197"/>
          <table:table-cell table:number-columns-repeated="1012"/>
        </table:table-row>
        <table:table-row table:style-name="ro25">
          <table:table-cell table:style-name="ce186" table:formula="of:=[.D34]-[.C34]+1" office:value-type="float" office:value="30">
            <text:p>30</text:p>
          </table:table-cell>
          <table:table-cell table:style-name="ce208" office:value-type="string">
            <text:p>Corporation Tax</text:p>
          </table:table-cell>
          <table:table-cell table:style-name="ce190" table:formula="of:=[Admin.L7]" office:value-type="date" office:date-value="2014-04-01">
            <text:p>01-Apr-14</text:p>
          </table:table-cell>
          <table:table-cell table:style-name="ce190" table:formula="of:=[.H5]" office:value-type="date" office:date-value="2014-04-30">
            <text:p>30-Apr-14</text:p>
          </table:table-cell>
          <table:table-cell table:style-name="ce209" table:formula="of:=[Admin.K7]" office:value-type="float" office:value="2013">
            <text:p>2013</text:p>
          </table:table-cell>
          <table:table-cell table:style-name="ce236" table:formula="of:=IF([.K28]&gt;0;[.K28]*[.A34]/[.A35];0)" office:value-type="float" office:value="0">
            <text:p>0</text:p>
          </table:table-cell>
          <table:table-cell table:style-name="ce244" table:formula="of:=[Admin.P7]" office:value-type="float" office:value="20" table:number-columns-spanned="2" table:number-rows-spanned="1">
            <text:p>20</text:p>
          </table:table-cell>
          <table:covered-table-cell/>
          <table:table-cell table:style-name="ce249" table:formula="of:=[.F34]*[.G34]/100" office:value-type="float" office:value="0">
            <text:p>0.00</text:p>
          </table:table-cell>
          <table:table-cell table:style-name="ce255"/>
          <table:table-cell table:style-name="ce232"/>
          <table:table-cell table:style-name="ce197"/>
          <table:table-cell table:number-columns-repeated="1012"/>
        </table:table-row>
        <table:table-row table:style-name="ro25">
          <table:table-cell table:style-name="ce186" table:formula="of:=[.D34]-[.C33]+1" office:value-type="float" office:value="365">
            <text:p>365</text:p>
          </table:table-cell>
          <table:table-cell table:style-name="ce209"/>
          <table:table-cell table:style-name="ce218" office:value-type="string" table:number-columns-spanned="6" table:number-rows-spanned="1">
            <text:p>Corporation Tax chargeable</text:p>
          </table:table-cell>
          <table:covered-table-cell table:number-columns-repeated="5"/>
          <table:table-cell table:style-name="ce250" table:number-columns-repeated="2"/>
          <table:table-cell table:style-name="ce262" table:formula="of:=SUM([.I33:.I34])" office:value-type="float" office:value="0">
            <text:p>0.00</text:p>
          </table:table-cell>
          <table:table-cell table:style-name="ce192"/>
          <table:table-cell table:style-name="ce142" table:number-columns-repeated="1012"/>
        </table:table-row>
        <table:table-row table:style-name="ro8">
          <table:table-cell table:style-name="ce183"/>
          <table:table-cell table:style-name="ce197" table:number-columns-repeated="4"/>
          <table:table-cell table:style-name="ce232" table:number-columns-repeated="2"/>
          <table:table-cell table:style-name="ce235"/>
          <table:table-cell table:style-name="ce232" table:number-columns-repeated="3"/>
          <table:table-cell table:style-name="ce197"/>
          <table:table-cell table:number-columns-repeated="1012"/>
        </table:table-row>
        <table:table-row table:style-name="ro10">
          <table:table-cell table:style-name="ce185"/>
          <table:table-cell table:style-name="ce192"/>
          <table:table-cell table:style-name="ce206" office:value-type="string" table:number-columns-spanned="6" table:number-rows-spanned="1">
            <text:p>Deduct Income tax deducted from gross bank interest</text:p>
          </table:table-cell>
          <table:covered-table-cell table:number-columns-repeated="5"/>
          <table:table-cell table:style-name="ce232" table:number-columns-repeated="2"/>
          <table:table-cell table:style-name="ce263" table:formula="of:=[TrialBalance.EH35]" office:value-type="float" office:value="-0">
            <text:p>0.00</text:p>
          </table:table-cell>
          <table:table-cell table:style-name="ce192"/>
          <table:table-cell table:style-name="ce142" table:number-columns-repeated="1012"/>
        </table:table-row>
        <table:table-row table:style-name="ro8">
          <table:table-cell table:style-name="ce185"/>
          <table:table-cell table:style-name="ce192" table:number-columns-repeated="4"/>
          <table:table-cell table:style-name="ce232" table:number-columns-repeated="2"/>
          <table:table-cell table:style-name="ce235"/>
          <table:table-cell table:style-name="ce232" table:number-columns-repeated="3"/>
          <table:table-cell table:style-name="ce192"/>
          <table:table-cell table:style-name="ce142" table:number-columns-repeated="1012"/>
        </table:table-row>
        <table:table-row table:style-name="ro25">
          <table:table-cell table:style-name="ce185"/>
          <table:table-cell table:style-name="ce210"/>
          <table:table-cell table:style-name="ce218" office:value-type="string" table:number-columns-spanned="6" table:number-rows-spanned="1">
            <text:p>TAX OUTSTANDING</text:p>
          </table:table-cell>
          <table:covered-table-cell table:number-columns-repeated="5"/>
          <table:table-cell table:style-name="ce251"/>
          <table:table-cell table:style-name="ce232"/>
          <table:table-cell table:style-name="ce264" table:formula="of:=[.K35]-[.K37]" office:value-type="float" office:value="0">
            <text:p>0.00 </text:p>
          </table:table-cell>
          <table:table-cell table:style-name="ce192"/>
          <table:table-cell table:style-name="ce142" table:number-columns-repeated="1012"/>
        </table:table-row>
        <table:table-row table:style-name="ro6">
          <table:table-cell table:style-name="ce185"/>
          <table:table-cell table:style-name="ce192" table:number-columns-repeated="4"/>
          <table:table-cell table:style-name="ce232" table:number-columns-repeated="2"/>
          <table:table-cell table:style-name="ce235"/>
          <table:table-cell table:style-name="ce232" table:number-columns-repeated="3"/>
          <table:table-cell table:style-name="ce192"/>
          <table:table-cell table:style-name="ce142" table:number-columns-repeated="1012"/>
        </table:table-row>
        <table:table-row table:style-name="ro26">
          <table:table-cell table:style-name="ce187" table:number-columns-repeated="2"/>
          <table:table-cell table:style-name="ce219" table:number-columns-repeated="2"/>
          <table:table-cell table:style-name="ce187" table:number-columns-repeated="8"/>
          <table:table-cell table:style-name="ce219" table:number-columns-repeated="1012"/>
        </table:table-row>
        <table:table-row table:style-name="ro27">
          <table:table-cell table:style-name="ce187" table:number-columns-repeated="2"/>
          <table:table-cell table:style-name="ce219" table:number-columns-repeated="2"/>
          <table:table-cell table:style-name="ce187" table:number-columns-repeated="8"/>
          <table:table-cell table:style-name="ce219" table:number-columns-repeated="1012"/>
        </table:table-row>
        <table:table-row table:style-name="ro26">
          <table:table-cell table:style-name="ce185"/>
          <table:table-cell table:style-name="ce192" table:number-columns-repeated="4"/>
          <table:table-cell table:style-name="ce232" table:number-columns-repeated="2"/>
          <table:table-cell table:style-name="ce235"/>
          <table:table-cell table:style-name="ce232" table:number-columns-repeated="3"/>
          <table:table-cell table:style-name="ce192"/>
          <table:table-cell table:style-name="ce142" table:number-columns-repeated="1012"/>
        </table:table-row>
        <table:table-row table:style-name="ro26">
          <table:table-cell table:style-name="ce185"/>
          <table:table-cell table:style-name="ce206" office:value-type="string" table:number-columns-spanned="2" table:number-rows-spanned="1">
            <text:p><text:s/>CAPITAL ALLOWANCES DEDUCTED </text:p>
          </table:table-cell>
          <table:covered-table-cell/>
          <table:table-cell table:style-name="ce192" table:number-columns-repeated="2"/>
          <table:table-cell table:style-name="ce232" table:number-columns-repeated="2"/>
          <table:table-cell table:style-name="ce235"/>
          <table:table-cell table:style-name="ce232" table:number-columns-repeated="3"/>
          <table:table-cell table:style-name="ce192"/>
          <table:table-cell table:style-name="ce142" table:number-columns-repeated="1012"/>
        </table:table-row>
        <table:table-row table:style-name="ro8">
          <table:table-cell table:style-name="ce183"/>
          <table:table-cell table:style-name="ce197" table:number-columns-repeated="4"/>
          <table:table-cell table:style-name="ce237" office:value-type="string" table:number-columns-spanned="1" table:number-rows-spanned="2">
            <text:p>Capital Expenditure</text:p>
          </table:table-cell>
          <table:table-cell table:style-name="ce232"/>
          <table:table-cell table:style-name="ce235"/>
          <table:table-cell table:style-name="ce237" office:value-type="string" table:number-columns-spanned="1" table:number-rows-spanned="2">
            <text:p>Annual Investment Allowances</text:p>
          </table:table-cell>
          <table:table-cell table:style-name="ce232" table:number-columns-repeated="2"/>
          <table:table-cell table:style-name="ce197"/>
          <table:table-cell table:number-columns-repeated="1012"/>
        </table:table-row>
        <table:table-row table:style-name="ro28">
          <table:table-cell table:style-name="ce188" office:value-type="string">
            <text:p>Note 1</text:p>
          </table:table-cell>
          <table:table-cell table:style-name="ce211" office:value-type="string" table:number-columns-spanned="2" table:number-rows-spanned="1">
            <text:p>Annual Investment Allowances</text:p>
          </table:table-cell>
          <table:covered-table-cell/>
          <table:table-cell table:style-name="ce197"/>
          <table:table-cell table:style-name="ce209"/>
          <table:covered-table-cell/>
          <table:table-cell table:style-name="ce232"/>
          <table:table-cell table:style-name="ce235"/>
          <table:covered-table-cell/>
          <table:table-cell table:style-name="ce232" table:number-columns-repeated="2"/>
          <table:table-cell table:style-name="ce197"/>
          <table:table-cell table:number-columns-repeated="1012"/>
        </table:table-row>
        <table:table-row table:style-name="ro8">
          <table:table-cell table:style-name="ce183"/>
          <table:table-cell table:style-name="ce212"/>
          <table:table-cell table:style-name="ce197" table:number-columns-repeated="2"/>
          <table:table-cell table:style-name="ce209"/>
          <table:table-cell table:style-name="ce238" office:value-type="string">
            <text:p>£</text:p>
          </table:table-cell>
          <table:table-cell table:style-name="ce232"/>
          <table:table-cell table:style-name="ce235"/>
          <table:table-cell table:style-name="ce252" office:value-type="string">
            <text:p>£</text:p>
          </table:table-cell>
          <table:table-cell table:style-name="ce232" table:number-columns-repeated="2"/>
          <table:table-cell table:style-name="ce197"/>
          <table:table-cell table:number-columns-repeated="1012"/>
        </table:table-row>
        <table:table-row table:style-name="ro10">
          <table:table-cell table:style-name="ce185"/>
          <table:table-cell table:style-name="ce208" office:value-type="string" table:number-columns-spanned="2" table:number-rows-spanned="1">
            <text:p>Expenditure on Plant &amp; Machinery between </text:p>
          </table:table-cell>
          <table:covered-table-cell/>
          <table:table-cell table:style-name="ce220" table:formula="of:=[.E5]" office:value-type="date" office:date-value="2013-05-01">
            <text:p>01-May-13</text:p>
          </table:table-cell>
          <table:table-cell table:style-name="ce220" table:formula="of:=[.H5]" office:value-type="date" office:date-value="2014-04-30">
            <text:p>30-Apr-14</text:p>
          </table:table-cell>
          <table:table-cell table:style-name="ce232" table:number-columns-repeated="2"/>
          <table:table-cell table:style-name="ce235"/>
          <table:table-cell table:style-name="ce232" table:number-columns-repeated="3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3-14/GB%20Accounts%20Company%202014-04-30%20(Apr14)%20OpenOffice/Fixedassets.ods'#$Schedule.$E$67]&gt;0;['file:///C:/Users/antony/diy/GB%20Accounts/GB%20Accounts%202013-14/GB%20Accounts%20Company%202014-04-30%20(Apr14)%20OpenOffice/Fixedassets.ods'#$Schedule.$B$67];&quot; &quot;)" office:value-type="string" office:string-value=" ">
            <text:p><text:s/></text:p>
          </table:table-cell>
          <table:table-cell table:style-name="ce213" table:formula="of:=IF(['file:///C:/Users/antony/diy/GB%20Accounts/GB%20Accounts%202013-14/GB%20Accounts%20Company%202014-04-30%20(Apr14)%20OpenOffice/Fixedassets.ods'#$Schedule.$E$67]&gt;0;['file:///C:/Users/antony/diy/GB%20Accounts/GB%20Accounts%202013-14/GB%20Accounts%20Company%202014-04-30%20(Apr14)%20OpenOffice/Fixedassets.ods'#$Schedule.$C$67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39" table:formula="of:=IF(['file:///C:/Users/antony/diy/GB%20Accounts/GB%20Accounts%202013-14/GB%20Accounts%20Company%202014-04-30%20(Apr14)%20OpenOffice/Fixedassets.ods'#$Schedule.$E$67]&gt;0;['file:///C:/Users/antony/diy/GB%20Accounts/GB%20Accounts%202013-14/GB%20Accounts%20Company%202014-04-30%20(Apr14)%20OpenOffice/Fixedassets.ods'#$Schedule.$E$67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3-14/GB%20Accounts%20Company%202014-04-30%20(Apr14)%20OpenOffice/Fixedassets.ods'#$Schedule.$E$67]&gt;0;['file:///C:/Users/antony/diy/GB%20Accounts/GB%20Accounts%202013-14/GB%20Accounts%20Company%202014-04-30%20(Apr14)%20OpenOffice/Fixedassets.ods'#$Schedule.$Q$67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3-14/GB%20Accounts%20Company%202014-04-30%20(Apr14)%20OpenOffice/Fixedassets.ods'#$Schedule.$E$68]&gt;0;['file:///C:/Users/antony/diy/GB%20Accounts/GB%20Accounts%202013-14/GB%20Accounts%20Company%202014-04-30%20(Apr14)%20OpenOffice/Fixedassets.ods'#$Schedule.$B$68];&quot; &quot;)" office:value-type="string" office:string-value=" ">
            <text:p><text:s/></text:p>
          </table:table-cell>
          <table:table-cell table:style-name="ce213" table:formula="of:=IF(['file:///C:/Users/antony/diy/GB%20Accounts/GB%20Accounts%202013-14/GB%20Accounts%20Company%202014-04-30%20(Apr14)%20OpenOffice/Fixedassets.ods'#$Schedule.$E$68]&gt;0;['file:///C:/Users/antony/diy/GB%20Accounts/GB%20Accounts%202013-14/GB%20Accounts%20Company%202014-04-30%20(Apr14)%20OpenOffice/Fixedassets.ods'#$Schedule.$C$68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39" table:formula="of:=IF(['file:///C:/Users/antony/diy/GB%20Accounts/GB%20Accounts%202013-14/GB%20Accounts%20Company%202014-04-30%20(Apr14)%20OpenOffice/Fixedassets.ods'#$Schedule.$E$68]&gt;0;['file:///C:/Users/antony/diy/GB%20Accounts/GB%20Accounts%202013-14/GB%20Accounts%20Company%202014-04-30%20(Apr14)%20OpenOffice/Fixedassets.ods'#$Schedule.$E$68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3-14/GB%20Accounts%20Company%202014-04-30%20(Apr14)%20OpenOffice/Fixedassets.ods'#$Schedule.$E$68]&gt;0;['file:///C:/Users/antony/diy/GB%20Accounts/GB%20Accounts%202013-14/GB%20Accounts%20Company%202014-04-30%20(Apr14)%20OpenOffice/Fixedassets.ods'#$Schedule.$Q$68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3-14/GB%20Accounts%20Company%202014-04-30%20(Apr14)%20OpenOffice/Fixedassets.ods'#$Schedule.$E$69]&gt;0;['file:///C:/Users/antony/diy/GB%20Accounts/GB%20Accounts%202013-14/GB%20Accounts%20Company%202014-04-30%20(Apr14)%20OpenOffice/Fixedassets.ods'#$Schedule.$B$69];&quot; &quot;)" office:value-type="string" office:string-value=" ">
            <text:p><text:s/></text:p>
          </table:table-cell>
          <table:table-cell table:style-name="ce213" table:formula="of:=IF(['file:///C:/Users/antony/diy/GB%20Accounts/GB%20Accounts%202013-14/GB%20Accounts%20Company%202014-04-30%20(Apr14)%20OpenOffice/Fixedassets.ods'#$Schedule.$E$69]&gt;0;['file:///C:/Users/antony/diy/GB%20Accounts/GB%20Accounts%202013-14/GB%20Accounts%20Company%202014-04-30%20(Apr14)%20OpenOffice/Fixedassets.ods'#$Schedule.$C$69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39" table:formula="of:=IF(['file:///C:/Users/antony/diy/GB%20Accounts/GB%20Accounts%202013-14/GB%20Accounts%20Company%202014-04-30%20(Apr14)%20OpenOffice/Fixedassets.ods'#$Schedule.$E$69]&gt;0;['file:///C:/Users/antony/diy/GB%20Accounts/GB%20Accounts%202013-14/GB%20Accounts%20Company%202014-04-30%20(Apr14)%20OpenOffice/Fixedassets.ods'#$Schedule.$E$69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3-14/GB%20Accounts%20Company%202014-04-30%20(Apr14)%20OpenOffice/Fixedassets.ods'#$Schedule.$E$69]&gt;0;['file:///C:/Users/antony/diy/GB%20Accounts/GB%20Accounts%202013-14/GB%20Accounts%20Company%202014-04-30%20(Apr14)%20OpenOffice/Fixedassets.ods'#$Schedule.$Q$69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3-14/GB%20Accounts%20Company%202014-04-30%20(Apr14)%20OpenOffice/Fixedassets.ods'#$Schedule.$E$70]&gt;0;['file:///C:/Users/antony/diy/GB%20Accounts/GB%20Accounts%202013-14/GB%20Accounts%20Company%202014-04-30%20(Apr14)%20OpenOffice/Fixedassets.ods'#$Schedule.$B$70];&quot; &quot;)" office:value-type="string" office:string-value=" ">
            <text:p><text:s/></text:p>
          </table:table-cell>
          <table:table-cell table:style-name="ce213" table:formula="of:=IF(['file:///C:/Users/antony/diy/GB%20Accounts/GB%20Accounts%202013-14/GB%20Accounts%20Company%202014-04-30%20(Apr14)%20OpenOffice/Fixedassets.ods'#$Schedule.$E$70]&gt;0;['file:///C:/Users/antony/diy/GB%20Accounts/GB%20Accounts%202013-14/GB%20Accounts%20Company%202014-04-30%20(Apr14)%20OpenOffice/Fixedassets.ods'#$Schedule.$C$70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39" table:formula="of:=IF(['file:///C:/Users/antony/diy/GB%20Accounts/GB%20Accounts%202013-14/GB%20Accounts%20Company%202014-04-30%20(Apr14)%20OpenOffice/Fixedassets.ods'#$Schedule.$E$70]&gt;0;['file:///C:/Users/antony/diy/GB%20Accounts/GB%20Accounts%202013-14/GB%20Accounts%20Company%202014-04-30%20(Apr14)%20OpenOffice/Fixedassets.ods'#$Schedule.$E$70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3-14/GB%20Accounts%20Company%202014-04-30%20(Apr14)%20OpenOffice/Fixedassets.ods'#$Schedule.$E$70]&gt;0;['file:///C:/Users/antony/diy/GB%20Accounts/GB%20Accounts%202013-14/GB%20Accounts%20Company%202014-04-30%20(Apr14)%20OpenOffice/Fixedassets.ods'#$Schedule.$Q$70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3-14/GB%20Accounts%20Company%202014-04-30%20(Apr14)%20OpenOffice/Fixedassets.ods'#$Schedule.$E$71]&gt;0;['file:///C:/Users/antony/diy/GB%20Accounts/GB%20Accounts%202013-14/GB%20Accounts%20Company%202014-04-30%20(Apr14)%20OpenOffice/Fixedassets.ods'#$Schedule.$B$71];&quot; &quot;)" office:value-type="string" office:string-value=" ">
            <text:p><text:s/></text:p>
          </table:table-cell>
          <table:table-cell table:style-name="ce213" table:formula="of:=IF(['file:///C:/Users/antony/diy/GB%20Accounts/GB%20Accounts%202013-14/GB%20Accounts%20Company%202014-04-30%20(Apr14)%20OpenOffice/Fixedassets.ods'#$Schedule.$E$71]&gt;0;['file:///C:/Users/antony/diy/GB%20Accounts/GB%20Accounts%202013-14/GB%20Accounts%20Company%202014-04-30%20(Apr14)%20OpenOffice/Fixedassets.ods'#$Schedule.$C$71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39" table:formula="of:=IF(['file:///C:/Users/antony/diy/GB%20Accounts/GB%20Accounts%202013-14/GB%20Accounts%20Company%202014-04-30%20(Apr14)%20OpenOffice/Fixedassets.ods'#$Schedule.$E$71]&gt;0;['file:///C:/Users/antony/diy/GB%20Accounts/GB%20Accounts%202013-14/GB%20Accounts%20Company%202014-04-30%20(Apr14)%20OpenOffice/Fixedassets.ods'#$Schedule.$E$71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3-14/GB%20Accounts%20Company%202014-04-30%20(Apr14)%20OpenOffice/Fixedassets.ods'#$Schedule.$E$71]&gt;0;['file:///C:/Users/antony/diy/GB%20Accounts/GB%20Accounts%202013-14/GB%20Accounts%20Company%202014-04-30%20(Apr14)%20OpenOffice/Fixedassets.ods'#$Schedule.$Q$71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3-14/GB%20Accounts%20Company%202014-04-30%20(Apr14)%20OpenOffice/Fixedassets.ods'#$Schedule.$E$72]&gt;0;['file:///C:/Users/antony/diy/GB%20Accounts/GB%20Accounts%202013-14/GB%20Accounts%20Company%202014-04-30%20(Apr14)%20OpenOffice/Fixedassets.ods'#$Schedule.$B$72];&quot; &quot;)" office:value-type="string" office:string-value=" ">
            <text:p><text:s/></text:p>
          </table:table-cell>
          <table:table-cell table:style-name="ce213" table:formula="of:=IF(['file:///C:/Users/antony/diy/GB%20Accounts/GB%20Accounts%202013-14/GB%20Accounts%20Company%202014-04-30%20(Apr14)%20OpenOffice/Fixedassets.ods'#$Schedule.$E$72]&gt;0;['file:///C:/Users/antony/diy/GB%20Accounts/GB%20Accounts%202013-14/GB%20Accounts%20Company%202014-04-30%20(Apr14)%20OpenOffice/Fixedassets.ods'#$Schedule.$C$72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39" table:formula="of:=IF(['file:///C:/Users/antony/diy/GB%20Accounts/GB%20Accounts%202013-14/GB%20Accounts%20Company%202014-04-30%20(Apr14)%20OpenOffice/Fixedassets.ods'#$Schedule.$E$72]&gt;0;['file:///C:/Users/antony/diy/GB%20Accounts/GB%20Accounts%202013-14/GB%20Accounts%20Company%202014-04-30%20(Apr14)%20OpenOffice/Fixedassets.ods'#$Schedule.$E$72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3-14/GB%20Accounts%20Company%202014-04-30%20(Apr14)%20OpenOffice/Fixedassets.ods'#$Schedule.$E$72]&gt;0;['file:///C:/Users/antony/diy/GB%20Accounts/GB%20Accounts%202013-14/GB%20Accounts%20Company%202014-04-30%20(Apr14)%20OpenOffice/Fixedassets.ods'#$Schedule.$Q$72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3-14/GB%20Accounts%20Company%202014-04-30%20(Apr14)%20OpenOffice/Fixedassets.ods'#$Schedule.$E$73]&gt;0;['file:///C:/Users/antony/diy/GB%20Accounts/GB%20Accounts%202013-14/GB%20Accounts%20Company%202014-04-30%20(Apr14)%20OpenOffice/Fixedassets.ods'#$Schedule.$B$73];&quot; &quot;)" office:value-type="string" office:string-value=" ">
            <text:p><text:s/></text:p>
          </table:table-cell>
          <table:table-cell table:style-name="ce213" table:formula="of:=IF(['file:///C:/Users/antony/diy/GB%20Accounts/GB%20Accounts%202013-14/GB%20Accounts%20Company%202014-04-30%20(Apr14)%20OpenOffice/Fixedassets.ods'#$Schedule.$E$73]&gt;0;['file:///C:/Users/antony/diy/GB%20Accounts/GB%20Accounts%202013-14/GB%20Accounts%20Company%202014-04-30%20(Apr14)%20OpenOffice/Fixedassets.ods'#$Schedule.$C$73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39" table:formula="of:=IF(['file:///C:/Users/antony/diy/GB%20Accounts/GB%20Accounts%202013-14/GB%20Accounts%20Company%202014-04-30%20(Apr14)%20OpenOffice/Fixedassets.ods'#$Schedule.$E$73]&gt;0;['file:///C:/Users/antony/diy/GB%20Accounts/GB%20Accounts%202013-14/GB%20Accounts%20Company%202014-04-30%20(Apr14)%20OpenOffice/Fixedassets.ods'#$Schedule.$E$73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3-14/GB%20Accounts%20Company%202014-04-30%20(Apr14)%20OpenOffice/Fixedassets.ods'#$Schedule.$E$73]&gt;0;['file:///C:/Users/antony/diy/GB%20Accounts/GB%20Accounts%202013-14/GB%20Accounts%20Company%202014-04-30%20(Apr14)%20OpenOffice/Fixedassets.ods'#$Schedule.$Q$73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3-14/GB%20Accounts%20Company%202014-04-30%20(Apr14)%20OpenOffice/Fixedassets.ods'#$Schedule.$E$74]&gt;0;['file:///C:/Users/antony/diy/GB%20Accounts/GB%20Accounts%202013-14/GB%20Accounts%20Company%202014-04-30%20(Apr14)%20OpenOffice/Fixedassets.ods'#$Schedule.$B$74];&quot; &quot;)" office:value-type="string" office:string-value=" ">
            <text:p><text:s/></text:p>
          </table:table-cell>
          <table:table-cell table:style-name="ce213" table:formula="of:=IF(['file:///C:/Users/antony/diy/GB%20Accounts/GB%20Accounts%202013-14/GB%20Accounts%20Company%202014-04-30%20(Apr14)%20OpenOffice/Fixedassets.ods'#$Schedule.$E$74]&gt;0;['file:///C:/Users/antony/diy/GB%20Accounts/GB%20Accounts%202013-14/GB%20Accounts%20Company%202014-04-30%20(Apr14)%20OpenOffice/Fixedassets.ods'#$Schedule.$C$74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39" table:formula="of:=IF(['file:///C:/Users/antony/diy/GB%20Accounts/GB%20Accounts%202013-14/GB%20Accounts%20Company%202014-04-30%20(Apr14)%20OpenOffice/Fixedassets.ods'#$Schedule.$E$74]&gt;0;['file:///C:/Users/antony/diy/GB%20Accounts/GB%20Accounts%202013-14/GB%20Accounts%20Company%202014-04-30%20(Apr14)%20OpenOffice/Fixedassets.ods'#$Schedule.$E$74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3-14/GB%20Accounts%20Company%202014-04-30%20(Apr14)%20OpenOffice/Fixedassets.ods'#$Schedule.$E$74]&gt;0;['file:///C:/Users/antony/diy/GB%20Accounts/GB%20Accounts%202013-14/GB%20Accounts%20Company%202014-04-30%20(Apr14)%20OpenOffice/Fixedassets.ods'#$Schedule.$Q$74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90"/>
          <table:table-cell table:style-name="ce208" office:value-type="string" table:number-columns-spanned="2" table:number-rows-spanned="1">
            <text:p>Expenditure on Fixtures &amp; Fittings between</text:p>
          </table:table-cell>
          <table:covered-table-cell/>
          <table:table-cell table:style-name="ce220" table:formula="of:=[.E5]" office:value-type="date" office:date-value="2013-05-01">
            <text:p>01-May-13</text:p>
          </table:table-cell>
          <table:table-cell table:style-name="ce220" table:formula="of:=[.H5]" office:value-type="date" office:date-value="2014-04-30">
            <text:p>30-Apr-14</text:p>
          </table:table-cell>
          <table:table-cell table:style-name="ce232" table:number-columns-repeated="2"/>
          <table:table-cell table:style-name="ce235"/>
          <table:table-cell table:style-name="ce232" table:number-columns-repeated="3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3-14/GB%20Accounts%20Company%202014-04-30%20(Apr14)%20OpenOffice/Fixedassets.ods'#$Schedule.$E$78]&gt;0;['file:///C:/Users/antony/diy/GB%20Accounts/GB%20Accounts%202013-14/GB%20Accounts%20Company%202014-04-30%20(Apr14)%20OpenOffice/Fixedassets.ods'#$Schedule.$B$78];&quot; &quot;)" office:value-type="string" office:string-value=" ">
            <text:p><text:s/></text:p>
          </table:table-cell>
          <table:table-cell table:style-name="ce213" table:formula="of:=IF(['file:///C:/Users/antony/diy/GB%20Accounts/GB%20Accounts%202013-14/GB%20Accounts%20Company%202014-04-30%20(Apr14)%20OpenOffice/Fixedassets.ods'#$Schedule.$E$78]&gt;0;['file:///C:/Users/antony/diy/GB%20Accounts/GB%20Accounts%202013-14/GB%20Accounts%20Company%202014-04-30%20(Apr14)%20OpenOffice/Fixedassets.ods'#$Schedule.$C$78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39" table:formula="of:=IF(['file:///C:/Users/antony/diy/GB%20Accounts/GB%20Accounts%202013-14/GB%20Accounts%20Company%202014-04-30%20(Apr14)%20OpenOffice/Fixedassets.ods'#$Schedule.$E$78]&gt;0;['file:///C:/Users/antony/diy/GB%20Accounts/GB%20Accounts%202013-14/GB%20Accounts%20Company%202014-04-30%20(Apr14)%20OpenOffice/Fixedassets.ods'#$Schedule.$E$78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3-14/GB%20Accounts%20Company%202014-04-30%20(Apr14)%20OpenOffice/Fixedassets.ods'#$Schedule.$E$78]&gt;0;['file:///C:/Users/antony/diy/GB%20Accounts/GB%20Accounts%202013-14/GB%20Accounts%20Company%202014-04-30%20(Apr14)%20OpenOffice/Fixedassets.ods'#$Schedule.$Q$78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3-14/GB%20Accounts%20Company%202014-04-30%20(Apr14)%20OpenOffice/Fixedassets.ods'#$Schedule.$E$79]&gt;0;['file:///C:/Users/antony/diy/GB%20Accounts/GB%20Accounts%202013-14/GB%20Accounts%20Company%202014-04-30%20(Apr14)%20OpenOffice/Fixedassets.ods'#$Schedule.$B$79];&quot; &quot;)" office:value-type="string" office:string-value=" ">
            <text:p><text:s/></text:p>
          </table:table-cell>
          <table:table-cell table:style-name="ce213" table:formula="of:=IF(['file:///C:/Users/antony/diy/GB%20Accounts/GB%20Accounts%202013-14/GB%20Accounts%20Company%202014-04-30%20(Apr14)%20OpenOffice/Fixedassets.ods'#$Schedule.$E$79]&gt;0;['file:///C:/Users/antony/diy/GB%20Accounts/GB%20Accounts%202013-14/GB%20Accounts%20Company%202014-04-30%20(Apr14)%20OpenOffice/Fixedassets.ods'#$Schedule.$C$79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39" table:formula="of:=IF(['file:///C:/Users/antony/diy/GB%20Accounts/GB%20Accounts%202013-14/GB%20Accounts%20Company%202014-04-30%20(Apr14)%20OpenOffice/Fixedassets.ods'#$Schedule.$E$79]&gt;0;['file:///C:/Users/antony/diy/GB%20Accounts/GB%20Accounts%202013-14/GB%20Accounts%20Company%202014-04-30%20(Apr14)%20OpenOffice/Fixedassets.ods'#$Schedule.$E$79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3-14/GB%20Accounts%20Company%202014-04-30%20(Apr14)%20OpenOffice/Fixedassets.ods'#$Schedule.$E$79]&gt;0;['file:///C:/Users/antony/diy/GB%20Accounts/GB%20Accounts%202013-14/GB%20Accounts%20Company%202014-04-30%20(Apr14)%20OpenOffice/Fixedassets.ods'#$Schedule.$Q$79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3-14/GB%20Accounts%20Company%202014-04-30%20(Apr14)%20OpenOffice/Fixedassets.ods'#$Schedule.$E$80]&gt;0;['file:///C:/Users/antony/diy/GB%20Accounts/GB%20Accounts%202013-14/GB%20Accounts%20Company%202014-04-30%20(Apr14)%20OpenOffice/Fixedassets.ods'#$Schedule.$B$80];&quot; &quot;)" office:value-type="string" office:string-value=" ">
            <text:p><text:s/></text:p>
          </table:table-cell>
          <table:table-cell table:style-name="ce213" table:formula="of:=IF(['file:///C:/Users/antony/diy/GB%20Accounts/GB%20Accounts%202013-14/GB%20Accounts%20Company%202014-04-30%20(Apr14)%20OpenOffice/Fixedassets.ods'#$Schedule.$E$80]&gt;0;['file:///C:/Users/antony/diy/GB%20Accounts/GB%20Accounts%202013-14/GB%20Accounts%20Company%202014-04-30%20(Apr14)%20OpenOffice/Fixedassets.ods'#$Schedule.$C$80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39" table:formula="of:=IF(['file:///C:/Users/antony/diy/GB%20Accounts/GB%20Accounts%202013-14/GB%20Accounts%20Company%202014-04-30%20(Apr14)%20OpenOffice/Fixedassets.ods'#$Schedule.$E$80]&gt;0;['file:///C:/Users/antony/diy/GB%20Accounts/GB%20Accounts%202013-14/GB%20Accounts%20Company%202014-04-30%20(Apr14)%20OpenOffice/Fixedassets.ods'#$Schedule.$E$80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3-14/GB%20Accounts%20Company%202014-04-30%20(Apr14)%20OpenOffice/Fixedassets.ods'#$Schedule.$E$80]&gt;0;['file:///C:/Users/antony/diy/GB%20Accounts/GB%20Accounts%202013-14/GB%20Accounts%20Company%202014-04-30%20(Apr14)%20OpenOffice/Fixedassets.ods'#$Schedule.$Q$80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3-14/GB%20Accounts%20Company%202014-04-30%20(Apr14)%20OpenOffice/Fixedassets.ods'#$Schedule.$E$81]&gt;0;['file:///C:/Users/antony/diy/GB%20Accounts/GB%20Accounts%202013-14/GB%20Accounts%20Company%202014-04-30%20(Apr14)%20OpenOffice/Fixedassets.ods'#$Schedule.$B$81];&quot; &quot;)" office:value-type="string" office:string-value=" ">
            <text:p><text:s/></text:p>
          </table:table-cell>
          <table:table-cell table:style-name="ce213" table:formula="of:=IF(['file:///C:/Users/antony/diy/GB%20Accounts/GB%20Accounts%202013-14/GB%20Accounts%20Company%202014-04-30%20(Apr14)%20OpenOffice/Fixedassets.ods'#$Schedule.$E$81]&gt;0;['file:///C:/Users/antony/diy/GB%20Accounts/GB%20Accounts%202013-14/GB%20Accounts%20Company%202014-04-30%20(Apr14)%20OpenOffice/Fixedassets.ods'#$Schedule.$C$81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39" table:formula="of:=IF(['file:///C:/Users/antony/diy/GB%20Accounts/GB%20Accounts%202013-14/GB%20Accounts%20Company%202014-04-30%20(Apr14)%20OpenOffice/Fixedassets.ods'#$Schedule.$E$81]&gt;0;['file:///C:/Users/antony/diy/GB%20Accounts/GB%20Accounts%202013-14/GB%20Accounts%20Company%202014-04-30%20(Apr14)%20OpenOffice/Fixedassets.ods'#$Schedule.$E$81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3-14/GB%20Accounts%20Company%202014-04-30%20(Apr14)%20OpenOffice/Fixedassets.ods'#$Schedule.$E$81]&gt;0;['file:///C:/Users/antony/diy/GB%20Accounts/GB%20Accounts%202013-14/GB%20Accounts%20Company%202014-04-30%20(Apr14)%20OpenOffice/Fixedassets.ods'#$Schedule.$Q$81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3-14/GB%20Accounts%20Company%202014-04-30%20(Apr14)%20OpenOffice/Fixedassets.ods'#$Schedule.$E$82]&gt;0;['file:///C:/Users/antony/diy/GB%20Accounts/GB%20Accounts%202013-14/GB%20Accounts%20Company%202014-04-30%20(Apr14)%20OpenOffice/Fixedassets.ods'#$Schedule.$B$82];&quot; &quot;)" office:value-type="string" office:string-value=" ">
            <text:p><text:s/></text:p>
          </table:table-cell>
          <table:table-cell table:style-name="ce213" table:formula="of:=IF(['file:///C:/Users/antony/diy/GB%20Accounts/GB%20Accounts%202013-14/GB%20Accounts%20Company%202014-04-30%20(Apr14)%20OpenOffice/Fixedassets.ods'#$Schedule.$E$82]&gt;0;['file:///C:/Users/antony/diy/GB%20Accounts/GB%20Accounts%202013-14/GB%20Accounts%20Company%202014-04-30%20(Apr14)%20OpenOffice/Fixedassets.ods'#$Schedule.$C$82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39" table:formula="of:=IF(['file:///C:/Users/antony/diy/GB%20Accounts/GB%20Accounts%202013-14/GB%20Accounts%20Company%202014-04-30%20(Apr14)%20OpenOffice/Fixedassets.ods'#$Schedule.$E$82]&gt;0;['file:///C:/Users/antony/diy/GB%20Accounts/GB%20Accounts%202013-14/GB%20Accounts%20Company%202014-04-30%20(Apr14)%20OpenOffice/Fixedassets.ods'#$Schedule.$E$82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3-14/GB%20Accounts%20Company%202014-04-30%20(Apr14)%20OpenOffice/Fixedassets.ods'#$Schedule.$E$82]&gt;0;['file:///C:/Users/antony/diy/GB%20Accounts/GB%20Accounts%202013-14/GB%20Accounts%20Company%202014-04-30%20(Apr14)%20OpenOffice/Fixedassets.ods'#$Schedule.$Q$82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91" office:value-type="string" table:number-columns-spanned="3" table:number-rows-spanned="1">
            <text:p>Expenditure on Computer Equipment between </text:p>
          </table:table-cell>
          <table:covered-table-cell table:number-columns-repeated="2"/>
          <table:table-cell table:style-name="ce220" table:formula="of:=[.E5]" office:value-type="date" office:date-value="2013-05-01">
            <text:p>01-May-13</text:p>
          </table:table-cell>
          <table:table-cell table:style-name="ce220" table:formula="of:=[.H5]" office:value-type="date" office:date-value="2014-04-30">
            <text:p>30-Apr-14</text:p>
          </table:table-cell>
          <table:table-cell table:style-name="ce232" table:number-columns-repeated="2"/>
          <table:table-cell table:style-name="ce235"/>
          <table:table-cell table:style-name="ce232" table:number-columns-repeated="3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3-14/GB%20Accounts%20Company%202014-04-30%20(Apr14)%20OpenOffice/Fixedassets.ods'#$Schedule.$E$86]&gt;0;['file:///C:/Users/antony/diy/GB%20Accounts/GB%20Accounts%202013-14/GB%20Accounts%20Company%202014-04-30%20(Apr14)%20OpenOffice/Fixedassets.ods'#$Schedule.$B$86];&quot; &quot;)" office:value-type="string" office:string-value=" ">
            <text:p><text:s/></text:p>
          </table:table-cell>
          <table:table-cell table:style-name="ce213" table:formula="of:=IF(['file:///C:/Users/antony/diy/GB%20Accounts/GB%20Accounts%202013-14/GB%20Accounts%20Company%202014-04-30%20(Apr14)%20OpenOffice/Fixedassets.ods'#$Schedule.$E$86]&gt;0;['file:///C:/Users/antony/diy/GB%20Accounts/GB%20Accounts%202013-14/GB%20Accounts%20Company%202014-04-30%20(Apr14)%20OpenOffice/Fixedassets.ods'#$Schedule.$C$86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39" table:formula="of:=IF(['file:///C:/Users/antony/diy/GB%20Accounts/GB%20Accounts%202013-14/GB%20Accounts%20Company%202014-04-30%20(Apr14)%20OpenOffice/Fixedassets.ods'#$Schedule.$E$86]&gt;0;['file:///C:/Users/antony/diy/GB%20Accounts/GB%20Accounts%202013-14/GB%20Accounts%20Company%202014-04-30%20(Apr14)%20OpenOffice/Fixedassets.ods'#$Schedule.$E$86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3-14/GB%20Accounts%20Company%202014-04-30%20(Apr14)%20OpenOffice/Fixedassets.ods'#$Schedule.$E$86]&gt;0;['file:///C:/Users/antony/diy/GB%20Accounts/GB%20Accounts%202013-14/GB%20Accounts%20Company%202014-04-30%20(Apr14)%20OpenOffice/Fixedassets.ods'#$Schedule.$Q$86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3-14/GB%20Accounts%20Company%202014-04-30%20(Apr14)%20OpenOffice/Fixedassets.ods'#$Schedule.$E$87]&gt;0;['file:///C:/Users/antony/diy/GB%20Accounts/GB%20Accounts%202013-14/GB%20Accounts%20Company%202014-04-30%20(Apr14)%20OpenOffice/Fixedassets.ods'#$Schedule.$B$87];&quot; &quot;)" office:value-type="string" office:string-value=" ">
            <text:p><text:s/></text:p>
          </table:table-cell>
          <table:table-cell table:style-name="ce213" table:formula="of:=IF(['file:///C:/Users/antony/diy/GB%20Accounts/GB%20Accounts%202013-14/GB%20Accounts%20Company%202014-04-30%20(Apr14)%20OpenOffice/Fixedassets.ods'#$Schedule.$E$87]&gt;0;['file:///C:/Users/antony/diy/GB%20Accounts/GB%20Accounts%202013-14/GB%20Accounts%20Company%202014-04-30%20(Apr14)%20OpenOffice/Fixedassets.ods'#$Schedule.$C$87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39" table:formula="of:=IF(['file:///C:/Users/antony/diy/GB%20Accounts/GB%20Accounts%202013-14/GB%20Accounts%20Company%202014-04-30%20(Apr14)%20OpenOffice/Fixedassets.ods'#$Schedule.$E$87]&gt;0;['file:///C:/Users/antony/diy/GB%20Accounts/GB%20Accounts%202013-14/GB%20Accounts%20Company%202014-04-30%20(Apr14)%20OpenOffice/Fixedassets.ods'#$Schedule.$E$87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3-14/GB%20Accounts%20Company%202014-04-30%20(Apr14)%20OpenOffice/Fixedassets.ods'#$Schedule.$E$87]&gt;0;['file:///C:/Users/antony/diy/GB%20Accounts/GB%20Accounts%202013-14/GB%20Accounts%20Company%202014-04-30%20(Apr14)%20OpenOffice/Fixedassets.ods'#$Schedule.$Q$87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5">
          <table:table-cell table:style-name="ce189" table:formula="of:=IF(['file:///C:/Users/antony/diy/GB%20Accounts/GB%20Accounts%202013-14/GB%20Accounts%20Company%202014-04-30%20(Apr14)%20OpenOffice/Fixedassets.ods'#$Schedule.$E$88]&gt;0;['file:///C:/Users/antony/diy/GB%20Accounts/GB%20Accounts%202013-14/GB%20Accounts%20Company%202014-04-30%20(Apr14)%20OpenOffice/Fixedassets.ods'#$Schedule.$B$88];&quot; &quot;)" office:value-type="string" office:string-value=" ">
            <text:p><text:s/></text:p>
          </table:table-cell>
          <table:table-cell table:style-name="ce213" table:formula="of:=IF(['file:///C:/Users/antony/diy/GB%20Accounts/GB%20Accounts%202013-14/GB%20Accounts%20Company%202014-04-30%20(Apr14)%20OpenOffice/Fixedassets.ods'#$Schedule.$E$88]&gt;0;['file:///C:/Users/antony/diy/GB%20Accounts/GB%20Accounts%202013-14/GB%20Accounts%20Company%202014-04-30%20(Apr14)%20OpenOffice/Fixedassets.ods'#$Schedule.$C$88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39" table:formula="of:=IF(['file:///C:/Users/antony/diy/GB%20Accounts/GB%20Accounts%202013-14/GB%20Accounts%20Company%202014-04-30%20(Apr14)%20OpenOffice/Fixedassets.ods'#$Schedule.$E$88]&gt;0;['file:///C:/Users/antony/diy/GB%20Accounts/GB%20Accounts%202013-14/GB%20Accounts%20Company%202014-04-30%20(Apr14)%20OpenOffice/Fixedassets.ods'#$Schedule.$E$88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3-14/GB%20Accounts%20Company%202014-04-30%20(Apr14)%20OpenOffice/Fixedassets.ods'#$Schedule.$E$88]&gt;0;['file:///C:/Users/antony/diy/GB%20Accounts/GB%20Accounts%202013-14/GB%20Accounts%20Company%202014-04-30%20(Apr14)%20OpenOffice/Fixedassets.ods'#$Schedule.$Q$88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3-14/GB%20Accounts%20Company%202014-04-30%20(Apr14)%20OpenOffice/Fixedassets.ods'#$Schedule.$E$89]&gt;0;['file:///C:/Users/antony/diy/GB%20Accounts/GB%20Accounts%202013-14/GB%20Accounts%20Company%202014-04-30%20(Apr14)%20OpenOffice/Fixedassets.ods'#$Schedule.$B$89];&quot; &quot;)" office:value-type="string" office:string-value=" ">
            <text:p><text:s/></text:p>
          </table:table-cell>
          <table:table-cell table:style-name="ce213" table:formula="of:=IF(['file:///C:/Users/antony/diy/GB%20Accounts/GB%20Accounts%202013-14/GB%20Accounts%20Company%202014-04-30%20(Apr14)%20OpenOffice/Fixedassets.ods'#$Schedule.$E$89]&gt;0;['file:///C:/Users/antony/diy/GB%20Accounts/GB%20Accounts%202013-14/GB%20Accounts%20Company%202014-04-30%20(Apr14)%20OpenOffice/Fixedassets.ods'#$Schedule.$C$89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39" table:formula="of:=IF(['file:///C:/Users/antony/diy/GB%20Accounts/GB%20Accounts%202013-14/GB%20Accounts%20Company%202014-04-30%20(Apr14)%20OpenOffice/Fixedassets.ods'#$Schedule.$E$89]&gt;0;['file:///C:/Users/antony/diy/GB%20Accounts/GB%20Accounts%202013-14/GB%20Accounts%20Company%202014-04-30%20(Apr14)%20OpenOffice/Fixedassets.ods'#$Schedule.$E$89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3-14/GB%20Accounts%20Company%202014-04-30%20(Apr14)%20OpenOffice/Fixedassets.ods'#$Schedule.$E$89]&gt;0;['file:///C:/Users/antony/diy/GB%20Accounts/GB%20Accounts%202013-14/GB%20Accounts%20Company%202014-04-30%20(Apr14)%20OpenOffice/Fixedassets.ods'#$Schedule.$Q$89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3-14/GB%20Accounts%20Company%202014-04-30%20(Apr14)%20OpenOffice/Fixedassets.ods'#$Schedule.$E$90]&gt;0;['file:///C:/Users/antony/diy/GB%20Accounts/GB%20Accounts%202013-14/GB%20Accounts%20Company%202014-04-30%20(Apr14)%20OpenOffice/Fixedassets.ods'#$Schedule.$B$90];&quot; &quot;)" office:value-type="string" office:string-value=" ">
            <text:p><text:s/></text:p>
          </table:table-cell>
          <table:table-cell table:style-name="ce213" table:formula="of:=IF(['file:///C:/Users/antony/diy/GB%20Accounts/GB%20Accounts%202013-14/GB%20Accounts%20Company%202014-04-30%20(Apr14)%20OpenOffice/Fixedassets.ods'#$Schedule.$E$90]&gt;0;['file:///C:/Users/antony/diy/GB%20Accounts/GB%20Accounts%202013-14/GB%20Accounts%20Company%202014-04-30%20(Apr14)%20OpenOffice/Fixedassets.ods'#$Schedule.$C$90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39" table:formula="of:=IF(['file:///C:/Users/antony/diy/GB%20Accounts/GB%20Accounts%202013-14/GB%20Accounts%20Company%202014-04-30%20(Apr14)%20OpenOffice/Fixedassets.ods'#$Schedule.$E$90]&gt;0;['file:///C:/Users/antony/diy/GB%20Accounts/GB%20Accounts%202013-14/GB%20Accounts%20Company%202014-04-30%20(Apr14)%20OpenOffice/Fixedassets.ods'#$Schedule.$E$90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3-14/GB%20Accounts%20Company%202014-04-30%20(Apr14)%20OpenOffice/Fixedassets.ods'#$Schedule.$E$90]&gt;0;['file:///C:/Users/antony/diy/GB%20Accounts/GB%20Accounts%202013-14/GB%20Accounts%20Company%202014-04-30%20(Apr14)%20OpenOffice/Fixedassets.ods'#$Schedule.$Q$90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3-14/GB%20Accounts%20Company%202014-04-30%20(Apr14)%20OpenOffice/Fixedassets.ods'#$Schedule.$E$91]&gt;0;['file:///C:/Users/antony/diy/GB%20Accounts/GB%20Accounts%202013-14/GB%20Accounts%20Company%202014-04-30%20(Apr14)%20OpenOffice/Fixedassets.ods'#$Schedule.$B$91];&quot; &quot;)" office:value-type="string" office:string-value=" ">
            <text:p><text:s/></text:p>
          </table:table-cell>
          <table:table-cell table:style-name="ce213" table:formula="of:=IF(['file:///C:/Users/antony/diy/GB%20Accounts/GB%20Accounts%202013-14/GB%20Accounts%20Company%202014-04-30%20(Apr14)%20OpenOffice/Fixedassets.ods'#$Schedule.$E$91]&gt;0;['file:///C:/Users/antony/diy/GB%20Accounts/GB%20Accounts%202013-14/GB%20Accounts%20Company%202014-04-30%20(Apr14)%20OpenOffice/Fixedassets.ods'#$Schedule.$C$91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39" table:formula="of:=IF(['file:///C:/Users/antony/diy/GB%20Accounts/GB%20Accounts%202013-14/GB%20Accounts%20Company%202014-04-30%20(Apr14)%20OpenOffice/Fixedassets.ods'#$Schedule.$E$91]&gt;0;['file:///C:/Users/antony/diy/GB%20Accounts/GB%20Accounts%202013-14/GB%20Accounts%20Company%202014-04-30%20(Apr14)%20OpenOffice/Fixedassets.ods'#$Schedule.$E$91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3-14/GB%20Accounts%20Company%202014-04-30%20(Apr14)%20OpenOffice/Fixedassets.ods'#$Schedule.$E$91]&gt;0;['file:///C:/Users/antony/diy/GB%20Accounts/GB%20Accounts%202013-14/GB%20Accounts%20Company%202014-04-30%20(Apr14)%20OpenOffice/Fixedassets.ods'#$Schedule.$Q$91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3-14/GB%20Accounts%20Company%202014-04-30%20(Apr14)%20OpenOffice/Fixedassets.ods'#$Schedule.$E$92]&gt;0;['file:///C:/Users/antony/diy/GB%20Accounts/GB%20Accounts%202013-14/GB%20Accounts%20Company%202014-04-30%20(Apr14)%20OpenOffice/Fixedassets.ods'#$Schedule.$B$92];&quot; &quot;)" office:value-type="string" office:string-value=" ">
            <text:p><text:s/></text:p>
          </table:table-cell>
          <table:table-cell table:style-name="ce213" table:formula="of:=IF(['file:///C:/Users/antony/diy/GB%20Accounts/GB%20Accounts%202013-14/GB%20Accounts%20Company%202014-04-30%20(Apr14)%20OpenOffice/Fixedassets.ods'#$Schedule.$E$92]&gt;0;['file:///C:/Users/antony/diy/GB%20Accounts/GB%20Accounts%202013-14/GB%20Accounts%20Company%202014-04-30%20(Apr14)%20OpenOffice/Fixedassets.ods'#$Schedule.$C$92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39" table:formula="of:=IF(['file:///C:/Users/antony/diy/GB%20Accounts/GB%20Accounts%202013-14/GB%20Accounts%20Company%202014-04-30%20(Apr14)%20OpenOffice/Fixedassets.ods'#$Schedule.$E$92]&gt;0;['file:///C:/Users/antony/diy/GB%20Accounts/GB%20Accounts%202013-14/GB%20Accounts%20Company%202014-04-30%20(Apr14)%20OpenOffice/Fixedassets.ods'#$Schedule.$E$92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3-14/GB%20Accounts%20Company%202014-04-30%20(Apr14)%20OpenOffice/Fixedassets.ods'#$Schedule.$E$92]&gt;0;['file:///C:/Users/antony/diy/GB%20Accounts/GB%20Accounts%202013-14/GB%20Accounts%20Company%202014-04-30%20(Apr14)%20OpenOffice/Fixedassets.ods'#$Schedule.$Q$92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3-14/GB%20Accounts%20Company%202014-04-30%20(Apr14)%20OpenOffice/Fixedassets.ods'#$Schedule.$E$93]&gt;0;['file:///C:/Users/antony/diy/GB%20Accounts/GB%20Accounts%202013-14/GB%20Accounts%20Company%202014-04-30%20(Apr14)%20OpenOffice/Fixedassets.ods'#$Schedule.$B$93];&quot; &quot;)" office:value-type="string" office:string-value=" ">
            <text:p><text:s/></text:p>
          </table:table-cell>
          <table:table-cell table:style-name="ce213" table:formula="of:=IF(['file:///C:/Users/antony/diy/GB%20Accounts/GB%20Accounts%202013-14/GB%20Accounts%20Company%202014-04-30%20(Apr14)%20OpenOffice/Fixedassets.ods'#$Schedule.$E$93]&gt;0;['file:///C:/Users/antony/diy/GB%20Accounts/GB%20Accounts%202013-14/GB%20Accounts%20Company%202014-04-30%20(Apr14)%20OpenOffice/Fixedassets.ods'#$Schedule.$C$93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39" table:formula="of:=IF(['file:///C:/Users/antony/diy/GB%20Accounts/GB%20Accounts%202013-14/GB%20Accounts%20Company%202014-04-30%20(Apr14)%20OpenOffice/Fixedassets.ods'#$Schedule.$E$93]&gt;0;['file:///C:/Users/antony/diy/GB%20Accounts/GB%20Accounts%202013-14/GB%20Accounts%20Company%202014-04-30%20(Apr14)%20OpenOffice/Fixedassets.ods'#$Schedule.$E$93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3-14/GB%20Accounts%20Company%202014-04-30%20(Apr14)%20OpenOffice/Fixedassets.ods'#$Schedule.$E$93]&gt;0;['file:///C:/Users/antony/diy/GB%20Accounts/GB%20Accounts%202013-14/GB%20Accounts%20Company%202014-04-30%20(Apr14)%20OpenOffice/Fixedassets.ods'#$Schedule.$Q$93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5"/>
          <table:table-cell table:style-name="ce200" office:value-type="string" table:number-columns-spanned="2" table:number-rows-spanned="1">
            <text:p>Expenditure on Vans &amp; Lorries between</text:p>
          </table:table-cell>
          <table:covered-table-cell/>
          <table:table-cell table:style-name="ce220" table:formula="of:=[.E5]" office:value-type="date" office:date-value="2013-05-01">
            <text:p>01-May-13</text:p>
          </table:table-cell>
          <table:table-cell table:style-name="ce220" table:formula="of:=[.H5]" office:value-type="date" office:date-value="2014-04-30">
            <text:p>30-Apr-14</text:p>
          </table:table-cell>
          <table:table-cell table:style-name="ce232" table:number-columns-repeated="2"/>
          <table:table-cell table:style-name="ce235"/>
          <table:table-cell table:style-name="ce232" table:number-columns-repeated="3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3-14/GB%20Accounts%20Company%202014-04-30%20(Apr14)%20OpenOffice/Fixedassets.ods'#$Schedule.$E$103]&gt;0;['file:///C:/Users/antony/diy/GB%20Accounts/GB%20Accounts%202013-14/GB%20Accounts%20Company%202014-04-30%20(Apr14)%20OpenOffice/Fixedassets.ods'#$Schedule.$B$103];&quot; &quot;)" office:value-type="string" office:string-value=" ">
            <text:p><text:s/></text:p>
          </table:table-cell>
          <table:table-cell table:style-name="ce213" table:formula="of:=IF(['file:///C:/Users/antony/diy/GB%20Accounts/GB%20Accounts%202013-14/GB%20Accounts%20Company%202014-04-30%20(Apr14)%20OpenOffice/Fixedassets.ods'#$Schedule.$E$103]&gt;0;['file:///C:/Users/antony/diy/GB%20Accounts/GB%20Accounts%202013-14/GB%20Accounts%20Company%202014-04-30%20(Apr14)%20OpenOffice/Fixedassets.ods'#$Schedule.$C$103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39" table:formula="of:=IF(['file:///C:/Users/antony/diy/GB%20Accounts/GB%20Accounts%202013-14/GB%20Accounts%20Company%202014-04-30%20(Apr14)%20OpenOffice/Fixedassets.ods'#$Schedule.$E$103]&gt;0;['file:///C:/Users/antony/diy/GB%20Accounts/GB%20Accounts%202013-14/GB%20Accounts%20Company%202014-04-30%20(Apr14)%20OpenOffice/Fixedassets.ods'#$Schedule.$E$103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3-14/GB%20Accounts%20Company%202014-04-30%20(Apr14)%20OpenOffice/Fixedassets.ods'#$Schedule.$E$103]&gt;0;['file:///C:/Users/antony/diy/GB%20Accounts/GB%20Accounts%202013-14/GB%20Accounts%20Company%202014-04-30%20(Apr14)%20OpenOffice/Fixedassets.ods'#$Schedule.$Q$103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3-14/GB%20Accounts%20Company%202014-04-30%20(Apr14)%20OpenOffice/Fixedassets.ods'#$Schedule.$E$104]&gt;0;['file:///C:/Users/antony/diy/GB%20Accounts/GB%20Accounts%202013-14/GB%20Accounts%20Company%202014-04-30%20(Apr14)%20OpenOffice/Fixedassets.ods'#$Schedule.$B$104];&quot; &quot;)" office:value-type="string" office:string-value=" ">
            <text:p><text:s/></text:p>
          </table:table-cell>
          <table:table-cell table:style-name="ce213" table:formula="of:=IF(['file:///C:/Users/antony/diy/GB%20Accounts/GB%20Accounts%202013-14/GB%20Accounts%20Company%202014-04-30%20(Apr14)%20OpenOffice/Fixedassets.ods'#$Schedule.$E$104]&gt;0;['file:///C:/Users/antony/diy/GB%20Accounts/GB%20Accounts%202013-14/GB%20Accounts%20Company%202014-04-30%20(Apr14)%20OpenOffice/Fixedassets.ods'#$Schedule.$C$104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39" table:formula="of:=IF(['file:///C:/Users/antony/diy/GB%20Accounts/GB%20Accounts%202013-14/GB%20Accounts%20Company%202014-04-30%20(Apr14)%20OpenOffice/Fixedassets.ods'#$Schedule.$E$104]&gt;0;['file:///C:/Users/antony/diy/GB%20Accounts/GB%20Accounts%202013-14/GB%20Accounts%20Company%202014-04-30%20(Apr14)%20OpenOffice/Fixedassets.ods'#$Schedule.$E$104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3-14/GB%20Accounts%20Company%202014-04-30%20(Apr14)%20OpenOffice/Fixedassets.ods'#$Schedule.$E$104]&gt;0;['file:///C:/Users/antony/diy/GB%20Accounts/GB%20Accounts%202013-14/GB%20Accounts%20Company%202014-04-30%20(Apr14)%20OpenOffice/Fixedassets.ods'#$Schedule.$Q$104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3-14/GB%20Accounts%20Company%202014-04-30%20(Apr14)%20OpenOffice/Fixedassets.ods'#$Schedule.$E$105]&gt;0;['file:///C:/Users/antony/diy/GB%20Accounts/GB%20Accounts%202013-14/GB%20Accounts%20Company%202014-04-30%20(Apr14)%20OpenOffice/Fixedassets.ods'#$Schedule.$B$105];&quot; &quot;)" office:value-type="string" office:string-value=" ">
            <text:p><text:s/></text:p>
          </table:table-cell>
          <table:table-cell table:style-name="ce213" table:formula="of:=IF(['file:///C:/Users/antony/diy/GB%20Accounts/GB%20Accounts%202013-14/GB%20Accounts%20Company%202014-04-30%20(Apr14)%20OpenOffice/Fixedassets.ods'#$Schedule.$E$105]&gt;0;['file:///C:/Users/antony/diy/GB%20Accounts/GB%20Accounts%202013-14/GB%20Accounts%20Company%202014-04-30%20(Apr14)%20OpenOffice/Fixedassets.ods'#$Schedule.$C$105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39" table:formula="of:=IF(['file:///C:/Users/antony/diy/GB%20Accounts/GB%20Accounts%202013-14/GB%20Accounts%20Company%202014-04-30%20(Apr14)%20OpenOffice/Fixedassets.ods'#$Schedule.$E$105]&gt;0;['file:///C:/Users/antony/diy/GB%20Accounts/GB%20Accounts%202013-14/GB%20Accounts%20Company%202014-04-30%20(Apr14)%20OpenOffice/Fixedassets.ods'#$Schedule.$E$105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3-14/GB%20Accounts%20Company%202014-04-30%20(Apr14)%20OpenOffice/Fixedassets.ods'#$Schedule.$E$105]&gt;0;['file:///C:/Users/antony/diy/GB%20Accounts/GB%20Accounts%202013-14/GB%20Accounts%20Company%202014-04-30%20(Apr14)%20OpenOffice/Fixedassets.ods'#$Schedule.$Q$105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3-14/GB%20Accounts%20Company%202014-04-30%20(Apr14)%20OpenOffice/Fixedassets.ods'#$Schedule.$E$106]&gt;0;['file:///C:/Users/antony/diy/GB%20Accounts/GB%20Accounts%202013-14/GB%20Accounts%20Company%202014-04-30%20(Apr14)%20OpenOffice/Fixedassets.ods'#$Schedule.$B$106];&quot; &quot;)" office:value-type="string" office:string-value=" ">
            <text:p><text:s/></text:p>
          </table:table-cell>
          <table:table-cell table:style-name="ce213" table:formula="of:=IF(['file:///C:/Users/antony/diy/GB%20Accounts/GB%20Accounts%202013-14/GB%20Accounts%20Company%202014-04-30%20(Apr14)%20OpenOffice/Fixedassets.ods'#$Schedule.$E$106]&gt;0;['file:///C:/Users/antony/diy/GB%20Accounts/GB%20Accounts%202013-14/GB%20Accounts%20Company%202014-04-30%20(Apr14)%20OpenOffice/Fixedassets.ods'#$Schedule.$C$106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39" table:formula="of:=IF(['file:///C:/Users/antony/diy/GB%20Accounts/GB%20Accounts%202013-14/GB%20Accounts%20Company%202014-04-30%20(Apr14)%20OpenOffice/Fixedassets.ods'#$Schedule.$E$106]&gt;0;['file:///C:/Users/antony/diy/GB%20Accounts/GB%20Accounts%202013-14/GB%20Accounts%20Company%202014-04-30%20(Apr14)%20OpenOffice/Fixedassets.ods'#$Schedule.$E$106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3-14/GB%20Accounts%20Company%202014-04-30%20(Apr14)%20OpenOffice/Fixedassets.ods'#$Schedule.$E$106]&gt;0;['file:///C:/Users/antony/diy/GB%20Accounts/GB%20Accounts%202013-14/GB%20Accounts%20Company%202014-04-30%20(Apr14)%20OpenOffice/Fixedassets.ods'#$Schedule.$Q$106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3-14/GB%20Accounts%20Company%202014-04-30%20(Apr14)%20OpenOffice/Fixedassets.ods'#$Schedule.$E$107]&gt;0;['file:///C:/Users/antony/diy/GB%20Accounts/GB%20Accounts%202013-14/GB%20Accounts%20Company%202014-04-30%20(Apr14)%20OpenOffice/Fixedassets.ods'#$Schedule.$B$107];&quot; &quot;)" office:value-type="string" office:string-value=" ">
            <text:p><text:s/></text:p>
          </table:table-cell>
          <table:table-cell table:style-name="ce213" table:formula="of:=IF(['file:///C:/Users/antony/diy/GB%20Accounts/GB%20Accounts%202013-14/GB%20Accounts%20Company%202014-04-30%20(Apr14)%20OpenOffice/Fixedassets.ods'#$Schedule.$E$107]&gt;0;['file:///C:/Users/antony/diy/GB%20Accounts/GB%20Accounts%202013-14/GB%20Accounts%20Company%202014-04-30%20(Apr14)%20OpenOffice/Fixedassets.ods'#$Schedule.$C$107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39" table:formula="of:=IF(['file:///C:/Users/antony/diy/GB%20Accounts/GB%20Accounts%202013-14/GB%20Accounts%20Company%202014-04-30%20(Apr14)%20OpenOffice/Fixedassets.ods'#$Schedule.$E$107]&gt;0;['file:///C:/Users/antony/diy/GB%20Accounts/GB%20Accounts%202013-14/GB%20Accounts%20Company%202014-04-30%20(Apr14)%20OpenOffice/Fixedassets.ods'#$Schedule.$E$107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3-14/GB%20Accounts%20Company%202014-04-30%20(Apr14)%20OpenOffice/Fixedassets.ods'#$Schedule.$E$107]&gt;0;['file:///C:/Users/antony/diy/GB%20Accounts/GB%20Accounts%202013-14/GB%20Accounts%20Company%202014-04-30%20(Apr14)%20OpenOffice/Fixedassets.ods'#$Schedule.$Q$107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6">
          <table:table-cell table:style-name="ce183"/>
          <table:table-cell table:style-name="ce197" table:number-columns-repeated="4"/>
          <table:table-cell table:style-name="ce232" table:number-columns-repeated="2"/>
          <table:table-cell table:style-name="ce235"/>
          <table:table-cell table:style-name="ce232" table:number-columns-repeated="3"/>
          <table:table-cell table:style-name="ce197"/>
          <table:table-cell table:number-columns-repeated="1012"/>
        </table:table-row>
        <table:table-row table:style-name="ro10">
          <table:table-cell table:style-name="ce185"/>
          <table:table-cell table:style-name="ce214" office:value-type="string" table:number-columns-spanned="2" table:number-rows-spanned="1">
            <text:p>Total Capital Expenditure between</text:p>
          </table:table-cell>
          <table:covered-table-cell/>
          <table:table-cell table:style-name="ce190" table:formula="of:=[.E5]" office:value-type="date" office:date-value="2013-05-01">
            <text:p>01-May-13</text:p>
          </table:table-cell>
          <table:table-cell table:style-name="ce230" table:formula="of:=[.H5]" office:value-type="date" office:date-value="2014-04-30">
            <text:p>30-Apr-14</text:p>
          </table:table-cell>
          <table:table-cell table:style-name="ce240" table:formula="of:=SUM([.F48:.F78])" office:value-type="float" office:value="0">
            <text:p>0</text:p>
          </table:table-cell>
          <table:table-cell table:style-name="ce232"/>
          <table:table-cell table:style-name="ce235"/>
          <table:table-cell table:style-name="ce239" table:formula="of:=SUM([.I48:.I78])" office:value-type="float" office:value="0">
            <text:p>0</text:p>
          </table:table-cell>
          <table:table-cell table:style-name="ce232"/>
          <table:table-cell table:style-name="ce239" table:formula="of:=[.I79]" office:value-type="float" office:value="0">
            <text:p>0</text:p>
          </table:table-cell>
          <table:table-cell table:style-name="ce192"/>
          <table:table-cell table:style-name="ce142" table:number-columns-repeated="1012"/>
        </table:table-row>
        <table:table-row table:style-name="ro10">
          <table:table-cell table:style-name="ce185"/>
          <table:table-cell table:style-name="ce192" table:number-columns-repeated="4"/>
          <table:table-cell table:style-name="ce232" table:number-columns-repeated="2"/>
          <table:table-cell table:style-name="ce235"/>
          <table:table-cell table:style-name="ce192"/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8">
          <table:table-cell table:style-name="ce185"/>
          <table:table-cell table:style-name="ce215" table:number-columns-spanned="2" table:number-rows-spanned="1"/>
          <table:covered-table-cell/>
          <table:table-cell table:style-name="ce192" table:number-columns-repeated="2"/>
          <table:table-cell table:style-name="ce237" office:value-type="string" table:number-columns-spanned="1" table:number-rows-spanned="2">
            <text:p>Capital Expenditure</text:p>
          </table:table-cell>
          <table:table-cell table:style-name="ce232"/>
          <table:table-cell table:style-name="ce235"/>
          <table:table-cell table:style-name="ce237" office:value-type="string" table:number-columns-spanned="1" table:number-rows-spanned="2">
            <text:p>Writing Down Allowances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8">
          <table:table-cell table:style-name="ce192"/>
          <table:table-cell table:style-name="ce211" office:value-type="string" table:number-columns-spanned="2" table:number-rows-spanned="1">
            <text:p>WRITING DOWN ALLOWANCES</text:p>
          </table:table-cell>
          <table:covered-table-cell/>
          <table:table-cell table:style-name="ce192"/>
          <table:table-cell table:style-name="ce209"/>
          <table:covered-table-cell/>
          <table:table-cell table:style-name="ce232"/>
          <table:table-cell table:style-name="ce235"/>
          <table:covered-table-cell/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9">
          <table:table-cell table:style-name="ce192"/>
          <table:table-cell table:style-name="ce212"/>
          <table:table-cell table:style-name="ce192" table:number-columns-repeated="2"/>
          <table:table-cell table:style-name="ce209"/>
          <table:table-cell table:style-name="ce238" office:value-type="string">
            <text:p>£</text:p>
          </table:table-cell>
          <table:table-cell table:style-name="ce232"/>
          <table:table-cell table:style-name="ce235"/>
          <table:table-cell table:style-name="ce252" office:value-type="string">
            <text:p>£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8">
          <table:table-cell table:style-name="ce193" office:value-type="string">
            <text:p>Note 2</text:p>
          </table:table-cell>
          <table:table-cell table:style-name="ce191" office:value-type="string" table:number-columns-spanned="2" table:number-rows-spanned="1">
            <text:p>Expenditure on Cars between</text:p>
          </table:table-cell>
          <table:covered-table-cell/>
          <table:table-cell table:style-name="ce221" table:formula="of:=[.E5]" office:value-type="date" office:date-value="2013-05-01">
            <text:p>01-May-13</text:p>
          </table:table-cell>
          <table:table-cell table:style-name="ce221" table:formula="of:=[.H5]" office:value-type="date" office:date-value="2014-04-30">
            <text:p>30-Apr-14</text:p>
          </table:table-cell>
          <table:table-cell table:style-name="ce232" table:number-columns-repeated="2"/>
          <table:table-cell table:style-name="ce235"/>
          <table:table-cell table:style-name="ce232" table:number-columns-repeated="3"/>
          <table:table-cell table:style-name="ce197"/>
          <table:table-cell table:number-columns-repeated="1012"/>
        </table:table-row>
        <table:table-row table:style-name="ro8">
          <table:table-cell table:style-name="ce189" table:formula="of:=IF(['file:///C:/Users/antony/diy/GB%20Accounts/GB%20Accounts%202013-14/GB%20Accounts%20Company%202014-04-30%20(Apr14)%20OpenOffice/Fixedassets.ods'#$Schedule.$E$97]&gt;0;['file:///C:/Users/antony/diy/GB%20Accounts/GB%20Accounts%202013-14/GB%20Accounts%20Company%202014-04-30%20(Apr14)%20OpenOffice/Fixedassets.ods'#$Schedule.$B$97];&quot; &quot;)" office:value-type="string" office:string-value=" ">
            <text:p><text:s/></text:p>
          </table:table-cell>
          <table:table-cell table:style-name="ce213" table:formula="of:=IF(['file:///C:/Users/antony/diy/GB%20Accounts/GB%20Accounts%202013-14/GB%20Accounts%20Company%202014-04-30%20(Apr14)%20OpenOffice/Fixedassets.ods'#$Schedule.$E$97]&gt;0;['file:///C:/Users/antony/diy/GB%20Accounts/GB%20Accounts%202013-14/GB%20Accounts%20Company%202014-04-30%20(Apr14)%20OpenOffice/Fixedassets.ods'#$Schedule.$C$97];&quot; &quot;)" office:value-type="string" office:string-value=" ">
            <text:p><text:s/></text:p>
          </table:table-cell>
          <table:table-cell table:number-columns-repeated="2"/>
          <table:table-cell table:style-name="ce229"/>
          <table:table-cell table:style-name="ce239" table:formula="of:=IF(['file:///C:/Users/antony/diy/GB%20Accounts/GB%20Accounts%202013-14/GB%20Accounts%20Company%202014-04-30%20(Apr14)%20OpenOffice/Fixedassets.ods'#$Schedule.$E$97]&gt;0;['file:///C:/Users/antony/diy/GB%20Accounts/GB%20Accounts%202013-14/GB%20Accounts%20Company%202014-04-30%20(Apr14)%20OpenOffice/Fixedassets.ods'#$Schedule.$E$97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3-14/GB%20Accounts%20Company%202014-04-30%20(Apr14)%20OpenOffice/Fixedassets.ods'#$Schedule.$E$97]&gt;0;['file:///C:/Users/antony/diy/GB%20Accounts/GB%20Accounts%202013-14/GB%20Accounts%20Company%202014-04-30%20(Apr14)%20OpenOffice/Fixedassets.ods'#$Schedule.$R$97];&quot; &quot;)" office:value-type="string" office:string-value=" ">
            <text:p><text:s/></text:p>
          </table:table-cell>
          <table:table-cell table:style-name="ce232" table:number-columns-repeated="2"/>
          <table:table-cell table:style-name="ce197"/>
          <table:table-cell table:number-columns-repeated="1012"/>
        </table:table-row>
        <table:table-row table:style-name="ro8">
          <table:table-cell table:style-name="ce189" table:formula="of:=IF(['file:///C:/Users/antony/diy/GB%20Accounts/GB%20Accounts%202013-14/GB%20Accounts%20Company%202014-04-30%20(Apr14)%20OpenOffice/Fixedassets.ods'#$Schedule.$E$98]&gt;0;['file:///C:/Users/antony/diy/GB%20Accounts/GB%20Accounts%202013-14/GB%20Accounts%20Company%202014-04-30%20(Apr14)%20OpenOffice/Fixedassets.ods'#$Schedule.$B$98];&quot; &quot;)" office:value-type="string" office:string-value=" ">
            <text:p><text:s/></text:p>
          </table:table-cell>
          <table:table-cell table:style-name="ce213" table:formula="of:=IF(['file:///C:/Users/antony/diy/GB%20Accounts/GB%20Accounts%202013-14/GB%20Accounts%20Company%202014-04-30%20(Apr14)%20OpenOffice/Fixedassets.ods'#$Schedule.$E$98]&gt;0;['file:///C:/Users/antony/diy/GB%20Accounts/GB%20Accounts%202013-14/GB%20Accounts%20Company%202014-04-30%20(Apr14)%20OpenOffice/Fixedassets.ods'#$Schedule.$C$98];&quot; &quot;)" office:value-type="string" office:string-value=" ">
            <text:p><text:s/></text:p>
          </table:table-cell>
          <table:table-cell table:number-columns-repeated="2"/>
          <table:table-cell table:style-name="ce229"/>
          <table:table-cell table:style-name="ce239" table:formula="of:=IF(['file:///C:/Users/antony/diy/GB%20Accounts/GB%20Accounts%202013-14/GB%20Accounts%20Company%202014-04-30%20(Apr14)%20OpenOffice/Fixedassets.ods'#$Schedule.$E$98]&gt;0;['file:///C:/Users/antony/diy/GB%20Accounts/GB%20Accounts%202013-14/GB%20Accounts%20Company%202014-04-30%20(Apr14)%20OpenOffice/Fixedassets.ods'#$Schedule.$E$98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3-14/GB%20Accounts%20Company%202014-04-30%20(Apr14)%20OpenOffice/Fixedassets.ods'#$Schedule.$E$98]&gt;0;['file:///C:/Users/antony/diy/GB%20Accounts/GB%20Accounts%202013-14/GB%20Accounts%20Company%202014-04-30%20(Apr14)%20OpenOffice/Fixedassets.ods'#$Schedule.$R$98];&quot; &quot;)" office:value-type="string" office:string-value=" ">
            <text:p><text:s/></text:p>
          </table:table-cell>
          <table:table-cell table:style-name="ce232" table:number-columns-repeated="2"/>
          <table:table-cell table:style-name="ce197"/>
          <table:table-cell table:number-columns-repeated="1012"/>
        </table:table-row>
        <table:table-row table:style-name="ro8">
          <table:table-cell table:style-name="ce189" table:formula="of:=IF(['file:///C:/Users/antony/diy/GB%20Accounts/GB%20Accounts%202013-14/GB%20Accounts%20Company%202014-04-30%20(Apr14)%20OpenOffice/Fixedassets.ods'#$Schedule.$E$99]&gt;0;['file:///C:/Users/antony/diy/GB%20Accounts/GB%20Accounts%202013-14/GB%20Accounts%20Company%202014-04-30%20(Apr14)%20OpenOffice/Fixedassets.ods'#$Schedule.$B$99];&quot; &quot;)" office:value-type="string" office:string-value=" ">
            <text:p><text:s/></text:p>
          </table:table-cell>
          <table:table-cell table:style-name="ce213" table:formula="of:=IF(['file:///C:/Users/antony/diy/GB%20Accounts/GB%20Accounts%202013-14/GB%20Accounts%20Company%202014-04-30%20(Apr14)%20OpenOffice/Fixedassets.ods'#$Schedule.$E$99]&gt;0;['file:///C:/Users/antony/diy/GB%20Accounts/GB%20Accounts%202013-14/GB%20Accounts%20Company%202014-04-30%20(Apr14)%20OpenOffice/Fixedassets.ods'#$Schedule.$C$99];&quot; &quot;)" office:value-type="string" office:string-value=" ">
            <text:p><text:s/></text:p>
          </table:table-cell>
          <table:table-cell table:number-columns-repeated="2"/>
          <table:table-cell table:style-name="ce229"/>
          <table:table-cell table:style-name="ce239" table:formula="of:=IF(['file:///C:/Users/antony/diy/GB%20Accounts/GB%20Accounts%202013-14/GB%20Accounts%20Company%202014-04-30%20(Apr14)%20OpenOffice/Fixedassets.ods'#$Schedule.$E$99]&gt;0;['file:///C:/Users/antony/diy/GB%20Accounts/GB%20Accounts%202013-14/GB%20Accounts%20Company%202014-04-30%20(Apr14)%20OpenOffice/Fixedassets.ods'#$Schedule.$E$99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3-14/GB%20Accounts%20Company%202014-04-30%20(Apr14)%20OpenOffice/Fixedassets.ods'#$Schedule.$E$99]&gt;0;['file:///C:/Users/antony/diy/GB%20Accounts/GB%20Accounts%202013-14/GB%20Accounts%20Company%202014-04-30%20(Apr14)%20OpenOffice/Fixedassets.ods'#$Schedule.$R$99];&quot; &quot;)" office:value-type="string" office:string-value=" ">
            <text:p><text:s/></text:p>
          </table:table-cell>
          <table:table-cell table:style-name="ce232" table:number-columns-repeated="2"/>
          <table:table-cell table:style-name="ce197"/>
          <table:table-cell table:number-columns-repeated="1012"/>
        </table:table-row>
        <table:table-row table:style-name="ro8">
          <table:table-cell table:style-name="ce189" table:formula="of:=IF(['file:///C:/Users/antony/diy/GB%20Accounts/GB%20Accounts%202013-14/GB%20Accounts%20Company%202014-04-30%20(Apr14)%20OpenOffice/Fixedassets.ods'#$Schedule.$E$100]&gt;0;['file:///C:/Users/antony/diy/GB%20Accounts/GB%20Accounts%202013-14/GB%20Accounts%20Company%202014-04-30%20(Apr14)%20OpenOffice/Fixedassets.ods'#$Schedule.$B$100];&quot; &quot;)" office:value-type="string" office:string-value=" ">
            <text:p><text:s/></text:p>
          </table:table-cell>
          <table:table-cell table:style-name="ce213" table:formula="of:=IF(['file:///C:/Users/antony/diy/GB%20Accounts/GB%20Accounts%202013-14/GB%20Accounts%20Company%202014-04-30%20(Apr14)%20OpenOffice/Fixedassets.ods'#$Schedule.$E$100]&gt;0;['file:///C:/Users/antony/diy/GB%20Accounts/GB%20Accounts%202013-14/GB%20Accounts%20Company%202014-04-30%20(Apr14)%20OpenOffice/Fixedassets.ods'#$Schedule.$C$100];&quot; &quot;)" office:value-type="string" office:string-value=" ">
            <text:p><text:s/></text:p>
          </table:table-cell>
          <table:table-cell table:number-columns-repeated="2"/>
          <table:table-cell table:style-name="ce229"/>
          <table:table-cell table:style-name="ce239" table:formula="of:=IF(['file:///C:/Users/antony/diy/GB%20Accounts/GB%20Accounts%202013-14/GB%20Accounts%20Company%202014-04-30%20(Apr14)%20OpenOffice/Fixedassets.ods'#$Schedule.$E$100]&gt;0;['file:///C:/Users/antony/diy/GB%20Accounts/GB%20Accounts%202013-14/GB%20Accounts%20Company%202014-04-30%20(Apr14)%20OpenOffice/Fixedassets.ods'#$Schedule.$E$100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3-14/GB%20Accounts%20Company%202014-04-30%20(Apr14)%20OpenOffice/Fixedassets.ods'#$Schedule.$E$100]&gt;0;['file:///C:/Users/antony/diy/GB%20Accounts/GB%20Accounts%202013-14/GB%20Accounts%20Company%202014-04-30%20(Apr14)%20OpenOffice/Fixedassets.ods'#$Schedule.$R$100];&quot; &quot;)" office:value-type="string" office:string-value=" ">
            <text:p><text:s/></text:p>
          </table:table-cell>
          <table:table-cell table:style-name="ce232" table:number-columns-repeated="2"/>
          <table:table-cell table:style-name="ce197"/>
          <table:table-cell table:number-columns-repeated="1012"/>
        </table:table-row>
        <table:table-row table:style-name="ro8">
          <table:table-cell table:style-name="ce189" table:formula="of:=IF(['file:///C:/Users/antony/diy/GB%20Accounts/GB%20Accounts%202013-14/GB%20Accounts%20Company%202014-04-30%20(Apr14)%20OpenOffice/Fixedassets.ods'#$Schedule.$E$101]&gt;0;['file:///C:/Users/antony/diy/GB%20Accounts/GB%20Accounts%202013-14/GB%20Accounts%20Company%202014-04-30%20(Apr14)%20OpenOffice/Fixedassets.ods'#$Schedule.$B$101];&quot; &quot;)" office:value-type="string" office:string-value=" ">
            <text:p><text:s/></text:p>
          </table:table-cell>
          <table:table-cell table:style-name="ce213" table:formula="of:=IF(['file:///C:/Users/antony/diy/GB%20Accounts/GB%20Accounts%202013-14/GB%20Accounts%20Company%202014-04-30%20(Apr14)%20OpenOffice/Fixedassets.ods'#$Schedule.$E$101]&gt;0;['file:///C:/Users/antony/diy/GB%20Accounts/GB%20Accounts%202013-14/GB%20Accounts%20Company%202014-04-30%20(Apr14)%20OpenOffice/Fixedassets.ods'#$Schedule.$C$101];&quot; &quot;)" office:value-type="string" office:string-value=" ">
            <text:p><text:s/></text:p>
          </table:table-cell>
          <table:table-cell table:number-columns-repeated="2"/>
          <table:table-cell table:style-name="ce229"/>
          <table:table-cell table:style-name="ce239" table:formula="of:=IF(['file:///C:/Users/antony/diy/GB%20Accounts/GB%20Accounts%202013-14/GB%20Accounts%20Company%202014-04-30%20(Apr14)%20OpenOffice/Fixedassets.ods'#$Schedule.$E$101]&gt;0;['file:///C:/Users/antony/diy/GB%20Accounts/GB%20Accounts%202013-14/GB%20Accounts%20Company%202014-04-30%20(Apr14)%20OpenOffice/Fixedassets.ods'#$Schedule.$E$101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3-14/GB%20Accounts%20Company%202014-04-30%20(Apr14)%20OpenOffice/Fixedassets.ods'#$Schedule.$E$101]&gt;0;['file:///C:/Users/antony/diy/GB%20Accounts/GB%20Accounts%202013-14/GB%20Accounts%20Company%202014-04-30%20(Apr14)%20OpenOffice/Fixedassets.ods'#$Schedule.$R$101];&quot; &quot;)" office:value-type="string" office:string-value=" ">
            <text:p><text:s/></text:p>
          </table:table-cell>
          <table:table-cell table:style-name="ce232" table:number-columns-repeated="2"/>
          <table:table-cell table:style-name="ce197"/>
          <table:table-cell table:number-columns-repeated="1012"/>
        </table:table-row>
        <table:table-row table:style-name="ro6">
          <table:table-cell table:style-name="ce183"/>
          <table:table-cell table:style-name="ce197" table:number-columns-repeated="4"/>
          <table:table-cell table:style-name="ce232" table:number-columns-repeated="2"/>
          <table:table-cell table:style-name="ce235"/>
          <table:table-cell table:style-name="ce232" table:number-columns-repeated="3"/>
          <table:table-cell table:style-name="ce197"/>
          <table:table-cell table:number-columns-repeated="1012"/>
        </table:table-row>
        <table:table-row table:style-name="ro8">
          <table:table-cell table:style-name="ce183"/>
          <table:table-cell table:style-name="ce216" office:value-type="string" table:number-columns-spanned="2" table:number-rows-spanned="1">
            <text:p>Writing Down Allowance on Cars bought</text:p>
          </table:table-cell>
          <table:covered-table-cell/>
          <table:table-cell table:style-name="ce222" table:formula="of:=[.E5]" office:value-type="date" office:date-value="2013-05-01">
            <text:p>01-May-13</text:p>
          </table:table-cell>
          <table:table-cell table:style-name="ce222" table:formula="of:=[.H5]" office:value-type="date" office:date-value="2014-04-30">
            <text:p>30-Apr-14</text:p>
          </table:table-cell>
          <table:table-cell table:style-name="ce241" office:value-type="string" table:number-columns-spanned="4" table:number-rows-spanned="1">
            <text:p>at 20% restricted to £3,000</text:p>
          </table:table-cell>
          <table:covered-table-cell table:number-columns-repeated="3"/>
          <table:table-cell table:style-name="ce232"/>
          <table:table-cell table:style-name="ce265" table:formula="of:=SUM([.I84:.I90])" office:value-type="float" office:value="0">
            <text:p>0</text:p>
          </table:table-cell>
          <table:table-cell table:style-name="ce197"/>
          <table:table-cell table:number-columns-repeated="1012"/>
        </table:table-row>
        <table:table-row table:style-name="ro8">
          <table:table-cell table:style-name="ce183"/>
          <table:table-cell table:style-name="ce206"/>
          <table:table-cell table:style-name="ce197" table:number-columns-repeated="2"/>
          <table:table-cell table:style-name="ce199"/>
          <table:table-cell table:style-name="ce236"/>
          <table:table-cell table:style-name="ce232"/>
          <table:table-cell table:style-name="ce235"/>
          <table:table-cell table:style-name="ce232" table:number-columns-repeated="3"/>
          <table:table-cell table:style-name="ce197"/>
          <table:table-cell table:number-columns-repeated="1012"/>
        </table:table-row>
        <table:table-row table:style-name="ro10">
          <table:table-cell table:style-name="ce194" office:value-type="string">
            <text:p>Note 3</text:p>
          </table:table-cell>
          <table:table-cell table:style-name="ce206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31" table:formula="of:=[.E5]" office:value-type="date" office:date-value="2013-05-01">
            <text:p>01-May-13</text:p>
          </table:table-cell>
          <table:table-cell table:style-name="ce242" table:formula="of:=[Admin.G6]/100" office:value-type="percentage" office:value="0.18">
            <text:p>18%</text:p>
          </table:table-cell>
          <table:table-cell table:style-name="ce232"/>
          <table:table-cell table:style-name="ce235"/>
          <table:table-cell table:style-name="ce232" table:number-columns-repeated="3"/>
          <table:table-cell table:style-name="ce192"/>
          <table:table-cell table:style-name="ce142" table:number-columns-repeated="1012"/>
        </table:table-row>
        <table:table-row table:style-name="ro10">
          <table:table-cell table:style-name="ce183"/>
          <table:table-cell table:style-name="ce205" office:value-type="string" table:number-columns-spanned="2" table:number-rows-spanned="1">
            <text:p>Plant &amp; Machinery purchased prior to</text:p>
          </table:table-cell>
          <table:covered-table-cell/>
          <table:table-cell table:style-name="ce223" table:formula="of:=[.E5]" office:value-type="date" office:date-value="2013-05-01">
            <text:p>01-May-13</text:p>
          </table:table-cell>
          <table:table-cell table:style-name="ce197"/>
          <table:table-cell table:style-name="ce208"/>
          <table:table-cell table:style-name="ce232"/>
          <table:table-cell table:style-name="ce235"/>
          <table:table-cell table:formula="of:=IF(['file:///C:/Users/antony/diy/GB%20Accounts/GB%20Accounts%202013-14/GB%20Accounts%20Company%202014-04-30%20(Apr14)%20OpenOffice/Fixedassets.ods'#$Schedule.$R$22]&gt;0;['file:///C:/Users/antony/diy/GB%20Accounts/GB%20Accounts%202013-14/GB%20Accounts%20Company%202014-04-30%20(Apr14)%20OpenOffice/Fixedassets.ods'#$Schedule.$R$22];&quot; &quot;)" office:value-type="string" office:string-value=" ">
            <text:p><text:s/></text:p>
          </table:table-cell>
          <table:table-cell table:style-name="ce232" table:number-columns-repeated="2"/>
          <table:table-cell table:style-name="ce197"/>
          <table:table-cell table:number-columns-repeated="1012"/>
        </table:table-row>
        <table:table-row table:style-name="ro10">
          <table:table-cell table:style-name="ce183"/>
          <table:table-cell table:style-name="ce205" office:value-type="string" table:number-columns-spanned="2" table:number-rows-spanned="1">
            <text:p>Fixtures &amp; Fittings purchased prior to</text:p>
          </table:table-cell>
          <table:covered-table-cell/>
          <table:table-cell table:style-name="ce223" table:formula="of:=[.E5]" office:value-type="date" office:date-value="2013-05-01">
            <text:p>01-May-13</text:p>
          </table:table-cell>
          <table:table-cell table:style-name="ce197"/>
          <table:table-cell table:style-name="ce208"/>
          <table:table-cell table:style-name="ce232"/>
          <table:table-cell table:style-name="ce235"/>
          <table:table-cell table:formula="of:=IF(['file:///C:/Users/antony/diy/GB%20Accounts/GB%20Accounts%202013-14/GB%20Accounts%20Company%202014-04-30%20(Apr14)%20OpenOffice/Fixedassets.ods'#$Schedule.$R$30]&gt;0;['file:///C:/Users/antony/diy/GB%20Accounts/GB%20Accounts%202013-14/GB%20Accounts%20Company%202014-04-30%20(Apr14)%20OpenOffice/Fixedassets.ods'#$Schedule.$R$30];&quot; &quot;)" office:value-type="string" office:string-value=" ">
            <text:p><text:s/></text:p>
          </table:table-cell>
          <table:table-cell table:style-name="ce232" table:number-columns-repeated="2"/>
          <table:table-cell table:style-name="ce197"/>
          <table:table-cell table:number-columns-repeated="1012"/>
        </table:table-row>
        <table:table-row table:style-name="ro10">
          <table:table-cell table:style-name="ce183"/>
          <table:table-cell table:style-name="ce205" office:value-type="string" table:number-columns-spanned="2" table:number-rows-spanned="1">
            <text:p>Computer Equipment purchased prior to</text:p>
          </table:table-cell>
          <table:covered-table-cell/>
          <table:table-cell table:style-name="ce223" table:formula="of:=[.E5]" office:value-type="date" office:date-value="2013-05-01">
            <text:p>01-May-13</text:p>
          </table:table-cell>
          <table:table-cell table:style-name="ce197"/>
          <table:table-cell table:style-name="ce208"/>
          <table:table-cell table:style-name="ce232"/>
          <table:table-cell table:style-name="ce235"/>
          <table:table-cell table:formula="of:=IF(['file:///C:/Users/antony/diy/GB%20Accounts/GB%20Accounts%202013-14/GB%20Accounts%20Company%202014-04-30%20(Apr14)%20OpenOffice/Fixedassets.ods'#$Schedule.$R$41]&gt;0;['file:///C:/Users/antony/diy/GB%20Accounts/GB%20Accounts%202013-14/GB%20Accounts%20Company%202014-04-30%20(Apr14)%20OpenOffice/Fixedassets.ods'#$Schedule.$R$41];&quot; &quot;)" office:value-type="string" office:string-value=" ">
            <text:p><text:s/></text:p>
          </table:table-cell>
          <table:table-cell table:style-name="ce232" table:number-columns-repeated="2"/>
          <table:table-cell table:style-name="ce197"/>
          <table:table-cell table:number-columns-repeated="1012"/>
        </table:table-row>
        <table:table-row table:style-name="ro10">
          <table:table-cell table:style-name="ce184"/>
          <table:table-cell table:style-name="ce205" office:value-type="string" table:number-columns-spanned="2" table:number-rows-spanned="1">
            <text:p>Motor Vehicles purchased prior to</text:p>
          </table:table-cell>
          <table:covered-table-cell/>
          <table:table-cell table:style-name="ce223" table:formula="of:=[.E5]" office:value-type="date" office:date-value="2013-05-01">
            <text:p>01-May-13</text:p>
          </table:table-cell>
          <table:table-cell table:style-name="ce197"/>
          <table:table-cell table:style-name="ce208"/>
          <table:table-cell table:style-name="ce232"/>
          <table:table-cell table:style-name="ce235"/>
          <table:table-cell table:formula="of:=IF(['file:///C:/Users/antony/diy/GB%20Accounts/GB%20Accounts%202013-14/GB%20Accounts%20Company%202014-04-30%20(Apr14)%20OpenOffice/Fixedassets.ods'#$Schedule.$R$55]&gt;0;['file:///C:/Users/antony/diy/GB%20Accounts/GB%20Accounts%202013-14/GB%20Accounts%20Company%202014-04-30%20(Apr14)%20OpenOffice/Fixedassets.ods'#$Schedule.$R$55];&quot; &quot;)" office:value-type="string" office:string-value=" ">
            <text:p><text:s/></text:p>
          </table:table-cell>
          <table:table-cell table:style-name="ce232"/>
          <table:table-cell table:style-name="ce197" table:number-columns-repeated="2"/>
          <table:table-cell table:number-columns-repeated="1012"/>
        </table:table-row>
        <table:table-row table:style-name="ro6">
          <table:table-cell table:style-name="ce183"/>
          <table:table-cell table:style-name="ce197" table:number-columns-repeated="4"/>
          <table:table-cell table:style-name="ce235"/>
          <table:table-cell table:style-name="ce232"/>
          <table:table-cell table:style-name="ce235"/>
          <table:table-cell table:style-name="ce232" table:number-columns-repeated="3"/>
          <table:table-cell table:style-name="ce197"/>
          <table:table-cell table:number-columns-repeated="1012"/>
        </table:table-row>
        <table:table-row table:style-name="ro8">
          <table:table-cell table:style-name="ce195"/>
          <table:table-cell table:style-name="ce206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31" table:formula="of:=[.E5]" office:value-type="date" office:date-value="2013-05-01">
            <text:p>01-May-13</text:p>
          </table:table-cell>
          <table:table-cell table:style-name="ce242" table:formula="of:=[.F93]" office:value-type="percentage" office:value="0.18">
            <text:p>18%</text:p>
          </table:table-cell>
          <table:table-cell table:style-name="ce232"/>
          <table:table-cell table:style-name="ce235"/>
          <table:table-cell table:style-name="ce245"/>
          <table:table-cell table:style-name="ce232"/>
          <table:table-cell table:style-name="ce239" table:formula="of:=SUM([.I93:.I98])" office:value-type="float" office:value="0">
            <text:p>0</text:p>
          </table:table-cell>
          <table:table-cell table:style-name="ce197"/>
          <table:table-cell table:number-columns-repeated="1012"/>
        </table:table-row>
        <table:table-row table:style-name="ro8">
          <table:table-cell table:style-name="ce183"/>
          <table:table-cell table:style-name="ce197" table:number-columns-repeated="4"/>
          <table:table-cell table:style-name="ce232" table:number-columns-repeated="2"/>
          <table:table-cell table:style-name="ce235"/>
          <table:table-cell table:style-name="ce232" table:number-columns-repeated="3"/>
          <table:table-cell table:style-name="ce197"/>
          <table:table-cell table:number-columns-repeated="1012"/>
        </table:table-row>
        <table:table-row table:style-name="ro8">
          <table:table-cell table:style-name="ce183"/>
          <table:table-cell table:style-name="ce206" table:number-columns-spanned="3" table:number-rows-spanned="1"/>
          <table:covered-table-cell table:number-columns-repeated="2"/>
          <table:table-cell table:style-name="ce190" table:number-columns-repeated="2"/>
          <table:table-cell table:style-name="ce232"/>
          <table:table-cell table:style-name="ce235"/>
          <table:table-cell table:style-name="ce232" table:formula="of:=IF(['file:///C:/Users/antony/diy/GB%20Accounts/GB%20Accounts%202013-14/GB%20Accounts%20Company%202014-04-30%20(Apr14)%20OpenOffice/Fixedassets.ods'#$Schedule.$W$1]&gt;0;['file:///C:/Users/antony/diy/GB%20Accounts/GB%20Accounts%202013-14/GB%20Accounts%20Company%202014-04-30%20(Apr14)%20OpenOffice/Fixedassets.ods'#$Schedule.$Z$1]-['file:///C:/Users/antony/diy/GB%20Accounts/GB%20Accounts%202013-14/GB%20Accounts%20Company%202014-04-30%20(Apr14)%20OpenOffice/Fixedassets.ods'#$Schedule.$Y$1];&quot; &quot;)" office:value-type="string" office:string-value=" ">
            <text:p><text:s/></text:p>
          </table:table-cell>
          <table:table-cell table:style-name="ce232" table:number-columns-repeated="2"/>
          <table:table-cell table:style-name="ce197"/>
          <table:table-cell table:number-columns-repeated="1012"/>
        </table:table-row>
        <table:table-row table:style-name="ro8">
          <table:table-cell table:style-name="ce193" office:value-type="string">
            <text:p>Note 4</text:p>
          </table:table-cell>
          <table:table-cell table:style-name="ce206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31" table:formula="of:=[.E5]" office:value-type="date" office:date-value="2013-05-01">
            <text:p>01-May-13</text:p>
          </table:table-cell>
          <table:table-cell table:style-name="ce231" table:formula="of:=[.H5]" office:value-type="date" office:date-value="2014-04-30">
            <text:p>30-Apr-14</text:p>
          </table:table-cell>
          <table:table-cell table:style-name="ce245" table:number-columns-repeated="3"/>
          <table:table-cell table:style-name="ce232"/>
          <table:table-cell table:style-name="ce265" table:formula="of:=SUM([.I100:.I101])" office:value-type="float" office:value="0">
            <text:p>0</text:p>
          </table:table-cell>
          <table:table-cell table:style-name="ce197"/>
          <table:table-cell table:number-columns-repeated="1012"/>
        </table:table-row>
        <table:table-row table:style-name="ro8">
          <table:table-cell table:style-name="ce195"/>
          <table:table-cell table:style-name="ce197" table:number-columns-repeated="4"/>
          <table:table-cell table:style-name="ce232" table:number-columns-repeated="2"/>
          <table:table-cell table:style-name="ce235"/>
          <table:table-cell table:style-name="ce232" table:number-columns-repeated="3"/>
          <table:table-cell table:style-name="ce197"/>
          <table:table-cell table:number-columns-repeated="1012"/>
        </table:table-row>
        <table:table-row table:style-name="ro25">
          <table:table-cell table:style-name="ce195"/>
          <table:table-cell table:style-name="ce210" office:value-type="string" table:number-columns-spanned="5" table:number-rows-spanned="1">
            <text:p>TOTAL CAPITAL ALLOWANCES DEDUCTED FROM OPERATING PROFIT</text:p>
          </table:table-cell>
          <table:covered-table-cell table:number-columns-repeated="4"/>
          <table:table-cell table:style-name="ce210" table:number-columns-repeated="3"/>
          <table:table-cell table:style-name="ce232"/>
          <table:table-cell table:style-name="ce266" table:formula="of:=[.K79]+[.K99]+[.K91]-[.K102]" office:value-type="float" office:value="0">
            <text:p>0</text:p>
          </table:table-cell>
          <table:table-cell table:style-name="ce197"/>
          <table:table-cell table:number-columns-repeated="1012"/>
        </table:table-row>
        <table:table-row table:style-name="ro8">
          <table:table-cell table:style-name="ce195"/>
          <table:table-cell table:style-name="ce197" table:number-columns-repeated="4"/>
          <table:table-cell table:style-name="ce232" table:number-columns-repeated="2"/>
          <table:table-cell table:style-name="ce235"/>
          <table:table-cell table:style-name="ce232" table:number-columns-repeated="3"/>
          <table:table-cell table:style-name="ce197"/>
          <table:table-cell table:number-columns-repeated="1012"/>
        </table:table-row>
        <table:table-row table:style-name="ro10" table:number-rows-repeated="104847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T600" table:style-name="ta9">
        <table:table-column table:style-name="co41" table:default-cell-style-name="ce151"/>
        <table:table-column table:style-name="co37" table:number-columns-repeated="2" table:default-cell-style-name="ce151"/>
        <table:table-column table:style-name="co40" table:default-cell-style-name="ce151"/>
        <table:table-column table:style-name="co37" table:number-columns-repeated="2" table:default-cell-style-name="ce151"/>
        <table:table-column table:style-name="co40" table:default-cell-style-name="ce151"/>
        <table:table-column table:style-name="co37" table:number-columns-repeated="2" table:default-cell-style-name="ce151"/>
        <table:table-column table:style-name="co42" table:default-cell-style-name="ce151"/>
        <table:table-column table:style-name="co43" table:default-cell-style-name="ce151"/>
        <table:table-column table:style-name="co37" table:number-columns-repeated="3" table:default-cell-style-name="ce151"/>
        <table:table-column table:style-name="co40" table:default-cell-style-name="ce151"/>
        <table:table-column table:style-name="co37" table:number-columns-repeated="2" table:default-cell-style-name="ce151"/>
        <table:table-column table:style-name="co40" table:default-cell-style-name="ce151"/>
        <table:table-column table:style-name="co37" table:number-columns-repeated="5" table:default-cell-style-name="ce151"/>
        <table:table-column table:style-name="co1" table:default-cell-style-name="ce151"/>
        <table:table-column table:style-name="co44" table:default-cell-style-name="ce151"/>
        <table:table-column table:style-name="co37" table:number-columns-repeated="4" table:default-cell-style-name="ce151"/>
        <table:table-column table:style-name="co1" table:default-cell-style-name="ce151"/>
        <table:table-column table:style-name="co37" table:number-columns-repeated="2" table:default-cell-style-name="ce151"/>
        <table:table-column table:style-name="co41" table:default-cell-style-name="ce151"/>
        <table:table-column table:style-name="co45" table:default-cell-style-name="ce151"/>
        <table:table-column table:style-name="co37" table:number-columns-repeated="8" table:default-cell-style-name="ce151"/>
        <table:table-column table:style-name="co46" table:default-cell-style-name="ce151"/>
        <table:table-column table:style-name="co41" table:default-cell-style-name="ce151"/>
        <table:table-column table:style-name="co6" table:number-columns-repeated="980" table:default-cell-style-name="ce151"/>
        <table:table-row table:style-name="ro29">
          <table:table-cell table:style-name="ce267" table:number-columns-spanned="5" table:number-rows-spanned="2"/>
          <table:covered-table-cell table:number-columns-repeated="4"/>
          <table:table-cell table:style-name="ce326" office:value-type="string" table:number-columns-spanned="35" table:number-rows-spanned="1">
            <text:p>Print and Copy figures to official HM Revenue &amp; Customs CT600 form</text:p>
          </table:table-cell>
          <table:covered-table-cell table:number-columns-repeated="34"/>
          <table:table-cell table:style-name="ce267" table:number-columns-spanned="4" table:number-rows-spanned="2"/>
          <table:covered-table-cell table:number-columns-repeated="3"/>
          <table:table-cell table:number-columns-repeated="980"/>
        </table:table-row>
        <table:table-row table:style-name="ro30">
          <table:covered-table-cell table:number-columns-repeated="5"/>
          <table:table-cell table:style-name="ce327" table:number-columns-spanned="35" table:number-rows-spanned="1"/>
          <table:covered-table-cell table:number-columns-repeated="38"/>
          <table:table-cell table:number-columns-repeated="980"/>
        </table:table-row>
        <table:table-row table:style-name="ro4">
          <table:table-cell table:style-name="ce187" table:number-columns-spanned="2" table:number-rows-spanned="5"/>
          <table:covered-table-cell/>
          <table:table-cell table:style-name="ce310" table:number-columns-spanned="38" table:number-rows-spanned="1"/>
          <table:covered-table-cell table:number-columns-repeated="37"/>
          <table:table-cell table:style-name="ce377" office:value-type="string" table:number-columns-spanned="4" table:number-rows-spanned="1">
            <text:p>Page 1</text:p>
          </table:table-cell>
          <table:covered-table-cell table:number-columns-repeated="3"/>
          <table:table-cell table:number-columns-repeated="980"/>
        </table:table-row>
        <table:table-row table:style-name="ro26">
          <table:covered-table-cell table:number-columns-repeated="2"/>
          <table:table-cell table:style-name="ce311" office:value-type="string" table:number-columns-spanned="9" table:number-rows-spanned="4">
            <text:p>HM Revenue &amp; Customs</text:p>
          </table:table-cell>
          <table:covered-table-cell table:number-columns-repeated="8"/>
          <table:table-cell table:style-name="ce187" table:number-columns-spanned="12" table:number-rows-spanned="4"/>
          <table:covered-table-cell table:number-columns-repeated="11"/>
          <table:table-cell table:style-name="ce347" office:value-type="string" table:number-columns-spanned="21" table:number-rows-spanned="2">
            <text:p>Company - Short Tax Return form</text:p>
          </table:table-cell>
          <table:covered-table-cell table:number-columns-repeated="20"/>
          <table:table-cell table:number-columns-repeated="980"/>
        </table:table-row>
        <table:table-row table:style-name="ro26">
          <table:covered-table-cell table:number-columns-repeated="44"/>
          <table:table-cell table:number-columns-repeated="980"/>
        </table:table-row>
        <table:table-row table:style-name="ro25">
          <table:covered-table-cell table:number-columns-repeated="23"/>
          <table:table-cell table:style-name="ce348" office:value-type="string" table:number-columns-spanned="21" table:number-rows-spanned="1">
            <text:p>CT600 (Short) <text:s/>(2008) <text:s/>Version 2</text:p>
          </table:table-cell>
          <table:covered-table-cell table:number-columns-repeated="20"/>
          <table:table-cell table:number-columns-repeated="980"/>
        </table:table-row>
        <table:table-row table:style-name="ro26">
          <table:covered-table-cell table:number-columns-repeated="23"/>
          <table:table-cell table:style-name="ce349" office:value-type="string" table:number-columns-spanned="21" table:number-rows-spanned="1">
            <text:p>for accounting periods ending on or after 1 July 1999</text:p>
          </table:table-cell>
          <table:covered-table-cell table:number-columns-repeated="20"/>
          <table:table-cell table:number-columns-repeated="980"/>
        </table:table-row>
        <table:table-row table:style-name="ro30">
          <table:table-cell table:style-name="ce267" table:number-columns-spanned="44" table:number-rows-spanned="1"/>
          <table:covered-table-cell table:number-columns-repeated="43"/>
          <table:table-cell table:number-columns-repeated="980"/>
        </table:table-row>
        <table:table-row table:style-name="ro29">
          <table:table-cell table:style-name="ce268" office:value-type="string" table:number-columns-spanned="13" table:number-rows-spanned="1">
            <text:p>Your company tax return</text:p>
          </table:table-cell>
          <table:covered-table-cell table:number-columns-repeated="12"/>
          <table:table-cell table:style-name="ce267" table:number-columns-spanned="31" table:number-rows-spanned="1"/>
          <table:covered-table-cell table:number-columns-repeated="30"/>
          <table:table-cell table:number-columns-repeated="980"/>
        </table:table-row>
        <table:table-row table:style-name="ro26">
          <table:table-cell table:style-name="ce269"/>
          <table:table-cell table:style-name="ce269" office:value-type="string">
            <text:p>If the revenue send the company a Notice to deliver a company tax return (form CT603) it has to comply by the filing</text:p>
          </table:table-cell>
          <table:table-cell table:style-name="ce269" table:number-columns-repeated="42"/>
          <table:table-cell table:style-name="ce118" table:number-columns-repeated="980"/>
        </table:table-row>
        <table:table-row table:style-name="ro10">
          <table:table-cell table:style-name="ce269"/>
          <table:table-cell table:style-name="ce269" office:value-type="string">
            <text:p>date, or the revenue charge a penalty, even if there is no tax to pay. A return includes a company tax return form, any</text:p>
          </table:table-cell>
          <table:table-cell table:style-name="ce269" table:number-columns-repeated="42"/>
          <table:table-cell table:style-name="ce118" table:number-columns-repeated="980"/>
        </table:table-row>
        <table:table-row table:style-name="ro10">
          <table:table-cell table:style-name="ce269"/>
          <table:table-cell table:style-name="ce269" office:value-type="string">
            <text:p>Supplementary Pages, accounts, computations and any relevant information.</text:p>
          </table:table-cell>
          <table:table-cell table:style-name="ce269" table:number-columns-repeated="42"/>
          <table:table-cell table:style-name="ce118" table:number-columns-repeated="980"/>
        </table:table-row>
        <table:table-row table:style-name="ro10">
          <table:table-cell table:style-name="ce269"/>
          <table:table-cell table:style-name="ce269" office:value-type="string">
            <text:p>In this the right form for the company? Read the advice on pages 3 to 6 of the Company tax return guide before you start.</text:p>
          </table:table-cell>
          <table:table-cell table:style-name="ce269" table:number-columns-repeated="42"/>
          <table:table-cell table:style-name="ce118" table:number-columns-repeated="980"/>
        </table:table-row>
        <table:table-row table:style-name="ro10">
          <table:table-cell table:style-name="ce269"/>
          <table:table-cell table:style-name="ce269" office:value-type="string">
            <text:p>The forms in the CT600 series set out the information we need and provide a standard format for calculations.</text:p>
          </table:table-cell>
          <table:table-cell table:style-name="ce269" table:number-columns-repeated="42"/>
          <table:table-cell table:style-name="ce118" table:number-columns-repeated="980"/>
        </table:table-row>
        <table:table-row table:style-name="ro10">
          <table:table-cell table:style-name="ce269"/>
          <table:table-cell table:style-name="ce269" office:value-type="string">
            <text:p>Use the Guide which contains general information you may need and box by box advice to help complete the return form.</text:p>
          </table:table-cell>
          <table:table-cell table:style-name="ce269" table:number-columns-repeated="42"/>
          <table:table-cell table:style-name="ce118" table:number-columns-repeated="980"/>
        </table:table-row>
        <table:table-row table:style-name="ro31">
          <table:table-cell table:style-name="ce187" table:number-columns-spanned="11" table:number-rows-spanned="1"/>
          <table:covered-table-cell table:number-columns-repeated="10"/>
          <table:table-cell table:style-name="ce267" table:number-columns-spanned="33" table:number-rows-spanned="2"/>
          <table:covered-table-cell table:number-columns-repeated="32"/>
          <table:table-cell table:number-columns-repeated="980"/>
        </table:table-row>
        <table:table-row table:style-name="ro29">
          <table:table-cell table:style-name="ce270" office:value-type="string" table:number-columns-spanned="11" table:number-rows-spanned="1">
            <text:p>Company information</text:p>
          </table:table-cell>
          <table:covered-table-cell table:number-columns-repeated="43"/>
          <table:table-cell table:number-columns-repeated="980"/>
        </table:table-row>
        <table:table-row table:style-name="ro10">
          <table:table-cell table:style-name="ce269"/>
          <table:table-cell table:style-name="ce286" office:value-type="string" table:number-columns-spanned="8" table:number-rows-spanned="1">
            <text:p>Company name</text:p>
          </table:table-cell>
          <table:covered-table-cell table:number-columns-repeated="7"/>
          <table:table-cell table:style-name="ce269" table:number-columns-repeated="35"/>
          <table:table-cell table:style-name="ce118" table:number-columns-repeated="980"/>
        </table:table-row>
        <table:table-row table:style-name="ro25">
          <table:table-cell table:style-name="ce269"/>
          <table:table-cell table:style-name="ce292" table:formula="of:=IF([OpenAccounts.$E$2]&gt;0;[OpenAccounts.E2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69"/>
          <table:table-cell table:style-name="ce118" table:number-columns-repeated="980"/>
        </table:table-row>
        <table:table-row table:style-name="ro10">
          <table:table-cell table:style-name="ce271"/>
          <table:table-cell table:style-name="ce271" office:value-type="string">
            <text:p>Company registration number</text:p>
          </table:table-cell>
          <table:table-cell table:style-name="ce271" table:number-columns-repeated="18"/>
          <table:table-cell table:style-name="ce271" office:value-type="string">
            <text:p>Tax Reference as shown on the CT603</text:p>
          </table:table-cell>
          <table:table-cell table:style-name="ce271" table:number-columns-repeated="16"/>
          <table:table-cell table:style-name="ce271" office:value-type="string">
            <text:p>Type of company</text:p>
          </table:table-cell>
          <table:table-cell table:style-name="ce271" table:number-columns-repeated="6"/>
          <table:table-cell table:style-name="ce142" table:number-columns-repeated="980"/>
        </table:table-row>
        <table:table-row table:style-name="ro25">
          <table:table-cell table:style-name="ce269"/>
          <table:table-cell table:style-name="ce293" table:formula="of:=IF([OpenAccounts.$E$3]&gt;0;[OpenAccounts.E3];&quot; &quot;)" office:value-type="string" office:string-value=" " table:number-columns-spanned="12" table:number-rows-spanned="1">
            <text:p><text:s/></text:p>
          </table:table-cell>
          <table:covered-table-cell table:number-columns-repeated="11"/>
          <table:table-cell table:style-name="ce269" table:number-columns-repeated="7"/>
          <table:table-cell table:style-name="ce314" table:formula="of:=IF([OpenAccounts.$O$3]&gt;0;[OpenAccounts.O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50"/>
          <table:table-cell table:style-name="ce314" table:formula="of:=IF([OpenAccounts.$P$3]&gt;0;[OpenAccounts.P3];&quot; &quot;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50"/>
          <table:table-cell table:style-name="ce314" table:formula="of:=IF([OpenAccounts.$Q$3]&gt;0;[OpenAccounts.Q3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69"/>
          <table:table-cell table:style-name="ce352" table:number-columns-spanned="2" table:number-rows-spanned="1"/>
          <table:covered-table-cell/>
          <table:table-cell table:style-name="ce269" table:number-columns-repeated="5"/>
          <table:table-cell table:style-name="ce118" table:number-columns-repeated="980"/>
        </table:table-row>
        <table:table-row table:style-name="ro10">
          <table:table-cell table:style-name="ce271"/>
          <table:table-cell table:style-name="ce271" office:value-type="string">
            <text:p>Registered office address</text:p>
          </table:table-cell>
          <table:table-cell table:style-name="ce271" table:number-columns-repeated="42"/>
          <table:table-cell table:style-name="ce142" table:number-columns-repeated="980"/>
        </table:table-row>
        <table:table-row table:style-name="ro32">
          <table:table-cell table:style-name="ce269"/>
          <table:table-cell table:style-name="ce292" table:formula="of:=IF([OpenAccounts.$J$3]&gt;0;[OpenAccounts.J3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69"/>
          <table:table-cell table:style-name="ce118" table:number-columns-repeated="980"/>
        </table:table-row>
        <table:table-row table:style-name="ro32">
          <table:table-cell table:style-name="ce269"/>
          <table:table-cell table:style-name="ce292" table:formula="of:=IF([OpenAccounts.$J$4]&gt;0;[OpenAccounts.J4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69"/>
          <table:table-cell table:style-name="ce118" table:number-columns-repeated="980"/>
        </table:table-row>
        <table:table-row table:style-name="ro32">
          <table:table-cell table:style-name="ce269"/>
          <table:table-cell table:style-name="ce294" table:formula="of:=IF([OpenAccounts.$J$5]&gt;0;[OpenAccounts.J5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69"/>
          <table:table-cell table:style-name="ce118" table:number-columns-repeated="980"/>
        </table:table-row>
        <table:table-row table:style-name="ro32">
          <table:table-cell table:style-name="ce269"/>
          <table:table-cell table:style-name="ce295" table:formula="of:=IF([OpenAccounts.$J$6]&gt;0;[OpenAccounts.J6];&quot; &quot;)" office:value-type="string" office:string-value=" " table:number-columns-spanned="29" table:number-rows-spanned="1">
            <text:p><text:s/></text:p>
          </table:table-cell>
          <table:covered-table-cell table:number-columns-repeated="28"/>
          <table:table-cell table:style-name="ce361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71" table:formula="of:=IF([OpenAccounts.$N$6]&gt;0;[OpenAccounts.N6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269"/>
          <table:table-cell table:style-name="ce118" table:number-columns-repeated="980"/>
        </table:table-row>
        <table:table-row table:style-name="ro6">
          <table:table-cell table:style-name="ce272" table:number-columns-repeated="44"/>
          <table:table-cell table:number-columns-repeated="980"/>
        </table:table-row>
        <table:table-row table:style-name="ro33">
          <table:table-cell table:style-name="ce273" table:number-columns-spanned="10" table:number-rows-spanned="1"/>
          <table:covered-table-cell table:number-columns-repeated="9"/>
          <table:table-cell table:style-name="ce267" table:number-columns-spanned="34" table:number-rows-spanned="2"/>
          <table:covered-table-cell table:number-columns-repeated="33"/>
          <table:table-cell table:number-columns-repeated="980"/>
        </table:table-row>
        <table:table-row table:style-name="ro29">
          <table:table-cell table:style-name="ce270" office:value-type="string" table:number-columns-spanned="10" table:number-rows-spanned="1">
            <text:p>About this return</text:p>
          </table:table-cell>
          <table:covered-table-cell table:number-columns-repeated="43"/>
          <table:table-cell table:style-name="ce169" table:number-columns-repeated="980"/>
        </table:table-row>
        <table:table-row table:style-name="ro34">
          <table:table-cell table:style-name="ce274" table:number-columns-spanned="23" table:number-rows-spanned="1"/>
          <table:covered-table-cell table:number-columns-repeated="22"/>
          <table:table-cell table:style-name="ce273" table:number-columns-spanned="1" table:number-rows-spanned="31"/>
          <table:table-cell table:style-name="ce329" table:number-columns-spanned="20" table:number-rows-spanned="1"/>
          <table:covered-table-cell table:number-columns-repeated="19"/>
          <table:table-cell table:style-name="ce169" table:number-columns-repeated="980"/>
        </table:table-row>
        <table:table-row table:style-name="ro10">
          <table:table-cell table:style-name="ce271"/>
          <table:table-cell table:style-name="ce271" office:value-type="string">
            <text:p>This is the above company's return for the period</text:p>
          </table:table-cell>
          <table:table-cell table:style-name="ce271" table:number-columns-repeated="21"/>
          <table:covered-table-cell/>
          <table:table-cell table:style-name="ce271"/>
          <table:table-cell table:style-name="ce271" office:value-type="string">
            <text:p>Accounts</text:p>
          </table:table-cell>
          <table:table-cell table:style-name="ce271" table:number-columns-repeated="18"/>
          <table:table-cell table:style-name="ce142" table:number-columns-repeated="980"/>
        </table:table-row>
        <table:table-row table:style-name="ro11">
          <table:table-cell table:style-name="ce269"/>
          <table:table-cell table:style-name="ce269" office:value-type="string">
            <text:p>from <text:span text:style-name="T2">(dd / mm / yyyy)</text:span></text:p>
          </table:table-cell>
          <table:table-cell table:style-name="ce269" table:number-columns-repeated="10"/>
          <table:table-cell table:style-name="ce269" office:value-type="string">
            <text:p>to<text:span text:style-name="T2"> (dd / mm / yyyy)</text:span></text:p>
          </table:table-cell>
          <table:table-cell table:style-name="ce269" table:number-columns-repeated="10"/>
          <table:covered-table-cell/>
          <table:table-cell table:style-name="ce269"/>
          <table:table-cell table:style-name="ce269" office:value-type="string">
            <text:p>I attach accounts and computations</text:p>
          </table:table-cell>
          <table:table-cell table:style-name="ce269" table:number-columns-repeated="18"/>
          <table:table-cell table:style-name="ce118" table:number-columns-repeated="980"/>
        </table:table-row>
        <table:table-row table:style-name="ro25">
          <table:table-cell table:style-name="ce269"/>
          <table:table-cell table:style-name="ce296" table:formula="of:=[Admin.L6]" office:value-type="float" office:value="41395" table:number-columns-spanned="10" table:number-rows-spanned="1">
            <text:p>01/05/2013</text:p>
          </table:table-cell>
          <table:covered-table-cell table:number-columns-repeated="9"/>
          <table:table-cell table:style-name="ce269"/>
          <table:table-cell table:style-name="ce296" table:formula="of:=[Admin.N7]" office:value-type="float" office:value="41759" table:number-columns-spanned="10" table:number-rows-spanned="1">
            <text:p>30/04/2014</text:p>
          </table:table-cell>
          <table:covered-table-cell table:number-columns-repeated="9"/>
          <table:table-cell table:style-name="ce269"/>
          <table:covered-table-cell/>
          <table:table-cell table:style-name="ce269" table:number-columns-repeated="20"/>
          <table:table-cell table:style-name="ce118" table:number-columns-repeated="980"/>
        </table:table-row>
        <table:table-row table:style-name="ro21">
          <table:table-cell table:style-name="ce269" table:number-columns-repeated="23"/>
          <table:covered-table-cell/>
          <table:table-cell table:style-name="ce269"/>
          <table:table-cell table:style-name="ce269" office:value-type="string">
            <text:p>for the period to which this return relates</text:p>
          </table:table-cell>
          <table:table-cell table:style-name="ce269" table:number-columns-repeated="16"/>
          <table:table-cell table:style-name="ce378" office:value-type="string">
            <text:p>X</text:p>
          </table:table-cell>
          <table:table-cell table:style-name="ce269"/>
          <table:table-cell table:style-name="ce118" table:number-columns-repeated="980"/>
        </table:table-row>
        <table:table-row table:style-name="ro11">
          <table:table-cell table:style-name="ce269"/>
          <table:table-cell table:style-name="ce297" office:value-type="string">
            <text:p>Put an 'X' in the appropriate box(es) below</text:p>
          </table:table-cell>
          <table:table-cell table:style-name="ce297" table:number-columns-repeated="15"/>
          <table:table-cell table:style-name="ce269" table:number-columns-repeated="6"/>
          <table:covered-table-cell/>
          <table:table-cell table:style-name="ce269" table:number-columns-repeated="20"/>
          <table:table-cell table:style-name="ce118" table:number-columns-repeated="980"/>
        </table:table-row>
        <table:table-row table:style-name="ro10">
          <table:table-cell table:style-name="ce269" table:number-columns-repeated="23"/>
          <table:covered-table-cell/>
          <table:table-cell table:style-name="ce269"/>
          <table:table-cell table:style-name="ce269" office:value-type="string">
            <text:p>for a different period</text:p>
          </table:table-cell>
          <table:table-cell table:style-name="ce269" table:number-columns-repeated="16"/>
          <table:table-cell table:style-name="ce352"/>
          <table:table-cell table:style-name="ce269"/>
          <table:table-cell table:style-name="ce118" table:number-columns-repeated="980"/>
        </table:table-row>
        <table:table-row table:style-name="ro10">
          <table:table-cell table:style-name="ce269"/>
          <table:table-cell table:style-name="ce269" office:value-type="string">
            <text:p>A repayment is due for this return period</text:p>
          </table:table-cell>
          <table:table-cell table:style-name="ce269" table:number-columns-repeated="18"/>
          <table:table-cell table:style-name="ce344"/>
          <table:table-cell table:style-name="ce269" table:number-columns-repeated="2"/>
          <table:covered-table-cell/>
          <table:table-cell table:style-name="ce269" table:number-columns-repeated="20"/>
          <table:table-cell table:style-name="ce118" table:number-columns-repeated="980"/>
        </table:table-row>
        <table:table-row table:style-name="ro33">
          <table:table-cell table:style-name="ce269" table:number-columns-repeated="23"/>
          <table:covered-table-cell/>
          <table:table-cell table:style-name="ce269" table:number-columns-repeated="20"/>
          <table:table-cell table:style-name="ce118" table:number-columns-repeated="980"/>
        </table:table-row>
        <table:table-row table:style-name="ro10">
          <table:table-cell table:style-name="ce269"/>
          <table:table-cell table:style-name="ce269" office:value-type="string">
            <text:p>A repayment is due for an earlier period</text:p>
          </table:table-cell>
          <table:table-cell table:style-name="ce269" table:number-columns-repeated="18"/>
          <table:table-cell table:style-name="ce344"/>
          <table:table-cell table:style-name="ce269" table:number-columns-repeated="2"/>
          <table:covered-table-cell/>
          <table:table-cell table:style-name="ce269"/>
          <table:table-cell table:style-name="ce269" office:value-type="string">
            <text:p>If you are not attaching accounts and</text:p>
          </table:table-cell>
          <table:table-cell table:style-name="ce269" table:number-columns-repeated="18"/>
          <table:table-cell table:style-name="ce118" table:number-columns-repeated="980"/>
        </table:table-row>
        <table:table-row table:style-name="ro10">
          <table:table-cell table:style-name="ce269" table:number-columns-repeated="23"/>
          <table:covered-table-cell/>
          <table:table-cell table:style-name="ce269"/>
          <table:table-cell table:style-name="ce269" office:value-type="string">
            <text:p>computations, say why not</text:p>
          </table:table-cell>
          <table:table-cell table:style-name="ce269" table:number-columns-repeated="18"/>
          <table:table-cell table:style-name="ce118" table:number-columns-repeated="980"/>
        </table:table-row>
        <table:table-row table:style-name="ro10">
          <table:table-cell table:style-name="ce269"/>
          <table:table-cell table:style-name="ce269" office:value-type="string">
            <text:p>Making more than one return for the</text:p>
          </table:table-cell>
          <table:table-cell table:style-name="ce269" table:number-columns-repeated="21"/>
          <table:covered-table-cell/>
          <table:table-cell table:style-name="ce269"/>
          <table:table-cell table:style-name="ce352" table:number-columns-spanned="18" table:number-rows-spanned="6"/>
          <table:covered-table-cell table:number-columns-repeated="17"/>
          <table:table-cell table:style-name="ce269"/>
          <table:table-cell table:style-name="ce118" table:number-columns-repeated="980"/>
        </table:table-row>
        <table:table-row table:style-name="ro10">
          <table:table-cell table:style-name="ce269"/>
          <table:table-cell table:style-name="ce269" office:value-type="string">
            <text:p>company now</text:p>
          </table:table-cell>
          <table:table-cell table:style-name="ce269" table:number-columns-repeated="18"/>
          <table:table-cell table:style-name="ce344"/>
          <table:table-cell table:style-name="ce269" table:number-columns-repeated="2"/>
          <table:covered-table-cell/>
          <table:table-cell table:style-name="ce269"/>
          <table:covered-table-cell table:number-columns-repeated="18"/>
          <table:table-cell table:style-name="ce269"/>
          <table:table-cell table:style-name="ce118" table:number-columns-repeated="980"/>
        </table:table-row>
        <table:table-row table:style-name="ro33">
          <table:table-cell table:style-name="ce269" table:number-columns-repeated="23"/>
          <table:covered-table-cell/>
          <table:table-cell table:style-name="ce269"/>
          <table:covered-table-cell table:number-columns-repeated="18"/>
          <table:table-cell table:style-name="ce269"/>
          <table:table-cell table:style-name="ce118" table:number-columns-repeated="980"/>
        </table:table-row>
        <table:table-row table:style-name="ro10">
          <table:table-cell table:style-name="ce269"/>
          <table:table-cell table:style-name="ce269" office:value-type="string">
            <text:p>This return contains estimated figures</text:p>
          </table:table-cell>
          <table:table-cell table:style-name="ce269" table:number-columns-repeated="18"/>
          <table:table-cell table:style-name="ce344"/>
          <table:table-cell table:style-name="ce269" table:number-columns-repeated="2"/>
          <table:covered-table-cell/>
          <table:table-cell table:style-name="ce269"/>
          <table:covered-table-cell table:number-columns-repeated="18"/>
          <table:table-cell table:style-name="ce269"/>
          <table:table-cell table:style-name="ce118" table:number-columns-repeated="980"/>
        </table:table-row>
        <table:table-row table:style-name="ro33">
          <table:table-cell table:style-name="ce269" table:number-columns-repeated="23"/>
          <table:covered-table-cell/>
          <table:table-cell table:style-name="ce269"/>
          <table:covered-table-cell table:number-columns-repeated="18"/>
          <table:table-cell table:style-name="ce269"/>
          <table:table-cell table:style-name="ce118" table:number-columns-repeated="980"/>
        </table:table-row>
        <table:table-row table:style-name="ro10">
          <table:table-cell table:style-name="ce269"/>
          <table:table-cell table:style-name="ce269" office:value-type="string">
            <text:p>Company part of a group that is not small</text:p>
          </table:table-cell>
          <table:table-cell table:style-name="ce269" table:number-columns-repeated="18"/>
          <table:table-cell table:style-name="ce344"/>
          <table:table-cell table:style-name="ce269" table:number-columns-repeated="2"/>
          <table:covered-table-cell/>
          <table:table-cell table:style-name="ce269"/>
          <table:covered-table-cell table:number-columns-repeated="18"/>
          <table:table-cell table:style-name="ce269"/>
          <table:table-cell table:style-name="ce118" table:number-columns-repeated="980"/>
        </table:table-row>
        <table:table-row table:style-name="ro10">
          <table:table-cell table:style-name="ce269" table:number-columns-repeated="23"/>
          <table:covered-table-cell/>
          <table:table-cell table:style-name="ce269" table:number-columns-repeated="20"/>
          <table:table-cell table:style-name="ce118" table:number-columns-repeated="980"/>
        </table:table-row>
        <table:table-row table:style-name="ro10">
          <table:table-cell table:style-name="ce269" table:number-columns-repeated="23"/>
          <table:covered-table-cell/>
          <table:table-cell table:style-name="ce269"/>
          <table:table-cell table:style-name="ce271" office:value-type="string">
            <text:p>Supplementary Pages</text:p>
          </table:table-cell>
          <table:table-cell table:style-name="ce271" table:number-columns-repeated="8"/>
          <table:table-cell table:style-name="ce269" table:number-columns-repeated="10"/>
          <table:table-cell table:style-name="ce118" table:number-columns-repeated="980"/>
        </table:table-row>
        <table:table-row table:style-name="ro10">
          <table:table-cell table:style-name="ce269"/>
          <table:table-cell table:style-name="ce271" office:value-type="string">
            <text:p>Disclosure of tax avoidance schemes</text:p>
          </table:table-cell>
          <table:table-cell table:style-name="ce271" table:number-columns-repeated="14"/>
          <table:table-cell table:style-name="ce269" table:number-columns-repeated="7"/>
          <table:covered-table-cell/>
          <table:table-cell table:style-name="ce269"/>
          <table:table-cell table:style-name="ce297" office:value-type="string">
            <text:p>If you are enclosing any Supplementary Pages put</text:p>
          </table:table-cell>
          <table:table-cell table:style-name="ce297" table:number-columns-repeated="17"/>
          <table:table-cell table:style-name="ce269"/>
          <table:table-cell table:style-name="ce118" table:number-columns-repeated="980"/>
        </table:table-row>
        <table:table-row table:style-name="ro11">
          <table:table-cell table:style-name="ce269" table:number-columns-repeated="23"/>
          <table:covered-table-cell/>
          <table:table-cell table:style-name="ce269"/>
          <table:table-cell table:style-name="ce297" office:value-type="string">
            <text:p>an 'X' in the appropriate box(es)</text:p>
          </table:table-cell>
          <table:table-cell table:style-name="ce297" table:number-columns-repeated="17"/>
          <table:table-cell table:style-name="ce269"/>
          <table:table-cell table:style-name="ce118" table:number-columns-repeated="980"/>
        </table:table-row>
        <table:table-row table:style-name="ro10">
          <table:table-cell table:style-name="ce269"/>
          <table:table-cell table:style-name="ce269" office:value-type="string">
            <text:p>Notice of disclosure avoidance schemes</text:p>
          </table:table-cell>
          <table:table-cell table:style-name="ce269" table:number-columns-repeated="18"/>
          <table:table-cell table:style-name="ce344"/>
          <table:table-cell table:style-name="ce269" table:number-columns-repeated="2"/>
          <table:covered-table-cell/>
          <table:table-cell table:style-name="ce269" table:number-columns-repeated="20"/>
          <table:table-cell table:style-name="ce118" table:number-columns-repeated="980"/>
        </table:table-row>
        <table:table-row table:style-name="ro10">
          <table:table-cell table:style-name="ce269" table:number-columns-repeated="23"/>
          <table:covered-table-cell/>
          <table:table-cell table:style-name="ce269"/>
          <table:table-cell table:style-name="ce269" office:value-type="string">
            <text:p>Loans to participation by close companies,</text:p>
          </table:table-cell>
          <table:table-cell table:style-name="ce269" table:number-columns-repeated="18"/>
          <table:table-cell table:style-name="ce118" table:number-columns-repeated="980"/>
        </table:table-row>
        <table:table-row table:style-name="ro11">
          <table:table-cell table:style-name="ce269" table:number-columns-repeated="23"/>
          <table:covered-table-cell/>
          <table:table-cell table:style-name="ce269"/>
          <table:table-cell table:style-name="ce269" office:value-type="string">
            <text:p>form <text:span text:style-name="T2">CT600A</text:span></text:p>
          </table:table-cell>
          <table:table-cell table:style-name="ce269" table:number-columns-repeated="16"/>
          <table:table-cell table:style-name="ce344"/>
          <table:table-cell table:style-name="ce269"/>
          <table:table-cell table:style-name="ce118" table:number-columns-repeated="980"/>
        </table:table-row>
        <table:table-row table:style-name="ro35">
          <table:table-cell table:style-name="ce269"/>
          <table:table-cell table:style-name="ce271" office:value-type="string">
            <text:p>Transfer pricing</text:p>
          </table:table-cell>
          <table:table-cell table:style-name="ce271" table:number-columns-repeated="7"/>
          <table:table-cell table:style-name="ce269" table:number-columns-repeated="14"/>
          <table:covered-table-cell/>
          <table:table-cell table:style-name="ce269" table:number-columns-repeated="20"/>
          <table:table-cell table:style-name="ce118" table:number-columns-repeated="980"/>
        </table:table-row>
        <table:table-row table:style-name="ro10">
          <table:table-cell table:style-name="ce269" table:number-columns-repeated="23"/>
          <table:covered-table-cell/>
          <table:table-cell table:style-name="ce269"/>
          <table:table-cell table:style-name="ce269" office:value-type="string">
            <text:p>Charities and Community Amateur Sports</text:p>
          </table:table-cell>
          <table:table-cell table:style-name="ce269" table:number-columns-repeated="18"/>
          <table:table-cell table:style-name="ce118" table:number-columns-repeated="980"/>
        </table:table-row>
        <table:table-row table:style-name="ro11">
          <table:table-cell table:style-name="ce269"/>
          <table:table-cell table:style-name="ce269" office:value-type="string">
            <text:p>Compensating adjustment claimed</text:p>
          </table:table-cell>
          <table:table-cell table:style-name="ce269" table:number-columns-repeated="18"/>
          <table:table-cell table:style-name="ce344"/>
          <table:table-cell table:style-name="ce269" table:number-columns-repeated="2"/>
          <table:covered-table-cell/>
          <table:table-cell table:style-name="ce269"/>
          <table:table-cell table:style-name="ce269" office:value-type="string">
            <text:p>Clubs (CASCs) form <text:span text:style-name="T2">CT600E</text:span></text:p>
          </table:table-cell>
          <table:table-cell table:style-name="ce269" table:number-columns-repeated="16"/>
          <table:table-cell table:style-name="ce344"/>
          <table:table-cell table:style-name="ce269"/>
          <table:table-cell table:style-name="ce118" table:number-columns-repeated="980"/>
        </table:table-row>
        <table:table-row table:style-name="ro33">
          <table:table-cell table:style-name="ce269" table:number-columns-repeated="23"/>
          <table:covered-table-cell/>
          <table:table-cell table:style-name="ce269" table:number-columns-repeated="20"/>
          <table:table-cell table:style-name="ce118" table:number-columns-repeated="980"/>
        </table:table-row>
        <table:table-row table:style-name="ro10">
          <table:table-cell table:style-name="ce269"/>
          <table:table-cell table:style-name="ce269" office:value-type="string">
            <text:p>Company qualifies for SME exemption</text:p>
          </table:table-cell>
          <table:table-cell table:style-name="ce269" table:number-columns-repeated="18"/>
          <table:table-cell table:style-name="ce344"/>
          <table:table-cell table:style-name="ce269" table:number-columns-repeated="2"/>
          <table:covered-table-cell/>
          <table:table-cell table:style-name="ce269"/>
          <table:table-cell table:style-name="ce269" office:value-type="string">
            <text:p>Disclosure of tax avoidance schemes,</text:p>
          </table:table-cell>
          <table:table-cell table:style-name="ce269" table:number-columns-repeated="18"/>
          <table:table-cell table:style-name="ce118" table:number-columns-repeated="980"/>
        </table:table-row>
        <table:table-row table:style-name="ro11">
          <table:table-cell table:style-name="ce269" table:number-columns-repeated="23"/>
          <table:covered-table-cell/>
          <table:table-cell table:style-name="ce269"/>
          <table:table-cell table:style-name="ce269" office:value-type="string">
            <text:p>form <text:span text:style-name="T2">CT600J</text:span></text:p>
          </table:table-cell>
          <table:table-cell table:style-name="ce269" table:number-columns-repeated="16"/>
          <table:table-cell table:style-name="ce344"/>
          <table:table-cell table:style-name="ce269"/>
          <table:table-cell table:style-name="ce118" table:number-columns-repeated="980"/>
        </table:table-row>
        <table:table-row table:style-name="ro4">
          <table:table-cell table:style-name="ce272" table:number-columns-repeated="23"/>
          <table:covered-table-cell/>
          <table:table-cell table:style-name="ce272" table:number-columns-repeated="20"/>
          <table:table-cell table:number-columns-repeated="980"/>
        </table:table-row>
        <table:table-row table:style-name="ro4">
          <table:table-cell table:style-name="ce187" table:number-columns-spanned="44" table:number-rows-spanned="1"/>
          <table:covered-table-cell table:number-columns-repeated="43"/>
          <table:table-cell table:style-name="ce380" table:number-columns-repeated="980"/>
        </table:table-row>
        <table:table-row table:style-name="ro20">
          <table:table-cell table:style-name="ce275" office:value-type="string" table:number-columns-spanned="5" table:number-rows-spanned="1">
            <text:p>Page 2</text:p>
          </table:table-cell>
          <table:covered-table-cell table:number-columns-repeated="4"/>
          <table:table-cell table:style-name="ce187" table:number-columns-spanned="39" table:number-rows-spanned="1"/>
          <table:covered-table-cell table:number-columns-repeated="38"/>
          <table:table-cell table:style-name="ce380" table:number-columns-repeated="980"/>
        </table:table-row>
        <table:table-row table:style-name="ro29">
          <table:table-cell table:style-name="ce276" office:value-type="string" table:number-columns-spanned="13" table:number-rows-spanned="1">
            <text:p>Company tax calculation</text:p>
          </table:table-cell>
          <table:covered-table-cell table:number-columns-repeated="12"/>
          <table:table-cell table:style-name="ce337" table:number-columns-spanned="31" table:number-rows-spanned="1"/>
          <table:covered-table-cell table:number-columns-repeated="30"/>
          <table:table-cell table:number-columns-repeated="980"/>
        </table:table-row>
        <table:table-row table:style-name="ro29">
          <table:table-cell table:style-name="ce277" office:value-type="string" table:number-columns-spanned="6" table:number-rows-spanned="1">
            <text:p>Turnover</text:p>
          </table:table-cell>
          <table:covered-table-cell table:number-columns-repeated="5"/>
          <table:table-cell table:style-name="ce272"/>
          <table:table-cell table:style-name="ce187" table:number-columns-spanned="37" table:number-rows-spanned="1"/>
          <table:covered-table-cell table:number-columns-repeated="36"/>
          <table:table-cell table:number-columns-repeated="980"/>
        </table:table-row>
        <table:table-row table:style-name="ro36">
          <table:table-cell table:style-name="ce278" office:value-type="float" office:value="111">
            <text:p>111</text:p>
          </table:table-cell>
          <table:table-cell table:style-name="ce278" table:number-columns-repeated="5"/>
          <table:table-cell table:style-name="ce272"/>
          <table:table-cell table:style-name="ce329" table:number-columns-repeated="37"/>
          <table:table-cell table:number-columns-repeated="980"/>
        </table:table-row>
        <table:table-row table:style-name="ro25">
          <table:table-cell table:style-name="ce269"/>
          <table:table-cell table:style-name="ce271" office:value-type="float" office:value="1">
            <text:p>1</text:p>
          </table:table-cell>
          <table:table-cell table:style-name="ce271" office:value-type="string">
            <text:p>Total turnover from trade or profession</text:p>
          </table:table-cell>
          <table:table-cell table:style-name="ce271" table:number-columns-repeated="13"/>
          <table:table-cell table:style-name="ce269" table:number-columns-repeated="18"/>
          <table:table-cell table:style-name="ce299" office:value-type="float" office:value="1">
            <text:p>1</text:p>
          </table:table-cell>
          <table:table-cell table:style-name="ce335" office:value-type="string">
            <text:p>£</text:p>
          </table:table-cell>
          <table:table-cell table:style-name="ce372" table:formula="of:=['PubP&amp;L'.F9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69"/>
          <table:table-cell table:style-name="ce118" table:number-columns-repeated="980"/>
        </table:table-row>
        <table:table-row table:style-name="ro37">
          <table:table-cell table:style-name="ce272" table:number-columns-repeated="44"/>
          <table:table-cell table:number-columns-repeated="980"/>
        </table:table-row>
        <table:table-row table:style-name="ro29">
          <table:table-cell table:style-name="ce270" office:value-type="string" table:number-columns-spanned="6" table:number-rows-spanned="1">
            <text:p>Income</text:p>
          </table:table-cell>
          <table:covered-table-cell table:number-columns-repeated="5"/>
          <table:table-cell table:style-name="ce187" table:number-columns-spanned="38" table:number-rows-spanned="1"/>
          <table:covered-table-cell table:number-columns-repeated="37"/>
          <table:table-cell table:number-columns-repeated="980"/>
        </table:table-row>
        <table:table-row table:style-name="ro36">
          <table:table-cell table:style-name="ce272" table:number-columns-repeated="44"/>
          <table:table-cell table:number-columns-repeated="980"/>
        </table:table-row>
        <table:table-row table:style-name="ro25">
          <table:table-cell table:style-name="ce269"/>
          <table:table-cell table:style-name="ce271" office:value-type="float" office:value="3">
            <text:p>3</text:p>
          </table:table-cell>
          <table:table-cell table:style-name="ce271" office:value-type="string">
            <text:p>Trading and professional profits</text:p>
          </table:table-cell>
          <table:table-cell table:style-name="ce271" table:number-columns-repeated="19"/>
          <table:table-cell table:style-name="ce299" office:value-type="float" office:value="3" table:number-columns-spanned="2" table:number-rows-spanned="1">
            <text:p>3</text:p>
          </table:table-cell>
          <table:covered-table-cell/>
          <table:table-cell table:style-name="ce335" office:value-type="string">
            <text:p>£</text:p>
          </table:table-cell>
          <table:table-cell table:style-name="ce356" table:formula="of:=IF([CorporationTax.K22]&gt;0;[CorporationTax.K22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281" table:number-columns-repeated="2"/>
          <table:table-cell table:style-name="ce269" table:number-columns-repeated="10"/>
          <table:table-cell table:style-name="ce118" table:number-columns-repeated="980"/>
        </table:table-row>
        <table:table-row table:style-name="ro36">
          <table:table-cell table:style-name="ce269"/>
          <table:table-cell table:style-name="ce271" table:number-columns-repeated="21"/>
          <table:table-cell table:style-name="ce269" table:number-columns-repeated="22"/>
          <table:table-cell table:style-name="ce118" table:number-columns-repeated="980"/>
        </table:table-row>
        <table:table-row table:style-name="ro25">
          <table:table-cell table:style-name="ce269"/>
          <table:table-cell table:style-name="ce271" office:value-type="float" office:value="4">
            <text:p>4</text:p>
          </table:table-cell>
          <table:table-cell table:style-name="ce271" office:value-type="string">
            <text:p>Trading losses brought forward claimed against profits</text:p>
          </table:table-cell>
          <table:table-cell table:style-name="ce271" table:number-columns-repeated="19"/>
          <table:table-cell table:style-name="ce299" office:value-type="float" office:value="4" table:number-columns-spanned="2" table:number-rows-spanned="1">
            <text:p>4</text:p>
          </table:table-cell>
          <table:covered-table-cell/>
          <table:table-cell table:style-name="ce335" office:value-type="string">
            <text:p>£</text:p>
          </table:table-cell>
          <table:table-cell table:style-name="ce356" table:formula="of:=IF([OpenAccounts.Q5]&gt;0;[OpenAccounts.Q5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281" table:number-columns-repeated="2"/>
          <table:table-cell table:style-name="ce269" table:number-columns-repeated="10"/>
          <table:table-cell table:style-name="ce118" table:number-columns-repeated="980"/>
        </table:table-row>
        <table:table-row table:style-name="ro38">
          <table:table-cell table:style-name="ce269" table:number-columns-repeated="33"/>
          <table:table-cell table:style-name="ce364" office:value-type="string" table:number-columns-spanned="10" table:number-rows-spanned="1">
            <text:p>box 3 minus box 4</text:p>
          </table:table-cell>
          <table:covered-table-cell table:number-columns-repeated="9"/>
          <table:table-cell table:style-name="ce269"/>
          <table:table-cell table:style-name="ce118" table:number-columns-repeated="980"/>
        </table:table-row>
        <table:table-row table:style-name="ro25">
          <table:table-cell table:style-name="ce269"/>
          <table:table-cell table:style-name="ce285" office:value-type="float" office:value="5">
            <text:p>5</text:p>
          </table:table-cell>
          <table:table-cell table:style-name="ce285" office:value-type="string">
            <text:p>Net trading and professional profits</text:p>
          </table:table-cell>
          <table:table-cell table:style-name="ce285" table:number-columns-repeated="16"/>
          <table:table-cell table:style-name="ce271" table:number-columns-repeated="4"/>
          <table:table-cell table:style-name="ce269" table:number-columns-repeated="10"/>
          <table:table-cell table:style-name="ce299" office:value-type="float" office:value="5">
            <text:p>5</text:p>
          </table:table-cell>
          <table:table-cell table:style-name="ce345" office:value-type="string">
            <text:p>£</text:p>
          </table:table-cell>
          <table:table-cell table:style-name="ce356" table:formula="of:=SUM([.Z69:.AF70])-SUM([.Z72:.AF73]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69"/>
          <table:table-cell table:style-name="ce118" table:number-columns-repeated="980"/>
        </table:table-row>
        <table:table-row table:style-name="ro8">
          <table:table-cell table:style-name="ce269"/>
          <table:table-cell table:style-name="ce271" office:value-type="float" office:value="6">
            <text:p>6</text:p>
          </table:table-cell>
          <table:table-cell table:style-name="ce271" office:value-type="string">
            <text:p>Bank, building society or other interest, and profits and</text:p>
          </table:table-cell>
          <table:table-cell table:style-name="ce271" table:number-columns-repeated="20"/>
          <table:table-cell table:style-name="ce269" table:number-columns-repeated="21"/>
          <table:table-cell table:style-name="ce118" table:number-columns-repeated="980"/>
        </table:table-row>
        <table:table-row table:style-name="ro25">
          <table:table-cell table:style-name="ce269"/>
          <table:table-cell table:style-name="ce271"/>
          <table:table-cell table:style-name="ce285" office:value-type="string">
            <text:p>gains from ono-trading loan relationships</text:p>
          </table:table-cell>
          <table:table-cell table:style-name="ce285" table:number-columns-repeated="17"/>
          <table:table-cell table:style-name="ce271" table:number-columns-repeated="3"/>
          <table:table-cell table:style-name="ce269" table:number-columns-repeated="10"/>
          <table:table-cell table:style-name="ce365" office:value-type="float" office:value="6">
            <text:p>6</text:p>
          </table:table-cell>
          <table:table-cell table:style-name="ce335" office:value-type="string">
            <text:p>£</text:p>
          </table:table-cell>
          <table:table-cell table:style-name="ce356" table:formula="of:=IF(-[TrialBalance.EJ58]&gt;0;-[TrialBalance.EJ58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69"/>
          <table:table-cell table:style-name="ce118" table:number-columns-repeated="980"/>
        </table:table-row>
        <table:table-row table:style-name="ro36">
          <table:table-cell table:style-name="ce269"/>
          <table:table-cell table:style-name="ce271" table:number-columns-repeated="22"/>
          <table:table-cell table:style-name="ce269" table:number-columns-repeated="21"/>
          <table:table-cell table:style-name="ce118" table:number-columns-repeated="980"/>
        </table:table-row>
        <table:table-row table:style-name="ro25">
          <table:table-cell table:style-name="ce269"/>
          <table:table-cell table:style-name="ce271" office:value-type="float" office:value="11">
            <text:p>11</text:p>
          </table:table-cell>
          <table:table-cell table:style-name="ce271" office:value-type="string">
            <text:p>Income from UK land and buildings</text:p>
          </table:table-cell>
          <table:table-cell table:style-name="ce271" table:number-columns-repeated="20"/>
          <table:table-cell table:style-name="ce269" table:number-columns-repeated="10"/>
          <table:table-cell table:style-name="ce299" office:value-type="float" office:value="11">
            <text:p>11</text:p>
          </table:table-cell>
          <table:table-cell table:style-name="ce335" office:value-type="string">
            <text:p>£</text:p>
          </table:table-cell>
          <table:table-cell table:style-name="ce356" table:number-columns-spanned="8" table:number-rows-spanned="1"/>
          <table:covered-table-cell table:number-columns-repeated="7"/>
          <table:table-cell table:style-name="ce269"/>
          <table:table-cell table:style-name="ce118" table:number-columns-repeated="980"/>
        </table:table-row>
        <table:table-row table:style-name="ro36">
          <table:table-cell table:style-name="ce269"/>
          <table:table-cell table:style-name="ce271" table:number-columns-repeated="22"/>
          <table:table-cell table:style-name="ce269" table:number-columns-repeated="21"/>
          <table:table-cell table:style-name="ce118" table:number-columns-repeated="980"/>
        </table:table-row>
        <table:table-row table:style-name="ro25">
          <table:table-cell table:style-name="ce269"/>
          <table:table-cell table:style-name="ce271" office:value-type="float" office:value="12">
            <text:p>12</text:p>
          </table:table-cell>
          <table:table-cell table:style-name="ce271" office:value-type="string">
            <text:p>Annual profits and gains not falling under any other heading</text:p>
          </table:table-cell>
          <table:table-cell table:style-name="ce271" table:number-columns-repeated="20"/>
          <table:table-cell table:style-name="ce269" table:number-columns-repeated="10"/>
          <table:table-cell table:style-name="ce299" office:value-type="float" office:value="14">
            <text:p>14</text:p>
          </table:table-cell>
          <table:table-cell table:style-name="ce335" office:value-type="string">
            <text:p>£</text:p>
          </table:table-cell>
          <table:table-cell table:style-name="ce356" table:number-columns-spanned="8" table:number-rows-spanned="1"/>
          <table:covered-table-cell table:number-columns-repeated="7"/>
          <table:table-cell table:style-name="ce269"/>
          <table:table-cell table:style-name="ce118" table:number-columns-repeated="980"/>
        </table:table-row>
        <table:table-row table:style-name="ro36">
          <table:table-cell table:style-name="ce269" table:number-columns-repeated="44"/>
          <table:table-cell table:style-name="ce118" table:number-columns-repeated="980"/>
        </table:table-row>
        <table:table-row table:style-name="ro29">
          <table:table-cell table:style-name="ce279" office:value-type="string" table:number-columns-spanned="10" table:number-rows-spanned="1">
            <text:p>Chargeable gains</text:p>
          </table:table-cell>
          <table:covered-table-cell table:number-columns-repeated="9"/>
          <table:table-cell table:style-name="ce332" table:number-columns-spanned="34" table:number-rows-spanned="1"/>
          <table:covered-table-cell table:number-columns-repeated="33"/>
          <table:table-cell table:style-name="ce381" table:number-columns-repeated="980"/>
        </table:table-row>
        <table:table-row table:style-name="ro37">
          <table:table-cell table:style-name="ce269" table:number-columns-repeated="44"/>
          <table:table-cell table:style-name="ce118" table:number-columns-repeated="980"/>
        </table:table-row>
        <table:table-row table:style-name="ro25">
          <table:table-cell table:style-name="ce269"/>
          <table:table-cell table:style-name="ce271" office:value-type="float" office:value="16">
            <text:p>16</text:p>
          </table:table-cell>
          <table:table-cell table:style-name="ce271" office:value-type="string">
            <text:p>Gross chargeable gains</text:p>
          </table:table-cell>
          <table:table-cell table:style-name="ce271" table:number-columns-repeated="18"/>
          <table:table-cell table:style-name="ce269"/>
          <table:table-cell table:style-name="ce299" office:value-type="float" office:value="16" table:number-columns-spanned="2" table:number-rows-spanned="1">
            <text:p>16</text:p>
          </table:table-cell>
          <table:covered-table-cell/>
          <table:table-cell table:style-name="ce335" office:value-type="string">
            <text:p>£</text:p>
          </table:table-cell>
          <table:table-cell table:style-name="ce342" table:number-columns-spanned="7" table:number-rows-spanned="1"/>
          <table:covered-table-cell table:number-columns-repeated="6"/>
          <table:table-cell table:style-name="ce281"/>
          <table:table-cell table:style-name="ce269" table:number-columns-repeated="11"/>
          <table:table-cell table:style-name="ce118" table:number-columns-repeated="980"/>
        </table:table-row>
        <table:table-row table:style-name="ro36">
          <table:table-cell table:style-name="ce269"/>
          <table:table-cell table:style-name="ce271" table:number-columns-repeated="20"/>
          <table:table-cell table:style-name="ce269" table:number-columns-repeated="23"/>
          <table:table-cell table:style-name="ce118" table:number-columns-repeated="980"/>
        </table:table-row>
        <table:table-row table:style-name="ro25">
          <table:table-cell table:style-name="ce269"/>
          <table:table-cell table:style-name="ce271" office:value-type="float" office:value="17">
            <text:p>17</text:p>
          </table:table-cell>
          <table:table-cell table:style-name="ce271" office:value-type="string">
            <text:p>Allowable losses including losses brought forward</text:p>
          </table:table-cell>
          <table:table-cell table:style-name="ce271" table:number-columns-repeated="18"/>
          <table:table-cell table:style-name="ce269"/>
          <table:table-cell table:style-name="ce299" office:value-type="float" office:value="17" table:number-columns-spanned="2" table:number-rows-spanned="1">
            <text:p>17</text:p>
          </table:table-cell>
          <table:covered-table-cell/>
          <table:table-cell table:style-name="ce335" office:value-type="string">
            <text:p>£</text:p>
          </table:table-cell>
          <table:table-cell table:style-name="ce342" table:number-columns-spanned="7" table:number-rows-spanned="1"/>
          <table:covered-table-cell table:number-columns-repeated="6"/>
          <table:table-cell table:style-name="ce281"/>
          <table:table-cell table:style-name="ce269" table:number-columns-repeated="11"/>
          <table:table-cell table:style-name="ce118" table:number-columns-repeated="980"/>
        </table:table-row>
        <table:table-row table:style-name="ro38">
          <table:table-cell table:style-name="ce269"/>
          <table:table-cell table:style-name="ce271" table:number-columns-repeated="20"/>
          <table:table-cell table:style-name="ce269" table:number-columns-repeated="12"/>
          <table:table-cell table:style-name="ce364" office:value-type="string" table:number-columns-spanned="10" table:number-rows-spanned="1">
            <text:p>box 16 minus box 17</text:p>
          </table:table-cell>
          <table:covered-table-cell table:number-columns-repeated="9"/>
          <table:table-cell table:style-name="ce269"/>
          <table:table-cell table:style-name="ce118" table:number-columns-repeated="980"/>
        </table:table-row>
        <table:table-row table:style-name="ro25">
          <table:table-cell table:style-name="ce269"/>
          <table:table-cell table:style-name="ce298" office:value-type="float" office:value="18">
            <text:p>18</text:p>
          </table:table-cell>
          <table:table-cell table:style-name="ce298" office:value-type="string">
            <text:p>Net chargeable gains</text:p>
          </table:table-cell>
          <table:table-cell table:style-name="ce298" table:number-columns-repeated="9"/>
          <table:table-cell table:style-name="ce271" table:number-columns-repeated="9"/>
          <table:table-cell table:style-name="ce269" table:number-columns-repeated="12"/>
          <table:table-cell table:style-name="ce299" office:value-type="float" office:value="18">
            <text:p>18</text:p>
          </table:table-cell>
          <table:table-cell table:style-name="ce345" office:value-type="string">
            <text:p>£</text:p>
          </table:table-cell>
          <table:table-cell table:style-name="ce342" table:number-columns-spanned="8" table:number-rows-spanned="1"/>
          <table:covered-table-cell table:number-columns-repeated="7"/>
          <table:table-cell table:style-name="ce269"/>
          <table:table-cell table:style-name="ce118" table:number-columns-repeated="980"/>
        </table:table-row>
        <table:table-row table:style-name="ro36">
          <table:table-cell table:style-name="ce269" table:number-columns-repeated="44"/>
          <table:table-cell table:style-name="ce118" table:number-columns-repeated="980"/>
        </table:table-row>
        <table:table-row table:style-name="ro34">
          <table:table-cell table:style-name="ce280" table:number-columns-spanned="44" table:number-rows-spanned="1"/>
          <table:covered-table-cell table:number-columns-repeated="43"/>
          <table:table-cell table:style-name="ce118" table:number-columns-repeated="980"/>
        </table:table-row>
        <table:table-row table:style-name="ro38">
          <table:table-cell table:style-name="ce269" table:number-columns-repeated="33"/>
          <table:table-cell table:style-name="ce364" office:value-type="string" table:number-columns-spanned="10" table:number-rows-spanned="1">
            <text:p>sum of boxes 5.6.11.14.&amp; 18</text:p>
          </table:table-cell>
          <table:covered-table-cell table:number-columns-repeated="9"/>
          <table:table-cell table:style-name="ce269"/>
          <table:table-cell table:style-name="ce118" table:number-columns-repeated="980"/>
        </table:table-row>
        <table:table-row table:style-name="ro25">
          <table:table-cell table:style-name="ce269"/>
          <table:table-cell table:style-name="ce298" office:value-type="float" office:value="21">
            <text:p>21</text:p>
          </table:table-cell>
          <table:table-cell table:style-name="ce291" office:value-type="string">
            <text:p>Profits before other deductions and reliefs</text:p>
          </table:table-cell>
          <table:table-cell table:style-name="ce291" table:number-columns-repeated="16"/>
          <table:table-cell table:style-name="ce285"/>
          <table:table-cell table:style-name="ce271"/>
          <table:table-cell table:style-name="ce269" table:number-columns-repeated="12"/>
          <table:table-cell table:style-name="ce299" office:value-type="float" office:value="21">
            <text:p>21</text:p>
          </table:table-cell>
          <table:table-cell table:style-name="ce345" office:value-type="string">
            <text:p>£</text:p>
          </table:table-cell>
          <table:table-cell table:style-name="ce356" table:formula="of:=IF([.AJ74]&gt;0;[.AJ74]+SUM([.AJ76:.AJ80])+[.AJ88];0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69"/>
          <table:table-cell table:style-name="ce118" table:number-columns-repeated="980"/>
        </table:table-row>
        <table:table-row table:style-name="ro36">
          <table:table-cell table:style-name="ce281" table:number-columns-spanned="44" table:number-rows-spanned="1"/>
          <table:covered-table-cell table:number-columns-repeated="43"/>
          <table:table-cell table:style-name="ce381" table:number-columns-repeated="980"/>
        </table:table-row>
        <table:table-row table:style-name="ro29">
          <table:table-cell table:style-name="ce279" office:value-type="string" table:number-columns-spanned="12" table:number-rows-spanned="1">
            <text:p>Deductions and Reliefs</text:p>
          </table:table-cell>
          <table:covered-table-cell table:number-columns-repeated="11"/>
          <table:table-cell table:style-name="ce334" table:number-columns-spanned="32" table:number-rows-spanned="1"/>
          <table:covered-table-cell table:number-columns-repeated="31"/>
          <table:table-cell table:style-name="ce118" table:number-columns-repeated="980"/>
        </table:table-row>
        <table:table-row table:style-name="ro36">
          <table:table-cell table:style-name="ce269" table:number-columns-repeated="44"/>
          <table:table-cell table:style-name="ce118" table:number-columns-repeated="980"/>
        </table:table-row>
        <table:table-row table:style-name="ro25">
          <table:table-cell table:style-name="ce269"/>
          <table:table-cell table:style-name="ce271" office:value-type="float" office:value="24">
            <text:p>24</text:p>
          </table:table-cell>
          <table:table-cell table:style-name="ce271" office:value-type="string">
            <text:p>Management expenses under S75 ICTA 1988</text:p>
          </table:table-cell>
          <table:table-cell table:style-name="ce271" table:number-columns-repeated="17"/>
          <table:table-cell table:style-name="ce269" table:number-columns-repeated="2"/>
          <table:table-cell table:style-name="ce299" office:value-type="float" office:value="24" table:number-columns-spanned="2" table:number-rows-spanned="1">
            <text:p>24</text:p>
          </table:table-cell>
          <table:covered-table-cell/>
          <table:table-cell table:style-name="ce335" office:value-type="string">
            <text:p>£</text:p>
          </table:table-cell>
          <table:table-cell table:style-name="ce342" table:number-columns-spanned="7" table:number-rows-spanned="1"/>
          <table:covered-table-cell table:number-columns-repeated="6"/>
          <table:table-cell table:style-name="ce269" table:number-columns-repeated="12"/>
          <table:table-cell table:style-name="ce118" table:number-columns-repeated="980"/>
        </table:table-row>
        <table:table-row table:style-name="ro36">
          <table:table-cell table:style-name="ce269" table:number-columns-repeated="44"/>
          <table:table-cell table:style-name="ce118" table:number-columns-repeated="980"/>
        </table:table-row>
        <table:table-row table:style-name="ro39">
          <table:table-cell table:style-name="ce269"/>
          <table:table-cell table:style-name="ce271" office:value-type="float" office:value="30">
            <text:p>30</text:p>
          </table:table-cell>
          <table:table-cell table:style-name="ce271" office:value-type="string">
            <text:p>Trading losses of this or a later accounting period</text:p>
          </table:table-cell>
          <table:table-cell table:style-name="ce271" table:number-columns-repeated="17"/>
          <table:table-cell table:style-name="ce269" table:number-columns-repeated="2"/>
          <table:table-cell table:style-name="ce299" office:value-type="float" office:value="30" table:number-columns-spanned="2" table:number-rows-spanned="2">
            <text:p>30</text:p>
          </table:table-cell>
          <table:covered-table-cell/>
          <table:table-cell table:style-name="ce335" office:value-type="string" table:number-columns-spanned="1" table:number-rows-spanned="2">
            <text:p>£</text:p>
          </table:table-cell>
          <table:table-cell table:style-name="ce342" table:number-columns-spanned="7" table:number-rows-spanned="2"/>
          <table:covered-table-cell table:number-columns-repeated="6"/>
          <table:table-cell table:style-name="ce269" table:number-columns-repeated="12"/>
          <table:table-cell table:style-name="ce118" table:number-columns-repeated="980"/>
        </table:table-row>
        <table:table-row table:style-name="ro39">
          <table:table-cell table:style-name="ce269"/>
          <table:table-cell table:style-name="ce271"/>
          <table:table-cell table:style-name="ce271" office:value-type="string">
            <text:p>under S383A ICTA 1988</text:p>
          </table:table-cell>
          <table:table-cell table:style-name="ce271" table:number-columns-repeated="17"/>
          <table:table-cell table:style-name="ce269" table:number-columns-repeated="2"/>
          <table:covered-table-cell table:number-columns-repeated="10"/>
          <table:table-cell table:style-name="ce269" table:number-columns-repeated="12"/>
          <table:table-cell table:style-name="ce118" table:number-columns-repeated="980"/>
        </table:table-row>
        <table:table-row table:style-name="ro36">
          <table:table-cell table:style-name="ce269" table:number-columns-repeated="44"/>
          <table:table-cell table:style-name="ce118" table:number-columns-repeated="980"/>
        </table:table-row>
        <table:table-row table:style-name="ro39">
          <table:table-cell table:style-name="ce269"/>
          <table:table-cell table:style-name="ce271" office:value-type="float" office:value="31">
            <text:p>31</text:p>
          </table:table-cell>
          <table:table-cell table:style-name="ce297" office:value-type="string">
            <text:p>Put an 'X' in box 31 if amounts carried back from later</text:p>
          </table:table-cell>
          <table:table-cell table:style-name="ce297" table:number-columns-repeated="18"/>
          <table:table-cell table:style-name="ce269"/>
          <table:table-cell table:style-name="ce299" office:value-type="float" office:value="31" table:number-columns-spanned="2" table:number-rows-spanned="2">
            <text:p>31</text:p>
          </table:table-cell>
          <table:covered-table-cell/>
          <table:table-cell table:style-name="ce319" table:number-columns-spanned="2" table:number-rows-spanned="2"/>
          <table:covered-table-cell/>
          <table:table-cell table:style-name="ce281" table:number-columns-repeated="5"/>
          <table:table-cell table:style-name="ce269" table:number-columns-repeated="13"/>
          <table:table-cell table:style-name="ce118" table:number-columns-repeated="980"/>
        </table:table-row>
        <table:table-row table:style-name="ro39">
          <table:table-cell table:style-name="ce269" table:number-columns-repeated="2"/>
          <table:table-cell table:style-name="ce297" office:value-type="string">
            <text:p>accounting periods are included in box 30</text:p>
          </table:table-cell>
          <table:table-cell table:style-name="ce297" table:number-columns-repeated="18"/>
          <table:table-cell table:style-name="ce269"/>
          <table:covered-table-cell table:number-columns-repeated="4"/>
          <table:table-cell table:style-name="ce329" table:number-columns-repeated="5"/>
          <table:table-cell table:style-name="ce269" table:number-columns-repeated="13"/>
          <table:table-cell table:style-name="ce118" table:number-columns-repeated="980"/>
        </table:table-row>
        <table:table-row table:style-name="ro36">
          <table:table-cell table:style-name="ce269" table:number-columns-repeated="44"/>
          <table:table-cell table:style-name="ce118" table:number-columns-repeated="980"/>
        </table:table-row>
        <table:table-row table:style-name="ro25">
          <table:table-cell table:style-name="ce269"/>
          <table:table-cell table:style-name="ce271" office:value-type="float" office:value="32">
            <text:p>32</text:p>
          </table:table-cell>
          <table:table-cell table:style-name="ce271" office:value-type="string">
            <text:p>Non-trade capital allowances</text:p>
          </table:table-cell>
          <table:table-cell table:style-name="ce271" table:number-columns-repeated="10"/>
          <table:table-cell table:style-name="ce269" table:number-columns-repeated="9"/>
          <table:table-cell table:style-name="ce299" office:value-type="float" office:value="32" table:number-columns-spanned="2" table:number-rows-spanned="1">
            <text:p>32</text:p>
          </table:table-cell>
          <table:covered-table-cell/>
          <table:table-cell table:style-name="ce335" office:value-type="string">
            <text:p>£</text:p>
          </table:table-cell>
          <table:table-cell table:style-name="ce342" table:number-columns-spanned="7" table:number-rows-spanned="1"/>
          <table:covered-table-cell table:number-columns-repeated="6"/>
          <table:table-cell table:style-name="ce269" table:number-columns-repeated="12"/>
          <table:table-cell table:style-name="ce118" table:number-columns-repeated="980"/>
        </table:table-row>
        <table:table-row table:style-name="ro36">
          <table:table-cell table:style-name="ce269" table:number-columns-repeated="44"/>
          <table:table-cell table:style-name="ce118" table:number-columns-repeated="980"/>
        </table:table-row>
        <table:table-row table:style-name="ro25">
          <table:table-cell table:style-name="ce269"/>
          <table:table-cell table:style-name="ce271" office:value-type="float" office:value="35">
            <text:p>35</text:p>
          </table:table-cell>
          <table:table-cell table:style-name="ce271" office:value-type="string">
            <text:p>Charges paid</text:p>
          </table:table-cell>
          <table:table-cell table:style-name="ce271" table:number-columns-repeated="6"/>
          <table:table-cell table:style-name="ce269" table:number-columns-repeated="13"/>
          <table:table-cell table:style-name="ce299" office:value-type="float" office:value="35" table:number-columns-spanned="2" table:number-rows-spanned="2">
            <text:p>35</text:p>
          </table:table-cell>
          <table:covered-table-cell/>
          <table:table-cell table:style-name="ce335" office:value-type="string" table:number-columns-spanned="1" table:number-rows-spanned="2">
            <text:p>£</text:p>
          </table:table-cell>
          <table:table-cell table:style-name="ce342" table:number-columns-spanned="7" table:number-rows-spanned="2"/>
          <table:covered-table-cell table:number-columns-repeated="6"/>
          <table:table-cell table:style-name="ce269" table:number-columns-repeated="12"/>
          <table:table-cell table:style-name="ce118" table:number-columns-repeated="980"/>
        </table:table-row>
        <table:table-row table:style-name="ro37">
          <table:table-cell table:style-name="ce269" table:number-columns-repeated="22"/>
          <table:covered-table-cell table:number-columns-repeated="10"/>
          <table:table-cell table:style-name="ce269" table:number-columns-repeated="12"/>
          <table:table-cell table:style-name="ce118" table:number-columns-repeated="980"/>
        </table:table-row>
        <table:table-row table:style-name="ro34">
          <table:table-cell table:style-name="ce280" table:number-columns-spanned="44" table:number-rows-spanned="1"/>
          <table:covered-table-cell table:number-columns-repeated="43"/>
          <table:table-cell table:style-name="ce381" table:number-columns-repeated="980"/>
        </table:table-row>
        <table:table-row table:style-name="ro39">
          <table:table-cell table:style-name="ce269" table:number-columns-repeated="33"/>
          <table:table-cell table:style-name="ce364" office:value-type="string" table:number-columns-spanned="10" table:number-rows-spanned="1">
            <text:p>box 21 minus boxes 24,30.32 and 35</text:p>
          </table:table-cell>
          <table:covered-table-cell table:number-columns-repeated="9"/>
          <table:table-cell table:style-name="ce269"/>
          <table:table-cell table:style-name="ce118" table:number-columns-repeated="980"/>
        </table:table-row>
        <table:table-row table:style-name="ro29">
          <table:table-cell table:style-name="ce269"/>
          <table:table-cell table:style-name="ce289" office:value-type="float" office:value="37">
            <text:p>37</text:p>
          </table:table-cell>
          <table:table-cell table:style-name="ce312" office:value-type="string">
            <text:p>Profits chargeable to corporation tax</text:p>
          </table:table-cell>
          <table:table-cell table:style-name="ce312" table:number-columns-repeated="11"/>
          <table:table-cell table:style-name="ce340" table:number-columns-repeated="5"/>
          <table:table-cell table:style-name="ce287" table:number-columns-repeated="3"/>
          <table:table-cell table:style-name="ce269" table:number-columns-repeated="11"/>
          <table:table-cell table:style-name="ce299" office:value-type="float" office:value="37">
            <text:p>37</text:p>
          </table:table-cell>
          <table:table-cell table:style-name="ce345" office:value-type="string">
            <text:p>£</text:p>
          </table:table-cell>
          <table:table-cell table:style-name="ce356" table:formula="of:=[.AJ92]-[.Z96]-[.Z98]-[.Z104]-[.Z106]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69"/>
          <table:table-cell table:style-name="ce118" table:number-columns-repeated="980"/>
        </table:table-row>
        <table:table-row table:style-name="ro37">
          <table:table-cell table:style-name="ce269" table:number-columns-repeated="44"/>
          <table:table-cell table:style-name="ce118" table:number-columns-repeated="980"/>
        </table:table-row>
        <table:table-row table:style-name="ro29">
          <table:table-cell table:style-name="ce279" office:value-type="string" table:number-columns-spanned="9" table:number-rows-spanned="1">
            <text:p>Tax calculation</text:p>
          </table:table-cell>
          <table:covered-table-cell table:number-columns-repeated="8"/>
          <table:table-cell table:style-name="ce330" table:number-columns-spanned="35" table:number-rows-spanned="1"/>
          <table:covered-table-cell table:number-columns-repeated="34"/>
          <table:table-cell table:style-name="ce118" table:number-columns-repeated="980"/>
        </table:table-row>
        <table:table-row table:style-name="ro36">
          <table:table-cell table:style-name="ce269" table:number-columns-repeated="44"/>
          <table:table-cell table:style-name="ce118" table:number-columns-repeated="980"/>
        </table:table-row>
        <table:table-row table:style-name="ro25">
          <table:table-cell table:style-name="ce269"/>
          <table:table-cell table:style-name="ce271" office:value-type="float" office:value="38">
            <text:p>38</text:p>
          </table:table-cell>
          <table:table-cell table:style-name="ce271" office:value-type="string">
            <text:p>Franked investment income</text:p>
          </table:table-cell>
          <table:table-cell table:style-name="ce271" table:number-columns-repeated="17"/>
          <table:table-cell table:style-name="ce269" table:number-columns-repeated="2"/>
          <table:table-cell table:style-name="ce299" office:value-type="float" office:value="38" table:number-columns-spanned="2" table:number-rows-spanned="1">
            <text:p>38</text:p>
          </table:table-cell>
          <table:covered-table-cell/>
          <table:table-cell table:style-name="ce335" office:value-type="string">
            <text:p>£</text:p>
          </table:table-cell>
          <table:table-cell table:style-name="ce342" table:number-columns-spanned="7" table:number-rows-spanned="1"/>
          <table:covered-table-cell table:number-columns-repeated="6"/>
          <table:table-cell table:style-name="ce269" table:number-columns-repeated="12"/>
          <table:table-cell table:style-name="ce118" table:number-columns-repeated="980"/>
        </table:table-row>
        <table:table-row table:style-name="ro36">
          <table:table-cell table:style-name="ce269" table:number-columns-repeated="44"/>
          <table:table-cell table:style-name="ce118" table:number-columns-repeated="980"/>
        </table:table-row>
        <table:table-row table:style-name="ro25">
          <table:table-cell table:style-name="ce269"/>
          <table:table-cell table:style-name="ce271" office:value-type="float" office:value="39">
            <text:p>39</text:p>
          </table:table-cell>
          <table:table-cell table:style-name="ce271" office:value-type="string">
            <text:p>Number or associated companies in this period</text:p>
          </table:table-cell>
          <table:table-cell table:style-name="ce271" table:number-columns-repeated="19"/>
          <table:table-cell table:style-name="ce299" office:value-type="float" office:value="39" table:number-columns-spanned="2" table:number-rows-spanned="1">
            <text:p>39</text:p>
          </table:table-cell>
          <table:covered-table-cell/>
          <table:table-cell table:style-name="ce354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69" table:number-columns-repeated="17"/>
          <table:table-cell table:style-name="ce118" table:number-columns-repeated="980"/>
        </table:table-row>
        <table:table-row table:style-name="ro33">
          <table:table-cell table:style-name="ce269"/>
          <table:table-cell table:style-name="ce271"/>
          <table:table-cell table:style-name="ce271" office:value-type="string">
            <text:p>or</text:p>
          </table:table-cell>
          <table:table-cell table:style-name="ce271" table:number-columns-repeated="19"/>
          <table:table-cell table:style-name="ce269" table:number-columns-repeated="22"/>
          <table:table-cell table:style-name="ce118" table:number-columns-repeated="980"/>
        </table:table-row>
        <table:table-row table:style-name="ro25">
          <table:table-cell table:style-name="ce269"/>
          <table:table-cell table:style-name="ce271" office:value-type="float" office:value="40">
            <text:p>40</text:p>
          </table:table-cell>
          <table:table-cell table:style-name="ce271" office:value-type="string">
            <text:p>Associated companies in the first financial year</text:p>
          </table:table-cell>
          <table:table-cell table:style-name="ce271" table:number-columns-repeated="19"/>
          <table:table-cell table:style-name="ce299" office:value-type="float" office:value="40" table:number-columns-spanned="2" table:number-rows-spanned="1">
            <text:p>40</text:p>
          </table:table-cell>
          <table:covered-table-cell/>
          <table:table-cell table:style-name="ce352" table:number-columns-spanned="3" table:number-rows-spanned="1"/>
          <table:covered-table-cell table:number-columns-repeated="2"/>
          <table:table-cell table:style-name="ce269" table:number-columns-repeated="17"/>
          <table:table-cell table:style-name="ce118" table:number-columns-repeated="980"/>
        </table:table-row>
        <table:table-row table:style-name="ro36">
          <table:table-cell table:style-name="ce269"/>
          <table:table-cell table:style-name="ce271" table:number-columns-repeated="21"/>
          <table:table-cell table:style-name="ce269" table:number-columns-repeated="22"/>
          <table:table-cell table:style-name="ce118" table:number-columns-repeated="980"/>
        </table:table-row>
        <table:table-row table:style-name="ro25">
          <table:table-cell table:style-name="ce269"/>
          <table:table-cell table:style-name="ce271" office:value-type="float" office:value="41">
            <text:p>41</text:p>
          </table:table-cell>
          <table:table-cell table:style-name="ce271" office:value-type="string">
            <text:p>Associated companies in the second financial year</text:p>
          </table:table-cell>
          <table:table-cell table:style-name="ce271" table:number-columns-repeated="19"/>
          <table:table-cell table:style-name="ce299" office:value-type="float" office:value="41" table:number-columns-spanned="2" table:number-rows-spanned="1">
            <text:p>41</text:p>
          </table:table-cell>
          <table:covered-table-cell/>
          <table:table-cell table:style-name="ce352" table:number-columns-spanned="3" table:number-rows-spanned="1"/>
          <table:covered-table-cell table:number-columns-repeated="2"/>
          <table:table-cell table:style-name="ce269" table:number-columns-repeated="17"/>
          <table:table-cell table:style-name="ce118" table:number-columns-repeated="980"/>
        </table:table-row>
        <table:table-row table:style-name="ro36">
          <table:table-cell table:style-name="ce269" table:number-columns-repeated="44"/>
          <table:table-cell table:style-name="ce118" table:number-columns-repeated="980"/>
        </table:table-row>
        <table:table-row table:style-name="ro39">
          <table:table-cell table:style-name="ce269"/>
          <table:table-cell table:style-name="ce271" office:value-type="float" office:value="42">
            <text:p>42</text:p>
          </table:table-cell>
          <table:table-cell table:style-name="ce297" office:value-type="string">
            <text:p>Put an 'X' in box 22 if the company claims to be charged at the starting rate or the</text:p>
          </table:table-cell>
          <table:table-cell table:style-name="ce269" table:number-columns-repeated="30"/>
          <table:table-cell table:style-name="ce333" office:value-type="float" office:value="42" table:number-columns-spanned="1" table:number-rows-spanned="2">
            <text:p>42</text:p>
          </table:table-cell>
          <table:table-cell table:style-name="ce367" office:value-type="string" table:number-columns-spanned="2" table:number-rows-spanned="2">
            <text:p>X</text:p>
          </table:table-cell>
          <table:covered-table-cell/>
          <table:table-cell table:style-name="ce269" table:number-columns-repeated="8"/>
          <table:table-cell table:style-name="ce118" table:number-columns-repeated="980"/>
        </table:table-row>
        <table:table-row table:style-name="ro39">
          <table:table-cell table:style-name="ce269" table:number-columns-repeated="2"/>
          <table:table-cell table:style-name="ce313" office:value-type="string">
            <text:p>small companies' rate on any part of its profits, or is claiming marginal rate relief</text:p>
          </table:table-cell>
          <table:table-cell table:style-name="ce318" table:number-columns-repeated="26"/>
          <table:table-cell table:style-name="ce269" table:number-columns-repeated="4"/>
          <table:covered-table-cell table:number-columns-repeated="3"/>
          <table:table-cell table:style-name="ce269" table:number-columns-repeated="8"/>
          <table:table-cell table:style-name="ce118" table:number-columns-repeated="980"/>
        </table:table-row>
        <table:table-row table:style-name="ro25">
          <table:table-cell table:style-name="ce271"/>
          <table:table-cell table:style-name="ce271" office:value-type="string">
            <text:p>Enter how much profits has to be charged and at what rate of tax</text:p>
          </table:table-cell>
          <table:table-cell table:style-name="ce271" table:number-columns-repeated="42"/>
          <table:table-cell table:style-name="ce142" table:number-columns-repeated="980"/>
        </table:table-row>
        <table:table-row table:style-name="ro25">
          <table:table-cell table:style-name="ce271"/>
          <table:table-cell table:style-name="ce271" office:value-type="string">
            <text:p>Financial year <text:span text:style-name="T2">(yyyy)</text:span></text:p>
          </table:table-cell>
          <table:table-cell table:style-name="ce271" table:number-columns-repeated="9"/>
          <table:table-cell table:style-name="ce271" office:value-type="string">
            <text:p>Amount of profit</text:p>
          </table:table-cell>
          <table:table-cell table:style-name="ce271" table:number-columns-repeated="12"/>
          <table:table-cell table:style-name="ce271" office:value-type="string">
            <text:p>Rate of tax</text:p>
          </table:table-cell>
          <table:table-cell table:style-name="ce271" table:number-columns-repeated="8"/>
          <table:table-cell table:style-name="ce271" office:value-type="string">
            <text:p>Tax</text:p>
          </table:table-cell>
          <table:table-cell table:style-name="ce271" table:number-columns-repeated="10"/>
          <table:table-cell table:style-name="ce142" table:number-columns-repeated="980"/>
        </table:table-row>
        <table:table-row table:style-name="ro25">
          <table:table-cell table:style-name="ce269"/>
          <table:table-cell table:style-name="ce299" office:value-type="float" office:value="43">
            <text:p>43</text:p>
          </table:table-cell>
          <table:table-cell table:style-name="ce314" table:formula="of:=[CorporationTax.E33]" office:value-type="float" office:value="2012" table:number-columns-spanned="6" table:number-rows-spanned="1">
            <text:p>2012</text:p>
          </table:table-cell>
          <table:covered-table-cell table:number-columns-repeated="5"/>
          <table:table-cell table:style-name="ce269" table:number-columns-repeated="3"/>
          <table:table-cell table:style-name="ce299" office:value-type="float" office:value="44">
            <text:p>44</text:p>
          </table:table-cell>
          <table:table-cell table:style-name="ce335" office:value-type="string">
            <text:p>£</text:p>
          </table:table-cell>
          <table:table-cell table:style-name="ce338" table:formula="of:=[CorporationTax.F33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69" table:number-columns-repeated="4"/>
          <table:table-cell table:style-name="ce299" office:value-type="float" office:value="45" table:number-columns-spanned="2" table:number-rows-spanned="1">
            <text:p>45</text:p>
          </table:table-cell>
          <table:covered-table-cell/>
          <table:table-cell table:style-name="ce357" table:formula="of:=[CorporationTax.G33]" office:value-type="float" office:value="20" table:number-columns-spanned="2" table:number-rows-spanned="1">
            <text:p>20</text:p>
          </table:table-cell>
          <table:covered-table-cell/>
          <table:table-cell table:style-name="ce269" table:number-columns-repeated="5"/>
          <table:table-cell table:style-name="ce299" office:value-type="float" office:value="46">
            <text:p>46</text:p>
          </table:table-cell>
          <table:table-cell table:style-name="ce345" office:value-type="string">
            <text:p>£</text:p>
          </table:table-cell>
          <table:table-cell table:style-name="ce370" table:formula="of:=[CorporationTax.I33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8" office:value-type="string">
            <text:p>p</text:p>
          </table:table-cell>
          <table:table-cell table:style-name="ce269"/>
          <table:table-cell table:style-name="ce118" table:number-columns-repeated="980"/>
        </table:table-row>
        <table:table-row table:style-name="ro36">
          <table:table-cell table:style-name="ce269" table:number-columns-repeated="2"/>
          <table:table-cell table:style-name="ce315" table:number-columns-repeated="6"/>
          <table:table-cell table:style-name="ce269" table:number-columns-repeated="18"/>
          <table:table-cell table:style-name="ce315" table:number-columns-repeated="2"/>
          <table:table-cell table:style-name="ce269" table:number-columns-repeated="16"/>
          <table:table-cell table:style-name="ce118" table:number-columns-repeated="980"/>
        </table:table-row>
        <table:table-row table:style-name="ro25">
          <table:table-cell table:style-name="ce269"/>
          <table:table-cell table:style-name="ce299" office:value-type="float" office:value="53">
            <text:p>53</text:p>
          </table:table-cell>
          <table:table-cell table:style-name="ce314" table:formula="of:=[CorporationTax.E34]" office:value-type="float" office:value="2013" table:number-columns-spanned="6" table:number-rows-spanned="1">
            <text:p>2013</text:p>
          </table:table-cell>
          <table:covered-table-cell table:number-columns-repeated="5"/>
          <table:table-cell table:style-name="ce269" table:number-columns-repeated="3"/>
          <table:table-cell table:style-name="ce299" office:value-type="float" office:value="54">
            <text:p>54</text:p>
          </table:table-cell>
          <table:table-cell table:style-name="ce335" office:value-type="string">
            <text:p>£</text:p>
          </table:table-cell>
          <table:table-cell table:style-name="ce338" table:formula="of:=[CorporationTax.F34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69" table:number-columns-repeated="4"/>
          <table:table-cell table:style-name="ce299" office:value-type="float" office:value="55" table:number-columns-spanned="2" table:number-rows-spanned="1">
            <text:p>55</text:p>
          </table:table-cell>
          <table:covered-table-cell/>
          <table:table-cell table:style-name="ce357" table:formula="of:=[CorporationTax.G34]" office:value-type="float" office:value="20" table:number-columns-spanned="2" table:number-rows-spanned="1">
            <text:p>20</text:p>
          </table:table-cell>
          <table:covered-table-cell/>
          <table:table-cell table:style-name="ce269" table:number-columns-repeated="5"/>
          <table:table-cell table:style-name="ce299" office:value-type="float" office:value="56">
            <text:p>56</text:p>
          </table:table-cell>
          <table:table-cell table:style-name="ce345" office:value-type="string">
            <text:p>£</text:p>
          </table:table-cell>
          <table:table-cell table:style-name="ce370" table:formula="of:=[CorporationTax.I34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8" office:value-type="string">
            <text:p>p</text:p>
          </table:table-cell>
          <table:table-cell table:style-name="ce269"/>
          <table:table-cell table:style-name="ce118" table:number-columns-repeated="980"/>
        </table:table-row>
        <table:table-row table:style-name="ro36">
          <table:table-cell table:style-name="ce269" table:number-columns-repeated="44"/>
          <table:table-cell table:style-name="ce118" table:number-columns-repeated="980"/>
        </table:table-row>
        <table:table-row table:style-name="ro38">
          <table:table-cell table:style-name="ce269" table:number-columns-repeated="33"/>
          <table:table-cell table:style-name="ce364" office:value-type="string" table:number-columns-spanned="10" table:number-rows-spanned="1">
            <text:p>total of boxes 46 &amp; 56</text:p>
          </table:table-cell>
          <table:covered-table-cell table:number-columns-repeated="9"/>
          <table:table-cell table:style-name="ce269"/>
          <table:table-cell table:style-name="ce118" table:number-columns-repeated="980"/>
        </table:table-row>
        <table:table-row table:style-name="ro25">
          <table:table-cell table:style-name="ce269"/>
          <table:table-cell table:style-name="ce271" office:value-type="float" office:value="61">
            <text:p>61</text:p>
          </table:table-cell>
          <table:table-cell table:style-name="ce271" office:value-type="string">
            <text:p>Corporation tax</text:p>
          </table:table-cell>
          <table:table-cell table:style-name="ce271" table:number-columns-repeated="17"/>
          <table:table-cell table:style-name="ce269" table:number-columns-repeated="13"/>
          <table:table-cell table:style-name="ce299" office:value-type="float" office:value="63">
            <text:p>63</text:p>
          </table:table-cell>
          <table:table-cell table:style-name="ce345" office:value-type="string">
            <text:p>£</text:p>
          </table:table-cell>
          <table:table-cell table:style-name="ce370" table:formula="of:=[.AJ126]+[.AJ128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8" office:value-type="string">
            <text:p>p</text:p>
          </table:table-cell>
          <table:table-cell table:style-name="ce269"/>
          <table:table-cell table:style-name="ce118" table:number-columns-repeated="980"/>
        </table:table-row>
        <table:table-row table:style-name="ro36">
          <table:table-cell table:style-name="ce269"/>
          <table:table-cell table:style-name="ce271" table:number-columns-repeated="19"/>
          <table:table-cell table:style-name="ce269" table:number-columns-repeated="24"/>
          <table:table-cell table:style-name="ce118" table:number-columns-repeated="980"/>
        </table:table-row>
        <table:table-row table:style-name="ro25">
          <table:table-cell table:style-name="ce269"/>
          <table:table-cell table:style-name="ce271" office:value-type="float" office:value="64">
            <text:p>64</text:p>
          </table:table-cell>
          <table:table-cell table:style-name="ce271" office:value-type="string">
            <text:p>Marginal rate relief</text:p>
          </table:table-cell>
          <table:table-cell table:style-name="ce271" table:number-columns-repeated="17"/>
          <table:table-cell table:style-name="ce269"/>
          <table:table-cell table:style-name="ce299" office:value-type="float" office:value="64">
            <text:p>64</text:p>
          </table:table-cell>
          <table:table-cell table:style-name="ce345" office:value-type="string">
            <text:p>£</text:p>
          </table:table-cell>
          <table:table-cell table:style-name="ce351"/>
          <table:table-cell table:style-name="ce355" table:number-columns-spanned="5" table:number-rows-spanned="1"/>
          <table:covered-table-cell table:number-columns-repeated="4"/>
          <table:table-cell table:style-name="ce351"/>
          <table:table-cell table:style-name="ce358" office:value-type="string">
            <text:p>p</text:p>
          </table:table-cell>
          <table:table-cell table:style-name="ce269" table:number-columns-repeated="13"/>
          <table:table-cell table:style-name="ce118" table:number-columns-repeated="980"/>
        </table:table-row>
        <table:table-row table:style-name="ro36">
          <table:table-cell table:style-name="ce269"/>
          <table:table-cell table:style-name="ce271" table:number-columns-repeated="19"/>
          <table:table-cell table:style-name="ce269" table:number-columns-repeated="24"/>
          <table:table-cell table:style-name="ce118" table:number-columns-repeated="980"/>
        </table:table-row>
        <table:table-row table:style-name="ro25">
          <table:table-cell table:style-name="ce269"/>
          <table:table-cell table:style-name="ce271" office:value-type="float" office:value="65">
            <text:p>65</text:p>
          </table:table-cell>
          <table:table-cell table:style-name="ce271" office:value-type="string">
            <text:p>Corporation tax net of marginal rate relief</text:p>
          </table:table-cell>
          <table:table-cell table:style-name="ce271" table:number-columns-repeated="17"/>
          <table:table-cell table:style-name="ce269"/>
          <table:table-cell table:style-name="ce299" office:value-type="float" office:value="65">
            <text:p>65</text:p>
          </table:table-cell>
          <table:table-cell table:style-name="ce345" office:value-type="string">
            <text:p>£</text:p>
          </table:table-cell>
          <table:table-cell table:style-name="ce351"/>
          <table:table-cell table:style-name="ce355" table:number-columns-spanned="5" table:number-rows-spanned="1"/>
          <table:covered-table-cell table:number-columns-repeated="4"/>
          <table:table-cell table:style-name="ce351"/>
          <table:table-cell table:style-name="ce358" office:value-type="string">
            <text:p>p</text:p>
          </table:table-cell>
          <table:table-cell table:style-name="ce269" table:number-columns-repeated="13"/>
          <table:table-cell table:style-name="ce118" table:number-columns-repeated="980"/>
        </table:table-row>
        <table:table-row table:style-name="ro36">
          <table:table-cell table:style-name="ce269"/>
          <table:table-cell table:style-name="ce271" table:number-columns-repeated="19"/>
          <table:table-cell table:style-name="ce269" table:number-columns-repeated="24"/>
          <table:table-cell table:style-name="ce118" table:number-columns-repeated="980"/>
        </table:table-row>
        <table:table-row table:style-name="ro25">
          <table:table-cell table:style-name="ce269"/>
          <table:table-cell table:style-name="ce271" office:value-type="float" office:value="66">
            <text:p>66</text:p>
          </table:table-cell>
          <table:table-cell table:style-name="ce271" office:value-type="string">
            <text:p>Underlying rate of corporation tax</text:p>
          </table:table-cell>
          <table:table-cell table:style-name="ce271" table:number-columns-repeated="17"/>
          <table:table-cell table:style-name="ce269"/>
          <table:table-cell table:style-name="ce299" office:value-type="float" office:value="66">
            <text:p>66</text:p>
          </table:table-cell>
          <table:table-cell table:style-name="ce346" table:formula="of:=IF([.AJ131]&gt;0;[.AJ131]*100/[.AJ110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358" office:value-type="string">
            <text:p>%</text:p>
          </table:table-cell>
          <table:table-cell table:style-name="ce269" table:number-columns-repeated="17"/>
          <table:table-cell table:style-name="ce118" table:number-columns-repeated="980"/>
        </table:table-row>
        <table:table-row table:style-name="ro36">
          <table:table-cell table:style-name="ce269"/>
          <table:table-cell table:style-name="ce271" table:number-columns-repeated="19"/>
          <table:table-cell table:style-name="ce269" table:number-columns-repeated="24"/>
          <table:table-cell table:style-name="ce118" table:number-columns-repeated="980"/>
        </table:table-row>
        <table:table-row table:style-name="ro25">
          <table:table-cell table:style-name="ce269"/>
          <table:table-cell table:style-name="ce271" office:value-type="float" office:value="67">
            <text:p>67</text:p>
          </table:table-cell>
          <table:table-cell table:style-name="ce271" office:value-type="string">
            <text:p>Profits matched with non-corporate distribution</text:p>
          </table:table-cell>
          <table:table-cell table:style-name="ce271" table:number-columns-repeated="17"/>
          <table:table-cell table:style-name="ce269"/>
          <table:table-cell table:style-name="ce299" office:value-type="float" office:value="67">
            <text:p>67</text:p>
          </table:table-cell>
          <table:table-cell table:style-name="ce319" table:number-columns-spanned="7" table:number-rows-spanned="1"/>
          <table:covered-table-cell table:number-columns-repeated="6"/>
          <table:table-cell table:style-name="ce269" table:number-columns-repeated="15"/>
          <table:table-cell table:style-name="ce118" table:number-columns-repeated="980"/>
        </table:table-row>
        <table:table-row table:style-name="ro36">
          <table:table-cell table:style-name="ce269"/>
          <table:table-cell table:style-name="ce271" table:number-columns-repeated="19"/>
          <table:table-cell table:style-name="ce269" table:number-columns-repeated="24"/>
          <table:table-cell table:style-name="ce118" table:number-columns-repeated="980"/>
        </table:table-row>
        <table:table-row table:style-name="ro25">
          <table:table-cell table:style-name="ce269"/>
          <table:table-cell table:style-name="ce271" office:value-type="float" office:value="68">
            <text:p>68</text:p>
          </table:table-cell>
          <table:table-cell table:style-name="ce271" office:value-type="string">
            <text:p>Tax at non-corporate distribution rate</text:p>
          </table:table-cell>
          <table:table-cell table:style-name="ce271" table:number-columns-repeated="17"/>
          <table:table-cell table:style-name="ce269"/>
          <table:table-cell table:style-name="ce299" office:value-type="float" office:value="68">
            <text:p>68</text:p>
          </table:table-cell>
          <table:table-cell table:style-name="ce345" office:value-type="string">
            <text:p>£</text:p>
          </table:table-cell>
          <table:table-cell table:style-name="ce351"/>
          <table:table-cell table:style-name="ce355" table:number-columns-spanned="5" table:number-rows-spanned="1"/>
          <table:covered-table-cell table:number-columns-repeated="4"/>
          <table:table-cell table:style-name="ce351"/>
          <table:table-cell table:style-name="ce358" office:value-type="string">
            <text:p>p</text:p>
          </table:table-cell>
          <table:table-cell table:style-name="ce269" table:number-columns-repeated="13"/>
          <table:table-cell table:style-name="ce118" table:number-columns-repeated="980"/>
        </table:table-row>
        <table:table-row table:style-name="ro36">
          <table:table-cell table:style-name="ce269"/>
          <table:table-cell table:style-name="ce271" table:number-columns-repeated="19"/>
          <table:table-cell table:style-name="ce269" table:number-columns-repeated="24"/>
          <table:table-cell table:style-name="ce118" table:number-columns-repeated="980"/>
        </table:table-row>
        <table:table-row table:style-name="ro25">
          <table:table-cell table:style-name="ce269"/>
          <table:table-cell table:style-name="ce271" office:value-type="float" office:value="69">
            <text:p>69</text:p>
          </table:table-cell>
          <table:table-cell table:style-name="ce271" office:value-type="string">
            <text:p>Tax at underlying rate on remaining profits</text:p>
          </table:table-cell>
          <table:table-cell table:style-name="ce271" table:number-columns-repeated="17"/>
          <table:table-cell table:style-name="ce269"/>
          <table:table-cell table:style-name="ce299" office:value-type="float" office:value="69">
            <text:p>69</text:p>
          </table:table-cell>
          <table:table-cell table:style-name="ce345" office:value-type="string">
            <text:p>£</text:p>
          </table:table-cell>
          <table:table-cell table:style-name="ce351"/>
          <table:table-cell table:style-name="ce355" table:number-columns-spanned="5" table:number-rows-spanned="1"/>
          <table:covered-table-cell table:number-columns-repeated="4"/>
          <table:table-cell table:style-name="ce351"/>
          <table:table-cell table:style-name="ce358" office:value-type="string">
            <text:p>p</text:p>
          </table:table-cell>
          <table:table-cell table:style-name="ce269" table:number-columns-repeated="13"/>
          <table:table-cell table:style-name="ce118" table:number-columns-repeated="980"/>
        </table:table-row>
        <table:table-row table:style-name="ro38">
          <table:table-cell table:style-name="ce269"/>
          <table:table-cell table:style-name="ce271" table:number-columns-repeated="19"/>
          <table:table-cell table:style-name="ce269" table:number-columns-repeated="13"/>
          <table:table-cell table:style-name="ce364" office:value-type="string" table:number-columns-spanned="10" table:number-rows-spanned="1">
            <text:p>see note for box 70 in CT600 Guide</text:p>
          </table:table-cell>
          <table:covered-table-cell table:number-columns-repeated="9"/>
          <table:table-cell table:style-name="ce269"/>
          <table:table-cell table:style-name="ce118" table:number-columns-repeated="980"/>
        </table:table-row>
        <table:table-row table:style-name="ro29">
          <table:table-cell table:style-name="ce269"/>
          <table:table-cell table:style-name="ce298" office:value-type="float" office:value="70">
            <text:p>70</text:p>
          </table:table-cell>
          <table:table-cell table:style-name="ce316" office:value-type="string">
            <text:p>Corporation tax chargeable</text:p>
          </table:table-cell>
          <table:table-cell table:style-name="ce316" table:number-columns-repeated="11"/>
          <table:table-cell table:style-name="ce298" table:number-columns-repeated="3"/>
          <table:table-cell table:style-name="ce271" table:number-columns-repeated="3"/>
          <table:table-cell table:style-name="ce269" table:number-columns-repeated="13"/>
          <table:table-cell table:style-name="ce299" office:value-type="float" office:value="70">
            <text:p>70</text:p>
          </table:table-cell>
          <table:table-cell table:style-name="ce345" office:value-type="string">
            <text:p>£</text:p>
          </table:table-cell>
          <table:table-cell table:style-name="ce370" table:formula="of:=[.AJ131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8" office:value-type="string">
            <text:p>p</text:p>
          </table:table-cell>
          <table:table-cell table:style-name="ce269"/>
          <table:table-cell table:style-name="ce118" table:number-columns-repeated="980"/>
        </table:table-row>
        <table:table-row table:style-name="ro40">
          <table:table-cell table:style-name="ce269" table:number-columns-repeated="44"/>
          <table:table-cell table:style-name="ce118" table:number-columns-repeated="980"/>
        </table:table-row>
        <table:table-row table:style-name="ro20">
          <table:table-cell table:style-name="ce280" table:number-columns-spanned="40" table:number-rows-spanned="1"/>
          <table:covered-table-cell table:number-columns-repeated="39"/>
          <table:table-cell table:style-name="ce377" office:value-type="string" table:number-columns-spanned="4" table:number-rows-spanned="1">
            <text:p>Page 3</text:p>
          </table:table-cell>
          <table:covered-table-cell table:number-columns-repeated="3"/>
          <table:table-cell table:style-name="ce118" table:number-columns-repeated="980"/>
        </table:table-row>
        <table:table-row table:style-name="ro34">
          <table:table-cell table:style-name="ce269" table:number-columns-repeated="44"/>
          <table:table-cell table:style-name="ce118" table:number-columns-repeated="980"/>
        </table:table-row>
        <table:table-row table:style-name="ro25">
          <table:table-cell table:style-name="ce269"/>
          <table:table-cell table:style-name="ce271" office:value-type="float" office:value="79">
            <text:p>79</text:p>
          </table:table-cell>
          <table:table-cell table:style-name="ce271" office:value-type="string">
            <text:p>Tax payable under S419 ICTA 1988</text:p>
          </table:table-cell>
          <table:table-cell table:style-name="ce271" table:number-columns-repeated="16"/>
          <table:table-cell table:style-name="ce269" table:number-columns-repeated="13"/>
          <table:table-cell table:style-name="ce299" office:value-type="float" office:value="79" table:number-columns-spanned="2" table:number-rows-spanned="1">
            <text:p>79</text:p>
          </table:table-cell>
          <table:covered-table-cell/>
          <table:table-cell table:style-name="ce345" office:value-type="string">
            <text:p>£</text:p>
          </table:table-cell>
          <table:table-cell table:style-name="ce355" table:number-columns-spanned="7" table:number-rows-spanned="1"/>
          <table:covered-table-cell table:number-columns-repeated="6"/>
          <table:table-cell table:style-name="ce358" office:value-type="string">
            <text:p>p</text:p>
          </table:table-cell>
          <table:table-cell table:style-name="ce269"/>
          <table:table-cell table:style-name="ce118" table:number-columns-repeated="980"/>
        </table:table-row>
        <table:table-row table:style-name="ro34">
          <table:table-cell table:style-name="ce269"/>
          <table:table-cell table:style-name="ce271"/>
          <table:table-cell table:style-name="ce269" table:number-columns-repeated="42"/>
          <table:table-cell table:style-name="ce118" table:number-columns-repeated="980"/>
        </table:table-row>
        <table:table-row table:style-name="ro39">
          <table:table-cell table:style-name="ce269"/>
          <table:table-cell table:style-name="ce271" office:value-type="float" office:value="80">
            <text:p>80</text:p>
          </table:table-cell>
          <table:table-cell table:style-name="ce297" office:value-type="string">
            <text:p>Put an 'X' in box 80 if you completed box A11 in the</text:p>
          </table:table-cell>
          <table:table-cell table:style-name="ce297" table:number-columns-repeated="18"/>
          <table:table-cell table:style-name="ce269"/>
          <table:table-cell table:style-name="ce299" office:value-type="float" office:value="80" table:number-columns-spanned="1" table:number-rows-spanned="2">
            <text:p>80</text:p>
          </table:table-cell>
          <table:table-cell table:style-name="ce352" table:number-columns-spanned="3" table:number-rows-spanned="2"/>
          <table:covered-table-cell table:number-columns-repeated="2"/>
          <table:table-cell table:style-name="ce269" table:number-columns-repeated="18"/>
          <table:table-cell table:style-name="ce118" table:number-columns-repeated="980"/>
        </table:table-row>
        <table:table-row table:style-name="ro39">
          <table:table-cell table:style-name="ce269" table:number-columns-repeated="2"/>
          <table:table-cell table:style-name="ce297" office:value-type="string">
            <text:p>Supplementary Pages CT600A</text:p>
          </table:table-cell>
          <table:table-cell table:style-name="ce297" table:number-columns-repeated="18"/>
          <table:table-cell table:style-name="ce269"/>
          <table:covered-table-cell table:number-columns-repeated="4"/>
          <table:table-cell table:style-name="ce269" table:number-columns-repeated="18"/>
          <table:table-cell table:style-name="ce118" table:number-columns-repeated="980"/>
        </table:table-row>
        <table:table-row table:style-name="ro34">
          <table:table-cell table:style-name="ce269" table:number-columns-repeated="44"/>
          <table:table-cell table:style-name="ce118" table:number-columns-repeated="980"/>
        </table:table-row>
        <table:table-row table:style-name="ro25">
          <table:table-cell table:style-name="ce269"/>
          <table:table-cell table:style-name="ce271" office:value-type="float" office:value="84">
            <text:p>84</text:p>
          </table:table-cell>
          <table:table-cell table:style-name="ce271" office:value-type="string">
            <text:p>Income tax deducted from gross income included in profits</text:p>
          </table:table-cell>
          <table:table-cell table:style-name="ce271" table:number-columns-repeated="20"/>
          <table:table-cell table:style-name="ce269" table:number-columns-repeated="10"/>
          <table:table-cell table:style-name="ce299" office:value-type="float" office:value="84">
            <text:p>84</text:p>
          </table:table-cell>
          <table:table-cell table:style-name="ce345" office:value-type="string">
            <text:p>£</text:p>
          </table:table-cell>
          <table:table-cell table:style-name="ce370" table:formula="of:=IF([TrialBalance.EH35]&gt;0;[TrialBalance.EH35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8" office:value-type="string">
            <text:p>p</text:p>
          </table:table-cell>
          <table:table-cell table:style-name="ce269"/>
          <table:table-cell table:style-name="ce118" table:number-columns-repeated="980"/>
        </table:table-row>
        <table:table-row table:style-name="ro34">
          <table:table-cell table:style-name="ce269"/>
          <table:table-cell table:style-name="ce271" table:number-columns-repeated="22"/>
          <table:table-cell table:style-name="ce269" table:number-columns-repeated="21"/>
          <table:table-cell table:style-name="ce118" table:number-columns-repeated="980"/>
        </table:table-row>
        <table:table-row table:style-name="ro4">
          <table:table-cell table:style-name="ce269"/>
          <table:table-cell table:style-name="ce271" office:value-type="float" office:value="85">
            <text:p>85</text:p>
          </table:table-cell>
          <table:table-cell table:style-name="ce271" office:value-type="string">
            <text:p>Income tax repayable to the company</text:p>
          </table:table-cell>
          <table:table-cell table:style-name="ce271" table:number-columns-repeated="20"/>
          <table:table-cell table:style-name="ce269" table:number-columns-repeated="10"/>
          <table:table-cell table:style-name="ce299" office:value-type="float" office:value="85">
            <text:p>85</text:p>
          </table:table-cell>
          <table:table-cell table:style-name="ce345" office:value-type="string">
            <text:p>£</text:p>
          </table:table-cell>
          <table:table-cell table:style-name="ce355" table:number-columns-spanned="7" table:number-rows-spanned="1"/>
          <table:covered-table-cell table:number-columns-repeated="6"/>
          <table:table-cell table:style-name="ce358" office:value-type="string">
            <text:p>p</text:p>
          </table:table-cell>
          <table:table-cell table:style-name="ce269"/>
          <table:table-cell table:style-name="ce118" table:number-columns-repeated="980"/>
        </table:table-row>
        <table:table-row table:style-name="ro6">
          <table:table-cell table:style-name="ce269" table:number-columns-repeated="44"/>
          <table:table-cell table:style-name="ce118" table:number-columns-repeated="980"/>
        </table:table-row>
        <table:table-row table:style-name="ro10">
          <table:table-cell table:style-name="ce269" table:number-columns-repeated="33"/>
          <table:table-cell table:style-name="ce364" office:value-type="string" table:number-columns-spanned="10" table:number-rows-spanned="1">
            <text:p>total of boxes 70 &amp; 79 minus box 84</text:p>
          </table:table-cell>
          <table:covered-table-cell table:number-columns-repeated="9"/>
          <table:table-cell table:style-name="ce269"/>
          <table:table-cell table:style-name="ce118" table:number-columns-repeated="980"/>
        </table:table-row>
        <table:table-row table:style-name="ro21">
          <table:table-cell table:style-name="ce269"/>
          <table:table-cell table:style-name="ce298" office:value-type="float" office:value="86">
            <text:p>86</text:p>
          </table:table-cell>
          <table:table-cell table:style-name="ce317" office:value-type="string">
            <text:p>Tax payable - this is your self-assessment of tax payable</text:p>
          </table:table-cell>
          <table:table-cell table:style-name="ce317" table:number-columns-repeated="20"/>
          <table:table-cell table:style-name="ce318" table:number-columns-repeated="6"/>
          <table:table-cell table:style-name="ce269" table:number-columns-repeated="4"/>
          <table:table-cell table:style-name="ce299" office:value-type="float" office:value="86">
            <text:p>86</text:p>
          </table:table-cell>
          <table:table-cell table:style-name="ce345" office:value-type="string">
            <text:p>£</text:p>
          </table:table-cell>
          <table:table-cell table:style-name="ce370" table:formula="of:=IF([.AJ145]&gt;0;[.AJ145]+[.AJ149]-[.AJ154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8" office:value-type="string">
            <text:p>p</text:p>
          </table:table-cell>
          <table:table-cell table:style-name="ce269"/>
          <table:table-cell table:style-name="ce118" table:number-columns-repeated="980"/>
        </table:table-row>
        <table:table-row table:style-name="ro6">
          <table:table-cell table:style-name="ce269" table:number-columns-repeated="44"/>
          <table:table-cell table:style-name="ce118" table:number-columns-repeated="980"/>
        </table:table-row>
        <table:table-row table:style-name="ro29">
          <table:table-cell table:style-name="ce279" office:value-type="string" table:number-columns-spanned="10" table:number-rows-spanned="1">
            <text:p>Tax reconciliation</text:p>
          </table:table-cell>
          <table:covered-table-cell table:number-columns-repeated="9"/>
          <table:table-cell table:style-name="ce280" table:number-columns-spanned="34" table:number-rows-spanned="1"/>
          <table:covered-table-cell table:number-columns-repeated="33"/>
          <table:table-cell table:style-name="ce118" table:number-columns-repeated="980"/>
        </table:table-row>
        <table:table-row table:style-name="ro34">
          <table:table-cell table:style-name="ce269" table:number-columns-repeated="44"/>
          <table:table-cell table:style-name="ce118" table:number-columns-repeated="980"/>
        </table:table-row>
        <table:table-row table:style-name="ro41">
          <table:table-cell table:style-name="ce269"/>
          <table:table-cell table:style-name="ce271" office:value-type="float" office:value="91">
            <text:p>91</text:p>
          </table:table-cell>
          <table:table-cell table:style-name="ce271" office:value-type="string">
            <text:p>Tax already paid (and not already repaid)</text:p>
          </table:table-cell>
          <table:table-cell table:style-name="ce271" table:number-columns-repeated="14"/>
          <table:table-cell table:style-name="ce269" table:number-columns-repeated="16"/>
          <table:table-cell table:style-name="ce299" office:value-type="float" office:value="91">
            <text:p>91</text:p>
          </table:table-cell>
          <table:table-cell table:style-name="ce345" office:value-type="string">
            <text:p>£</text:p>
          </table:table-cell>
          <table:table-cell table:style-name="ce370" table:number-columns-spanned="7" table:number-rows-spanned="1"/>
          <table:covered-table-cell table:number-columns-repeated="6"/>
          <table:table-cell table:style-name="ce358" office:value-type="string">
            <text:p>p</text:p>
          </table:table-cell>
          <table:table-cell table:style-name="ce269"/>
          <table:table-cell table:style-name="ce118" table:number-columns-repeated="980"/>
        </table:table-row>
        <table:table-row table:style-name="ro6">
          <table:table-cell table:style-name="ce269" table:number-columns-repeated="44"/>
          <table:table-cell table:style-name="ce118" table:number-columns-repeated="980"/>
        </table:table-row>
        <table:table-row table:style-name="ro8">
          <table:table-cell table:style-name="ce269"/>
          <table:table-cell table:style-name="ce298" office:value-type="float" office:value="92" table:number-columns-spanned="1" table:number-rows-spanned="2">
            <text:p>92</text:p>
          </table:table-cell>
          <table:table-cell table:style-name="ce298" office:value-type="string" table:number-columns-spanned="8" table:number-rows-spanned="2">
            <text:p>Tax outstanding</text:p>
          </table:table-cell>
          <table:covered-table-cell table:number-columns-repeated="7"/>
          <table:table-cell table:style-name="ce269" table:number-columns-repeated="23"/>
          <table:table-cell table:style-name="ce364" office:value-type="string" table:number-columns-spanned="10" table:number-rows-spanned="1">
            <text:p>box 86 minus box 91</text:p>
          </table:table-cell>
          <table:covered-table-cell table:number-columns-repeated="9"/>
          <table:table-cell table:style-name="ce269"/>
          <table:table-cell table:style-name="ce118" table:number-columns-repeated="980"/>
        </table:table-row>
        <table:table-row table:style-name="ro25">
          <table:table-cell table:style-name="ce269"/>
          <table:covered-table-cell table:number-columns-repeated="9"/>
          <table:table-cell table:style-name="ce269" table:number-columns-repeated="23"/>
          <table:table-cell table:style-name="ce299" office:value-type="float" office:value="92">
            <text:p>92</text:p>
          </table:table-cell>
          <table:table-cell table:style-name="ce345" office:value-type="string">
            <text:p>£</text:p>
          </table:table-cell>
          <table:table-cell table:style-name="ce370" table:formula="of:=IF([.AJ159]&gt;0;[.AJ159]-[.AJ163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8" office:value-type="string">
            <text:p>p</text:p>
          </table:table-cell>
          <table:table-cell table:style-name="ce269"/>
          <table:table-cell table:style-name="ce118" table:number-columns-repeated="980"/>
        </table:table-row>
        <table:table-row table:style-name="ro6">
          <table:table-cell table:style-name="ce269" table:number-columns-repeated="44"/>
          <table:table-cell table:style-name="ce118" table:number-columns-repeated="980"/>
        </table:table-row>
        <table:table-row table:style-name="ro8">
          <table:table-cell table:style-name="ce269"/>
          <table:table-cell table:style-name="ce271" office:value-type="float" office:value="93">
            <text:p>93</text:p>
          </table:table-cell>
          <table:table-cell table:style-name="ce271" office:value-type="string">
            <text:p>Tax overpaid</text:p>
          </table:table-cell>
          <table:table-cell table:style-name="ce271" table:number-columns-repeated="6"/>
          <table:table-cell table:style-name="ce269" table:number-columns-repeated="24"/>
          <table:table-cell table:style-name="ce364" office:value-type="string" table:number-columns-spanned="10" table:number-rows-spanned="1">
            <text:p>box 91 minus box 86</text:p>
          </table:table-cell>
          <table:covered-table-cell table:number-columns-repeated="9"/>
          <table:table-cell table:style-name="ce269"/>
          <table:table-cell table:style-name="ce118" table:number-columns-repeated="980"/>
        </table:table-row>
        <table:table-row table:style-name="ro25">
          <table:table-cell table:style-name="ce269" table:number-columns-repeated="33"/>
          <table:table-cell table:style-name="ce299" office:value-type="float" office:value="93">
            <text:p>93</text:p>
          </table:table-cell>
          <table:table-cell table:style-name="ce345" office:value-type="string">
            <text:p>£</text:p>
          </table:table-cell>
          <table:table-cell table:style-name="ce370" table:formula="of:=IF([.AJ163]&gt;0;[.AJ163]-[.AJ159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58" office:value-type="string">
            <text:p>p</text:p>
          </table:table-cell>
          <table:table-cell table:style-name="ce269"/>
          <table:table-cell table:style-name="ce118" table:number-columns-repeated="980"/>
        </table:table-row>
        <table:table-row table:style-name="ro34">
          <table:table-cell table:style-name="ce269" table:number-columns-repeated="44"/>
          <table:table-cell table:style-name="ce118" table:number-columns-repeated="980"/>
        </table:table-row>
        <table:table-row table:style-name="ro42">
          <table:table-cell table:style-name="ce282" office:value-type="string" table:number-columns-spanned="44" table:number-rows-spanned="1">
            <text:p>Information about capital allowances and balancing charges</text:p>
          </table:table-cell>
          <table:covered-table-cell table:number-columns-repeated="43"/>
          <table:table-cell table:style-name="ce118" table:number-columns-repeated="980"/>
        </table:table-row>
        <table:table-row table:style-name="ro29">
          <table:table-cell table:style-name="ce279" office:value-type="string" table:number-columns-spanned="32" table:number-rows-spanned="1">
            <text:p>Charges and allowances included in calculation of trading profits or losses</text:p>
          </table:table-cell>
          <table:covered-table-cell table:number-columns-repeated="31"/>
          <table:table-cell table:style-name="ce334" table:number-columns-spanned="12" table:number-rows-spanned="1"/>
          <table:covered-table-cell table:number-columns-repeated="11"/>
          <table:table-cell table:style-name="ce118" table:number-columns-repeated="980"/>
        </table:table-row>
        <table:table-row table:style-name="ro36">
          <table:table-cell table:style-name="ce269" table:number-columns-repeated="44"/>
          <table:table-cell table:style-name="ce118" table:number-columns-repeated="980"/>
        </table:table-row>
        <table:table-row table:style-name="ro25">
          <table:table-cell table:style-name="ce271" table:number-columns-repeated="22"/>
          <table:table-cell table:style-name="ce271" office:value-type="string">
            <text:p>Capital allowances</text:p>
          </table:table-cell>
          <table:table-cell table:style-name="ce271" table:number-columns-repeated="11"/>
          <table:table-cell table:style-name="ce271" office:value-type="string">
            <text:p>Balancing charges</text:p>
          </table:table-cell>
          <table:table-cell table:style-name="ce271" table:number-columns-repeated="9"/>
          <table:table-cell table:style-name="ce142" table:number-columns-repeated="980"/>
        </table:table-row>
        <table:table-row table:style-name="ro25">
          <table:table-cell table:style-name="ce269"/>
          <table:table-cell table:style-name="ce286" office:value-type="string" table:number-columns-spanned="4" table:number-rows-spanned="1">
            <text:p>105 - 106</text:p>
          </table:table-cell>
          <table:covered-table-cell table:number-columns-repeated="3"/>
          <table:table-cell table:style-name="ce271" table:number-columns-repeated="2"/>
          <table:table-cell table:style-name="ce271" office:value-type="string">
            <text:p>Machinery and plant - long life assets</text:p>
          </table:table-cell>
          <table:table-cell table:style-name="ce271" table:number-columns-repeated="13"/>
          <table:table-cell table:style-name="ce269"/>
          <table:table-cell table:style-name="ce333" office:value-type="float" office:value="105" table:number-columns-spanned="3" table:number-rows-spanned="1">
            <text:p>105</text:p>
          </table:table-cell>
          <table:covered-table-cell table:number-columns-repeated="2"/>
          <table:table-cell table:style-name="ce341" office:value-type="string">
            <text:p>£</text:p>
          </table:table-cell>
          <table:table-cell table:style-name="ce359" table:number-columns-spanned="6" table:number-rows-spanned="1"/>
          <table:covered-table-cell table:number-columns-repeated="5"/>
          <table:table-cell table:style-name="ce269" table:number-columns-repeated="2"/>
          <table:table-cell table:style-name="ce333" office:value-type="float" office:value="106" table:number-columns-spanned="2" table:number-rows-spanned="1">
            <text:p>106</text:p>
          </table:table-cell>
          <table:covered-table-cell/>
          <table:table-cell table:style-name="ce341" office:value-type="string">
            <text:p>£</text:p>
          </table:table-cell>
          <table:table-cell table:style-name="ce373" table:number-columns-spanned="6" table:number-rows-spanned="1"/>
          <table:covered-table-cell table:number-columns-repeated="5"/>
          <table:table-cell table:style-name="ce269"/>
          <table:table-cell table:style-name="ce118" table:number-columns-repeated="980"/>
        </table:table-row>
        <table:table-row table:style-name="ro36">
          <table:table-cell table:style-name="ce269"/>
          <table:table-cell table:style-name="ce271" table:number-columns-repeated="20"/>
          <table:table-cell table:style-name="ce269" table:number-columns-repeated="5"/>
          <table:table-cell table:style-name="ce360" table:number-columns-repeated="6"/>
          <table:table-cell table:style-name="ce269" table:number-columns-repeated="5"/>
          <table:table-cell table:style-name="ce374" table:number-columns-repeated="6"/>
          <table:table-cell table:style-name="ce269"/>
          <table:table-cell table:style-name="ce118" table:number-columns-repeated="980"/>
        </table:table-row>
        <table:table-row table:style-name="ro25">
          <table:table-cell table:style-name="ce269"/>
          <table:table-cell table:style-name="ce286" office:value-type="string" table:number-columns-spanned="4" table:number-rows-spanned="1">
            <text:p>107 - 108</text:p>
          </table:table-cell>
          <table:covered-table-cell table:number-columns-repeated="3"/>
          <table:table-cell table:style-name="ce271" table:number-columns-repeated="2"/>
          <table:table-cell table:style-name="ce271" office:value-type="string">
            <text:p>Machinery and plant - other (general pool)</text:p>
          </table:table-cell>
          <table:table-cell table:style-name="ce271" table:number-columns-repeated="13"/>
          <table:table-cell table:style-name="ce269"/>
          <table:table-cell table:style-name="ce333" office:value-type="float" office:value="107" table:number-columns-spanned="3" table:number-rows-spanned="1">
            <text:p>107</text:p>
          </table:table-cell>
          <table:covered-table-cell table:number-columns-repeated="2"/>
          <table:table-cell table:style-name="ce341" office:value-type="string">
            <text:p>£</text:p>
          </table:table-cell>
          <table:table-cell table:style-name="ce338" table:formula="of:=IF(([CorporationTax.H15]+[CorporationTax.H17])&gt;0;[CorporationTax.H15]+[CorporationTax.H17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69" table:number-columns-repeated="2"/>
          <table:table-cell table:style-name="ce333" office:value-type="float" office:value="108" table:number-columns-spanned="2" table:number-rows-spanned="1">
            <text:p>108</text:p>
          </table:table-cell>
          <table:covered-table-cell/>
          <table:table-cell table:style-name="ce341" office:value-type="string">
            <text:p>£</text:p>
          </table:table-cell>
          <table:table-cell table:style-name="ce338" table:formula="of:=IF([CorporationTax.H18]&lt;&gt;0;[CorporationTax.H18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69"/>
          <table:table-cell table:style-name="ce118" table:number-columns-repeated="980"/>
        </table:table-row>
        <table:table-row table:style-name="ro36">
          <table:table-cell table:style-name="ce269"/>
          <table:table-cell table:style-name="ce271" table:number-columns-repeated="20"/>
          <table:table-cell table:style-name="ce269" table:number-columns-repeated="5"/>
          <table:table-cell table:style-name="ce360" table:number-columns-repeated="6"/>
          <table:table-cell table:style-name="ce269" table:number-columns-repeated="5"/>
          <table:table-cell table:style-name="ce374" table:number-columns-repeated="6"/>
          <table:table-cell table:style-name="ce269"/>
          <table:table-cell table:style-name="ce118" table:number-columns-repeated="980"/>
        </table:table-row>
        <table:table-row table:style-name="ro25">
          <table:table-cell table:style-name="ce269"/>
          <table:table-cell table:style-name="ce286" office:value-type="string" table:number-columns-spanned="4" table:number-rows-spanned="1">
            <text:p>109 - 110</text:p>
          </table:table-cell>
          <table:covered-table-cell table:number-columns-repeated="3"/>
          <table:table-cell table:style-name="ce271" table:number-columns-repeated="2"/>
          <table:table-cell table:style-name="ce271" office:value-type="string">
            <text:p>Cars outside general pool</text:p>
          </table:table-cell>
          <table:table-cell table:style-name="ce271" table:number-columns-repeated="13"/>
          <table:table-cell table:style-name="ce269"/>
          <table:table-cell table:style-name="ce333" office:value-type="float" office:value="109" table:number-columns-spanned="3" table:number-rows-spanned="1">
            <text:p>109</text:p>
          </table:table-cell>
          <table:covered-table-cell table:number-columns-repeated="2"/>
          <table:table-cell table:style-name="ce341" office:value-type="string">
            <text:p>£</text:p>
          </table:table-cell>
          <table:table-cell table:style-name="ce338" table:formula="of:=IF([CorporationTax.H16]&gt;0;[CorporationTax.H16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69" table:number-columns-repeated="2"/>
          <table:table-cell table:style-name="ce333" office:value-type="float" office:value="110" table:number-columns-spanned="2" table:number-rows-spanned="1">
            <text:p>110</text:p>
          </table:table-cell>
          <table:covered-table-cell/>
          <table:table-cell table:style-name="ce341" office:value-type="string">
            <text:p>£</text:p>
          </table:table-cell>
          <table:table-cell table:style-name="ce373" table:number-columns-spanned="6" table:number-rows-spanned="1"/>
          <table:covered-table-cell table:number-columns-repeated="5"/>
          <table:table-cell table:style-name="ce269"/>
          <table:table-cell table:style-name="ce118" table:number-columns-repeated="980"/>
        </table:table-row>
        <table:table-row table:style-name="ro36">
          <table:table-cell table:style-name="ce269"/>
          <table:table-cell table:style-name="ce271" table:number-columns-repeated="20"/>
          <table:table-cell table:style-name="ce269" table:number-columns-repeated="5"/>
          <table:table-cell table:style-name="ce360" table:number-columns-repeated="6"/>
          <table:table-cell table:style-name="ce269" table:number-columns-repeated="5"/>
          <table:table-cell table:style-name="ce374" table:number-columns-repeated="6"/>
          <table:table-cell table:style-name="ce269"/>
          <table:table-cell table:style-name="ce118" table:number-columns-repeated="980"/>
        </table:table-row>
        <table:table-row table:style-name="ro25">
          <table:table-cell table:style-name="ce269"/>
          <table:table-cell table:style-name="ce286" office:value-type="string" table:number-columns-spanned="4" table:number-rows-spanned="1">
            <text:p>111 - 112</text:p>
          </table:table-cell>
          <table:covered-table-cell table:number-columns-repeated="3"/>
          <table:table-cell table:style-name="ce271" table:number-columns-repeated="2"/>
          <table:table-cell table:style-name="ce271" office:value-type="string">
            <text:p>Industrial buildings and structures</text:p>
          </table:table-cell>
          <table:table-cell table:style-name="ce271" table:number-columns-repeated="13"/>
          <table:table-cell table:style-name="ce269"/>
          <table:table-cell table:style-name="ce333" office:value-type="float" office:value="111" table:number-columns-spanned="3" table:number-rows-spanned="1">
            <text:p>111</text:p>
          </table:table-cell>
          <table:covered-table-cell table:number-columns-repeated="2"/>
          <table:table-cell table:style-name="ce341" office:value-type="string">
            <text:p>£</text:p>
          </table:table-cell>
          <table:table-cell table:style-name="ce359" table:number-columns-spanned="6" table:number-rows-spanned="1"/>
          <table:covered-table-cell table:number-columns-repeated="5"/>
          <table:table-cell table:style-name="ce269" table:number-columns-repeated="2"/>
          <table:table-cell table:style-name="ce333" office:value-type="float" office:value="112" table:number-columns-spanned="2" table:number-rows-spanned="1">
            <text:p>112</text:p>
          </table:table-cell>
          <table:covered-table-cell/>
          <table:table-cell table:style-name="ce341" office:value-type="string">
            <text:p>£</text:p>
          </table:table-cell>
          <table:table-cell table:style-name="ce373" table:number-columns-spanned="6" table:number-rows-spanned="1"/>
          <table:covered-table-cell table:number-columns-repeated="5"/>
          <table:table-cell table:style-name="ce269"/>
          <table:table-cell table:style-name="ce118" table:number-columns-repeated="980"/>
        </table:table-row>
        <table:table-row table:style-name="ro36">
          <table:table-cell table:style-name="ce269"/>
          <table:table-cell table:style-name="ce271" table:number-columns-repeated="20"/>
          <table:table-cell table:style-name="ce269" table:number-columns-repeated="5"/>
          <table:table-cell table:style-name="ce360" table:number-columns-repeated="6"/>
          <table:table-cell table:style-name="ce269" table:number-columns-repeated="5"/>
          <table:table-cell table:style-name="ce374" table:number-columns-repeated="6"/>
          <table:table-cell table:style-name="ce269"/>
          <table:table-cell table:style-name="ce118" table:number-columns-repeated="980"/>
        </table:table-row>
        <table:table-row table:style-name="ro25">
          <table:table-cell table:style-name="ce269"/>
          <table:table-cell table:style-name="ce286" office:value-type="string" table:number-columns-spanned="4" table:number-rows-spanned="1">
            <text:p>113 - 114</text:p>
          </table:table-cell>
          <table:covered-table-cell table:number-columns-repeated="3"/>
          <table:table-cell table:style-name="ce271" table:number-columns-repeated="2"/>
          <table:table-cell table:style-name="ce271" office:value-type="string">
            <text:p>Other charges and allowances</text:p>
          </table:table-cell>
          <table:table-cell table:style-name="ce271" table:number-columns-repeated="13"/>
          <table:table-cell table:style-name="ce269"/>
          <table:table-cell table:style-name="ce333" office:value-type="float" office:value="113" table:number-columns-spanned="3" table:number-rows-spanned="1">
            <text:p>113</text:p>
          </table:table-cell>
          <table:covered-table-cell table:number-columns-repeated="2"/>
          <table:table-cell table:style-name="ce341" office:value-type="string">
            <text:p>£</text:p>
          </table:table-cell>
          <table:table-cell table:style-name="ce359" table:number-columns-spanned="6" table:number-rows-spanned="1"/>
          <table:covered-table-cell table:number-columns-repeated="5"/>
          <table:table-cell table:style-name="ce269" table:number-columns-repeated="2"/>
          <table:table-cell table:style-name="ce333" office:value-type="float" office:value="114" table:number-columns-spanned="2" table:number-rows-spanned="1">
            <text:p>114</text:p>
          </table:table-cell>
          <table:covered-table-cell/>
          <table:table-cell table:style-name="ce341" office:value-type="string">
            <text:p>£</text:p>
          </table:table-cell>
          <table:table-cell table:style-name="ce373" table:number-columns-spanned="6" table:number-rows-spanned="1"/>
          <table:covered-table-cell table:number-columns-repeated="5"/>
          <table:table-cell table:style-name="ce269"/>
          <table:table-cell table:style-name="ce118" table:number-columns-repeated="980"/>
        </table:table-row>
        <table:table-row table:style-name="ro31">
          <table:table-cell table:style-name="ce269" table:number-columns-repeated="44"/>
          <table:table-cell table:style-name="ce118" table:number-columns-repeated="980"/>
        </table:table-row>
        <table:table-row table:style-name="ro29">
          <table:table-cell table:style-name="ce279" office:value-type="string" table:number-columns-spanned="35" table:number-rows-spanned="1">
            <text:p>Charges and allowances not included in calculation of trading profits or losses</text:p>
          </table:table-cell>
          <table:covered-table-cell table:number-columns-repeated="34"/>
          <table:table-cell table:style-name="ce334" table:number-columns-repeated="9"/>
          <table:table-cell table:style-name="ce118" table:number-columns-repeated="980"/>
        </table:table-row>
        <table:table-row table:style-name="ro25">
          <table:table-cell table:style-name="ce271" table:number-columns-repeated="22"/>
          <table:table-cell table:style-name="ce271" office:value-type="string">
            <text:p>Capital allowances</text:p>
          </table:table-cell>
          <table:table-cell table:style-name="ce271" table:number-columns-repeated="11"/>
          <table:table-cell table:style-name="ce271" office:value-type="string">
            <text:p>Balancing charges</text:p>
          </table:table-cell>
          <table:table-cell table:style-name="ce271" table:number-columns-repeated="9"/>
          <table:table-cell table:style-name="ce142" table:number-columns-repeated="980"/>
        </table:table-row>
        <table:table-row table:style-name="ro25">
          <table:table-cell table:style-name="ce269"/>
          <table:table-cell table:style-name="ce286" office:value-type="string" table:number-columns-spanned="4" table:number-rows-spanned="1">
            <text:p>115 - 116</text:p>
          </table:table-cell>
          <table:covered-table-cell table:number-columns-repeated="3"/>
          <table:table-cell table:style-name="ce271" table:number-columns-repeated="2"/>
          <table:table-cell table:style-name="ce271" office:value-type="string">
            <text:p>Non-trading charges and allowances</text:p>
          </table:table-cell>
          <table:table-cell table:style-name="ce271" table:number-columns-repeated="13"/>
          <table:table-cell table:style-name="ce269"/>
          <table:table-cell table:style-name="ce333" office:value-type="float" office:value="115" table:number-columns-spanned="3" table:number-rows-spanned="1">
            <text:p>115</text:p>
          </table:table-cell>
          <table:covered-table-cell table:number-columns-repeated="2"/>
          <table:table-cell table:style-name="ce341" office:value-type="string">
            <text:p>£</text:p>
          </table:table-cell>
          <table:table-cell table:style-name="ce342" table:number-columns-spanned="6" table:number-rows-spanned="1"/>
          <table:covered-table-cell table:number-columns-repeated="5"/>
          <table:table-cell table:style-name="ce269" table:number-columns-repeated="2"/>
          <table:table-cell table:style-name="ce333" office:value-type="float" office:value="116" table:number-columns-spanned="2" table:number-rows-spanned="1">
            <text:p>116</text:p>
          </table:table-cell>
          <table:covered-table-cell/>
          <table:table-cell table:style-name="ce341" office:value-type="string">
            <text:p>£</text:p>
          </table:table-cell>
          <table:table-cell table:style-name="ce342" table:number-columns-spanned="6" table:number-rows-spanned="1"/>
          <table:covered-table-cell table:number-columns-repeated="5"/>
          <table:table-cell table:style-name="ce269"/>
          <table:table-cell table:style-name="ce118" table:number-columns-repeated="980"/>
        </table:table-row>
        <table:table-row table:style-name="ro43">
          <table:table-cell table:style-name="ce269" table:number-columns-repeated="44"/>
          <table:table-cell table:style-name="ce118" table:number-columns-repeated="980"/>
        </table:table-row>
        <table:table-row table:style-name="ro39">
          <table:table-cell table:style-name="ce269"/>
          <table:table-cell table:style-name="ce300" office:value-type="float" office:value="117" table:number-columns-spanned="4" table:number-rows-spanned="1">
            <text:p>117</text:p>
          </table:table-cell>
          <table:covered-table-cell table:number-columns-repeated="3"/>
          <table:table-cell table:style-name="ce269" table:number-columns-repeated="2"/>
          <table:table-cell table:style-name="ce297" office:value-type="string">
            <text:p>Put an 'X' in box 117 if box 115</text:p>
          </table:table-cell>
          <table:table-cell table:style-name="ce297" table:number-columns-repeated="12"/>
          <table:table-cell table:style-name="ce269" table:number-columns-repeated="2"/>
          <table:table-cell table:style-name="ce333" office:value-type="float" office:value="117" table:number-columns-spanned="3" table:number-rows-spanned="2">
            <text:p>117</text:p>
          </table:table-cell>
          <table:covered-table-cell table:number-columns-repeated="2"/>
          <table:table-cell table:style-name="ce319" table:number-columns-spanned="2" table:number-rows-spanned="2"/>
          <table:covered-table-cell/>
          <table:table-cell table:style-name="ce269" table:number-columns-repeated="17"/>
          <table:table-cell table:style-name="ce118" table:number-columns-repeated="980"/>
        </table:table-row>
        <table:table-row table:style-name="ro39">
          <table:table-cell table:style-name="ce269" table:number-columns-repeated="7"/>
          <table:table-cell table:style-name="ce297" office:value-type="string">
            <text:p>includes flat conversion allowances</text:p>
          </table:table-cell>
          <table:table-cell table:style-name="ce297" table:number-columns-repeated="12"/>
          <table:table-cell table:style-name="ce269" table:number-columns-repeated="2"/>
          <table:covered-table-cell table:number-columns-repeated="5"/>
          <table:table-cell table:style-name="ce269" table:number-columns-repeated="17"/>
          <table:table-cell table:style-name="ce118" table:number-columns-repeated="980"/>
        </table:table-row>
        <table:table-row table:style-name="ro31">
          <table:table-cell table:style-name="ce269" table:number-columns-repeated="44"/>
          <table:table-cell table:style-name="ce118" table:number-columns-repeated="980"/>
        </table:table-row>
        <table:table-row table:style-name="ro29">
          <table:table-cell table:style-name="ce279" office:value-type="string" table:number-columns-spanned="8" table:number-rows-spanned="1">
            <text:p>Expenditure</text:p>
          </table:table-cell>
          <table:covered-table-cell table:number-columns-repeated="7"/>
          <table:table-cell table:style-name="ce330" table:number-columns-spanned="36" table:number-rows-spanned="1"/>
          <table:covered-table-cell table:number-columns-repeated="35"/>
          <table:table-cell table:style-name="ce118" table:number-columns-repeated="980"/>
        </table:table-row>
        <table:table-row table:style-name="ro31">
          <table:table-cell table:style-name="ce269" table:number-columns-repeated="44"/>
          <table:table-cell table:style-name="ce118" table:number-columns-repeated="980"/>
        </table:table-row>
        <table:table-row table:style-name="ro25">
          <table:table-cell table:style-name="ce269"/>
          <table:table-cell table:style-name="ce300" office:value-type="float" office:value="118" table:number-columns-spanned="2" table:number-rows-spanned="1">
            <text:p>118</text:p>
          </table:table-cell>
          <table:covered-table-cell/>
          <table:table-cell table:style-name="ce269"/>
          <table:table-cell table:style-name="ce271" office:value-type="string">
            <text:p>Expenditure on machinery and plant on which first year allowance is claimed</text:p>
          </table:table-cell>
          <table:table-cell table:style-name="ce269" table:number-columns-repeated="29"/>
          <table:table-cell table:style-name="ce333" office:value-type="float" office:value="118" table:number-columns-spanned="2" table:number-rows-spanned="1">
            <text:p>118</text:p>
          </table:table-cell>
          <table:covered-table-cell/>
          <table:table-cell table:style-name="ce341" office:value-type="string">
            <text:p>£</text:p>
          </table:table-cell>
          <table:table-cell table:style-name="ce338" table:formula="of:=IF([CorporationTax.F79]&gt;0;[CorporationTax.F79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69"/>
          <table:table-cell table:style-name="ce118" table:number-columns-repeated="980"/>
        </table:table-row>
        <table:table-row table:style-name="ro39">
          <table:table-cell table:style-name="ce269" table:number-columns-repeated="44"/>
          <table:table-cell table:style-name="ce118" table:number-columns-repeated="980"/>
        </table:table-row>
        <table:table-row table:style-name="ro39">
          <table:table-cell table:style-name="ce269"/>
          <table:table-cell table:style-name="ce301" office:value-type="float" office:value="119" table:number-columns-spanned="2" table:number-rows-spanned="2">
            <text:p>119</text:p>
          </table:table-cell>
          <table:covered-table-cell/>
          <table:table-cell table:style-name="ce300"/>
          <table:table-cell table:style-name="ce323" office:value-type="string">
            <text:p>Put an 'X' in box 119 if claim includes enhanced capital</text:p>
          </table:table-cell>
          <table:table-cell table:style-name="ce269" table:number-columns-repeated="2"/>
          <table:table-cell table:style-name="ce297" table:number-columns-repeated="13"/>
          <table:table-cell table:style-name="ce269" table:number-columns-repeated="2"/>
          <table:table-cell table:style-name="ce333" office:value-type="float" office:value="119" table:number-columns-spanned="3" table:number-rows-spanned="2">
            <text:p>119</text:p>
          </table:table-cell>
          <table:covered-table-cell table:number-columns-repeated="2"/>
          <table:table-cell table:style-name="ce319" table:number-columns-spanned="2" table:number-rows-spanned="2"/>
          <table:covered-table-cell/>
          <table:table-cell table:style-name="ce269" table:number-columns-repeated="17"/>
          <table:table-cell table:style-name="ce118" table:number-columns-repeated="980"/>
        </table:table-row>
        <table:table-row table:style-name="ro39">
          <table:table-cell table:style-name="ce269"/>
          <table:covered-table-cell table:number-columns-repeated="2"/>
          <table:table-cell table:style-name="ce269"/>
          <table:table-cell table:style-name="ce324" office:value-type="string">
            <text:p>allowances for designated energy-saving investments</text:p>
          </table:table-cell>
          <table:table-cell table:style-name="ce269" table:number-columns-repeated="2"/>
          <table:table-cell table:style-name="ce297" table:number-columns-repeated="13"/>
          <table:table-cell table:style-name="ce269" table:number-columns-repeated="2"/>
          <table:covered-table-cell table:number-columns-repeated="5"/>
          <table:table-cell table:style-name="ce269" table:number-columns-repeated="17"/>
          <table:table-cell table:style-name="ce118" table:number-columns-repeated="980"/>
        </table:table-row>
        <table:table-row table:style-name="ro29">
          <table:table-cell table:style-name="ce269" table:number-columns-repeated="44"/>
          <table:table-cell table:style-name="ce118" table:number-columns-repeated="980"/>
        </table:table-row>
        <table:table-row table:style-name="ro25">
          <table:table-cell table:style-name="ce269"/>
          <table:table-cell table:style-name="ce300" office:value-type="float" office:value="120" table:number-columns-spanned="2" table:number-rows-spanned="1">
            <text:p>120</text:p>
          </table:table-cell>
          <table:covered-table-cell/>
          <table:table-cell table:style-name="ce269"/>
          <table:table-cell table:style-name="ce271" office:value-type="string">
            <text:p>Qualifying expenditure on machinery and plant on long life assets</text:p>
          </table:table-cell>
          <table:table-cell table:style-name="ce269" table:number-columns-repeated="29"/>
          <table:table-cell table:style-name="ce333" office:value-type="float" office:value="120" table:number-columns-spanned="2" table:number-rows-spanned="1">
            <text:p>120</text:p>
          </table:table-cell>
          <table:covered-table-cell/>
          <table:table-cell table:style-name="ce341" office:value-type="string">
            <text:p>£</text:p>
          </table:table-cell>
          <table:table-cell table:style-name="ce342" table:number-columns-spanned="6" table:number-rows-spanned="1"/>
          <table:covered-table-cell table:number-columns-repeated="5"/>
          <table:table-cell table:style-name="ce269"/>
          <table:table-cell table:style-name="ce118" table:number-columns-repeated="980"/>
        </table:table-row>
        <table:table-row table:style-name="ro36">
          <table:table-cell table:style-name="ce269" table:number-columns-repeated="44"/>
          <table:table-cell table:style-name="ce118" table:number-columns-repeated="980"/>
        </table:table-row>
        <table:table-row table:style-name="ro25">
          <table:table-cell table:style-name="ce269"/>
          <table:table-cell table:style-name="ce300" office:value-type="float" office:value="121" table:number-columns-spanned="2" table:number-rows-spanned="1">
            <text:p>121</text:p>
          </table:table-cell>
          <table:covered-table-cell/>
          <table:table-cell table:style-name="ce269"/>
          <table:table-cell table:style-name="ce271" office:value-type="string">
            <text:p>Qualifying expenditure on machinery and plant on other assets</text:p>
          </table:table-cell>
          <table:table-cell table:style-name="ce269" table:number-columns-repeated="29"/>
          <table:table-cell table:style-name="ce333" office:value-type="float" office:value="121" table:number-columns-spanned="2" table:number-rows-spanned="1">
            <text:p>121</text:p>
          </table:table-cell>
          <table:covered-table-cell/>
          <table:table-cell table:style-name="ce341" office:value-type="string">
            <text:p>£</text:p>
          </table:table-cell>
          <table:table-cell table:style-name="ce342" table:number-columns-spanned="6" table:number-rows-spanned="1"/>
          <table:covered-table-cell table:number-columns-repeated="5"/>
          <table:table-cell table:style-name="ce269"/>
          <table:table-cell table:style-name="ce118" table:number-columns-repeated="980"/>
        </table:table-row>
        <table:table-row table:style-name="ro36">
          <table:table-cell table:style-name="ce269" table:number-columns-repeated="44"/>
          <table:table-cell table:style-name="ce118" table:number-columns-repeated="980"/>
        </table:table-row>
        <table:table-row table:style-name="ro42">
          <table:table-cell table:style-name="ce282" office:value-type="string" table:number-columns-spanned="44" table:number-rows-spanned="1">
            <text:p>Losses, deficits and excess amounts</text:p>
          </table:table-cell>
          <table:covered-table-cell table:number-columns-repeated="43"/>
          <table:table-cell table:style-name="ce118" table:number-columns-repeated="980"/>
        </table:table-row>
        <table:table-row table:style-name="ro6">
          <table:table-cell table:style-name="ce269" table:number-columns-repeated="44"/>
          <table:table-cell table:style-name="ce118" table:number-columns-repeated="980"/>
        </table:table-row>
        <table:table-row table:style-name="ro8">
          <table:table-cell table:style-name="ce269"/>
          <table:table-cell table:style-name="ce300" office:value-type="float" office:value="122" table:number-columns-spanned="2" table:number-rows-spanned="1">
            <text:p>122</text:p>
          </table:table-cell>
          <table:covered-table-cell/>
          <table:table-cell table:style-name="ce271" office:value-type="string">
            <text:p>Trading losses Case 1</text:p>
          </table:table-cell>
          <table:table-cell table:style-name="ce271" table:number-columns-repeated="4"/>
          <table:table-cell table:style-name="ce269" table:number-columns-repeated="4"/>
          <table:table-cell table:style-name="ce336" office:value-type="string" table:number-columns-spanned="12" table:number-rows-spanned="1">
            <text:p>calculated under S383 ICTA 1988</text:p>
          </table:table-cell>
          <table:covered-table-cell table:number-columns-repeated="11"/>
          <table:table-cell table:style-name="ce269"/>
          <table:table-cell table:style-name="ce271" office:value-type="string">
            <text:p>124 Trading losses</text:p>
          </table:table-cell>
          <table:table-cell table:style-name="ce271" table:number-columns-repeated="8"/>
          <table:table-cell table:style-name="ce368" office:value-type="string" table:number-columns-spanned="9" table:number-rows-spanned="1">
            <text:p>calculated under S393 ICTA 1988</text:p>
          </table:table-cell>
          <table:covered-table-cell table:number-columns-repeated="8"/>
          <table:table-cell table:style-name="ce269"/>
          <table:table-cell table:style-name="ce118" table:number-columns-repeated="980"/>
        </table:table-row>
        <table:table-row table:style-name="ro25">
          <table:table-cell table:style-name="ce269"/>
          <table:table-cell table:style-name="ce271" table:number-columns-repeated="7"/>
          <table:table-cell table:style-name="ce269" table:number-columns-repeated="4"/>
          <table:table-cell table:style-name="ce333" office:value-type="float" office:value="122" table:number-columns-spanned="3" table:number-rows-spanned="1">
            <text:p>122</text:p>
          </table:table-cell>
          <table:covered-table-cell table:number-columns-repeated="2"/>
          <table:table-cell table:style-name="ce341" office:value-type="string">
            <text:p>£</text:p>
          </table:table-cell>
          <table:table-cell table:style-name="ce338" table:formula="of:=IF([.Z72]&gt;0;[.Z7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69"/>
          <table:table-cell table:style-name="ce285" office:value-type="string">
            <text:p>Case V</text:p>
          </table:table-cell>
          <table:table-cell table:style-name="ce285" table:number-columns-repeated="2"/>
          <table:table-cell table:style-name="ce271" table:number-columns-repeated="6"/>
          <table:table-cell table:style-name="ce333" office:value-type="float" office:value="124" table:number-columns-spanned="2" table:number-rows-spanned="1">
            <text:p>124</text:p>
          </table:table-cell>
          <table:covered-table-cell/>
          <table:table-cell table:style-name="ce341" office:value-type="string">
            <text:p>£</text:p>
          </table:table-cell>
          <table:table-cell table:style-name="ce342" table:number-columns-spanned="6" table:number-rows-spanned="1"/>
          <table:covered-table-cell table:number-columns-repeated="5"/>
          <table:table-cell table:style-name="ce269"/>
          <table:table-cell table:style-name="ce118" table:number-columns-repeated="980"/>
        </table:table-row>
        <table:table-row table:style-name="ro32">
          <table:table-cell table:style-name="ce269"/>
          <table:table-cell table:style-name="ce271" table:number-columns-repeated="7"/>
          <table:table-cell table:style-name="ce269" table:number-columns-repeated="17"/>
          <table:table-cell table:style-name="ce271" table:number-columns-repeated="10"/>
          <table:table-cell table:style-name="ce269" table:number-columns-repeated="9"/>
          <table:table-cell table:style-name="ce118" table:number-columns-repeated="980"/>
        </table:table-row>
        <table:table-row table:style-name="ro8">
          <table:table-cell table:style-name="ce269"/>
          <table:table-cell table:style-name="ce300" office:value-type="float" office:value="125" table:number-columns-spanned="2" table:number-rows-spanned="1">
            <text:p>125</text:p>
          </table:table-cell>
          <table:covered-table-cell/>
          <table:table-cell table:style-name="ce271" office:value-type="string">
            <text:p>Non-trade deficits on</text:p>
          </table:table-cell>
          <table:table-cell table:style-name="ce271" table:number-columns-repeated="8"/>
          <table:table-cell table:style-name="ce336" office:value-type="string" table:number-columns-spanned="12" table:number-rows-spanned="1">
            <text:p>calculated under S82 FA 1996</text:p>
          </table:table-cell>
          <table:covered-table-cell table:number-columns-repeated="11"/>
          <table:table-cell table:style-name="ce269"/>
          <table:table-cell table:style-name="ce271" office:value-type="string">
            <text:p>127 Schedule A losses</text:p>
          </table:table-cell>
          <table:table-cell table:style-name="ce300"/>
          <table:table-cell table:style-name="ce271" table:number-columns-repeated="7"/>
          <table:table-cell table:style-name="ce368" office:value-type="string" table:number-columns-spanned="9" table:number-rows-spanned="1">
            <text:p>calculated under S392A ICTA 1988</text:p>
          </table:table-cell>
          <table:covered-table-cell table:number-columns-repeated="8"/>
          <table:table-cell table:style-name="ce269"/>
          <table:table-cell table:style-name="ce118" table:number-columns-repeated="980"/>
        </table:table-row>
        <table:table-row table:style-name="ro25">
          <table:table-cell table:style-name="ce269"/>
          <table:table-cell table:style-name="ce271" table:number-columns-repeated="2"/>
          <table:table-cell table:style-name="ce298" office:value-type="string">
            <text:p>loan relationships and</text:p>
          </table:table-cell>
          <table:table-cell table:style-name="ce285" table:number-columns-repeated="8"/>
          <table:table-cell table:style-name="ce333" office:value-type="float" office:value="125" table:number-columns-spanned="3" table:number-rows-spanned="1">
            <text:p>125</text:p>
          </table:table-cell>
          <table:covered-table-cell table:number-columns-repeated="2"/>
          <table:table-cell table:style-name="ce341" office:value-type="string">
            <text:p>£</text:p>
          </table:table-cell>
          <table:table-cell table:style-name="ce342" table:number-columns-spanned="8" table:number-rows-spanned="1"/>
          <table:covered-table-cell table:number-columns-repeated="7"/>
          <table:table-cell table:style-name="ce269"/>
          <table:table-cell table:style-name="ce271" table:number-columns-repeated="9"/>
          <table:table-cell table:style-name="ce333" office:value-type="float" office:value="127" table:number-columns-spanned="2" table:number-rows-spanned="1">
            <text:p>127</text:p>
          </table:table-cell>
          <table:covered-table-cell/>
          <table:table-cell table:style-name="ce341" office:value-type="string">
            <text:p>£</text:p>
          </table:table-cell>
          <table:table-cell table:style-name="ce342" table:number-columns-spanned="6" table:number-rows-spanned="1"/>
          <table:covered-table-cell table:number-columns-repeated="5"/>
          <table:table-cell table:style-name="ce269"/>
          <table:table-cell table:style-name="ce118" table:number-columns-repeated="980"/>
        </table:table-row>
        <table:table-row table:style-name="ro39">
          <table:table-cell table:style-name="ce269"/>
          <table:table-cell table:style-name="ce271" table:number-columns-repeated="2"/>
          <table:table-cell table:style-name="ce271" office:value-type="string">
            <text:p>derivative contracts</text:p>
          </table:table-cell>
          <table:table-cell table:style-name="ce285" table:number-columns-repeated="7"/>
          <table:table-cell table:style-name="ce271"/>
          <table:table-cell table:style-name="ce269" table:number-columns-repeated="13"/>
          <table:table-cell table:style-name="ce271" table:number-columns-repeated="10"/>
          <table:table-cell table:style-name="ce269" table:number-columns-repeated="9"/>
          <table:table-cell table:style-name="ce118" table:number-columns-repeated="980"/>
        </table:table-row>
        <table:table-row table:style-name="ro6">
          <table:table-cell table:style-name="ce269"/>
          <table:table-cell table:style-name="ce271" table:number-columns-repeated="7"/>
          <table:table-cell table:style-name="ce269" table:number-columns-repeated="17"/>
          <table:table-cell table:style-name="ce271" table:number-columns-repeated="10"/>
          <table:table-cell table:style-name="ce269" table:number-columns-repeated="9"/>
          <table:table-cell table:style-name="ce118" table:number-columns-repeated="980"/>
        </table:table-row>
        <table:table-row table:style-name="ro8">
          <table:table-cell table:style-name="ce269"/>
          <table:table-cell table:style-name="ce300" office:value-type="float" office:value="129" table:number-columns-spanned="2" table:number-rows-spanned="1">
            <text:p>129</text:p>
          </table:table-cell>
          <table:covered-table-cell/>
          <table:table-cell table:style-name="ce286" office:value-type="string">
            <text:p>Overseas property</text:p>
          </table:table-cell>
          <table:table-cell table:style-name="ce286" table:number-columns-repeated="4"/>
          <table:table-cell table:style-name="ce281" table:number-columns-repeated="4"/>
          <table:table-cell table:style-name="ce336" office:value-type="string" table:number-columns-spanned="12" table:number-rows-spanned="1">
            <text:p>calculated under S3928 ICTA 1988</text:p>
          </table:table-cell>
          <table:covered-table-cell table:number-columns-repeated="11"/>
          <table:table-cell table:style-name="ce269"/>
          <table:table-cell table:style-name="ce271" office:value-type="string">
            <text:p>130 <text:s/>Losses Case VI</text:p>
          </table:table-cell>
          <table:table-cell table:style-name="ce300"/>
          <table:table-cell table:style-name="ce271" table:number-columns-repeated="7"/>
          <table:table-cell table:style-name="ce368" office:value-type="string" table:number-columns-spanned="9" table:number-rows-spanned="1">
            <text:p>calculated under S396 ICTA 1988</text:p>
          </table:table-cell>
          <table:covered-table-cell table:number-columns-repeated="8"/>
          <table:table-cell table:style-name="ce269"/>
          <table:table-cell table:style-name="ce118" table:number-columns-repeated="980"/>
        </table:table-row>
        <table:table-row table:style-name="ro25">
          <table:table-cell table:style-name="ce269"/>
          <table:table-cell table:style-name="ce271" table:number-columns-repeated="2"/>
          <table:table-cell table:style-name="ce271" office:value-type="string">
            <text:p>business loss Case V</text:p>
          </table:table-cell>
          <table:table-cell table:style-name="ce285" table:number-columns-repeated="4"/>
          <table:table-cell table:style-name="ce287" table:number-columns-repeated="4"/>
          <table:table-cell table:style-name="ce333" office:value-type="float" office:value="129" table:number-columns-spanned="3" table:number-rows-spanned="1">
            <text:p>129</text:p>
          </table:table-cell>
          <table:covered-table-cell table:number-columns-repeated="2"/>
          <table:table-cell table:style-name="ce341" office:value-type="string">
            <text:p>£</text:p>
          </table:table-cell>
          <table:table-cell table:style-name="ce342" table:number-columns-spanned="8" table:number-rows-spanned="1"/>
          <table:covered-table-cell table:number-columns-repeated="7"/>
          <table:table-cell table:style-name="ce269"/>
          <table:table-cell table:style-name="ce271" table:number-columns-repeated="9"/>
          <table:table-cell table:style-name="ce333" office:value-type="float" office:value="130" table:number-columns-spanned="2" table:number-rows-spanned="1">
            <text:p>130</text:p>
          </table:table-cell>
          <table:covered-table-cell/>
          <table:table-cell table:style-name="ce341" office:value-type="string">
            <text:p>£</text:p>
          </table:table-cell>
          <table:table-cell table:style-name="ce342" table:number-columns-spanned="6" table:number-rows-spanned="1"/>
          <table:covered-table-cell table:number-columns-repeated="5"/>
          <table:table-cell table:style-name="ce269"/>
          <table:table-cell table:style-name="ce118" table:number-columns-repeated="980"/>
        </table:table-row>
        <table:table-row table:style-name="ro32">
          <table:table-cell table:style-name="ce269"/>
          <table:table-cell table:style-name="ce271" table:number-columns-repeated="7"/>
          <table:table-cell table:style-name="ce269" table:number-columns-repeated="17"/>
          <table:table-cell table:style-name="ce271" table:number-columns-repeated="10"/>
          <table:table-cell table:style-name="ce269" table:number-columns-repeated="9"/>
          <table:table-cell table:style-name="ce118" table:number-columns-repeated="980"/>
        </table:table-row>
        <table:table-row table:style-name="ro8">
          <table:table-cell table:style-name="ce269"/>
          <table:table-cell table:style-name="ce300" office:value-type="float" office:value="131" table:number-columns-spanned="2" table:number-rows-spanned="1">
            <text:p>131</text:p>
          </table:table-cell>
          <table:covered-table-cell/>
          <table:table-cell table:style-name="ce271" office:value-type="string">
            <text:p>Capital losses</text:p>
          </table:table-cell>
          <table:table-cell table:style-name="ce271" table:number-columns-repeated="4"/>
          <table:table-cell table:style-name="ce269" table:number-columns-repeated="4"/>
          <table:table-cell table:style-name="ce336" office:value-type="string" table:number-columns-spanned="12" table:number-rows-spanned="1">
            <text:p>calculated under S16 TCGA 1992</text:p>
          </table:table-cell>
          <table:covered-table-cell table:number-columns-repeated="11"/>
          <table:table-cell table:style-name="ce269"/>
          <table:table-cell table:style-name="ce271" office:value-type="string">
            <text:p>136 Excess</text:p>
          </table:table-cell>
          <table:table-cell table:style-name="ce300"/>
          <table:table-cell table:style-name="ce271" table:number-columns-repeated="7"/>
          <table:table-cell table:style-name="ce368" office:value-type="string" table:number-columns-spanned="9" table:number-rows-spanned="1">
            <text:p>calculated under S75 ICTA 1988</text:p>
          </table:table-cell>
          <table:covered-table-cell table:number-columns-repeated="8"/>
          <table:table-cell table:style-name="ce269"/>
          <table:table-cell table:style-name="ce118" table:number-columns-repeated="980"/>
        </table:table-row>
        <table:table-row table:style-name="ro25">
          <table:table-cell table:style-name="ce269" table:number-columns-repeated="12"/>
          <table:table-cell table:style-name="ce333" office:value-type="float" office:value="131" table:number-columns-spanned="3" table:number-rows-spanned="1">
            <text:p>131</text:p>
          </table:table-cell>
          <table:covered-table-cell table:number-columns-repeated="2"/>
          <table:table-cell table:style-name="ce341" office:value-type="string">
            <text:p>£</text:p>
          </table:table-cell>
          <table:table-cell table:style-name="ce342" table:number-columns-spanned="8" table:number-rows-spanned="1"/>
          <table:covered-table-cell table:number-columns-repeated="7"/>
          <table:table-cell table:style-name="ce269"/>
          <table:table-cell table:style-name="ce285" office:value-type="string">
            <text:p>management expenses</text:p>
          </table:table-cell>
          <table:table-cell table:style-name="ce285" table:number-columns-repeated="8"/>
          <table:table-cell table:style-name="ce333" office:value-type="float" office:value="136" table:number-columns-spanned="2" table:number-rows-spanned="1">
            <text:p>136</text:p>
          </table:table-cell>
          <table:covered-table-cell/>
          <table:table-cell table:style-name="ce341" office:value-type="string">
            <text:p>£</text:p>
          </table:table-cell>
          <table:table-cell table:style-name="ce342" table:number-columns-spanned="6" table:number-rows-spanned="1"/>
          <table:covered-table-cell table:number-columns-repeated="5"/>
          <table:table-cell table:style-name="ce269"/>
          <table:table-cell table:style-name="ce118" table:number-columns-repeated="980"/>
        </table:table-row>
        <table:table-row table:style-name="ro6">
          <table:table-cell table:style-name="ce269" table:number-columns-repeated="44"/>
          <table:table-cell table:style-name="ce118" table:number-columns-repeated="980"/>
        </table:table-row>
        <table:table-row table:style-name="ro44">
          <table:table-cell table:style-name="ce283" office:value-type="string" table:number-columns-spanned="3" table:number-rows-spanned="1">
            <text:p>Page 4</text:p>
          </table:table-cell>
          <table:covered-table-cell table:number-columns-repeated="2"/>
          <table:table-cell table:style-name="ce280" table:number-columns-spanned="41" table:number-rows-spanned="1"/>
          <table:covered-table-cell table:number-columns-repeated="40"/>
          <table:table-cell table:style-name="ce118" table:number-columns-repeated="980"/>
        </table:table-row>
        <table:table-row table:style-name="ro42">
          <table:table-cell table:style-name="ce276" office:value-type="string" table:number-columns-spanned="44" table:number-rows-spanned="1">
            <text:p>Overpayments and repayments</text:p>
          </table:table-cell>
          <table:covered-table-cell table:number-columns-repeated="43"/>
          <table:table-cell table:style-name="ce118" table:number-columns-repeated="980"/>
        </table:table-row>
        <table:table-row table:style-name="ro29">
          <table:table-cell table:style-name="ce284" office:value-type="string" table:number-columns-spanned="9" table:number-rows-spanned="1">
            <text:p>Small repayments</text:p>
          </table:table-cell>
          <table:covered-table-cell table:number-columns-repeated="8"/>
          <table:table-cell table:style-name="ce331" table:number-columns-spanned="35" table:number-rows-spanned="1"/>
          <table:covered-table-cell table:number-columns-repeated="34"/>
          <table:table-cell table:style-name="ce118" table:number-columns-repeated="980"/>
        </table:table-row>
        <table:table-row table:style-name="ro32">
          <table:table-cell table:style-name="ce271"/>
          <table:table-cell table:style-name="ce271" office:value-type="string">
            <text:p>If you do not want us to make small repayments please either put an 'X' in box 139 or complete box 140 below.</text:p>
          </table:table-cell>
          <table:table-cell table:style-name="ce271" table:number-columns-repeated="42"/>
          <table:table-cell table:style-name="ce142" table:number-columns-repeated="980"/>
        </table:table-row>
        <table:table-row table:style-name="ro32">
          <table:table-cell table:style-name="ce285"/>
          <table:table-cell table:style-name="ce285" office:value-type="string">
            <text:p>Repayments' here include tax, interest, and late filing penalties or any combination of them.</text:p>
          </table:table-cell>
          <table:table-cell table:style-name="ce285" table:number-columns-repeated="42"/>
          <table:table-cell table:style-name="ce382" table:number-columns-repeated="980"/>
        </table:table-row>
        <table:table-row table:style-name="ro34">
          <table:table-cell table:style-name="ce269" table:number-columns-repeated="44"/>
          <table:table-cell table:style-name="ce118" table:number-columns-repeated="980"/>
        </table:table-row>
        <table:table-row table:style-name="ro25">
          <table:table-cell table:style-name="ce269"/>
          <table:table-cell table:style-name="ce271" office:value-type="string">
            <text:p>Do not repay £20 or less</text:p>
          </table:table-cell>
          <table:table-cell table:style-name="ce271" table:number-columns-repeated="8"/>
          <table:table-cell table:style-name="ce269"/>
          <table:table-cell table:style-name="ce333" office:value-type="float" office:value="139" table:number-columns-spanned="2" table:number-rows-spanned="1">
            <text:p>139</text:p>
          </table:table-cell>
          <table:covered-table-cell/>
          <table:table-cell table:style-name="ce339" table:number-columns-spanned="3" table:number-rows-spanned="1"/>
          <table:covered-table-cell table:number-columns-repeated="2"/>
          <table:table-cell table:style-name="ce269" table:number-columns-repeated="2"/>
          <table:table-cell table:style-name="ce271" office:value-type="string">
            <text:p>Do not repay sums of </text:p>
          </table:table-cell>
          <table:table-cell table:style-name="ce269" table:number-columns-repeated="7"/>
          <table:table-cell table:style-name="ce333" office:value-type="float" office:value="140" table:number-columns-spanned="2" table:number-rows-spanned="1">
            <text:p>140</text:p>
          </table:table-cell>
          <table:covered-table-cell/>
          <table:table-cell table:style-name="ce341" office:value-type="string">
            <text:p>£</text:p>
          </table:table-cell>
          <table:table-cell table:style-name="ce342" table:number-columns-spanned="5" table:number-rows-spanned="1"/>
          <table:covered-table-cell table:number-columns-repeated="4"/>
          <table:table-cell table:style-name="ce271" office:value-type="string">
            <text:p><text:s/>or less,<text:span text:style-name="T1"> Enter whole figure only</text:span></text:p>
          </table:table-cell>
          <table:table-cell table:style-name="ce269" table:number-columns-repeated="9"/>
          <table:table-cell table:style-name="ce118" table:number-columns-repeated="980"/>
        </table:table-row>
        <table:table-row table:style-name="ro6">
          <table:table-cell table:style-name="ce269" table:number-columns-repeated="44"/>
          <table:table-cell table:style-name="ce118" table:number-columns-repeated="980"/>
        </table:table-row>
        <table:table-row table:style-name="ro29">
          <table:table-cell table:style-name="ce279" office:value-type="string" table:number-columns-spanned="27" table:number-rows-spanned="1">
            <text:p>Bank details (for person to whom the repayment is to be made)</text:p>
          </table:table-cell>
          <table:covered-table-cell table:number-columns-repeated="26"/>
          <table:table-cell table:style-name="ce334" table:number-columns-spanned="17" table:number-rows-spanned="1"/>
          <table:covered-table-cell table:number-columns-repeated="16"/>
          <table:table-cell table:style-name="ce118" table:number-columns-repeated="980"/>
        </table:table-row>
        <table:table-row table:style-name="ro32">
          <table:table-cell table:style-name="ce271"/>
          <table:table-cell table:style-name="ce271" office:value-type="string">
            <text:p>Repayment is made quickly and safely by direct credit to a bank or building society account.</text:p>
          </table:table-cell>
          <table:table-cell table:style-name="ce271" table:number-columns-repeated="42"/>
          <table:table-cell table:style-name="ce142" table:number-columns-repeated="980"/>
        </table:table-row>
        <table:table-row table:style-name="ro32">
          <table:table-cell table:style-name="ce285"/>
          <table:table-cell table:style-name="ce285" office:value-type="string">
            <text:p>Please complete the following details</text:p>
          </table:table-cell>
          <table:table-cell table:style-name="ce285" table:number-columns-repeated="42"/>
          <table:table-cell table:style-name="ce382" table:number-columns-repeated="980"/>
        </table:table-row>
        <table:table-row table:style-name="ro25">
          <table:table-cell table:style-name="ce271"/>
          <table:table-cell table:style-name="ce271" office:value-type="string">
            <text:p>Name of bank or building society</text:p>
          </table:table-cell>
          <table:table-cell table:style-name="ce271" table:number-columns-repeated="33"/>
          <table:table-cell table:style-name="ce271" office:value-type="string">
            <text:p>Branch sort code</text:p>
          </table:table-cell>
          <table:table-cell table:style-name="ce271" table:number-columns-repeated="8"/>
          <table:table-cell table:style-name="ce142" table:number-columns-repeated="980"/>
        </table:table-row>
        <table:table-row table:style-name="ro25">
          <table:table-cell table:style-name="ce269"/>
          <table:table-cell table:style-name="ce302" office:value-type="float" office:value="149" table:number-columns-spanned="2" table:number-rows-spanned="1">
            <text:p>149</text:p>
          </table:table-cell>
          <table:covered-table-cell/>
          <table:table-cell table:style-name="ce319" table:number-columns-spanned="29" table:number-rows-spanned="1"/>
          <table:covered-table-cell table:number-columns-repeated="28"/>
          <table:table-cell table:style-name="ce269" table:number-columns-repeated="3"/>
          <table:table-cell table:style-name="ce303" office:value-type="float" office:value="150" table:number-columns-spanned="2" table:number-rows-spanned="1">
            <text:p>150</text:p>
          </table:table-cell>
          <table:covered-table-cell/>
          <table:table-cell table:style-name="ce325"/>
          <table:table-cell table:style-name="ce375"/>
          <table:table-cell table:style-name="ce376"/>
          <table:table-cell table:style-name="ce375"/>
          <table:table-cell table:style-name="ce376"/>
          <table:table-cell table:style-name="ce325"/>
          <table:table-cell table:style-name="ce269"/>
          <table:table-cell table:style-name="ce381" table:number-columns-repeated="2"/>
          <table:table-cell table:style-name="ce118" table:number-columns-repeated="978"/>
        </table:table-row>
        <table:table-row table:style-name="ro37">
          <table:table-cell table:style-name="ce269" table:number-columns-repeated="44"/>
          <table:table-cell table:style-name="ce118" table:number-columns-repeated="980"/>
        </table:table-row>
        <table:table-row table:style-name="ro25">
          <table:table-cell table:style-name="ce271"/>
          <table:table-cell table:style-name="ce271" office:value-type="string">
            <text:p>Account number</text:p>
          </table:table-cell>
          <table:table-cell table:style-name="ce271" table:number-columns-repeated="18"/>
          <table:table-cell table:style-name="ce271" office:value-type="string">
            <text:p>Name of account</text:p>
          </table:table-cell>
          <table:table-cell table:style-name="ce271" table:number-columns-repeated="23"/>
          <table:table-cell table:style-name="ce219" table:number-columns-repeated="2"/>
          <table:table-cell table:style-name="ce142" table:number-columns-repeated="978"/>
        </table:table-row>
        <table:table-row table:style-name="ro25">
          <table:table-cell table:style-name="ce269"/>
          <table:table-cell table:style-name="ce303" office:value-type="float" office:value="151" table:number-columns-spanned="3" table:number-rows-spanned="1">
            <text:p>151</text:p>
          </table:table-cell>
          <table:covered-table-cell table:number-columns-repeated="2"/>
          <table:table-cell table:style-name="ce325" table:number-columns-repeated="2"/>
          <table:table-cell table:style-name="ce328" table:number-columns-spanned="2" table:number-rows-spanned="1"/>
          <table:covered-table-cell/>
          <table:table-cell table:style-name="ce325" table:number-columns-repeated="5"/>
          <table:table-cell table:style-name="ce269" table:number-columns-repeated="7"/>
          <table:table-cell table:style-name="ce333" office:value-type="float" office:value="152" table:number-columns-spanned="2" table:number-rows-spanned="1">
            <text:p>152</text:p>
          </table:table-cell>
          <table:covered-table-cell/>
          <table:table-cell table:style-name="ce319" table:number-columns-spanned="21" table:number-rows-spanned="1"/>
          <table:covered-table-cell table:number-columns-repeated="20"/>
          <table:table-cell table:style-name="ce379"/>
          <table:table-cell table:style-name="ce280"/>
          <table:table-cell table:style-name="ce381"/>
          <table:table-cell table:style-name="ce118" table:number-columns-repeated="978"/>
        </table:table-row>
        <table:table-row table:style-name="ro37">
          <table:table-cell table:style-name="ce269" table:number-columns-repeated="44"/>
          <table:table-cell table:style-name="ce118" table:number-columns-repeated="980"/>
        </table:table-row>
        <table:table-row table:style-name="ro25">
          <table:table-cell table:style-name="ce271"/>
          <table:table-cell table:style-name="ce271" office:value-type="string">
            <text:p>Building society reference</text:p>
          </table:table-cell>
          <table:table-cell table:style-name="ce271" table:number-columns-repeated="42"/>
          <table:table-cell table:style-name="ce142" table:number-columns-repeated="980"/>
        </table:table-row>
        <table:table-row table:style-name="ro25">
          <table:table-cell table:style-name="ce269"/>
          <table:table-cell table:style-name="ce303" office:value-type="float" office:value="153" table:number-columns-spanned="3" table:number-rows-spanned="1">
            <text:p>153</text:p>
          </table:table-cell>
          <table:covered-table-cell table:number-columns-repeated="2"/>
          <table:table-cell table:style-name="ce325" table:number-columns-repeated="2"/>
          <table:table-cell table:style-name="ce328" table:number-columns-spanned="2" table:number-rows-spanned="1"/>
          <table:covered-table-cell/>
          <table:table-cell table:style-name="ce325" table:number-columns-repeated="5"/>
          <table:table-cell table:style-name="ce319" table:number-columns-spanned="2" table:number-rows-spanned="1"/>
          <table:covered-table-cell/>
          <table:table-cell table:style-name="ce325"/>
          <table:table-cell table:style-name="ce319" table:number-columns-spanned="2" table:number-rows-spanned="1"/>
          <table:covered-table-cell/>
          <table:table-cell table:style-name="ce325" table:number-columns-repeated="5"/>
          <table:table-cell table:style-name="ce319" table:number-columns-spanned="2" table:number-rows-spanned="1"/>
          <table:covered-table-cell/>
          <table:table-cell table:style-name="ce325"/>
          <table:table-cell table:style-name="ce269" table:number-columns-repeated="18"/>
          <table:table-cell table:style-name="ce118" table:number-columns-repeated="980"/>
        </table:table-row>
        <table:table-row table:style-name="ro6">
          <table:table-cell table:style-name="ce269" table:number-columns-repeated="44"/>
          <table:table-cell table:style-name="ce118" table:number-columns-repeated="980"/>
        </table:table-row>
        <table:table-row table:style-name="ro29">
          <table:table-cell table:style-name="ce279" office:value-type="string" table:number-columns-spanned="21" table:number-rows-spanned="1">
            <text:p>Payments to a person other than the company</text:p>
          </table:table-cell>
          <table:covered-table-cell table:number-columns-repeated="20"/>
          <table:table-cell table:style-name="ce330" table:number-columns-spanned="23" table:number-rows-spanned="1"/>
          <table:covered-table-cell table:number-columns-repeated="22"/>
          <table:table-cell table:style-name="ce118" table:number-columns-repeated="980"/>
        </table:table-row>
        <table:table-row table:style-name="ro25">
          <table:table-cell table:style-name="ce286"/>
          <table:table-cell table:style-name="ce286" office:value-type="string">
            <text:p>Complete the authority below if you want the repayment to be made to a person other than the company.</text:p>
          </table:table-cell>
          <table:table-cell table:style-name="ce286" table:number-columns-repeated="42"/>
          <table:table-cell table:style-name="ce383" table:number-columns-repeated="980"/>
        </table:table-row>
        <table:table-row table:style-name="ro25">
          <table:table-cell table:style-name="ce287"/>
          <table:table-cell table:style-name="ce285" office:value-type="string">
            <text:p>1, as<text:span text:style-name="T1"> </text:span><text:span text:style-name="T2">(enter status - company secretary, </text:span><text:span text:style-name="T2">treasurer, liquidator or authorised agent, </text:span><text:span text:style-name="T2">etc..)</text:span></text:p>
          </table:table-cell>
          <table:table-cell table:style-name="ce287" table:number-columns-repeated="42"/>
          <table:table-cell table:style-name="ce384" table:number-columns-repeated="980"/>
        </table:table-row>
        <table:table-row table:style-name="ro25">
          <table:table-cell table:style-name="ce269"/>
          <table:table-cell table:style-name="ce302" office:value-type="float" office:value="154" table:number-columns-spanned="2" table:number-rows-spanned="1">
            <text:p>154</text:p>
          </table:table-cell>
          <table:covered-table-cell/>
          <table:table-cell table:style-name="ce319" table:number-columns-spanned="29" table:number-rows-spanned="1"/>
          <table:covered-table-cell table:number-columns-repeated="28"/>
          <table:table-cell table:style-name="ce269" table:number-columns-repeated="12"/>
          <table:table-cell table:style-name="ce118" table:number-columns-repeated="980"/>
        </table:table-row>
        <table:table-row table:style-name="ro34">
          <table:table-cell table:style-name="ce269" table:number-columns-repeated="44"/>
          <table:table-cell table:style-name="ce118" table:number-columns-repeated="980"/>
        </table:table-row>
        <table:table-row table:style-name="ro25">
          <table:table-cell table:style-name="ce269"/>
          <table:table-cell table:style-name="ce271" office:value-type="string">
            <text:p>of<text:span text:style-name="T2"> (enter name of company)</text:span></text:p>
          </table:table-cell>
          <table:table-cell table:style-name="ce269" table:number-columns-repeated="42"/>
          <table:table-cell table:style-name="ce118" table:number-columns-repeated="980"/>
        </table:table-row>
        <table:table-row table:style-name="ro25">
          <table:table-cell table:style-name="ce269"/>
          <table:table-cell table:style-name="ce302" office:value-type="float" office:value="155" table:number-columns-spanned="2" table:number-rows-spanned="1">
            <text:p>155</text:p>
          </table:table-cell>
          <table:covered-table-cell/>
          <table:table-cell table:style-name="ce319" table:number-columns-spanned="29" table:number-rows-spanned="1"/>
          <table:covered-table-cell table:number-columns-repeated="28"/>
          <table:table-cell table:style-name="ce269" table:number-columns-repeated="12"/>
          <table:table-cell table:style-name="ce118" table:number-columns-repeated="980"/>
        </table:table-row>
        <table:table-row table:style-name="ro25">
          <table:table-cell table:style-name="ce269"/>
          <table:table-cell table:style-name="ce271" office:value-type="string">
            <text:p>authorise<text:span text:style-name="T2"> (enter name)</text:span></text:p>
          </table:table-cell>
          <table:table-cell table:style-name="ce269" table:number-columns-repeated="42"/>
          <table:table-cell table:style-name="ce118" table:number-columns-repeated="980"/>
        </table:table-row>
        <table:table-row table:style-name="ro25">
          <table:table-cell table:style-name="ce269"/>
          <table:table-cell table:style-name="ce303" office:value-type="float" office:value="156" table:number-columns-spanned="2" table:number-rows-spanned="1">
            <text:p>156</text:p>
          </table:table-cell>
          <table:covered-table-cell/>
          <table:table-cell table:style-name="ce319" table:number-columns-spanned="29" table:number-rows-spanned="1"/>
          <table:covered-table-cell table:number-columns-repeated="28"/>
          <table:table-cell table:style-name="ce269" table:number-columns-repeated="12"/>
          <table:table-cell table:style-name="ce118" table:number-columns-repeated="980"/>
        </table:table-row>
        <table:table-row table:style-name="ro25">
          <table:table-cell table:style-name="ce269"/>
          <table:table-cell table:style-name="ce297" office:value-type="string">
            <text:p>(enter address)</text:p>
          </table:table-cell>
          <table:table-cell table:style-name="ce269" table:number-columns-repeated="42"/>
          <table:table-cell table:style-name="ce118" table:number-columns-repeated="980"/>
        </table:table-row>
        <table:table-row table:style-name="ro25">
          <table:table-cell table:style-name="ce269"/>
          <table:table-cell table:style-name="ce304" office:value-type="float" office:value="157" table:number-columns-spanned="2" table:number-rows-spanned="1">
            <text:p>157</text:p>
          </table:table-cell>
          <table:covered-table-cell/>
          <table:table-cell table:style-name="ce320" table:number-columns-spanned="29" table:number-rows-spanned="1"/>
          <table:covered-table-cell table:number-columns-repeated="28"/>
          <table:table-cell table:style-name="ce269" table:number-columns-repeated="12"/>
          <table:table-cell table:style-name="ce118" table:number-columns-repeated="980"/>
        </table:table-row>
        <table:table-row table:style-name="ro25">
          <table:table-cell table:style-name="ce269"/>
          <table:table-cell table:style-name="ce305" table:number-columns-spanned="31" table:number-rows-spanned="1"/>
          <table:covered-table-cell table:number-columns-repeated="30"/>
          <table:table-cell table:style-name="ce269" table:number-columns-repeated="12"/>
          <table:table-cell table:style-name="ce118" table:number-columns-repeated="980"/>
        </table:table-row>
        <table:table-row table:style-name="ro25">
          <table:table-cell table:style-name="ce269"/>
          <table:table-cell table:style-name="ce305" table:number-columns-spanned="31" table:number-rows-spanned="1"/>
          <table:covered-table-cell table:number-columns-repeated="30"/>
          <table:table-cell table:style-name="ce269" table:number-columns-repeated="12"/>
          <table:table-cell table:style-name="ce118" table:number-columns-repeated="980"/>
        </table:table-row>
        <table:table-row table:style-name="ro25">
          <table:table-cell table:style-name="ce269"/>
          <table:table-cell table:style-name="ce306" table:number-columns-spanned="16" table:number-rows-spanned="1"/>
          <table:covered-table-cell table:number-columns-repeated="15"/>
          <table:table-cell table:style-name="ce343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53" table:number-columns-spanned="9" table:number-rows-spanned="1"/>
          <table:covered-table-cell table:number-columns-repeated="8"/>
          <table:table-cell table:style-name="ce269" table:number-columns-repeated="12"/>
          <table:table-cell table:style-name="ce118" table:number-columns-repeated="980"/>
        </table:table-row>
        <table:table-row table:style-name="ro25">
          <table:table-cell table:style-name="ce271"/>
          <table:table-cell table:style-name="ce271" office:value-type="string">
            <text:p>Nominee reference</text:p>
          </table:table-cell>
          <table:table-cell table:style-name="ce271" table:number-columns-repeated="42"/>
          <table:table-cell table:style-name="ce142" table:number-columns-repeated="980"/>
        </table:table-row>
        <table:table-row table:style-name="ro25">
          <table:table-cell table:style-name="ce269"/>
          <table:table-cell table:style-name="ce303" office:value-type="float" office:value="158" table:number-columns-spanned="2" table:number-rows-spanned="1">
            <text:p>158</text:p>
          </table:table-cell>
          <table:covered-table-cell/>
          <table:table-cell table:style-name="ce319" table:number-columns-spanned="29" table:number-rows-spanned="1"/>
          <table:covered-table-cell table:number-columns-repeated="28"/>
          <table:table-cell table:style-name="ce269" table:number-columns-repeated="12"/>
          <table:table-cell table:style-name="ce118" table:number-columns-repeated="980"/>
        </table:table-row>
        <table:table-row table:style-name="ro25">
          <table:table-cell table:style-name="ce271"/>
          <table:table-cell table:style-name="ce271" office:value-type="string">
            <text:p>to receive payment on the company's behalf.</text:p>
          </table:table-cell>
          <table:table-cell table:style-name="ce271" table:number-columns-repeated="42"/>
          <table:table-cell table:style-name="ce142" table:number-columns-repeated="980"/>
        </table:table-row>
        <table:table-row table:style-name="ro31">
          <table:table-cell table:style-name="ce269" table:number-columns-repeated="44"/>
          <table:table-cell table:style-name="ce118" table:number-columns-repeated="980"/>
        </table:table-row>
        <table:table-row table:style-name="ro25">
          <table:table-cell table:style-name="ce271"/>
          <table:table-cell table:style-name="ce271" office:value-type="string">
            <text:p>Signature</text:p>
          </table:table-cell>
          <table:table-cell table:style-name="ce271" table:number-columns-repeated="42"/>
          <table:table-cell table:style-name="ce142" table:number-columns-repeated="980"/>
        </table:table-row>
        <table:table-row table:style-name="ro25">
          <table:table-cell table:style-name="ce269"/>
          <table:table-cell table:style-name="ce302" office:value-type="float" office:value="159" table:number-columns-spanned="2" table:number-rows-spanned="1">
            <text:p>159</text:p>
          </table:table-cell>
          <table:covered-table-cell/>
          <table:table-cell table:style-name="ce321" table:number-columns-spanned="29" table:number-rows-spanned="1"/>
          <table:covered-table-cell table:number-columns-repeated="28"/>
          <table:table-cell table:style-name="ce269" table:number-columns-repeated="12"/>
          <table:table-cell table:style-name="ce118" table:number-columns-repeated="980"/>
        </table:table-row>
        <table:table-row table:style-name="ro32">
          <table:table-cell table:style-name="ce269"/>
          <table:table-cell table:style-name="ce307" table:number-columns-spanned="31" table:number-rows-spanned="2"/>
          <table:covered-table-cell table:number-columns-repeated="30"/>
          <table:table-cell table:style-name="ce269" table:number-columns-repeated="12"/>
          <table:table-cell table:style-name="ce118" table:number-columns-repeated="980"/>
        </table:table-row>
        <table:table-row table:style-name="ro32">
          <table:table-cell table:style-name="ce269"/>
          <table:covered-table-cell table:number-columns-repeated="31"/>
          <table:table-cell table:style-name="ce269" table:number-columns-repeated="12"/>
          <table:table-cell table:style-name="ce118" table:number-columns-repeated="980"/>
        </table:table-row>
        <table:table-row table:style-name="ro25">
          <table:table-cell table:style-name="ce269"/>
          <table:table-cell table:style-name="ce271" office:value-type="string">
            <text:p>Name<text:span text:style-name="T1"> </text:span><text:span text:style-name="T2">(in capitals)</text:span></text:p>
          </table:table-cell>
          <table:table-cell table:style-name="ce269" table:number-columns-repeated="42"/>
          <table:table-cell table:style-name="ce118" table:number-columns-repeated="980"/>
        </table:table-row>
        <table:table-row table:style-name="ro25">
          <table:table-cell table:style-name="ce269"/>
          <table:table-cell table:style-name="ce302" office:value-type="float" office:value="160" table:number-columns-spanned="2" table:number-rows-spanned="1">
            <text:p>160</text:p>
          </table:table-cell>
          <table:covered-table-cell/>
          <table:table-cell table:style-name="ce322" table:number-columns-spanned="29" table:number-rows-spanned="1"/>
          <table:covered-table-cell table:number-columns-repeated="28"/>
          <table:table-cell table:style-name="ce269" table:number-columns-repeated="12"/>
          <table:table-cell table:style-name="ce118" table:number-columns-repeated="980"/>
        </table:table-row>
        <table:table-row table:style-name="ro34">
          <table:table-cell table:style-name="ce269" table:number-columns-repeated="44"/>
          <table:table-cell table:style-name="ce118" table:number-columns-repeated="980"/>
        </table:table-row>
        <table:table-row table:style-name="ro42">
          <table:table-cell table:style-name="ce282" office:value-type="string" table:number-columns-spanned="44" table:number-rows-spanned="1">
            <text:p>Declaration</text:p>
          </table:table-cell>
          <table:covered-table-cell table:number-columns-repeated="43"/>
          <table:table-cell table:style-name="ce118" table:number-columns-repeated="980"/>
        </table:table-row>
        <table:table-row table:style-name="ro25">
          <table:table-cell table:style-name="ce288"/>
          <table:table-cell table:style-name="ce288" office:value-type="string">
            <text:p>Warning - Giving false information in the return, or exceeding any part of the company's profits or tax</text:p>
          </table:table-cell>
          <table:table-cell table:style-name="ce288" table:number-columns-repeated="42"/>
          <table:table-cell table:style-name="ce169" table:number-columns-repeated="980"/>
        </table:table-row>
        <table:table-row table:style-name="ro25">
          <table:table-cell table:style-name="ce289"/>
          <table:table-cell table:style-name="ce289" office:value-type="string">
            <text:p>payable, can lead to both the company and yourself being prosecuted.</text:p>
          </table:table-cell>
          <table:table-cell table:style-name="ce289" table:number-columns-repeated="42"/>
          <table:table-cell table:style-name="ce385" table:number-columns-repeated="980"/>
        </table:table-row>
        <table:table-row table:style-name="ro25">
          <table:table-cell table:style-name="ce290"/>
          <table:table-cell table:style-name="ce290" office:value-type="string">
            <text:p>Declaration</text:p>
          </table:table-cell>
          <table:table-cell table:style-name="ce290" table:number-columns-repeated="42"/>
          <table:table-cell table:style-name="ce386" table:number-columns-repeated="980"/>
        </table:table-row>
        <table:table-row table:style-name="ro25">
          <table:table-cell table:style-name="ce288"/>
          <table:table-cell table:style-name="ce288" office:value-type="string">
            <text:p>The information I have given in this company tax return is correct and complete to the best of my</text:p>
          </table:table-cell>
          <table:table-cell table:style-name="ce288" table:number-columns-repeated="42"/>
          <table:table-cell table:style-name="ce169" table:number-columns-repeated="980"/>
        </table:table-row>
        <table:table-row table:style-name="ro25">
          <table:table-cell table:style-name="ce291"/>
          <table:table-cell table:style-name="ce291" office:value-type="string">
            <text:p>knowledge and belief.</text:p>
          </table:table-cell>
          <table:table-cell table:style-name="ce291" table:number-columns-repeated="42"/>
          <table:table-cell table:style-name="ce387" table:number-columns-repeated="980"/>
        </table:table-row>
        <table:table-row table:style-name="ro25">
          <table:table-cell table:style-name="ce271"/>
          <table:table-cell table:style-name="ce271" office:value-type="string">
            <text:p>Signature</text:p>
          </table:table-cell>
          <table:table-cell table:style-name="ce271" table:number-columns-repeated="42"/>
          <table:table-cell table:style-name="ce142" table:number-columns-repeated="980"/>
        </table:table-row>
        <table:table-row table:style-name="ro32">
          <table:table-cell table:style-name="ce271"/>
          <table:table-cell table:style-name="ce308" table:number-columns-spanned="32" table:number-rows-spanned="3"/>
          <table:covered-table-cell table:number-columns-repeated="31"/>
          <table:table-cell table:style-name="ce271" table:number-columns-repeated="11"/>
          <table:table-cell table:style-name="ce142" table:number-columns-repeated="980"/>
        </table:table-row>
        <table:table-row table:style-name="ro32">
          <table:table-cell table:style-name="ce269"/>
          <table:covered-table-cell table:number-columns-repeated="32"/>
          <table:table-cell table:style-name="ce269" table:number-columns-repeated="11"/>
          <table:table-cell table:style-name="ce118" table:number-columns-repeated="980"/>
        </table:table-row>
        <table:table-row table:style-name="ro32">
          <table:table-cell table:style-name="ce269"/>
          <table:covered-table-cell table:number-columns-repeated="32"/>
          <table:table-cell table:style-name="ce269" table:number-columns-repeated="11"/>
          <table:table-cell table:style-name="ce118" table:number-columns-repeated="980"/>
        </table:table-row>
        <table:table-row table:style-name="ro25">
          <table:table-cell table:style-name="ce269"/>
          <table:table-cell table:style-name="ce271" office:value-type="string">
            <text:p>Name<text:span text:style-name="T1"> </text:span><text:span text:style-name="T2">(in capitals)</text:span></text:p>
          </table:table-cell>
          <table:table-cell table:style-name="ce269" table:number-columns-repeated="28"/>
          <table:table-cell table:style-name="ce271" office:value-type="string">
            <text:p>Date<text:span text:style-name="T1"> </text:span><text:span text:style-name="T2">(dd / mm / yyyy)</text:span></text:p>
          </table:table-cell>
          <table:table-cell table:style-name="ce269" table:number-columns-repeated="13"/>
          <table:table-cell table:style-name="ce118" table:number-columns-repeated="980"/>
        </table:table-row>
        <table:table-row table:style-name="ro25">
          <table:table-cell table:style-name="ce269"/>
          <table:table-cell table:style-name="ce309" table:formula="of:=[OpenAccounts.E5]" office:value-type="float" office:value="0" table:number-columns-spanned="25" table:number-rows-spanned="1">
            <text:p>0</text:p>
          </table:table-cell>
          <table:covered-table-cell table:number-columns-repeated="24"/>
          <table:table-cell table:style-name="ce269" table:number-columns-repeated="4"/>
          <table:table-cell table:style-name="ce362"/>
          <table:table-cell table:style-name="ce363" table:number-columns-spanned="2" table:number-rows-spanned="1"/>
          <table:covered-table-cell/>
          <table:table-cell table:style-name="ce366"/>
          <table:table-cell table:style-name="ce369"/>
          <table:table-cell table:style-name="ce366"/>
          <table:table-cell table:style-name="ce362" table:number-columns-repeated="3"/>
          <table:table-cell table:style-name="ce269" table:number-columns-repeated="5"/>
          <table:table-cell table:style-name="ce118" table:number-columns-repeated="980"/>
        </table:table-row>
        <table:table-row table:style-name="ro25">
          <table:table-cell table:style-name="ce271"/>
          <table:table-cell table:style-name="ce271" office:value-type="string">
            <text:p>Status</text:p>
          </table:table-cell>
          <table:table-cell table:style-name="ce271" table:number-columns-repeated="42"/>
          <table:table-cell table:style-name="ce142" table:number-columns-repeated="980"/>
        </table:table-row>
        <table:table-row table:style-name="ro25">
          <table:table-cell table:style-name="ce269"/>
          <table:table-cell table:style-name="ce309" office:value-type="string" table:number-columns-spanned="25" table:number-rows-spanned="1">
            <text:p>DIRECTOR</text:p>
          </table:table-cell>
          <table:covered-table-cell table:number-columns-repeated="24"/>
          <table:table-cell table:style-name="ce269" table:number-columns-repeated="18"/>
          <table:table-cell table:style-name="ce118" table:number-columns-repeated="980"/>
        </table:table-row>
        <table:table-row table:style-name="ro34">
          <table:table-cell table:style-name="ce269" table:number-columns-repeated="44"/>
          <table:table-cell table:style-name="ce118" table:number-columns-repeated="980"/>
        </table:table-row>
        <table:table-row table:style-name="ro34" table:number-rows-repeated="1048298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WagesInterface" table:style-name="ta10">
        <table:table-column table:style-name="co47" table:default-cell-style-name="ce45"/>
        <table:table-column table:style-name="co6" table:default-cell-style-name="ce53"/>
        <table:table-column table:style-name="co10" table:number-columns-repeated="7" table:default-cell-style-name="ce60"/>
        <table:table-column table:style-name="co47" table:default-cell-style-name="ce45"/>
        <table:table-column table:style-name="co48" table:default-cell-style-name="ce45"/>
        <table:table-column table:style-name="co47" table:default-cell-style-name="ce45"/>
        <table:table-column table:style-name="co6" table:number-columns-repeated="1012" table:default-cell-style-name="ce45"/>
        <table:table-row table:style-name="ro14">
          <table:table-cell table:style-name="ce388"/>
          <table:table-cell table:style-name="ce392"/>
          <table:table-cell table:style-name="ce398" table:number-columns-repeated="7"/>
          <table:table-cell table:style-name="ce401" table:number-columns-repeated="2"/>
          <table:table-cell table:style-name="ce88"/>
          <table:table-cell table:number-columns-repeated="1012"/>
        </table:table-row>
        <table:table-row table:style-name="ro45">
          <table:table-cell table:style-name="ce389"/>
          <table:table-cell table:style-name="ce393" office:value-type="string">
            <text:p>Month</text:p>
          </table:table-cell>
          <table:table-cell table:style-name="ce399" office:value-type="string">
            <text:p>Gross Wages paid</text:p>
          </table:table-cell>
          <table:table-cell table:style-name="ce399" office:value-type="string">
            <text:p>Income Tax deducted</text:p>
          </table:table-cell>
          <table:table-cell table:style-name="ce399" office:value-type="string">
            <text:p>Employees National Insurance deducted</text:p>
          </table:table-cell>
          <table:table-cell table:style-name="ce399" office:value-type="string">
            <text:p>Other Deductions</text:p>
          </table:table-cell>
          <table:table-cell table:style-name="ce399" office:value-type="string">
            <text:p>Net Wages Paid</text:p>
          </table:table-cell>
          <table:table-cell table:style-name="ce399" office:value-type="string">
            <text:p>Employers National Insurance</text:p>
          </table:table-cell>
          <table:table-cell table:style-name="ce399" office:value-type="string">
            <text:p>Recoverable Statutory Payments</text:p>
          </table:table-cell>
          <table:table-cell table:style-name="ce43"/>
          <table:table-cell table:style-name="ce393" office:value-type="string">
            <text:p>WAGES INTERFACE</text:p>
          </table:table-cell>
          <table:table-cell table:style-name="ce404"/>
          <table:table-cell table:style-name="ce68" table:number-columns-repeated="1012"/>
        </table:table-row>
        <table:table-row table:style-name="ro25">
          <table:table-cell table:style-name="ce389"/>
          <table:table-cell table:style-name="ce394" office:value-type="string" table:number-columns-spanned="2" table:number-rows-spanned="1">
            <text:p>EMPLOYEES</text:p>
          </table:table-cell>
          <table:covered-table-cell/>
          <table:table-cell table:style-name="ce64" table:number-columns-repeated="6"/>
          <table:table-cell table:style-name="ce43"/>
          <table:table-cell table:style-name="ce63"/>
          <table:table-cell table:style-name="ce404"/>
          <table:table-cell table:style-name="ce68" table:number-columns-repeated="1012"/>
        </table:table-row>
        <table:table-row table:style-name="ro10">
          <table:table-cell table:style-name="ce390"/>
          <table:table-cell table:style-name="ce395" table:formula="of:=[Admin.B12]" office:value-type="date" office:date-value="2013-05-31">
            <text:p>May-13</text:p>
          </table:table-cell>
          <table:table-cell table:formula="of:=['file:///C:/Users/antony/diy/GB%20Accounts/GB%20Accounts%202013-14/GB%20Accounts%20Company%202014-04-30%20(Apr14)%20OpenOffice/Payrollyearto050414.ods'#$May13.$M$1]-[.C17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May13.$N$1]-[.D17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May13.$O$1]-[.E17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May13.$P$1]+['file:///C:/Users/antony/diy/GB%20Accounts/GB%20Accounts%202013-14/GB%20Accounts%20Company%202014-04-30%20(Apr14)%20OpenOffice/Payrollyearto050414.ods'#$May13.$Q$1]-[.F17]" office:value-type="float" office:value="0">
            <text:p>0.00 </text:p>
          </table:table-cell>
          <table:table-cell table:formula="of:=[.C4]-SUM([.D4:.F4])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May13.$T$1]-[.H17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May13.$G$1]" office:value-type="float" office:value="0">
            <text:p>0.00 </text:p>
          </table:table-cell>
          <table:table-cell table:style-name="ce44"/>
          <table:table-cell table:style-name="ce403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89"/>
          <table:table-cell table:number-columns-repeated="1012"/>
        </table:table-row>
        <table:table-row table:style-name="ro8">
          <table:table-cell table:style-name="ce390"/>
          <table:table-cell table:style-name="ce395" table:formula="of:=[Admin.B14]" office:value-type="date" office:date-value="2013-06-30">
            <text:p>Jun-13</text:p>
          </table:table-cell>
          <table:table-cell table:formula="of:=['file:///C:/Users/antony/diy/GB%20Accounts/GB%20Accounts%202013-14/GB%20Accounts%20Company%202014-04-30%20(Apr14)%20OpenOffice/Payrollyearto050414.ods'#$Jun13.$M$1]-[.C18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Jun13.$N$1]-[.D18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Jun13.$O$1]-[.E18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Jun13.$P$1]+['file:///C:/Users/antony/diy/GB%20Accounts/GB%20Accounts%202013-14/GB%20Accounts%20Company%202014-04-30%20(Apr14)%20OpenOffice/Payrollyearto050414.ods'#$Jun13.$Q$1]-[.F18]" office:value-type="float" office:value="0">
            <text:p>0.00 </text:p>
          </table:table-cell>
          <table:table-cell table:formula="of:=[.C5]-SUM([.D5:.F5])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Jun13.$T$1]-[.H18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Jun13.$G$1]" office:value-type="float" office:value="0">
            <text:p>0.00 </text:p>
          </table:table-cell>
          <table:table-cell table:style-name="ce44"/>
          <table:covered-table-cell/>
          <table:table-cell table:style-name="ce89"/>
          <table:table-cell table:number-columns-repeated="1012"/>
        </table:table-row>
        <table:table-row table:style-name="ro10">
          <table:table-cell table:style-name="ce390"/>
          <table:table-cell table:style-name="ce395" table:formula="of:=[Admin.B16]" office:value-type="date" office:date-value="2013-07-31">
            <text:p>Jul-13</text:p>
          </table:table-cell>
          <table:table-cell table:formula="of:=['file:///C:/Users/antony/diy/GB%20Accounts/GB%20Accounts%202013-14/GB%20Accounts%20Company%202014-04-30%20(Apr14)%20OpenOffice/Payrollyearto050414.ods'#$Jul13.$M$1]-[.C19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Jul13.$N$1]-[.D19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Jul13.$O$1]-[.E19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Jul13.$P$1]+['file:///C:/Users/antony/diy/GB%20Accounts/GB%20Accounts%202013-14/GB%20Accounts%20Company%202014-04-30%20(Apr14)%20OpenOffice/Payrollyearto050414.ods'#$Jul13.$Q$1]-[.F19]" office:value-type="float" office:value="0">
            <text:p>0.00 </text:p>
          </table:table-cell>
          <table:table-cell table:formula="of:=[.C6]-SUM([.D6:.F6])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Jul13.$T$1]-[.H19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Jul13.$G$1]" office:value-type="float" office:value="0">
            <text:p>0.00 </text:p>
          </table:table-cell>
          <table:table-cell table:style-name="ce44"/>
          <table:covered-table-cell/>
          <table:table-cell table:style-name="ce89"/>
          <table:table-cell table:number-columns-repeated="1012"/>
        </table:table-row>
        <table:table-row table:style-name="ro10">
          <table:table-cell table:style-name="ce390"/>
          <table:table-cell table:style-name="ce395" table:formula="of:=[Admin.B18]" office:value-type="date" office:date-value="2013-08-31">
            <text:p>Aug-13</text:p>
          </table:table-cell>
          <table:table-cell table:formula="of:=['file:///C:/Users/antony/diy/GB%20Accounts/GB%20Accounts%202013-14/GB%20Accounts%20Company%202014-04-30%20(Apr14)%20OpenOffice/Payrollyearto050414.ods'#$Aug13.$M$1]-[.C20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Aug13.$N$1]-[.D20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Aug13.$O$1]-[.E20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Aug13.$P$1]+['file:///C:/Users/antony/diy/GB%20Accounts/GB%20Accounts%202013-14/GB%20Accounts%20Company%202014-04-30%20(Apr14)%20OpenOffice/Payrollyearto050414.ods'#$Aug13.$Q$1]-[.F20]" office:value-type="float" office:value="0">
            <text:p>0.00 </text:p>
          </table:table-cell>
          <table:table-cell table:formula="of:=[.C7]-SUM([.D7:.F7])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Aug13.$T$1]-[.H20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Aug13.$G$1]" office:value-type="float" office:value="0">
            <text:p>0.00 </text:p>
          </table:table-cell>
          <table:table-cell table:style-name="ce44"/>
          <table:covered-table-cell/>
          <table:table-cell table:style-name="ce89"/>
          <table:table-cell table:number-columns-repeated="1012"/>
        </table:table-row>
        <table:table-row table:style-name="ro8">
          <table:table-cell table:style-name="ce390"/>
          <table:table-cell table:style-name="ce395" table:formula="of:=[Admin.B20]" office:value-type="date" office:date-value="2013-09-30">
            <text:p>Sep-13</text:p>
          </table:table-cell>
          <table:table-cell table:formula="of:=['file:///C:/Users/antony/diy/GB%20Accounts/GB%20Accounts%202013-14/GB%20Accounts%20Company%202014-04-30%20(Apr14)%20OpenOffice/Payrollyearto050414.ods'#$Sep13.$M$1]-[.C21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Sep13.$N$1]-[.D21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Sep13.$O$1]-[.E21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Sep13.$P$1]+['file:///C:/Users/antony/diy/GB%20Accounts/GB%20Accounts%202013-14/GB%20Accounts%20Company%202014-04-30%20(Apr14)%20OpenOffice/Payrollyearto050414.ods'#$Sep13.$Q$1]-[.F21]" office:value-type="float" office:value="0">
            <text:p>0.00 </text:p>
          </table:table-cell>
          <table:table-cell table:formula="of:=[.C8]-SUM([.D8:.F8])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Sep13.$T$1]-[.H21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Sep13.$G$1]" office:value-type="float" office:value="0">
            <text:p>0.00 </text:p>
          </table:table-cell>
          <table:table-cell table:style-name="ce44"/>
          <table:table-cell table:style-name="ce403" office:value-type="string" table:number-columns-spanned="1" table:number-rows-spanned="4">
            <text:p>2. For Pay periods outside the financial tax year and non DIY Accounting Payroll users enter monthly figures manually</text:p>
          </table:table-cell>
          <table:table-cell table:style-name="ce89"/>
          <table:table-cell table:number-columns-repeated="1012"/>
        </table:table-row>
        <table:table-row table:style-name="ro8">
          <table:table-cell table:style-name="ce390"/>
          <table:table-cell table:style-name="ce395" table:formula="of:=[Admin.B22]" office:value-type="date" office:date-value="2013-10-31">
            <text:p>Oct-13</text:p>
          </table:table-cell>
          <table:table-cell table:formula="of:=['file:///C:/Users/antony/diy/GB%20Accounts/GB%20Accounts%202013-14/GB%20Accounts%20Company%202014-04-30%20(Apr14)%20OpenOffice/Payrollyearto050414.ods'#$Oct13.$M$1]-[.C2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Oct13.$N$1]-[.D2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Oct13.$O$1]-[.E2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Oct13.$P$1]+['file:///C:/Users/antony/diy/GB%20Accounts/GB%20Accounts%202013-14/GB%20Accounts%20Company%202014-04-30%20(Apr14)%20OpenOffice/Payrollyearto050414.ods'#$Oct13.$Q$1]-[.F22]" office:value-type="float" office:value="0">
            <text:p>0.00 </text:p>
          </table:table-cell>
          <table:table-cell table:formula="of:=[.C9]-SUM([.D9:.F9])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Oct13.$T$1]-[.H2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Oct13.$G$1]" office:value-type="float" office:value="0">
            <text:p>0.00 </text:p>
          </table:table-cell>
          <table:table-cell table:style-name="ce44"/>
          <table:covered-table-cell/>
          <table:table-cell table:style-name="ce89"/>
          <table:table-cell table:number-columns-repeated="1012"/>
        </table:table-row>
        <table:table-row table:style-name="ro8">
          <table:table-cell table:style-name="ce390"/>
          <table:table-cell table:style-name="ce395" table:formula="of:=[Admin.B24]" office:value-type="date" office:date-value="2013-11-30">
            <text:p>Nov-13</text:p>
          </table:table-cell>
          <table:table-cell table:formula="of:=['file:///C:/Users/antony/diy/GB%20Accounts/GB%20Accounts%202013-14/GB%20Accounts%20Company%202014-04-30%20(Apr14)%20OpenOffice/Payrollyearto050414.ods'#$Nov13.$M$1]-[.C23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Nov13.$N$1]-[.D23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Nov13.$O$1]-[.E23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Nov13.$P$1]+['file:///C:/Users/antony/diy/GB%20Accounts/GB%20Accounts%202013-14/GB%20Accounts%20Company%202014-04-30%20(Apr14)%20OpenOffice/Payrollyearto050414.ods'#$Nov13.$Q$1]-[.F23]" office:value-type="float" office:value="0">
            <text:p>0.00 </text:p>
          </table:table-cell>
          <table:table-cell table:formula="of:=[.C10]-SUM([.D10:.F10])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Nov13.$T$1]-[.H23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Nov13.$G$1]" office:value-type="float" office:value="0">
            <text:p>0.00 </text:p>
          </table:table-cell>
          <table:table-cell table:style-name="ce44"/>
          <table:covered-table-cell/>
          <table:table-cell table:style-name="ce89"/>
          <table:table-cell table:number-columns-repeated="1012"/>
        </table:table-row>
        <table:table-row table:style-name="ro8">
          <table:table-cell table:style-name="ce390"/>
          <table:table-cell table:style-name="ce395" table:formula="of:=[Admin.B26]" office:value-type="date" office:date-value="2013-12-31">
            <text:p>Dec-13</text:p>
          </table:table-cell>
          <table:table-cell table:formula="of:=['file:///C:/Users/antony/diy/GB%20Accounts/GB%20Accounts%202013-14/GB%20Accounts%20Company%202014-04-30%20(Apr14)%20OpenOffice/Payrollyearto050414.ods'#$Dec13.$M$1]-[.C24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Dec13.$N$1]-[.D24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Dec13.$O$1]-[.E24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Dec13.$P$1]+['file:///C:/Users/antony/diy/GB%20Accounts/GB%20Accounts%202013-14/GB%20Accounts%20Company%202014-04-30%20(Apr14)%20OpenOffice/Payrollyearto050414.ods'#$Dec13.$Q$1]-[.F24]" office:value-type="float" office:value="0">
            <text:p>0.00 </text:p>
          </table:table-cell>
          <table:table-cell table:formula="of:=[.C11]-SUM([.D11:.F11])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Dec13.$T$1]-[.H24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Dec13.$G$1]" office:value-type="float" office:value="0">
            <text:p>0.00 </text:p>
          </table:table-cell>
          <table:table-cell table:style-name="ce44"/>
          <table:covered-table-cell/>
          <table:table-cell table:style-name="ce89"/>
          <table:table-cell table:number-columns-repeated="1012"/>
        </table:table-row>
        <table:table-row table:style-name="ro8">
          <table:table-cell table:style-name="ce390"/>
          <table:table-cell table:style-name="ce395" table:formula="of:=[Admin.B28]" office:value-type="date" office:date-value="2014-01-31">
            <text:p>Jan-14</text:p>
          </table:table-cell>
          <table:table-cell table:formula="of:=['file:///C:/Users/antony/diy/GB%20Accounts/GB%20Accounts%202013-14/GB%20Accounts%20Company%202014-04-30%20(Apr14)%20OpenOffice/Payrollyearto050414.ods'#$Jan14.$M$1]-[.C25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Jan14.$N$1]-[.D25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Jan14.$O$1]-[.E25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Jan14.$P$1]+['file:///C:/Users/antony/diy/GB%20Accounts/GB%20Accounts%202013-14/GB%20Accounts%20Company%202014-04-30%20(Apr14)%20OpenOffice/Payrollyearto050414.ods'#$Jan14.$Q$1]-[.F25]" office:value-type="float" office:value="0">
            <text:p>0.00 </text:p>
          </table:table-cell>
          <table:table-cell table:formula="of:=[.C12]-SUM([.D12:.F12])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Jan14.$T$1]-[.H25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Jan14.$G$1]" office:value-type="float" office:value="0">
            <text:p>0.00 </text:p>
          </table:table-cell>
          <table:table-cell table:style-name="ce44"/>
          <table:table-cell table:style-name="ce403" office:value-type="string" table:number-columns-spanned="1" table:number-rows-spanned="3">
            <text:p>3. Non DIY Accounting Payroll employers should overwrite the formulae with the actual monthly payroll totals</text:p>
          </table:table-cell>
          <table:table-cell table:style-name="ce89"/>
          <table:table-cell table:number-columns-repeated="1012"/>
        </table:table-row>
        <table:table-row table:style-name="ro10">
          <table:table-cell table:style-name="ce390"/>
          <table:table-cell table:style-name="ce395" table:formula="of:=[Admin.B30]" office:value-type="date" office:date-value="2014-02-28">
            <text:p>Feb-14</text:p>
          </table:table-cell>
          <table:table-cell table:formula="of:=['file:///C:/Users/antony/diy/GB%20Accounts/GB%20Accounts%202013-14/GB%20Accounts%20Company%202014-04-30%20(Apr14)%20OpenOffice/Payrollyearto050414.ods'#$Feb14.$M$1]-[.C26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Feb14.$N$1]-[.D26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Feb14.$O$1]-[.E26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Feb14.$P$1]+['file:///C:/Users/antony/diy/GB%20Accounts/GB%20Accounts%202013-14/GB%20Accounts%20Company%202014-04-30%20(Apr14)%20OpenOffice/Payrollyearto050414.ods'#$Feb14.$Q$1]-[.F26]" office:value-type="float" office:value="0">
            <text:p>0.00 </text:p>
          </table:table-cell>
          <table:table-cell table:formula="of:=[.C13]-SUM([.D13:.F13])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Feb14.$T$1]-[.H26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Feb14.$G$1]" office:value-type="float" office:value="0">
            <text:p>0.00 </text:p>
          </table:table-cell>
          <table:table-cell table:style-name="ce44"/>
          <table:covered-table-cell/>
          <table:table-cell table:style-name="ce89"/>
          <table:table-cell table:number-columns-repeated="1012"/>
        </table:table-row>
        <table:table-row table:style-name="ro10">
          <table:table-cell table:style-name="ce390"/>
          <table:table-cell table:style-name="ce395" table:formula="of:=[Admin.B32]" office:value-type="date" office:date-value="2014-03-31">
            <text:p>Mar-14</text:p>
          </table:table-cell>
          <table:table-cell table:formula="of:=['file:///C:/Users/antony/diy/GB%20Accounts/GB%20Accounts%202013-14/GB%20Accounts%20Company%202014-04-30%20(Apr14)%20OpenOffice/Payrollyearto050414.ods'#$Mar14.$M$1]-[.C27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Mar14.$N$1]-[.D27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Mar14.$O$1]-[.E27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Mar14.$P$1]+['file:///C:/Users/antony/diy/GB%20Accounts/GB%20Accounts%202013-14/GB%20Accounts%20Company%202014-04-30%20(Apr14)%20OpenOffice/Payrollyearto050414.ods'#$Mar14.$Q$1]-[.F27]" office:value-type="float" office:value="0">
            <text:p>0.00 </text:p>
          </table:table-cell>
          <table:table-cell table:formula="of:=[.C14]-SUM([.D14:.F14])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Mar14.$T$1]-[.H27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Mar14.$G$1]" office:value-type="float" office:value="0">
            <text:p>0.00 </text:p>
          </table:table-cell>
          <table:table-cell table:style-name="ce44"/>
          <table:covered-table-cell/>
          <table:table-cell table:style-name="ce89"/>
          <table:table-cell table:number-columns-repeated="1012"/>
        </table:table-row>
        <table:table-row table:style-name="ro10">
          <table:table-cell table:style-name="ce390"/>
          <table:table-cell table:style-name="ce395" table:formula="of:=[Admin.B34]" office:value-type="date" office:date-value="2014-04-30">
            <text:p>Apr-14</text:p>
          </table:table-cell>
          <table:table-cell table:formula="of:=['file:///C:/Users/antony/diy/GB%20Accounts/GB%20Accounts%202013-14/GB%20Accounts%20Company%202014-04-30%20(Apr14)%20OpenOffice/Payrollyearto050415.ods'#$Apr14.$M$1]-[.C28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5.ods'#$Apr14.$N$1]-[.D28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5.ods'#$Apr14.$O$1]-[.E28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5.ods'#$Apr14.$P$1]+['file:///C:/Users/antony/diy/GB%20Accounts/GB%20Accounts%202013-14/GB%20Accounts%20Company%202014-04-30%20(Apr14)%20OpenOffice/Payrollyearto050415.ods'#$Apr14.$Q$1]-[.F28]" office:value-type="float" office:value="0">
            <text:p>0.00 </text:p>
          </table:table-cell>
          <table:table-cell table:formula="of:=[.C15]-SUM([.D15:.F15])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5.ods'#$Apr14.$T$1]-[.H28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5.ods'#$Apr14.$G$1]" office:value-type="float" office:value="0">
            <text:p>0.00 </text:p>
          </table:table-cell>
          <table:table-cell table:style-name="ce44" table:number-columns-repeated="2"/>
          <table:table-cell table:style-name="ce89"/>
          <table:table-cell table:number-columns-repeated="1012"/>
        </table:table-row>
        <table:table-row table:style-name="ro25">
          <table:table-cell table:style-name="ce390"/>
          <table:table-cell table:style-name="ce396" office:value-type="string" table:number-columns-spanned="2" table:number-rows-spanned="1">
            <text:p>DIRECTORS</text:p>
          </table:table-cell>
          <table:covered-table-cell/>
          <table:table-cell table:style-name="ce59" table:number-columns-repeated="6"/>
          <table:table-cell table:style-name="ce44" table:number-columns-repeated="2"/>
          <table:table-cell table:style-name="ce89"/>
          <table:table-cell table:number-columns-repeated="1012"/>
        </table:table-row>
        <table:table-row table:style-name="ro10">
          <table:table-cell table:style-name="ce390"/>
          <table:table-cell table:style-name="ce395" table:formula="of:=[.B4]" office:value-type="date" office:date-value="2013-05-31">
            <text:p>May-13</text:p>
          </table:table-cell>
          <table:table-cell table:formula="of:=['file:///C:/Users/antony/diy/GB%20Accounts/GB%20Accounts%202013-14/GB%20Accounts%20Company%202014-04-30%20(Apr14)%20OpenOffice/Payrollyearto050414.ods'#$May13.$M$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May13.$N$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May13.$O$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May13.$P$2]+['file:///C:/Users/antony/diy/GB%20Accounts/GB%20Accounts%202013-14/GB%20Accounts%20Company%202014-04-30%20(Apr14)%20OpenOffice/Payrollyearto050414.ods'#$May13.$Q$2]" office:value-type="float" office:value="0">
            <text:p>0.00 </text:p>
          </table:table-cell>
          <table:table-cell table:formula="of:=[.C17]-SUM([.D17:.F17])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May13.$T$2]" office:value-type="float" office:value="0">
            <text:p>0.00 </text:p>
          </table:table-cell>
          <table:table-cell/>
          <table:table-cell table:style-name="ce44"/>
          <table:table-cell table:style-name="ce403" office:value-type="string" table:number-columns-spanned="1" table:number-rows-spanned="4">
            <text:p>4.. Enter wages payments to directors in this section to separately identify payments in the profit and loss account</text:p>
          </table:table-cell>
          <table:table-cell table:style-name="ce89"/>
          <table:table-cell table:number-columns-repeated="1012"/>
        </table:table-row>
        <table:table-row table:style-name="ro10">
          <table:table-cell table:style-name="ce390"/>
          <table:table-cell table:style-name="ce395" table:formula="of:=[.B5]" office:value-type="date" office:date-value="2013-06-30">
            <text:p>Jun-13</text:p>
          </table:table-cell>
          <table:table-cell table:formula="of:=['file:///C:/Users/antony/diy/GB%20Accounts/GB%20Accounts%202013-14/GB%20Accounts%20Company%202014-04-30%20(Apr14)%20OpenOffice/Payrollyearto050414.ods'#$Jun13.$M$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Jun13.$N$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Jun13.$O$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Jun13.$P$2]+['file:///C:/Users/antony/diy/GB%20Accounts/GB%20Accounts%202013-14/GB%20Accounts%20Company%202014-04-30%20(Apr14)%20OpenOffice/Payrollyearto050414.ods'#$Jun13.$Q$2]" office:value-type="float" office:value="0">
            <text:p>0.00 </text:p>
          </table:table-cell>
          <table:table-cell table:formula="of:=[.C18]-SUM([.D18:.F18])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Jun13.$T$2]" office:value-type="float" office:value="0">
            <text:p>0.00 </text:p>
          </table:table-cell>
          <table:table-cell/>
          <table:table-cell table:style-name="ce44"/>
          <table:covered-table-cell/>
          <table:table-cell table:style-name="ce89"/>
          <table:table-cell table:number-columns-repeated="1012"/>
        </table:table-row>
        <table:table-row table:style-name="ro10">
          <table:table-cell table:style-name="ce390"/>
          <table:table-cell table:style-name="ce395" table:formula="of:=[.B6]" office:value-type="date" office:date-value="2013-07-31">
            <text:p>Jul-13</text:p>
          </table:table-cell>
          <table:table-cell table:formula="of:=['file:///C:/Users/antony/diy/GB%20Accounts/GB%20Accounts%202013-14/GB%20Accounts%20Company%202014-04-30%20(Apr14)%20OpenOffice/Payrollyearto050414.ods'#$Jul13.$M$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Jul13.$N$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Jul13.$O$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Jul13.$P$2]+['file:///C:/Users/antony/diy/GB%20Accounts/GB%20Accounts%202013-14/GB%20Accounts%20Company%202014-04-30%20(Apr14)%20OpenOffice/Payrollyearto050414.ods'#$Jul13.$Q$2]" office:value-type="float" office:value="0">
            <text:p>0.00 </text:p>
          </table:table-cell>
          <table:table-cell table:formula="of:=[.C19]-SUM([.D19:.F19])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Jul13.$T$2]" office:value-type="float" office:value="0">
            <text:p>0.00 </text:p>
          </table:table-cell>
          <table:table-cell/>
          <table:table-cell table:style-name="ce44"/>
          <table:covered-table-cell/>
          <table:table-cell table:style-name="ce89"/>
          <table:table-cell table:number-columns-repeated="1012"/>
        </table:table-row>
        <table:table-row table:style-name="ro10">
          <table:table-cell table:style-name="ce390"/>
          <table:table-cell table:style-name="ce395" table:formula="of:=[.B7]" office:value-type="date" office:date-value="2013-08-31">
            <text:p>Aug-13</text:p>
          </table:table-cell>
          <table:table-cell table:formula="of:=['file:///C:/Users/antony/diy/GB%20Accounts/GB%20Accounts%202013-14/GB%20Accounts%20Company%202014-04-30%20(Apr14)%20OpenOffice/Payrollyearto050414.ods'#$Aug13.$M$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Aug13.$N$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Aug13.$O$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Aug13.$P$2]+['file:///C:/Users/antony/diy/GB%20Accounts/GB%20Accounts%202013-14/GB%20Accounts%20Company%202014-04-30%20(Apr14)%20OpenOffice/Payrollyearto050414.ods'#$Aug13.$Q$2]" office:value-type="float" office:value="0">
            <text:p>0.00 </text:p>
          </table:table-cell>
          <table:table-cell table:formula="of:=[.C20]-SUM([.D20:.F20])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Aug13.$T$2]" office:value-type="float" office:value="0">
            <text:p>0.00 </text:p>
          </table:table-cell>
          <table:table-cell/>
          <table:table-cell table:style-name="ce44"/>
          <table:covered-table-cell/>
          <table:table-cell table:style-name="ce89"/>
          <table:table-cell table:number-columns-repeated="1012"/>
        </table:table-row>
        <table:table-row table:style-name="ro10">
          <table:table-cell table:style-name="ce390"/>
          <table:table-cell table:style-name="ce395" table:formula="of:=[.B8]" office:value-type="date" office:date-value="2013-09-30">
            <text:p>Sep-13</text:p>
          </table:table-cell>
          <table:table-cell table:formula="of:=['file:///C:/Users/antony/diy/GB%20Accounts/GB%20Accounts%202013-14/GB%20Accounts%20Company%202014-04-30%20(Apr14)%20OpenOffice/Payrollyearto050414.ods'#$Sep13.$M$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Sep13.$N$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Sep13.$O$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Sep13.$P$2]+['file:///C:/Users/antony/diy/GB%20Accounts/GB%20Accounts%202013-14/GB%20Accounts%20Company%202014-04-30%20(Apr14)%20OpenOffice/Payrollyearto050414.ods'#$Sep13.$Q$2]" office:value-type="float" office:value="0">
            <text:p>0.00 </text:p>
          </table:table-cell>
          <table:table-cell table:formula="of:=[.C21]-SUM([.D21:.F21])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Sep13.$T$2]" office:value-type="float" office:value="0">
            <text:p>0.00 </text:p>
          </table:table-cell>
          <table:table-cell/>
          <table:table-cell table:style-name="ce44"/>
          <table:table-cell table:style-name="ce403" table:number-columns-spanned="1" table:number-rows-spanned="4"/>
          <table:table-cell table:style-name="ce89"/>
          <table:table-cell table:number-columns-repeated="1012"/>
        </table:table-row>
        <table:table-row table:style-name="ro10">
          <table:table-cell table:style-name="ce390"/>
          <table:table-cell table:style-name="ce395" table:formula="of:=[.B9]" office:value-type="date" office:date-value="2013-10-31">
            <text:p>Oct-13</text:p>
          </table:table-cell>
          <table:table-cell table:formula="of:=['file:///C:/Users/antony/diy/GB%20Accounts/GB%20Accounts%202013-14/GB%20Accounts%20Company%202014-04-30%20(Apr14)%20OpenOffice/Payrollyearto050414.ods'#$Oct13.$M$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Oct13.$N$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Oct13.$O$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Oct13.$P$2]+['file:///C:/Users/antony/diy/GB%20Accounts/GB%20Accounts%202013-14/GB%20Accounts%20Company%202014-04-30%20(Apr14)%20OpenOffice/Payrollyearto050414.ods'#$Oct13.$Q$2]" office:value-type="float" office:value="0">
            <text:p>0.00 </text:p>
          </table:table-cell>
          <table:table-cell table:formula="of:=[.C22]-SUM([.D22:.F22])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Oct13.$T$2]" office:value-type="float" office:value="0">
            <text:p>0.00 </text:p>
          </table:table-cell>
          <table:table-cell/>
          <table:table-cell table:style-name="ce44"/>
          <table:covered-table-cell/>
          <table:table-cell table:style-name="ce89"/>
          <table:table-cell table:number-columns-repeated="1012"/>
        </table:table-row>
        <table:table-row table:style-name="ro10">
          <table:table-cell table:style-name="ce390"/>
          <table:table-cell table:style-name="ce395" table:formula="of:=[.B10]" office:value-type="date" office:date-value="2013-11-30">
            <text:p>Nov-13</text:p>
          </table:table-cell>
          <table:table-cell table:formula="of:=['file:///C:/Users/antony/diy/GB%20Accounts/GB%20Accounts%202013-14/GB%20Accounts%20Company%202014-04-30%20(Apr14)%20OpenOffice/Payrollyearto050414.ods'#$Nov13.$M$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Nov13.$N$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Nov13.$O$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Nov13.$P$2]+['file:///C:/Users/antony/diy/GB%20Accounts/GB%20Accounts%202013-14/GB%20Accounts%20Company%202014-04-30%20(Apr14)%20OpenOffice/Payrollyearto050414.ods'#$Nov13.$Q$2]" office:value-type="float" office:value="0">
            <text:p>0.00 </text:p>
          </table:table-cell>
          <table:table-cell table:formula="of:=[.C23]-SUM([.D23:.F23])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Nov13.$T$2]" office:value-type="float" office:value="0">
            <text:p>0.00 </text:p>
          </table:table-cell>
          <table:table-cell/>
          <table:table-cell table:style-name="ce44"/>
          <table:covered-table-cell/>
          <table:table-cell table:style-name="ce89"/>
          <table:table-cell table:number-columns-repeated="1012"/>
        </table:table-row>
        <table:table-row table:style-name="ro10">
          <table:table-cell table:style-name="ce390"/>
          <table:table-cell table:style-name="ce395" table:formula="of:=[.B11]" office:value-type="date" office:date-value="2013-12-31">
            <text:p>Dec-13</text:p>
          </table:table-cell>
          <table:table-cell table:formula="of:=['file:///C:/Users/antony/diy/GB%20Accounts/GB%20Accounts%202013-14/GB%20Accounts%20Company%202014-04-30%20(Apr14)%20OpenOffice/Payrollyearto050414.ods'#$Dec13.$M$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Dec13.$N$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Dec13.$O$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Dec13.$P$2]+['file:///C:/Users/antony/diy/GB%20Accounts/GB%20Accounts%202013-14/GB%20Accounts%20Company%202014-04-30%20(Apr14)%20OpenOffice/Payrollyearto050414.ods'#$Dec13.$Q$2]" office:value-type="float" office:value="0">
            <text:p>0.00 </text:p>
          </table:table-cell>
          <table:table-cell table:formula="of:=[.C24]-SUM([.D24:.F24])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Dec13.$T$2]" office:value-type="float" office:value="0">
            <text:p>0.00 </text:p>
          </table:table-cell>
          <table:table-cell/>
          <table:table-cell table:style-name="ce44"/>
          <table:covered-table-cell/>
          <table:table-cell table:style-name="ce89"/>
          <table:table-cell table:number-columns-repeated="1012"/>
        </table:table-row>
        <table:table-row table:style-name="ro10">
          <table:table-cell table:style-name="ce390"/>
          <table:table-cell table:style-name="ce395" table:formula="of:=[.B12]" office:value-type="date" office:date-value="2014-01-31">
            <text:p>Jan-14</text:p>
          </table:table-cell>
          <table:table-cell table:formula="of:=['file:///C:/Users/antony/diy/GB%20Accounts/GB%20Accounts%202013-14/GB%20Accounts%20Company%202014-04-30%20(Apr14)%20OpenOffice/Payrollyearto050414.ods'#$Jan14.$M$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Jan14.$N$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Jan14.$O$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Jan14.$P$2]+['file:///C:/Users/antony/diy/GB%20Accounts/GB%20Accounts%202013-14/GB%20Accounts%20Company%202014-04-30%20(Apr14)%20OpenOffice/Payrollyearto050414.ods'#$Jan14.$Q$2]" office:value-type="float" office:value="0">
            <text:p>0.00 </text:p>
          </table:table-cell>
          <table:table-cell table:formula="of:=[.C25]-SUM([.D25:.F25])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Jan14.$T$2]" office:value-type="float" office:value="0">
            <text:p>0.00 </text:p>
          </table:table-cell>
          <table:table-cell/>
          <table:table-cell table:style-name="ce44"/>
          <table:table-cell table:style-name="ce403" table:number-columns-spanned="1" table:number-rows-spanned="3"/>
          <table:table-cell table:style-name="ce89"/>
          <table:table-cell table:number-columns-repeated="1012"/>
        </table:table-row>
        <table:table-row table:style-name="ro10">
          <table:table-cell table:style-name="ce390"/>
          <table:table-cell table:style-name="ce395" table:formula="of:=[.B13]" office:value-type="date" office:date-value="2014-02-28">
            <text:p>Feb-14</text:p>
          </table:table-cell>
          <table:table-cell table:formula="of:=['file:///C:/Users/antony/diy/GB%20Accounts/GB%20Accounts%202013-14/GB%20Accounts%20Company%202014-04-30%20(Apr14)%20OpenOffice/Payrollyearto050414.ods'#$Feb14.$M$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Feb14.$N$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Feb14.$O$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Feb14.$P$2]+['file:///C:/Users/antony/diy/GB%20Accounts/GB%20Accounts%202013-14/GB%20Accounts%20Company%202014-04-30%20(Apr14)%20OpenOffice/Payrollyearto050414.ods'#$Feb14.$Q$2]" office:value-type="float" office:value="0">
            <text:p>0.00 </text:p>
          </table:table-cell>
          <table:table-cell table:formula="of:=[.C26]-SUM([.D26:.F26])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Feb14.$T$2]" office:value-type="float" office:value="0">
            <text:p>0.00 </text:p>
          </table:table-cell>
          <table:table-cell/>
          <table:table-cell table:style-name="ce44"/>
          <table:covered-table-cell/>
          <table:table-cell table:style-name="ce89"/>
          <table:table-cell table:number-columns-repeated="1012"/>
        </table:table-row>
        <table:table-row table:style-name="ro10">
          <table:table-cell table:style-name="ce390"/>
          <table:table-cell table:style-name="ce395" table:formula="of:=[.B14]" office:value-type="date" office:date-value="2014-03-31">
            <text:p>Mar-14</text:p>
          </table:table-cell>
          <table:table-cell table:formula="of:=['file:///C:/Users/antony/diy/GB%20Accounts/GB%20Accounts%202013-14/GB%20Accounts%20Company%202014-04-30%20(Apr14)%20OpenOffice/Payrollyearto050414.ods'#$Mar14.$M$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Mar14.$N$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Mar14.$O$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Mar14.$P$2]+['file:///C:/Users/antony/diy/GB%20Accounts/GB%20Accounts%202013-14/GB%20Accounts%20Company%202014-04-30%20(Apr14)%20OpenOffice/Payrollyearto050414.ods'#$Mar14.$Q$2]" office:value-type="float" office:value="0">
            <text:p>0.00 </text:p>
          </table:table-cell>
          <table:table-cell table:formula="of:=[.C27]-SUM([.D27:.F27])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4.ods'#$Mar14.$T$2]" office:value-type="float" office:value="0">
            <text:p>0.00 </text:p>
          </table:table-cell>
          <table:table-cell/>
          <table:table-cell table:style-name="ce44"/>
          <table:covered-table-cell/>
          <table:table-cell table:style-name="ce89"/>
          <table:table-cell table:number-columns-repeated="1012"/>
        </table:table-row>
        <table:table-row table:style-name="ro10">
          <table:table-cell table:style-name="ce390"/>
          <table:table-cell table:style-name="ce395" table:formula="of:=[.B15]" office:value-type="date" office:date-value="2014-04-30">
            <text:p>Apr-14</text:p>
          </table:table-cell>
          <table:table-cell table:formula="of:=['file:///C:/Users/antony/diy/GB%20Accounts/GB%20Accounts%202013-14/GB%20Accounts%20Company%202014-04-30%20(Apr14)%20OpenOffice/Payrollyearto050415.ods'#$Apr14.$M$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5.ods'#$Apr14.$N$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5.ods'#$Apr14.$O$2]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5.ods'#$Apr14.$P$2]+['file:///C:/Users/antony/diy/GB%20Accounts/GB%20Accounts%202013-14/GB%20Accounts%20Company%202014-04-30%20(Apr14)%20OpenOffice/Payrollyearto050415.ods'#$Apr14.$Q$2]" office:value-type="float" office:value="0">
            <text:p>0.00 </text:p>
          </table:table-cell>
          <table:table-cell table:formula="of:=[.C28]-SUM([.D28:.F28])" office:value-type="float" office:value="0">
            <text:p>0.00 </text:p>
          </table:table-cell>
          <table:table-cell table:formula="of:=['file:///C:/Users/antony/diy/GB%20Accounts/GB%20Accounts%202013-14/GB%20Accounts%20Company%202014-04-30%20(Apr14)%20OpenOffice/Payrollyearto050415.ods'#$Apr14.$T$2]" office:value-type="float" office:value="0">
            <text:p>0.00 </text:p>
          </table:table-cell>
          <table:table-cell/>
          <table:table-cell table:style-name="ce44" table:number-columns-repeated="2"/>
          <table:table-cell table:style-name="ce89"/>
          <table:table-cell table:number-columns-repeated="1012"/>
        </table:table-row>
        <table:table-row table:style-name="ro10">
          <table:table-cell table:style-name="ce391"/>
          <table:table-cell table:style-name="ce397"/>
          <table:table-cell table:style-name="ce400" table:number-columns-repeated="7"/>
          <table:table-cell table:style-name="ce402" table:number-columns-repeated="2"/>
          <table:table-cell table:style-name="ce91"/>
          <table:table-cell table:number-columns-repeated="1012"/>
        </table:table-row>
        <table:table-row table:style-name="ro10" table:number-rows-repeated="10485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tock" table:style-name="ta11">
        <table:table-column table:style-name="co49" table:default-cell-style-name="ce45"/>
        <table:table-column table:style-name="co10" table:default-cell-style-name="ce414"/>
        <table:table-column table:style-name="co1" table:default-cell-style-name="ce416"/>
        <table:table-column table:style-name="co14" table:default-cell-style-name="ce84"/>
        <table:table-column table:style-name="co1" table:default-cell-style-name="ce423"/>
        <table:table-column table:style-name="co14" table:default-cell-style-name="ce84"/>
        <table:table-column table:style-name="co1" table:default-cell-style-name="ce84"/>
        <table:table-column table:style-name="co50" table:default-cell-style-name="ce432"/>
        <table:table-column table:style-name="co1" table:default-cell-style-name="ce84"/>
        <table:table-column table:style-name="co51" table:default-cell-style-name="ce84"/>
        <table:table-column table:style-name="co1" table:default-cell-style-name="ce84"/>
        <table:table-column table:style-name="co50" table:default-cell-style-name="ce84"/>
        <table:table-column table:style-name="co1" table:default-cell-style-name="ce84"/>
        <table:table-column table:style-name="co50" table:default-cell-style-name="ce436"/>
        <table:table-column table:style-name="co1" table:default-cell-style-name="ce84"/>
        <table:table-column table:style-name="co51" table:default-cell-style-name="ce84"/>
        <table:table-column table:style-name="co1" table:default-cell-style-name="ce84"/>
        <table:table-column table:style-name="co50" table:default-cell-style-name="ce437"/>
        <table:table-column table:style-name="co1" table:default-cell-style-name="ce84"/>
        <table:table-column table:style-name="co50" table:default-cell-style-name="ce436"/>
        <table:table-column table:style-name="co1" table:default-cell-style-name="ce84"/>
        <table:table-column table:style-name="co51" table:default-cell-style-name="ce84"/>
        <table:table-column table:style-name="co1" table:default-cell-style-name="ce84"/>
        <table:table-column table:style-name="co50" table:default-cell-style-name="ce437"/>
        <table:table-column table:style-name="co1" table:default-cell-style-name="ce84"/>
        <table:table-column table:style-name="co4" table:default-cell-style-name="ce84"/>
        <table:table-column table:style-name="co1" table:default-cell-style-name="ce84"/>
        <table:table-column table:style-name="co10" table:default-cell-style-name="ce84"/>
        <table:table-column table:style-name="co47" table:default-cell-style-name="ce45"/>
        <table:table-column table:style-name="co11" table:number-columns-repeated="3" table:default-cell-style-name="ce451"/>
        <table:table-column table:style-name="co52" table:default-cell-style-name="ce451"/>
        <table:table-column table:style-name="co37" table:default-cell-style-name="ce45"/>
        <table:table-column table:style-name="co6" table:number-columns-repeated="990" table:default-cell-style-name="ce45"/>
        <table:table-row table:style-name="ro11">
          <table:table-cell table:style-name="ce388"/>
          <table:table-cell table:style-name="ce406" table:number-columns-repeated="2"/>
          <table:table-cell table:style-name="ce417" table:number-columns-repeated="4"/>
          <table:table-cell table:style-name="ce425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17"/>
          <table:table-cell table:style-name="ce425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17"/>
          <table:table-cell table:style-name="ce438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40"/>
          <table:table-cell table:style-name="ce417" table:number-columns-repeated="3"/>
          <table:table-cell table:style-name="ce88"/>
          <table:table-cell table:style-name="ce448"/>
          <table:table-cell table:style-name="ce455" table:number-columns-repeated="3"/>
          <table:table-cell table:style-name="ce88"/>
          <table:table-cell table:number-columns-repeated="990"/>
        </table:table-row>
        <table:table-row table:style-name="ro46">
          <table:table-cell table:style-name="ce405"/>
          <table:table-cell table:style-name="ce407" office:value-type="string">
            <text:p>Date</text:p>
          </table:table-cell>
          <table:table-cell table:style-name="ce415"/>
          <table:table-cell table:style-name="ce418" office:value-type="string">
            <text:p>Calculated Stock value</text:p>
          </table:table-cell>
          <table:table-cell table:style-name="ce422"/>
          <table:table-cell table:style-name="ce418" office:value-type="string">
            <text:p>Direct Material BOUGHT</text:p>
          </table:table-cell>
          <table:table-cell table:style-name="ce422"/>
          <table:table-cell table:style-name="ce426" office:value-type="string">
            <text:p>Stock % Prod A</text:p>
          </table:table-cell>
          <table:table-cell table:style-name="ce422"/>
          <table:table-cell table:style-name="ce418" office:value-type="string">
            <text:p>Net Sales Product A</text:p>
          </table:table-cell>
          <table:table-cell table:style-name="ce422"/>
          <table:table-cell table:style-name="ce418" office:value-type="string">
            <text:p>Direct Material SOLD</text:p>
          </table:table-cell>
          <table:table-cell table:style-name="ce422"/>
          <table:table-cell table:style-name="ce426" office:value-type="string">
            <text:p>Stock % Prod B</text:p>
          </table:table-cell>
          <table:table-cell table:style-name="ce422"/>
          <table:table-cell table:style-name="ce418" office:value-type="string">
            <text:p>Net Sales Product B</text:p>
          </table:table-cell>
          <table:table-cell table:style-name="ce422"/>
          <table:table-cell table:style-name="ce418" office:value-type="string">
            <text:p>Direct Material SOLD</text:p>
          </table:table-cell>
          <table:table-cell table:style-name="ce422"/>
          <table:table-cell table:style-name="ce426" office:value-type="string">
            <text:p>Stock % Prod C</text:p>
          </table:table-cell>
          <table:table-cell table:style-name="ce422"/>
          <table:table-cell table:style-name="ce418" office:value-type="string">
            <text:p>Net Sales Product C</text:p>
          </table:table-cell>
          <table:table-cell table:style-name="ce422"/>
          <table:table-cell table:style-name="ce439" office:value-type="string">
            <text:p>Direct Material SOLD</text:p>
          </table:table-cell>
          <table:table-cell table:style-name="ce441"/>
          <table:table-cell table:style-name="ce418" office:value-type="string">
            <text:p>Stock Loss Adjustment</text:p>
          </table:table-cell>
          <table:table-cell table:style-name="ce422"/>
          <table:table-cell table:style-name="ce418" office:value-type="string">
            <text:p>ACTUAL STOCK VALUE</text:p>
          </table:table-cell>
          <table:table-cell table:style-name="ce447"/>
          <table:table-cell table:style-name="ce449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447"/>
          <table:table-cell table:style-name="ce459" table:number-columns-repeated="990"/>
        </table:table-row>
        <table:table-row table:style-name="ro10">
          <table:table-cell table:style-name="ce390"/>
          <table:table-cell table:style-name="ce408" table:number-columns-repeated="2"/>
          <table:table-cell table:style-name="ce419" table:number-columns-repeated="2"/>
          <table:table-cell table:style-name="ce424" table:number-columns-repeated="2"/>
          <table:table-cell table:style-name="ce427"/>
          <table:table-cell table:style-name="ce424" table:number-columns-repeated="3"/>
          <table:table-cell table:style-name="ce433"/>
          <table:table-cell table:style-name="ce424"/>
          <table:table-cell table:style-name="ce427"/>
          <table:table-cell table:style-name="ce424" table:number-columns-repeated="3"/>
          <table:table-cell table:style-name="ce433"/>
          <table:table-cell table:style-name="ce424"/>
          <table:table-cell table:style-name="ce427"/>
          <table:table-cell table:style-name="ce424" table:number-columns-repeated="4"/>
          <table:table-cell table:style-name="ce442"/>
          <table:table-cell table:style-name="ce424" table:number-columns-repeated="3"/>
          <table:table-cell table:style-name="ce89"/>
          <table:table-cell table:style-name="ce450" office:value-type="string" table:number-columns-spanned="4" table:number-rows-spanned="7">
            <text:p>1. Enter the average percen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89"/>
          <table:table-cell table:number-columns-repeated="990"/>
        </table:table-row>
        <table:table-row table:style-name="ro11">
          <table:table-cell table:style-name="ce390"/>
          <table:table-cell table:style-name="ce409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424"/>
          <table:table-cell table:style-name="ce428" office:value-type="percentage" office:value="0">
            <text:p>0%</text:p>
          </table:table-cell>
          <table:table-cell table:style-name="ce424" table:number-columns-repeated="3"/>
          <table:table-cell table:style-name="ce433"/>
          <table:table-cell table:style-name="ce424"/>
          <table:table-cell table:style-name="ce428" office:value-type="percentage" office:value="0">
            <text:p>0%</text:p>
          </table:table-cell>
          <table:table-cell table:style-name="ce424" table:number-columns-repeated="3"/>
          <table:table-cell table:style-name="ce433"/>
          <table:table-cell table:style-name="ce424"/>
          <table:table-cell table:style-name="ce428" office:value-type="percentage" office:value="0">
            <text:p>0%</text:p>
          </table:table-cell>
          <table:table-cell table:style-name="ce424" table:number-columns-repeated="4"/>
          <table:table-cell table:style-name="ce442"/>
          <table:table-cell table:style-name="ce424" table:number-columns-repeated="3"/>
          <table:table-cell table:style-name="ce89"/>
          <table:covered-table-cell table:number-columns-repeated="4"/>
          <table:table-cell table:style-name="ce89"/>
          <table:table-cell table:number-columns-repeated="990"/>
        </table:table-row>
        <table:table-row table:style-name="ro10">
          <table:table-cell table:style-name="ce390"/>
          <table:table-cell table:style-name="ce410" table:number-columns-repeated="2"/>
          <table:table-cell table:style-name="ce81" table:number-columns-repeated="4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4"/>
          <table:table-cell table:style-name="ce443"/>
          <table:table-cell table:style-name="ce81" table:number-columns-repeated="3"/>
          <table:table-cell table:style-name="ce89"/>
          <table:covered-table-cell table:number-columns-repeated="4"/>
          <table:table-cell table:style-name="ce89"/>
          <table:table-cell table:number-columns-repeated="990"/>
        </table:table-row>
        <table:table-row table:style-name="ro10">
          <table:table-cell table:style-name="ce390"/>
          <table:table-cell table:style-name="ce411" table:formula="of:=[Admin.B11]" office:value-type="date" office:date-value="2013-05-01">
            <text:p>01-May-13</text:p>
          </table:table-cell>
          <table:table-cell table:style-name="ce412"/>
          <table:table-cell table:style-name="ce420" table:formula="of:=[OpenAccounts.$E$15]" office:value-type="float" office:value="0">
            <text:p>0 </text:p>
          </table:table-cell>
          <table:table-cell table:style-name="ce421"/>
          <table:table-cell table:style-name="ce81" table:number-columns-repeated="2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4"/>
          <table:table-cell table:style-name="ce443"/>
          <table:table-cell table:style-name="ce81"/>
          <table:table-cell table:style-name="ce81"/>
          <table:table-cell table:style-name="ce445" table:formula="of:=[OpenAccounts.$E$15]" office:value-type="float" office:value="0">
            <text:p>0 </text:p>
          </table:table-cell>
          <table:table-cell table:style-name="ce89"/>
          <table:covered-table-cell table:number-columns-repeated="4"/>
          <table:table-cell table:style-name="ce89"/>
          <table:table-cell table:number-columns-repeated="990"/>
        </table:table-row>
        <table:table-row table:style-name="ro10">
          <table:table-cell table:style-name="ce390"/>
          <table:table-cell table:style-name="ce412" table:number-columns-repeated="2"/>
          <table:table-cell table:style-name="ce421" table:number-columns-repeated="2"/>
          <table:table-cell table:style-name="ce81" table:number-columns-repeated="2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4"/>
          <table:table-cell table:style-name="ce443"/>
          <table:table-cell table:style-name="ce81" table:number-columns-repeated="3"/>
          <table:table-cell table:style-name="ce89"/>
          <table:covered-table-cell table:number-columns-repeated="4"/>
          <table:table-cell table:style-name="ce89"/>
          <table:table-cell table:number-columns-repeated="990"/>
        </table:table-row>
        <table:table-row table:style-name="ro10">
          <table:table-cell table:style-name="ce390"/>
          <table:table-cell table:style-name="ce411" table:formula="of:=[Admin.B12]" office:value-type="date" office:date-value="2013-05-31">
            <text:p>31-May-13</text:p>
          </table:table-cell>
          <table:table-cell table:style-name="ce412"/>
          <table:table-cell table:style-name="ce420" table:formula="of:=[.D6]+[.F8]-[.L8]-[.R8]-[.X8]+[.Z6]" office:value-type="float" office:value="0">
            <text:p>0 </text:p>
          </table:table-cell>
          <table:table-cell table:style-name="ce421"/>
          <table:table-cell table:style-name="ce81" table:formula="of:=IF(([.H$4]+[.N$4]+[.T$4])=0;0;['file:///C:/Users/antony/diy/GB%20Accounts/GB%20Accounts%202013-14/GB%20Accounts%20Company%202014-04-30%20(Apr14)%20OpenOffice/Purchases.ods'#$May13.O$1])" office:value-type="float" office:value="0">
            <text:p>0 </text:p>
          </table:table-cell>
          <table:table-cell table:style-name="ce81"/>
          <table:table-cell table:style-name="ce430" table:formula="of:=[.H4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4-30%20(Apr14)%20OpenOffice/Sales.ods'#$May13.$O$1]" office:value-type="float" office:value="0">
            <text:p>0 </text:p>
          </table:table-cell>
          <table:table-cell table:style-name="ce81"/>
          <table:table-cell table:style-name="ce434" table:formula="of:=[.J8]*[.H8]" office:value-type="float" office:value="0">
            <text:p>0 </text:p>
          </table:table-cell>
          <table:table-cell table:style-name="ce81"/>
          <table:table-cell table:style-name="ce430" table:formula="of:=[.N4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4-30%20(Apr14)%20OpenOffice/Sales.ods'#$May13.$P$1]" office:value-type="float" office:value="0">
            <text:p>0 </text:p>
          </table:table-cell>
          <table:table-cell table:style-name="ce81"/>
          <table:table-cell table:style-name="ce434" table:formula="of:=[.P8]*[.N8]" office:value-type="float" office:value="0">
            <text:p>0 </text:p>
          </table:table-cell>
          <table:table-cell table:style-name="ce81"/>
          <table:table-cell table:style-name="ce430" table:formula="of:=[.T4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4-30%20(Apr14)%20OpenOffice/Sales.ods'#$May13.$Q$1]" office:value-type="float" office:value="0">
            <text:p>0 </text:p>
          </table:table-cell>
          <table:table-cell table:style-name="ce81"/>
          <table:table-cell table:style-name="ce81" table:formula="of:=[.V8]*[.T8]" office:value-type="float" office:value="0">
            <text:p>0 </text:p>
          </table:table-cell>
          <table:table-cell table:style-name="ce443"/>
          <table:table-cell table:style-name="ce81" table:formula="of:=IF([.AB8]&lt;&gt;[.D8];[.AB8]-[.D8];0)" office:value-type="float" office:value="0">
            <text:p>0 </text:p>
          </table:table-cell>
          <table:table-cell table:style-name="ce81"/>
          <table:table-cell table:style-name="ce446" table:formula="of:=[.AB6]+[.F8]-[.L8]-[.R8]-[.X8]" office:value-type="float" office:value="0">
            <text:p>0 </text:p>
          </table:table-cell>
          <table:table-cell table:style-name="ce89"/>
          <table:covered-table-cell table:number-columns-repeated="4"/>
          <table:table-cell table:style-name="ce89"/>
          <table:table-cell table:number-columns-repeated="990"/>
        </table:table-row>
        <table:table-row table:style-name="ro10">
          <table:table-cell table:style-name="ce390"/>
          <table:table-cell table:style-name="ce412" table:number-columns-repeated="2"/>
          <table:table-cell table:style-name="ce421" table:number-columns-repeated="2"/>
          <table:table-cell table:style-name="ce81" table:number-columns-repeated="2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4"/>
          <table:table-cell table:style-name="ce443"/>
          <table:table-cell table:style-name="ce81" table:number-columns-repeated="3"/>
          <table:table-cell table:style-name="ce89"/>
          <table:covered-table-cell table:number-columns-repeated="4"/>
          <table:table-cell table:style-name="ce89"/>
          <table:table-cell table:number-columns-repeated="990"/>
        </table:table-row>
        <table:table-row table:style-name="ro4">
          <table:table-cell table:style-name="ce390"/>
          <table:table-cell table:style-name="ce411" table:formula="of:=[Admin.B14]" office:value-type="date" office:date-value="2013-06-30">
            <text:p>30-Jun-13</text:p>
          </table:table-cell>
          <table:table-cell table:style-name="ce412"/>
          <table:table-cell table:style-name="ce420" table:formula="of:=[.D8]+[.F10]-[.L10]-[.R10]-[.X10]+[.Z8]" office:value-type="float" office:value="0">
            <text:p>0 </text:p>
          </table:table-cell>
          <table:table-cell table:style-name="ce421"/>
          <table:table-cell table:style-name="ce81" table:formula="of:=IF(([.H$4]+[.N$4]+[.T$4])=0;0;['file:///C:/Users/antony/diy/GB%20Accounts/GB%20Accounts%202013-14/GB%20Accounts%20Company%202014-04-30%20(Apr14)%20OpenOffice/Purchases.ods'#$Jun13.O$1])" office:value-type="float" office:value="0">
            <text:p>0 </text:p>
          </table:table-cell>
          <table:table-cell table:style-name="ce81"/>
          <table:table-cell table:style-name="ce430" table:formula="of:=[.H8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4-30%20(Apr14)%20OpenOffice/Sales.ods'#$Jun13.$O$1]" office:value-type="float" office:value="0">
            <text:p>0 </text:p>
          </table:table-cell>
          <table:table-cell table:style-name="ce81"/>
          <table:table-cell table:style-name="ce434" table:formula="of:=[.J10]*[.H10]" office:value-type="float" office:value="0">
            <text:p>0 </text:p>
          </table:table-cell>
          <table:table-cell table:style-name="ce81"/>
          <table:table-cell table:style-name="ce430" table:formula="of:=[.N8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4-30%20(Apr14)%20OpenOffice/Sales.ods'#$Jun13.$P$1]" office:value-type="float" office:value="0">
            <text:p>0 </text:p>
          </table:table-cell>
          <table:table-cell table:style-name="ce81"/>
          <table:table-cell table:style-name="ce434" table:formula="of:=[.P10]*[.N10]" office:value-type="float" office:value="0">
            <text:p>0 </text:p>
          </table:table-cell>
          <table:table-cell table:style-name="ce81"/>
          <table:table-cell table:style-name="ce430" table:formula="of:=[.T8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4-30%20(Apr14)%20OpenOffice/Sales.ods'#$Jun13.$Q$1]" office:value-type="float" office:value="0">
            <text:p>0 </text:p>
          </table:table-cell>
          <table:table-cell table:style-name="ce81"/>
          <table:table-cell table:style-name="ce81" table:formula="of:=[.V10]*[.T10]" office:value-type="float" office:value="0">
            <text:p>0 </text:p>
          </table:table-cell>
          <table:table-cell table:style-name="ce443"/>
          <table:table-cell table:style-name="ce81" table:formula="of:=IF([.AB10]&lt;&gt;[.D10];[.AB10]-[.D10];0)" office:value-type="float" office:value="0">
            <text:p>0 </text:p>
          </table:table-cell>
          <table:table-cell table:style-name="ce81"/>
          <table:table-cell table:style-name="ce446" table:formula="of:=[.AB8]+[.F10]-[.L10]-[.R10]-[.X10]" office:value-type="float" office:value="0">
            <text:p>0 </text:p>
          </table:table-cell>
          <table:table-cell table:style-name="ce89"/>
          <table:table-cell table:style-name="ce452"/>
          <table:table-cell table:style-name="ce456" table:number-columns-repeated="3"/>
          <table:table-cell table:style-name="ce89"/>
          <table:table-cell table:number-columns-repeated="990"/>
        </table:table-row>
        <table:table-row table:style-name="ro10">
          <table:table-cell table:style-name="ce390"/>
          <table:table-cell table:style-name="ce412" table:number-columns-repeated="2"/>
          <table:table-cell table:style-name="ce421" table:number-columns-repeated="2"/>
          <table:table-cell table:style-name="ce81" table:number-columns-repeated="2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4"/>
          <table:table-cell table:style-name="ce443"/>
          <table:table-cell table:style-name="ce81" table:number-columns-repeated="3"/>
          <table:table-cell table:style-name="ce89"/>
          <table:table-cell table:style-name="ce450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89"/>
          <table:table-cell table:number-columns-repeated="990"/>
        </table:table-row>
        <table:table-row table:style-name="ro10">
          <table:table-cell table:style-name="ce390"/>
          <table:table-cell table:style-name="ce411" table:formula="of:=[Admin.B16]" office:value-type="date" office:date-value="2013-07-31">
            <text:p>31-Jul-13</text:p>
          </table:table-cell>
          <table:table-cell table:style-name="ce412"/>
          <table:table-cell table:style-name="ce420" table:formula="of:=[.D10]+[.F12]-[.L12]-[.R12]-[.X12]+[.Z10]" office:value-type="float" office:value="0">
            <text:p>0 </text:p>
          </table:table-cell>
          <table:table-cell table:style-name="ce421"/>
          <table:table-cell table:style-name="ce81" table:formula="of:=IF(([.H$4]+[.N$4]+[.T$4])=0;0;['file:///C:/Users/antony/diy/GB%20Accounts/GB%20Accounts%202013-14/GB%20Accounts%20Company%202014-04-30%20(Apr14)%20OpenOffice/Purchases.ods'#$Jul13.O$1])" office:value-type="float" office:value="0">
            <text:p>0 </text:p>
          </table:table-cell>
          <table:table-cell table:style-name="ce81"/>
          <table:table-cell table:style-name="ce430" table:formula="of:=[.H10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4-30%20(Apr14)%20OpenOffice/Sales.ods'#$Jul13.$O$1]" office:value-type="float" office:value="0">
            <text:p>0 </text:p>
          </table:table-cell>
          <table:table-cell table:style-name="ce81"/>
          <table:table-cell table:style-name="ce434" table:formula="of:=[.J12]*[.H12]" office:value-type="float" office:value="0">
            <text:p>0 </text:p>
          </table:table-cell>
          <table:table-cell table:style-name="ce81"/>
          <table:table-cell table:style-name="ce430" table:formula="of:=[.N10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4-30%20(Apr14)%20OpenOffice/Sales.ods'#$Jul13.$P$1]" office:value-type="float" office:value="0">
            <text:p>0 </text:p>
          </table:table-cell>
          <table:table-cell table:style-name="ce81"/>
          <table:table-cell table:style-name="ce434" table:formula="of:=[.P12]*[.N12]" office:value-type="float" office:value="0">
            <text:p>0 </text:p>
          </table:table-cell>
          <table:table-cell table:style-name="ce81"/>
          <table:table-cell table:style-name="ce430" table:formula="of:=[.T10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4-30%20(Apr14)%20OpenOffice/Sales.ods'#$Jul13.$Q$1]" office:value-type="float" office:value="0">
            <text:p>0 </text:p>
          </table:table-cell>
          <table:table-cell table:style-name="ce81"/>
          <table:table-cell table:style-name="ce81" table:formula="of:=[.V12]*[.T12]" office:value-type="float" office:value="0">
            <text:p>0 </text:p>
          </table:table-cell>
          <table:table-cell table:style-name="ce443"/>
          <table:table-cell table:style-name="ce81" table:formula="of:=IF([.AB12]&lt;&gt;[.D12];[.AB12]-[.D12];0)" office:value-type="float" office:value="0">
            <text:p>0 </text:p>
          </table:table-cell>
          <table:table-cell table:style-name="ce81"/>
          <table:table-cell table:style-name="ce446" table:formula="of:=[.AB10]+[.F12]-[.L12]-[.R12]-[.X12]" office:value-type="float" office:value="0">
            <text:p>0 </text:p>
          </table:table-cell>
          <table:table-cell table:style-name="ce89"/>
          <table:covered-table-cell table:number-columns-repeated="4"/>
          <table:table-cell table:style-name="ce89"/>
          <table:table-cell table:number-columns-repeated="990"/>
        </table:table-row>
        <table:table-row table:style-name="ro10">
          <table:table-cell table:style-name="ce390"/>
          <table:table-cell table:style-name="ce412" table:number-columns-repeated="2"/>
          <table:table-cell table:style-name="ce421" table:number-columns-repeated="2"/>
          <table:table-cell table:style-name="ce81" table:number-columns-repeated="2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4"/>
          <table:table-cell table:style-name="ce443"/>
          <table:table-cell table:style-name="ce81" table:number-columns-repeated="3"/>
          <table:table-cell table:style-name="ce89"/>
          <table:covered-table-cell table:number-columns-repeated="4"/>
          <table:table-cell table:style-name="ce89"/>
          <table:table-cell table:number-columns-repeated="990"/>
        </table:table-row>
        <table:table-row table:style-name="ro8">
          <table:table-cell table:style-name="ce390"/>
          <table:table-cell table:style-name="ce411" table:formula="of:=[Admin.B18]" office:value-type="date" office:date-value="2013-08-31">
            <text:p>31-Aug-13</text:p>
          </table:table-cell>
          <table:table-cell table:style-name="ce412"/>
          <table:table-cell table:style-name="ce420" table:formula="of:=[.D12]+[.F14]-[.L14]-[.R14]-[.X14]+[.Z12]" office:value-type="float" office:value="0">
            <text:p>0 </text:p>
          </table:table-cell>
          <table:table-cell table:style-name="ce421"/>
          <table:table-cell table:style-name="ce81" table:formula="of:=IF(([.H$4]+[.N$4]+[.T$4])=0;0;['file:///C:/Users/antony/diy/GB%20Accounts/GB%20Accounts%202013-14/GB%20Accounts%20Company%202014-04-30%20(Apr14)%20OpenOffice/Purchases.ods'#$Aug13.O$1])" office:value-type="float" office:value="0">
            <text:p>0 </text:p>
          </table:table-cell>
          <table:table-cell table:style-name="ce81"/>
          <table:table-cell table:style-name="ce430" table:formula="of:=[.H12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4-30%20(Apr14)%20OpenOffice/Sales.ods'#$Aug13.$O$1]" office:value-type="float" office:value="0">
            <text:p>0 </text:p>
          </table:table-cell>
          <table:table-cell table:style-name="ce81"/>
          <table:table-cell table:style-name="ce434" table:formula="of:=[.J14]*[.H14]" office:value-type="float" office:value="0">
            <text:p>0 </text:p>
          </table:table-cell>
          <table:table-cell table:style-name="ce81"/>
          <table:table-cell table:style-name="ce430" table:formula="of:=[.N12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4-30%20(Apr14)%20OpenOffice/Sales.ods'#$Aug13.$P$1]" office:value-type="float" office:value="0">
            <text:p>0 </text:p>
          </table:table-cell>
          <table:table-cell table:style-name="ce81"/>
          <table:table-cell table:style-name="ce434" table:formula="of:=[.P14]*[.N14]" office:value-type="float" office:value="0">
            <text:p>0 </text:p>
          </table:table-cell>
          <table:table-cell table:style-name="ce81"/>
          <table:table-cell table:style-name="ce430" table:formula="of:=[.T12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4-30%20(Apr14)%20OpenOffice/Sales.ods'#$Aug13.$Q$1]" office:value-type="float" office:value="0">
            <text:p>0 </text:p>
          </table:table-cell>
          <table:table-cell table:style-name="ce81"/>
          <table:table-cell table:style-name="ce81" table:formula="of:=[.V14]*[.T14]" office:value-type="float" office:value="0">
            <text:p>0 </text:p>
          </table:table-cell>
          <table:table-cell table:style-name="ce443"/>
          <table:table-cell table:style-name="ce81" table:formula="of:=IF([.AB14]&lt;&gt;[.D14];[.AB14]-[.D14];0)" office:value-type="float" office:value="0">
            <text:p>0 </text:p>
          </table:table-cell>
          <table:table-cell table:style-name="ce81"/>
          <table:table-cell table:style-name="ce446" table:formula="of:=[.AB12]+[.F14]-[.L14]-[.R14]-[.X14]" office:value-type="float" office:value="0">
            <text:p>0 </text:p>
          </table:table-cell>
          <table:table-cell table:style-name="ce89"/>
          <table:table-cell table:style-name="ce453"/>
          <table:table-cell table:style-name="ce457" table:number-columns-repeated="3"/>
          <table:table-cell table:style-name="ce89"/>
          <table:table-cell table:number-columns-repeated="990"/>
        </table:table-row>
        <table:table-row table:style-name="ro8">
          <table:table-cell table:style-name="ce390"/>
          <table:table-cell table:style-name="ce412" table:number-columns-repeated="2"/>
          <table:table-cell table:style-name="ce421" table:number-columns-repeated="2"/>
          <table:table-cell table:style-name="ce81" table:number-columns-repeated="2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4"/>
          <table:table-cell table:style-name="ce443"/>
          <table:table-cell table:style-name="ce81" table:number-columns-repeated="3"/>
          <table:table-cell table:style-name="ce89"/>
          <table:table-cell table:style-name="ce450" office:value-type="string" table:number-columns-spanned="4" table:number-rows-spanned="3">
            <text:p>3. Column F automatically collects the value of direct material purchased from the monthly purchases worksheet</text:p>
          </table:table-cell>
          <table:covered-table-cell table:number-columns-repeated="3"/>
          <table:table-cell table:style-name="ce89"/>
          <table:table-cell table:number-columns-repeated="990"/>
        </table:table-row>
        <table:table-row table:style-name="ro8">
          <table:table-cell table:style-name="ce390"/>
          <table:table-cell table:style-name="ce411" table:formula="of:=[Admin.B20]" office:value-type="date" office:date-value="2013-09-30">
            <text:p>30-Sep-13</text:p>
          </table:table-cell>
          <table:table-cell table:style-name="ce412"/>
          <table:table-cell table:style-name="ce420" table:formula="of:=[.D14]+[.F16]-[.L16]-[.R16]-[.X16]+[.Z14]" office:value-type="float" office:value="0">
            <text:p>0 </text:p>
          </table:table-cell>
          <table:table-cell table:style-name="ce421"/>
          <table:table-cell table:style-name="ce81" table:formula="of:=IF(([.H$4]+[.N$4]+[.T$4])=0;0;['file:///C:/Users/antony/diy/GB%20Accounts/GB%20Accounts%202013-14/GB%20Accounts%20Company%202014-04-30%20(Apr14)%20OpenOffice/Purchases.ods'#$Sep13.O$1])" office:value-type="float" office:value="0">
            <text:p>0 </text:p>
          </table:table-cell>
          <table:table-cell table:style-name="ce81"/>
          <table:table-cell table:style-name="ce430" table:formula="of:=[.H14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4-30%20(Apr14)%20OpenOffice/Sales.ods'#$Sep13.$O$1]" office:value-type="float" office:value="0">
            <text:p>0 </text:p>
          </table:table-cell>
          <table:table-cell table:style-name="ce81"/>
          <table:table-cell table:style-name="ce434" table:formula="of:=[.J16]*[.H16]" office:value-type="float" office:value="0">
            <text:p>0 </text:p>
          </table:table-cell>
          <table:table-cell table:style-name="ce81"/>
          <table:table-cell table:style-name="ce430" table:formula="of:=[.N14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4-30%20(Apr14)%20OpenOffice/Sales.ods'#$Sep13.$P$1]" office:value-type="float" office:value="0">
            <text:p>0 </text:p>
          </table:table-cell>
          <table:table-cell table:style-name="ce81"/>
          <table:table-cell table:style-name="ce434" table:formula="of:=[.P16]*[.N16]" office:value-type="float" office:value="0">
            <text:p>0 </text:p>
          </table:table-cell>
          <table:table-cell table:style-name="ce81"/>
          <table:table-cell table:style-name="ce430" table:formula="of:=[.T14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4-30%20(Apr14)%20OpenOffice/Sales.ods'#$Sep13.$Q$1]" office:value-type="float" office:value="0">
            <text:p>0 </text:p>
          </table:table-cell>
          <table:table-cell table:style-name="ce81"/>
          <table:table-cell table:style-name="ce81" table:formula="of:=[.V16]*[.T16]" office:value-type="float" office:value="0">
            <text:p>0 </text:p>
          </table:table-cell>
          <table:table-cell table:style-name="ce443"/>
          <table:table-cell table:style-name="ce81" table:formula="of:=IF([.AB16]&lt;&gt;[.D16];[.AB16]-[.D16];0)" office:value-type="float" office:value="0">
            <text:p>0 </text:p>
          </table:table-cell>
          <table:table-cell table:style-name="ce81"/>
          <table:table-cell table:style-name="ce446" table:formula="of:=[.AB14]+[.F16]-[.L16]-[.R16]-[.X16]" office:value-type="float" office:value="0">
            <text:p>0 </text:p>
          </table:table-cell>
          <table:table-cell table:style-name="ce89"/>
          <table:covered-table-cell table:number-columns-repeated="4"/>
          <table:table-cell table:style-name="ce89"/>
          <table:table-cell table:number-columns-repeated="990"/>
        </table:table-row>
        <table:table-row table:style-name="ro8">
          <table:table-cell table:style-name="ce390"/>
          <table:table-cell table:style-name="ce412" table:number-columns-repeated="2"/>
          <table:table-cell table:style-name="ce421" table:number-columns-repeated="2"/>
          <table:table-cell table:style-name="ce81" table:number-columns-repeated="2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4"/>
          <table:table-cell table:style-name="ce443"/>
          <table:table-cell table:style-name="ce81" table:number-columns-repeated="3"/>
          <table:table-cell table:style-name="ce89"/>
          <table:covered-table-cell table:number-columns-repeated="4"/>
          <table:table-cell table:style-name="ce89"/>
          <table:table-cell table:number-columns-repeated="990"/>
        </table:table-row>
        <table:table-row table:style-name="ro8">
          <table:table-cell table:style-name="ce390"/>
          <table:table-cell table:style-name="ce411" table:formula="of:=[Admin.B22]" office:value-type="date" office:date-value="2013-10-31">
            <text:p>31-Oct-13</text:p>
          </table:table-cell>
          <table:table-cell table:style-name="ce412"/>
          <table:table-cell table:style-name="ce420" table:formula="of:=[.D16]+[.F18]-[.L18]-[.R18]-[.X18]+[.Z16]" office:value-type="float" office:value="0">
            <text:p>0 </text:p>
          </table:table-cell>
          <table:table-cell table:style-name="ce421"/>
          <table:table-cell table:style-name="ce81" table:formula="of:=IF(([.H$4]+[.N$4]+[.T$4])=0;0;['file:///C:/Users/antony/diy/GB%20Accounts/GB%20Accounts%202013-14/GB%20Accounts%20Company%202014-04-30%20(Apr14)%20OpenOffice/Purchases.ods'#$Oct13.O$1])" office:value-type="float" office:value="0">
            <text:p>0 </text:p>
          </table:table-cell>
          <table:table-cell table:style-name="ce81"/>
          <table:table-cell table:style-name="ce430" table:formula="of:=[.H16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4-30%20(Apr14)%20OpenOffice/Sales.ods'#$Oct13.$O$1]" office:value-type="float" office:value="0">
            <text:p>0 </text:p>
          </table:table-cell>
          <table:table-cell table:style-name="ce81"/>
          <table:table-cell table:style-name="ce434" table:formula="of:=[.J18]*[.H18]" office:value-type="float" office:value="0">
            <text:p>0 </text:p>
          </table:table-cell>
          <table:table-cell table:style-name="ce81"/>
          <table:table-cell table:style-name="ce430" table:formula="of:=[.N16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4-30%20(Apr14)%20OpenOffice/Sales.ods'#$Oct13.$P$1]" office:value-type="float" office:value="0">
            <text:p>0 </text:p>
          </table:table-cell>
          <table:table-cell table:style-name="ce81"/>
          <table:table-cell table:style-name="ce434" table:formula="of:=[.P18]*[.N18]" office:value-type="float" office:value="0">
            <text:p>0 </text:p>
          </table:table-cell>
          <table:table-cell table:style-name="ce81"/>
          <table:table-cell table:style-name="ce430" table:formula="of:=[.T16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4-30%20(Apr14)%20OpenOffice/Sales.ods'#$Oct13.$Q$1]" office:value-type="float" office:value="0">
            <text:p>0 </text:p>
          </table:table-cell>
          <table:table-cell table:style-name="ce81"/>
          <table:table-cell table:style-name="ce81" table:formula="of:=[.V18]*[.T18]" office:value-type="float" office:value="0">
            <text:p>0 </text:p>
          </table:table-cell>
          <table:table-cell table:style-name="ce443"/>
          <table:table-cell table:style-name="ce81" table:formula="of:=IF([.AB18]&lt;&gt;[.D18];[.AB18]-[.D18];0)" office:value-type="float" office:value="0">
            <text:p>0 </text:p>
          </table:table-cell>
          <table:table-cell table:style-name="ce81"/>
          <table:table-cell table:style-name="ce446" table:formula="of:=[.AB16]+[.F18]-[.L18]-[.R18]-[.X18]" office:value-type="float" office:value="0">
            <text:p>0 </text:p>
          </table:table-cell>
          <table:table-cell table:style-name="ce89"/>
          <table:table-cell table:style-name="ce453"/>
          <table:table-cell table:style-name="ce457" table:number-columns-repeated="3"/>
          <table:table-cell table:style-name="ce89"/>
          <table:table-cell table:number-columns-repeated="990"/>
        </table:table-row>
        <table:table-row table:style-name="ro8">
          <table:table-cell table:style-name="ce390"/>
          <table:table-cell table:style-name="ce412" table:number-columns-repeated="2"/>
          <table:table-cell table:style-name="ce421" table:number-columns-repeated="2"/>
          <table:table-cell table:style-name="ce81" table:number-columns-repeated="2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4"/>
          <table:table-cell table:style-name="ce443"/>
          <table:table-cell table:style-name="ce81" table:number-columns-repeated="3"/>
          <table:table-cell table:style-name="ce89"/>
          <table:table-cell table:style-name="ce450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89"/>
          <table:table-cell table:number-columns-repeated="990"/>
        </table:table-row>
        <table:table-row table:style-name="ro8">
          <table:table-cell table:style-name="ce390"/>
          <table:table-cell table:style-name="ce411" table:formula="of:=[Admin.B24]" office:value-type="date" office:date-value="2013-11-30">
            <text:p>30-Nov-13</text:p>
          </table:table-cell>
          <table:table-cell table:style-name="ce412"/>
          <table:table-cell table:style-name="ce420" table:formula="of:=[.D18]+[.F20]-[.L20]-[.R20]-[.X20]+[.Z18]" office:value-type="float" office:value="0">
            <text:p>0 </text:p>
          </table:table-cell>
          <table:table-cell table:style-name="ce421"/>
          <table:table-cell table:style-name="ce81" table:formula="of:=IF(([.H$4]+[.N$4]+[.T$4])=0;0;['file:///C:/Users/antony/diy/GB%20Accounts/GB%20Accounts%202013-14/GB%20Accounts%20Company%202014-04-30%20(Apr14)%20OpenOffice/Purchases.ods'#$Nov13.O$1])" office:value-type="float" office:value="0">
            <text:p>0 </text:p>
          </table:table-cell>
          <table:table-cell table:style-name="ce81"/>
          <table:table-cell table:style-name="ce430" table:formula="of:=[.H18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4-30%20(Apr14)%20OpenOffice/Sales.ods'#$Nov13.$O$1]" office:value-type="float" office:value="0">
            <text:p>0 </text:p>
          </table:table-cell>
          <table:table-cell table:style-name="ce81"/>
          <table:table-cell table:style-name="ce434" table:formula="of:=[.J20]*[.H20]" office:value-type="float" office:value="0">
            <text:p>0 </text:p>
          </table:table-cell>
          <table:table-cell table:style-name="ce81"/>
          <table:table-cell table:style-name="ce430" table:formula="of:=[.N18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4-30%20(Apr14)%20OpenOffice/Sales.ods'#$Nov13.$P$1]" office:value-type="float" office:value="0">
            <text:p>0 </text:p>
          </table:table-cell>
          <table:table-cell table:style-name="ce81"/>
          <table:table-cell table:style-name="ce434" table:formula="of:=[.P20]*[.N20]" office:value-type="float" office:value="0">
            <text:p>0 </text:p>
          </table:table-cell>
          <table:table-cell table:style-name="ce81"/>
          <table:table-cell table:style-name="ce430" table:formula="of:=[.T18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4-30%20(Apr14)%20OpenOffice/Sales.ods'#$Nov13.$Q$1]" office:value-type="float" office:value="0">
            <text:p>0 </text:p>
          </table:table-cell>
          <table:table-cell table:style-name="ce81"/>
          <table:table-cell table:style-name="ce81" table:formula="of:=[.V20]*[.T20]" office:value-type="float" office:value="0">
            <text:p>0 </text:p>
          </table:table-cell>
          <table:table-cell table:style-name="ce443"/>
          <table:table-cell table:style-name="ce81" table:formula="of:=IF([.AB20]&lt;&gt;[.D20];[.AB20]-[.D20];0)" office:value-type="float" office:value="0">
            <text:p>0 </text:p>
          </table:table-cell>
          <table:table-cell table:style-name="ce81"/>
          <table:table-cell table:style-name="ce446" table:formula="of:=[.AB18]+[.F20]-[.L20]-[.R20]-[.X20]" office:value-type="float" office:value="0">
            <text:p>0 </text:p>
          </table:table-cell>
          <table:table-cell table:style-name="ce89"/>
          <table:covered-table-cell table:number-columns-repeated="4"/>
          <table:table-cell table:style-name="ce89"/>
          <table:table-cell table:number-columns-repeated="990"/>
        </table:table-row>
        <table:table-row table:style-name="ro8">
          <table:table-cell table:style-name="ce390"/>
          <table:table-cell table:style-name="ce412" table:number-columns-repeated="2"/>
          <table:table-cell table:style-name="ce421" table:number-columns-repeated="2"/>
          <table:table-cell table:style-name="ce81" table:number-columns-repeated="2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4"/>
          <table:table-cell table:style-name="ce443"/>
          <table:table-cell table:style-name="ce81" table:number-columns-repeated="3"/>
          <table:table-cell table:style-name="ce89"/>
          <table:covered-table-cell table:number-columns-repeated="4"/>
          <table:table-cell table:style-name="ce89"/>
          <table:table-cell table:number-columns-repeated="990"/>
        </table:table-row>
        <table:table-row table:style-name="ro8">
          <table:table-cell table:style-name="ce390"/>
          <table:table-cell table:style-name="ce411" table:formula="of:=[Admin.B26]" office:value-type="date" office:date-value="2013-12-31">
            <text:p>31-Dec-13</text:p>
          </table:table-cell>
          <table:table-cell table:style-name="ce412"/>
          <table:table-cell table:style-name="ce420" table:formula="of:=[.D20]+[.F22]-[.L22]-[.R22]-[.X22]+[.Z20]" office:value-type="float" office:value="0">
            <text:p>0 </text:p>
          </table:table-cell>
          <table:table-cell table:style-name="ce421"/>
          <table:table-cell table:style-name="ce81" table:formula="of:=IF(([.H$4]+[.N$4]+[.T$4])=0;0;['file:///C:/Users/antony/diy/GB%20Accounts/GB%20Accounts%202013-14/GB%20Accounts%20Company%202014-04-30%20(Apr14)%20OpenOffice/Purchases.ods'#$Dec13.O$1])" office:value-type="float" office:value="0">
            <text:p>0 </text:p>
          </table:table-cell>
          <table:table-cell table:style-name="ce81"/>
          <table:table-cell table:style-name="ce430" table:formula="of:=[.H20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4-30%20(Apr14)%20OpenOffice/Sales.ods'#$Dec13.$O$1]" office:value-type="float" office:value="0">
            <text:p>0 </text:p>
          </table:table-cell>
          <table:table-cell table:style-name="ce81"/>
          <table:table-cell table:style-name="ce434" table:formula="of:=[.J22]*[.H22]" office:value-type="float" office:value="0">
            <text:p>0 </text:p>
          </table:table-cell>
          <table:table-cell table:style-name="ce81"/>
          <table:table-cell table:style-name="ce430" table:formula="of:=[.N20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4-30%20(Apr14)%20OpenOffice/Sales.ods'#$Dec13.$P$1]" office:value-type="float" office:value="0">
            <text:p>0 </text:p>
          </table:table-cell>
          <table:table-cell table:style-name="ce81"/>
          <table:table-cell table:style-name="ce434" table:formula="of:=[.P22]*[.N22]" office:value-type="float" office:value="0">
            <text:p>0 </text:p>
          </table:table-cell>
          <table:table-cell table:style-name="ce81"/>
          <table:table-cell table:style-name="ce430" table:formula="of:=[.T20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4-30%20(Apr14)%20OpenOffice/Sales.ods'#$Dec13.$Q$1]" office:value-type="float" office:value="0">
            <text:p>0 </text:p>
          </table:table-cell>
          <table:table-cell table:style-name="ce81"/>
          <table:table-cell table:style-name="ce81" table:formula="of:=[.V22]*[.T22]" office:value-type="float" office:value="0">
            <text:p>0 </text:p>
          </table:table-cell>
          <table:table-cell table:style-name="ce443"/>
          <table:table-cell table:style-name="ce81" table:formula="of:=IF([.AB22]&lt;&gt;[.D22];[.AB22]-[.D22];0)" office:value-type="float" office:value="0">
            <text:p>0 </text:p>
          </table:table-cell>
          <table:table-cell table:style-name="ce81"/>
          <table:table-cell table:style-name="ce446" table:formula="of:=[.AB20]+[.F22]-[.L22]-[.R22]-[.X22]" office:value-type="float" office:value="0">
            <text:p>0 </text:p>
          </table:table-cell>
          <table:table-cell table:style-name="ce89"/>
          <table:table-cell table:style-name="ce453"/>
          <table:table-cell table:style-name="ce457" table:number-columns-repeated="3"/>
          <table:table-cell table:style-name="ce89"/>
          <table:table-cell table:number-columns-repeated="990"/>
        </table:table-row>
        <table:table-row table:style-name="ro10">
          <table:table-cell table:style-name="ce390"/>
          <table:table-cell table:style-name="ce412" table:number-columns-repeated="2"/>
          <table:table-cell table:style-name="ce421" table:number-columns-repeated="2"/>
          <table:table-cell table:style-name="ce81" table:number-columns-repeated="2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4"/>
          <table:table-cell table:style-name="ce443"/>
          <table:table-cell table:style-name="ce81" table:number-columns-repeated="3"/>
          <table:table-cell table:style-name="ce89"/>
          <table:table-cell table:style-name="ce450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89"/>
          <table:table-cell table:number-columns-repeated="990"/>
        </table:table-row>
        <table:table-row table:style-name="ro10">
          <table:table-cell table:style-name="ce390"/>
          <table:table-cell table:style-name="ce411" table:formula="of:=[Admin.B28]" office:value-type="date" office:date-value="2014-01-31">
            <text:p>31-Jan-14</text:p>
          </table:table-cell>
          <table:table-cell table:style-name="ce412"/>
          <table:table-cell table:style-name="ce420" table:formula="of:=[.D22]+[.F24]-[.L24]-[.R24]-[.X24]+[.Z22]" office:value-type="float" office:value="0">
            <text:p>0 </text:p>
          </table:table-cell>
          <table:table-cell table:style-name="ce421"/>
          <table:table-cell table:style-name="ce81" table:formula="of:=IF(([.H$4]+[.N$4]+[.T$4])=0;0;['file:///C:/Users/antony/diy/GB%20Accounts/GB%20Accounts%202013-14/GB%20Accounts%20Company%202014-04-30%20(Apr14)%20OpenOffice/Purchases.ods'#$Jan14.O$1])" office:value-type="float" office:value="0">
            <text:p>0 </text:p>
          </table:table-cell>
          <table:table-cell table:style-name="ce81"/>
          <table:table-cell table:style-name="ce430" table:formula="of:=[.H22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4-30%20(Apr14)%20OpenOffice/Sales.ods'#$Jan14.$O$1]" office:value-type="float" office:value="0">
            <text:p>0 </text:p>
          </table:table-cell>
          <table:table-cell table:style-name="ce81"/>
          <table:table-cell table:style-name="ce434" table:formula="of:=[.J24]*[.H24]" office:value-type="float" office:value="0">
            <text:p>0 </text:p>
          </table:table-cell>
          <table:table-cell table:style-name="ce81"/>
          <table:table-cell table:style-name="ce430" table:formula="of:=[.N22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4-30%20(Apr14)%20OpenOffice/Sales.ods'#$Jan14.$P$1]" office:value-type="float" office:value="0">
            <text:p>0 </text:p>
          </table:table-cell>
          <table:table-cell table:style-name="ce81"/>
          <table:table-cell table:style-name="ce434" table:formula="of:=[.P24]*[.N24]" office:value-type="float" office:value="0">
            <text:p>0 </text:p>
          </table:table-cell>
          <table:table-cell table:style-name="ce81"/>
          <table:table-cell table:style-name="ce430" table:formula="of:=[.T22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4-30%20(Apr14)%20OpenOffice/Sales.ods'#$Jan14.$Q$1]" office:value-type="float" office:value="0">
            <text:p>0 </text:p>
          </table:table-cell>
          <table:table-cell table:style-name="ce81"/>
          <table:table-cell table:style-name="ce81" table:formula="of:=[.V24]*[.T24]" office:value-type="float" office:value="0">
            <text:p>0 </text:p>
          </table:table-cell>
          <table:table-cell table:style-name="ce443"/>
          <table:table-cell table:style-name="ce81" table:formula="of:=IF([.AB24]&lt;&gt;[.D24];[.AB24]-[.D24];0)" office:value-type="float" office:value="0">
            <text:p>0 </text:p>
          </table:table-cell>
          <table:table-cell table:style-name="ce81"/>
          <table:table-cell table:style-name="ce446" table:formula="of:=[.AB22]+[.F24]-[.L24]-[.R24]-[.X24]" office:value-type="float" office:value="0">
            <text:p>0 </text:p>
          </table:table-cell>
          <table:table-cell table:style-name="ce89"/>
          <table:covered-table-cell table:number-columns-repeated="4"/>
          <table:table-cell table:style-name="ce89"/>
          <table:table-cell table:number-columns-repeated="990"/>
        </table:table-row>
        <table:table-row table:style-name="ro10">
          <table:table-cell table:style-name="ce390"/>
          <table:table-cell table:style-name="ce412" table:number-columns-repeated="2"/>
          <table:table-cell table:style-name="ce421" table:number-columns-repeated="2"/>
          <table:table-cell table:style-name="ce81" table:number-columns-repeated="2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4"/>
          <table:table-cell table:style-name="ce443"/>
          <table:table-cell table:style-name="ce81" table:number-columns-repeated="3"/>
          <table:table-cell table:style-name="ce89"/>
          <table:covered-table-cell table:number-columns-repeated="4"/>
          <table:table-cell table:style-name="ce89"/>
          <table:table-cell table:number-columns-repeated="990"/>
        </table:table-row>
        <table:table-row table:style-name="ro10">
          <table:table-cell table:style-name="ce390"/>
          <table:table-cell table:style-name="ce411" table:formula="of:=[Admin.B30]" office:value-type="date" office:date-value="2014-02-28">
            <text:p>28-Feb-14</text:p>
          </table:table-cell>
          <table:table-cell table:style-name="ce412"/>
          <table:table-cell table:style-name="ce420" table:formula="of:=[.D24]+[.F26]-[.L26]-[.R26]-[.X26]+[.Z24]" office:value-type="float" office:value="0">
            <text:p>0 </text:p>
          </table:table-cell>
          <table:table-cell table:style-name="ce421"/>
          <table:table-cell table:style-name="ce81" table:formula="of:=IF(([.H$4]+[.N$4]+[.T$4])=0;0;['file:///C:/Users/antony/diy/GB%20Accounts/GB%20Accounts%202013-14/GB%20Accounts%20Company%202014-04-30%20(Apr14)%20OpenOffice/Purchases.ods'#$Feb14.O$1])" office:value-type="float" office:value="0">
            <text:p>0 </text:p>
          </table:table-cell>
          <table:table-cell table:style-name="ce81"/>
          <table:table-cell table:style-name="ce430" table:formula="of:=[.H24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4-30%20(Apr14)%20OpenOffice/Sales.ods'#$Feb14.$O$1]" office:value-type="float" office:value="0">
            <text:p>0 </text:p>
          </table:table-cell>
          <table:table-cell table:style-name="ce81"/>
          <table:table-cell table:style-name="ce434" table:formula="of:=[.J26]*[.H26]" office:value-type="float" office:value="0">
            <text:p>0 </text:p>
          </table:table-cell>
          <table:table-cell table:style-name="ce81"/>
          <table:table-cell table:style-name="ce430" table:formula="of:=[.N24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4-30%20(Apr14)%20OpenOffice/Sales.ods'#$Feb14.$P$1]" office:value-type="float" office:value="0">
            <text:p>0 </text:p>
          </table:table-cell>
          <table:table-cell table:style-name="ce81"/>
          <table:table-cell table:style-name="ce434" table:formula="of:=[.P26]*[.N26]" office:value-type="float" office:value="0">
            <text:p>0 </text:p>
          </table:table-cell>
          <table:table-cell table:style-name="ce81"/>
          <table:table-cell table:style-name="ce430" table:formula="of:=[.T24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4-30%20(Apr14)%20OpenOffice/Sales.ods'#$Feb14.$Q$1]" office:value-type="float" office:value="0">
            <text:p>0 </text:p>
          </table:table-cell>
          <table:table-cell table:style-name="ce81"/>
          <table:table-cell table:style-name="ce81" table:formula="of:=[.V26]*[.T26]" office:value-type="float" office:value="0">
            <text:p>0 </text:p>
          </table:table-cell>
          <table:table-cell table:style-name="ce443"/>
          <table:table-cell table:style-name="ce81" table:formula="of:=IF([.AB26]&lt;&gt;[.D26];[.AB26]-[.D26];0)" office:value-type="float" office:value="0">
            <text:p>0 </text:p>
          </table:table-cell>
          <table:table-cell table:style-name="ce81"/>
          <table:table-cell table:style-name="ce446" table:formula="of:=[.AB24]+[.F26]-[.L26]-[.R26]-[.X26]" office:value-type="float" office:value="0">
            <text:p>0 </text:p>
          </table:table-cell>
          <table:table-cell table:style-name="ce89"/>
          <table:covered-table-cell table:number-columns-repeated="4"/>
          <table:table-cell table:style-name="ce89"/>
          <table:table-cell table:number-columns-repeated="990"/>
        </table:table-row>
        <table:table-row table:style-name="ro10">
          <table:table-cell table:style-name="ce390"/>
          <table:table-cell table:style-name="ce412" table:number-columns-repeated="2"/>
          <table:table-cell table:style-name="ce421" table:number-columns-repeated="2"/>
          <table:table-cell table:style-name="ce81" table:number-columns-repeated="2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4"/>
          <table:table-cell table:style-name="ce443"/>
          <table:table-cell table:style-name="ce81" table:number-columns-repeated="3"/>
          <table:table-cell table:style-name="ce89"/>
          <table:table-cell table:style-name="ce453"/>
          <table:table-cell table:style-name="ce457" table:number-columns-repeated="3"/>
          <table:table-cell table:style-name="ce89"/>
          <table:table-cell table:number-columns-repeated="990"/>
        </table:table-row>
        <table:table-row table:style-name="ro10">
          <table:table-cell table:style-name="ce390"/>
          <table:table-cell table:style-name="ce411" table:formula="of:=[Admin.B32]" office:value-type="date" office:date-value="2014-03-31">
            <text:p>31-Mar-14</text:p>
          </table:table-cell>
          <table:table-cell table:style-name="ce412"/>
          <table:table-cell table:style-name="ce420" table:formula="of:=[.D26]+[.F28]-[.L28]-[.R28]-[.X28]+[.Z26]" office:value-type="float" office:value="0">
            <text:p>0 </text:p>
          </table:table-cell>
          <table:table-cell table:style-name="ce421"/>
          <table:table-cell table:style-name="ce81" table:formula="of:=IF(([.H$4]+[.N$4]+[.T$4])=0;0;['file:///C:/Users/antony/diy/GB%20Accounts/GB%20Accounts%202013-14/GB%20Accounts%20Company%202014-04-30%20(Apr14)%20OpenOffice/Purchases.ods'#$Mar14.O$1])" office:value-type="float" office:value="0">
            <text:p>0 </text:p>
          </table:table-cell>
          <table:table-cell table:style-name="ce81"/>
          <table:table-cell table:style-name="ce430" table:formula="of:=[.H26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4-30%20(Apr14)%20OpenOffice/Sales.ods'#$Mar14.$O$1]" office:value-type="float" office:value="0">
            <text:p>0 </text:p>
          </table:table-cell>
          <table:table-cell table:style-name="ce81"/>
          <table:table-cell table:style-name="ce434" table:formula="of:=[.J28]*[.H28]" office:value-type="float" office:value="0">
            <text:p>0 </text:p>
          </table:table-cell>
          <table:table-cell table:style-name="ce81"/>
          <table:table-cell table:style-name="ce430" table:formula="of:=[.N26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4-30%20(Apr14)%20OpenOffice/Sales.ods'#$Mar14.$P$1]" office:value-type="float" office:value="0">
            <text:p>0 </text:p>
          </table:table-cell>
          <table:table-cell table:style-name="ce81"/>
          <table:table-cell table:style-name="ce434" table:formula="of:=[.P28]*[.N28]" office:value-type="float" office:value="0">
            <text:p>0 </text:p>
          </table:table-cell>
          <table:table-cell table:style-name="ce81"/>
          <table:table-cell table:style-name="ce430" table:formula="of:=[.T26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4-30%20(Apr14)%20OpenOffice/Sales.ods'#$Mar14.$Q$1]" office:value-type="float" office:value="0">
            <text:p>0 </text:p>
          </table:table-cell>
          <table:table-cell table:style-name="ce81"/>
          <table:table-cell table:style-name="ce81" table:formula="of:=[.V28]*[.T28]" office:value-type="float" office:value="0">
            <text:p>0 </text:p>
          </table:table-cell>
          <table:table-cell table:style-name="ce443"/>
          <table:table-cell table:style-name="ce81" table:formula="of:=IF([.AB28]&lt;&gt;[.D28];[.AB28]-[.D28];0)" office:value-type="float" office:value="0">
            <text:p>0 </text:p>
          </table:table-cell>
          <table:table-cell table:style-name="ce81"/>
          <table:table-cell table:style-name="ce446" table:formula="of:=[.AB26]+[.F28]-[.L28]-[.R28]-[.X28]" office:value-type="float" office:value="0">
            <text:p>0 </text:p>
          </table:table-cell>
          <table:table-cell table:style-name="ce89"/>
          <table:table-cell table:style-name="ce450" office:value-type="string" table:number-columns-spanned="4" table:number-rows-spanned="3">
            <text:p>6. If the % of stock sold in net sales is correct then Column Z should be zero unless stock has been lost.. <text:s text:c="35"/><text:span text:style-name="T3">Investigate </text:span><text:span text:style-name="T3">significant Stock Loss Adjustments</text:span></text:p>
          </table:table-cell>
          <table:covered-table-cell table:number-columns-repeated="3"/>
          <table:table-cell table:style-name="ce89"/>
          <table:table-cell table:number-columns-repeated="990"/>
        </table:table-row>
        <table:table-row table:style-name="ro10">
          <table:table-cell table:style-name="ce390"/>
          <table:table-cell table:style-name="ce412" table:number-columns-repeated="2"/>
          <table:table-cell table:style-name="ce421" table:number-columns-repeated="2"/>
          <table:table-cell table:style-name="ce81" table:number-columns-repeated="2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4"/>
          <table:table-cell table:style-name="ce443"/>
          <table:table-cell table:style-name="ce81" table:number-columns-repeated="3"/>
          <table:table-cell table:style-name="ce89"/>
          <table:covered-table-cell table:number-columns-repeated="4"/>
          <table:table-cell table:style-name="ce89"/>
          <table:table-cell table:number-columns-repeated="990"/>
        </table:table-row>
        <table:table-row table:style-name="ro10">
          <table:table-cell table:style-name="ce390"/>
          <table:table-cell table:style-name="ce411" table:formula="of:=[Admin.B34]" office:value-type="date" office:date-value="2014-04-30">
            <text:p>30-Apr-14</text:p>
          </table:table-cell>
          <table:table-cell table:style-name="ce412"/>
          <table:table-cell table:style-name="ce420" table:formula="of:=[.D28]+[.F30]-[.L30]-[.R30]-[.X30]+[.Z28]" office:value-type="float" office:value="0">
            <text:p>0 </text:p>
          </table:table-cell>
          <table:table-cell table:style-name="ce421"/>
          <table:table-cell table:style-name="ce81" table:formula="of:=IF(([.H$4]+[.N$4]+[.T$4])=0;0;['file:///C:/Users/antony/diy/GB%20Accounts/GB%20Accounts%202013-14/GB%20Accounts%20Company%202014-04-30%20(Apr14)%20OpenOffice/Purchases.ods'#$Apr14.O$1])" office:value-type="float" office:value="0">
            <text:p>0 </text:p>
          </table:table-cell>
          <table:table-cell table:style-name="ce81"/>
          <table:table-cell table:style-name="ce430" table:formula="of:=[.H28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4-30%20(Apr14)%20OpenOffice/Sales.ods'#$Apr14.$O$1]" office:value-type="float" office:value="0">
            <text:p>0 </text:p>
          </table:table-cell>
          <table:table-cell table:style-name="ce81"/>
          <table:table-cell table:style-name="ce434" table:formula="of:=[.J30]*[.H30]" office:value-type="float" office:value="0">
            <text:p>0 </text:p>
          </table:table-cell>
          <table:table-cell table:style-name="ce81"/>
          <table:table-cell table:style-name="ce430" table:formula="of:=[.N28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4-30%20(Apr14)%20OpenOffice/Sales.ods'#$Apr14.$P$1]" office:value-type="float" office:value="0">
            <text:p>0 </text:p>
          </table:table-cell>
          <table:table-cell table:style-name="ce81"/>
          <table:table-cell table:style-name="ce434" table:formula="of:=[.P30]*[.N30]" office:value-type="float" office:value="0">
            <text:p>0 </text:p>
          </table:table-cell>
          <table:table-cell table:style-name="ce81"/>
          <table:table-cell table:style-name="ce430" table:formula="of:=[.T28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4-30%20(Apr14)%20OpenOffice/Sales.ods'#$Apr14.$Q$1]" office:value-type="float" office:value="0">
            <text:p>0 </text:p>
          </table:table-cell>
          <table:table-cell table:style-name="ce81"/>
          <table:table-cell table:style-name="ce81" table:formula="of:=[.V30]*[.T30]" office:value-type="float" office:value="0">
            <text:p>0 </text:p>
          </table:table-cell>
          <table:table-cell table:style-name="ce443"/>
          <table:table-cell table:style-name="ce81" table:formula="of:=IF([.AB30]&lt;&gt;[.D30];[.AB30]-[.D30];0)" office:value-type="float" office:value="0">
            <text:p>0 </text:p>
          </table:table-cell>
          <table:table-cell table:style-name="ce81"/>
          <table:table-cell table:style-name="ce446" table:formula="of:=[.AB28]+[.F30]-[.L30]-[.R30]-[.X30]" office:value-type="float" office:value="0">
            <text:p>0 </text:p>
          </table:table-cell>
          <table:table-cell table:style-name="ce89"/>
          <table:covered-table-cell table:number-columns-repeated="4"/>
          <table:table-cell table:style-name="ce89"/>
          <table:table-cell table:number-columns-repeated="990"/>
        </table:table-row>
        <table:table-row table:style-name="ro10">
          <table:table-cell table:style-name="ce391"/>
          <table:table-cell table:style-name="ce413" table:number-columns-repeated="2"/>
          <table:table-cell table:style-name="ce82" table:number-columns-repeated="4"/>
          <table:table-cell table:style-name="ce431"/>
          <table:table-cell table:style-name="ce82" table:number-columns-repeated="3"/>
          <table:table-cell table:style-name="ce435"/>
          <table:table-cell table:style-name="ce82"/>
          <table:table-cell table:style-name="ce431"/>
          <table:table-cell table:style-name="ce82" table:number-columns-repeated="3"/>
          <table:table-cell table:style-name="ce435"/>
          <table:table-cell table:style-name="ce82"/>
          <table:table-cell table:style-name="ce431"/>
          <table:table-cell table:style-name="ce82" table:number-columns-repeated="4"/>
          <table:table-cell table:style-name="ce444"/>
          <table:table-cell table:style-name="ce82" table:number-columns-repeated="3"/>
          <table:table-cell table:style-name="ce91"/>
          <table:table-cell table:style-name="ce454"/>
          <table:table-cell table:style-name="ce458" table:number-columns-repeated="3"/>
          <table:table-cell table:style-name="ce91"/>
          <table:table-cell table:number-columns-repeated="990"/>
        </table:table-row>
        <table:table-row table:style-name="ro10" table:number-rows-repeated="104854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dmin" table:style-name="ta12" table:protected="true" table:protection-key="CAX2U5cjUI/wFNbHRjUYY2MMuuA=">
        <table:table-column table:style-name="co53" table:default-cell-style-name="ce461"/>
        <table:table-column table:style-name="co39" table:default-cell-style-name="ce467"/>
        <table:table-column table:style-name="co54" table:default-cell-style-name="ce461"/>
        <table:table-column table:style-name="co55" table:default-cell-style-name="ce461"/>
        <table:table-column table:style-name="co56" table:default-cell-style-name="ce461"/>
        <table:table-column table:style-name="co57" table:default-cell-style-name="ce461"/>
        <table:table-column table:style-name="co6" table:default-cell-style-name="ce485"/>
        <table:table-column table:style-name="co54" table:default-cell-style-name="ce461"/>
        <table:table-column table:style-name="co6" table:default-cell-style-name="ce461"/>
        <table:table-column table:style-name="co31" table:default-cell-style-name="ce461"/>
        <table:table-column table:style-name="co58" table:default-cell-style-name="ce461"/>
        <table:table-column table:style-name="co6" table:default-cell-style-name="ce461"/>
        <table:table-column table:style-name="co59" table:default-cell-style-name="ce461"/>
        <table:table-column table:style-name="co6" table:default-cell-style-name="ce461"/>
        <table:table-column table:style-name="co60" table:default-cell-style-name="ce461"/>
        <table:table-column table:style-name="co6" table:default-cell-style-name="ce461"/>
        <table:table-column table:style-name="co45" table:default-cell-style-name="ce461"/>
        <table:table-column table:style-name="co6" table:number-columns-repeated="1007" table:default-cell-style-name="ce461"/>
        <table:table-row table:style-name="ro10">
          <table:table-cell table:style-name="ce460"/>
          <table:table-cell table:style-name="ce462" office:value-type="string">
            <text:p>Dates</text:p>
          </table:table-cell>
          <table:table-cell table:style-name="ce460" table:number-columns-repeated="4"/>
          <table:table-cell table:style-name="ce475"/>
          <table:table-cell table:style-name="ce460" table:number-columns-repeated="10"/>
          <table:table-cell table:number-columns-repeated="1007"/>
        </table:table-row>
        <table:table-row table:style-name="ro8">
          <table:table-cell table:style-name="ce460"/>
          <table:table-cell table:style-name="ce463" table:formula="of:=DATE(YEAR([.B4]);MONTH([.B4]);1)-1" office:value-type="date" office:date-value="2012-12-31">
            <text:p>31-Dec-12</text:p>
          </table:table-cell>
          <table:table-cell table:style-name="ce460"/>
          <table:table-cell table:style-name="ce469" table:number-columns-spanned="3" table:number-rows-spanned="1"/>
          <table:covered-table-cell table:number-columns-repeated="2"/>
          <table:table-cell table:style-name="ce469"/>
          <table:table-cell table:style-name="ce460" table:number-columns-repeated="10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4]);MONTH([.B4]);1)" office:value-type="date" office:date-value="2013-01-01">
            <text:p>01-Jan-13</text:p>
          </table:table-cell>
          <table:table-cell table:style-name="ce460"/>
          <table:table-cell table:style-name="ce470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481" office:value-type="string">
            <text:p>2013-14</text:p>
          </table:table-cell>
          <table:table-cell table:style-name="ce460" table:number-columns-repeated="3"/>
          <table:table-cell table:style-name="ce488" office:value-type="string" table:number-columns-spanned="3" table:number-rows-spanned="1">
            <text:p>Corporation Tax Rates</text:p>
          </table:table-cell>
          <table:covered-table-cell table:number-columns-repeated="2"/>
          <table:table-cell table:style-name="ce470" table:formula="of:=[.G3]" office:value-type="string" office:string-value="2013-14">
            <text:p>2013-14</text:p>
          </table:table-cell>
          <table:table-cell table:style-name="ce460" table:number-columns-repeated="3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6]);MONTH([.B6]);1)-1" office:value-type="date" office:date-value="2013-01-31">
            <text:p>31-Jan-13</text:p>
          </table:table-cell>
          <table:table-cell table:style-name="ce460" table:number-columns-repeated="3"/>
          <table:table-cell table:style-name="ce475" office:value-type="string">
            <text:p>Year to</text:p>
          </table:table-cell>
          <table:table-cell table:style-name="ce475" office:value-type="string">
            <text:p>%</text:p>
          </table:table-cell>
          <table:table-cell table:style-name="ce460" table:number-columns-repeated="3"/>
          <table:table-cell table:style-name="ce489" table:number-columns-repeated="3"/>
          <table:table-cell table:style-name="ce469"/>
          <table:table-cell table:style-name="ce460" table:number-columns-repeated="3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6]);MONTH([.B6]);1)" office:value-type="date" office:date-value="2013-02-01">
            <text:p>01-Feb-13</text:p>
          </table:table-cell>
          <table:table-cell table:style-name="ce460"/>
          <table:table-cell table:style-name="ce468" office:value-type="string">
            <text:p>Annual Investment Allowance</text:p>
          </table:table-cell>
          <table:table-cell table:style-name="ce468"/>
          <table:table-cell table:style-name="ce477" table:formula="of:=[.B32]" office:value-type="date" office:date-value="2014-03-31">
            <text:p>31-Mar-14</text:p>
          </table:table-cell>
          <table:table-cell table:style-name="ce482" office:value-type="float" office:value="100">
            <text:p>100</text:p>
          </table:table-cell>
          <table:table-cell table:style-name="ce460" table:number-columns-repeated="8"/>
          <table:table-cell table:style-name="ce475" table:number-columns-repeated="2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8]);MONTH([.B8]);1)-1" office:value-type="date" office:date-value="2013-02-28">
            <text:p>28-Feb-13</text:p>
          </table:table-cell>
          <table:table-cell table:style-name="ce460"/>
          <table:table-cell table:style-name="ce468" office:value-type="string">
            <text:p>Writing down allowance</text:p>
          </table:table-cell>
          <table:table-cell table:style-name="ce468"/>
          <table:table-cell table:style-name="ce477" table:formula="of:=[.B32]" office:value-type="date" office:date-value="2014-03-31">
            <text:p>31-Mar-14</text:p>
          </table:table-cell>
          <table:table-cell table:style-name="ce482" office:value-type="float" office:value="18">
            <text:p>18</text:p>
          </table:table-cell>
          <table:table-cell table:style-name="ce460"/>
          <table:table-cell table:style-name="ce486" office:value-type="string">
            <text:p>Corporation Tax</text:p>
          </table:table-cell>
          <table:table-cell table:style-name="ce486"/>
          <table:table-cell table:style-name="ce486" office:value-type="float" office:value="2012">
            <text:p>2012</text:p>
          </table:table-cell>
          <table:table-cell table:style-name="ce490" table:formula="of:=[.B11]" office:value-type="date" office:date-value="2013-05-01" table:number-columns-spanned="2" table:number-rows-spanned="1">
            <text:p>Wednesday, May 01, 2013</text:p>
          </table:table-cell>
          <table:covered-table-cell/>
          <table:table-cell table:style-name="ce494" table:formula="of:=[.B32]" office:value-type="date" office:date-value="2014-03-31" table:number-columns-spanned="2" table:number-rows-spanned="1">
            <text:p>Monday, March 31, 2014</text:p>
          </table:table-cell>
          <table:covered-table-cell/>
          <table:table-cell table:style-name="ce482" office:value-type="float" office:value="20">
            <text:p>20</text:p>
          </table:table-cell>
          <table:table-cell table:style-name="ce475" office:value-type="string">
            <text:p>%</text:p>
          </table:table-cell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8]);MONTH([.B8]);1)" office:value-type="date" office:date-value="2013-03-01">
            <text:p>01-Mar-13</text:p>
          </table:table-cell>
          <table:table-cell table:style-name="ce460"/>
          <table:table-cell table:style-name="ce468" office:value-type="string">
            <text:p>Annual Investment Allowance</text:p>
          </table:table-cell>
          <table:table-cell table:style-name="ce468"/>
          <table:table-cell table:style-name="ce477" table:formula="of:=[.B56]" office:value-type="date" office:date-value="2015-03-31">
            <text:p>31-Mar-15</text:p>
          </table:table-cell>
          <table:table-cell table:style-name="ce482" office:value-type="float" office:value="100">
            <text:p>100</text:p>
          </table:table-cell>
          <table:table-cell table:style-name="ce460"/>
          <table:table-cell table:style-name="ce486" office:value-type="string">
            <text:p>Corporation Tax</text:p>
          </table:table-cell>
          <table:table-cell table:style-name="ce486"/>
          <table:table-cell table:style-name="ce486" office:value-type="float" office:value="2013">
            <text:p>2013</text:p>
          </table:table-cell>
          <table:table-cell table:style-name="ce490" table:formula="of:=[.B33]" office:value-type="date" office:date-value="2014-04-01" table:number-columns-spanned="2" table:number-rows-spanned="1">
            <text:p>Tuesday, April 01, 2014</text:p>
          </table:table-cell>
          <table:covered-table-cell/>
          <table:table-cell table:style-name="ce494" table:formula="of:=[.B34]" office:value-type="date" office:date-value="2014-04-30" table:number-columns-spanned="2" table:number-rows-spanned="1">
            <text:p>Wednesday, April 30, 2014</text:p>
          </table:table-cell>
          <table:covered-table-cell/>
          <table:table-cell table:style-name="ce482" office:value-type="float" office:value="20">
            <text:p>20</text:p>
          </table:table-cell>
          <table:table-cell table:style-name="ce475" office:value-type="string">
            <text:p>%</text:p>
          </table:table-cell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10]);MONTH([.B10]);1)-1" office:value-type="date" office:date-value="2013-03-31">
            <text:p>31-Mar-13</text:p>
          </table:table-cell>
          <table:table-cell table:style-name="ce460"/>
          <table:table-cell table:style-name="ce468" office:value-type="string">
            <text:p>Writing down allowance</text:p>
          </table:table-cell>
          <table:table-cell table:style-name="ce468"/>
          <table:table-cell table:style-name="ce477" table:formula="of:=[.B56]" office:value-type="date" office:date-value="2015-03-31">
            <text:p>31-Mar-15</text:p>
          </table:table-cell>
          <table:table-cell table:style-name="ce482" office:value-type="float" office:value="18">
            <text:p>18</text:p>
          </table:table-cell>
          <table:table-cell table:style-name="ce460" table:number-columns-repeated="8"/>
          <table:table-cell table:style-name="ce475" table:number-columns-repeated="2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10]);MONTH([.B10]);1)" office:value-type="date" office:date-value="2013-04-01">
            <text:p>01-Apr-13</text:p>
          </table:table-cell>
          <table:table-cell table:style-name="ce460" table:number-columns-repeated="4"/>
          <table:table-cell table:style-name="ce475"/>
          <table:table-cell table:style-name="ce460"/>
          <table:table-cell table:style-name="ce468" table:number-columns-repeated="3"/>
          <table:table-cell table:style-name="ce491" office:value-type="string">
            <text:p>Date</text:p>
          </table:table-cell>
          <table:table-cell table:style-name="ce468"/>
          <table:table-cell table:style-name="ce495" office:value-type="string">
            <text:p>Number</text:p>
          </table:table-cell>
          <table:table-cell table:style-name="ce498"/>
          <table:table-cell table:style-name="ce502"/>
          <table:table-cell table:style-name="ce475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12]);MONTH([.B12]);1)-1" office:value-type="date" office:date-value="2013-04-30">
            <text:p>30-Apr-13</text:p>
          </table:table-cell>
          <table:table-cell table:style-name="ce460"/>
          <table:table-cell table:style-name="ce468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475"/>
          <table:table-cell table:style-name="ce460" table:number-columns-repeated="4"/>
          <table:table-cell table:style-name="ce477" table:formula="of:=[.B8]" office:value-type="date" office:date-value="2013-03-31">
            <text:p>31-Mar-13</text:p>
          </table:table-cell>
          <table:table-cell table:style-name="ce475" office:value-type="string">
            <text:p>=</text:p>
          </table:table-cell>
          <table:table-cell table:style-name="ce496" table:formula="of:=[.B8]" office:value-type="float" office:value="41364">
            <text:p>41364</text:p>
          </table:table-cell>
          <table:table-cell table:style-name="ce460"/>
          <table:table-cell table:style-name="ce475" table:number-columns-repeated="2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12]);MONTH([.B12]);1)" office:value-type="date" office:date-value="2013-05-01">
            <text:p>01-May-13</text:p>
          </table:table-cell>
          <table:table-cell table:style-name="ce460"/>
          <table:table-cell table:style-name="ce460" office:value-type="string">
            <text:p>Costing over </text:p>
          </table:table-cell>
          <table:table-cell table:style-name="ce474" office:value-type="float" office:value="12000">
            <text:p>12000</text:p>
          </table:table-cell>
          <table:table-cell table:style-name="ce460" office:value-type="string">
            <text:p>Restricted to</text:p>
          </table:table-cell>
          <table:table-cell table:style-name="ce474" office:value-type="float" office:value="3000">
            <text:p>3000</text:p>
          </table:table-cell>
          <table:table-cell table:style-name="ce460" table:number-columns-repeated="4"/>
          <table:table-cell table:style-name="ce477" table:formula="of:=[.B32]" office:value-type="date" office:date-value="2014-03-31">
            <text:p>31-Mar-14</text:p>
          </table:table-cell>
          <table:table-cell table:style-name="ce492" office:value-type="string">
            <text:p>=</text:p>
          </table:table-cell>
          <table:table-cell table:style-name="ce496" table:formula="of:=[.B32]" office:value-type="float" office:value="41729">
            <text:p>41729</text:p>
          </table:table-cell>
          <table:table-cell table:style-name="ce475" table:number-columns-repeated="3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14]);MONTH([.B14]);1)-1" office:value-type="date" office:date-value="2013-05-31">
            <text:p>31-May-13</text:p>
          </table:table-cell>
          <table:table-cell table:style-name="ce460" table:number-columns-repeated="2"/>
          <table:table-cell table:style-name="ce475"/>
          <table:table-cell table:style-name="ce460"/>
          <table:table-cell table:style-name="ce475"/>
          <table:table-cell table:style-name="ce460" table:number-columns-repeated="5"/>
          <table:table-cell table:style-name="ce492"/>
          <table:table-cell table:style-name="ce475"/>
          <table:table-cell table:style-name="ce460"/>
          <table:table-cell table:style-name="ce475" table:number-columns-repeated="2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14]);MONTH([.B14]);1)" office:value-type="date" office:date-value="2013-06-01">
            <text:p>01-Jun-13</text:p>
          </table:table-cell>
          <table:table-cell table:style-name="ce460"/>
          <table:table-cell table:style-name="ce470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475" office:value-type="string">
            <text:p>%</text:p>
          </table:table-cell>
          <table:table-cell table:style-name="ce460" table:number-columns-repeated="10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16]);MONTH([.B16]);1)-1" office:value-type="date" office:date-value="2013-06-30">
            <text:p>30-Jun-13</text:p>
          </table:table-cell>
          <table:table-cell table:style-name="ce460" table:number-columns-repeated="4"/>
          <table:table-cell table:style-name="ce475"/>
          <table:table-cell table:style-name="ce460"/>
          <table:table-cell table:style-name="ce470" office:value-type="string" table:number-columns-spanned="3" table:number-rows-spanned="1">
            <text:p>Mileage Allowances</text:p>
          </table:table-cell>
          <table:covered-table-cell table:number-columns-repeated="2"/>
          <table:table-cell table:style-name="ce469"/>
          <table:table-cell table:style-name="ce460"/>
          <table:table-cell table:style-name="ce475" office:value-type="string">
            <text:p>Miles</text:p>
          </table:table-cell>
          <table:table-cell table:style-name="ce475" office:value-type="string">
            <text:p>p per mile</text:p>
          </table:table-cell>
          <table:table-cell table:style-name="ce460" table:number-columns-repeated="2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16]);MONTH([.B16]);1)" office:value-type="date" office:date-value="2013-07-01">
            <text:p>01-Jul-13</text:p>
          </table:table-cell>
          <table:table-cell table:style-name="ce460"/>
          <table:table-cell table:style-name="ce468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483" office:value-type="percentage" office:value="0">
            <text:p>0%</text:p>
          </table:table-cell>
          <table:table-cell table:style-name="ce460"/>
          <table:table-cell table:style-name="ce469" table:number-columns-repeated="4"/>
          <table:table-cell table:style-name="ce460"/>
          <table:table-cell table:style-name="ce475" table:number-columns-repeated="2"/>
          <table:table-cell table:style-name="ce460" table:number-columns-repeated="2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18]);MONTH([.B18]);1)-1" office:value-type="date" office:date-value="2013-07-31">
            <text:p>31-Jul-13</text:p>
          </table:table-cell>
          <table:table-cell table:style-name="ce460"/>
          <table:table-cell table:style-name="ce468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483" office:value-type="percentage" office:value="0.1">
            <text:p>10%</text:p>
          </table:table-cell>
          <table:table-cell table:style-name="ce460"/>
          <table:table-cell table:style-name="ce468" office:value-type="string" table:number-columns-spanned="5" table:number-rows-spanned="1">
            <text:p>Higher rate allowance up to</text:p>
          </table:table-cell>
          <table:covered-table-cell table:number-columns-repeated="4"/>
          <table:table-cell table:style-name="ce474" office:value-type="float" office:value="10000">
            <text:p>10000</text:p>
          </table:table-cell>
          <table:table-cell table:style-name="ce499" office:value-type="float" office:value="0.45">
            <text:p>0.45</text:p>
          </table:table-cell>
          <table:table-cell table:style-name="ce460" table:number-columns-repeated="2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18]);MONTH([.B18]);1)" office:value-type="date" office:date-value="2013-08-01">
            <text:p>01-Aug-13</text:p>
          </table:table-cell>
          <table:table-cell table:style-name="ce460"/>
          <table:table-cell table:style-name="ce468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483" office:value-type="percentage" office:value="0.2">
            <text:p>20%</text:p>
          </table:table-cell>
          <table:table-cell table:style-name="ce460"/>
          <table:table-cell table:style-name="ce468" office:value-type="string" table:number-columns-spanned="5" table:number-rows-spanned="1">
            <text:p>Lower rate allowance over</text:p>
          </table:table-cell>
          <table:covered-table-cell table:number-columns-repeated="4"/>
          <table:table-cell table:style-name="ce474" office:value-type="float" office:value="10001">
            <text:p>10001</text:p>
          </table:table-cell>
          <table:table-cell table:style-name="ce499" office:value-type="float" office:value="0.25">
            <text:p>0.25</text:p>
          </table:table-cell>
          <table:table-cell table:style-name="ce460" table:number-columns-repeated="2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20]);MONTH([.B20]);1)-1" office:value-type="date" office:date-value="2013-08-31">
            <text:p>31-Aug-13</text:p>
          </table:table-cell>
          <table:table-cell table:style-name="ce460"/>
          <table:table-cell table:style-name="ce468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483" office:value-type="percentage" office:value="0.33">
            <text:p>33%</text:p>
          </table:table-cell>
          <table:table-cell table:style-name="ce468" table:number-columns-repeated="8"/>
          <table:table-cell table:style-name="ce460" table:number-columns-repeated="2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20]);MONTH([.B20]);1)" office:value-type="date" office:date-value="2013-09-01">
            <text:p>01-Sep-13</text:p>
          </table:table-cell>
          <table:table-cell table:style-name="ce468"/>
          <table:table-cell table:style-name="ce468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483" office:value-type="percentage" office:value="0.25">
            <text:p>25%</text:p>
          </table:table-cell>
          <table:table-cell table:style-name="ce468"/>
          <table:table-cell table:style-name="ce487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68"/>
          <table:table-cell table:style-name="ce493" office:value-type="float" office:value="20">
            <text:p>20.0</text:p>
          </table:table-cell>
          <table:table-cell table:style-name="ce462" table:formula="of:=[.B11]" office:value-type="date" office:date-value="2013-05-01">
            <text:p>01-May-13</text:p>
          </table:table-cell>
          <table:table-cell table:style-name="ce500" table:formula="of:=[.B26]" office:value-type="date" office:date-value="2013-12-31">
            <text:p>31-Dec-13</text:p>
          </table:table-cell>
          <table:table-cell table:style-name="ce460" table:number-columns-repeated="2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22]);MONTH([.B22]);1)-1" office:value-type="date" office:date-value="2013-09-30">
            <text:p>30-Sep-13</text:p>
          </table:table-cell>
          <table:table-cell table:style-name="ce468" table:number-columns-repeated="4"/>
          <table:table-cell table:style-name="ce475"/>
          <table:table-cell table:style-name="ce468" table:number-columns-repeated="6"/>
          <table:table-cell table:style-name="ce497"/>
          <table:table-cell table:style-name="ce501"/>
          <table:table-cell table:style-name="ce460" table:number-columns-repeated="2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22]);MONTH([.B22]);1)" office:value-type="date" office:date-value="2013-10-01">
            <text:p>01-Oct-13</text:p>
          </table:table-cell>
          <table:table-cell table:style-name="ce468"/>
          <table:table-cell table:style-name="ce471" office:value-type="string">
            <text:p>Year to</text:p>
          </table:table-cell>
          <table:table-cell table:style-name="ce476"/>
          <table:table-cell table:style-name="ce478" office:value-type="date" office:date-value="2014-04-30">
            <text:p>30/04/2014</text:p>
          </table:table-cell>
          <table:table-cell table:style-name="ce475"/>
          <table:table-cell table:style-name="ce468"/>
          <table:table-cell table:style-name="ce487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68"/>
          <table:table-cell table:style-name="ce487" office:value-type="float" office:value="20">
            <text:p>20</text:p>
          </table:table-cell>
          <table:table-cell table:style-name="ce462" table:formula="of:=[.B27]" office:value-type="date" office:date-value="2014-01-01">
            <text:p>01-Jan-14</text:p>
          </table:table-cell>
          <table:table-cell table:style-name="ce501"/>
          <table:table-cell table:style-name="ce460" table:number-columns-repeated="2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24]);MONTH([.B24]);1)-1" office:value-type="date" office:date-value="2013-10-31">
            <text:p>31-Oct-13</text:p>
          </table:table-cell>
          <table:table-cell table:style-name="ce468" table:number-columns-repeated="4"/>
          <table:table-cell table:style-name="ce475"/>
          <table:table-cell table:style-name="ce468" table:number-columns-repeated="6"/>
          <table:table-cell table:style-name="ce492"/>
          <table:table-cell table:style-name="ce468"/>
          <table:table-cell table:style-name="ce460" table:number-columns-repeated="2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24]);MONTH([.B24]);1)" office:value-type="date" office:date-value="2013-11-01">
            <text:p>01-Nov-13</text:p>
          </table:table-cell>
          <table:table-cell table:style-name="ce468"/>
          <table:table-cell table:style-name="ce472" table:number-columns-repeated="2"/>
          <table:table-cell table:style-name="ce479"/>
          <table:table-cell table:style-name="ce480"/>
          <table:table-cell table:style-name="ce472" table:number-columns-repeated="8"/>
          <table:table-cell table:style-name="ce473" table:number-columns-repeated="2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26]);MONTH([.B26]);1)-1" office:value-type="date" office:date-value="2013-11-30">
            <text:p>30-Nov-13</text:p>
          </table:table-cell>
          <table:table-cell table:style-name="ce468"/>
          <table:table-cell table:style-name="ce472" table:number-columns-repeated="3"/>
          <table:table-cell table:style-name="ce480"/>
          <table:table-cell table:style-name="ce473" table:number-columns-repeated="10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26]);MONTH([.B26]);1)" office:value-type="date" office:date-value="2013-12-01">
            <text:p>01-Dec-13</text:p>
          </table:table-cell>
          <table:table-cell table:style-name="ce460"/>
          <table:table-cell table:style-name="ce472" table:number-columns-repeated="2"/>
          <table:table-cell table:style-name="ce480"/>
          <table:table-cell table:style-name="ce484"/>
          <table:table-cell table:style-name="ce473" table:number-columns-repeated="10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28]);MONTH([.B28]);1)-1" office:value-type="date" office:date-value="2013-12-31">
            <text:p>31-Dec-13</text:p>
          </table:table-cell>
          <table:table-cell table:style-name="ce460"/>
          <table:table-cell table:style-name="ce473" table:number-columns-repeated="4"/>
          <table:table-cell/>
          <table:table-cell table:style-name="ce473" table:number-columns-repeated="9"/>
          <table:table-cell table:number-columns-repeated="1007"/>
        </table:table-row>
        <table:table-row table:style-name="ro10">
          <table:table-cell table:style-name="ce460"/>
          <table:table-cell table:style-name="ce464" table:formula="of:=DATE(YEAR([.B28]);MONTH([.B28]);1)" office:value-type="date" office:date-value="2014-01-01">
            <text:p>01-Jan-14</text:p>
          </table:table-cell>
          <table:table-cell table:style-name="ce460"/>
          <table:table-cell table:style-name="ce473" table:number-columns-repeated="4"/>
          <table:table-cell table:number-columns-repeated="1017"/>
        </table:table-row>
        <table:table-row table:style-name="ro10">
          <table:table-cell table:style-name="ce460"/>
          <table:table-cell table:style-name="ce464" table:formula="of:=DATE(YEAR([.B30]);MONTH([.B30]);1)-1" office:value-type="date" office:date-value="2014-01-31">
            <text:p>31-Jan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YEAR([.B30]);MONTH([.B30]);1)" office:value-type="date" office:date-value="2014-02-01">
            <text:p>01-Feb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YEAR([.B32]);MONTH([.B32]);1)-1" office:value-type="date" office:date-value="2014-02-28">
            <text:p>28-Feb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YEAR([.B32]);MONTH([.B32]);1)" office:value-type="date" office:date-value="2014-03-01">
            <text:p>01-Mar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YEAR([.B34]);MONTH([.B34]);1)-1" office:value-type="date" office:date-value="2014-03-31">
            <text:p>31-Mar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YEAR([.B34]);MONTH([.B34]);1)" office:value-type="date" office:date-value="2014-04-01">
            <text:p>01-Apr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5" table:formula="of:=[.F21]" office:value-type="date" office:date-value="2014-04-30">
            <text:p>30-Apr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YEAR([.B36]);MONTH([.B36]);1)" office:value-type="date" office:date-value="2014-05-01">
            <text:p>01-May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IF(MONTH([.B34])&lt;11;YEAR([.B34]);YEAR([.B34])+1);IF(MONTH([.B34])&lt;11;MONTH([.B34])+2;IF(MONTH([.B34])=11;1;2));1)-1" office:value-type="date" office:date-value="2014-05-31">
            <text:p>31-May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YEAR([.B38]);MONTH([.B38]);1)" office:value-type="date" office:date-value="2014-06-01">
            <text:p>01-Jun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IF(MONTH([.B36])&lt;11;YEAR([.B36]);YEAR([.B36])+1);IF(MONTH([.B36])&lt;11;MONTH([.B36])+2;IF(MONTH([.B36])=11;1;2));1)-1" office:value-type="date" office:date-value="2014-06-30">
            <text:p>30-Jun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YEAR([.B40]);MONTH([.B40]);1)" office:value-type="date" office:date-value="2014-07-01">
            <text:p>01-Jul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IF(MONTH([.B38])&lt;11;YEAR([.B38]);YEAR([.B38])+1);IF(MONTH([.B38])&lt;11;MONTH([.B38])+2;IF(MONTH([.B38])=11;1;2));1)-1" office:value-type="date" office:date-value="2014-07-31">
            <text:p>31-Jul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YEAR([.B42]);MONTH([.B42]);1)" office:value-type="date" office:date-value="2014-08-01">
            <text:p>01-Aug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IF(MONTH([.B40])&lt;11;YEAR([.B40]);YEAR([.B40])+1);IF(MONTH([.B40])&lt;11;MONTH([.B40])+2;IF(MONTH([.B40])=11;1;2));1)-1" office:value-type="date" office:date-value="2014-08-31">
            <text:p>31-Aug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YEAR([.B44]);MONTH([.B44]);1)" office:value-type="date" office:date-value="2014-09-01">
            <text:p>01-Sep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IF(MONTH([.B42])&lt;11;YEAR([.B42]);YEAR([.B42])+1);IF(MONTH([.B42])&lt;11;MONTH([.B42])+2;IF(MONTH([.B42])=11;1;2));1)-1" office:value-type="date" office:date-value="2014-09-30">
            <text:p>30-Sep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YEAR([.B46]);MONTH([.B46]);1)" office:value-type="date" office:date-value="2014-10-01">
            <text:p>01-Oct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IF(MONTH([.B44])&lt;11;YEAR([.B44]);YEAR([.B44])+1);IF(MONTH([.B44])&lt;11;MONTH([.B44])+2;IF(MONTH([.B44])=11;1;2));1)-1" office:value-type="date" office:date-value="2014-10-31">
            <text:p>31-Oct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YEAR([.B48]);MONTH([.B48]);1)" office:value-type="date" office:date-value="2014-11-01">
            <text:p>01-Nov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IF(MONTH([.B46])&lt;11;YEAR([.B46]);YEAR([.B46])+1);IF(MONTH([.B46])&lt;11;MONTH([.B46])+2;IF(MONTH([.B46])=11;1;2));1)-1" office:value-type="date" office:date-value="2014-11-30">
            <text:p>30-Nov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YEAR([.B50]);MONTH([.B50]);1)" office:value-type="date" office:date-value="2014-12-01">
            <text:p>01-Dec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IF(MONTH([.B48])&lt;11;YEAR([.B48]);YEAR([.B48])+1);IF(MONTH([.B48])&lt;11;MONTH([.B48])+2;IF(MONTH([.B48])=11;1;2));1)-1" office:value-type="date" office:date-value="2014-12-31">
            <text:p>31-Dec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YEAR([.B52]);MONTH([.B52]);1)" office:value-type="date" office:date-value="2015-01-01">
            <text:p>01-Jan-15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IF(MONTH([.B50])&lt;11;YEAR([.B50]);YEAR([.B50])+1);IF(MONTH([.B50])&lt;11;MONTH([.B50])+2;IF(MONTH([.B50])=11;1;2));1)-1" office:value-type="date" office:date-value="2015-01-31">
            <text:p>31-Jan-15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YEAR([.B54]);MONTH([.B54]);1)" office:value-type="date" office:date-value="2015-02-01">
            <text:p>01-Feb-15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IF(MONTH([.B52])&lt;11;YEAR([.B52]);YEAR([.B52])+1);IF(MONTH([.B52])&lt;11;MONTH([.B52])+2;IF(MONTH([.B52])=11;1;2));1)-1" office:value-type="date" office:date-value="2015-02-28">
            <text:p>28-Feb-15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YEAR([.B56]);MONTH([.B56]);1)" office:value-type="date" office:date-value="2015-03-01">
            <text:p>01-Mar-15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6" table:formula="of:=DATE(IF(MONTH([.B54])&lt;11;YEAR([.B54]);YEAR([.B54])+1);IF(MONTH([.B54])&lt;11;MONTH([.B54])+2;IF(MONTH([.B54])=11;1;2));1)-1" office:value-type="date" office:date-value="2015-03-31">
            <text:p>31-Mar-15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2"/>
          <table:table-cell table:style-name="ce460"/>
          <table:table-cell table:number-columns-repeated="1021"/>
        </table:table-row>
        <table:table-row table:style-name="ro10" table:number-rows-repeated="104851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'file:///C:/Users/antony/diy/GB%20Accounts/GB%20Accounts%202013-14/GB%20Accounts%20Company%202014-04-30%20(Apr14)%20OpenOffice/Fixedassets.ods'#Schedule" table:print="false" table:style-name="ta_extref">
        <table:table-source xlink:type="simple" xlink:href="../Fixedassets.ods" table:table-name="Schedule" table:filter-name="calc8" table:mode="copy-results-only"/>
        <table:table-column table:number-columns-repeated="24"/>
        <table:table-row>
          <table:table-cell table:number-columns-repeated="8"/>
          <table:table-cell table:style-name="ce4" office:value-type="float" office:value="0">
            <text:p>0</text:p>
          </table:table-cell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7"/>
          <table:table-cell table:style-name="ce3" office:value-type="float" office:value="0">
            <text:p>0</text:p>
          </table:table-cell>
        </table:table-row>
        <table:table-row table:number-rows-repeated="3">
          <table:table-cell table:number-columns-repeated="24"/>
        </table:table-row>
        <table:table-row>
          <table:table-cell table:number-columns-repeated="4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number-columns-repeated="13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3" office:value-type="float" office:value="0.1">
            <text:p>0.1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number-columns-repeated="8"/>
          <table:table-cell table:style-name="ce4" office:value-type="float" office:value="0">
            <text:p>0</text:p>
          </table:table-cell>
          <table:table-cell table:number-columns-repeated="4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3" office:value-type="float" office:value="0.2">
            <text:p>0.2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4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number-columns-repeated="8"/>
          <table:table-cell table:style-name="ce4" office:value-type="float" office:value="0">
            <text:p>0</text:p>
          </table:table-cell>
          <table:table-cell table:number-columns-repeated="4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3" office:value-type="float" office:value="0.33">
            <text:p>0.33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number-columns-repeated="8"/>
          <table:table-cell table:style-name="ce4" office:value-type="float" office:value="0">
            <text:p>0</text:p>
          </table:table-cell>
          <table:table-cell table:number-columns-repeated="4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3" office:value-type="float" office:value="0.25">
            <text:p>0.25</text:p>
          </table:table-cell>
        </table:table-row>
        <table:table-row table:number-rows-repeated="11">
          <table:table-cell table:number-columns-repeated="24"/>
        </table:table-row>
        <table:table-row>
          <table:table-cell table:number-columns-repeated="4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number-columns-repeated="8"/>
          <table:table-cell table:style-name="ce4" office:value-type="float" office:value="0">
            <text:p>0</text:p>
          </table:table-cell>
          <table:table-cell table:number-columns-repeated="4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4" office:value-type="float" office:value="0">
            <text:p>0</text:p>
          </table:table-cell>
          <table:table-cell table:number-columns-repeated="3"/>
          <table:table-cell table:style-name="ce4" office:value-type="float" office:value="0">
            <text:p>0</text:p>
          </table:table-cell>
          <table:table-cell table:number-columns-repeated="13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number-rows-repeated="10">
          <table:table-cell table:number-columns-repeated="24"/>
        </table:table-row>
        <table:table-row>
          <table:table-cell table:number-columns-repeated="4"/>
          <table:table-cell table:style-name="ce4" office:value-type="float" office:value="0">
            <text:p>0</text:p>
          </table:table-cell>
          <table:table-cell table:number-columns-repeated="3"/>
          <table:table-cell table:style-name="ce4" office:value-type="float" office:value="0">
            <text:p>0</text:p>
          </table:table-cell>
          <table:table-cell table:number-columns-repeated="13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number-rows-repeated="7">
          <table:table-cell table:number-columns-repeated="24"/>
        </table:table-row>
        <table:table-row>
          <table:table-cell table:number-columns-repeated="4"/>
          <table:table-cell table:style-name="ce4" office:value-type="float" office:value="0">
            <text:p>0</text:p>
          </table:table-cell>
          <table:table-cell table:number-columns-repeated="3"/>
          <table:table-cell table:style-name="ce4" office:value-type="float" office:value="0">
            <text:p>0</text:p>
          </table:table-cell>
          <table:table-cell table:number-columns-repeated="13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number-rows-repeated="10">
          <table:table-cell table:number-columns-repeated="24"/>
        </table:table-row>
        <table:table-row>
          <table:table-cell table:number-columns-repeated="4"/>
          <table:table-cell table:style-name="ce4" office:value-type="float" office:value="0">
            <text:p>0</text:p>
          </table:table-cell>
          <table:table-cell table:number-columns-repeated="3"/>
          <table:table-cell table:style-name="ce4" office:value-type="float" office:value="0">
            <text:p>0</text:p>
          </table:table-cell>
          <table:table-cell table:number-columns-repeated="13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number-rows-repeated="13">
          <table:table-cell table:number-columns-repeated="24"/>
        </table:table-row>
        <table:table-row>
          <table:table-cell table:number-columns-repeated="4"/>
          <table:table-cell table:style-name="ce4" office:value-type="float" office:value="0">
            <text:p>0</text:p>
          </table:table-cell>
          <table:table-cell table:number-columns-repeated="3"/>
          <table:table-cell table:style-name="ce4" office:value-type="float" office:value="0">
            <text:p>0</text:p>
          </table:table-cell>
          <table:table-cell table:number-columns-repeated="13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4"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Fixedassets.ods'#HPfinance" table:print="false" table:style-name="ta_extref">
        <table:table-source xlink:type="simple" xlink:href="../Fixedassets.ods" table:table-name="HPfinance" table:filter-name="calc8" table:mode="copy-results-only"/>
        <table:table-column table:number-columns-repeated="5"/>
        <table:table-row>
          <table:table-cell table:number-columns-repeated="5"/>
        </table:table-row>
        <table:table-row>
          <table:table-cell table:number-columns-repeated="4"/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Purchases.ods'#May13" table:print="false" table:style-name="ta_extref">
        <table:table-source xlink:type="simple" xlink:href="../Purchases.ods" table:table-name="May13" table:filter-name="calc8" table:mode="copy-results-only"/>
        <table:table-column table:number-columns-repeated="37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Purchases.ods'#Jun13" table:print="false" table:style-name="ta_extref">
        <table:table-source xlink:type="simple" xlink:href="../Purchases.ods" table:table-name="Jun13" table:filter-name="calc8" table:mode="copy-results-only"/>
        <table:table-column table:number-columns-repeated="37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Purchases.ods'#Jul13" table:print="false" table:style-name="ta_extref">
        <table:table-source xlink:type="simple" xlink:href="../Purchases.ods" table:table-name="Jul13" table:filter-name="calc8" table:mode="copy-results-only"/>
        <table:table-column table:number-columns-repeated="37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Purchases.ods'#Aug13" table:print="false" table:style-name="ta_extref">
        <table:table-source xlink:type="simple" xlink:href="../Purchases.ods" table:table-name="Aug13" table:filter-name="calc8" table:mode="copy-results-only"/>
        <table:table-column table:number-columns-repeated="37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Purchases.ods'#Sep13" table:print="false" table:style-name="ta_extref">
        <table:table-source xlink:type="simple" xlink:href="../Purchases.ods" table:table-name="Sep13" table:filter-name="calc8" table:mode="copy-results-only"/>
        <table:table-column table:number-columns-repeated="37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Purchases.ods'#Oct13" table:print="false" table:style-name="ta_extref">
        <table:table-source xlink:type="simple" xlink:href="../Purchases.ods" table:table-name="Oct13" table:filter-name="calc8" table:mode="copy-results-only"/>
        <table:table-column table:number-columns-repeated="37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Purchases.ods'#Nov13" table:print="false" table:style-name="ta_extref">
        <table:table-source xlink:type="simple" xlink:href="../Purchases.ods" table:table-name="Nov13" table:filter-name="calc8" table:mode="copy-results-only"/>
        <table:table-column table:number-columns-repeated="37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Purchases.ods'#Dec13" table:print="false" table:style-name="ta_extref">
        <table:table-source xlink:type="simple" xlink:href="../Purchases.ods" table:table-name="Dec13" table:filter-name="calc8" table:mode="copy-results-only"/>
        <table:table-column table:number-columns-repeated="37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Purchases.ods'#Jan14" table:print="false" table:style-name="ta_extref">
        <table:table-source xlink:type="simple" xlink:href="../Purchases.ods" table:table-name="Jan14" table:filter-name="calc8" table:mode="copy-results-only"/>
        <table:table-column table:number-columns-repeated="37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Purchases.ods'#Feb14" table:print="false" table:style-name="ta_extref">
        <table:table-source xlink:type="simple" xlink:href="../Purchases.ods" table:table-name="Feb14" table:filter-name="calc8" table:mode="copy-results-only"/>
        <table:table-column table:number-columns-repeated="37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Purchases.ods'#Mar14" table:print="false" table:style-name="ta_extref">
        <table:table-source xlink:type="simple" xlink:href="../Purchases.ods" table:table-name="Mar14" table:filter-name="calc8" table:mode="copy-results-only"/>
        <table:table-column table:number-columns-repeated="37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Purchases.ods'#Apr14" table:print="false" table:style-name="ta_extref">
        <table:table-source xlink:type="simple" xlink:href="../Purchases.ods" table:table-name="Apr14" table:filter-name="calc8" table:mode="copy-results-only"/>
        <table:table-column table:number-columns-repeated="37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Sales.ods'#May13" table:print="false" table:style-name="ta_extref">
        <table:table-source xlink:type="simple" xlink:href="../Sales.ods" table:table-name="May13" table:filter-name="calc8" table:mode="copy-results-only"/>
        <table:table-column table:number-columns-repeated="22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Sales.ods'#Jun13" table:print="false" table:style-name="ta_extref">
        <table:table-source xlink:type="simple" xlink:href="../Sales.ods" table:table-name="Jun13" table:filter-name="calc8" table:mode="copy-results-only"/>
        <table:table-column table:number-columns-repeated="22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Sales.ods'#Jul13" table:print="false" table:style-name="ta_extref">
        <table:table-source xlink:type="simple" xlink:href="../Sales.ods" table:table-name="Jul13" table:filter-name="calc8" table:mode="copy-results-only"/>
        <table:table-column table:number-columns-repeated="22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Sales.ods'#Aug13" table:print="false" table:style-name="ta_extref">
        <table:table-source xlink:type="simple" xlink:href="../Sales.ods" table:table-name="Aug13" table:filter-name="calc8" table:mode="copy-results-only"/>
        <table:table-column table:number-columns-repeated="22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Sales.ods'#Sep13" table:print="false" table:style-name="ta_extref">
        <table:table-source xlink:type="simple" xlink:href="../Sales.ods" table:table-name="Sep13" table:filter-name="calc8" table:mode="copy-results-only"/>
        <table:table-column table:number-columns-repeated="22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Sales.ods'#Oct13" table:print="false" table:style-name="ta_extref">
        <table:table-source xlink:type="simple" xlink:href="../Sales.ods" table:table-name="Oct13" table:filter-name="calc8" table:mode="copy-results-only"/>
        <table:table-column table:number-columns-repeated="22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Sales.ods'#Nov13" table:print="false" table:style-name="ta_extref">
        <table:table-source xlink:type="simple" xlink:href="../Sales.ods" table:table-name="Nov13" table:filter-name="calc8" table:mode="copy-results-only"/>
        <table:table-column table:number-columns-repeated="22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Sales.ods'#Dec13" table:print="false" table:style-name="ta_extref">
        <table:table-source xlink:type="simple" xlink:href="../Sales.ods" table:table-name="Dec13" table:filter-name="calc8" table:mode="copy-results-only"/>
        <table:table-column table:number-columns-repeated="22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Sales.ods'#Jan14" table:print="false" table:style-name="ta_extref">
        <table:table-source xlink:type="simple" xlink:href="../Sales.ods" table:table-name="Jan14" table:filter-name="calc8" table:mode="copy-results-only"/>
        <table:table-column table:number-columns-repeated="22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Sales.ods'#Feb14" table:print="false" table:style-name="ta_extref">
        <table:table-source xlink:type="simple" xlink:href="../Sales.ods" table:table-name="Feb14" table:filter-name="calc8" table:mode="copy-results-only"/>
        <table:table-column table:number-columns-repeated="22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Sales.ods'#Mar14" table:print="false" table:style-name="ta_extref">
        <table:table-source xlink:type="simple" xlink:href="../Sales.ods" table:table-name="Mar14" table:filter-name="calc8" table:mode="copy-results-only"/>
        <table:table-column table:number-columns-repeated="22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Sales.ods'#Apr14" table:print="false" table:style-name="ta_extref">
        <table:table-source xlink:type="simple" xlink:href="../Sales.ods" table:table-name="Apr14" table:filter-name="calc8" table:mode="copy-results-only"/>
        <table:table-column table:number-columns-repeated="22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Currentaccount.ods'#May13" table:print="false" table:style-name="ta_extref">
        <table:table-source xlink:type="simple" xlink:href="../Currentaccount.ods" table:table-name="May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Currentaccount.ods'#Jun13" table:print="false" table:style-name="ta_extref">
        <table:table-source xlink:type="simple" xlink:href="../Currentaccount.ods" table:table-name="Jun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Currentaccount.ods'#Jul13" table:print="false" table:style-name="ta_extref">
        <table:table-source xlink:type="simple" xlink:href="../Currentaccount.ods" table:table-name="Jul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Currentaccount.ods'#Aug13" table:print="false" table:style-name="ta_extref">
        <table:table-source xlink:type="simple" xlink:href="../Currentaccount.ods" table:table-name="Aug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Currentaccount.ods'#Sep13" table:print="false" table:style-name="ta_extref">
        <table:table-source xlink:type="simple" xlink:href="../Currentaccount.ods" table:table-name="Sep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Currentaccount.ods'#Oct13" table:print="false" table:style-name="ta_extref">
        <table:table-source xlink:type="simple" xlink:href="../Currentaccount.ods" table:table-name="Oct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Currentaccount.ods'#Nov13" table:print="false" table:style-name="ta_extref">
        <table:table-source xlink:type="simple" xlink:href="../Currentaccount.ods" table:table-name="Nov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Currentaccount.ods'#Dec13" table:print="false" table:style-name="ta_extref">
        <table:table-source xlink:type="simple" xlink:href="../Currentaccount.ods" table:table-name="Dec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Currentaccount.ods'#Jan14" table:print="false" table:style-name="ta_extref">
        <table:table-source xlink:type="simple" xlink:href="../Currentaccount.ods" table:table-name="Jan14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Currentaccount.ods'#Feb14" table:print="false" table:style-name="ta_extref">
        <table:table-source xlink:type="simple" xlink:href="../Currentaccount.ods" table:table-name="Feb14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Currentaccount.ods'#Mar14" table:print="false" table:style-name="ta_extref">
        <table:table-source xlink:type="simple" xlink:href="../Currentaccount.ods" table:table-name="Mar14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Currentaccount.ods'#Apr14" table:print="false" table:style-name="ta_extref">
        <table:table-source xlink:type="simple" xlink:href="../Currentaccount.ods" table:table-name="Apr14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Savingaccount.ods'#May13" table:print="false" table:style-name="ta_extref">
        <table:table-source xlink:type="simple" xlink:href="../Savingaccount.ods" table:table-name="May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Savingaccount.ods'#Jun13" table:print="false" table:style-name="ta_extref">
        <table:table-source xlink:type="simple" xlink:href="../Savingaccount.ods" table:table-name="Jun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Savingaccount.ods'#Jul13" table:print="false" table:style-name="ta_extref">
        <table:table-source xlink:type="simple" xlink:href="../Savingaccount.ods" table:table-name="Jul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Savingaccount.ods'#Aug13" table:print="false" table:style-name="ta_extref">
        <table:table-source xlink:type="simple" xlink:href="../Savingaccount.ods" table:table-name="Aug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Savingaccount.ods'#Sep13" table:print="false" table:style-name="ta_extref">
        <table:table-source xlink:type="simple" xlink:href="../Savingaccount.ods" table:table-name="Sep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Savingaccount.ods'#Oct13" table:print="false" table:style-name="ta_extref">
        <table:table-source xlink:type="simple" xlink:href="../Savingaccount.ods" table:table-name="Oct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Savingaccount.ods'#Nov13" table:print="false" table:style-name="ta_extref">
        <table:table-source xlink:type="simple" xlink:href="../Savingaccount.ods" table:table-name="Nov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Savingaccount.ods'#Dec13" table:print="false" table:style-name="ta_extref">
        <table:table-source xlink:type="simple" xlink:href="../Savingaccount.ods" table:table-name="Dec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Savingaccount.ods'#Jan14" table:print="false" table:style-name="ta_extref">
        <table:table-source xlink:type="simple" xlink:href="../Savingaccount.ods" table:table-name="Jan14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Savingaccount.ods'#Feb14" table:print="false" table:style-name="ta_extref">
        <table:table-source xlink:type="simple" xlink:href="../Savingaccount.ods" table:table-name="Feb14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Savingaccount.ods'#Mar14" table:print="false" table:style-name="ta_extref">
        <table:table-source xlink:type="simple" xlink:href="../Savingaccount.ods" table:table-name="Mar14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Savingaccount.ods'#Apr14" table:print="false" table:style-name="ta_extref">
        <table:table-source xlink:type="simple" xlink:href="../Savingaccount.ods" table:table-name="Apr14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Creditcardaccount.ods'#May13" table:print="false" table:style-name="ta_extref">
        <table:table-source xlink:type="simple" xlink:href="../Creditcardaccount.ods" table:table-name="May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Creditcardaccount.ods'#Jun13" table:print="false" table:style-name="ta_extref">
        <table:table-source xlink:type="simple" xlink:href="../Creditcardaccount.ods" table:table-name="Jun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Creditcardaccount.ods'#Jul13" table:print="false" table:style-name="ta_extref">
        <table:table-source xlink:type="simple" xlink:href="../Creditcardaccount.ods" table:table-name="Jul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Creditcardaccount.ods'#Aug13" table:print="false" table:style-name="ta_extref">
        <table:table-source xlink:type="simple" xlink:href="../Creditcardaccount.ods" table:table-name="Aug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Creditcardaccount.ods'#Sep13" table:print="false" table:style-name="ta_extref">
        <table:table-source xlink:type="simple" xlink:href="../Creditcardaccount.ods" table:table-name="Sep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Creditcardaccount.ods'#Oct13" table:print="false" table:style-name="ta_extref">
        <table:table-source xlink:type="simple" xlink:href="../Creditcardaccount.ods" table:table-name="Oct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Creditcardaccount.ods'#Nov13" table:print="false" table:style-name="ta_extref">
        <table:table-source xlink:type="simple" xlink:href="../Creditcardaccount.ods" table:table-name="Nov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Creditcardaccount.ods'#Dec13" table:print="false" table:style-name="ta_extref">
        <table:table-source xlink:type="simple" xlink:href="../Creditcardaccount.ods" table:table-name="Dec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Creditcardaccount.ods'#Jan14" table:print="false" table:style-name="ta_extref">
        <table:table-source xlink:type="simple" xlink:href="../Creditcardaccount.ods" table:table-name="Jan14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Creditcardaccount.ods'#Feb14" table:print="false" table:style-name="ta_extref">
        <table:table-source xlink:type="simple" xlink:href="../Creditcardaccount.ods" table:table-name="Feb14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Creditcardaccount.ods'#Mar14" table:print="false" table:style-name="ta_extref">
        <table:table-source xlink:type="simple" xlink:href="../Creditcardaccount.ods" table:table-name="Mar14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Creditcardaccount.ods'#Apr14" table:print="false" table:style-name="ta_extref">
        <table:table-source xlink:type="simple" xlink:href="../Creditcardaccount.ods" table:table-name="Apr14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Cashaccount.ods'#May13" table:print="false" table:style-name="ta_extref">
        <table:table-source xlink:type="simple" xlink:href="../Cashaccount.ods" table:table-name="May13" table:filter-name="calc8" table:mode="copy-results-only"/>
        <table:table-column table:number-columns-repeated="36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Cashaccount.ods'#Jun13" table:print="false" table:style-name="ta_extref">
        <table:table-source xlink:type="simple" xlink:href="../Cashaccount.ods" table:table-name="Jun13" table:filter-name="calc8" table:mode="copy-results-only"/>
        <table:table-column table:number-columns-repeated="36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Cashaccount.ods'#Jul13" table:print="false" table:style-name="ta_extref">
        <table:table-source xlink:type="simple" xlink:href="../Cashaccount.ods" table:table-name="Jul13" table:filter-name="calc8" table:mode="copy-results-only"/>
        <table:table-column table:number-columns-repeated="36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Cashaccount.ods'#Aug13" table:print="false" table:style-name="ta_extref">
        <table:table-source xlink:type="simple" xlink:href="../Cashaccount.ods" table:table-name="Aug13" table:filter-name="calc8" table:mode="copy-results-only"/>
        <table:table-column table:number-columns-repeated="36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Cashaccount.ods'#Sep13" table:print="false" table:style-name="ta_extref">
        <table:table-source xlink:type="simple" xlink:href="../Cashaccount.ods" table:table-name="Sep13" table:filter-name="calc8" table:mode="copy-results-only"/>
        <table:table-column table:number-columns-repeated="36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Cashaccount.ods'#Oct13" table:print="false" table:style-name="ta_extref">
        <table:table-source xlink:type="simple" xlink:href="../Cashaccount.ods" table:table-name="Oct13" table:filter-name="calc8" table:mode="copy-results-only"/>
        <table:table-column table:number-columns-repeated="36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Cashaccount.ods'#Nov13" table:print="false" table:style-name="ta_extref">
        <table:table-source xlink:type="simple" xlink:href="../Cashaccount.ods" table:table-name="Nov13" table:filter-name="calc8" table:mode="copy-results-only"/>
        <table:table-column table:number-columns-repeated="36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Cashaccount.ods'#Dec13" table:print="false" table:style-name="ta_extref">
        <table:table-source xlink:type="simple" xlink:href="../Cashaccount.ods" table:table-name="Dec13" table:filter-name="calc8" table:mode="copy-results-only"/>
        <table:table-column table:number-columns-repeated="36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Cashaccount.ods'#Jan14" table:print="false" table:style-name="ta_extref">
        <table:table-source xlink:type="simple" xlink:href="../Cashaccount.ods" table:table-name="Jan14" table:filter-name="calc8" table:mode="copy-results-only"/>
        <table:table-column table:number-columns-repeated="36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Cashaccount.ods'#Feb14" table:print="false" table:style-name="ta_extref">
        <table:table-source xlink:type="simple" xlink:href="../Cashaccount.ods" table:table-name="Feb14" table:filter-name="calc8" table:mode="copy-results-only"/>
        <table:table-column table:number-columns-repeated="36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Cashaccount.ods'#Mar14" table:print="false" table:style-name="ta_extref">
        <table:table-source xlink:type="simple" xlink:href="../Cashaccount.ods" table:table-name="Mar14" table:filter-name="calc8" table:mode="copy-results-only"/>
        <table:table-column table:number-columns-repeated="36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Cashaccount.ods'#Apr14" table:print="false" table:style-name="ta_extref">
        <table:table-source xlink:type="simple" xlink:href="../Cashaccount.ods" table:table-name="Apr14" table:filter-name="calc8" table:mode="copy-results-only"/>
        <table:table-column table:number-columns-repeated="36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Companysecretary.ods'#RegisterofMembers" table:print="false" table:style-name="ta_extref">
        <table:table-source xlink:type="simple" xlink:href="../Companysecretary.ods" table:table-name="RegisterofMembers" table:filter-name="calc8" table:mode="copy-results-only"/>
        <table:table-column table:number-columns-repeated="7"/>
        <table:table-row>
          <table:table-cell table:number-columns-repeated="6"/>
          <table:table-cell table:style-name="ce1" office:value-type="float" office:value="0">
            <text:p>0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1" office:value-type="float" office:value="0">
            <text:p>0</text:p>
          </table:table-cell>
        </table:table-row>
        <table:table-row>
          <table:table-cell table:number-columns-repeated="6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Payrollyearto050414.ods'#May13" table:print="false" table:style-name="ta_extref">
        <table:table-source xlink:type="simple" xlink:href="../Payrollyearto050414.ods" table:table-name="May13" table:filter-name="calc8" table:mode="copy-results-only"/>
        <table:table-column table:number-columns-repeated="20"/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Payrollyearto050414.ods'#Jun13" table:print="false" table:style-name="ta_extref">
        <table:table-source xlink:type="simple" xlink:href="../Payrollyearto050414.ods" table:table-name="Jun13" table:filter-name="calc8" table:mode="copy-results-only"/>
        <table:table-column table:number-columns-repeated="20"/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Payrollyearto050414.ods'#Jul13" table:print="false" table:style-name="ta_extref">
        <table:table-source xlink:type="simple" xlink:href="../Payrollyearto050414.ods" table:table-name="Jul13" table:filter-name="calc8" table:mode="copy-results-only"/>
        <table:table-column table:number-columns-repeated="20"/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Payrollyearto050414.ods'#Aug13" table:print="false" table:style-name="ta_extref">
        <table:table-source xlink:type="simple" xlink:href="../Payrollyearto050414.ods" table:table-name="Aug13" table:filter-name="calc8" table:mode="copy-results-only"/>
        <table:table-column table:number-columns-repeated="20"/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Payrollyearto050414.ods'#Sep13" table:print="false" table:style-name="ta_extref">
        <table:table-source xlink:type="simple" xlink:href="../Payrollyearto050414.ods" table:table-name="Sep13" table:filter-name="calc8" table:mode="copy-results-only"/>
        <table:table-column table:number-columns-repeated="20"/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Payrollyearto050414.ods'#Oct13" table:print="false" table:style-name="ta_extref">
        <table:table-source xlink:type="simple" xlink:href="../Payrollyearto050414.ods" table:table-name="Oct13" table:filter-name="calc8" table:mode="copy-results-only"/>
        <table:table-column table:number-columns-repeated="20"/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Payrollyearto050414.ods'#Nov13" table:print="false" table:style-name="ta_extref">
        <table:table-source xlink:type="simple" xlink:href="../Payrollyearto050414.ods" table:table-name="Nov13" table:filter-name="calc8" table:mode="copy-results-only"/>
        <table:table-column table:number-columns-repeated="20"/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Payrollyearto050414.ods'#Dec13" table:print="false" table:style-name="ta_extref">
        <table:table-source xlink:type="simple" xlink:href="../Payrollyearto050414.ods" table:table-name="Dec13" table:filter-name="calc8" table:mode="copy-results-only"/>
        <table:table-column table:number-columns-repeated="20"/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Payrollyearto050414.ods'#Jan14" table:print="false" table:style-name="ta_extref">
        <table:table-source xlink:type="simple" xlink:href="../Payrollyearto050414.ods" table:table-name="Jan14" table:filter-name="calc8" table:mode="copy-results-only"/>
        <table:table-column table:number-columns-repeated="20"/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Payrollyearto050414.ods'#Feb14" table:print="false" table:style-name="ta_extref">
        <table:table-source xlink:type="simple" xlink:href="../Payrollyearto050414.ods" table:table-name="Feb14" table:filter-name="calc8" table:mode="copy-results-only"/>
        <table:table-column table:number-columns-repeated="20"/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Payrollyearto050414.ods'#Mar14" table:print="false" table:style-name="ta_extref">
        <table:table-source xlink:type="simple" xlink:href="../Payrollyearto050414.ods" table:table-name="Mar14" table:filter-name="calc8" table:mode="copy-results-only"/>
        <table:table-column table:number-columns-repeated="20"/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Payrollyearto050415.ods'#Apr14" table:print="false" table:style-name="ta_extref">
        <table:table-source xlink:type="simple" xlink:href="../Payrollyearto050415.ods" table:table-name="Apr14" table:filter-name="calc8" table:mode="copy-results-only"/>
        <table:table-column table:number-columns-repeated="20"/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date-style style:name="N107">
      <number:month number:textual="true"/>
      <number:text>-</number:text>
      <number:year/>
    </number:date-style>
    <number:number-style style:name="N108">
      <number:number number:decimal-places="2" number:min-integer-digits="1" number:grouping="true"/>
      <number:text> </number:text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9P0"/>
    </number:number-style>
    <number:number-style style:name="N110">
      <number:number number:decimal-places="0" number:min-integer-digits="1"/>
      <number:text> </number:text>
    </number:number-style>
    <number:number-style style:name="N111P0" style:volatile="true">
      <number:number number:decimal-places="0" number:min-integer-digits="1"/>
      <number:text> </number:text>
    </number:number-style>
    <number:number-style style:name="N111">
      <style:text-properties fo:color="#ff0000"/>
      <number:text>-</number:text>
      <number:number number:decimal-places="0" number:min-integer-digits="1"/>
      <number:text> </number:text>
      <style:map style:condition="value()&gt;=0" style:apply-style-name="N111P0"/>
    </number:number-style>
    <number:number-style style:name="N112">
      <number:number number:decimal-places="1" number:min-integer-digits="1"/>
    </number:number-style>
    <number:date-style style:name="N113P0" style:volatile="true">
      <number:day number:style="long"/>
      <number:text>/</number:text>
      <number:month number:style="long"/>
      <number:text>/</number:text>
      <number:year/>
    </number:date-style>
    <number:text-style style:name="N113">
      <number:text-content/>
      <style:map style:condition="value()&gt;=0" style:apply-style-name="N113P0"/>
    </number:text-style>
    <number:currency-style style:name="N114">
      <number:currency-symbol>£</number:currency-symbol>
      <number:number number:decimal-places="0" number:min-integer-digits="1" number:grouping="true"/>
    </number:currency-style>
    <number:date-style style:name="N11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5">
      <number:text-content/>
      <style:map style:condition="value()&gt;=0" style:apply-style-name="N115P0"/>
    </number:text-style>
    <number:percentage-style style:name="N116">
      <number:number number:decimal-places="1" number:min-integer-digits="1"/>
      <number:text>%</number:text>
    </number:percentage-style>
    <number:number-style style:name="N117">
      <number:number number:decimal-places="0" number:min-integer-digits="1"/>
      <number:text> </number:text>
    </number:number-style>
    <number:number-style style:name="N118P0" style:volatile="true">
      <number:number number:decimal-places="0" number:min-integer-digits="1"/>
      <number:text> </number:text>
    </number:number-style>
    <number:number-style style:name="N118">
      <style:text-properties fo:color="#ff0000"/>
      <number:text>-</number:text>
      <number:number number:decimal-places="0" number:min-integer-digits="1"/>
      <number:text> </number:text>
      <style:map style:condition="value()&gt;=0" style:apply-style-name="N118P0"/>
    </number:number-style>
    <number:number-style style:name="N119">
      <number:number number:decimal-places="1" number:min-integer-digits="1" number:grouping="true"/>
      <number:text> </number:text>
    </number:number-style>
    <number:number-style style:name="N120P0" style:volatile="true">
      <number:number number:decimal-places="1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0P0"/>
    </number:number-style>
    <number:number-style style:name="N121">
      <number:number number:decimal-places="0" number:min-integer-digits="2"/>
    </number:number-style>
    <number:currency-style style:name="N122">
      <number:currency-symbol>£</number:currency-symbol>
      <number:number number:decimal-places="2" number:min-integer-digits="1" number:grouping="true"/>
    </number:currency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cm" fo:margin-bottom="0.3cm" fo:margin-left="0.3cm" fo:margin-right="0.4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landscape" fo:margin-top="0.3cm" fo:margin-bottom="0.3cm" fo:margin-left="0.4cm" fo:margin-right="0.4cm" style:print-page-order="ttb" style:first-page-number="continue" style:scale-to="9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9cm" fo:margin-right="0.9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6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7">
      <style:page-layout-properties style:num-format="1" style:print-orientation="portrait" fo:margin-top="0.801cm" fo:margin-bottom="0.801cm" fo:margin-left="0.499cm" fo:margin-right="0.49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8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9">
      <style:page-layout-properties style:num-format="1" style:print-orientation="portrait" fo:margin-top="1.3cm" fo:margin-bottom="1.3cm" fo:margin-left="0.9cm" fo:margin-right="0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0">
      <style:page-layout-properties style:num-format="1" style:print-orientation="portrait" fo:margin-top="0.801cm" fo:margin-bottom="0.801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1">
      <style:page-layout-properties style:num-format="1" style:print-orientation="portrait" fo:margin-top="0cm" fo:margin-bottom="0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2">
      <style:page-layout-properties style:num-format="1" style:print-orientation="landscape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3">
      <style:page-layout-properties style:num-format="1" style:print-orientation="landscape" fo:margin-top="0.3cm" fo:margin-bottom="0.3cm" fo:margin-left="0.4cm" fo:margin-right="0.4cm" style:print-page-order="ttb" style:first-page-number="continue" style:scale-to="81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4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3">03/03/2013</text:date>, <text:time>18:5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OPENING FINANCIAL ACCOUNTS FROM PREVIOUS YEAR</text:span></text:p>
      </style:header>
      <style:header-left style:display="false"/>
      <style:footer>
        <style:region-left>
          <text:p><text:date style:data-style-name="N2" text:date-value="2013-03-03">03/03/2013</text:date> <text:s/><text:time>18:58:4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Trial Balance</text:p>
      </style:header>
      <style:header-left style:display="false"/>
      <style:footer>
        <style:region-left>
          <text:p><text:date style:data-style-name="N2" text:date-value="2013-03-03">03/03/2013</text:date> <text:s/><text:time>18:58:4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Monthly Management Profit Loss Account</text:p>
      </style:header>
      <style:header-left style:display="false"/>
      <style:footer>
        <style:region-left>
          <text:p><text:date style:data-style-name="N2" text:date-value="2013-03-03">03/03/2013</text:date> <text:s/><text:time>18:58:4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>
        <text:p>CORPORATION TAX COMPUTATION</text:p>
      </style:header>
      <style:header-left style:display="false"/>
      <style:footer>
        <style:region-left>
          <text:p><text:date style:data-style-name="N2" text:date-value="2013-03-03">03/03/2013</text:date> <text:s/><text:time>18:58:4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  <style:master-page style:name="mp10" style:page-layout-name="Mpm12">
      <style:header>
        <text:p>Wages Interface</text:p>
      </style:header>
      <style:header-left style:display="false"/>
      <style:footer>
        <style:region-left>
          <text:p><text:date style:data-style-name="N2" text:date-value="2013-03-03">03/03/2013</text:date> <text:s/><text:time>18:58:4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1" style:page-layout-name="Mpm13">
      <style:header>
        <text:p><text:span text:style-name="MT1">Stock Control</text:span></text:p>
      </style:header>
      <style:header-left style:display="false"/>
      <style:footer>
        <style:region-left>
          <text:p><text:date style:data-style-name="N2" text:date-value="2013-03-03">03/03/2013</text:date> <text:s/><text:time>18:58:4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2" style:page-layout-name="Mpm1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0607 Financial Accounts</dc:title>
    <meta:initial-creator>Terry Cartwright</meta:initial-creator>
    <meta:creation-date>2002-12-30T15:31:19Z</meta:creation-date>
    <dc:date>2013-03-03T18:58:41.48</dc:date>
    <meta:print-date>2008-12-27T16:09:29Z</meta:print-date>
    <meta:editing-duration>PT5M43S</meta:editing-duration>
    <meta:editing-cycles>1</meta:editing-cycles>
    <meta:document-statistic meta:table-count="12" meta:cell-count="5273" meta:object-count="0"/>
  </office:meta>
</office:document-meta>
</file>